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638in"/>
    </style:style>
    <style:style style:name="co2" style:family="table-column">
      <style:table-column-properties fo:break-before="auto" style:column-width="0.911in"/>
    </style:style>
    <style:style style:name="co3" style:family="table-column">
      <style:table-column-properties fo:break-before="auto" style:column-width="1.1689in"/>
    </style:style>
    <style:style style:name="co4" style:family="table-column">
      <style:table-column-properties fo:break-before="auto" style:column-width="1.0508in"/>
    </style:style>
    <style:style style:name="co5" style:family="table-column">
      <style:table-column-properties fo:break-before="auto" style:column-width="1.4902in"/>
    </style:style>
    <style:style style:name="co6" style:family="table-column">
      <style:table-column-properties fo:break-before="auto" style:column-width="0.9752in"/>
    </style:style>
    <style:style style:name="co7" style:family="table-column">
      <style:table-column-properties fo:break-before="auto" style:column-width="1.061in"/>
    </style:style>
    <style:style style:name="co8" style:family="table-column">
      <style:table-column-properties fo:break-before="auto" style:column-width="1.222in"/>
    </style:style>
    <style:style style:name="co9" style:family="table-column">
      <style:table-column-properties fo:break-before="auto" style:column-width="1.1043in"/>
    </style:style>
    <style:style style:name="co10" style:family="table-column">
      <style:table-column-properties fo:break-before="auto" style:column-width="0.5783in"/>
    </style:style>
    <style:style style:name="co11" style:family="table-column">
      <style:table-column-properties fo:break-before="auto" style:column-width="1.4472in"/>
    </style:style>
    <style:style style:name="co12" style:family="table-column">
      <style:table-column-properties fo:break-before="auto" style:column-width="0.889in"/>
    </style:style>
    <style:style style:name="co13" style:family="table-column">
      <style:table-column-properties fo:break-before="auto" style:column-width="1.2756in"/>
    </style:style>
    <style:style style:name="co14" style:family="table-column">
      <style:table-column-properties fo:break-before="auto" style:column-width="0.8575in"/>
    </style:style>
    <style:style style:name="co15" style:family="table-column">
      <style:table-column-properties fo:break-before="auto" style:column-width="1.0398in"/>
    </style:style>
    <style:style style:name="co16" style:family="table-column">
      <style:table-column-properties fo:break-before="auto" style:column-width="1.0189in"/>
    </style:style>
    <style:style style:name="co17" style:family="table-column">
      <style:table-column-properties fo:break-before="auto" style:column-width="0.6571in"/>
    </style:style>
    <style:style style:name="co18" style:family="table-column">
      <style:table-column-properties fo:break-before="auto" style:column-width="1.075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date-style style:name="N49">
      <number:year number:style="long"/>
      <number:text>-</number:text>
      <number:month number:style="long"/>
      <number:text>-</number:text>
      <number:day number:style="long"/>
    </number:date-style>
    <number:text-style style:name="N100">
      <number:text-content/>
    </number:text-style>
    <number:date-style style:name="N10036" number:language="bg" number:country="BG">
      <number:day/>
      <number:text>.</number:text>
      <number:month number:style="long"/>
      <number:text>.</number:text>
      <number:year number:style="long"/>
      <number:text> г.</number:text>
    </number:date-style>
    <number:date-style style:name="N10046" number:language="bg" number:country="BG">
      <number:day/>
      <number:text> </number:text>
      <number:month number:style="long" number:textual="true"/>
      <number:text> </number:text>
      <number:year number:style="long"/>
      <number:text> г.</number:text>
    </number:date-style>
    <number:text-style style:name="N10100" number:language="bg" number:country="BG">
      <number:text-content/>
    </number:text-style>
    <style:style style:name="ce9"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weight="bold" style:font-weight-asian="bold" style:font-weight-complex="bold"/>
    </style:style>
    <style:style style:name="ce38"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start" fo:margin-left="0in"/>
      <style:text-properties fo:font-weight="bold" style:font-weight-asian="bold" style:font-weight-complex="bold"/>
    </style:style>
    <style:style style:name="ce39" style:family="table-cell" style:parent-style-name="Default" style:data-style-name="N100">
      <style:table-cell-properties style:cell-protect="none" style:print-content="true" style:text-align-source="fix" style:repeat-content="false" fo:border="0.74pt solid #000000"/>
      <style:paragraph-properties fo:text-align="start" fo:margin-left="0in"/>
    </style:style>
    <style:style style:name="ce22" style:family="table-cell" style:parent-style-name="Default" style:data-style-name="N100">
      <style:table-cell-properties style:cell-protect="none" style:print-content="true" style:text-align-source="fix" style:repeat-content="false" fo:border="0.74pt solid #000000"/>
      <style:paragraph-properties fo:text-align="center" fo:margin-left="0in"/>
    </style:style>
    <style:style style:name="ce21" style:family="table-cell" style:parent-style-name="Default" style:data-style-name="N140">
      <style:table-cell-properties style:cell-protect="none" style:print-content="true" fo:border="0.74pt solid #000000"/>
    </style:style>
    <style:style style:name="ce23" style:family="table-cell" style:parent-style-name="Default" style:data-style-name="N138">
      <style:table-cell-properties style:cell-protect="none" style:print-content="true" fo:border="0.74pt solid #000000"/>
    </style:style>
    <style:style style:name="ce35" style:family="table-cell" style:parent-style-name="Default" style:data-style-name="N140">
      <style:table-cell-properties fo:border="0.74pt solid #000000"/>
    </style:style>
    <style:style style:name="ce2" style:family="table-cell" style:parent-style-name="Default" style:data-style-name="N36">
      <style:table-cell-properties style:cell-protect="none" style:print-content="true" fo:border="0.74pt solid #000000"/>
    </style:style>
    <style:style style:name="ce3" style:family="table-cell" style:parent-style-name="Default" style:data-style-name="N10036">
      <style:table-cell-properties style:cell-protect="none" style:print-content="true" fo:border="0.74pt solid #000000"/>
    </style:style>
    <style:style style:name="ce17" style:family="table-cell" style:parent-style-name="Default" style:data-style-name="N49">
      <style:table-cell-properties fo:border="0.74pt solid #000000"/>
    </style:style>
    <style:style style:name="ce18" style:family="table-cell" style:parent-style-name="Default" style:data-style-name="N49">
      <style:table-cell-properties style:cell-protect="none" style:print-content="true" fo:border="0.74pt solid #000000"/>
    </style:style>
    <style:style style:name="ce4" style:family="table-cell" style:parent-style-name="Default" style:data-style-name="N37">
      <style:table-cell-properties style:cell-protect="none" style:print-content="true" fo:border="0.74pt solid #000000"/>
    </style:style>
    <style:style style:name="ce15" style:family="table-cell" style:parent-style-name="Default" style:data-style-name="N129">
      <style:table-cell-properties style:cell-protect="none" style:print-content="true" fo:border="0.74pt solid #000000"/>
    </style:style>
    <style:style style:name="ce7" style:family="table-cell" style:parent-style-name="Default" style:data-style-name="N10114">
      <style:table-cell-properties fo:background-color="#fff5ce" fo:border="0.74pt solid #000000"/>
    </style:style>
    <style:style style:name="ce8" style:family="table-cell" style:parent-style-name="Default" style:data-style-name="N10046">
      <style:table-cell-properties fo:background-color="#fff5ce" fo:border="0.74pt solid #000000"/>
    </style:style>
    <style:style style:name="ce24" style:family="table-cell" style:parent-style-name="Default" style:data-style-name="N10100">
      <style:table-cell-properties fo:background-color="#eeeeee" style:cell-protect="protected" style:print-content="true" style:text-align-source="fix" style:repeat-content="false" fo:border="0.74pt solid #000000"/>
      <style:paragraph-properties fo:text-align="center" fo:margin-left="0in"/>
      <style:text-properties fo:font-size="8pt" fo:font-weight="bold" style:font-size-asian="8pt" style:font-weight-asian="bold" style:font-size-complex="8pt" style:font-weight-complex="bold"/>
    </style:style>
    <style:style style:name="ce29" style:family="table-cell" style:parent-style-name="Default" style:data-style-name="N142">
      <style:table-cell-properties fo:background-color="#fff5ce" fo:border="0.74pt solid #000000"/>
    </style:style>
    <style:style style:name="ce41" style:family="table-cell" style:parent-style-name="Default" style:data-style-name="N20134">
      <style:table-cell-properties fo:background-color="#fff5ce" fo:border="0.74pt solid #000000"/>
    </style:style>
    <style:style style:name="ce42" style:family="table-cell" style:parent-style-name="Default" style:data-style-name="N136">
      <style:table-cell-properties fo:background-color="#fff5ce" fo:border="0.74pt solid #000000"/>
    </style:style>
    <style:style style:name="ce30" style:family="table-cell" style:parent-style-name="Default" style:data-style-name="N141">
      <style:table-cell-properties fo:background-color="#fff5ce" fo:border="0.74pt solid #000000"/>
    </style:style>
    <style:style style:name="ce37" style:family="table-cell" style:parent-style-name="Default" style:data-style-name="N1">
      <style:table-cell-properties fo:background-color="#fff5ce" style:text-align-source="fix" style:repeat-content="false" fo:border="0.74pt solid #000000"/>
      <style:paragraph-properties fo:text-align="center" fo:margin-left="0in"/>
    </style:style>
    <style:style style:name="ce48" style:family="table-cell" style:parent-style-name="Default">
      <style:table-cell-properties style:cell-protect="none" style:print-content="true" fo:border="0.74pt solid #000000"/>
    </style:style>
    <style:style style:name="ce14" style:family="table-cell" style:parent-style-name="Default" style:data-style-name="N10100">
      <style:table-cell-properties style:text-align-source="fix" style:repeat-content="false"/>
      <style:paragraph-properties fo:text-align="center" fo:margin-left="0in"/>
      <style:text-properties fo:font-weight="bold" style:font-weight-asian="bold" style:font-weight-complex="bold"/>
    </style:style>
    <style:style style:name="ce31" style:family="table-cell" style:parent-style-name="Default" style:data-style-name="N129"/>
    <style:style style:name="ce36" style:family="table-cell" style:parent-style-name="Default" style:data-style-name="N136"/>
    <style:style style:name="ce32" style:family="table-cell" style:parent-style-name="Default" style:data-style-name="N20134"/>
    <style:style style:name="ce54" style:family="table-cell" style:parent-style-name="Default" style:data-style-name="N37"/>
    <style:style style:name="ce52" style:family="table-cell" style:parent-style-name="Default" style:data-style-name="N100"/>
    <style:style style:name="gr1" style:family="graphic" style:parent-style-name="Default">
      <style:graphic-properties draw:stroke="none" svg:stroke-color="#000000" draw:fill="solid" draw:fill-color="#ffffff" fo:min-height="5.1689in" draw:shadow-offset-x="0.1201in" draw:shadow-offset-y="0.1201in" loext:decorative="false"/>
      <style:paragraph-properties style:writing-mode="lr-tb"/>
      <style:text-properties fo:font-size="14pt" style:font-size-asian="14pt" style:font-size-complex="14pt"/>
    </style:style>
    <style:style style:name="P1" style:family="paragraph">
      <loext:graphic-properties draw:fill="solid" draw:fill-color="#ffffff"/>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fo:font-weight="bold" style:font-size-asian="14pt" style:font-weight-asian="bold" style:font-size-complex="14pt" style:font-weight-complex="bold"/>
    </style:style>
  </office:automatic-styles>
  <office:body>
    <office:spreadsheet>
      <table:calculation-settings table:automatic-find-labels="false" table:use-regular-expressions="false" table:use-wildcards="true"/>
      <table:content-validations>
        <table:content-validation table:name="val1" table:base-cell-address="dividends_calculator.M3">
          <table:error-message table:message-type="stop" table:display="true"/>
        </table:content-validation>
        <table:content-validation table:name="val2" table:condition="of:cell-content-text-length()=3" table:allow-empty-cell="true" table:base-cell-address="dividends_calculator.F4">
          <table:error-message table:message-type="stop" table:display="true"/>
        </table:content-validation>
        <table:content-validation table:name="val3" table:condition="of:cell-content-is-decimal-number() and cell-content()&gt;=0" table:allow-empty-cell="true" table:base-cell-address="dividends_calculator.F7">
          <table:error-message table:message-type="stop" table:display="true"/>
        </table:content-validation>
      </table:content-validations>
      <table:table table:name="dividends_calculator" table:style-name="ta1" table:protected="true">
        <loext:table-protection loext:select-protected-cells="true" loext:select-unprotected-cells="true"/>
        <office:forms form:automatic-focus="false" form:apply-design-mode="false"/>
        <table:table-column table:style-name="co1" table:default-cell-style-name="ce39"/>
        <table:table-column table:style-name="co2" table:default-cell-style-name="ce22"/>
        <table:table-column table:style-name="co3" table:default-cell-style-name="ce23"/>
        <table:table-column table:style-name="co4" table:default-cell-style-name="ce35"/>
        <table:table-column table:style-name="co5" table:default-cell-style-name="ce4"/>
        <table:table-column table:style-name="co6" table:default-cell-style-name="ce7"/>
        <table:table-column table:style-name="co5" table:default-cell-style-name="ce8"/>
        <table:table-column table:style-name="co7" table:default-cell-style-name="ce29"/>
        <table:table-column table:style-name="co8" table:number-columns-repeated="2" table:default-cell-style-name="ce30"/>
        <table:table-column table:style-name="co9" table:default-cell-style-name="ce30"/>
        <table:table-column table:style-name="co10" table:default-cell-style-name="ce37"/>
        <table:table-column table:style-name="co9" table:number-columns-repeated="2" table:default-cell-style-name="ce30"/>
        <table:table-column table:style-name="co11" table:default-cell-style-name="ce48"/>
        <table:table-column table:style-name="co12" table:default-cell-style-name="Default"/>
        <table:table-column table:style-name="co13" table:default-cell-style-name="Default"/>
        <table:table-column table:style-name="co12" table:number-columns-repeated="1008" table:default-cell-style-name="Default"/>
        <table:table-row table:style-name="ro1">
          <table:table-cell table:style-name="ce9"/>
          <table:table-cell table:style-name="ce9" office:value-type="string" calcext:value-type="string">
            <text:p>валута</text:p>
          </table:table-cell>
          <table:table-cell table:style-name="ce9" office:value-type="string" calcext:value-type="string">
            <text:p>дивидент</text:p>
          </table:table-cell>
          <table:table-cell table:style-name="ce9" office:value-type="string" calcext:value-type="string">
            <text:p>удържан</text:p>
          </table:table-cell>
          <table:table-cell table:number-columns-repeated="3" table:style-name="ce9" office:value-type="string" calcext:value-type="string">
            <text:p>дата</text:p>
          </table:table-cell>
          <table:table-cell table:style-name="ce9" office:value-type="string" calcext:value-type="string">
            <text:p>валутен</text:p>
          </table:table-cell>
          <table:table-cell table:style-name="ce9" office:value-type="string" calcext:value-type="string">
            <text:p>дивидент</text:p>
          </table:table-cell>
          <table:table-cell table:style-name="ce9" office:value-type="string" calcext:value-type="string">
            <text:p>удържан</text:p>
          </table:table-cell>
          <table:table-cell table:style-name="ce9" office:value-type="string" calcext:value-type="string">
            <text:p>5% от</text:p>
          </table:table-cell>
          <table:table-cell table:style-name="ce9" office:value-type="string" calcext:value-type="string">
            <text:p>код</text:p>
          </table:table-cell>
          <table:table-cell table:style-name="ce9" office:value-type="string" calcext:value-type="string">
            <text:p>приложим</text:p>
          </table:table-cell>
          <table:table-cell table:style-name="ce9" office:value-type="string" calcext:value-type="string">
            <text:p>данък</text:p>
          </table:table-cell>
          <table:table-cell table:style-name="ce9"/>
          <table:table-cell table:style-name="ce14" table:number-columns-repeated="1010"/>
        </table:table-row>
        <table:table-row table:style-name="ro1">
          <table:table-cell table:style-name="ce9" office:value-type="string" calcext:value-type="string">
            <text:p>наименование</text:p>
          </table:table-cell>
          <table:table-cell table:style-name="ce9" office:value-type="string" calcext:value-type="string">
            <text:p>трибуквен</text:p>
          </table:table-cell>
          <table:table-cell table:style-name="ce9" office:value-type="string" calcext:value-type="string">
            <text:p>оригинална</text:p>
          </table:table-cell>
          <table:table-cell table:style-name="ce9" office:value-type="string" calcext:value-type="string">
            <text:p>данък</text:p>
          </table:table-cell>
          <table:table-cell table:style-name="ce9" office:value-type="string" calcext:value-type="string">
            <text:p>оригинален</text:p>
          </table:table-cell>
          <table:table-cell table:number-columns-repeated="2" table:style-name="ce9" office:value-type="string" calcext:value-type="string">
            <text:p>формат</text:p>
          </table:table-cell>
          <table:table-cell table:style-name="ce9" office:value-type="string" calcext:value-type="string">
            <text:p>курс</text:p>
          </table:table-cell>
          <table:table-cell table:style-name="ce9" office:value-type="string" calcext:value-type="string">
            <text:p>в лева</text:p>
          </table:table-cell>
          <table:table-cell table:style-name="ce9" office:value-type="string" calcext:value-type="string">
            <text:p>данък</text:p>
          </table:table-cell>
          <table:table-cell table:style-name="ce9" office:value-type="string" calcext:value-type="string">
            <text:p>брутната</text:p>
          </table:table-cell>
          <table:table-cell table:style-name="ce9" office:value-type="string" calcext:value-type="string">
            <text:p>метод</text:p>
          </table:table-cell>
          <table:table-cell table:style-name="ce9" office:value-type="string" calcext:value-type="string">
            <text:p>данъчен</text:p>
          </table:table-cell>
          <table:table-cell table:style-name="ce9" office:value-type="string" calcext:value-type="string">
            <text:p>за внасяне</text:p>
          </table:table-cell>
          <table:table-cell table:style-name="ce9" office:value-type="string" calcext:value-type="string">
            <text:p>държава</text:p>
          </table:table-cell>
          <table:table-cell table:style-name="ce14" table:number-columns-repeated="1010"/>
        </table:table-row>
        <table:table-row table:style-name="ro1">
          <table:table-cell table:style-name="ce38"/>
          <table:table-cell table:style-name="ce9" office:value-type="string" calcext:value-type="string">
            <text:p>код</text:p>
          </table:table-cell>
          <table:table-cell table:number-columns-repeated="2" table:style-name="ce9" office:value-type="string" calcext:value-type="string">
            <text:p>валута</text:p>
          </table:table-cell>
          <table:table-cell table:style-name="ce9" office:value-type="string" calcext:value-type="string">
            <text:p>формат</text:p>
          </table:table-cell>
          <table:table-cell table:style-name="ce9" office:value-type="string" calcext:value-type="string">
            <text:p>НАП</text:p>
          </table:table-cell>
          <table:table-cell table:style-name="ce9" office:value-type="string" calcext:value-type="string">
            <text:p>с думи</text:p>
          </table:table-cell>
          <table:table-cell table:style-name="ce24"/>
          <table:table-cell table:style-name="ce9"/>
          <table:table-cell table:style-name="ce9" office:value-type="string" calcext:value-type="string">
            <text:p>в лева</text:p>
          </table:table-cell>
          <table:table-cell table:style-name="ce9" office:value-type="string" calcext:value-type="string">
            <text:p>сума в лева</text:p>
          </table:table-cell>
          <table:table-cell table:style-name="ce9" office:value-type="string" calcext:value-type="string">
            <text:p>1 или 3</text:p>
          </table:table-cell>
          <table:table-cell table:style-name="ce9" office:value-type="string" calcext:value-type="string">
            <text:p>кредит лева</text:p>
          </table:table-cell>
          <table:table-cell table:style-name="ce9" office:value-type="string" calcext:value-type="string">
            <text:p>лева</text:p>
          </table:table-cell>
          <table:table-cell table:style-name="ce9"/>
          <table:table-cell table:style-name="ce14" table:number-columns-repeated="1010"/>
        </table:table-row>
        <table:table-row table:style-name="ro1">
          <table:table-cell table:content-validation-name="val1" office:value-type="string" calcext:value-type="string">
            <text:p>Test 123 LLC</text:p>
          </table:table-cell>
          <table:table-cell table:content-validation-name="val2" office:value-type="string" calcext:value-type="string">
            <text:p>USD</text:p>
          </table:table-cell>
          <table:table-cell table:style-name="ce21" table:content-validation-name="val3" office:value-type="float" office:value="436" calcext:value-type="float">
            <text:p>436.0000</text:p>
          </table:table-cell>
          <table:table-cell table:content-validation-name="val3" office:value-type="float" office:value="65.4" calcext:value-type="float">
            <text:p>65.4000</text:p>
          </table:table-cell>
          <table:table-cell table:style-name="ce2" office:value-type="date" office:date-value="2024-09-11" calcext:value-type="date">
            <text:p>09/11/2024</text:p>
          </table:table-cell>
          <table:table-cell table:formula="of:=[.E4]" office:value-type="date" office:date-value="2024-09-11" calcext:value-type="date">
            <text:p>11.09.2024</text:p>
          </table:table-cell>
          <table:table-cell table:formula="of:=[.E4]" office:value-type="date" office:date-value="2024-09-11" calcext:value-type="date">
            <text:p>11 септември 2024 г.</text:p>
          </table:table-cell>
          <table:table-cell table:formula="of:=INDEX([USD.B:.B]; MATCH([.E4]; [USD.A:.A]; 0))" office:value-type="float" office:value="1.7711" calcext:value-type="float">
            <text:p><text:s text:c="3"/>1.7711000</text:p>
          </table:table-cell>
          <table:table-cell table:formula="of:=ROUND([.C4]*[.H4];2)" office:value-type="float" office:value="772.2" calcext:value-type="float">
            <text:p><text:s text:c="3"/>772.20</text:p>
          </table:table-cell>
          <table:table-cell table:formula="of:=ROUND([.D4]*[.H4];2)" office:value-type="float" office:value="115.83" calcext:value-type="float">
            <text:p><text:s text:c="3"/>115.83</text:p>
          </table:table-cell>
          <table:table-cell table:formula="of:=ROUND([.I4]*0.05;2)" office:value-type="float" office:value="38.61" calcext:value-type="float">
            <text:p><text:s text:c="3"/>38.61</text:p>
          </table:table-cell>
          <table:table-cell table:formula="of:=IF(OR([.D4] = 0; ISBLANK([.D4])); 3; IF([.D4]&gt;0; 1; &quot;Грешка&quot;))" office:value-type="float" office:value="1" calcext:value-type="float">
            <text:p>1</text:p>
          </table:table-cell>
          <table:table-cell table:formula="of:=IF([.J4]&lt;[.K4]; [.J4]; [.K4])" office:value-type="float" office:value="38.61" calcext:value-type="float">
            <text:p><text:s text:c="3"/>38.61</text:p>
          </table:table-cell>
          <table:table-cell table:formula="of:=[.K4]-[.M4]" office:value-type="float" office:value="0" calcext:value-type="float">
            <text:p><text:s text:c="3"/>0.00</text:p>
          </table:table-cell>
          <table:table-cell office:value-type="string" calcext:value-type="string">
            <text:p>Канада</text:p>
          </table:table-cell>
          <table:table-cell table:number-columns-repeated="1010"/>
        </table:table-row>
        <table:table-row table:style-name="ro1">
          <table:table-cell table:content-validation-name="val1" office:value-type="string" calcext:value-type="string">
            <text:p>Test 456 Corporation</text:p>
          </table:table-cell>
          <table:table-cell table:content-validation-name="val2" office:value-type="string" calcext:value-type="string">
            <text:p>USD</text:p>
          </table:table-cell>
          <table:table-cell table:style-name="ce21" table:content-validation-name="val3" office:value-type="float" office:value="487.4" calcext:value-type="float">
            <text:p>487.4000</text:p>
          </table:table-cell>
          <table:table-cell table:content-validation-name="val3"/>
          <table:table-cell table:style-name="ce2" office:value-type="date" office:date-value="2024-02-15" calcext:value-type="date">
            <text:p>02/15/2024</text:p>
          </table:table-cell>
          <table:table-cell table:formula="of:=[.E5]" office:value-type="date" office:date-value="2024-02-15" calcext:value-type="date">
            <text:p>15.02.2024</text:p>
          </table:table-cell>
          <table:table-cell table:formula="of:=[.E5]" office:value-type="date" office:date-value="2024-02-15" calcext:value-type="date">
            <text:p>15 февруари 2024 г.</text:p>
          </table:table-cell>
          <table:table-cell table:formula="of:=INDEX([USD.B:.B]; MATCH([.E5]; [USD.A:.A]; 0))" office:value-type="float" office:value="1.82056" calcext:value-type="float">
            <text:p><text:s text:c="3"/>1.8205600</text:p>
          </table:table-cell>
          <table:table-cell table:formula="of:=ROUND([.C5]*[.H5];2)" office:value-type="float" office:value="887.34" calcext:value-type="float">
            <text:p><text:s text:c="3"/>887.34</text:p>
          </table:table-cell>
          <table:table-cell table:formula="of:=ROUND([.D5]*[.H5];2)" office:value-type="float" office:value="0" calcext:value-type="float">
            <text:p><text:s text:c="3"/>0.00</text:p>
          </table:table-cell>
          <table:table-cell table:formula="of:=ROUND([.I5]*0.05;2)" office:value-type="float" office:value="44.37" calcext:value-type="float">
            <text:p><text:s text:c="3"/>44.37</text:p>
          </table:table-cell>
          <table:table-cell table:formula="of:=IF(OR([.D5] = 0; ISBLANK([.D5])); 3; IF([.D5]&gt;0; 1; &quot;Грешка&quot;))" office:value-type="float" office:value="3" calcext:value-type="float">
            <text:p>3</text:p>
          </table:table-cell>
          <table:table-cell table:formula="of:=IF([.J5]&lt;[.K5]; [.J5]; [.K5])" office:value-type="float" office:value="0" calcext:value-type="float">
            <text:p><text:s text:c="3"/>0.00</text:p>
          </table:table-cell>
          <table:table-cell table:formula="of:=[.K5]-[.M5]" office:value-type="float" office:value="44.37" calcext:value-type="float">
            <text:p><text:s text:c="3"/>44.37</text:p>
          </table:table-cell>
          <table:table-cell office:value-type="string" calcext:value-type="string">
            <text:p>Великобритания</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5" calcext:value-type="float">
            <text:p>55.0000</text:p>
          </table:table-cell>
          <table:table-cell table:content-validation-name="val3"/>
          <table:table-cell table:style-name="ce2" office:value-type="date" office:date-value="2024-08-24" calcext:value-type="date">
            <text:p>08/24/2024</text:p>
          </table:table-cell>
          <table:table-cell table:formula="of:=[.E6]" office:value-type="date" office:date-value="2024-08-24" calcext:value-type="date">
            <text:p>24.08.2024</text:p>
          </table:table-cell>
          <table:table-cell table:formula="of:=[.E6]" office:value-type="date" office:date-value="2024-08-24" calcext:value-type="date">
            <text:p>24 август 2024 г.</text:p>
          </table:table-cell>
          <table:table-cell table:formula="of:=INDEX([USD.B:.B]; MATCH([.E6]; [USD.A:.A]; 0))" office:value-type="float" office:value="1.75868" calcext:value-type="float">
            <text:p><text:s text:c="3"/>1.7586800</text:p>
          </table:table-cell>
          <table:table-cell table:formula="of:=ROUND([.C6]*[.H6];2)" office:value-type="float" office:value="96.73" calcext:value-type="float">
            <text:p><text:s text:c="3"/>96.73</text:p>
          </table:table-cell>
          <table:table-cell table:formula="of:=ROUND([.D6]*[.H6];2)" office:value-type="float" office:value="0" calcext:value-type="float">
            <text:p><text:s text:c="3"/>0.00</text:p>
          </table:table-cell>
          <table:table-cell table:formula="of:=ROUND([.I6]*0.05;2)" office:value-type="float" office:value="4.84" calcext:value-type="float">
            <text:p><text:s text:c="3"/>4.84</text:p>
          </table:table-cell>
          <table:table-cell table:formula="of:=IF(OR([.D6] = 0; ISBLANK([.D6])); 3; IF([.D6]&gt;0; 1; &quot;Грешка&quot;))" office:value-type="float" office:value="3" calcext:value-type="float">
            <text:p>3</text:p>
          </table:table-cell>
          <table:table-cell table:formula="of:=IF([.J6]&lt;[.K6]; [.J6]; [.K6])" office:value-type="float" office:value="0" calcext:value-type="float">
            <text:p><text:s text:c="3"/>0.00</text:p>
          </table:table-cell>
          <table:table-cell table:formula="of:=[.K6]-[.M6]" office:value-type="float" office:value="4.84" calcext:value-type="float">
            <text:p><text:s text:c="3"/>4.84</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136.55" calcext:value-type="float">
            <text:p>136.5500</text:p>
          </table:table-cell>
          <table:table-cell table:content-validation-name="val3" office:value-type="float" office:value="0" calcext:value-type="float">
            <text:p>0.0000</text:p>
          </table:table-cell>
          <table:table-cell table:style-name="ce2" office:value-type="date" office:date-value="2024-08-31" calcext:value-type="date">
            <text:p>08/31/2024</text:p>
          </table:table-cell>
          <table:table-cell table:formula="of:=[.E7]" office:value-type="date" office:date-value="2024-08-31" calcext:value-type="date">
            <text:p>31.08.2024</text:p>
          </table:table-cell>
          <table:table-cell table:formula="of:=[.E7]" office:value-type="date" office:date-value="2024-08-31" calcext:value-type="date">
            <text:p>31 август 2024 г.</text:p>
          </table:table-cell>
          <table:table-cell table:style-name="ce41" table:formula="of:=INDEX([GBP.B:.B]; MATCH([.E7]; [GBP.A:.A]; 0))" office:value-type="currency" office:currency="BGN" office:value="2.32505" calcext:value-type="currency">
            <text:p>2.32505 лв.</text:p>
          </table:table-cell>
          <table:table-cell table:formula="of:=ROUND([.C7]*[.H7];2)" office:value-type="float" office:value="317.49" calcext:value-type="float">
            <text:p><text:s text:c="3"/>317.49</text:p>
          </table:table-cell>
          <table:table-cell table:formula="of:=ROUND([.D7]*[.H7];2)" office:value-type="float" office:value="0" calcext:value-type="float">
            <text:p><text:s text:c="3"/>0.00</text:p>
          </table:table-cell>
          <table:table-cell table:formula="of:=ROUND([.I7]*0.05;2)" office:value-type="float" office:value="15.87" calcext:value-type="float">
            <text:p><text:s text:c="3"/>15.87</text:p>
          </table:table-cell>
          <table:table-cell table:formula="of:=IF(OR([.D7] = 0; ISBLANK([.D7])); 3; IF([.D7]&gt;0; 1; &quot;Грешка&quot;))" office:value-type="float" office:value="3" calcext:value-type="float">
            <text:p>3</text:p>
          </table:table-cell>
          <table:table-cell table:formula="of:=IF([.J7]&lt;[.K7]; [.J7]; [.K7])" office:value-type="float" office:value="0" calcext:value-type="float">
            <text:p><text:s text:c="3"/>0.00</text:p>
          </table:table-cell>
          <table:table-cell table:formula="of:=[.K7]-[.M7]" office:value-type="float" office:value="15.87" calcext:value-type="float">
            <text:p><text:s text:c="3"/>15.8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47.67" calcext:value-type="float">
            <text:p>547.6700</text:p>
          </table:table-cell>
          <table:table-cell table:content-validation-name="val3"/>
          <table:table-cell table:style-name="ce2" office:value-type="date" office:date-value="2024-09-07" calcext:value-type="date">
            <text:p>09/07/2024</text:p>
          </table:table-cell>
          <table:table-cell table:formula="of:=[.E8]" office:value-type="date" office:date-value="2024-09-07" calcext:value-type="date">
            <text:p>07.09.2024</text:p>
          </table:table-cell>
          <table:table-cell table:formula="of:=[.E8]" office:value-type="date" office:date-value="2024-09-07" calcext:value-type="date">
            <text:p>7 септември 2024 г.</text:p>
          </table:table-cell>
          <table:table-cell table:style-name="ce42" table:formula="of:=INDEX([USD.B:.B]; MATCH([.E8]; [USD.A:.A]; 0))" office:value-type="currency" office:currency="BGN" office:value="1.76249" calcext:value-type="currency">
            <text:p>1.76249 лв.</text:p>
          </table:table-cell>
          <table:table-cell table:formula="of:=ROUND([.C8]*[.H8];2)" office:value-type="float" office:value="965.26" calcext:value-type="float">
            <text:p><text:s text:c="3"/>965.26</text:p>
          </table:table-cell>
          <table:table-cell table:formula="of:=ROUND([.D8]*[.H8];2)" office:value-type="float" office:value="0" calcext:value-type="float">
            <text:p><text:s text:c="3"/>0.00</text:p>
          </table:table-cell>
          <table:table-cell table:formula="of:=ROUND([.I8]*0.05;2)" office:value-type="float" office:value="48.26" calcext:value-type="float">
            <text:p><text:s text:c="3"/>48.26</text:p>
          </table:table-cell>
          <table:table-cell table:formula="of:=IF(OR([.D8] = 0; ISBLANK([.D8])); 3; IF([.D8]&gt;0; 1; &quot;Грешка&quot;))" office:value-type="float" office:value="3" calcext:value-type="float">
            <text:p>3</text:p>
          </table:table-cell>
          <table:table-cell table:formula="of:=IF([.J8]&lt;[.K8]; [.J8]; [.K8])" office:value-type="float" office:value="0" calcext:value-type="float">
            <text:p><text:s text:c="3"/>0.00</text:p>
          </table:table-cell>
          <table:table-cell table:formula="of:=[.K8]-[.M8]" office:value-type="float" office:value="48.26" calcext:value-type="float">
            <text:p><text:s text:c="3"/>48.26</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87.98" calcext:value-type="float">
            <text:p>487.9800</text:p>
          </table:table-cell>
          <table:table-cell table:content-validation-name="val3"/>
          <table:table-cell table:style-name="ce2" office:value-type="date" office:date-value="2024-06-12" calcext:value-type="date">
            <text:p>06/12/2024</text:p>
          </table:table-cell>
          <table:table-cell table:formula="of:=[.E9]" office:value-type="date" office:date-value="2024-06-12" calcext:value-type="date">
            <text:p>12.06.2024</text:p>
          </table:table-cell>
          <table:table-cell table:formula="of:=[.E9]" office:value-type="date" office:date-value="2024-06-12" calcext:value-type="date">
            <text:p>12 юни 2024 г.</text:p>
          </table:table-cell>
          <table:table-cell office:value-type="float" office:value="1.95583" calcext:value-type="float">
            <text:p><text:s text:c="3"/>1.9558300</text:p>
          </table:table-cell>
          <table:table-cell table:formula="of:=ROUND([.C9]*[.H9];2)" office:value-type="float" office:value="954.41" calcext:value-type="float">
            <text:p><text:s text:c="3"/>954.41</text:p>
          </table:table-cell>
          <table:table-cell table:formula="of:=ROUND([.D9]*[.H9];2)" office:value-type="float" office:value="0" calcext:value-type="float">
            <text:p><text:s text:c="3"/>0.00</text:p>
          </table:table-cell>
          <table:table-cell table:formula="of:=ROUND([.I9]*0.05;2)" office:value-type="float" office:value="47.72" calcext:value-type="float">
            <text:p><text:s text:c="3"/>47.72</text:p>
          </table:table-cell>
          <table:table-cell table:formula="of:=IF(OR([.D9] = 0; ISBLANK([.D9])); 3; IF([.D9]&gt;0; 1; &quot;Грешка&quot;))" office:value-type="float" office:value="3" calcext:value-type="float">
            <text:p>3</text:p>
          </table:table-cell>
          <table:table-cell table:formula="of:=IF([.J9]&lt;[.K9]; [.J9]; [.K9])" office:value-type="float" office:value="0" calcext:value-type="float">
            <text:p><text:s text:c="3"/>0.00</text:p>
          </table:table-cell>
          <table:table-cell table:formula="of:=[.K9]-[.M9]" office:value-type="float" office:value="47.72" calcext:value-type="float">
            <text:p><text:s text:c="3"/>47.72</text:p>
          </table:table-cell>
          <table:table-cell office:value-type="string" calcext:value-type="string">
            <text:p>UK</text:p>
          </table:table-cell>
          <table:table-cell table:number-columns-repeated="1010"/>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654.14" calcext:value-type="float">
            <text:p>654.1400</text:p>
          </table:table-cell>
          <table:table-cell table:content-validation-name="val3" office:value-type="float" office:value="65.4" calcext:value-type="float">
            <text:p>65.4000</text:p>
          </table:table-cell>
          <table:table-cell table:style-name="ce2" office:value-type="date" office:date-value="2024-09-15" calcext:value-type="date">
            <text:p>09/15/2024</text:p>
          </table:table-cell>
          <table:table-cell table:formula="of:=[.E10]" office:value-type="date" office:date-value="2024-09-15" calcext:value-type="date">
            <text:p>15.09.2024</text:p>
          </table:table-cell>
          <table:table-cell table:formula="of:=[.E10]" office:value-type="date" office:date-value="2024-09-15" calcext:value-type="date">
            <text:p>15 септември 2024 г.</text:p>
          </table:table-cell>
          <table:table-cell table:style-name="ce41" table:formula="of:=INDEX([GBP.B:.B]; MATCH([.E10]; [GBP.A:.A]; 0))" office:value-type="currency" office:currency="BGN" office:value="2.31528" calcext:value-type="currency">
            <text:p>2.31528 лв.</text:p>
          </table:table-cell>
          <table:table-cell table:formula="of:=ROUND([.C10]*[.H10];2)" office:value-type="float" office:value="1514.52" calcext:value-type="float">
            <text:p><text:s text:c="2"/>1 514.52</text:p>
          </table:table-cell>
          <table:table-cell table:formula="of:=ROUND([.D10]*[.H10];2)" office:value-type="float" office:value="151.42" calcext:value-type="float">
            <text:p><text:s text:c="3"/>151.42</text:p>
          </table:table-cell>
          <table:table-cell table:formula="of:=ROUND([.I10]*0.05;2)" office:value-type="float" office:value="75.73" calcext:value-type="float">
            <text:p><text:s text:c="3"/>75.73</text:p>
          </table:table-cell>
          <table:table-cell table:formula="of:=IF(OR([.D10] = 0; ISBLANK([.D10])); 3; IF([.D10]&gt;0; 1; &quot;Грешка&quot;))" office:value-type="float" office:value="1" calcext:value-type="float">
            <text:p>1</text:p>
          </table:table-cell>
          <table:table-cell table:formula="of:=IF([.J10]&lt;[.K10]; [.J10]; [.K10])" office:value-type="float" office:value="75.73" calcext:value-type="float">
            <text:p><text:s text:c="3"/>75.73</text:p>
          </table:table-cell>
          <table:table-cell table:formula="of:=[.K10]-[.M10]" office:value-type="float" office:value="0" calcext:value-type="float">
            <text:p><text:s text:c="3"/>0.00</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54" calcext:value-type="float">
            <text:p>454.0000</text:p>
          </table:table-cell>
          <table:table-cell table:content-validation-name="val3"/>
          <table:table-cell table:style-name="ce2" office:value-type="date" office:date-value="2024-11-28" calcext:value-type="date">
            <text:p>11/28/2024</text:p>
          </table:table-cell>
          <table:table-cell table:formula="of:=[.E11]" office:value-type="date" office:date-value="2024-11-28" calcext:value-type="date">
            <text:p>28.11.2024</text:p>
          </table:table-cell>
          <table:table-cell table:formula="of:=[.E11]" office:value-type="date" office:date-value="2024-11-28" calcext:value-type="date">
            <text:p>28 ноември 2024 г.</text:p>
          </table:table-cell>
          <table:table-cell table:formula="of:=INDEX([USD.B:.B]; MATCH([.E11]; [USD.A:.A]; 0))" office:value-type="float" office:value="1.85527" calcext:value-type="float">
            <text:p><text:s text:c="3"/>1.8552700</text:p>
          </table:table-cell>
          <table:table-cell table:formula="of:=ROUND([.C11]*[.H11];2)" office:value-type="float" office:value="842.29" calcext:value-type="float">
            <text:p><text:s text:c="3"/>842.29</text:p>
          </table:table-cell>
          <table:table-cell table:formula="of:=ROUND([.D11]*[.H11];2)" office:value-type="float" office:value="0" calcext:value-type="float">
            <text:p><text:s text:c="3"/>0.00</text:p>
          </table:table-cell>
          <table:table-cell table:formula="of:=ROUND([.I11]*0.05;2)" office:value-type="float" office:value="42.11" calcext:value-type="float">
            <text:p><text:s text:c="3"/>42.11</text:p>
          </table:table-cell>
          <table:table-cell table:formula="of:=IF(OR([.D11] = 0; ISBLANK([.D11])); 3; IF([.D11]&gt;0; 1; &quot;Грешка&quot;))" office:value-type="float" office:value="3" calcext:value-type="float">
            <text:p>3</text:p>
          </table:table-cell>
          <table:table-cell table:formula="of:=IF([.J11]&lt;[.K11]; [.J11]; [.K11])" office:value-type="float" office:value="0" calcext:value-type="float">
            <text:p><text:s text:c="3"/>0.00</text:p>
          </table:table-cell>
          <table:table-cell table:formula="of:=[.K11]-[.M11]" office:value-type="float" office:value="42.11" calcext:value-type="float">
            <text:p><text:s text:c="3"/>42.11</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8995" calcext:value-type="float">
            <text:p>8995.0000</text:p>
          </table:table-cell>
          <table:table-cell table:content-validation-name="val3" office:value-type="float" office:value="0" calcext:value-type="float">
            <text:p>0.0000</text:p>
          </table:table-cell>
          <table:table-cell table:style-name="ce2" office:value-type="date" office:date-value="2024-11-30" calcext:value-type="date">
            <text:p>11/30/2024</text:p>
          </table:table-cell>
          <table:table-cell table:formula="of:=[.E12]" office:value-type="date" office:date-value="2024-11-30" calcext:value-type="date">
            <text:p>30.11.2024</text:p>
          </table:table-cell>
          <table:table-cell table:formula="of:=[.E12]" office:value-type="date" office:date-value="2024-11-30" calcext:value-type="date">
            <text:p>30 ноември 2024 г.</text:p>
          </table:table-cell>
          <table:table-cell table:formula="of:=INDEX([USD.B:.B]; MATCH([.E12]; [USD.A:.A]; 0))" office:value-type="float" office:value="1.85176" calcext:value-type="float">
            <text:p><text:s text:c="3"/>1.8517600</text:p>
          </table:table-cell>
          <table:table-cell table:formula="of:=ROUND([.C12]*[.H12];2)" office:value-type="float" office:value="16656.58" calcext:value-type="float">
            <text:p><text:s text:c="2"/>16 656.58</text:p>
          </table:table-cell>
          <table:table-cell table:formula="of:=ROUND([.D12]*[.H12];2)" office:value-type="float" office:value="0" calcext:value-type="float">
            <text:p><text:s text:c="3"/>0.00</text:p>
          </table:table-cell>
          <table:table-cell table:formula="of:=ROUND([.I12]*0.05;2)" office:value-type="float" office:value="832.83" calcext:value-type="float">
            <text:p><text:s text:c="3"/>832.83</text:p>
          </table:table-cell>
          <table:table-cell table:formula="of:=IF(OR([.D12] = 0; ISBLANK([.D12])); 3; IF([.D12]&gt;0; 1; &quot;Грешка&quot;))" office:value-type="float" office:value="3" calcext:value-type="float">
            <text:p>3</text:p>
          </table:table-cell>
          <table:table-cell table:formula="of:=IF([.J12]&lt;[.K12]; [.J12]; [.K12])" office:value-type="float" office:value="0" calcext:value-type="float">
            <text:p><text:s text:c="3"/>0.00</text:p>
          </table:table-cell>
          <table:table-cell table:formula="of:=[.K12]-[.M12]" office:value-type="float" office:value="832.83" calcext:value-type="float">
            <text:p><text:s text:c="3"/>832.83</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55" calcext:value-type="float">
            <text:p>455.0000</text:p>
          </table:table-cell>
          <table:table-cell table:content-validation-name="val3" office:value-type="float" office:value="0" calcext:value-type="float">
            <text:p>0.0000</text:p>
          </table:table-cell>
          <table:table-cell table:style-name="ce2" office:value-type="date" office:date-value="2024-12-11" calcext:value-type="date">
            <text:p>12/11/2024</text:p>
          </table:table-cell>
          <table:table-cell table:formula="of:=[.E13]" office:value-type="date" office:date-value="2024-12-11" calcext:value-type="date">
            <text:p>11.12.2024</text:p>
          </table:table-cell>
          <table:table-cell table:formula="of:=[.E13]" office:value-type="date" office:date-value="2024-12-11" calcext:value-type="date">
            <text:p>11 декември 2024 г.</text:p>
          </table:table-cell>
          <table:table-cell office:value-type="float" office:value="1.95583" calcext:value-type="float">
            <text:p><text:s text:c="3"/>1.9558300</text:p>
          </table:table-cell>
          <table:table-cell table:formula="of:=ROUND([.C13]*[.H13];2)" office:value-type="float" office:value="889.9" calcext:value-type="float">
            <text:p><text:s text:c="3"/>889.90</text:p>
          </table:table-cell>
          <table:table-cell table:formula="of:=ROUND([.D13]*[.H13];2)" office:value-type="float" office:value="0" calcext:value-type="float">
            <text:p><text:s text:c="3"/>0.00</text:p>
          </table:table-cell>
          <table:table-cell table:formula="of:=ROUND([.I13]*0.05;2)" office:value-type="float" office:value="44.5" calcext:value-type="float">
            <text:p><text:s text:c="3"/>44.50</text:p>
          </table:table-cell>
          <table:table-cell table:formula="of:=IF(OR([.D13] = 0; ISBLANK([.D13])); 3; IF([.D13]&gt;0; 1; &quot;Грешка&quot;))" office:value-type="float" office:value="3" calcext:value-type="float">
            <text:p>3</text:p>
          </table:table-cell>
          <table:table-cell table:formula="of:=IF([.J13]&lt;[.K13]; [.J13]; [.K13])" office:value-type="float" office:value="0" calcext:value-type="float">
            <text:p><text:s text:c="3"/>0.00</text:p>
          </table:table-cell>
          <table:table-cell table:formula="of:=[.K13]-[.M13]" office:value-type="float" office:value="44.5" calcext:value-type="float">
            <text:p><text:s text:c="3"/>44.50</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2498" calcext:value-type="float">
            <text:p>12498.0000</text:p>
          </table:table-cell>
          <table:table-cell table:content-validation-name="val3" office:value-type="float" office:value="0" calcext:value-type="float">
            <text:p>0.0000</text:p>
          </table:table-cell>
          <table:table-cell table:style-name="ce3" office:value-type="date" office:date-value="2024-05-25" calcext:value-type="date">
            <text:p>25.05.2024 г.</text:p>
          </table:table-cell>
          <table:table-cell table:formula="of:=[.E14]" office:value-type="date" office:date-value="2024-05-25" calcext:value-type="date">
            <text:p>25.05.2024</text:p>
          </table:table-cell>
          <table:table-cell table:formula="of:=[.E14]" office:value-type="date" office:date-value="2024-05-25" calcext:value-type="date">
            <text:p>25 май 2024 г.</text:p>
          </table:table-cell>
          <table:table-cell table:formula="of:=INDEX([USD.B:.B]; MATCH([.E14]; [USD.A:.A]; 0))" office:value-type="float" office:value="1.80194" calcext:value-type="float">
            <text:p><text:s text:c="3"/>1.8019400</text:p>
          </table:table-cell>
          <table:table-cell table:formula="of:=ROUND([.C14]*[.H14];2)" office:value-type="float" office:value="22520.65" calcext:value-type="float">
            <text:p><text:s text:c="2"/>22 520.65</text:p>
          </table:table-cell>
          <table:table-cell table:formula="of:=ROUND([.D14]*[.H14];2)" office:value-type="float" office:value="0" calcext:value-type="float">
            <text:p><text:s text:c="3"/>0.00</text:p>
          </table:table-cell>
          <table:table-cell table:formula="of:=ROUND([.I14]*0.05;2)" office:value-type="float" office:value="1126.03" calcext:value-type="float">
            <text:p><text:s text:c="2"/>1 126.03</text:p>
          </table:table-cell>
          <table:table-cell table:formula="of:=IF(OR([.D14] = 0; ISBLANK([.D14])); 3; IF([.D14]&gt;0; 1; &quot;Грешка&quot;))" office:value-type="float" office:value="3" calcext:value-type="float">
            <text:p>3</text:p>
          </table:table-cell>
          <table:table-cell table:formula="of:=IF([.J14]&lt;[.K14]; [.J14]; [.K14])" office:value-type="float" office:value="0" calcext:value-type="float">
            <text:p><text:s text:c="3"/>0.00</text:p>
          </table:table-cell>
          <table:table-cell table:formula="of:=[.K14]-[.M14]" office:value-type="float" office:value="1126.03" calcext:value-type="float">
            <text:p><text:s text:c="2"/>1 126.03</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565" calcext:value-type="float">
            <text:p>1565.0000</text:p>
          </table:table-cell>
          <table:table-cell table:content-validation-name="val3"/>
          <table:table-cell table:style-name="ce3" office:value-type="date" office:date-value="2024-06-12" calcext:value-type="date">
            <text:p>12.06.2024 г.</text:p>
          </table:table-cell>
          <table:table-cell table:formula="of:=[.E15]" office:value-type="date" office:date-value="2024-06-12" calcext:value-type="date">
            <text:p>12.06.2024</text:p>
          </table:table-cell>
          <table:table-cell table:formula="of:=[.E15]" office:value-type="date" office:date-value="2024-06-12" calcext:value-type="date">
            <text:p>12 юни 2024 г.</text:p>
          </table:table-cell>
          <table:table-cell table:formula="of:=INDEX([USD.B:.B]; MATCH([.E15]; [USD.A:.A]; 0))" office:value-type="float" office:value="1.81684" calcext:value-type="float">
            <text:p><text:s text:c="3"/>1.8168400</text:p>
          </table:table-cell>
          <table:table-cell table:formula="of:=ROUND([.C15]*[.H15];2)" office:value-type="float" office:value="2843.35" calcext:value-type="float">
            <text:p><text:s text:c="2"/>2 843.35</text:p>
          </table:table-cell>
          <table:table-cell table:formula="of:=ROUND([.D15]*[.H15];2)" office:value-type="float" office:value="0" calcext:value-type="float">
            <text:p><text:s text:c="3"/>0.00</text:p>
          </table:table-cell>
          <table:table-cell table:formula="of:=ROUND([.I15]*0.05;2)" office:value-type="float" office:value="142.17" calcext:value-type="float">
            <text:p><text:s text:c="3"/>142.17</text:p>
          </table:table-cell>
          <table:table-cell table:formula="of:=IF(OR([.D15] = 0; ISBLANK([.D15])); 3; IF([.D15]&gt;0; 1; &quot;Грешка&quot;))" office:value-type="float" office:value="3" calcext:value-type="float">
            <text:p>3</text:p>
          </table:table-cell>
          <table:table-cell table:formula="of:=IF([.J15]&lt;[.K15]; [.J15]; [.K15])" office:value-type="float" office:value="0" calcext:value-type="float">
            <text:p><text:s text:c="3"/>0.00</text:p>
          </table:table-cell>
          <table:table-cell table:formula="of:=[.K15]-[.M15]" office:value-type="float" office:value="142.17" calcext:value-type="float">
            <text:p><text:s text:c="3"/>142.1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5" calcext:value-type="float">
            <text:p>15.0000</text:p>
          </table:table-cell>
          <table:table-cell table:content-validation-name="val3"/>
          <table:table-cell table:style-name="ce3" office:value-type="date" office:date-value="2024-06-17" calcext:value-type="date">
            <text:p>17.06.2024 г.</text:p>
          </table:table-cell>
          <table:table-cell table:formula="of:=[.E16]" office:value-type="date" office:date-value="2024-06-17" calcext:value-type="date">
            <text:p>17.06.2024</text:p>
          </table:table-cell>
          <table:table-cell table:formula="of:=[.E16]" office:value-type="date" office:date-value="2024-06-17" calcext:value-type="date">
            <text:p>17 юни 2024 г.</text:p>
          </table:table-cell>
          <table:table-cell table:formula="of:=INDEX([USD.B:.B]; MATCH([.E16]; [USD.A:.A]; 0))" office:value-type="float" office:value="1.82583" calcext:value-type="float">
            <text:p><text:s text:c="3"/>1.8258300</text:p>
          </table:table-cell>
          <table:table-cell table:formula="of:=ROUND([.C16]*[.H16];2)" office:value-type="float" office:value="27.39" calcext:value-type="float">
            <text:p><text:s text:c="3"/>27.39</text:p>
          </table:table-cell>
          <table:table-cell table:formula="of:=ROUND([.D16]*[.H16];2)" office:value-type="float" office:value="0" calcext:value-type="float">
            <text:p><text:s text:c="3"/>0.00</text:p>
          </table:table-cell>
          <table:table-cell table:formula="of:=ROUND([.I16]*0.05;2)" office:value-type="float" office:value="1.37" calcext:value-type="float">
            <text:p><text:s text:c="3"/>1.37</text:p>
          </table:table-cell>
          <table:table-cell table:formula="of:=IF(OR([.D16] = 0; ISBLANK([.D16])); 3; IF([.D16]&gt;0; 1; &quot;Грешка&quot;))" office:value-type="float" office:value="3" calcext:value-type="float">
            <text:p>3</text:p>
          </table:table-cell>
          <table:table-cell table:formula="of:=IF([.J16]&lt;[.K16]; [.J16]; [.K16])" office:value-type="float" office:value="0" calcext:value-type="float">
            <text:p><text:s text:c="3"/>0.00</text:p>
          </table:table-cell>
          <table:table-cell table:formula="of:=[.K16]-[.M16]" office:value-type="float" office:value="1.37" calcext:value-type="float">
            <text:p><text:s text:c="3"/>1.3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57" calcext:value-type="float">
            <text:p>57.0000</text:p>
          </table:table-cell>
          <table:table-cell table:content-validation-name="val3"/>
          <table:table-cell table:style-name="ce3" office:value-type="date" office:date-value="2024-08-24" calcext:value-type="date">
            <text:p>24.08.2024 г.</text:p>
          </table:table-cell>
          <table:table-cell table:formula="of:=[.E17]" office:value-type="date" office:date-value="2024-08-24" calcext:value-type="date">
            <text:p>24.08.2024</text:p>
          </table:table-cell>
          <table:table-cell table:formula="of:=[.E17]" office:value-type="date" office:date-value="2024-08-24" calcext:value-type="date">
            <text:p>24 август 2024 г.</text:p>
          </table:table-cell>
          <table:table-cell table:formula="of:=INDEX([USD.B:.B]; MATCH([.E17]; [USD.A:.A]; 0))" office:value-type="float" office:value="1.75868" calcext:value-type="float">
            <text:p><text:s text:c="3"/>1.7586800</text:p>
          </table:table-cell>
          <table:table-cell table:formula="of:=ROUND([.C17]*[.H17];2)" office:value-type="float" office:value="100.24" calcext:value-type="float">
            <text:p><text:s text:c="3"/>100.24</text:p>
          </table:table-cell>
          <table:table-cell table:formula="of:=ROUND([.D17]*[.H17];2)" office:value-type="float" office:value="0" calcext:value-type="float">
            <text:p><text:s text:c="3"/>0.00</text:p>
          </table:table-cell>
          <table:table-cell table:formula="of:=ROUND([.I17]*0.05;2)" office:value-type="float" office:value="5.01" calcext:value-type="float">
            <text:p><text:s text:c="3"/>5.01</text:p>
          </table:table-cell>
          <table:table-cell table:formula="of:=IF(OR([.D17] = 0; ISBLANK([.D17])); 3; IF([.D17]&gt;0; 1; &quot;Грешка&quot;))" office:value-type="float" office:value="3" calcext:value-type="float">
            <text:p>3</text:p>
          </table:table-cell>
          <table:table-cell table:formula="of:=IF([.J17]&lt;[.K17]; [.J17]; [.K17])" office:value-type="float" office:value="0" calcext:value-type="float">
            <text:p><text:s text:c="3"/>0.00</text:p>
          </table:table-cell>
          <table:table-cell table:formula="of:=[.K17]-[.M17]" office:value-type="float" office:value="5.01" calcext:value-type="float">
            <text:p><text:s text:c="3"/>5.01</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2367" calcext:value-type="float">
            <text:p>2367.0000</text:p>
          </table:table-cell>
          <table:table-cell table:content-validation-name="val3"/>
          <table:table-cell table:style-name="ce3" office:value-type="date" office:date-value="2024-08-31" calcext:value-type="date">
            <text:p>31.08.2024 г.</text:p>
          </table:table-cell>
          <table:table-cell table:formula="of:=[.E18]" office:value-type="date" office:date-value="2024-08-31" calcext:value-type="date">
            <text:p>31.08.2024</text:p>
          </table:table-cell>
          <table:table-cell table:formula="of:=[.E18]" office:value-type="date" office:date-value="2024-08-31" calcext:value-type="date">
            <text:p>31 август 2024 г.</text:p>
          </table:table-cell>
          <table:table-cell table:style-name="ce41" table:formula="of:=INDEX([GBP.B:.B]; MATCH([.E18]; [GBP.A:.A]; 0))" office:value-type="currency" office:currency="BGN" office:value="2.32505" calcext:value-type="currency">
            <text:p>2.32505 лв.</text:p>
          </table:table-cell>
          <table:table-cell table:formula="of:=ROUND([.C18]*[.H18];2)" office:value-type="float" office:value="5503.39" calcext:value-type="float">
            <text:p><text:s text:c="2"/>5 503.39</text:p>
          </table:table-cell>
          <table:table-cell table:formula="of:=ROUND([.D18]*[.H18];2)" office:value-type="float" office:value="0" calcext:value-type="float">
            <text:p><text:s text:c="3"/>0.00</text:p>
          </table:table-cell>
          <table:table-cell table:formula="of:=ROUND([.I18]*0.05;2)" office:value-type="float" office:value="275.17" calcext:value-type="float">
            <text:p><text:s text:c="3"/>275.17</text:p>
          </table:table-cell>
          <table:table-cell table:formula="of:=IF(OR([.D18] = 0; ISBLANK([.D18])); 3; IF([.D18]&gt;0; 1; &quot;Грешка&quot;))" office:value-type="float" office:value="3" calcext:value-type="float">
            <text:p>3</text:p>
          </table:table-cell>
          <table:table-cell table:formula="of:=IF([.J18]&lt;[.K18]; [.J18]; [.K18])" office:value-type="float" office:value="0" calcext:value-type="float">
            <text:p><text:s text:c="3"/>0.00</text:p>
          </table:table-cell>
          <table:table-cell table:formula="of:=[.K18]-[.M18]" office:value-type="float" office:value="275.17" calcext:value-type="float">
            <text:p><text:s text:c="3"/>275.17</text:p>
          </table:table-cell>
          <table:table-cell office:value-type="string" calcext:value-type="string">
            <text:p>Маршалски острови</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65" calcext:value-type="float">
            <text:p>65.0000</text:p>
          </table:table-cell>
          <table:table-cell table:content-validation-name="val3"/>
          <table:table-cell table:style-name="ce3" office:value-type="date" office:date-value="2024-09-07" calcext:value-type="date">
            <text:p>7.09.2024 г.</text:p>
          </table:table-cell>
          <table:table-cell table:formula="of:=[.E19]" office:value-type="date" office:date-value="2024-09-07" calcext:value-type="date">
            <text:p>07.09.2024</text:p>
          </table:table-cell>
          <table:table-cell table:formula="of:=[.E19]" office:value-type="date" office:date-value="2024-09-07" calcext:value-type="date">
            <text:p>7 септември 2024 г.</text:p>
          </table:table-cell>
          <table:table-cell table:style-name="ce42" table:formula="of:=INDEX([USD.B:.B]; MATCH([.E19]; [USD.A:.A]; 0))" office:value-type="currency" office:currency="BGN" office:value="1.76249" calcext:value-type="currency">
            <text:p>1.76249 лв.</text:p>
          </table:table-cell>
          <table:table-cell table:formula="of:=ROUND([.C19]*[.H19];2)" office:value-type="float" office:value="114.56" calcext:value-type="float">
            <text:p><text:s text:c="3"/>114.56</text:p>
          </table:table-cell>
          <table:table-cell table:formula="of:=ROUND([.D19]*[.H19];2)" office:value-type="float" office:value="0" calcext:value-type="float">
            <text:p><text:s text:c="3"/>0.00</text:p>
          </table:table-cell>
          <table:table-cell table:formula="of:=ROUND([.I19]*0.05;2)" office:value-type="float" office:value="5.73" calcext:value-type="float">
            <text:p><text:s text:c="3"/>5.73</text:p>
          </table:table-cell>
          <table:table-cell table:formula="of:=IF(OR([.D19] = 0; ISBLANK([.D19])); 3; IF([.D19]&gt;0; 1; &quot;Грешка&quot;))" office:value-type="float" office:value="3" calcext:value-type="float">
            <text:p>3</text:p>
          </table:table-cell>
          <table:table-cell table:formula="of:=IF([.J19]&lt;[.K19]; [.J19]; [.K19])" office:value-type="float" office:value="0" calcext:value-type="float">
            <text:p><text:s text:c="3"/>0.00</text:p>
          </table:table-cell>
          <table:table-cell table:formula="of:=[.K19]-[.M19]" office:value-type="float" office:value="5.73" calcext:value-type="float">
            <text:p><text:s text:c="3"/>5.73</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23.87" calcext:value-type="float">
            <text:p>23.8700</text:p>
          </table:table-cell>
          <table:table-cell table:content-validation-name="val3"/>
          <table:table-cell table:style-name="ce3" office:value-type="date" office:date-value="2024-09-11" calcext:value-type="date">
            <text:p>11.09.2024 г.</text:p>
          </table:table-cell>
          <table:table-cell table:formula="of:=[.E20]" office:value-type="date" office:date-value="2024-09-11" calcext:value-type="date">
            <text:p>11.09.2024</text:p>
          </table:table-cell>
          <table:table-cell table:formula="of:=[.E20]" office:value-type="date" office:date-value="2024-09-11" calcext:value-type="date">
            <text:p>11 септември 2024 г.</text:p>
          </table:table-cell>
          <table:table-cell office:value-type="float" office:value="1.95583" calcext:value-type="float">
            <text:p><text:s text:c="3"/>1.9558300</text:p>
          </table:table-cell>
          <table:table-cell table:formula="of:=ROUND([.C20]*[.H20];2)" office:value-type="float" office:value="46.69" calcext:value-type="float">
            <text:p><text:s text:c="3"/>46.69</text:p>
          </table:table-cell>
          <table:table-cell table:formula="of:=ROUND([.D20]*[.H20];2)" office:value-type="float" office:value="0" calcext:value-type="float">
            <text:p><text:s text:c="3"/>0.00</text:p>
          </table:table-cell>
          <table:table-cell table:formula="of:=ROUND([.I20]*0.05;2)" office:value-type="float" office:value="2.33" calcext:value-type="float">
            <text:p><text:s text:c="3"/>2.33</text:p>
          </table:table-cell>
          <table:table-cell table:formula="of:=IF(OR([.D20] = 0; ISBLANK([.D20])); 3; IF([.D20]&gt;0; 1; &quot;Грешка&quot;))" office:value-type="float" office:value="3" calcext:value-type="float">
            <text:p>3</text:p>
          </table:table-cell>
          <table:table-cell table:formula="of:=IF([.J20]&lt;[.K20]; [.J20]; [.K20])" office:value-type="float" office:value="0" calcext:value-type="float">
            <text:p><text:s text:c="3"/>0.00</text:p>
          </table:table-cell>
          <table:table-cell table:formula="of:=[.K20]-[.M20]" office:value-type="float" office:value="2.33" calcext:value-type="float">
            <text:p><text:s text:c="3"/>2.33</text:p>
          </table:table-cell>
          <table:table-cell table:number-columns-repeated="1011"/>
        </table:table-row>
        <table:table-row table:style-name="ro1">
          <table:table-cell table:content-validation-name="val1"/>
          <table:table-cell table:content-validation-name="val2" office:value-type="string" calcext:value-type="string">
            <text:p>GBP</text:p>
          </table:table-cell>
          <table:table-cell table:style-name="ce21" table:content-validation-name="val3" office:value-type="float" office:value="55" calcext:value-type="float">
            <text:p>55.0000</text:p>
          </table:table-cell>
          <table:table-cell table:content-validation-name="val3"/>
          <table:table-cell table:style-name="ce3" office:value-type="date" office:date-value="2024-09-15" calcext:value-type="date">
            <text:p>15.09.2024 г.</text:p>
          </table:table-cell>
          <table:table-cell table:formula="of:=[.E21]" office:value-type="date" office:date-value="2024-09-15" calcext:value-type="date">
            <text:p>15.09.2024</text:p>
          </table:table-cell>
          <table:table-cell table:formula="of:=[.E21]" office:value-type="date" office:date-value="2024-09-15" calcext:value-type="date">
            <text:p>15 септември 2024 г.</text:p>
          </table:table-cell>
          <table:table-cell table:style-name="ce41" table:formula="of:=INDEX([GBP.B:.B]; MATCH([.E21]; [GBP.A:.A]; 0))" office:value-type="currency" office:currency="BGN" office:value="2.31528" calcext:value-type="currency">
            <text:p>2.31528 лв.</text:p>
          </table:table-cell>
          <table:table-cell table:formula="of:=ROUND([.C21]*[.H21];2)" office:value-type="float" office:value="127.34" calcext:value-type="float">
            <text:p><text:s text:c="3"/>127.34</text:p>
          </table:table-cell>
          <table:table-cell table:formula="of:=ROUND([.D21]*[.H21];2)" office:value-type="float" office:value="0" calcext:value-type="float">
            <text:p><text:s text:c="3"/>0.00</text:p>
          </table:table-cell>
          <table:table-cell table:formula="of:=ROUND([.I21]*0.05;2)" office:value-type="float" office:value="6.37" calcext:value-type="float">
            <text:p><text:s text:c="3"/>6.37</text:p>
          </table:table-cell>
          <table:table-cell table:formula="of:=IF(OR([.D21] = 0; ISBLANK([.D21])); 3; IF([.D21]&gt;0; 1; &quot;Грешка&quot;))" office:value-type="float" office:value="3" calcext:value-type="float">
            <text:p>3</text:p>
          </table:table-cell>
          <table:table-cell table:formula="of:=IF([.J21]&lt;[.K21]; [.J21]; [.K21])" office:value-type="float" office:value="0" calcext:value-type="float">
            <text:p><text:s text:c="3"/>0.00</text:p>
          </table:table-cell>
          <table:table-cell table:formula="of:=[.K21]-[.M21]" office:value-type="float" office:value="6.37" calcext:value-type="float">
            <text:p><text:s text:c="3"/>6.37</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835.44" calcext:value-type="float">
            <text:p>4835.4400</text:p>
          </table:table-cell>
          <table:table-cell table:content-validation-name="val3" office:value-type="float" office:value="48.35" calcext:value-type="float">
            <text:p>48.3500</text:p>
          </table:table-cell>
          <table:table-cell table:style-name="ce3" office:value-type="date" office:date-value="2024-11-25" calcext:value-type="date">
            <text:p>25.11.2024 г.</text:p>
          </table:table-cell>
          <table:table-cell table:formula="of:=[.E22]" office:value-type="date" office:date-value="2024-11-25" calcext:value-type="date">
            <text:p>25.11.2024</text:p>
          </table:table-cell>
          <table:table-cell table:formula="of:=[.E22]" office:value-type="date" office:date-value="2024-11-25" calcext:value-type="date">
            <text:p>25 ноември 2024 г.</text:p>
          </table:table-cell>
          <table:table-cell table:formula="of:=INDEX([USD.B:.B]; MATCH([.E22]; [USD.A:.A]; 0))" office:value-type="float" office:value="1.86358" calcext:value-type="float">
            <text:p><text:s text:c="3"/>1.8635800</text:p>
          </table:table-cell>
          <table:table-cell table:formula="of:=ROUND([.C22]*[.H22];2)" office:value-type="float" office:value="9011.23" calcext:value-type="float">
            <text:p><text:s text:c="2"/>9 011.23</text:p>
          </table:table-cell>
          <table:table-cell table:formula="of:=ROUND([.D22]*[.H22];2)" office:value-type="float" office:value="90.1" calcext:value-type="float">
            <text:p><text:s text:c="3"/>90.10</text:p>
          </table:table-cell>
          <table:table-cell table:formula="of:=ROUND([.I22]*0.05;2)" office:value-type="float" office:value="450.56" calcext:value-type="float">
            <text:p><text:s text:c="3"/>450.56</text:p>
          </table:table-cell>
          <table:table-cell table:formula="of:=IF(OR([.D22] = 0; ISBLANK([.D22])); 3; IF([.D22]&gt;0; 1; &quot;Грешка&quot;))" office:value-type="float" office:value="1" calcext:value-type="float">
            <text:p>1</text:p>
          </table:table-cell>
          <table:table-cell table:formula="of:=IF([.J22]&lt;[.K22]; [.J22]; [.K22])" office:value-type="float" office:value="90.1" calcext:value-type="float">
            <text:p><text:s text:c="3"/>90.10</text:p>
          </table:table-cell>
          <table:table-cell table:formula="of:=[.K22]-[.M22]" office:value-type="float" office:value="360.46" calcext:value-type="float">
            <text:p><text:s text:c="3"/>360.46</text:p>
          </table:table-cell>
          <table:table-cell office:value-type="string" calcext:value-type="string">
            <text:p>САЩ</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465.45" calcext:value-type="float">
            <text:p>465.4500</text:p>
          </table:table-cell>
          <table:table-cell table:content-validation-name="val3"/>
          <table:table-cell table:style-name="ce3" office:value-type="date" office:date-value="2024-11-30" calcext:value-type="date">
            <text:p>30.11.2024 г.</text:p>
          </table:table-cell>
          <table:table-cell table:formula="of:=[.E23]" office:value-type="date" office:date-value="2024-11-30" calcext:value-type="date">
            <text:p>30.11.2024</text:p>
          </table:table-cell>
          <table:table-cell table:formula="of:=[.E23]" office:value-type="date" office:date-value="2024-11-30" calcext:value-type="date">
            <text:p>30 ноември 2024 г.</text:p>
          </table:table-cell>
          <table:table-cell table:formula="of:=INDEX([USD.B:.B]; MATCH([.E23]; [USD.A:.A]; 0))" office:value-type="float" office:value="1.85176" calcext:value-type="float">
            <text:p><text:s text:c="3"/>1.8517600</text:p>
          </table:table-cell>
          <table:table-cell table:formula="of:=ROUND([.C23]*[.H23];2)" office:value-type="float" office:value="861.9" calcext:value-type="float">
            <text:p><text:s text:c="3"/>861.90</text:p>
          </table:table-cell>
          <table:table-cell table:formula="of:=ROUND([.D23]*[.H23];2)" office:value-type="float" office:value="0" calcext:value-type="float">
            <text:p><text:s text:c="3"/>0.00</text:p>
          </table:table-cell>
          <table:table-cell table:formula="of:=ROUND([.I23]*0.05;2)" office:value-type="float" office:value="43.1" calcext:value-type="float">
            <text:p><text:s text:c="3"/>43.10</text:p>
          </table:table-cell>
          <table:table-cell table:formula="of:=IF(OR([.D23] = 0; ISBLANK([.D23])); 3; IF([.D23]&gt;0; 1; &quot;Грешка&quot;))" office:value-type="float" office:value="3" calcext:value-type="float">
            <text:p>3</text:p>
          </table:table-cell>
          <table:table-cell table:formula="of:=IF([.J23]&lt;[.K23]; [.J23]; [.K23])" office:value-type="float" office:value="0" calcext:value-type="float">
            <text:p><text:s text:c="3"/>0.00</text:p>
          </table:table-cell>
          <table:table-cell table:formula="of:=[.K23]-[.M23]" office:value-type="float" office:value="43.1" calcext:value-type="float">
            <text:p><text:s text:c="3"/>43.10</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43.45" calcext:value-type="float">
            <text:p>43.4500</text:p>
          </table:table-cell>
          <table:table-cell table:content-validation-name="val3"/>
          <table:table-cell table:style-name="ce3" office:value-type="date" office:date-value="2024-12-11" calcext:value-type="date">
            <text:p>11.12.2024 г.</text:p>
          </table:table-cell>
          <table:table-cell table:formula="of:=[.E24]" office:value-type="date" office:date-value="2024-12-11" calcext:value-type="date">
            <text:p>11.12.2024</text:p>
          </table:table-cell>
          <table:table-cell table:formula="of:=[.E24]" office:value-type="date" office:date-value="2024-12-11" calcext:value-type="date">
            <text:p>11 декември 2024 г.</text:p>
          </table:table-cell>
          <table:table-cell office:value-type="float" office:value="1.95583" calcext:value-type="float">
            <text:p><text:s text:c="3"/>1.9558300</text:p>
          </table:table-cell>
          <table:table-cell table:formula="of:=ROUND([.C24]*[.H24];2)" office:value-type="float" office:value="84.98" calcext:value-type="float">
            <text:p><text:s text:c="3"/>84.98</text:p>
          </table:table-cell>
          <table:table-cell table:formula="of:=ROUND([.D24]*[.H24];2)" office:value-type="float" office:value="0" calcext:value-type="float">
            <text:p><text:s text:c="3"/>0.00</text:p>
          </table:table-cell>
          <table:table-cell table:formula="of:=ROUND([.I24]*0.05;2)" office:value-type="float" office:value="4.25" calcext:value-type="float">
            <text:p><text:s text:c="3"/>4.25</text:p>
          </table:table-cell>
          <table:table-cell table:formula="of:=IF(OR([.D24] = 0; ISBLANK([.D24])); 3; IF([.D24]&gt;0; 1; &quot;Грешка&quot;))" office:value-type="float" office:value="3" calcext:value-type="float">
            <text:p>3</text:p>
          </table:table-cell>
          <table:table-cell table:formula="of:=IF([.J24]&lt;[.K24]; [.J24]; [.K24])" office:value-type="float" office:value="0" calcext:value-type="float">
            <text:p><text:s text:c="3"/>0.00</text:p>
          </table:table-cell>
          <table:table-cell table:formula="of:=[.K24]-[.M24]" office:value-type="float" office:value="4.25" calcext:value-type="float">
            <text:p><text:s text:c="3"/>4.25</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7" calcext:value-type="float">
            <text:p>7.0000</text:p>
          </table:table-cell>
          <table:table-cell table:content-validation-name="val3"/>
          <table:table-cell table:style-name="ce17" office:value-type="date" office:date-value="2024-01-03" calcext:value-type="date">
            <text:p>2024-01-03</text:p>
          </table:table-cell>
          <table:table-cell table:formula="of:=[.E25]" office:value-type="date" office:date-value="2024-01-03" calcext:value-type="date">
            <text:p>03.01.2024</text:p>
          </table:table-cell>
          <table:table-cell table:formula="of:=[.E25]" office:value-type="date" office:date-value="2024-01-03" calcext:value-type="date">
            <text:p>3 януари 2024 г.</text:p>
          </table:table-cell>
          <table:table-cell table:formula="of:=INDEX([USD.B:.B]; MATCH([.E25]; [USD.A:.A]; 0))" office:value-type="float" office:value="1.79122" calcext:value-type="float">
            <text:p><text:s text:c="3"/>1.7912200</text:p>
          </table:table-cell>
          <table:table-cell table:formula="of:=ROUND([.C25]*[.H25];2)" office:value-type="float" office:value="12.54" calcext:value-type="float">
            <text:p><text:s text:c="3"/>12.54</text:p>
          </table:table-cell>
          <table:table-cell table:formula="of:=ROUND([.D25]*[.H25];2)" office:value-type="float" office:value="0" calcext:value-type="float">
            <text:p><text:s text:c="3"/>0.00</text:p>
          </table:table-cell>
          <table:table-cell table:formula="of:=ROUND([.I25]*0.05;2)" office:value-type="float" office:value="0.63" calcext:value-type="float">
            <text:p><text:s text:c="3"/>0.63</text:p>
          </table:table-cell>
          <table:table-cell table:formula="of:=IF(OR([.D25] = 0; ISBLANK([.D25])); 3; IF([.D25]&gt;0; 1; &quot;Грешка&quot;))" office:value-type="float" office:value="3" calcext:value-type="float">
            <text:p>3</text:p>
          </table:table-cell>
          <table:table-cell table:formula="of:=IF([.J25]&lt;[.K25]; [.J25]; [.K25])" office:value-type="float" office:value="0" calcext:value-type="float">
            <text:p><text:s text:c="3"/>0.00</text:p>
          </table:table-cell>
          <table:table-cell table:formula="of:=[.K25]-[.M25]" office:value-type="float" office:value="0.63" calcext:value-type="float">
            <text:p><text:s text:c="3"/>0.63</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78.45" calcext:value-type="float">
            <text:p>78.4500</text:p>
          </table:table-cell>
          <table:table-cell table:content-validation-name="val3"/>
          <table:table-cell table:style-name="ce17" office:value-type="date" office:date-value="2024-02-01" calcext:value-type="date">
            <text:p>2024-02-01</text:p>
          </table:table-cell>
          <table:table-cell table:formula="of:=[.E26]" office:value-type="date" office:date-value="2024-02-01" calcext:value-type="date">
            <text:p>01.02.2024</text:p>
          </table:table-cell>
          <table:table-cell table:formula="of:=[.E26]" office:value-type="date" office:date-value="2024-02-01" calcext:value-type="date">
            <text:p>1 февруари 2024 г.</text:p>
          </table:table-cell>
          <table:table-cell table:formula="of:=INDEX([USD.B:.B]; MATCH([.E26]; [USD.A:.A]; 0))" office:value-type="float" office:value="1.80861" calcext:value-type="float">
            <text:p><text:s text:c="3"/>1.8086100</text:p>
          </table:table-cell>
          <table:table-cell table:formula="of:=ROUND([.C26]*[.H26];2)" office:value-type="float" office:value="141.89" calcext:value-type="float">
            <text:p><text:s text:c="3"/>141.89</text:p>
          </table:table-cell>
          <table:table-cell table:formula="of:=ROUND([.D26]*[.H26];2)" office:value-type="float" office:value="0" calcext:value-type="float">
            <text:p><text:s text:c="3"/>0.00</text:p>
          </table:table-cell>
          <table:table-cell table:formula="of:=ROUND([.I26]*0.05;2)" office:value-type="float" office:value="7.09" calcext:value-type="float">
            <text:p><text:s text:c="3"/>7.09</text:p>
          </table:table-cell>
          <table:table-cell table:formula="of:=IF(OR([.D26] = 0; ISBLANK([.D26])); 3; IF([.D26]&gt;0; 1; &quot;Грешка&quot;))" office:value-type="float" office:value="3" calcext:value-type="float">
            <text:p>3</text:p>
          </table:table-cell>
          <table:table-cell table:formula="of:=IF([.J26]&lt;[.K26]; [.J26]; [.K26])" office:value-type="float" office:value="0" calcext:value-type="float">
            <text:p><text:s text:c="3"/>0.00</text:p>
          </table:table-cell>
          <table:table-cell table:formula="of:=[.K26]-[.M26]" office:value-type="float" office:value="7.09" calcext:value-type="float">
            <text:p><text:s text:c="3"/>7.09</text:p>
          </table:table-cell>
          <table:table-cell table:number-columns-repeated="1011"/>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54" calcext:value-type="float">
            <text:p>54.0000</text:p>
          </table:table-cell>
          <table:table-cell table:content-validation-name="val3" office:value-type="float" office:value="5.4" calcext:value-type="float">
            <text:p>5.4000</text:p>
          </table:table-cell>
          <table:table-cell table:style-name="ce18" office:value-type="date" office:date-value="2024-03-10" calcext:value-type="date">
            <text:p>2024-03-10</text:p>
          </table:table-cell>
          <table:table-cell table:formula="of:=[.E27]" office:value-type="date" office:date-value="2024-03-10" calcext:value-type="date">
            <text:p>10.03.2024</text:p>
          </table:table-cell>
          <table:table-cell table:formula="of:=[.E27]" office:value-type="date" office:date-value="2024-03-10" calcext:value-type="date">
            <text:p>10 март 2024 г.</text:p>
          </table:table-cell>
          <table:table-cell table:style-name="ce41" table:formula="of:=INDEX([AUD.B:.B]; MATCH([.E27]; [AUD.A:.A]; 0))" office:value-type="currency" office:currency="BGN" office:value="1.18758" calcext:value-type="currency">
            <text:p>1.18758 лв.</text:p>
          </table:table-cell>
          <table:table-cell table:formula="of:=ROUND([.C27]*[.H27];2)" office:value-type="float" office:value="64.13" calcext:value-type="float">
            <text:p><text:s text:c="3"/>64.13</text:p>
          </table:table-cell>
          <table:table-cell table:formula="of:=ROUND([.D27]*[.H27];2)" office:value-type="float" office:value="6.41" calcext:value-type="float">
            <text:p><text:s text:c="3"/>6.41</text:p>
          </table:table-cell>
          <table:table-cell table:formula="of:=ROUND([.I27]*0.05;2)" office:value-type="float" office:value="3.21" calcext:value-type="float">
            <text:p><text:s text:c="3"/>3.21</text:p>
          </table:table-cell>
          <table:table-cell table:formula="of:=IF(OR([.D27] = 0; ISBLANK([.D27])); 3; IF([.D27]&gt;0; 1; &quot;Грешка&quot;))" office:value-type="float" office:value="1" calcext:value-type="float">
            <text:p>1</text:p>
          </table:table-cell>
          <table:table-cell table:formula="of:=IF([.J27]&lt;[.K27]; [.J27]; [.K27])" office:value-type="float" office:value="3.21" calcext:value-type="float">
            <text:p><text:s text:c="3"/>3.21</text:p>
          </table:table-cell>
          <table:table-cell table:formula="of:=[.K27]-[.M27]" office:value-type="float" office:value="0" calcext:value-type="float">
            <text:p><text:s text:c="3"/>0.00</text:p>
          </table:table-cell>
          <table:table-cell table:number-columns-repeated="1011"/>
        </table:table-row>
        <table:table-row table:style-name="ro1">
          <table:table-cell table:content-validation-name="val1"/>
          <table:table-cell table:content-validation-name="val2" office:value-type="string" calcext:value-type="string">
            <text:p>CHF</text:p>
          </table:table-cell>
          <table:table-cell table:style-name="ce21" table:content-validation-name="val3" office:value-type="float" office:value="345.76" calcext:value-type="float">
            <text:p>345.7600</text:p>
          </table:table-cell>
          <table:table-cell table:content-validation-name="val3"/>
          <table:table-cell table:style-name="ce18" office:value-type="date" office:date-value="2024-03-17" calcext:value-type="date">
            <text:p>2024-03-17</text:p>
          </table:table-cell>
          <table:table-cell table:formula="of:=[.E28]" office:value-type="date" office:date-value="2024-03-17" calcext:value-type="date">
            <text:p>17.03.2024</text:p>
          </table:table-cell>
          <table:table-cell table:formula="of:=[.E28]" office:value-type="date" office:date-value="2024-03-17" calcext:value-type="date">
            <text:p>17 март 2024 г.</text:p>
          </table:table-cell>
          <table:table-cell table:formula="of:=INDEX([CHF.B:.B]; MATCH([.E28]; [CHF.A:.A]; 0))" office:value-type="float" office:value="2.03457" calcext:value-type="float">
            <text:p><text:s text:c="3"/>2.0345700</text:p>
          </table:table-cell>
          <table:table-cell table:formula="of:=ROUND([.C28]*[.H28];2)" office:value-type="float" office:value="703.47" calcext:value-type="float">
            <text:p><text:s text:c="3"/>703.47</text:p>
          </table:table-cell>
          <table:table-cell table:formula="of:=ROUND([.D28]*[.H28];2)" office:value-type="float" office:value="0" calcext:value-type="float">
            <text:p><text:s text:c="3"/>0.00</text:p>
          </table:table-cell>
          <table:table-cell table:formula="of:=ROUND([.I28]*0.05;2)" office:value-type="float" office:value="35.17" calcext:value-type="float">
            <text:p><text:s text:c="3"/>35.17</text:p>
          </table:table-cell>
          <table:table-cell table:formula="of:=IF(OR([.D28] = 0; ISBLANK([.D28])); 3; IF([.D28]&gt;0; 1; &quot;Грешка&quot;))" office:value-type="float" office:value="3" calcext:value-type="float">
            <text:p>3</text:p>
          </table:table-cell>
          <table:table-cell table:formula="of:=IF([.J28]&lt;[.K28]; [.J28]; [.K28])" office:value-type="float" office:value="0" calcext:value-type="float">
            <text:p><text:s text:c="3"/>0.00</text:p>
          </table:table-cell>
          <table:table-cell table:formula="of:=[.K28]-[.M28]" office:value-type="float" office:value="35.17" calcext:value-type="float">
            <text:p><text:s text:c="3"/>35.17</text:p>
          </table:table-cell>
          <table:table-cell table:number-columns-repeated="1011"/>
        </table:table-row>
        <table:table-row table:style-name="ro1">
          <table:table-cell table:content-validation-name="val1"/>
          <table:table-cell table:content-validation-name="val2" office:value-type="string" calcext:value-type="string">
            <text:p>CHF</text:p>
          </table:table-cell>
          <table:table-cell table:style-name="ce21" table:content-validation-name="val3" office:value-type="float" office:value="64" calcext:value-type="float">
            <text:p>64.0000</text:p>
          </table:table-cell>
          <table:table-cell table:content-validation-name="val3"/>
          <table:table-cell table:style-name="ce18" office:value-type="date" office:date-value="2024-03-31" calcext:value-type="date">
            <text:p>2024-03-31</text:p>
          </table:table-cell>
          <table:table-cell table:formula="of:=[.E29]" office:value-type="date" office:date-value="2024-03-31" calcext:value-type="date">
            <text:p>31.03.2024</text:p>
          </table:table-cell>
          <table:table-cell table:formula="of:=[.E29]" office:value-type="date" office:date-value="2024-03-31" calcext:value-type="date">
            <text:p>31 март 2024 г.</text:p>
          </table:table-cell>
          <table:table-cell table:formula="of:=INDEX([CHF.B:.B]; MATCH([.E29]; [CHF.A:.A]; 0))" office:value-type="float" office:value="2.00269" calcext:value-type="float">
            <text:p><text:s text:c="3"/>2.0026900</text:p>
          </table:table-cell>
          <table:table-cell table:formula="of:=ROUND([.C29]*[.H29];2)" office:value-type="float" office:value="128.17" calcext:value-type="float">
            <text:p><text:s text:c="3"/>128.17</text:p>
          </table:table-cell>
          <table:table-cell table:formula="of:=ROUND([.D29]*[.H29];2)" office:value-type="float" office:value="0" calcext:value-type="float">
            <text:p><text:s text:c="3"/>0.00</text:p>
          </table:table-cell>
          <table:table-cell table:formula="of:=ROUND([.I29]*0.05;2)" office:value-type="float" office:value="6.41" calcext:value-type="float">
            <text:p><text:s text:c="3"/>6.41</text:p>
          </table:table-cell>
          <table:table-cell table:formula="of:=IF(OR([.D29] = 0; ISBLANK([.D29])); 3; IF([.D29]&gt;0; 1; &quot;Грешка&quot;))" office:value-type="float" office:value="3" calcext:value-type="float">
            <text:p>3</text:p>
          </table:table-cell>
          <table:table-cell table:formula="of:=IF([.J29]&lt;[.K29]; [.J29]; [.K29])" office:value-type="float" office:value="0" calcext:value-type="float">
            <text:p><text:s text:c="3"/>0.00</text:p>
          </table:table-cell>
          <table:table-cell table:formula="of:=[.K29]-[.M29]" office:value-type="float" office:value="6.41" calcext:value-type="float">
            <text:p><text:s text:c="3"/>6.41</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64.71" calcext:value-type="float">
            <text:p>64.7100</text:p>
          </table:table-cell>
          <table:table-cell table:content-validation-name="val3"/>
          <table:table-cell table:style-name="ce18" office:value-type="date" office:date-value="2024-03-31" calcext:value-type="date">
            <text:p>2024-03-31</text:p>
          </table:table-cell>
          <table:table-cell table:formula="of:=[.E30]" office:value-type="date" office:date-value="2024-03-31" calcext:value-type="date">
            <text:p>31.03.2024</text:p>
          </table:table-cell>
          <table:table-cell table:formula="of:=[.E30]" office:value-type="date" office:date-value="2024-03-31" calcext:value-type="date">
            <text:p>31 март 2024 г.</text:p>
          </table:table-cell>
          <table:table-cell table:style-name="ce41" table:formula="of:=INDEX([CAD.B:.B]; MATCH([.E30]; [CAD.A:.A]; 0))" office:value-type="currency" office:currency="BGN" office:value="1.33304" calcext:value-type="currency">
            <text:p>1.33304 лв.</text:p>
          </table:table-cell>
          <table:table-cell table:formula="of:=ROUND([.C30]*[.H30];2)" office:value-type="float" office:value="86.26" calcext:value-type="float">
            <text:p><text:s text:c="3"/>86.26</text:p>
          </table:table-cell>
          <table:table-cell table:formula="of:=ROUND([.D30]*[.H30];2)" office:value-type="float" office:value="0" calcext:value-type="float">
            <text:p><text:s text:c="3"/>0.00</text:p>
          </table:table-cell>
          <table:table-cell table:formula="of:=ROUND([.I30]*0.05;2)" office:value-type="float" office:value="4.31" calcext:value-type="float">
            <text:p><text:s text:c="3"/>4.31</text:p>
          </table:table-cell>
          <table:table-cell table:formula="of:=IF(OR([.D30] = 0; ISBLANK([.D30])); 3; IF([.D30]&gt;0; 1; &quot;Грешка&quot;))" office:value-type="float" office:value="3" calcext:value-type="float">
            <text:p>3</text:p>
          </table:table-cell>
          <table:table-cell table:formula="of:=IF([.J30]&lt;[.K30]; [.J30]; [.K30])" office:value-type="float" office:value="0" calcext:value-type="float">
            <text:p><text:s text:c="3"/>0.00</text:p>
          </table:table-cell>
          <table:table-cell table:formula="of:=[.K30]-[.M30]" office:value-type="float" office:value="4.31" calcext:value-type="float">
            <text:p><text:s text:c="3"/>4.31</text:p>
          </table:table-cell>
          <table:table-cell table:number-columns-repeated="1011"/>
        </table:table-row>
        <table:table-row table:style-name="ro1">
          <table:table-cell table:content-validation-name="val1"/>
          <table:table-cell table:content-validation-name="val2" office:value-type="string" calcext:value-type="string">
            <text:p>EUR</text:p>
          </table:table-cell>
          <table:table-cell table:style-name="ce21" table:content-validation-name="val3" office:value-type="float" office:value="9657.44" calcext:value-type="float">
            <text:p>9657.4400</text:p>
          </table:table-cell>
          <table:table-cell table:content-validation-name="val3"/>
          <table:table-cell table:style-name="ce18" office:value-type="date" office:date-value="2024-04-03" calcext:value-type="date">
            <text:p>2024-04-03</text:p>
          </table:table-cell>
          <table:table-cell table:formula="of:=[.E31]" office:value-type="date" office:date-value="2024-04-03" calcext:value-type="date">
            <text:p>03.04.2024</text:p>
          </table:table-cell>
          <table:table-cell table:formula="of:=[.E31]" office:value-type="date" office:date-value="2024-04-03" calcext:value-type="date">
            <text:p>3 април 2024 г.</text:p>
          </table:table-cell>
          <table:table-cell office:value-type="float" office:value="1.95583" calcext:value-type="float">
            <text:p><text:s text:c="3"/>1.9558300</text:p>
          </table:table-cell>
          <table:table-cell table:formula="of:=ROUND([.C31]*[.H31];2)" office:value-type="float" office:value="18888.31" calcext:value-type="float">
            <text:p><text:s text:c="2"/>18 888.31</text:p>
          </table:table-cell>
          <table:table-cell table:formula="of:=ROUND([.D31]*[.H31];2)" office:value-type="float" office:value="0" calcext:value-type="float">
            <text:p><text:s text:c="3"/>0.00</text:p>
          </table:table-cell>
          <table:table-cell table:formula="of:=ROUND([.I31]*0.05;2)" office:value-type="float" office:value="944.42" calcext:value-type="float">
            <text:p><text:s text:c="3"/>944.42</text:p>
          </table:table-cell>
          <table:table-cell table:formula="of:=IF(OR([.D31] = 0; ISBLANK([.D31])); 3; IF([.D31]&gt;0; 1; &quot;Грешка&quot;))" office:value-type="float" office:value="3" calcext:value-type="float">
            <text:p>3</text:p>
          </table:table-cell>
          <table:table-cell table:formula="of:=IF([.J31]&lt;[.K31]; [.J31]; [.K31])" office:value-type="float" office:value="0" calcext:value-type="float">
            <text:p><text:s text:c="3"/>0.00</text:p>
          </table:table-cell>
          <table:table-cell table:formula="of:=[.K31]-[.M31]" office:value-type="float" office:value="944.42" calcext:value-type="float">
            <text:p><text:s text:c="3"/>944.42</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154.95" calcext:value-type="float">
            <text:p>154.9500</text:p>
          </table:table-cell>
          <table:table-cell table:content-validation-name="val3"/>
          <table:table-cell table:style-name="ce18" office:value-type="date" office:date-value="2024-05-01" calcext:value-type="date">
            <text:p>2024-05-01</text:p>
          </table:table-cell>
          <table:table-cell table:formula="of:=[.E32]" office:value-type="date" office:date-value="2024-05-01" calcext:value-type="date">
            <text:p>01.05.2024</text:p>
          </table:table-cell>
          <table:table-cell table:formula="of:=[.E32]" office:value-type="date" office:date-value="2024-05-01" calcext:value-type="date">
            <text:p>1 май 2024 г.</text:p>
          </table:table-cell>
          <table:table-cell table:formula="of:=INDEX([CAD.B:.B]; MATCH([.E32]; [CAD.A:.A]; 0))" office:value-type="float" office:value="1.33304" calcext:value-type="float">
            <text:p><text:s text:c="3"/>1.3330400</text:p>
          </table:table-cell>
          <table:table-cell table:formula="of:=ROUND([.C32]*[.H32];2)" office:value-type="float" office:value="206.55" calcext:value-type="float">
            <text:p><text:s text:c="3"/>206.55</text:p>
          </table:table-cell>
          <table:table-cell table:formula="of:=ROUND([.D32]*[.H32];2)" office:value-type="float" office:value="0" calcext:value-type="float">
            <text:p><text:s text:c="3"/>0.00</text:p>
          </table:table-cell>
          <table:table-cell table:formula="of:=ROUND([.I32]*0.05;2)" office:value-type="float" office:value="10.33" calcext:value-type="float">
            <text:p><text:s text:c="3"/>10.33</text:p>
          </table:table-cell>
          <table:table-cell table:formula="of:=IF(OR([.D32] = 0; ISBLANK([.D32])); 3; IF([.D32]&gt;0; 1; &quot;Грешка&quot;))" office:value-type="float" office:value="3" calcext:value-type="float">
            <text:p>3</text:p>
          </table:table-cell>
          <table:table-cell table:formula="of:=IF([.J32]&lt;[.K32]; [.J32]; [.K32])" office:value-type="float" office:value="0" calcext:value-type="float">
            <text:p><text:s text:c="3"/>0.00</text:p>
          </table:table-cell>
          <table:table-cell table:formula="of:=[.K32]-[.M32]" office:value-type="float" office:value="10.33" calcext:value-type="float">
            <text:p><text:s text:c="3"/>10.33</text:p>
          </table:table-cell>
          <table:table-cell table:number-columns-repeated="1011"/>
        </table:table-row>
        <table:table-row table:style-name="ro1">
          <table:table-cell table:content-validation-name="val1"/>
          <table:table-cell table:content-validation-name="val2" office:value-type="string" calcext:value-type="string">
            <text:p>CAD</text:p>
          </table:table-cell>
          <table:table-cell table:style-name="ce21" table:content-validation-name="val3" office:value-type="float" office:value="36.45" calcext:value-type="float">
            <text:p>36.4500</text:p>
          </table:table-cell>
          <table:table-cell table:content-validation-name="val3"/>
          <table:table-cell table:style-name="ce18" office:value-type="date" office:date-value="2024-06-12" calcext:value-type="date">
            <text:p>2024-06-12</text:p>
          </table:table-cell>
          <table:table-cell table:formula="of:=[.E33]" office:value-type="date" office:date-value="2024-06-12" calcext:value-type="date">
            <text:p>12.06.2024</text:p>
          </table:table-cell>
          <table:table-cell table:formula="of:=[.E33]" office:value-type="date" office:date-value="2024-06-12" calcext:value-type="date">
            <text:p>12 юни 2024 г.</text:p>
          </table:table-cell>
          <table:table-cell table:formula="of:=INDEX([CAD.B:.B]; MATCH([.E33]; [CAD.A:.A]; 0))" office:value-type="float" office:value="1.32195" calcext:value-type="float">
            <text:p><text:s text:c="3"/>1.3219500</text:p>
          </table:table-cell>
          <table:table-cell table:formula="of:=ROUND([.C33]*[.H33];2)" office:value-type="float" office:value="48.19" calcext:value-type="float">
            <text:p><text:s text:c="3"/>48.19</text:p>
          </table:table-cell>
          <table:table-cell table:formula="of:=ROUND([.D33]*[.H33];2)" office:value-type="float" office:value="0" calcext:value-type="float">
            <text:p><text:s text:c="3"/>0.00</text:p>
          </table:table-cell>
          <table:table-cell table:formula="of:=ROUND([.I33]*0.05;2)" office:value-type="float" office:value="2.41" calcext:value-type="float">
            <text:p><text:s text:c="3"/>2.41</text:p>
          </table:table-cell>
          <table:table-cell table:formula="of:=IF(OR([.D33] = 0; ISBLANK([.D33])); 3; IF([.D33]&gt;0; 1; &quot;Грешка&quot;))" office:value-type="float" office:value="3" calcext:value-type="float">
            <text:p>3</text:p>
          </table:table-cell>
          <table:table-cell table:formula="of:=IF([.J33]&lt;[.K33]; [.J33]; [.K33])" office:value-type="float" office:value="0" calcext:value-type="float">
            <text:p><text:s text:c="3"/>0.00</text:p>
          </table:table-cell>
          <table:table-cell table:formula="of:=[.K33]-[.M33]" office:value-type="float" office:value="2.41" calcext:value-type="float">
            <text:p><text:s text:c="3"/>2.41</text:p>
          </table:table-cell>
          <table:table-cell table:number-columns-repeated="1011"/>
        </table:table-row>
        <table:table-row table:style-name="ro1">
          <table:table-cell table:content-validation-name="val1" office:value-type="string" calcext:value-type="string">
            <text:p>Brazilian Company LTD</text:p>
          </table:table-cell>
          <table:table-cell table:content-validation-name="val2" office:value-type="string" calcext:value-type="string">
            <text:p>BRL</text:p>
          </table:table-cell>
          <table:table-cell table:style-name="ce21" table:content-validation-name="val3" office:value-type="float" office:value="47.74" calcext:value-type="float">
            <text:p>47.7400</text:p>
          </table:table-cell>
          <table:table-cell table:content-validation-name="val3"/>
          <table:table-cell table:style-name="ce18" office:value-type="date" office:date-value="2024-07-05" calcext:value-type="date">
            <text:p>2024-07-05</text:p>
          </table:table-cell>
          <table:table-cell table:formula="of:=[.E34]" office:value-type="date" office:date-value="2024-07-05" calcext:value-type="date">
            <text:p>05.07.2024</text:p>
          </table:table-cell>
          <table:table-cell table:formula="of:=[.E34]" office:value-type="date" office:date-value="2024-07-05" calcext:value-type="date">
            <text:p>5 юли 2024 г.</text:p>
          </table:table-cell>
          <table:table-cell table:formula="of:=INDEX([BRL.B:.B]; MATCH([.E34]; [BRL.A:.A]; 0))" office:value-type="float" office:value="0.329159" calcext:value-type="float">
            <text:p><text:s text:c="3"/>0.3291590</text:p>
          </table:table-cell>
          <table:table-cell table:formula="of:=ROUND([.C34]*[.H34];2)" office:value-type="float" office:value="15.71" calcext:value-type="float">
            <text:p><text:s text:c="3"/>15.71</text:p>
          </table:table-cell>
          <table:table-cell table:formula="of:=ROUND([.D34]*[.H34];2)" office:value-type="float" office:value="0" calcext:value-type="float">
            <text:p><text:s text:c="3"/>0.00</text:p>
          </table:table-cell>
          <table:table-cell table:formula="of:=ROUND([.I34]*0.05;2)" office:value-type="float" office:value="0.79" calcext:value-type="float">
            <text:p><text:s text:c="3"/>0.79</text:p>
          </table:table-cell>
          <table:table-cell table:formula="of:=IF(OR([.D34] = 0; ISBLANK([.D34])); 3; IF([.D34]&gt;0; 1; &quot;Грешка&quot;))" office:value-type="float" office:value="3" calcext:value-type="float">
            <text:p>3</text:p>
          </table:table-cell>
          <table:table-cell table:formula="of:=IF([.J34]&lt;[.K34]; [.J34]; [.K34])" office:value-type="float" office:value="0" calcext:value-type="float">
            <text:p><text:s text:c="3"/>0.00</text:p>
          </table:table-cell>
          <table:table-cell table:formula="of:=[.K34]-[.M34]" office:value-type="float" office:value="0.79" calcext:value-type="float">
            <text:p><text:s text:c="3"/>0.79</text:p>
          </table:table-cell>
          <table:table-cell table:number-columns-repeated="1011"/>
        </table:table-row>
        <table:table-row table:style-name="ro1">
          <table:table-cell table:content-validation-name="val1" office:value-type="string" calcext:value-type="string">
            <text:p>Japan Company LTD</text:p>
          </table:table-cell>
          <table:table-cell table:content-validation-name="val2" office:value-type="string" calcext:value-type="string">
            <text:p>JPY</text:p>
          </table:table-cell>
          <table:table-cell table:style-name="ce21" table:content-validation-name="val3" office:value-type="float" office:value="77.96" calcext:value-type="float">
            <text:p>77.9600</text:p>
          </table:table-cell>
          <table:table-cell table:content-validation-name="val3"/>
          <table:table-cell table:style-name="ce18" office:value-type="date" office:date-value="2024-08-01" calcext:value-type="date">
            <text:p>2024-08-01</text:p>
          </table:table-cell>
          <table:table-cell table:formula="of:=[.E35]" office:value-type="date" office:date-value="2024-08-01" calcext:value-type="date">
            <text:p>01.08.2024</text:p>
          </table:table-cell>
          <table:table-cell table:formula="of:=[.E35]" office:value-type="date" office:date-value="2024-08-01" calcext:value-type="date">
            <text:p>1 август 2024 г.</text:p>
          </table:table-cell>
          <table:table-cell table:formula="of:=INDEX([JPY.B:.B]; MATCH([.E35]; [JPY.A:.A]; 0))" office:value-type="float" office:value="0.012024" calcext:value-type="float">
            <text:p><text:s text:c="3"/>0.0120240</text:p>
          </table:table-cell>
          <table:table-cell table:formula="of:=ROUND([.C35]*[.H35];2)" office:value-type="float" office:value="0.94" calcext:value-type="float">
            <text:p><text:s text:c="3"/>0.94</text:p>
          </table:table-cell>
          <table:table-cell table:formula="of:=ROUND([.D35]*[.H35];2)" office:value-type="float" office:value="0" calcext:value-type="float">
            <text:p><text:s text:c="3"/>0.00</text:p>
          </table:table-cell>
          <table:table-cell table:formula="of:=ROUND([.I35]*0.05;2)" office:value-type="float" office:value="0.05" calcext:value-type="float">
            <text:p><text:s text:c="3"/>0.05</text:p>
          </table:table-cell>
          <table:table-cell table:formula="of:=IF(OR([.D35] = 0; ISBLANK([.D35])); 3; IF([.D35]&gt;0; 1; &quot;Грешка&quot;))" office:value-type="float" office:value="3" calcext:value-type="float">
            <text:p>3</text:p>
          </table:table-cell>
          <table:table-cell table:formula="of:=IF([.J35]&lt;[.K35]; [.J35]; [.K35])" office:value-type="float" office:value="0" calcext:value-type="float">
            <text:p><text:s text:c="3"/>0.00</text:p>
          </table:table-cell>
          <table:table-cell table:formula="of:=[.K35]-[.M35]" office:value-type="float" office:value="0.05" calcext:value-type="float">
            <text:p><text:s text:c="3"/>0.05</text:p>
          </table:table-cell>
          <table:table-cell office:value-type="string" calcext:value-type="string">
            <text:p>Япония</text:p>
          </table:table-cell>
          <table:table-cell table:number-columns-repeated="1010"/>
        </table:table-row>
        <table:table-row table:style-name="ro1">
          <table:table-cell table:content-validation-name="val1"/>
          <table:table-cell table:content-validation-name="val2" office:value-type="string" calcext:value-type="string">
            <text:p>AUD</text:p>
          </table:table-cell>
          <table:table-cell table:style-name="ce21" table:content-validation-name="val3" office:value-type="float" office:value="148" calcext:value-type="float">
            <text:p>148.0000</text:p>
          </table:table-cell>
          <table:table-cell table:content-validation-name="val3"/>
          <table:table-cell office:value-type="date" office:date-value="2024-10-19" calcext:value-type="date">
            <text:p>10/19/24</text:p>
          </table:table-cell>
          <table:table-cell table:formula="of:=[.E36]" office:value-type="date" office:date-value="2024-10-19" calcext:value-type="date">
            <text:p>19.10.2024</text:p>
          </table:table-cell>
          <table:table-cell table:formula="of:=[.E36]" office:value-type="date" office:date-value="2024-10-19" calcext:value-type="date">
            <text:p>19 октомври 2024 г.</text:p>
          </table:table-cell>
          <table:table-cell table:formula="of:=INDEX([AUD.B:.B]; MATCH([.E36]; [AUD.A:.A]; 0))" office:value-type="float" office:value="1.20992" calcext:value-type="float">
            <text:p><text:s text:c="3"/>1.2099200</text:p>
          </table:table-cell>
          <table:table-cell table:formula="of:=ROUND([.C36]*[.H36];2)" office:value-type="float" office:value="179.07" calcext:value-type="float">
            <text:p><text:s text:c="3"/>179.07</text:p>
          </table:table-cell>
          <table:table-cell table:formula="of:=ROUND([.D36]*[.H36];2)" office:value-type="float" office:value="0" calcext:value-type="float">
            <text:p><text:s text:c="3"/>0.00</text:p>
          </table:table-cell>
          <table:table-cell table:formula="of:=ROUND([.I36]*0.05;2)" office:value-type="float" office:value="8.95" calcext:value-type="float">
            <text:p><text:s text:c="3"/>8.95</text:p>
          </table:table-cell>
          <table:table-cell table:formula="of:=IF(OR([.D36] = 0; ISBLANK([.D36])); 3; IF([.D36]&gt;0; 1; &quot;Грешка&quot;))" office:value-type="float" office:value="3" calcext:value-type="float">
            <text:p>3</text:p>
          </table:table-cell>
          <table:table-cell table:formula="of:=IF([.J36]&lt;[.K36]; [.J36]; [.K36])" office:value-type="float" office:value="0" calcext:value-type="float">
            <text:p><text:s text:c="3"/>0.00</text:p>
          </table:table-cell>
          <table:table-cell table:formula="of:=[.K36]-[.M36]" office:value-type="float" office:value="8.95" calcext:value-type="float">
            <text:p><text:s text:c="3"/>8.95</text:p>
          </table:table-cell>
          <table:table-cell office:value-type="string" calcext:value-type="string">
            <text:p>Бразилия</text:p>
          </table:table-cell>
          <table:table-cell table:number-columns-repeated="1010"/>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4.57" calcext:value-type="float">
            <text:p>14.5700</text:p>
          </table:table-cell>
          <table:table-cell table:content-validation-name="val3"/>
          <table:table-cell office:value-type="date" office:date-value="2024-10-19" calcext:value-type="date">
            <text:p>10/19/24</text:p>
          </table:table-cell>
          <table:table-cell table:formula="of:=[.E37]" office:value-type="date" office:date-value="2024-10-19" calcext:value-type="date">
            <text:p>19.10.2024</text:p>
          </table:table-cell>
          <table:table-cell table:formula="of:=[.E37]" office:value-type="date" office:date-value="2024-10-19" calcext:value-type="date">
            <text:p>19 октомври 2024 г.</text:p>
          </table:table-cell>
          <table:table-cell table:formula="of:=INDEX([USD.B:.B]; MATCH([.E37]; [USD.A:.A]; 0))" office:value-type="float" office:value="1.80311" calcext:value-type="float">
            <text:p><text:s text:c="3"/>1.8031100</text:p>
          </table:table-cell>
          <table:table-cell table:formula="of:=ROUND([.C37]*[.H37];2)" office:value-type="float" office:value="26.27" calcext:value-type="float">
            <text:p><text:s text:c="3"/>26.27</text:p>
          </table:table-cell>
          <table:table-cell table:formula="of:=ROUND([.D37]*[.H37];2)" office:value-type="float" office:value="0" calcext:value-type="float">
            <text:p><text:s text:c="3"/>0.00</text:p>
          </table:table-cell>
          <table:table-cell table:formula="of:=ROUND([.I37]*0.05;2)" office:value-type="float" office:value="1.31" calcext:value-type="float">
            <text:p><text:s text:c="3"/>1.31</text:p>
          </table:table-cell>
          <table:table-cell table:formula="of:=IF(OR([.D37] = 0; ISBLANK([.D37])); 3; IF([.D37]&gt;0; 1; &quot;Грешка&quot;))" office:value-type="float" office:value="3" calcext:value-type="float">
            <text:p>3</text:p>
          </table:table-cell>
          <table:table-cell table:formula="of:=IF([.J37]&lt;[.K37]; [.J37]; [.K37])" office:value-type="float" office:value="0" calcext:value-type="float">
            <text:p><text:s text:c="3"/>0.00</text:p>
          </table:table-cell>
          <table:table-cell table:formula="of:=[.K37]-[.M37]" office:value-type="float" office:value="1.31" calcext:value-type="float">
            <text:p><text:s text:c="3"/>1.31</text:p>
          </table:table-cell>
          <table:table-cell table:number-columns-repeated="1011"/>
        </table:table-row>
        <table:table-row table:style-name="ro1">
          <table:table-cell table:content-validation-name="val1"/>
          <table:table-cell table:content-validation-name="val2" office:value-type="string" calcext:value-type="string">
            <text:p>USD</text:p>
          </table:table-cell>
          <table:table-cell table:style-name="ce21" table:content-validation-name="val3" office:value-type="float" office:value="14" calcext:value-type="float">
            <text:p>14.0000</text:p>
          </table:table-cell>
          <table:table-cell table:content-validation-name="val3"/>
          <table:table-cell office:value-type="date" office:date-value="2024-10-19" calcext:value-type="date">
            <text:p>10/19/24</text:p>
          </table:table-cell>
          <table:table-cell table:formula="of:=[.E38]" office:value-type="date" office:date-value="2024-10-19" calcext:value-type="date">
            <text:p>19.10.2024</text:p>
          </table:table-cell>
          <table:table-cell table:formula="of:=[.E38]" office:value-type="date" office:date-value="2024-10-19" calcext:value-type="date">
            <text:p>19 октомври 2024 г.</text:p>
          </table:table-cell>
          <table:table-cell table:formula="of:=INDEX([USD.B:.B]; MATCH([.E38]; [USD.A:.A]; 0))" office:value-type="float" office:value="1.80311" calcext:value-type="float">
            <text:p><text:s text:c="3"/>1.8031100</text:p>
          </table:table-cell>
          <table:table-cell table:formula="of:=ROUND([.C38]*[.H38];2)" office:value-type="float" office:value="25.24" calcext:value-type="float">
            <text:p><text:s text:c="3"/>25.24</text:p>
          </table:table-cell>
          <table:table-cell table:formula="of:=ROUND([.D38]*[.H38];2)" office:value-type="float" office:value="0" calcext:value-type="float">
            <text:p><text:s text:c="3"/>0.00</text:p>
          </table:table-cell>
          <table:table-cell table:formula="of:=ROUND([.I38]*0.05;2)" office:value-type="float" office:value="1.26" calcext:value-type="float">
            <text:p><text:s text:c="3"/>1.26</text:p>
          </table:table-cell>
          <table:table-cell table:formula="of:=IF(OR([.D38] = 0; ISBLANK([.D38])); 3; IF([.D38]&gt;0; 1; &quot;Грешка&quot;))" office:value-type="float" office:value="3" calcext:value-type="float">
            <text:p>3</text:p>
          </table:table-cell>
          <table:table-cell table:formula="of:=IF([.J38]&lt;[.K38]; [.J38]; [.K38])" office:value-type="float" office:value="0" calcext:value-type="float">
            <text:p><text:s text:c="3"/>0.00</text:p>
          </table:table-cell>
          <table:table-cell table:formula="of:=[.K38]-[.M38]" office:value-type="float" office:value="1.26" calcext:value-type="float">
            <text:p><text:s text:c="3"/>1.26</text:p>
          </table:table-cell>
          <table:table-cell table:number-columns-repeated="1011"/>
        </table:table-row>
        <table:table-row table:style-name="ro1">
          <table:table-cell table:content-validation-name="val1"/>
          <table:table-cell table:content-validation-name="val2" office:value-type="string" calcext:value-type="string">
            <text:p>BGN</text:p>
          </table:table-cell>
          <table:table-cell table:style-name="ce21" table:content-validation-name="val3" office:value-type="float" office:value="5474.44" calcext:value-type="float">
            <text:p>5474.4400</text:p>
          </table:table-cell>
          <table:table-cell table:content-validation-name="val3"/>
          <table:table-cell table:style-name="ce15" office:value-type="date" office:date-value="2024-12-31" calcext:value-type="date">
            <text:p>31.12.2024</text:p>
          </table:table-cell>
          <table:table-cell table:formula="of:=[.E39]" office:value-type="date" office:date-value="2024-12-31" calcext:value-type="date">
            <text:p>31.12.2024</text:p>
          </table:table-cell>
          <table:table-cell table:formula="of:=[.E39]" office:value-type="date" office:date-value="2024-12-31" calcext:value-type="date">
            <text:p>31 декември 2024 г.</text:p>
          </table:table-cell>
          <table:table-cell office:value-type="float" office:value="1" calcext:value-type="float">
            <text:p><text:s text:c="3"/>1.0000000</text:p>
          </table:table-cell>
          <table:table-cell table:formula="of:=ROUND([.C39]*[.H39];2)" office:value-type="float" office:value="5474.44" calcext:value-type="float">
            <text:p><text:s text:c="2"/>5 474.44</text:p>
          </table:table-cell>
          <table:table-cell table:formula="of:=ROUND([.D39]*[.H39];2)" office:value-type="float" office:value="0" calcext:value-type="float">
            <text:p><text:s text:c="3"/>0.00</text:p>
          </table:table-cell>
          <table:table-cell table:formula="of:=ROUND([.I39]*0.05;2)" office:value-type="float" office:value="273.72" calcext:value-type="float">
            <text:p><text:s text:c="3"/>273.72</text:p>
          </table:table-cell>
          <table:table-cell table:formula="of:=IF(OR([.D39] = 0; ISBLANK([.D39])); 3; IF([.D39]&gt;0; 1; &quot;Грешка&quot;))" office:value-type="float" office:value="3" calcext:value-type="float">
            <text:p>3</text:p>
          </table:table-cell>
          <table:table-cell table:formula="of:=IF([.J39]&lt;[.K39]; [.J39]; [.K39])" office:value-type="float" office:value="0" calcext:value-type="float">
            <text:p><text:s text:c="3"/>0.00</text:p>
          </table:table-cell>
          <table:table-cell table:formula="of:=[.K39]-[.M39]" office:value-type="float" office:value="273.72" calcext:value-type="float">
            <text:p><text:s text:c="3"/>273.72</text:p>
          </table:table-cell>
          <table:table-cell office:value-type="string" calcext:value-type="string">
            <text:p>Великобритания</text:p>
          </table:table-cell>
          <table:table-cell table:number-columns-repeated="1010"/>
        </table:table-row>
        <table:table-row table:style-name="ro1" table:number-rows-repeated="58">
          <table:table-cell table:content-validation-name="val1"/>
          <table:table-cell table:content-validation-name="val2"/>
          <table:table-cell table:content-validation-name="val3" table:number-columns-repeated="2"/>
          <table:table-cell table:number-columns-repeated="1021"/>
        </table:table-row>
        <table:table-row table:style-name="ro1" table:number-rows-repeated="8">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4">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83">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24">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171">
          <table:table-cell table:content-validation-name="val1"/>
          <table:table-cell table:content-validation-name="val2"/>
          <table:table-cell table:content-validation-name="val3" table:number-columns-repeated="2"/>
          <table:table-cell table:number-columns-repeated="1021"/>
        </table:table-row>
        <table:table-row table:style-name="ro1" table:number-rows-repeated="6">
          <table:table-cell table:content-validation-name="val1"/>
          <table:table-cell table:content-validation-name="val2"/>
          <table:table-cell table:content-validation-name="val3" table:number-columns-repeated="2"/>
          <table:table-cell table:style-name="ce18"/>
          <table:table-cell table:number-columns-repeated="1020"/>
        </table:table-row>
        <table:table-row table:style-name="ro1" table:number-rows-repeated="1048173">
          <table:table-cell table:content-validation-name="val1"/>
          <table:table-cell table:content-validation-name="val2"/>
          <table:table-cell table:content-validation-name="val3" table:number-columns-repeated="2"/>
          <table:table-cell table:number-columns-repeated="1021"/>
        </table:table-row>
        <table:table-row table:style-name="ro1">
          <table:table-cell table:content-validation-name="val1"/>
          <table:table-cell table:content-validation-name="val2"/>
          <table:table-cell table:content-validation-name="val3" table:number-columns-repeated="2"/>
          <table:table-cell table:number-columns-repeated="1021"/>
        </table:table-row>
      </table:table>
      <table:table table:name="USD" table:style-name="ta1" table:protected="true">
        <loext:table-protection loext:select-protected-cells="true" loext:select-unprotected-cells="true"/>
        <table:table-column table:style-name="co14" table:default-cell-style-name="ce31"/>
        <table:table-column table:style-name="co15" table:default-cell-style-name="ce36"/>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76998" calcext:value-type="currency">
            <text:p>1.76998 лв.</text:p>
          </table:table-cell>
        </table:table-row>
        <table:table-row table:style-name="ro1">
          <table:table-cell office:value-type="date" office:date-value="2024-01-02" calcext:value-type="date">
            <text:p>02.01.2024</text:p>
          </table:table-cell>
          <table:table-cell office:value-type="currency" office:currency="BGN" office:value="1.78517" calcext:value-type="currency">
            <text:p>1.78517 лв.</text:p>
          </table:table-cell>
        </table:table-row>
        <table:table-row table:style-name="ro1">
          <table:table-cell office:value-type="date" office:date-value="2024-01-03" calcext:value-type="date">
            <text:p>03.01.2024</text:p>
          </table:table-cell>
          <table:table-cell office:value-type="currency" office:currency="BGN" office:value="1.79122" calcext:value-type="currency">
            <text:p>1.79122 лв.</text:p>
          </table:table-cell>
        </table:table-row>
        <table:table-row table:style-name="ro1">
          <table:table-cell office:value-type="date" office:date-value="2024-01-04" calcext:value-type="date">
            <text:p>04.01.2024</text:p>
          </table:table-cell>
          <table:table-cell office:value-type="currency" office:currency="BGN" office:value="1.78566" calcext:value-type="currency">
            <text:p>1.78566 лв.</text:p>
          </table:table-cell>
        </table:table-row>
        <table:table-row table:style-name="ro1">
          <table:table-cell office:value-type="date" office:date-value="2024-01-05" calcext:value-type="date">
            <text:p>05.01.2024</text:p>
          </table:table-cell>
          <table:table-cell office:value-type="currency" office:currency="BGN" office:value="1.79089" calcext:value-type="currency">
            <text:p>1.79089 лв.</text:p>
          </table:table-cell>
        </table:table-row>
        <table:table-row table:style-name="ro1">
          <table:table-cell office:value-type="date" office:date-value="2024-01-06" calcext:value-type="date">
            <text:p>06.01.2024</text:p>
          </table:table-cell>
          <table:table-cell office:value-type="currency" office:currency="BGN" office:value="1.79089" calcext:value-type="currency">
            <text:p>1.79089 лв.</text:p>
          </table:table-cell>
        </table:table-row>
        <table:table-row table:style-name="ro1">
          <table:table-cell office:value-type="date" office:date-value="2024-01-07" calcext:value-type="date">
            <text:p>07.01.2024</text:p>
          </table:table-cell>
          <table:table-cell office:value-type="currency" office:currency="BGN" office:value="1.79089" calcext:value-type="currency">
            <text:p>1.79089 лв.</text:p>
          </table:table-cell>
        </table:table-row>
        <table:table-row table:style-name="ro1">
          <table:table-cell office:value-type="date" office:date-value="2024-01-08" calcext:value-type="date">
            <text:p>08.01.2024</text:p>
          </table:table-cell>
          <table:table-cell office:value-type="currency" office:currency="BGN" office:value="1.7868" calcext:value-type="currency">
            <text:p>1.78680 лв.</text:p>
          </table:table-cell>
        </table:table-row>
        <table:table-row table:style-name="ro1">
          <table:table-cell office:value-type="date" office:date-value="2024-01-09" calcext:value-type="date">
            <text:p>09.01.2024</text:p>
          </table:table-cell>
          <table:table-cell office:value-type="currency" office:currency="BGN" office:value="1.78778" calcext:value-type="currency">
            <text:p>1.78778 лв.</text:p>
          </table:table-cell>
        </table:table-row>
        <table:table-row table:style-name="ro1">
          <table:table-cell office:value-type="date" office:date-value="2024-01-10" calcext:value-type="date">
            <text:p>10.01.2024</text:p>
          </table:table-cell>
          <table:table-cell office:value-type="currency" office:currency="BGN" office:value="1.7868" calcext:value-type="currency">
            <text:p>1.78680 лв.</text:p>
          </table:table-cell>
        </table:table-row>
        <table:table-row table:style-name="ro1">
          <table:table-cell office:value-type="date" office:date-value="2024-01-11" calcext:value-type="date">
            <text:p>11.01.2024</text:p>
          </table:table-cell>
          <table:table-cell office:value-type="currency" office:currency="BGN" office:value="1.78013" calcext:value-type="currency">
            <text:p>1.78013 лв.</text:p>
          </table:table-cell>
        </table:table-row>
        <table:table-row table:style-name="ro1">
          <table:table-cell office:value-type="date" office:date-value="2024-01-12" calcext:value-type="date">
            <text:p>12.01.2024</text:p>
          </table:table-cell>
          <table:table-cell office:value-type="currency" office:currency="BGN" office:value="1.78745" calcext:value-type="currency">
            <text:p>1.78745 лв.</text:p>
          </table:table-cell>
        </table:table-row>
        <table:table-row table:style-name="ro1">
          <table:table-cell office:value-type="date" office:date-value="2024-01-13" calcext:value-type="date">
            <text:p>13.01.2024</text:p>
          </table:table-cell>
          <table:table-cell office:value-type="currency" office:currency="BGN" office:value="1.78745" calcext:value-type="currency">
            <text:p>1.78745 лв.</text:p>
          </table:table-cell>
        </table:table-row>
        <table:table-row table:style-name="ro1">
          <table:table-cell office:value-type="date" office:date-value="2024-01-14" calcext:value-type="date">
            <text:p>14.01.2024</text:p>
          </table:table-cell>
          <table:table-cell office:value-type="currency" office:currency="BGN" office:value="1.78745" calcext:value-type="currency">
            <text:p>1.78745 лв.</text:p>
          </table:table-cell>
        </table:table-row>
        <table:table-row table:style-name="ro1">
          <table:table-cell office:value-type="date" office:date-value="2024-01-15" calcext:value-type="date">
            <text:p>15.01.2024</text:p>
          </table:table-cell>
          <table:table-cell office:value-type="currency" office:currency="BGN" office:value="1.78696" calcext:value-type="currency">
            <text:p>1.78696 лв.</text:p>
          </table:table-cell>
        </table:table-row>
        <table:table-row table:style-name="ro1">
          <table:table-cell office:value-type="date" office:date-value="2024-01-16" calcext:value-type="date">
            <text:p>16.01.2024</text:p>
          </table:table-cell>
          <table:table-cell office:value-type="currency" office:currency="BGN" office:value="1.79731" calcext:value-type="currency">
            <text:p>1.79731 лв.</text:p>
          </table:table-cell>
        </table:table-row>
        <table:table-row table:style-name="ro1">
          <table:table-cell office:value-type="date" office:date-value="2024-01-17" calcext:value-type="date">
            <text:p>17.01.2024</text:p>
          </table:table-cell>
          <table:table-cell office:value-type="currency" office:currency="BGN" office:value="1.79813" calcext:value-type="currency">
            <text:p>1.79813 лв.</text:p>
          </table:table-cell>
        </table:table-row>
        <table:table-row table:style-name="ro1">
          <table:table-cell office:value-type="date" office:date-value="2024-01-18" calcext:value-type="date">
            <text:p>18.01.2024</text:p>
          </table:table-cell>
          <table:table-cell office:value-type="currency" office:currency="BGN" office:value="1.79846" calcext:value-type="currency">
            <text:p>1.79846 лв.</text:p>
          </table:table-cell>
        </table:table-row>
        <table:table-row table:style-name="ro1">
          <table:table-cell office:value-type="date" office:date-value="2024-01-19" calcext:value-type="date">
            <text:p>19.01.2024</text:p>
          </table:table-cell>
          <table:table-cell office:value-type="currency" office:currency="BGN" office:value="1.79648" calcext:value-type="currency">
            <text:p>1.79648 лв.</text:p>
          </table:table-cell>
        </table:table-row>
        <table:table-row table:style-name="ro1">
          <table:table-cell office:value-type="date" office:date-value="2024-01-20" calcext:value-type="date">
            <text:p>20.01.2024</text:p>
          </table:table-cell>
          <table:table-cell office:value-type="currency" office:currency="BGN" office:value="1.79648" calcext:value-type="currency">
            <text:p>1.79648 лв.</text:p>
          </table:table-cell>
        </table:table-row>
        <table:table-row table:style-name="ro1">
          <table:table-cell office:value-type="date" office:date-value="2024-01-21" calcext:value-type="date">
            <text:p>21.01.2024</text:p>
          </table:table-cell>
          <table:table-cell office:value-type="currency" office:currency="BGN" office:value="1.79648" calcext:value-type="currency">
            <text:p>1.79648 лв.</text:p>
          </table:table-cell>
        </table:table-row>
        <table:table-row table:style-name="ro1">
          <table:table-cell office:value-type="date" office:date-value="2024-01-22" calcext:value-type="date">
            <text:p>22.01.2024</text:p>
          </table:table-cell>
          <table:table-cell office:value-type="currency" office:currency="BGN" office:value="1.79599" calcext:value-type="currency">
            <text:p>1.79599 лв.</text:p>
          </table:table-cell>
        </table:table-row>
        <table:table-row table:style-name="ro1">
          <table:table-cell office:value-type="date" office:date-value="2024-01-23" calcext:value-type="date">
            <text:p>23.01.2024</text:p>
          </table:table-cell>
          <table:table-cell office:value-type="currency" office:currency="BGN" office:value="1.79896" calcext:value-type="currency">
            <text:p>1.79896 лв.</text:p>
          </table:table-cell>
        </table:table-row>
        <table:table-row table:style-name="ro1">
          <table:table-cell office:value-type="date" office:date-value="2024-01-24" calcext:value-type="date">
            <text:p>24.01.2024</text:p>
          </table:table-cell>
          <table:table-cell office:value-type="currency" office:currency="BGN" office:value="1.79352" calcext:value-type="currency">
            <text:p>1.79352 лв.</text:p>
          </table:table-cell>
        </table:table-row>
        <table:table-row table:style-name="ro1">
          <table:table-cell office:value-type="date" office:date-value="2024-01-25" calcext:value-type="date">
            <text:p>25.01.2024</text:p>
          </table:table-cell>
          <table:table-cell office:value-type="currency" office:currency="BGN" office:value="1.79549" calcext:value-type="currency">
            <text:p>1.79549 лв.</text:p>
          </table:table-cell>
        </table:table-row>
        <table:table-row table:style-name="ro1">
          <table:table-cell office:value-type="date" office:date-value="2024-01-26" calcext:value-type="date">
            <text:p>26.01.2024</text:p>
          </table:table-cell>
          <table:table-cell office:value-type="currency" office:currency="BGN" office:value="1.79913" calcext:value-type="currency">
            <text:p>1.79913 лв.</text:p>
          </table:table-cell>
        </table:table-row>
        <table:table-row table:style-name="ro1">
          <table:table-cell office:value-type="date" office:date-value="2024-01-27" calcext:value-type="date">
            <text:p>27.01.2024</text:p>
          </table:table-cell>
          <table:table-cell office:value-type="currency" office:currency="BGN" office:value="1.79913" calcext:value-type="currency">
            <text:p>1.79913 лв.</text:p>
          </table:table-cell>
        </table:table-row>
        <table:table-row table:style-name="ro1">
          <table:table-cell office:value-type="date" office:date-value="2024-01-28" calcext:value-type="date">
            <text:p>28.01.2024</text:p>
          </table:table-cell>
          <table:table-cell office:value-type="currency" office:currency="BGN" office:value="1.79913" calcext:value-type="currency">
            <text:p>1.79913 лв.</text:p>
          </table:table-cell>
        </table:table-row>
        <table:table-row table:style-name="ro1">
          <table:table-cell office:value-type="date" office:date-value="2024-01-29" calcext:value-type="date">
            <text:p>29.01.2024</text:p>
          </table:table-cell>
          <table:table-cell office:value-type="currency" office:currency="BGN" office:value="1.80711" calcext:value-type="currency">
            <text:p>1.80711 лв.</text:p>
          </table:table-cell>
        </table:table-row>
        <table:table-row table:style-name="ro1">
          <table:table-cell office:value-type="date" office:date-value="2024-01-30" calcext:value-type="date">
            <text:p>30.01.2024</text:p>
          </table:table-cell>
          <table:table-cell office:value-type="currency" office:currency="BGN" office:value="1.80327" calcext:value-type="currency">
            <text:p>1.80327 лв.</text:p>
          </table:table-cell>
        </table:table-row>
        <table:table-row table:style-name="ro1">
          <table:table-cell office:value-type="date" office:date-value="2024-01-31" calcext:value-type="date">
            <text:p>31.01.2024</text:p>
          </table:table-cell>
          <table:table-cell office:value-type="currency" office:currency="BGN" office:value="1.80477" calcext:value-type="currency">
            <text:p>1.80477 лв.</text:p>
          </table:table-cell>
        </table:table-row>
        <table:table-row table:style-name="ro1">
          <table:table-cell office:value-type="date" office:date-value="2024-02-01" calcext:value-type="date">
            <text:p>01.02.2024</text:p>
          </table:table-cell>
          <table:table-cell office:value-type="currency" office:currency="BGN" office:value="1.80861" calcext:value-type="currency">
            <text:p>1.80861 лв.</text:p>
          </table:table-cell>
        </table:table-row>
        <table:table-row table:style-name="ro1">
          <table:table-cell office:value-type="date" office:date-value="2024-02-02" calcext:value-type="date">
            <text:p>02.02.2024</text:p>
          </table:table-cell>
          <table:table-cell office:value-type="currency" office:currency="BGN" office:value="1.79714" calcext:value-type="currency">
            <text:p>1.79714 лв.</text:p>
          </table:table-cell>
        </table:table-row>
        <table:table-row table:style-name="ro1">
          <table:table-cell office:value-type="date" office:date-value="2024-02-03" calcext:value-type="date">
            <text:p>03.02.2024</text:p>
          </table:table-cell>
          <table:table-cell office:value-type="currency" office:currency="BGN" office:value="1.79714" calcext:value-type="currency">
            <text:p>1.79714 лв.</text:p>
          </table:table-cell>
        </table:table-row>
        <table:table-row table:style-name="ro1">
          <table:table-cell office:value-type="date" office:date-value="2024-02-04" calcext:value-type="date">
            <text:p>04.02.2024</text:p>
          </table:table-cell>
          <table:table-cell office:value-type="currency" office:currency="BGN" office:value="1.79714" calcext:value-type="currency">
            <text:p>1.79714 лв.</text:p>
          </table:table-cell>
        </table:table-row>
        <table:table-row table:style-name="ro1">
          <table:table-cell office:value-type="date" office:date-value="2024-02-05" calcext:value-type="date">
            <text:p>05.02.2024</text:p>
          </table:table-cell>
          <table:table-cell office:value-type="currency" office:currency="BGN" office:value="1.82005" calcext:value-type="currency">
            <text:p>1.82005 лв.</text:p>
          </table:table-cell>
        </table:table-row>
        <table:table-row table:style-name="ro1">
          <table:table-cell office:value-type="date" office:date-value="2024-02-06" calcext:value-type="date">
            <text:p>06.02.2024</text:p>
          </table:table-cell>
          <table:table-cell office:value-type="currency" office:currency="BGN" office:value="1.82056" calcext:value-type="currency">
            <text:p>1.82056 лв.</text:p>
          </table:table-cell>
        </table:table-row>
        <table:table-row table:style-name="ro1">
          <table:table-cell office:value-type="date" office:date-value="2024-02-07" calcext:value-type="date">
            <text:p>07.02.2024</text:p>
          </table:table-cell>
          <table:table-cell office:value-type="currency" office:currency="BGN" office:value="1.81499" calcext:value-type="currency">
            <text:p>1.81499 лв.</text:p>
          </table:table-cell>
        </table:table-row>
        <table:table-row table:style-name="ro1">
          <table:table-cell office:value-type="date" office:date-value="2024-02-08" calcext:value-type="date">
            <text:p>08.02.2024</text:p>
          </table:table-cell>
          <table:table-cell office:value-type="currency" office:currency="BGN" office:value="1.81802" calcext:value-type="currency">
            <text:p>1.81802 лв.</text:p>
          </table:table-cell>
        </table:table-row>
        <table:table-row table:style-name="ro1">
          <table:table-cell office:value-type="date" office:date-value="2024-02-09" calcext:value-type="date">
            <text:p>09.02.2024</text:p>
          </table:table-cell>
          <table:table-cell office:value-type="currency" office:currency="BGN" office:value="1.81566" calcext:value-type="currency">
            <text:p>1.81566 лв.</text:p>
          </table:table-cell>
        </table:table-row>
        <table:table-row table:style-name="ro1">
          <table:table-cell office:value-type="date" office:date-value="2024-02-10" calcext:value-type="date">
            <text:p>10.02.2024</text:p>
          </table:table-cell>
          <table:table-cell office:value-type="currency" office:currency="BGN" office:value="1.81566" calcext:value-type="currency">
            <text:p>1.81566 лв.</text:p>
          </table:table-cell>
        </table:table-row>
        <table:table-row table:style-name="ro1">
          <table:table-cell office:value-type="date" office:date-value="2024-02-11" calcext:value-type="date">
            <text:p>11.02.2024</text:p>
          </table:table-cell>
          <table:table-cell office:value-type="currency" office:currency="BGN" office:value="1.81566" calcext:value-type="currency">
            <text:p>1.81566 лв.</text:p>
          </table:table-cell>
        </table:table-row>
        <table:table-row table:style-name="ro1">
          <table:table-cell office:value-type="date" office:date-value="2024-02-12" calcext:value-type="date">
            <text:p>12.02.2024</text:p>
          </table:table-cell>
          <table:table-cell office:value-type="currency" office:currency="BGN" office:value="1.81549" calcext:value-type="currency">
            <text:p>1.81549 лв.</text:p>
          </table:table-cell>
        </table:table-row>
        <table:table-row table:style-name="ro1">
          <table:table-cell office:value-type="date" office:date-value="2024-02-13" calcext:value-type="date">
            <text:p>13.02.2024</text:p>
          </table:table-cell>
          <table:table-cell office:value-type="currency" office:currency="BGN" office:value="1.81213" calcext:value-type="currency">
            <text:p>1.81213 лв.</text:p>
          </table:table-cell>
        </table:table-row>
        <table:table-row table:style-name="ro1">
          <table:table-cell office:value-type="date" office:date-value="2024-02-14" calcext:value-type="date">
            <text:p>14.02.2024</text:p>
          </table:table-cell>
          <table:table-cell office:value-type="currency" office:currency="BGN" office:value="1.82566" calcext:value-type="currency">
            <text:p>1.82566 лв.</text:p>
          </table:table-cell>
        </table:table-row>
        <table:table-row table:style-name="ro1">
          <table:table-cell office:value-type="date" office:date-value="2024-02-15" calcext:value-type="date">
            <text:p>15.02.2024</text:p>
          </table:table-cell>
          <table:table-cell office:value-type="currency" office:currency="BGN" office:value="1.82056" calcext:value-type="currency">
            <text:p>1.82056 лв.</text:p>
          </table:table-cell>
        </table:table-row>
        <table:table-row table:style-name="ro1">
          <table:table-cell office:value-type="date" office:date-value="2024-02-16" calcext:value-type="date">
            <text:p>16.02.2024</text:p>
          </table:table-cell>
          <table:table-cell office:value-type="currency" office:currency="BGN" office:value="1.81634" calcext:value-type="currency">
            <text:p>1.81634 лв.</text:p>
          </table:table-cell>
        </table:table-row>
        <table:table-row table:style-name="ro1">
          <table:table-cell office:value-type="date" office:date-value="2024-02-17" calcext:value-type="date">
            <text:p>17.02.2024</text:p>
          </table:table-cell>
          <table:table-cell office:value-type="currency" office:currency="BGN" office:value="1.81634" calcext:value-type="currency">
            <text:p>1.81634 лв.</text:p>
          </table:table-cell>
        </table:table-row>
        <table:table-row table:style-name="ro1">
          <table:table-cell office:value-type="date" office:date-value="2024-02-18" calcext:value-type="date">
            <text:p>18.02.2024</text:p>
          </table:table-cell>
          <table:table-cell office:value-type="currency" office:currency="BGN" office:value="1.81634" calcext:value-type="currency">
            <text:p>1.81634 лв.</text:p>
          </table:table-cell>
        </table:table-row>
        <table:table-row table:style-name="ro1">
          <table:table-cell office:value-type="date" office:date-value="2024-02-19" calcext:value-type="date">
            <text:p>19.02.2024</text:p>
          </table:table-cell>
          <table:table-cell office:value-type="currency" office:currency="BGN" office:value="1.81499" calcext:value-type="currency">
            <text:p>1.81499 лв.</text:p>
          </table:table-cell>
        </table:table-row>
        <table:table-row table:style-name="ro1">
          <table:table-cell office:value-type="date" office:date-value="2024-02-20" calcext:value-type="date">
            <text:p>20.02.2024</text:p>
          </table:table-cell>
          <table:table-cell office:value-type="currency" office:currency="BGN" office:value="1.81062" calcext:value-type="currency">
            <text:p>1.81062 лв.</text:p>
          </table:table-cell>
        </table:table-row>
        <table:table-row table:style-name="ro1">
          <table:table-cell office:value-type="date" office:date-value="2024-02-21" calcext:value-type="date">
            <text:p>21.02.2024</text:p>
          </table:table-cell>
          <table:table-cell office:value-type="currency" office:currency="BGN" office:value="1.80945" calcext:value-type="currency">
            <text:p>1.80945 лв.</text:p>
          </table:table-cell>
        </table:table-row>
        <table:table-row table:style-name="ro1">
          <table:table-cell office:value-type="date" office:date-value="2024-02-22" calcext:value-type="date">
            <text:p>22.02.2024</text:p>
          </table:table-cell>
          <table:table-cell office:value-type="currency" office:currency="BGN" office:value="1.80361" calcext:value-type="currency">
            <text:p>1.80361 лв.</text:p>
          </table:table-cell>
        </table:table-row>
        <table:table-row table:style-name="ro1">
          <table:table-cell office:value-type="date" office:date-value="2024-02-23" calcext:value-type="date">
            <text:p>23.02.2024</text:p>
          </table:table-cell>
          <table:table-cell office:value-type="currency" office:currency="BGN" office:value="1.80527" calcext:value-type="currency">
            <text:p>1.80527 лв.</text:p>
          </table:table-cell>
        </table:table-row>
        <table:table-row table:style-name="ro1">
          <table:table-cell office:value-type="date" office:date-value="2024-02-24" calcext:value-type="date">
            <text:p>24.02.2024</text:p>
          </table:table-cell>
          <table:table-cell office:value-type="currency" office:currency="BGN" office:value="1.80527" calcext:value-type="currency">
            <text:p>1.80527 лв.</text:p>
          </table:table-cell>
        </table:table-row>
        <table:table-row table:style-name="ro1">
          <table:table-cell office:value-type="date" office:date-value="2024-02-25" calcext:value-type="date">
            <text:p>25.02.2024</text:p>
          </table:table-cell>
          <table:table-cell office:value-type="currency" office:currency="BGN" office:value="1.80527" calcext:value-type="currency">
            <text:p>1.80527 лв.</text:p>
          </table:table-cell>
        </table:table-row>
        <table:table-row table:style-name="ro1">
          <table:table-cell office:value-type="date" office:date-value="2024-02-26" calcext:value-type="date">
            <text:p>26.02.2024</text:p>
          </table:table-cell>
          <table:table-cell office:value-type="currency" office:currency="BGN" office:value="1.80228" calcext:value-type="currency">
            <text:p>1.80228 лв.</text:p>
          </table:table-cell>
        </table:table-row>
        <table:table-row table:style-name="ro1">
          <table:table-cell office:value-type="date" office:date-value="2024-02-27" calcext:value-type="date">
            <text:p>27.02.2024</text:p>
          </table:table-cell>
          <table:table-cell office:value-type="currency" office:currency="BGN" office:value="1.80161" calcext:value-type="currency">
            <text:p>1.80161 лв.</text:p>
          </table:table-cell>
        </table:table-row>
        <table:table-row table:style-name="ro1">
          <table:table-cell office:value-type="date" office:date-value="2024-02-28" calcext:value-type="date">
            <text:p>28.02.2024</text:p>
          </table:table-cell>
          <table:table-cell office:value-type="currency" office:currency="BGN" office:value="1.80961" calcext:value-type="currency">
            <text:p>1.80961 лв.</text:p>
          </table:table-cell>
        </table:table-row>
        <table:table-row table:style-name="ro1">
          <table:table-cell office:value-type="date" office:date-value="2024-02-29" calcext:value-type="date">
            <text:p>29.02.2024</text:p>
          </table:table-cell>
          <table:table-cell office:value-type="currency" office:currency="BGN" office:value="1.8066" calcext:value-type="currency">
            <text:p>1.80660 лв.</text:p>
          </table:table-cell>
        </table:table-row>
        <table:table-row table:style-name="ro1">
          <table:table-cell office:value-type="date" office:date-value="2024-03-01" calcext:value-type="date">
            <text:p>01.03.2024</text:p>
          </table:table-cell>
          <table:table-cell office:value-type="currency" office:currency="BGN" office:value="1.80878" calcext:value-type="currency">
            <text:p>1.80878 лв.</text:p>
          </table:table-cell>
        </table:table-row>
        <table:table-row table:style-name="ro1">
          <table:table-cell office:value-type="date" office:date-value="2024-03-02" calcext:value-type="date">
            <text:p>02.03.2024</text:p>
          </table:table-cell>
          <table:table-cell office:value-type="currency" office:currency="BGN" office:value="1.80878" calcext:value-type="currency">
            <text:p>1.80878 лв.</text:p>
          </table:table-cell>
        </table:table-row>
        <table:table-row table:style-name="ro1">
          <table:table-cell office:value-type="date" office:date-value="2024-03-03" calcext:value-type="date">
            <text:p>03.03.2024</text:p>
          </table:table-cell>
          <table:table-cell office:value-type="currency" office:currency="BGN" office:value="1.80878" calcext:value-type="currency">
            <text:p>1.80878 лв.</text:p>
          </table:table-cell>
        </table:table-row>
        <table:table-row table:style-name="ro1">
          <table:table-cell office:value-type="date" office:date-value="2024-03-04" calcext:value-type="date">
            <text:p>04.03.2024</text:p>
          </table:table-cell>
          <table:table-cell office:value-type="currency" office:currency="BGN" office:value="1.80878" calcext:value-type="currency">
            <text:p>1.80878 лв.</text:p>
          </table:table-cell>
        </table:table-row>
        <table:table-row table:style-name="ro1">
          <table:table-cell office:value-type="date" office:date-value="2024-03-05" calcext:value-type="date">
            <text:p>05.03.2024</text:p>
          </table:table-cell>
          <table:table-cell office:value-type="currency" office:currency="BGN" office:value="1.80277" calcext:value-type="currency">
            <text:p>1.80277 лв.</text:p>
          </table:table-cell>
        </table:table-row>
        <table:table-row table:style-name="ro1">
          <table:table-cell office:value-type="date" office:date-value="2024-03-06" calcext:value-type="date">
            <text:p>06.03.2024</text:p>
          </table:table-cell>
          <table:table-cell office:value-type="currency" office:currency="BGN" office:value="1.79863" calcext:value-type="currency">
            <text:p>1.79863 лв.</text:p>
          </table:table-cell>
        </table:table-row>
        <table:table-row table:style-name="ro1">
          <table:table-cell office:value-type="date" office:date-value="2024-03-07" calcext:value-type="date">
            <text:p>07.03.2024</text:p>
          </table:table-cell>
          <table:table-cell office:value-type="currency" office:currency="BGN" office:value="1.79516" calcext:value-type="currency">
            <text:p>1.79516 лв.</text:p>
          </table:table-cell>
        </table:table-row>
        <table:table-row table:style-name="ro1">
          <table:table-cell office:value-type="date" office:date-value="2024-03-08" calcext:value-type="date">
            <text:p>08.03.2024</text:p>
          </table:table-cell>
          <table:table-cell office:value-type="currency" office:currency="BGN" office:value="1.78909" calcext:value-type="currency">
            <text:p>1.78909 лв.</text:p>
          </table:table-cell>
        </table:table-row>
        <table:table-row table:style-name="ro1">
          <table:table-cell office:value-type="date" office:date-value="2024-03-09" calcext:value-type="date">
            <text:p>09.03.2024</text:p>
          </table:table-cell>
          <table:table-cell office:value-type="currency" office:currency="BGN" office:value="1.78909" calcext:value-type="currency">
            <text:p>1.78909 лв.</text:p>
          </table:table-cell>
        </table:table-row>
        <table:table-row table:style-name="ro1">
          <table:table-cell office:value-type="date" office:date-value="2024-03-10" calcext:value-type="date">
            <text:p>10.03.2024</text:p>
          </table:table-cell>
          <table:table-cell office:value-type="currency" office:currency="BGN" office:value="1.78909" calcext:value-type="currency">
            <text:p>1.78909 лв.</text:p>
          </table:table-cell>
        </table:table-row>
        <table:table-row table:style-name="ro1">
          <table:table-cell office:value-type="date" office:date-value="2024-03-11" calcext:value-type="date">
            <text:p>11.03.2024</text:p>
          </table:table-cell>
          <table:table-cell office:value-type="currency" office:currency="BGN" office:value="1.79007" calcext:value-type="currency">
            <text:p>1.79007 лв.</text:p>
          </table:table-cell>
        </table:table-row>
        <table:table-row table:style-name="ro1">
          <table:table-cell office:value-type="date" office:date-value="2024-03-12" calcext:value-type="date">
            <text:p>12.03.2024</text:p>
          </table:table-cell>
          <table:table-cell office:value-type="currency" office:currency="BGN" office:value="1.79171" calcext:value-type="currency">
            <text:p>1.79171 лв.</text:p>
          </table:table-cell>
        </table:table-row>
        <table:table-row table:style-name="ro1">
          <table:table-cell office:value-type="date" office:date-value="2024-03-13" calcext:value-type="date">
            <text:p>13.03.2024</text:p>
          </table:table-cell>
          <table:table-cell office:value-type="currency" office:currency="BGN" office:value="1.78794" calcext:value-type="currency">
            <text:p>1.78794 лв.</text:p>
          </table:table-cell>
        </table:table-row>
        <table:table-row table:style-name="ro1">
          <table:table-cell office:value-type="date" office:date-value="2024-03-14" calcext:value-type="date">
            <text:p>14.03.2024</text:p>
          </table:table-cell>
          <table:table-cell office:value-type="currency" office:currency="BGN" office:value="1.79023" calcext:value-type="currency">
            <text:p>1.79023 лв.</text:p>
          </table:table-cell>
        </table:table-row>
        <table:table-row table:style-name="ro1">
          <table:table-cell office:value-type="date" office:date-value="2024-03-15" calcext:value-type="date">
            <text:p>15.03.2024</text:p>
          </table:table-cell>
          <table:table-cell office:value-type="currency" office:currency="BGN" office:value="1.79566" calcext:value-type="currency">
            <text:p>1.79566 лв.</text:p>
          </table:table-cell>
        </table:table-row>
        <table:table-row table:style-name="ro1">
          <table:table-cell office:value-type="date" office:date-value="2024-03-16" calcext:value-type="date">
            <text:p>16.03.2024</text:p>
          </table:table-cell>
          <table:table-cell office:value-type="currency" office:currency="BGN" office:value="1.79566" calcext:value-type="currency">
            <text:p>1.79566 лв.</text:p>
          </table:table-cell>
        </table:table-row>
        <table:table-row table:style-name="ro1">
          <table:table-cell office:value-type="date" office:date-value="2024-03-17" calcext:value-type="date">
            <text:p>17.03.2024</text:p>
          </table:table-cell>
          <table:table-cell office:value-type="currency" office:currency="BGN" office:value="1.79566" calcext:value-type="currency">
            <text:p>1.79566 лв.</text:p>
          </table:table-cell>
        </table:table-row>
        <table:table-row table:style-name="ro1">
          <table:table-cell office:value-type="date" office:date-value="2024-03-18" calcext:value-type="date">
            <text:p>18.03.2024</text:p>
          </table:table-cell>
          <table:table-cell office:value-type="currency" office:currency="BGN" office:value="1.79566" calcext:value-type="currency">
            <text:p>1.79566 лв.</text:p>
          </table:table-cell>
        </table:table-row>
        <table:table-row table:style-name="ro1">
          <table:table-cell office:value-type="date" office:date-value="2024-03-19" calcext:value-type="date">
            <text:p>19.03.2024</text:p>
          </table:table-cell>
          <table:table-cell office:value-type="currency" office:currency="BGN" office:value="1.80194" calcext:value-type="currency">
            <text:p>1.80194 лв.</text:p>
          </table:table-cell>
        </table:table-row>
        <table:table-row table:style-name="ro1">
          <table:table-cell office:value-type="date" office:date-value="2024-03-20" calcext:value-type="date">
            <text:p>20.03.2024</text:p>
          </table:table-cell>
          <table:table-cell office:value-type="currency" office:currency="BGN" office:value="1.80361" calcext:value-type="currency">
            <text:p>1.80361 лв.</text:p>
          </table:table-cell>
        </table:table-row>
        <table:table-row table:style-name="ro1">
          <table:table-cell office:value-type="date" office:date-value="2024-03-21" calcext:value-type="date">
            <text:p>21.03.2024</text:p>
          </table:table-cell>
          <table:table-cell office:value-type="currency" office:currency="BGN" office:value="1.79319" calcext:value-type="currency">
            <text:p>1.79319 лв.</text:p>
          </table:table-cell>
        </table:table-row>
        <table:table-row table:style-name="ro1">
          <table:table-cell office:value-type="date" office:date-value="2024-03-22" calcext:value-type="date">
            <text:p>22.03.2024</text:p>
          </table:table-cell>
          <table:table-cell office:value-type="currency" office:currency="BGN" office:value="1.80711" calcext:value-type="currency">
            <text:p>1.80711 лв.</text:p>
          </table:table-cell>
        </table:table-row>
        <table:table-row table:style-name="ro1">
          <table:table-cell office:value-type="date" office:date-value="2024-03-23" calcext:value-type="date">
            <text:p>23.03.2024</text:p>
          </table:table-cell>
          <table:table-cell office:value-type="currency" office:currency="BGN" office:value="1.80711" calcext:value-type="currency">
            <text:p>1.80711 лв.</text:p>
          </table:table-cell>
        </table:table-row>
        <table:table-row table:style-name="ro1">
          <table:table-cell office:value-type="date" office:date-value="2024-03-24" calcext:value-type="date">
            <text:p>24.03.2024</text:p>
          </table:table-cell>
          <table:table-cell office:value-type="currency" office:currency="BGN" office:value="1.80711" calcext:value-type="currency">
            <text:p>1.80711 лв.</text:p>
          </table:table-cell>
        </table:table-row>
        <table:table-row table:style-name="ro1">
          <table:table-cell office:value-type="date" office:date-value="2024-03-25" calcext:value-type="date">
            <text:p>25.03.2024</text:p>
          </table:table-cell>
          <table:table-cell office:value-type="currency" office:currency="BGN" office:value="1.8051" calcext:value-type="currency">
            <text:p>1.80510 лв.</text:p>
          </table:table-cell>
        </table:table-row>
        <table:table-row table:style-name="ro1">
          <table:table-cell office:value-type="date" office:date-value="2024-03-26" calcext:value-type="date">
            <text:p>26.03.2024</text:p>
          </table:table-cell>
          <table:table-cell office:value-type="currency" office:currency="BGN" office:value="1.80178" calcext:value-type="currency">
            <text:p>1.80178 лв.</text:p>
          </table:table-cell>
        </table:table-row>
        <table:table-row table:style-name="ro1">
          <table:table-cell office:value-type="date" office:date-value="2024-03-27" calcext:value-type="date">
            <text:p>27.03.2024</text:p>
          </table:table-cell>
          <table:table-cell office:value-type="currency" office:currency="BGN" office:value="1.80827" calcext:value-type="currency">
            <text:p>1.80827 лв.</text:p>
          </table:table-cell>
        </table:table-row>
        <table:table-row table:style-name="ro1">
          <table:table-cell office:value-type="date" office:date-value="2024-03-28" calcext:value-type="date">
            <text:p>28.03.2024</text:p>
          </table:table-cell>
          <table:table-cell office:value-type="currency" office:currency="BGN" office:value="1.80911" calcext:value-type="currency">
            <text:p>1.80911 лв.</text:p>
          </table:table-cell>
        </table:table-row>
        <table:table-row table:style-name="ro1">
          <table:table-cell office:value-type="date" office:date-value="2024-03-29" calcext:value-type="date">
            <text:p>29.03.2024</text:p>
          </table:table-cell>
          <table:table-cell office:value-type="currency" office:currency="BGN" office:value="1.80911" calcext:value-type="currency">
            <text:p>1.80911 лв.</text:p>
          </table:table-cell>
        </table:table-row>
        <table:table-row table:style-name="ro1">
          <table:table-cell office:value-type="date" office:date-value="2024-03-30" calcext:value-type="date">
            <text:p>30.03.2024</text:p>
          </table:table-cell>
          <table:table-cell office:value-type="currency" office:currency="BGN" office:value="1.80911" calcext:value-type="currency">
            <text:p>1.80911 лв.</text:p>
          </table:table-cell>
        </table:table-row>
        <table:table-row table:style-name="ro1">
          <table:table-cell office:value-type="date" office:date-value="2024-03-31" calcext:value-type="date">
            <text:p>31.03.2024</text:p>
          </table:table-cell>
          <table:table-cell office:value-type="currency" office:currency="BGN" office:value="1.80911" calcext:value-type="currency">
            <text:p>1.80911 лв.</text:p>
          </table:table-cell>
        </table:table-row>
        <table:table-row table:style-name="ro1">
          <table:table-cell office:value-type="date" office:date-value="2024-04-01" calcext:value-type="date">
            <text:p>01.04.2024</text:p>
          </table:table-cell>
          <table:table-cell office:value-type="currency" office:currency="BGN" office:value="1.80911" calcext:value-type="currency">
            <text:p>1.80911 лв.</text:p>
          </table:table-cell>
        </table:table-row>
        <table:table-row table:style-name="ro1">
          <table:table-cell office:value-type="date" office:date-value="2024-04-02" calcext:value-type="date">
            <text:p>02.04.2024</text:p>
          </table:table-cell>
          <table:table-cell office:value-type="currency" office:currency="BGN" office:value="1.81955" calcext:value-type="currency">
            <text:p>1.81955 лв.</text:p>
          </table:table-cell>
        </table:table-row>
        <table:table-row table:style-name="ro1">
          <table:table-cell office:value-type="date" office:date-value="2024-04-03" calcext:value-type="date">
            <text:p>03.04.2024</text:p>
          </table:table-cell>
          <table:table-cell office:value-type="currency" office:currency="BGN" office:value="1.81381" calcext:value-type="currency">
            <text:p>1.81381 лв.</text:p>
          </table:table-cell>
        </table:table-row>
        <table:table-row table:style-name="ro1">
          <table:table-cell office:value-type="date" office:date-value="2024-04-04" calcext:value-type="date">
            <text:p>04.04.2024</text:p>
          </table:table-cell>
          <table:table-cell office:value-type="currency" office:currency="BGN" office:value="1.80228" calcext:value-type="currency">
            <text:p>1.80228 лв.</text:p>
          </table:table-cell>
        </table:table-row>
        <table:table-row table:style-name="ro1">
          <table:table-cell office:value-type="date" office:date-value="2024-04-05" calcext:value-type="date">
            <text:p>05.04.2024</text:p>
          </table:table-cell>
          <table:table-cell office:value-type="currency" office:currency="BGN" office:value="1.8041" calcext:value-type="currency">
            <text:p>1.80410 лв.</text:p>
          </table:table-cell>
        </table:table-row>
        <table:table-row table:style-name="ro1">
          <table:table-cell office:value-type="date" office:date-value="2024-04-06" calcext:value-type="date">
            <text:p>06.04.2024</text:p>
          </table:table-cell>
          <table:table-cell office:value-type="currency" office:currency="BGN" office:value="1.8041" calcext:value-type="currency">
            <text:p>1.80410 лв.</text:p>
          </table:table-cell>
        </table:table-row>
        <table:table-row table:style-name="ro1">
          <table:table-cell office:value-type="date" office:date-value="2024-04-07" calcext:value-type="date">
            <text:p>07.04.2024</text:p>
          </table:table-cell>
          <table:table-cell office:value-type="currency" office:currency="BGN" office:value="1.8041" calcext:value-type="currency">
            <text:p>1.80410 лв.</text:p>
          </table:table-cell>
        </table:table-row>
        <table:table-row table:style-name="ro1">
          <table:table-cell office:value-type="date" office:date-value="2024-04-08" calcext:value-type="date">
            <text:p>08.04.2024</text:p>
          </table:table-cell>
          <table:table-cell office:value-type="currency" office:currency="BGN" office:value="1.80711" calcext:value-type="currency">
            <text:p>1.80711 лв.</text:p>
          </table:table-cell>
        </table:table-row>
        <table:table-row table:style-name="ro1">
          <table:table-cell office:value-type="date" office:date-value="2024-04-09" calcext:value-type="date">
            <text:p>09.04.2024</text:p>
          </table:table-cell>
          <table:table-cell office:value-type="currency" office:currency="BGN" office:value="1.79979" calcext:value-type="currency">
            <text:p>1.79979 лв.</text:p>
          </table:table-cell>
        </table:table-row>
        <table:table-row table:style-name="ro1">
          <table:table-cell office:value-type="date" office:date-value="2024-04-10" calcext:value-type="date">
            <text:p>10.04.2024</text:p>
          </table:table-cell>
          <table:table-cell office:value-type="currency" office:currency="BGN" office:value="1.80095" calcext:value-type="currency">
            <text:p>1.80095 лв.</text:p>
          </table:table-cell>
        </table:table-row>
        <table:table-row table:style-name="ro1">
          <table:table-cell office:value-type="date" office:date-value="2024-04-11" calcext:value-type="date">
            <text:p>11.04.2024</text:p>
          </table:table-cell>
          <table:table-cell office:value-type="currency" office:currency="BGN" office:value="1.82294" calcext:value-type="currency">
            <text:p>1.82294 лв.</text:p>
          </table:table-cell>
        </table:table-row>
        <table:table-row table:style-name="ro1">
          <table:table-cell office:value-type="date" office:date-value="2024-04-12" calcext:value-type="date">
            <text:p>12.04.2024</text:p>
          </table:table-cell>
          <table:table-cell office:value-type="currency" office:currency="BGN" office:value="1.83612" calcext:value-type="currency">
            <text:p>1.83612 лв.</text:p>
          </table:table-cell>
        </table:table-row>
        <table:table-row table:style-name="ro1">
          <table:table-cell office:value-type="date" office:date-value="2024-04-13" calcext:value-type="date">
            <text:p>13.04.2024</text:p>
          </table:table-cell>
          <table:table-cell office:value-type="currency" office:currency="BGN" office:value="1.83612" calcext:value-type="currency">
            <text:p>1.83612 лв.</text:p>
          </table:table-cell>
        </table:table-row>
        <table:table-row table:style-name="ro1">
          <table:table-cell office:value-type="date" office:date-value="2024-04-14" calcext:value-type="date">
            <text:p>14.04.2024</text:p>
          </table:table-cell>
          <table:table-cell office:value-type="currency" office:currency="BGN" office:value="1.83612" calcext:value-type="currency">
            <text:p>1.83612 лв.</text:p>
          </table:table-cell>
        </table:table-row>
        <table:table-row table:style-name="ro1">
          <table:table-cell office:value-type="date" office:date-value="2024-04-15" calcext:value-type="date">
            <text:p>15.04.2024</text:p>
          </table:table-cell>
          <table:table-cell office:value-type="currency" office:currency="BGN" office:value="1.83543" calcext:value-type="currency">
            <text:p>1.83543 лв.</text:p>
          </table:table-cell>
        </table:table-row>
        <table:table-row table:style-name="ro1">
          <table:table-cell office:value-type="date" office:date-value="2024-04-16" calcext:value-type="date">
            <text:p>16.04.2024</text:p>
          </table:table-cell>
          <table:table-cell office:value-type="currency" office:currency="BGN" office:value="1.8387" calcext:value-type="currency">
            <text:p>1.83870 лв.</text:p>
          </table:table-cell>
        </table:table-row>
        <table:table-row table:style-name="ro1">
          <table:table-cell office:value-type="date" office:date-value="2024-04-17" calcext:value-type="date">
            <text:p>17.04.2024</text:p>
          </table:table-cell>
          <table:table-cell office:value-type="currency" office:currency="BGN" office:value="1.83853" calcext:value-type="currency">
            <text:p>1.83853 лв.</text:p>
          </table:table-cell>
        </table:table-row>
        <table:table-row table:style-name="ro1">
          <table:table-cell office:value-type="date" office:date-value="2024-04-18" calcext:value-type="date">
            <text:p>18.04.2024</text:p>
          </table:table-cell>
          <table:table-cell office:value-type="currency" office:currency="BGN" office:value="1.83147" calcext:value-type="currency">
            <text:p>1.83147 лв.</text:p>
          </table:table-cell>
        </table:table-row>
        <table:table-row table:style-name="ro1">
          <table:table-cell office:value-type="date" office:date-value="2024-04-19" calcext:value-type="date">
            <text:p>19.04.2024</text:p>
          </table:table-cell>
          <table:table-cell office:value-type="currency" office:currency="BGN" office:value="1.83594" calcext:value-type="currency">
            <text:p>1.83594 лв.</text:p>
          </table:table-cell>
        </table:table-row>
        <table:table-row table:style-name="ro1">
          <table:table-cell office:value-type="date" office:date-value="2024-04-20" calcext:value-type="date">
            <text:p>20.04.2024</text:p>
          </table:table-cell>
          <table:table-cell office:value-type="currency" office:currency="BGN" office:value="1.83594" calcext:value-type="currency">
            <text:p>1.83594 лв.</text:p>
          </table:table-cell>
        </table:table-row>
        <table:table-row table:style-name="ro1">
          <table:table-cell office:value-type="date" office:date-value="2024-04-21" calcext:value-type="date">
            <text:p>21.04.2024</text:p>
          </table:table-cell>
          <table:table-cell office:value-type="currency" office:currency="BGN" office:value="1.83594" calcext:value-type="currency">
            <text:p>1.83594 лв.</text:p>
          </table:table-cell>
        </table:table-row>
        <table:table-row table:style-name="ro1">
          <table:table-cell office:value-type="date" office:date-value="2024-04-22" calcext:value-type="date">
            <text:p>22.04.2024</text:p>
          </table:table-cell>
          <table:table-cell office:value-type="currency" office:currency="BGN" office:value="1.83957" calcext:value-type="currency">
            <text:p>1.83957 лв.</text:p>
          </table:table-cell>
        </table:table-row>
        <table:table-row table:style-name="ro1">
          <table:table-cell office:value-type="date" office:date-value="2024-04-23" calcext:value-type="date">
            <text:p>23.04.2024</text:p>
          </table:table-cell>
          <table:table-cell office:value-type="currency" office:currency="BGN" office:value="1.83233" calcext:value-type="currency">
            <text:p>1.83233 лв.</text:p>
          </table:table-cell>
        </table:table-row>
        <table:table-row table:style-name="ro1">
          <table:table-cell office:value-type="date" office:date-value="2024-04-24" calcext:value-type="date">
            <text:p>24.04.2024</text:p>
          </table:table-cell>
          <table:table-cell office:value-type="currency" office:currency="BGN" office:value="1.83027" calcext:value-type="currency">
            <text:p>1.83027 лв.</text:p>
          </table:table-cell>
        </table:table-row>
        <table:table-row table:style-name="ro1">
          <table:table-cell office:value-type="date" office:date-value="2024-04-25" calcext:value-type="date">
            <text:p>25.04.2024</text:p>
          </table:table-cell>
          <table:table-cell office:value-type="currency" office:currency="BGN" office:value="1.82447" calcext:value-type="currency">
            <text:p>1.82447 лв.</text:p>
          </table:table-cell>
        </table:table-row>
        <table:table-row table:style-name="ro1">
          <table:table-cell office:value-type="date" office:date-value="2024-04-26" calcext:value-type="date">
            <text:p>26.04.2024</text:p>
          </table:table-cell>
          <table:table-cell office:value-type="currency" office:currency="BGN" office:value="1.82549" calcext:value-type="currency">
            <text:p>1.82549 лв.</text:p>
          </table:table-cell>
        </table:table-row>
        <table:table-row table:style-name="ro1">
          <table:table-cell office:value-type="date" office:date-value="2024-04-27" calcext:value-type="date">
            <text:p>27.04.2024</text:p>
          </table:table-cell>
          <table:table-cell office:value-type="currency" office:currency="BGN" office:value="1.82549" calcext:value-type="currency">
            <text:p>1.82549 лв.</text:p>
          </table:table-cell>
        </table:table-row>
        <table:table-row table:style-name="ro1">
          <table:table-cell office:value-type="date" office:date-value="2024-04-28" calcext:value-type="date">
            <text:p>28.04.2024</text:p>
          </table:table-cell>
          <table:table-cell office:value-type="currency" office:currency="BGN" office:value="1.82549" calcext:value-type="currency">
            <text:p>1.82549 лв.</text:p>
          </table:table-cell>
        </table:table-row>
        <table:table-row table:style-name="ro1">
          <table:table-cell office:value-type="date" office:date-value="2024-04-29" calcext:value-type="date">
            <text:p>29.04.2024</text:p>
          </table:table-cell>
          <table:table-cell office:value-type="currency" office:currency="BGN" office:value="1.82447" calcext:value-type="currency">
            <text:p>1.82447 лв.</text:p>
          </table:table-cell>
        </table:table-row>
        <table:table-row table:style-name="ro1">
          <table:table-cell office:value-type="date" office:date-value="2024-04-30" calcext:value-type="date">
            <text:p>30.04.2024</text:p>
          </table:table-cell>
          <table:table-cell office:value-type="currency" office:currency="BGN" office:value="1.82481" calcext:value-type="currency">
            <text:p>1.82481 лв.</text:p>
          </table:table-cell>
        </table:table-row>
        <table:table-row table:style-name="ro1">
          <table:table-cell office:value-type="date" office:date-value="2024-05-01" calcext:value-type="date">
            <text:p>01.05.2024</text:p>
          </table:table-cell>
          <table:table-cell office:value-type="currency" office:currency="BGN" office:value="1.82481" calcext:value-type="currency">
            <text:p>1.82481 лв.</text:p>
          </table:table-cell>
        </table:table-row>
        <table:table-row table:style-name="ro1">
          <table:table-cell office:value-type="date" office:date-value="2024-05-02" calcext:value-type="date">
            <text:p>02.05.2024</text:p>
          </table:table-cell>
          <table:table-cell office:value-type="currency" office:currency="BGN" office:value="1.82822" calcext:value-type="currency">
            <text:p>1.82822 лв.</text:p>
          </table:table-cell>
        </table:table-row>
        <table:table-row table:style-name="ro1">
          <table:table-cell office:value-type="date" office:date-value="2024-05-03" calcext:value-type="date">
            <text:p>03.05.2024</text:p>
          </table:table-cell>
          <table:table-cell office:value-type="currency" office:currency="BGN" office:value="1.82822" calcext:value-type="currency">
            <text:p>1.82822 лв.</text:p>
          </table:table-cell>
        </table:table-row>
        <table:table-row table:style-name="ro1">
          <table:table-cell office:value-type="date" office:date-value="2024-05-04" calcext:value-type="date">
            <text:p>04.05.2024</text:p>
          </table:table-cell>
          <table:table-cell office:value-type="currency" office:currency="BGN" office:value="1.82822" calcext:value-type="currency">
            <text:p>1.82822 лв.</text:p>
          </table:table-cell>
        </table:table-row>
        <table:table-row table:style-name="ro1">
          <table:table-cell office:value-type="date" office:date-value="2024-05-05" calcext:value-type="date">
            <text:p>05.05.2024</text:p>
          </table:table-cell>
          <table:table-cell office:value-type="currency" office:currency="BGN" office:value="1.82822" calcext:value-type="currency">
            <text:p>1.82822 лв.</text:p>
          </table:table-cell>
        </table:table-row>
        <table:table-row table:style-name="ro1">
          <table:table-cell office:value-type="date" office:date-value="2024-05-06" calcext:value-type="date">
            <text:p>06.05.2024</text:p>
          </table:table-cell>
          <table:table-cell office:value-type="currency" office:currency="BGN" office:value="1.82822" calcext:value-type="currency">
            <text:p>1.82822 лв.</text:p>
          </table:table-cell>
        </table:table-row>
        <table:table-row table:style-name="ro1">
          <table:table-cell office:value-type="date" office:date-value="2024-05-07" calcext:value-type="date">
            <text:p>07.05.2024</text:p>
          </table:table-cell>
          <table:table-cell office:value-type="currency" office:currency="BGN" office:value="1.81667" calcext:value-type="currency">
            <text:p>1.81667 лв.</text:p>
          </table:table-cell>
        </table:table-row>
        <table:table-row table:style-name="ro1">
          <table:table-cell office:value-type="date" office:date-value="2024-05-08" calcext:value-type="date">
            <text:p>08.05.2024</text:p>
          </table:table-cell>
          <table:table-cell office:value-type="currency" office:currency="BGN" office:value="1.82056" calcext:value-type="currency">
            <text:p>1.82056 лв.</text:p>
          </table:table-cell>
        </table:table-row>
        <table:table-row table:style-name="ro1">
          <table:table-cell office:value-type="date" office:date-value="2024-05-09" calcext:value-type="date">
            <text:p>09.05.2024</text:p>
          </table:table-cell>
          <table:table-cell office:value-type="currency" office:currency="BGN" office:value="1.82243" calcext:value-type="currency">
            <text:p>1.82243 лв.</text:p>
          </table:table-cell>
        </table:table-row>
        <table:table-row table:style-name="ro1">
          <table:table-cell office:value-type="date" office:date-value="2024-05-10" calcext:value-type="date">
            <text:p>10.05.2024</text:p>
          </table:table-cell>
          <table:table-cell office:value-type="currency" office:currency="BGN" office:value="1.81448" calcext:value-type="currency">
            <text:p>1.81448 лв.</text:p>
          </table:table-cell>
        </table:table-row>
        <table:table-row table:style-name="ro1">
          <table:table-cell office:value-type="date" office:date-value="2024-05-11" calcext:value-type="date">
            <text:p>11.05.2024</text:p>
          </table:table-cell>
          <table:table-cell office:value-type="currency" office:currency="BGN" office:value="1.81448" calcext:value-type="currency">
            <text:p>1.81448 лв.</text:p>
          </table:table-cell>
        </table:table-row>
        <table:table-row table:style-name="ro1">
          <table:table-cell office:value-type="date" office:date-value="2024-05-12" calcext:value-type="date">
            <text:p>12.05.2024</text:p>
          </table:table-cell>
          <table:table-cell office:value-type="currency" office:currency="BGN" office:value="1.81448" calcext:value-type="currency">
            <text:p>1.81448 лв.</text:p>
          </table:table-cell>
        </table:table-row>
        <table:table-row table:style-name="ro1">
          <table:table-cell office:value-type="date" office:date-value="2024-05-13" calcext:value-type="date">
            <text:p>13.05.2024</text:p>
          </table:table-cell>
          <table:table-cell office:value-type="currency" office:currency="BGN" office:value="1.81179" calcext:value-type="currency">
            <text:p>1.81179 лв.</text:p>
          </table:table-cell>
        </table:table-row>
        <table:table-row table:style-name="ro1">
          <table:table-cell office:value-type="date" office:date-value="2024-05-14" calcext:value-type="date">
            <text:p>14.05.2024</text:p>
          </table:table-cell>
          <table:table-cell office:value-type="currency" office:currency="BGN" office:value="1.81162" calcext:value-type="currency">
            <text:p>1.81162 лв.</text:p>
          </table:table-cell>
        </table:table-row>
        <table:table-row table:style-name="ro1">
          <table:table-cell office:value-type="date" office:date-value="2024-05-15" calcext:value-type="date">
            <text:p>15.05.2024</text:p>
          </table:table-cell>
          <table:table-cell office:value-type="currency" office:currency="BGN" office:value="1.8056" calcext:value-type="currency">
            <text:p>1.80560 лв.</text:p>
          </table:table-cell>
        </table:table-row>
        <table:table-row table:style-name="ro1">
          <table:table-cell office:value-type="date" office:date-value="2024-05-16" calcext:value-type="date">
            <text:p>16.05.2024</text:p>
          </table:table-cell>
          <table:table-cell office:value-type="currency" office:currency="BGN" office:value="1.79995" calcext:value-type="currency">
            <text:p>1.79995 лв.</text:p>
          </table:table-cell>
        </table:table-row>
        <table:table-row table:style-name="ro1">
          <table:table-cell office:value-type="date" office:date-value="2024-05-17" calcext:value-type="date">
            <text:p>17.05.2024</text:p>
          </table:table-cell>
          <table:table-cell office:value-type="currency" office:currency="BGN" office:value="1.80361" calcext:value-type="currency">
            <text:p>1.80361 лв.</text:p>
          </table:table-cell>
        </table:table-row>
        <table:table-row table:style-name="ro1">
          <table:table-cell office:value-type="date" office:date-value="2024-05-18" calcext:value-type="date">
            <text:p>18.05.2024</text:p>
          </table:table-cell>
          <table:table-cell office:value-type="currency" office:currency="BGN" office:value="1.80361" calcext:value-type="currency">
            <text:p>1.80361 лв.</text:p>
          </table:table-cell>
        </table:table-row>
        <table:table-row table:style-name="ro1">
          <table:table-cell office:value-type="date" office:date-value="2024-05-19" calcext:value-type="date">
            <text:p>19.05.2024</text:p>
          </table:table-cell>
          <table:table-cell office:value-type="currency" office:currency="BGN" office:value="1.80361" calcext:value-type="currency">
            <text:p>1.80361 лв.</text:p>
          </table:table-cell>
        </table:table-row>
        <table:table-row table:style-name="ro1">
          <table:table-cell office:value-type="date" office:date-value="2024-05-20" calcext:value-type="date">
            <text:p>20.05.2024</text:p>
          </table:table-cell>
          <table:table-cell office:value-type="currency" office:currency="BGN" office:value="1.80078" calcext:value-type="currency">
            <text:p>1.80078 лв.</text:p>
          </table:table-cell>
        </table:table-row>
        <table:table-row table:style-name="ro1">
          <table:table-cell office:value-type="date" office:date-value="2024-05-21" calcext:value-type="date">
            <text:p>21.05.2024</text:p>
          </table:table-cell>
          <table:table-cell office:value-type="currency" office:currency="BGN" office:value="1.80029" calcext:value-type="currency">
            <text:p>1.80029 лв.</text:p>
          </table:table-cell>
        </table:table-row>
        <table:table-row table:style-name="ro1">
          <table:table-cell office:value-type="date" office:date-value="2024-05-22" calcext:value-type="date">
            <text:p>22.05.2024</text:p>
          </table:table-cell>
          <table:table-cell office:value-type="currency" office:currency="BGN" office:value="1.80594" calcext:value-type="currency">
            <text:p>1.80594 лв.</text:p>
          </table:table-cell>
        </table:table-row>
        <table:table-row table:style-name="ro1">
          <table:table-cell office:value-type="date" office:date-value="2024-05-23" calcext:value-type="date">
            <text:p>23.05.2024</text:p>
          </table:table-cell>
          <table:table-cell office:value-type="currency" office:currency="BGN" office:value="1.80194" calcext:value-type="currency">
            <text:p>1.80194 лв.</text:p>
          </table:table-cell>
        </table:table-row>
        <table:table-row table:style-name="ro1">
          <table:table-cell office:value-type="date" office:date-value="2024-05-24" calcext:value-type="date">
            <text:p>24.05.2024</text:p>
          </table:table-cell>
          <table:table-cell office:value-type="currency" office:currency="BGN" office:value="1.80194" calcext:value-type="currency">
            <text:p>1.80194 лв.</text:p>
          </table:table-cell>
        </table:table-row>
        <table:table-row table:style-name="ro1">
          <table:table-cell office:value-type="date" office:date-value="2024-05-25" calcext:value-type="date">
            <text:p>25.05.2024</text:p>
          </table:table-cell>
          <table:table-cell office:value-type="currency" office:currency="BGN" office:value="1.80194" calcext:value-type="currency">
            <text:p>1.80194 лв.</text:p>
          </table:table-cell>
        </table:table-row>
        <table:table-row table:style-name="ro1">
          <table:table-cell office:value-type="date" office:date-value="2024-05-26" calcext:value-type="date">
            <text:p>26.05.2024</text:p>
          </table:table-cell>
          <table:table-cell office:value-type="currency" office:currency="BGN" office:value="1.80194" calcext:value-type="currency">
            <text:p>1.80194 лв.</text:p>
          </table:table-cell>
        </table:table-row>
        <table:table-row table:style-name="ro1">
          <table:table-cell office:value-type="date" office:date-value="2024-05-27" calcext:value-type="date">
            <text:p>27.05.2024</text:p>
          </table:table-cell>
          <table:table-cell office:value-type="currency" office:currency="BGN" office:value="1.80377" calcext:value-type="currency">
            <text:p>1.80377 лв.</text:p>
          </table:table-cell>
        </table:table-row>
        <table:table-row table:style-name="ro1">
          <table:table-cell office:value-type="date" office:date-value="2024-05-28" calcext:value-type="date">
            <text:p>28.05.2024</text:p>
          </table:table-cell>
          <table:table-cell office:value-type="currency" office:currency="BGN" office:value="1.79731" calcext:value-type="currency">
            <text:p>1.79731 лв.</text:p>
          </table:table-cell>
        </table:table-row>
        <table:table-row table:style-name="ro1">
          <table:table-cell office:value-type="date" office:date-value="2024-05-29" calcext:value-type="date">
            <text:p>29.05.2024</text:p>
          </table:table-cell>
          <table:table-cell office:value-type="currency" office:currency="BGN" office:value="1.80145" calcext:value-type="currency">
            <text:p>1.80145 лв.</text:p>
          </table:table-cell>
        </table:table-row>
        <table:table-row table:style-name="ro1">
          <table:table-cell office:value-type="date" office:date-value="2024-05-30" calcext:value-type="date">
            <text:p>30.05.2024</text:p>
          </table:table-cell>
          <table:table-cell office:value-type="currency" office:currency="BGN" office:value="1.80844" calcext:value-type="currency">
            <text:p>1.80844 лв.</text:p>
          </table:table-cell>
        </table:table-row>
        <table:table-row table:style-name="ro1">
          <table:table-cell office:value-type="date" office:date-value="2024-05-31" calcext:value-type="date">
            <text:p>31.05.2024</text:p>
          </table:table-cell>
          <table:table-cell office:value-type="currency" office:currency="BGN" office:value="1.80228" calcext:value-type="currency">
            <text:p>1.80228 лв.</text:p>
          </table:table-cell>
        </table:table-row>
        <table:table-row table:style-name="ro1">
          <table:table-cell office:value-type="date" office:date-value="2024-06-01" calcext:value-type="date">
            <text:p>01.06.2024</text:p>
          </table:table-cell>
          <table:table-cell office:value-type="currency" office:currency="BGN" office:value="1.80228" calcext:value-type="currency">
            <text:p>1.80228 лв.</text:p>
          </table:table-cell>
        </table:table-row>
        <table:table-row table:style-name="ro1">
          <table:table-cell office:value-type="date" office:date-value="2024-06-02" calcext:value-type="date">
            <text:p>02.06.2024</text:p>
          </table:table-cell>
          <table:table-cell office:value-type="currency" office:currency="BGN" office:value="1.80228" calcext:value-type="currency">
            <text:p>1.80228 лв.</text:p>
          </table:table-cell>
        </table:table-row>
        <table:table-row table:style-name="ro1">
          <table:table-cell office:value-type="date" office:date-value="2024-06-03" calcext:value-type="date">
            <text:p>03.06.2024</text:p>
          </table:table-cell>
          <table:table-cell office:value-type="currency" office:currency="BGN" office:value="1.80394" calcext:value-type="currency">
            <text:p>1.80394 лв.</text:p>
          </table:table-cell>
        </table:table-row>
        <table:table-row table:style-name="ro1">
          <table:table-cell office:value-type="date" office:date-value="2024-06-04" calcext:value-type="date">
            <text:p>04.06.2024</text:p>
          </table:table-cell>
          <table:table-cell office:value-type="currency" office:currency="BGN" office:value="1.80012" calcext:value-type="currency">
            <text:p>1.80012 лв.</text:p>
          </table:table-cell>
        </table:table-row>
        <table:table-row table:style-name="ro1">
          <table:table-cell office:value-type="date" office:date-value="2024-06-05" calcext:value-type="date">
            <text:p>05.06.2024</text:p>
          </table:table-cell>
          <table:table-cell office:value-type="currency" office:currency="BGN" office:value="1.79896" calcext:value-type="currency">
            <text:p>1.79896 лв.</text:p>
          </table:table-cell>
        </table:table-row>
        <table:table-row table:style-name="ro1">
          <table:table-cell office:value-type="date" office:date-value="2024-06-06" calcext:value-type="date">
            <text:p>06.06.2024</text:p>
          </table:table-cell>
          <table:table-cell office:value-type="currency" office:currency="BGN" office:value="1.80012" calcext:value-type="currency">
            <text:p>1.80012 лв.</text:p>
          </table:table-cell>
        </table:table-row>
        <table:table-row table:style-name="ro1">
          <table:table-cell office:value-type="date" office:date-value="2024-06-07" calcext:value-type="date">
            <text:p>07.06.2024</text:p>
          </table:table-cell>
          <table:table-cell office:value-type="currency" office:currency="BGN" office:value="1.79467" calcext:value-type="currency">
            <text:p>1.79467 лв.</text:p>
          </table:table-cell>
        </table:table-row>
        <table:table-row table:style-name="ro1">
          <table:table-cell office:value-type="date" office:date-value="2024-06-08" calcext:value-type="date">
            <text:p>08.06.2024</text:p>
          </table:table-cell>
          <table:table-cell office:value-type="currency" office:currency="BGN" office:value="1.79467" calcext:value-type="currency">
            <text:p>1.79467 лв.</text:p>
          </table:table-cell>
        </table:table-row>
        <table:table-row table:style-name="ro1">
          <table:table-cell office:value-type="date" office:date-value="2024-06-09" calcext:value-type="date">
            <text:p>09.06.2024</text:p>
          </table:table-cell>
          <table:table-cell office:value-type="currency" office:currency="BGN" office:value="1.79467" calcext:value-type="currency">
            <text:p>1.79467 лв.</text:p>
          </table:table-cell>
        </table:table-row>
        <table:table-row table:style-name="ro1">
          <table:table-cell office:value-type="date" office:date-value="2024-06-10" calcext:value-type="date">
            <text:p>10.06.2024</text:p>
          </table:table-cell>
          <table:table-cell office:value-type="currency" office:currency="BGN" office:value="1.81836" calcext:value-type="currency">
            <text:p>1.81836 лв.</text:p>
          </table:table-cell>
        </table:table-row>
        <table:table-row table:style-name="ro1">
          <table:table-cell office:value-type="date" office:date-value="2024-06-11" calcext:value-type="date">
            <text:p>11.06.2024</text:p>
          </table:table-cell>
          <table:table-cell office:value-type="currency" office:currency="BGN" office:value="1.82277" calcext:value-type="currency">
            <text:p>1.82277 лв.</text:p>
          </table:table-cell>
        </table:table-row>
        <table:table-row table:style-name="ro1">
          <table:table-cell office:value-type="date" office:date-value="2024-06-12" calcext:value-type="date">
            <text:p>12.06.2024</text:p>
          </table:table-cell>
          <table:table-cell office:value-type="currency" office:currency="BGN" office:value="1.81684" calcext:value-type="currency">
            <text:p>1.81684 лв.</text:p>
          </table:table-cell>
        </table:table-row>
        <table:table-row table:style-name="ro1">
          <table:table-cell office:value-type="date" office:date-value="2024-06-13" calcext:value-type="date">
            <text:p>13.06.2024</text:p>
          </table:table-cell>
          <table:table-cell office:value-type="currency" office:currency="BGN" office:value="1.81364" calcext:value-type="currency">
            <text:p>1.81364 лв.</text:p>
          </table:table-cell>
        </table:table-row>
        <table:table-row table:style-name="ro1">
          <table:table-cell office:value-type="date" office:date-value="2024-06-14" calcext:value-type="date">
            <text:p>14.06.2024</text:p>
          </table:table-cell>
          <table:table-cell office:value-type="currency" office:currency="BGN" office:value="1.83027" calcext:value-type="currency">
            <text:p>1.83027 лв.</text:p>
          </table:table-cell>
        </table:table-row>
        <table:table-row table:style-name="ro1">
          <table:table-cell office:value-type="date" office:date-value="2024-06-15" calcext:value-type="date">
            <text:p>15.06.2024</text:p>
          </table:table-cell>
          <table:table-cell office:value-type="currency" office:currency="BGN" office:value="1.83027" calcext:value-type="currency">
            <text:p>1.83027 лв.</text:p>
          </table:table-cell>
        </table:table-row>
        <table:table-row table:style-name="ro1">
          <table:table-cell office:value-type="date" office:date-value="2024-06-16" calcext:value-type="date">
            <text:p>16.06.2024</text:p>
          </table:table-cell>
          <table:table-cell office:value-type="currency" office:currency="BGN" office:value="1.83027" calcext:value-type="currency">
            <text:p>1.83027 лв.</text:p>
          </table:table-cell>
        </table:table-row>
        <table:table-row table:style-name="ro1">
          <table:table-cell office:value-type="date" office:date-value="2024-06-17" calcext:value-type="date">
            <text:p>17.06.2024</text:p>
          </table:table-cell>
          <table:table-cell office:value-type="currency" office:currency="BGN" office:value="1.82583" calcext:value-type="currency">
            <text:p>1.82583 лв.</text:p>
          </table:table-cell>
        </table:table-row>
        <table:table-row table:style-name="ro1">
          <table:table-cell office:value-type="date" office:date-value="2024-06-18" calcext:value-type="date">
            <text:p>18.06.2024</text:p>
          </table:table-cell>
          <table:table-cell office:value-type="currency" office:currency="BGN" office:value="1.82532" calcext:value-type="currency">
            <text:p>1.82532 лв.</text:p>
          </table:table-cell>
        </table:table-row>
        <table:table-row table:style-name="ro1">
          <table:table-cell office:value-type="date" office:date-value="2024-06-19" calcext:value-type="date">
            <text:p>19.06.2024</text:p>
          </table:table-cell>
          <table:table-cell office:value-type="currency" office:currency="BGN" office:value="1.81955" calcext:value-type="currency">
            <text:p>1.81955 лв.</text:p>
          </table:table-cell>
        </table:table-row>
        <table:table-row table:style-name="ro1">
          <table:table-cell office:value-type="date" office:date-value="2024-06-20" calcext:value-type="date">
            <text:p>20.06.2024</text:p>
          </table:table-cell>
          <table:table-cell office:value-type="currency" office:currency="BGN" office:value="1.82464" calcext:value-type="currency">
            <text:p>1.82464 лв.</text:p>
          </table:table-cell>
        </table:table-row>
        <table:table-row table:style-name="ro1">
          <table:table-cell office:value-type="date" office:date-value="2024-06-21" calcext:value-type="date">
            <text:p>21.06.2024</text:p>
          </table:table-cell>
          <table:table-cell office:value-type="currency" office:currency="BGN" office:value="1.82993" calcext:value-type="currency">
            <text:p>1.82993 лв.</text:p>
          </table:table-cell>
        </table:table-row>
        <table:table-row table:style-name="ro1">
          <table:table-cell office:value-type="date" office:date-value="2024-06-22" calcext:value-type="date">
            <text:p>22.06.2024</text:p>
          </table:table-cell>
          <table:table-cell office:value-type="currency" office:currency="BGN" office:value="1.82993" calcext:value-type="currency">
            <text:p>1.82993 лв.</text:p>
          </table:table-cell>
        </table:table-row>
        <table:table-row table:style-name="ro1">
          <table:table-cell office:value-type="date" office:date-value="2024-06-23" calcext:value-type="date">
            <text:p>23.06.2024</text:p>
          </table:table-cell>
          <table:table-cell office:value-type="currency" office:currency="BGN" office:value="1.82993" calcext:value-type="currency">
            <text:p>1.82993 лв.</text:p>
          </table:table-cell>
        </table:table-row>
        <table:table-row table:style-name="ro1">
          <table:table-cell office:value-type="date" office:date-value="2024-06-24" calcext:value-type="date">
            <text:p>24.06.2024</text:p>
          </table:table-cell>
          <table:table-cell office:value-type="currency" office:currency="BGN" office:value="1.82277" calcext:value-type="currency">
            <text:p>1.82277 лв.</text:p>
          </table:table-cell>
        </table:table-row>
        <table:table-row table:style-name="ro1">
          <table:table-cell office:value-type="date" office:date-value="2024-06-25" calcext:value-type="date">
            <text:p>25.06.2024</text:p>
          </table:table-cell>
          <table:table-cell office:value-type="currency" office:currency="BGN" office:value="1.82549" calcext:value-type="currency">
            <text:p>1.82549 лв.</text:p>
          </table:table-cell>
        </table:table-row>
        <table:table-row table:style-name="ro1">
          <table:table-cell office:value-type="date" office:date-value="2024-06-26" calcext:value-type="date">
            <text:p>26.06.2024</text:p>
          </table:table-cell>
          <table:table-cell office:value-type="currency" office:currency="BGN" office:value="1.82976" calcext:value-type="currency">
            <text:p>1.82976 лв.</text:p>
          </table:table-cell>
        </table:table-row>
        <table:table-row table:style-name="ro1">
          <table:table-cell office:value-type="date" office:date-value="2024-06-27" calcext:value-type="date">
            <text:p>27.06.2024</text:p>
          </table:table-cell>
          <table:table-cell office:value-type="currency" office:currency="BGN" office:value="1.82856" calcext:value-type="currency">
            <text:p>1.82856 лв.</text:p>
          </table:table-cell>
        </table:table-row>
        <table:table-row table:style-name="ro1">
          <table:table-cell office:value-type="date" office:date-value="2024-06-28" calcext:value-type="date">
            <text:p>28.06.2024</text:p>
          </table:table-cell>
          <table:table-cell office:value-type="currency" office:currency="BGN" office:value="1.82702" calcext:value-type="currency">
            <text:p>1.82702 лв.</text:p>
          </table:table-cell>
        </table:table-row>
        <table:table-row table:style-name="ro1">
          <table:table-cell office:value-type="date" office:date-value="2024-06-29" calcext:value-type="date">
            <text:p>29.06.2024</text:p>
          </table:table-cell>
          <table:table-cell office:value-type="currency" office:currency="BGN" office:value="1.82702" calcext:value-type="currency">
            <text:p>1.82702 лв.</text:p>
          </table:table-cell>
        </table:table-row>
        <table:table-row table:style-name="ro1">
          <table:table-cell office:value-type="date" office:date-value="2024-06-30" calcext:value-type="date">
            <text:p>30.06.2024</text:p>
          </table:table-cell>
          <table:table-cell office:value-type="currency" office:currency="BGN" office:value="1.82702" calcext:value-type="currency">
            <text:p>1.82702 лв.</text:p>
          </table:table-cell>
        </table:table-row>
        <table:table-row table:style-name="ro1">
          <table:table-cell office:value-type="date" office:date-value="2024-07-01" calcext:value-type="date">
            <text:p>01.07.2024</text:p>
          </table:table-cell>
          <table:table-cell office:value-type="currency" office:currency="BGN" office:value="1.82022" calcext:value-type="currency">
            <text:p>1.82022 лв.</text:p>
          </table:table-cell>
        </table:table-row>
        <table:table-row table:style-name="ro1">
          <table:table-cell office:value-type="date" office:date-value="2024-07-02" calcext:value-type="date">
            <text:p>02.07.2024</text:p>
          </table:table-cell>
          <table:table-cell office:value-type="currency" office:currency="BGN" office:value="1.82294" calcext:value-type="currency">
            <text:p>1.82294 лв.</text:p>
          </table:table-cell>
        </table:table-row>
        <table:table-row table:style-name="ro1">
          <table:table-cell office:value-type="date" office:date-value="2024-07-03" calcext:value-type="date">
            <text:p>03.07.2024</text:p>
          </table:table-cell>
          <table:table-cell office:value-type="currency" office:currency="BGN" office:value="1.81802" calcext:value-type="currency">
            <text:p>1.81802 лв.</text:p>
          </table:table-cell>
        </table:table-row>
        <table:table-row table:style-name="ro1">
          <table:table-cell office:value-type="date" office:date-value="2024-07-04" calcext:value-type="date">
            <text:p>04.07.2024</text:p>
          </table:table-cell>
          <table:table-cell office:value-type="currency" office:currency="BGN" office:value="1.81095" calcext:value-type="currency">
            <text:p>1.81095 лв.</text:p>
          </table:table-cell>
        </table:table-row>
        <table:table-row table:style-name="ro1">
          <table:table-cell office:value-type="date" office:date-value="2024-07-05" calcext:value-type="date">
            <text:p>05.07.2024</text:p>
          </table:table-cell>
          <table:table-cell office:value-type="currency" office:currency="BGN" office:value="1.80694" calcext:value-type="currency">
            <text:p>1.80694 лв.</text:p>
          </table:table-cell>
        </table:table-row>
        <table:table-row table:style-name="ro1">
          <table:table-cell office:value-type="date" office:date-value="2024-07-06" calcext:value-type="date">
            <text:p>06.07.2024</text:p>
          </table:table-cell>
          <table:table-cell office:value-type="currency" office:currency="BGN" office:value="1.80694" calcext:value-type="currency">
            <text:p>1.80694 лв.</text:p>
          </table:table-cell>
        </table:table-row>
        <table:table-row table:style-name="ro1">
          <table:table-cell office:value-type="date" office:date-value="2024-07-07" calcext:value-type="date">
            <text:p>07.07.2024</text:p>
          </table:table-cell>
          <table:table-cell office:value-type="currency" office:currency="BGN" office:value="1.80694" calcext:value-type="currency">
            <text:p>1.80694 лв.</text:p>
          </table:table-cell>
        </table:table-row>
        <table:table-row table:style-name="ro1">
          <table:table-cell office:value-type="date" office:date-value="2024-07-08" calcext:value-type="date">
            <text:p>08.07.2024</text:p>
          </table:table-cell>
          <table:table-cell office:value-type="currency" office:currency="BGN" office:value="1.8051" calcext:value-type="currency">
            <text:p>1.80510 лв.</text:p>
          </table:table-cell>
        </table:table-row>
        <table:table-row table:style-name="ro1">
          <table:table-cell office:value-type="date" office:date-value="2024-07-09" calcext:value-type="date">
            <text:p>09.07.2024</text:p>
          </table:table-cell>
          <table:table-cell office:value-type="currency" office:currency="BGN" office:value="1.80861" calcext:value-type="currency">
            <text:p>1.80861 лв.</text:p>
          </table:table-cell>
        </table:table-row>
        <table:table-row table:style-name="ro1">
          <table:table-cell office:value-type="date" office:date-value="2024-07-10" calcext:value-type="date">
            <text:p>10.07.2024</text:p>
          </table:table-cell>
          <table:table-cell office:value-type="currency" office:currency="BGN" office:value="1.80677" calcext:value-type="currency">
            <text:p>1.80677 лв.</text:p>
          </table:table-cell>
        </table:table-row>
        <table:table-row table:style-name="ro1">
          <table:table-cell office:value-type="date" office:date-value="2024-07-11" calcext:value-type="date">
            <text:p>11.07.2024</text:p>
          </table:table-cell>
          <table:table-cell office:value-type="currency" office:currency="BGN" office:value="1.80178" calcext:value-type="currency">
            <text:p>1.80178 лв.</text:p>
          </table:table-cell>
        </table:table-row>
        <table:table-row table:style-name="ro1">
          <table:table-cell office:value-type="date" office:date-value="2024-07-12" calcext:value-type="date">
            <text:p>12.07.2024</text:p>
          </table:table-cell>
          <table:table-cell office:value-type="currency" office:currency="BGN" office:value="1.79599" calcext:value-type="currency">
            <text:p>1.79599 лв.</text:p>
          </table:table-cell>
        </table:table-row>
        <table:table-row table:style-name="ro1">
          <table:table-cell office:value-type="date" office:date-value="2024-07-13" calcext:value-type="date">
            <text:p>13.07.2024</text:p>
          </table:table-cell>
          <table:table-cell office:value-type="currency" office:currency="BGN" office:value="1.79599" calcext:value-type="currency">
            <text:p>1.79599 лв.</text:p>
          </table:table-cell>
        </table:table-row>
        <table:table-row table:style-name="ro1">
          <table:table-cell office:value-type="date" office:date-value="2024-07-14" calcext:value-type="date">
            <text:p>14.07.2024</text:p>
          </table:table-cell>
          <table:table-cell office:value-type="currency" office:currency="BGN" office:value="1.79599" calcext:value-type="currency">
            <text:p>1.79599 лв.</text:p>
          </table:table-cell>
        </table:table-row>
        <table:table-row table:style-name="ro1">
          <table:table-cell office:value-type="date" office:date-value="2024-07-15" calcext:value-type="date">
            <text:p>15.07.2024</text:p>
          </table:table-cell>
          <table:table-cell office:value-type="currency" office:currency="BGN" office:value="1.79319" calcext:value-type="currency">
            <text:p>1.79319 лв.</text:p>
          </table:table-cell>
        </table:table-row>
        <table:table-row table:style-name="ro1">
          <table:table-cell office:value-type="date" office:date-value="2024-07-16" calcext:value-type="date">
            <text:p>16.07.2024</text:p>
          </table:table-cell>
          <table:table-cell office:value-type="currency" office:currency="BGN" office:value="1.79401" calcext:value-type="currency">
            <text:p>1.79401 лв.</text:p>
          </table:table-cell>
        </table:table-row>
        <table:table-row table:style-name="ro1">
          <table:table-cell office:value-type="date" office:date-value="2024-07-17" calcext:value-type="date">
            <text:p>17.07.2024</text:p>
          </table:table-cell>
          <table:table-cell office:value-type="currency" office:currency="BGN" office:value="1.78876" calcext:value-type="currency">
            <text:p>1.78876 лв.</text:p>
          </table:table-cell>
        </table:table-row>
        <table:table-row table:style-name="ro1">
          <table:table-cell office:value-type="date" office:date-value="2024-07-18" calcext:value-type="date">
            <text:p>18.07.2024</text:p>
          </table:table-cell>
          <table:table-cell office:value-type="currency" office:currency="BGN" office:value="1.78941" calcext:value-type="currency">
            <text:p>1.78941 лв.</text:p>
          </table:table-cell>
        </table:table-row>
        <table:table-row table:style-name="ro1">
          <table:table-cell office:value-type="date" office:date-value="2024-07-19" calcext:value-type="date">
            <text:p>19.07.2024</text:p>
          </table:table-cell>
          <table:table-cell office:value-type="currency" office:currency="BGN" office:value="1.79599" calcext:value-type="currency">
            <text:p>1.79599 лв.</text:p>
          </table:table-cell>
        </table:table-row>
        <table:table-row table:style-name="ro1">
          <table:table-cell office:value-type="date" office:date-value="2024-07-20" calcext:value-type="date">
            <text:p>20.07.2024</text:p>
          </table:table-cell>
          <table:table-cell office:value-type="currency" office:currency="BGN" office:value="1.79599" calcext:value-type="currency">
            <text:p>1.79599 лв.</text:p>
          </table:table-cell>
        </table:table-row>
        <table:table-row table:style-name="ro1">
          <table:table-cell office:value-type="date" office:date-value="2024-07-21" calcext:value-type="date">
            <text:p>21.07.2024</text:p>
          </table:table-cell>
          <table:table-cell office:value-type="currency" office:currency="BGN" office:value="1.79599" calcext:value-type="currency">
            <text:p>1.79599 лв.</text:p>
          </table:table-cell>
        </table:table-row>
        <table:table-row table:style-name="ro1">
          <table:table-cell office:value-type="date" office:date-value="2024-07-22" calcext:value-type="date">
            <text:p>22.07.2024</text:p>
          </table:table-cell>
          <table:table-cell office:value-type="currency" office:currency="BGN" office:value="1.79632" calcext:value-type="currency">
            <text:p>1.79632 лв.</text:p>
          </table:table-cell>
        </table:table-row>
        <table:table-row table:style-name="ro1">
          <table:table-cell office:value-type="date" office:date-value="2024-07-23" calcext:value-type="date">
            <text:p>23.07.2024</text:p>
          </table:table-cell>
          <table:table-cell office:value-type="currency" office:currency="BGN" office:value="1.80095" calcext:value-type="currency">
            <text:p>1.80095 лв.</text:p>
          </table:table-cell>
        </table:table-row>
        <table:table-row table:style-name="ro1">
          <table:table-cell office:value-type="date" office:date-value="2024-07-24" calcext:value-type="date">
            <text:p>24.07.2024</text:p>
          </table:table-cell>
          <table:table-cell office:value-type="currency" office:currency="BGN" office:value="1.80294" calcext:value-type="currency">
            <text:p>1.80294 лв.</text:p>
          </table:table-cell>
        </table:table-row>
        <table:table-row table:style-name="ro1">
          <table:table-cell office:value-type="date" office:date-value="2024-07-25" calcext:value-type="date">
            <text:p>25.07.2024</text:p>
          </table:table-cell>
          <table:table-cell office:value-type="currency" office:currency="BGN" office:value="1.80244" calcext:value-type="currency">
            <text:p>1.80244 лв.</text:p>
          </table:table-cell>
        </table:table-row>
        <table:table-row table:style-name="ro1">
          <table:table-cell office:value-type="date" office:date-value="2024-07-26" calcext:value-type="date">
            <text:p>26.07.2024</text:p>
          </table:table-cell>
          <table:table-cell office:value-type="currency" office:currency="BGN" office:value="1.80095" calcext:value-type="currency">
            <text:p>1.80095 лв.</text:p>
          </table:table-cell>
        </table:table-row>
        <table:table-row table:style-name="ro1">
          <table:table-cell office:value-type="date" office:date-value="2024-07-27" calcext:value-type="date">
            <text:p>27.07.2024</text:p>
          </table:table-cell>
          <table:table-cell office:value-type="currency" office:currency="BGN" office:value="1.80095" calcext:value-type="currency">
            <text:p>1.80095 лв.</text:p>
          </table:table-cell>
        </table:table-row>
        <table:table-row table:style-name="ro1">
          <table:table-cell office:value-type="date" office:date-value="2024-07-28" calcext:value-type="date">
            <text:p>28.07.2024</text:p>
          </table:table-cell>
          <table:table-cell office:value-type="currency" office:currency="BGN" office:value="1.80095" calcext:value-type="currency">
            <text:p>1.80095 лв.</text:p>
          </table:table-cell>
        </table:table-row>
        <table:table-row table:style-name="ro1">
          <table:table-cell office:value-type="date" office:date-value="2024-07-29" calcext:value-type="date">
            <text:p>29.07.2024</text:p>
          </table:table-cell>
          <table:table-cell office:value-type="currency" office:currency="BGN" office:value="1.80811" calcext:value-type="currency">
            <text:p>1.80811 лв.</text:p>
          </table:table-cell>
        </table:table-row>
        <table:table-row table:style-name="ro1">
          <table:table-cell office:value-type="date" office:date-value="2024-07-30" calcext:value-type="date">
            <text:p>30.07.2024</text:p>
          </table:table-cell>
          <table:table-cell office:value-type="currency" office:currency="BGN" office:value="1.80694" calcext:value-type="currency">
            <text:p>1.80694 лв.</text:p>
          </table:table-cell>
        </table:table-row>
        <table:table-row table:style-name="ro1">
          <table:table-cell office:value-type="date" office:date-value="2024-07-31" calcext:value-type="date">
            <text:p>31.07.2024</text:p>
          </table:table-cell>
          <table:table-cell office:value-type="currency" office:currency="BGN" office:value="1.80627" calcext:value-type="currency">
            <text:p>1.80627 лв.</text:p>
          </table:table-cell>
        </table:table-row>
        <table:table-row table:style-name="ro1">
          <table:table-cell office:value-type="date" office:date-value="2024-08-01" calcext:value-type="date">
            <text:p>01.08.2024</text:p>
          </table:table-cell>
          <table:table-cell office:value-type="currency" office:currency="BGN" office:value="1.8128" calcext:value-type="currency">
            <text:p>1.81280 лв.</text:p>
          </table:table-cell>
        </table:table-row>
        <table:table-row table:style-name="ro1">
          <table:table-cell office:value-type="date" office:date-value="2024-08-02" calcext:value-type="date">
            <text:p>02.08.2024</text:p>
          </table:table-cell>
          <table:table-cell office:value-type="currency" office:currency="BGN" office:value="1.8051" calcext:value-type="currency">
            <text:p>1.80510 лв.</text:p>
          </table:table-cell>
        </table:table-row>
        <table:table-row table:style-name="ro1">
          <table:table-cell office:value-type="date" office:date-value="2024-08-03" calcext:value-type="date">
            <text:p>03.08.2024</text:p>
          </table:table-cell>
          <table:table-cell office:value-type="currency" office:currency="BGN" office:value="1.8051" calcext:value-type="currency">
            <text:p>1.80510 лв.</text:p>
          </table:table-cell>
        </table:table-row>
        <table:table-row table:style-name="ro1">
          <table:table-cell office:value-type="date" office:date-value="2024-08-04" calcext:value-type="date">
            <text:p>04.08.2024</text:p>
          </table:table-cell>
          <table:table-cell office:value-type="currency" office:currency="BGN" office:value="1.8051" calcext:value-type="currency">
            <text:p>1.80510 лв.</text:p>
          </table:table-cell>
        </table:table-row>
        <table:table-row table:style-name="ro1">
          <table:table-cell office:value-type="date" office:date-value="2024-08-05" calcext:value-type="date">
            <text:p>05.08.2024</text:p>
          </table:table-cell>
          <table:table-cell office:value-type="currency" office:currency="BGN" office:value="1.78354" calcext:value-type="currency">
            <text:p>1.78354 лв.</text:p>
          </table:table-cell>
        </table:table-row>
        <table:table-row table:style-name="ro1">
          <table:table-cell office:value-type="date" office:date-value="2024-08-06" calcext:value-type="date">
            <text:p>06.08.2024</text:p>
          </table:table-cell>
          <table:table-cell office:value-type="currency" office:currency="BGN" office:value="1.79187" calcext:value-type="currency">
            <text:p>1.79187 лв.</text:p>
          </table:table-cell>
        </table:table-row>
        <table:table-row table:style-name="ro1">
          <table:table-cell office:value-type="date" office:date-value="2024-08-07" calcext:value-type="date">
            <text:p>07.08.2024</text:p>
          </table:table-cell>
          <table:table-cell office:value-type="currency" office:currency="BGN" office:value="1.79073" calcext:value-type="currency">
            <text:p>1.79073 лв.</text:p>
          </table:table-cell>
        </table:table-row>
        <table:table-row table:style-name="ro1">
          <table:table-cell office:value-type="date" office:date-value="2024-08-08" calcext:value-type="date">
            <text:p>08.08.2024</text:p>
          </table:table-cell>
          <table:table-cell office:value-type="currency" office:currency="BGN" office:value="1.78941" calcext:value-type="currency">
            <text:p>1.78941 лв.</text:p>
          </table:table-cell>
        </table:table-row>
        <table:table-row table:style-name="ro1">
          <table:table-cell office:value-type="date" office:date-value="2024-08-09" calcext:value-type="date">
            <text:p>09.08.2024</text:p>
          </table:table-cell>
          <table:table-cell office:value-type="currency" office:currency="BGN" office:value="1.79155" calcext:value-type="currency">
            <text:p>1.79155 лв.</text:p>
          </table:table-cell>
        </table:table-row>
        <table:table-row table:style-name="ro1">
          <table:table-cell office:value-type="date" office:date-value="2024-08-10" calcext:value-type="date">
            <text:p>10.08.2024</text:p>
          </table:table-cell>
          <table:table-cell office:value-type="currency" office:currency="BGN" office:value="1.79155" calcext:value-type="currency">
            <text:p>1.79155 лв.</text:p>
          </table:table-cell>
        </table:table-row>
        <table:table-row table:style-name="ro1">
          <table:table-cell office:value-type="date" office:date-value="2024-08-11" calcext:value-type="date">
            <text:p>11.08.2024</text:p>
          </table:table-cell>
          <table:table-cell office:value-type="currency" office:currency="BGN" office:value="1.79155" calcext:value-type="currency">
            <text:p>1.79155 лв.</text:p>
          </table:table-cell>
        </table:table-row>
        <table:table-row table:style-name="ro1">
          <table:table-cell office:value-type="date" office:date-value="2024-08-12" calcext:value-type="date">
            <text:p>12.08.2024</text:p>
          </table:table-cell>
          <table:table-cell office:value-type="currency" office:currency="BGN" office:value="1.79023" calcext:value-type="currency">
            <text:p>1.79023 лв.</text:p>
          </table:table-cell>
        </table:table-row>
        <table:table-row table:style-name="ro1">
          <table:table-cell office:value-type="date" office:date-value="2024-08-13" calcext:value-type="date">
            <text:p>13.08.2024</text:p>
          </table:table-cell>
          <table:table-cell office:value-type="currency" office:currency="BGN" office:value="1.78925" calcext:value-type="currency">
            <text:p>1.78925 лв.</text:p>
          </table:table-cell>
        </table:table-row>
        <table:table-row table:style-name="ro1">
          <table:table-cell office:value-type="date" office:date-value="2024-08-14" calcext:value-type="date">
            <text:p>14.08.2024</text:p>
          </table:table-cell>
          <table:table-cell office:value-type="currency" office:currency="BGN" office:value="1.77496" calcext:value-type="currency">
            <text:p>1.77496 лв.</text:p>
          </table:table-cell>
        </table:table-row>
        <table:table-row table:style-name="ro1">
          <table:table-cell office:value-type="date" office:date-value="2024-08-15" calcext:value-type="date">
            <text:p>15.08.2024</text:p>
          </table:table-cell>
          <table:table-cell office:value-type="currency" office:currency="BGN" office:value="1.77625" calcext:value-type="currency">
            <text:p>1.77625 лв.</text:p>
          </table:table-cell>
        </table:table-row>
        <table:table-row table:style-name="ro1">
          <table:table-cell office:value-type="date" office:date-value="2024-08-16" calcext:value-type="date">
            <text:p>16.08.2024</text:p>
          </table:table-cell>
          <table:table-cell office:value-type="currency" office:currency="BGN" office:value="1.779" calcext:value-type="currency">
            <text:p>1.77900 лв.</text:p>
          </table:table-cell>
        </table:table-row>
        <table:table-row table:style-name="ro1">
          <table:table-cell office:value-type="date" office:date-value="2024-08-17" calcext:value-type="date">
            <text:p>17.08.2024</text:p>
          </table:table-cell>
          <table:table-cell office:value-type="currency" office:currency="BGN" office:value="1.779" calcext:value-type="currency">
            <text:p>1.77900 лв.</text:p>
          </table:table-cell>
        </table:table-row>
        <table:table-row table:style-name="ro1">
          <table:table-cell office:value-type="date" office:date-value="2024-08-18" calcext:value-type="date">
            <text:p>18.08.2024</text:p>
          </table:table-cell>
          <table:table-cell office:value-type="currency" office:currency="BGN" office:value="1.779" calcext:value-type="currency">
            <text:p>1.77900 лв.</text:p>
          </table:table-cell>
        </table:table-row>
        <table:table-row table:style-name="ro1">
          <table:table-cell office:value-type="date" office:date-value="2024-08-19" calcext:value-type="date">
            <text:p>19.08.2024</text:p>
          </table:table-cell>
          <table:table-cell office:value-type="currency" office:currency="BGN" office:value="1.77142" calcext:value-type="currency">
            <text:p>1.77142 лв.</text:p>
          </table:table-cell>
        </table:table-row>
        <table:table-row table:style-name="ro1">
          <table:table-cell office:value-type="date" office:date-value="2024-08-20" calcext:value-type="date">
            <text:p>20.08.2024</text:p>
          </table:table-cell>
          <table:table-cell office:value-type="currency" office:currency="BGN" office:value="1.76455" calcext:value-type="currency">
            <text:p>1.76455 лв.</text:p>
          </table:table-cell>
        </table:table-row>
        <table:table-row table:style-name="ro1">
          <table:table-cell office:value-type="date" office:date-value="2024-08-21" calcext:value-type="date">
            <text:p>21.08.2024</text:p>
          </table:table-cell>
          <table:table-cell office:value-type="currency" office:currency="BGN" office:value="1.75947" calcext:value-type="currency">
            <text:p>1.75947 лв.</text:p>
          </table:table-cell>
        </table:table-row>
        <table:table-row table:style-name="ro1">
          <table:table-cell office:value-type="date" office:date-value="2024-08-22" calcext:value-type="date">
            <text:p>22.08.2024</text:p>
          </table:table-cell>
          <table:table-cell office:value-type="currency" office:currency="BGN" office:value="1.75647" calcext:value-type="currency">
            <text:p>1.75647 лв.</text:p>
          </table:table-cell>
        </table:table-row>
        <table:table-row table:style-name="ro1">
          <table:table-cell office:value-type="date" office:date-value="2024-08-23" calcext:value-type="date">
            <text:p>23.08.2024</text:p>
          </table:table-cell>
          <table:table-cell office:value-type="currency" office:currency="BGN" office:value="1.75868" calcext:value-type="currency">
            <text:p>1.75868 лв.</text:p>
          </table:table-cell>
        </table:table-row>
        <table:table-row table:style-name="ro1">
          <table:table-cell office:value-type="date" office:date-value="2024-08-24" calcext:value-type="date">
            <text:p>24.08.2024</text:p>
          </table:table-cell>
          <table:table-cell office:value-type="currency" office:currency="BGN" office:value="1.75868" calcext:value-type="currency">
            <text:p>1.75868 лв.</text:p>
          </table:table-cell>
        </table:table-row>
        <table:table-row table:style-name="ro1">
          <table:table-cell office:value-type="date" office:date-value="2024-08-25" calcext:value-type="date">
            <text:p>25.08.2024</text:p>
          </table:table-cell>
          <table:table-cell office:value-type="currency" office:currency="BGN" office:value="1.75868" calcext:value-type="currency">
            <text:p>1.75868 лв.</text:p>
          </table:table-cell>
        </table:table-row>
        <table:table-row table:style-name="ro1">
          <table:table-cell office:value-type="date" office:date-value="2024-08-26" calcext:value-type="date">
            <text:p>26.08.2024</text:p>
          </table:table-cell>
          <table:table-cell office:value-type="currency" office:currency="BGN" office:value="1.75206" calcext:value-type="currency">
            <text:p>1.75206 лв.</text:p>
          </table:table-cell>
        </table:table-row>
        <table:table-row table:style-name="ro1">
          <table:table-cell office:value-type="date" office:date-value="2024-08-27" calcext:value-type="date">
            <text:p>27.08.2024</text:p>
          </table:table-cell>
          <table:table-cell office:value-type="currency" office:currency="BGN" office:value="1.75222" calcext:value-type="currency">
            <text:p>1.75222 лв.</text:p>
          </table:table-cell>
        </table:table-row>
        <table:table-row table:style-name="ro1">
          <table:table-cell office:value-type="date" office:date-value="2024-08-28" calcext:value-type="date">
            <text:p>28.08.2024</text:p>
          </table:table-cell>
          <table:table-cell office:value-type="currency" office:currency="BGN" office:value="1.75931" calcext:value-type="currency">
            <text:p>1.75931 лв.</text:p>
          </table:table-cell>
        </table:table-row>
        <table:table-row table:style-name="ro1">
          <table:table-cell office:value-type="date" office:date-value="2024-08-29" calcext:value-type="date">
            <text:p>29.08.2024</text:p>
          </table:table-cell>
          <table:table-cell office:value-type="currency" office:currency="BGN" office:value="1.76392" calcext:value-type="currency">
            <text:p>1.76392 лв.</text:p>
          </table:table-cell>
        </table:table-row>
        <table:table-row table:style-name="ro1">
          <table:table-cell office:value-type="date" office:date-value="2024-08-30" calcext:value-type="date">
            <text:p>30.08.2024</text:p>
          </table:table-cell>
          <table:table-cell office:value-type="currency" office:currency="BGN" office:value="1.76408" calcext:value-type="currency">
            <text:p>1.76408 лв.</text:p>
          </table:table-cell>
        </table:table-row>
        <table:table-row table:style-name="ro1">
          <table:table-cell office:value-type="date" office:date-value="2024-08-31" calcext:value-type="date">
            <text:p>31.08.2024</text:p>
          </table:table-cell>
          <table:table-cell office:value-type="currency" office:currency="BGN" office:value="1.76408" calcext:value-type="currency">
            <text:p>1.76408 лв.</text:p>
          </table:table-cell>
        </table:table-row>
        <table:table-row table:style-name="ro1">
          <table:table-cell office:value-type="date" office:date-value="2024-09-01" calcext:value-type="date">
            <text:p>01.09.2024</text:p>
          </table:table-cell>
          <table:table-cell office:value-type="currency" office:currency="BGN" office:value="1.76408" calcext:value-type="currency">
            <text:p>1.76408 лв.</text:p>
          </table:table-cell>
        </table:table-row>
        <table:table-row table:style-name="ro1">
          <table:table-cell office:value-type="date" office:date-value="2024-09-02" calcext:value-type="date">
            <text:p>02.09.2024</text:p>
          </table:table-cell>
          <table:table-cell office:value-type="currency" office:currency="BGN" office:value="1.76822" calcext:value-type="currency">
            <text:p>1.76822 лв.</text:p>
          </table:table-cell>
        </table:table-row>
        <table:table-row table:style-name="ro1">
          <table:table-cell office:value-type="date" office:date-value="2024-09-03" calcext:value-type="date">
            <text:p>03.09.2024</text:p>
          </table:table-cell>
          <table:table-cell office:value-type="currency" office:currency="BGN" office:value="1.77239" calcext:value-type="currency">
            <text:p>1.77239 лв.</text:p>
          </table:table-cell>
        </table:table-row>
        <table:table-row table:style-name="ro1">
          <table:table-cell office:value-type="date" office:date-value="2024-09-04" calcext:value-type="date">
            <text:p>04.09.2024</text:p>
          </table:table-cell>
          <table:table-cell office:value-type="currency" office:currency="BGN" office:value="1.76998" calcext:value-type="currency">
            <text:p>1.76998 лв.</text:p>
          </table:table-cell>
        </table:table-row>
        <table:table-row table:style-name="ro1">
          <table:table-cell office:value-type="date" office:date-value="2024-09-05" calcext:value-type="date">
            <text:p>05.09.2024</text:p>
          </table:table-cell>
          <table:table-cell office:value-type="currency" office:currency="BGN" office:value="1.76249" calcext:value-type="currency">
            <text:p>1.76249 лв.</text:p>
          </table:table-cell>
        </table:table-row>
        <table:table-row table:style-name="ro1">
          <table:table-cell office:value-type="date" office:date-value="2024-09-06" calcext:value-type="date">
            <text:p>06.09.2024</text:p>
          </table:table-cell>
          <table:table-cell office:value-type="currency" office:currency="BGN" office:value="1.76249" calcext:value-type="currency">
            <text:p>1.76249 лв.</text:p>
          </table:table-cell>
        </table:table-row>
        <table:table-row table:style-name="ro1">
          <table:table-cell office:value-type="date" office:date-value="2024-09-07" calcext:value-type="date">
            <text:p>07.09.2024</text:p>
          </table:table-cell>
          <table:table-cell office:value-type="currency" office:currency="BGN" office:value="1.76249" calcext:value-type="currency">
            <text:p>1.76249 лв.</text:p>
          </table:table-cell>
        </table:table-row>
        <table:table-row table:style-name="ro1">
          <table:table-cell office:value-type="date" office:date-value="2024-09-08" calcext:value-type="date">
            <text:p>08.09.2024</text:p>
          </table:table-cell>
          <table:table-cell office:value-type="currency" office:currency="BGN" office:value="1.76249" calcext:value-type="currency">
            <text:p>1.76249 лв.</text:p>
          </table:table-cell>
        </table:table-row>
        <table:table-row table:style-name="ro1">
          <table:table-cell office:value-type="date" office:date-value="2024-09-09" calcext:value-type="date">
            <text:p>09.09.2024</text:p>
          </table:table-cell>
          <table:table-cell office:value-type="currency" office:currency="BGN" office:value="1.7711" calcext:value-type="currency">
            <text:p>1.77110 лв.</text:p>
          </table:table-cell>
        </table:table-row>
        <table:table-row table:style-name="ro1">
          <table:table-cell office:value-type="date" office:date-value="2024-09-10" calcext:value-type="date">
            <text:p>10.09.2024</text:p>
          </table:table-cell>
          <table:table-cell office:value-type="currency" office:currency="BGN" office:value="1.77303" calcext:value-type="currency">
            <text:p>1.77303 лв.</text:p>
          </table:table-cell>
        </table:table-row>
        <table:table-row table:style-name="ro1">
          <table:table-cell office:value-type="date" office:date-value="2024-09-11" calcext:value-type="date">
            <text:p>11.09.2024</text:p>
          </table:table-cell>
          <table:table-cell office:value-type="currency" office:currency="BGN" office:value="1.7711" calcext:value-type="currency">
            <text:p>1.77110 лв.</text:p>
          </table:table-cell>
        </table:table-row>
        <table:table-row table:style-name="ro1">
          <table:table-cell office:value-type="date" office:date-value="2024-09-12" calcext:value-type="date">
            <text:p>12.09.2024</text:p>
          </table:table-cell>
          <table:table-cell office:value-type="currency" office:currency="BGN" office:value="1.77544" calcext:value-type="currency">
            <text:p>1.77544 лв.</text:p>
          </table:table-cell>
        </table:table-row>
        <table:table-row table:style-name="ro1">
          <table:table-cell office:value-type="date" office:date-value="2024-09-13" calcext:value-type="date">
            <text:p>13.09.2024</text:p>
          </table:table-cell>
          <table:table-cell office:value-type="currency" office:currency="BGN" office:value="1.76503" calcext:value-type="currency">
            <text:p>1.76503 лв.</text:p>
          </table:table-cell>
        </table:table-row>
        <table:table-row table:style-name="ro1">
          <table:table-cell office:value-type="date" office:date-value="2024-09-14" calcext:value-type="date">
            <text:p>14.09.2024</text:p>
          </table:table-cell>
          <table:table-cell office:value-type="currency" office:currency="BGN" office:value="1.76503" calcext:value-type="currency">
            <text:p>1.76503 лв.</text:p>
          </table:table-cell>
        </table:table-row>
        <table:table-row table:style-name="ro1">
          <table:table-cell office:value-type="date" office:date-value="2024-09-15" calcext:value-type="date">
            <text:p>15.09.2024</text:p>
          </table:table-cell>
          <table:table-cell office:value-type="currency" office:currency="BGN" office:value="1.76503" calcext:value-type="currency">
            <text:p>1.76503 лв.</text:p>
          </table:table-cell>
        </table:table-row>
        <table:table-row table:style-name="ro1">
          <table:table-cell office:value-type="date" office:date-value="2024-09-16" calcext:value-type="date">
            <text:p>16.09.2024</text:p>
          </table:table-cell>
          <table:table-cell office:value-type="currency" office:currency="BGN" office:value="1.75789" calcext:value-type="currency">
            <text:p>1.75789 лв.</text:p>
          </table:table-cell>
        </table:table-row>
        <table:table-row table:style-name="ro1">
          <table:table-cell office:value-type="date" office:date-value="2024-09-17" calcext:value-type="date">
            <text:p>17.09.2024</text:p>
          </table:table-cell>
          <table:table-cell office:value-type="currency" office:currency="BGN" office:value="1.75584" calcext:value-type="currency">
            <text:p>1.75584 лв.</text:p>
          </table:table-cell>
        </table:table-row>
        <table:table-row table:style-name="ro1">
          <table:table-cell office:value-type="date" office:date-value="2024-09-18" calcext:value-type="date">
            <text:p>18.09.2024</text:p>
          </table:table-cell>
          <table:table-cell office:value-type="currency" office:currency="BGN" office:value="1.75821" calcext:value-type="currency">
            <text:p>1.75821 лв.</text:p>
          </table:table-cell>
        </table:table-row>
        <table:table-row table:style-name="ro1">
          <table:table-cell office:value-type="date" office:date-value="2024-09-19" calcext:value-type="date">
            <text:p>19.09.2024</text:p>
          </table:table-cell>
          <table:table-cell office:value-type="currency" office:currency="BGN" office:value="1.75316" calcext:value-type="currency">
            <text:p>1.75316 лв.</text:p>
          </table:table-cell>
        </table:table-row>
        <table:table-row table:style-name="ro1">
          <table:table-cell office:value-type="date" office:date-value="2024-09-20" calcext:value-type="date">
            <text:p>20.09.2024</text:p>
          </table:table-cell>
          <table:table-cell office:value-type="currency" office:currency="BGN" office:value="1.75159" calcext:value-type="currency">
            <text:p>1.75159 лв.</text:p>
          </table:table-cell>
        </table:table-row>
        <table:table-row table:style-name="ro1">
          <table:table-cell office:value-type="date" office:date-value="2024-09-21" calcext:value-type="date">
            <text:p>21.09.2024</text:p>
          </table:table-cell>
          <table:table-cell office:value-type="currency" office:currency="BGN" office:value="1.75159" calcext:value-type="currency">
            <text:p>1.75159 лв.</text:p>
          </table:table-cell>
        </table:table-row>
        <table:table-row table:style-name="ro1">
          <table:table-cell office:value-type="date" office:date-value="2024-09-22" calcext:value-type="date">
            <text:p>22.09.2024</text:p>
          </table:table-cell>
          <table:table-cell office:value-type="currency" office:currency="BGN" office:value="1.75159" calcext:value-type="currency">
            <text:p>1.75159 лв.</text:p>
          </table:table-cell>
        </table:table-row>
        <table:table-row table:style-name="ro1">
          <table:table-cell office:value-type="date" office:date-value="2024-09-23" calcext:value-type="date">
            <text:p>23.09.2024</text:p>
          </table:table-cell>
          <table:table-cell office:value-type="currency" office:currency="BGN" office:value="1.75159" calcext:value-type="currency">
            <text:p>1.75159 лв.</text:p>
          </table:table-cell>
        </table:table-row>
        <table:table-row table:style-name="ro1">
          <table:table-cell office:value-type="date" office:date-value="2024-09-24" calcext:value-type="date">
            <text:p>24.09.2024</text:p>
          </table:table-cell>
          <table:table-cell office:value-type="currency" office:currency="BGN" office:value="1.75679" calcext:value-type="currency">
            <text:p>1.75679 лв.</text:p>
          </table:table-cell>
        </table:table-row>
        <table:table-row table:style-name="ro1">
          <table:table-cell office:value-type="date" office:date-value="2024-09-25" calcext:value-type="date">
            <text:p>25.09.2024</text:p>
          </table:table-cell>
          <table:table-cell office:value-type="currency" office:currency="BGN" office:value="1.74721" calcext:value-type="currency">
            <text:p>1.74721 лв.</text:p>
          </table:table-cell>
        </table:table-row>
        <table:table-row table:style-name="ro1">
          <table:table-cell office:value-type="date" office:date-value="2024-09-26" calcext:value-type="date">
            <text:p>26.09.2024</text:p>
          </table:table-cell>
          <table:table-cell office:value-type="currency" office:currency="BGN" office:value="1.75332" calcext:value-type="currency">
            <text:p>1.75332 лв.</text:p>
          </table:table-cell>
        </table:table-row>
        <table:table-row table:style-name="ro1">
          <table:table-cell office:value-type="date" office:date-value="2024-09-27" calcext:value-type="date">
            <text:p>27.09.2024</text:p>
          </table:table-cell>
          <table:table-cell office:value-type="currency" office:currency="BGN" office:value="1.75285" calcext:value-type="currency">
            <text:p>1.75285 лв.</text:p>
          </table:table-cell>
        </table:table-row>
        <table:table-row table:style-name="ro1">
          <table:table-cell office:value-type="date" office:date-value="2024-09-28" calcext:value-type="date">
            <text:p>28.09.2024</text:p>
          </table:table-cell>
          <table:table-cell office:value-type="currency" office:currency="BGN" office:value="1.75285" calcext:value-type="currency">
            <text:p>1.75285 лв.</text:p>
          </table:table-cell>
        </table:table-row>
        <table:table-row table:style-name="ro1">
          <table:table-cell office:value-type="date" office:date-value="2024-09-29" calcext:value-type="date">
            <text:p>29.09.2024</text:p>
          </table:table-cell>
          <table:table-cell office:value-type="currency" office:currency="BGN" office:value="1.75285" calcext:value-type="currency">
            <text:p>1.75285 лв.</text:p>
          </table:table-cell>
        </table:table-row>
        <table:table-row table:style-name="ro1">
          <table:table-cell office:value-type="date" office:date-value="2024-09-30" calcext:value-type="date">
            <text:p>30.09.2024</text:p>
          </table:table-cell>
          <table:table-cell office:value-type="currency" office:currency="BGN" office:value="1.7469" calcext:value-type="currency">
            <text:p>1.74690 лв.</text:p>
          </table:table-cell>
        </table:table-row>
        <table:table-row table:style-name="ro1">
          <table:table-cell office:value-type="date" office:date-value="2024-10-01" calcext:value-type="date">
            <text:p>01.10.2024</text:p>
          </table:table-cell>
          <table:table-cell office:value-type="currency" office:currency="BGN" office:value="1.76423" calcext:value-type="currency">
            <text:p>1.76423 лв.</text:p>
          </table:table-cell>
        </table:table-row>
        <table:table-row table:style-name="ro1">
          <table:table-cell office:value-type="date" office:date-value="2024-10-02" calcext:value-type="date">
            <text:p>02.10.2024</text:p>
          </table:table-cell>
          <table:table-cell office:value-type="currency" office:currency="BGN" office:value="1.76662" calcext:value-type="currency">
            <text:p>1.76662 лв.</text:p>
          </table:table-cell>
        </table:table-row>
        <table:table-row table:style-name="ro1">
          <table:table-cell office:value-type="date" office:date-value="2024-10-03" calcext:value-type="date">
            <text:p>03.10.2024</text:p>
          </table:table-cell>
          <table:table-cell office:value-type="currency" office:currency="BGN" office:value="1.77175" calcext:value-type="currency">
            <text:p>1.77175 лв.</text:p>
          </table:table-cell>
        </table:table-row>
        <table:table-row table:style-name="ro1">
          <table:table-cell office:value-type="date" office:date-value="2024-10-04" calcext:value-type="date">
            <text:p>04.10.2024</text:p>
          </table:table-cell>
          <table:table-cell office:value-type="currency" office:currency="BGN" office:value="1.77335" calcext:value-type="currency">
            <text:p>1.77335 лв.</text:p>
          </table:table-cell>
        </table:table-row>
        <table:table-row table:style-name="ro1">
          <table:table-cell office:value-type="date" office:date-value="2024-10-05" calcext:value-type="date">
            <text:p>05.10.2024</text:p>
          </table:table-cell>
          <table:table-cell office:value-type="currency" office:currency="BGN" office:value="1.77335" calcext:value-type="currency">
            <text:p>1.77335 лв.</text:p>
          </table:table-cell>
        </table:table-row>
        <table:table-row table:style-name="ro1">
          <table:table-cell office:value-type="date" office:date-value="2024-10-06" calcext:value-type="date">
            <text:p>06.10.2024</text:p>
          </table:table-cell>
          <table:table-cell office:value-type="currency" office:currency="BGN" office:value="1.77335" calcext:value-type="currency">
            <text:p>1.77335 лв.</text:p>
          </table:table-cell>
        </table:table-row>
        <table:table-row table:style-name="ro1">
          <table:table-cell office:value-type="date" office:date-value="2024-10-07" calcext:value-type="date">
            <text:p>07.10.2024</text:p>
          </table:table-cell>
          <table:table-cell office:value-type="currency" office:currency="BGN" office:value="1.78094" calcext:value-type="currency">
            <text:p>1.78094 лв.</text:p>
          </table:table-cell>
        </table:table-row>
        <table:table-row table:style-name="ro1">
          <table:table-cell office:value-type="date" office:date-value="2024-10-08" calcext:value-type="date">
            <text:p>08.10.2024</text:p>
          </table:table-cell>
          <table:table-cell office:value-type="currency" office:currency="BGN" office:value="1.78094" calcext:value-type="currency">
            <text:p>1.78094 лв.</text:p>
          </table:table-cell>
        </table:table-row>
        <table:table-row table:style-name="ro1">
          <table:table-cell office:value-type="date" office:date-value="2024-10-09" calcext:value-type="date">
            <text:p>09.10.2024</text:p>
          </table:table-cell>
          <table:table-cell office:value-type="currency" office:currency="BGN" office:value="1.78501" calcext:value-type="currency">
            <text:p>1.78501 лв.</text:p>
          </table:table-cell>
        </table:table-row>
        <table:table-row table:style-name="ro1">
          <table:table-cell office:value-type="date" office:date-value="2024-10-10" calcext:value-type="date">
            <text:p>10.10.2024</text:p>
          </table:table-cell>
          <table:table-cell office:value-type="currency" office:currency="BGN" office:value="1.78909" calcext:value-type="currency">
            <text:p>1.78909 лв.</text:p>
          </table:table-cell>
        </table:table-row>
        <table:table-row table:style-name="ro1">
          <table:table-cell office:value-type="date" office:date-value="2024-10-11" calcext:value-type="date">
            <text:p>11.10.2024</text:p>
          </table:table-cell>
          <table:table-cell office:value-type="currency" office:currency="BGN" office:value="1.78811" calcext:value-type="currency">
            <text:p>1.78811 лв.</text:p>
          </table:table-cell>
        </table:table-row>
        <table:table-row table:style-name="ro1">
          <table:table-cell office:value-type="date" office:date-value="2024-10-12" calcext:value-type="date">
            <text:p>12.10.2024</text:p>
          </table:table-cell>
          <table:table-cell office:value-type="currency" office:currency="BGN" office:value="1.78811" calcext:value-type="currency">
            <text:p>1.78811 лв.</text:p>
          </table:table-cell>
        </table:table-row>
        <table:table-row table:style-name="ro1">
          <table:table-cell office:value-type="date" office:date-value="2024-10-13" calcext:value-type="date">
            <text:p>13.10.2024</text:p>
          </table:table-cell>
          <table:table-cell office:value-type="currency" office:currency="BGN" office:value="1.78811" calcext:value-type="currency">
            <text:p>1.78811 лв.</text:p>
          </table:table-cell>
        </table:table-row>
        <table:table-row table:style-name="ro1">
          <table:table-cell office:value-type="date" office:date-value="2024-10-14" calcext:value-type="date">
            <text:p>14.10.2024</text:p>
          </table:table-cell>
          <table:table-cell office:value-type="currency" office:currency="BGN" office:value="1.79187" calcext:value-type="currency">
            <text:p>1.79187 лв.</text:p>
          </table:table-cell>
        </table:table-row>
        <table:table-row table:style-name="ro1">
          <table:table-cell office:value-type="date" office:date-value="2024-10-15" calcext:value-type="date">
            <text:p>15.10.2024</text:p>
          </table:table-cell>
          <table:table-cell office:value-type="currency" office:currency="BGN" office:value="1.79385" calcext:value-type="currency">
            <text:p>1.79385 лв.</text:p>
          </table:table-cell>
        </table:table-row>
        <table:table-row table:style-name="ro1">
          <table:table-cell office:value-type="date" office:date-value="2024-10-16" calcext:value-type="date">
            <text:p>16.10.2024</text:p>
          </table:table-cell>
          <table:table-cell office:value-type="currency" office:currency="BGN" office:value="1.79483" calcext:value-type="currency">
            <text:p>1.79483 лв.</text:p>
          </table:table-cell>
        </table:table-row>
        <table:table-row table:style-name="ro1">
          <table:table-cell office:value-type="date" office:date-value="2024-10-17" calcext:value-type="date">
            <text:p>17.10.2024</text:p>
          </table:table-cell>
          <table:table-cell office:value-type="currency" office:currency="BGN" office:value="1.79995" calcext:value-type="currency">
            <text:p>1.79995 лв.</text:p>
          </table:table-cell>
        </table:table-row>
        <table:table-row table:style-name="ro1">
          <table:table-cell office:value-type="date" office:date-value="2024-10-18" calcext:value-type="date">
            <text:p>18.10.2024</text:p>
          </table:table-cell>
          <table:table-cell office:value-type="currency" office:currency="BGN" office:value="1.80311" calcext:value-type="currency">
            <text:p>1.80311 лв.</text:p>
          </table:table-cell>
        </table:table-row>
        <table:table-row table:style-name="ro1">
          <table:table-cell office:value-type="date" office:date-value="2024-10-19" calcext:value-type="date">
            <text:p>19.10.2024</text:p>
          </table:table-cell>
          <table:table-cell office:value-type="currency" office:currency="BGN" office:value="1.80311" calcext:value-type="currency">
            <text:p>1.80311 лв.</text:p>
          </table:table-cell>
        </table:table-row>
        <table:table-row table:style-name="ro1">
          <table:table-cell office:value-type="date" office:date-value="2024-10-20" calcext:value-type="date">
            <text:p>20.10.2024</text:p>
          </table:table-cell>
          <table:table-cell office:value-type="currency" office:currency="BGN" office:value="1.80311" calcext:value-type="currency">
            <text:p>1.80311 лв.</text:p>
          </table:table-cell>
        </table:table-row>
        <table:table-row table:style-name="ro1">
          <table:table-cell office:value-type="date" office:date-value="2024-10-21" calcext:value-type="date">
            <text:p>21.10.2024</text:p>
          </table:table-cell>
          <table:table-cell office:value-type="currency" office:currency="BGN" office:value="1.80211" calcext:value-type="currency">
            <text:p>1.80211 лв.</text:p>
          </table:table-cell>
        </table:table-row>
        <table:table-row table:style-name="ro1">
          <table:table-cell office:value-type="date" office:date-value="2024-10-22" calcext:value-type="date">
            <text:p>22.10.2024</text:p>
          </table:table-cell>
          <table:table-cell office:value-type="currency" office:currency="BGN" office:value="1.80744" calcext:value-type="currency">
            <text:p>1.80744 лв.</text:p>
          </table:table-cell>
        </table:table-row>
        <table:table-row table:style-name="ro1">
          <table:table-cell office:value-type="date" office:date-value="2024-10-23" calcext:value-type="date">
            <text:p>23.10.2024</text:p>
          </table:table-cell>
          <table:table-cell office:value-type="currency" office:currency="BGN" office:value="1.8165" calcext:value-type="currency">
            <text:p>1.81650 лв.</text:p>
          </table:table-cell>
        </table:table-row>
        <table:table-row table:style-name="ro1">
          <table:table-cell office:value-type="date" office:date-value="2024-10-24" calcext:value-type="date">
            <text:p>24.10.2024</text:p>
          </table:table-cell>
          <table:table-cell office:value-type="currency" office:currency="BGN" office:value="1.81079" calcext:value-type="currency">
            <text:p>1.81079 лв.</text:p>
          </table:table-cell>
        </table:table-row>
        <table:table-row table:style-name="ro1">
          <table:table-cell office:value-type="date" office:date-value="2024-10-25" calcext:value-type="date">
            <text:p>25.10.2024</text:p>
          </table:table-cell>
          <table:table-cell office:value-type="currency" office:currency="BGN" office:value="1.80677" calcext:value-type="currency">
            <text:p>1.80677 лв.</text:p>
          </table:table-cell>
        </table:table-row>
        <table:table-row table:style-name="ro1">
          <table:table-cell office:value-type="date" office:date-value="2024-10-26" calcext:value-type="date">
            <text:p>26.10.2024</text:p>
          </table:table-cell>
          <table:table-cell office:value-type="currency" office:currency="BGN" office:value="1.80677" calcext:value-type="currency">
            <text:p>1.80677 лв.</text:p>
          </table:table-cell>
        </table:table-row>
        <table:table-row table:style-name="ro1">
          <table:table-cell office:value-type="date" office:date-value="2024-10-27" calcext:value-type="date">
            <text:p>27.10.2024</text:p>
          </table:table-cell>
          <table:table-cell office:value-type="currency" office:currency="BGN" office:value="1.80677" calcext:value-type="currency">
            <text:p>1.80677 лв.</text:p>
          </table:table-cell>
        </table:table-row>
        <table:table-row table:style-name="ro1">
          <table:table-cell office:value-type="date" office:date-value="2024-10-28" calcext:value-type="date">
            <text:p>28.10.2024</text:p>
          </table:table-cell>
          <table:table-cell office:value-type="currency" office:currency="BGN" office:value="1.80794" calcext:value-type="currency">
            <text:p>1.80794 лв.</text:p>
          </table:table-cell>
        </table:table-row>
        <table:table-row table:style-name="ro1">
          <table:table-cell office:value-type="date" office:date-value="2024-10-29" calcext:value-type="date">
            <text:p>29.10.2024</text:p>
          </table:table-cell>
          <table:table-cell office:value-type="currency" office:currency="BGN" office:value="1.81532" calcext:value-type="currency">
            <text:p>1.81532 лв.</text:p>
          </table:table-cell>
        </table:table-row>
        <table:table-row table:style-name="ro1">
          <table:table-cell office:value-type="date" office:date-value="2024-10-30" calcext:value-type="date">
            <text:p>30.10.2024</text:p>
          </table:table-cell>
          <table:table-cell office:value-type="currency" office:currency="BGN" office:value="1.80844" calcext:value-type="currency">
            <text:p>1.80844 лв.</text:p>
          </table:table-cell>
        </table:table-row>
        <table:table-row table:style-name="ro1">
          <table:table-cell office:value-type="date" office:date-value="2024-10-31" calcext:value-type="date">
            <text:p>31.10.2024</text:p>
          </table:table-cell>
          <table:table-cell office:value-type="currency" office:currency="BGN" office:value="1.79731" calcext:value-type="currency">
            <text:p>1.79731 лв.</text:p>
          </table:table-cell>
        </table:table-row>
        <table:table-row table:style-name="ro1">
          <table:table-cell office:value-type="date" office:date-value="2024-11-01" calcext:value-type="date">
            <text:p>01.11.2024</text:p>
          </table:table-cell>
          <table:table-cell office:value-type="currency" office:currency="BGN" office:value="1.79681" calcext:value-type="currency">
            <text:p>1.79681 лв.</text:p>
          </table:table-cell>
        </table:table-row>
        <table:table-row table:style-name="ro1">
          <table:table-cell office:value-type="date" office:date-value="2024-11-02" calcext:value-type="date">
            <text:p>02.11.2024</text:p>
          </table:table-cell>
          <table:table-cell office:value-type="currency" office:currency="BGN" office:value="1.79681" calcext:value-type="currency">
            <text:p>1.79681 лв.</text:p>
          </table:table-cell>
        </table:table-row>
        <table:table-row table:style-name="ro1">
          <table:table-cell office:value-type="date" office:date-value="2024-11-03" calcext:value-type="date">
            <text:p>03.11.2024</text:p>
          </table:table-cell>
          <table:table-cell office:value-type="currency" office:currency="BGN" office:value="1.79681" calcext:value-type="currency">
            <text:p>1.79681 лв.</text:p>
          </table:table-cell>
        </table:table-row>
        <table:table-row table:style-name="ro1">
          <table:table-cell office:value-type="date" office:date-value="2024-11-04" calcext:value-type="date">
            <text:p>04.11.2024</text:p>
          </table:table-cell>
          <table:table-cell office:value-type="currency" office:currency="BGN" office:value="1.79368" calcext:value-type="currency">
            <text:p>1.79368 лв.</text:p>
          </table:table-cell>
        </table:table-row>
        <table:table-row table:style-name="ro1">
          <table:table-cell office:value-type="date" office:date-value="2024-11-05" calcext:value-type="date">
            <text:p>05.11.2024</text:p>
          </table:table-cell>
          <table:table-cell office:value-type="currency" office:currency="BGN" office:value="1.79483" calcext:value-type="currency">
            <text:p>1.79483 лв.</text:p>
          </table:table-cell>
        </table:table-row>
        <table:table-row table:style-name="ro1">
          <table:table-cell office:value-type="date" office:date-value="2024-11-06" calcext:value-type="date">
            <text:p>06.11.2024</text:p>
          </table:table-cell>
          <table:table-cell office:value-type="currency" office:currency="BGN" office:value="1.82873" calcext:value-type="currency">
            <text:p>1.82873 лв.</text:p>
          </table:table-cell>
        </table:table-row>
        <table:table-row table:style-name="ro1">
          <table:table-cell office:value-type="date" office:date-value="2024-11-07" calcext:value-type="date">
            <text:p>07.11.2024</text:p>
          </table:table-cell>
          <table:table-cell office:value-type="currency" office:currency="BGN" office:value="1.81347" calcext:value-type="currency">
            <text:p>1.81347 лв.</text:p>
          </table:table-cell>
        </table:table-row>
        <table:table-row table:style-name="ro1">
          <table:table-cell office:value-type="date" office:date-value="2024-11-08" calcext:value-type="date">
            <text:p>08.11.2024</text:p>
          </table:table-cell>
          <table:table-cell office:value-type="currency" office:currency="BGN" office:value="1.81566" calcext:value-type="currency">
            <text:p>1.81566 лв.</text:p>
          </table:table-cell>
        </table:table-row>
        <table:table-row table:style-name="ro1">
          <table:table-cell office:value-type="date" office:date-value="2024-11-09" calcext:value-type="date">
            <text:p>09.11.2024</text:p>
          </table:table-cell>
          <table:table-cell office:value-type="currency" office:currency="BGN" office:value="1.81566" calcext:value-type="currency">
            <text:p>1.81566 лв.</text:p>
          </table:table-cell>
        </table:table-row>
        <table:table-row table:style-name="ro1">
          <table:table-cell office:value-type="date" office:date-value="2024-11-10" calcext:value-type="date">
            <text:p>10.11.2024</text:p>
          </table:table-cell>
          <table:table-cell office:value-type="currency" office:currency="BGN" office:value="1.81566" calcext:value-type="currency">
            <text:p>1.81566 лв.</text:p>
          </table:table-cell>
        </table:table-row>
        <table:table-row table:style-name="ro1">
          <table:table-cell office:value-type="date" office:date-value="2024-11-11" calcext:value-type="date">
            <text:p>11.11.2024</text:p>
          </table:table-cell>
          <table:table-cell office:value-type="currency" office:currency="BGN" office:value="1.83629" calcext:value-type="currency">
            <text:p>1.83629 лв.</text:p>
          </table:table-cell>
        </table:table-row>
        <table:table-row table:style-name="ro1">
          <table:table-cell office:value-type="date" office:date-value="2024-11-12" calcext:value-type="date">
            <text:p>12.11.2024</text:p>
          </table:table-cell>
          <table:table-cell office:value-type="currency" office:currency="BGN" office:value="1.84217" calcext:value-type="currency">
            <text:p>1.84217 лв.</text:p>
          </table:table-cell>
        </table:table-row>
        <table:table-row table:style-name="ro1">
          <table:table-cell office:value-type="date" office:date-value="2024-11-13" calcext:value-type="date">
            <text:p>13.11.2024</text:p>
          </table:table-cell>
          <table:table-cell office:value-type="currency" office:currency="BGN" office:value="1.84009" calcext:value-type="currency">
            <text:p>1.84009 лв.</text:p>
          </table:table-cell>
        </table:table-row>
        <table:table-row table:style-name="ro1">
          <table:table-cell office:value-type="date" office:date-value="2024-11-14" calcext:value-type="date">
            <text:p>14.11.2024</text:p>
          </table:table-cell>
          <table:table-cell office:value-type="currency" office:currency="BGN" office:value="1.85686" calcext:value-type="currency">
            <text:p>1.85686 лв.</text:p>
          </table:table-cell>
        </table:table-row>
        <table:table-row table:style-name="ro1">
          <table:table-cell office:value-type="date" office:date-value="2024-11-15" calcext:value-type="date">
            <text:p>15.11.2024</text:p>
          </table:table-cell>
          <table:table-cell office:value-type="currency" office:currency="BGN" office:value="1.84809" calcext:value-type="currency">
            <text:p>1.84809 лв.</text:p>
          </table:table-cell>
        </table:table-row>
        <table:table-row table:style-name="ro1">
          <table:table-cell office:value-type="date" office:date-value="2024-11-16" calcext:value-type="date">
            <text:p>16.11.2024</text:p>
          </table:table-cell>
          <table:table-cell office:value-type="currency" office:currency="BGN" office:value="1.84809" calcext:value-type="currency">
            <text:p>1.84809 лв.</text:p>
          </table:table-cell>
        </table:table-row>
        <table:table-row table:style-name="ro1">
          <table:table-cell office:value-type="date" office:date-value="2024-11-17" calcext:value-type="date">
            <text:p>17.11.2024</text:p>
          </table:table-cell>
          <table:table-cell office:value-type="currency" office:currency="BGN" office:value="1.84809" calcext:value-type="currency">
            <text:p>1.84809 лв.</text:p>
          </table:table-cell>
        </table:table-row>
        <table:table-row table:style-name="ro1">
          <table:table-cell office:value-type="date" office:date-value="2024-11-18" calcext:value-type="date">
            <text:p>18.11.2024</text:p>
          </table:table-cell>
          <table:table-cell office:value-type="currency" office:currency="BGN" office:value="1.85352" calcext:value-type="currency">
            <text:p>1.85352 лв.</text:p>
          </table:table-cell>
        </table:table-row>
        <table:table-row table:style-name="ro1">
          <table:table-cell office:value-type="date" office:date-value="2024-11-19" calcext:value-type="date">
            <text:p>19.11.2024</text:p>
          </table:table-cell>
          <table:table-cell office:value-type="currency" office:currency="BGN" office:value="1.84896" calcext:value-type="currency">
            <text:p>1.84896 лв.</text:p>
          </table:table-cell>
        </table:table-row>
        <table:table-row table:style-name="ro1">
          <table:table-cell office:value-type="date" office:date-value="2024-11-20" calcext:value-type="date">
            <text:p>20.11.2024</text:p>
          </table:table-cell>
          <table:table-cell office:value-type="currency" office:currency="BGN" office:value="1.85176" calcext:value-type="currency">
            <text:p>1.85176 лв.</text:p>
          </table:table-cell>
        </table:table-row>
        <table:table-row table:style-name="ro1">
          <table:table-cell office:value-type="date" office:date-value="2024-11-21" calcext:value-type="date">
            <text:p>21.11.2024</text:p>
          </table:table-cell>
          <table:table-cell office:value-type="currency" office:currency="BGN" office:value="1.85809" calcext:value-type="currency">
            <text:p>1.85809 лв.</text:p>
          </table:table-cell>
        </table:table-row>
        <table:table-row table:style-name="ro1">
          <table:table-cell office:value-type="date" office:date-value="2024-11-22" calcext:value-type="date">
            <text:p>22.11.2024</text:p>
          </table:table-cell>
          <table:table-cell office:value-type="currency" office:currency="BGN" office:value="1.87844" calcext:value-type="currency">
            <text:p>1.87844 лв.</text:p>
          </table:table-cell>
        </table:table-row>
        <table:table-row table:style-name="ro1">
          <table:table-cell office:value-type="date" office:date-value="2024-11-23" calcext:value-type="date">
            <text:p>23.11.2024</text:p>
          </table:table-cell>
          <table:table-cell office:value-type="currency" office:currency="BGN" office:value="1.87844" calcext:value-type="currency">
            <text:p>1.87844 лв.</text:p>
          </table:table-cell>
        </table:table-row>
        <table:table-row table:style-name="ro1">
          <table:table-cell office:value-type="date" office:date-value="2024-11-24" calcext:value-type="date">
            <text:p>24.11.2024</text:p>
          </table:table-cell>
          <table:table-cell office:value-type="currency" office:currency="BGN" office:value="1.87844" calcext:value-type="currency">
            <text:p>1.87844 лв.</text:p>
          </table:table-cell>
        </table:table-row>
        <table:table-row table:style-name="ro1">
          <table:table-cell office:value-type="date" office:date-value="2024-11-25" calcext:value-type="date">
            <text:p>25.11.2024</text:p>
          </table:table-cell>
          <table:table-cell office:value-type="currency" office:currency="BGN" office:value="1.86358" calcext:value-type="currency">
            <text:p>1.86358 лв.</text:p>
          </table:table-cell>
        </table:table-row>
        <table:table-row table:style-name="ro1">
          <table:table-cell office:value-type="date" office:date-value="2024-11-26" calcext:value-type="date">
            <text:p>26.11.2024</text:p>
          </table:table-cell>
          <table:table-cell office:value-type="currency" office:currency="BGN" office:value="1.8588" calcext:value-type="currency">
            <text:p>1.85880 лв.</text:p>
          </table:table-cell>
        </table:table-row>
        <table:table-row table:style-name="ro1">
          <table:table-cell office:value-type="date" office:date-value="2024-11-27" calcext:value-type="date">
            <text:p>27.11.2024</text:p>
          </table:table-cell>
          <table:table-cell office:value-type="currency" office:currency="BGN" office:value="1.85721" calcext:value-type="currency">
            <text:p>1.85721 лв.</text:p>
          </table:table-cell>
        </table:table-row>
        <table:table-row table:style-name="ro1">
          <table:table-cell office:value-type="date" office:date-value="2024-11-28" calcext:value-type="date">
            <text:p>28.11.2024</text:p>
          </table:table-cell>
          <table:table-cell office:value-type="currency" office:currency="BGN" office:value="1.85527" calcext:value-type="currency">
            <text:p>1.85527 лв.</text:p>
          </table:table-cell>
        </table:table-row>
        <table:table-row table:style-name="ro1">
          <table:table-cell office:value-type="date" office:date-value="2024-11-29" calcext:value-type="date">
            <text:p>29.11.2024</text:p>
          </table:table-cell>
          <table:table-cell office:value-type="currency" office:currency="BGN" office:value="1.85176" calcext:value-type="currency">
            <text:p>1.85176 лв.</text:p>
          </table:table-cell>
        </table:table-row>
        <table:table-row table:style-name="ro1">
          <table:table-cell office:value-type="date" office:date-value="2024-11-30" calcext:value-type="date">
            <text:p>30.11.2024</text:p>
          </table:table-cell>
          <table:table-cell office:value-type="currency" office:currency="BGN" office:value="1.85176" calcext:value-type="currency">
            <text:p>1.85176 лв.</text:p>
          </table:table-cell>
        </table:table-row>
        <table:table-row table:style-name="ro1">
          <table:table-cell office:value-type="date" office:date-value="2024-12-01" calcext:value-type="date">
            <text:p>01.12.2024</text:p>
          </table:table-cell>
          <table:table-cell office:value-type="currency" office:currency="BGN" office:value="1.85176" calcext:value-type="currency">
            <text:p>1.85176 лв.</text:p>
          </table:table-cell>
        </table:table-row>
        <table:table-row table:style-name="ro1">
          <table:table-cell office:value-type="date" office:date-value="2024-12-02" calcext:value-type="date">
            <text:p>02.12.2024</text:p>
          </table:table-cell>
          <table:table-cell office:value-type="currency" office:currency="BGN" office:value="1.86145" calcext:value-type="currency">
            <text:p>1.86145 лв.</text:p>
          </table:table-cell>
        </table:table-row>
        <table:table-row table:style-name="ro1">
          <table:table-cell office:value-type="date" office:date-value="2024-12-03" calcext:value-type="date">
            <text:p>03.12.2024</text:p>
          </table:table-cell>
          <table:table-cell office:value-type="currency" office:currency="BGN" office:value="1.86057" calcext:value-type="currency">
            <text:p>1.86057 лв.</text:p>
          </table:table-cell>
        </table:table-row>
        <table:table-row table:style-name="ro1">
          <table:table-cell office:value-type="date" office:date-value="2024-12-04" calcext:value-type="date">
            <text:p>04.12.2024</text:p>
          </table:table-cell>
          <table:table-cell office:value-type="currency" office:currency="BGN" office:value="1.86412" calcext:value-type="currency">
            <text:p>1.86412 лв.</text:p>
          </table:table-cell>
        </table:table-row>
        <table:table-row table:style-name="ro1">
          <table:table-cell office:value-type="date" office:date-value="2024-12-05" calcext:value-type="date">
            <text:p>05.12.2024</text:p>
          </table:table-cell>
          <table:table-cell office:value-type="currency" office:currency="BGN" office:value="1.85563" calcext:value-type="currency">
            <text:p>1.85563 лв.</text:p>
          </table:table-cell>
        </table:table-row>
        <table:table-row table:style-name="ro1">
          <table:table-cell office:value-type="date" office:date-value="2024-12-06" calcext:value-type="date">
            <text:p>06.12.2024</text:p>
          </table:table-cell>
          <table:table-cell office:value-type="currency" office:currency="BGN" office:value="1.84844" calcext:value-type="currency">
            <text:p>1.84844 лв.</text:p>
          </table:table-cell>
        </table:table-row>
        <table:table-row table:style-name="ro1">
          <table:table-cell office:value-type="date" office:date-value="2024-12-07" calcext:value-type="date">
            <text:p>07.12.2024</text:p>
          </table:table-cell>
          <table:table-cell office:value-type="currency" office:currency="BGN" office:value="1.84844" calcext:value-type="currency">
            <text:p>1.84844 лв.</text:p>
          </table:table-cell>
        </table:table-row>
        <table:table-row table:style-name="ro1">
          <table:table-cell office:value-type="date" office:date-value="2024-12-08" calcext:value-type="date">
            <text:p>08.12.2024</text:p>
          </table:table-cell>
          <table:table-cell office:value-type="currency" office:currency="BGN" office:value="1.84844" calcext:value-type="currency">
            <text:p>1.84844 лв.</text:p>
          </table:table-cell>
        </table:table-row>
        <table:table-row table:style-name="ro1">
          <table:table-cell office:value-type="date" office:date-value="2024-12-09" calcext:value-type="date">
            <text:p>09.12.2024</text:p>
          </table:table-cell>
          <table:table-cell office:value-type="currency" office:currency="BGN" office:value="1.85071" calcext:value-type="currency">
            <text:p>1.85071 лв.</text:p>
          </table:table-cell>
        </table:table-row>
        <table:table-row table:style-name="ro1">
          <table:table-cell office:value-type="date" office:date-value="2024-12-10" calcext:value-type="date">
            <text:p>10.12.2024</text:p>
          </table:table-cell>
          <table:table-cell office:value-type="currency" office:currency="BGN" office:value="1.85792" calcext:value-type="currency">
            <text:p>1.85792 лв.</text:p>
          </table:table-cell>
        </table:table-row>
        <table:table-row table:style-name="ro1">
          <table:table-cell office:value-type="date" office:date-value="2024-12-11" calcext:value-type="date">
            <text:p>11.12.2024</text:p>
          </table:table-cell>
          <table:table-cell office:value-type="currency" office:currency="BGN" office:value="1.86145" calcext:value-type="currency">
            <text:p>1.86145 лв.</text:p>
          </table:table-cell>
        </table:table-row>
        <table:table-row table:style-name="ro1">
          <table:table-cell office:value-type="date" office:date-value="2024-12-12" calcext:value-type="date">
            <text:p>12.12.2024</text:p>
          </table:table-cell>
          <table:table-cell office:value-type="currency" office:currency="BGN" office:value="1.86429" calcext:value-type="currency">
            <text:p>1.86429 лв.</text:p>
          </table:table-cell>
        </table:table-row>
        <table:table-row table:style-name="ro1">
          <table:table-cell office:value-type="date" office:date-value="2024-12-13" calcext:value-type="date">
            <text:p>13.12.2024</text:p>
          </table:table-cell>
          <table:table-cell office:value-type="currency" office:currency="BGN" office:value="1.85951" calcext:value-type="currency">
            <text:p>1.85951 лв.</text:p>
          </table:table-cell>
        </table:table-row>
        <table:table-row table:style-name="ro1">
          <table:table-cell office:value-type="date" office:date-value="2024-12-14" calcext:value-type="date">
            <text:p>14.12.2024</text:p>
          </table:table-cell>
          <table:table-cell office:value-type="currency" office:currency="BGN" office:value="1.85951" calcext:value-type="currency">
            <text:p>1.85951 лв.</text:p>
          </table:table-cell>
        </table:table-row>
        <table:table-row table:style-name="ro1">
          <table:table-cell office:value-type="date" office:date-value="2024-12-15" calcext:value-type="date">
            <text:p>15.12.2024</text:p>
          </table:table-cell>
          <table:table-cell office:value-type="currency" office:currency="BGN" office:value="1.85951" calcext:value-type="currency">
            <text:p>1.85951 лв.</text:p>
          </table:table-cell>
        </table:table-row>
        <table:table-row table:style-name="ro1">
          <table:table-cell office:value-type="date" office:date-value="2024-12-16" calcext:value-type="date">
            <text:p>16.12.2024</text:p>
          </table:table-cell>
          <table:table-cell office:value-type="currency" office:currency="BGN" office:value="1.86305" calcext:value-type="currency">
            <text:p>1.86305 лв.</text:p>
          </table:table-cell>
        </table:table-row>
        <table:table-row table:style-name="ro1">
          <table:table-cell office:value-type="date" office:date-value="2024-12-17" calcext:value-type="date">
            <text:p>17.12.2024</text:p>
          </table:table-cell>
          <table:table-cell office:value-type="currency" office:currency="BGN" office:value="1.86323" calcext:value-type="currency">
            <text:p>1.86323 лв.</text:p>
          </table:table-cell>
        </table:table-row>
        <table:table-row table:style-name="ro1">
          <table:table-cell office:value-type="date" office:date-value="2024-12-18" calcext:value-type="date">
            <text:p>18.12.2024</text:p>
          </table:table-cell>
          <table:table-cell office:value-type="currency" office:currency="BGN" office:value="1.86341" calcext:value-type="currency">
            <text:p>1.86341 лв.</text:p>
          </table:table-cell>
        </table:table-row>
        <table:table-row table:style-name="ro1">
          <table:table-cell office:value-type="date" office:date-value="2024-12-19" calcext:value-type="date">
            <text:p>19.12.2024</text:p>
          </table:table-cell>
          <table:table-cell office:value-type="currency" office:currency="BGN" office:value="1.88151" calcext:value-type="currency">
            <text:p>1.88151 лв.</text:p>
          </table:table-cell>
        </table:table-row>
        <table:table-row table:style-name="ro1">
          <table:table-cell office:value-type="date" office:date-value="2024-12-20" calcext:value-type="date">
            <text:p>20.12.2024</text:p>
          </table:table-cell>
          <table:table-cell office:value-type="currency" office:currency="BGN" office:value="1.88242" calcext:value-type="currency">
            <text:p>1.88242 лв.</text:p>
          </table:table-cell>
        </table:table-row>
        <table:table-row table:style-name="ro1">
          <table:table-cell office:value-type="date" office:date-value="2024-12-21" calcext:value-type="date">
            <text:p>21.12.2024</text:p>
          </table:table-cell>
          <table:table-cell office:value-type="currency" office:currency="BGN" office:value="1.88242" calcext:value-type="currency">
            <text:p>1.88242 лв.</text:p>
          </table:table-cell>
        </table:table-row>
        <table:table-row table:style-name="ro1">
          <table:table-cell office:value-type="date" office:date-value="2024-12-22" calcext:value-type="date">
            <text:p>22.12.2024</text:p>
          </table:table-cell>
          <table:table-cell office:value-type="currency" office:currency="BGN" office:value="1.88242" calcext:value-type="currency">
            <text:p>1.88242 лв.</text:p>
          </table:table-cell>
        </table:table-row>
        <table:table-row table:style-name="ro1">
          <table:table-cell office:value-type="date" office:date-value="2024-12-23" calcext:value-type="date">
            <text:p>23.12.2024</text:p>
          </table:table-cell>
          <table:table-cell office:value-type="currency" office:currency="BGN" office:value="1.88187" calcext:value-type="currency">
            <text:p>1.88187 лв.</text:p>
          </table:table-cell>
        </table:table-row>
        <table:table-row table:style-name="ro1">
          <table:table-cell office:value-type="date" office:date-value="2024-12-24" calcext:value-type="date">
            <text:p>24.12.2024</text:p>
          </table:table-cell>
          <table:table-cell office:value-type="currency" office:currency="BGN" office:value="1.88187" calcext:value-type="currency">
            <text:p>1.88187 лв.</text:p>
          </table:table-cell>
        </table:table-row>
        <table:table-row table:style-name="ro1">
          <table:table-cell office:value-type="date" office:date-value="2024-12-25" calcext:value-type="date">
            <text:p>25.12.2024</text:p>
          </table:table-cell>
          <table:table-cell office:value-type="currency" office:currency="BGN" office:value="1.88187" calcext:value-type="currency">
            <text:p>1.88187 лв.</text:p>
          </table:table-cell>
        </table:table-row>
        <table:table-row table:style-name="ro1">
          <table:table-cell office:value-type="date" office:date-value="2024-12-26" calcext:value-type="date">
            <text:p>26.12.2024</text:p>
          </table:table-cell>
          <table:table-cell office:value-type="currency" office:currency="BGN" office:value="1.88187" calcext:value-type="currency">
            <text:p>1.88187 лв.</text:p>
          </table:table-cell>
        </table:table-row>
        <table:table-row table:style-name="ro1">
          <table:table-cell office:value-type="date" office:date-value="2024-12-27" calcext:value-type="date">
            <text:p>27.12.2024</text:p>
          </table:table-cell>
          <table:table-cell office:value-type="currency" office:currency="BGN" office:value="1.8743" calcext:value-type="currency">
            <text:p>1.87430 лв.</text:p>
          </table:table-cell>
        </table:table-row>
        <table:table-row table:style-name="ro1">
          <table:table-cell office:value-type="date" office:date-value="2024-12-28" calcext:value-type="date">
            <text:p>28.12.2024</text:p>
          </table:table-cell>
          <table:table-cell office:value-type="currency" office:currency="BGN" office:value="1.8743" calcext:value-type="currency">
            <text:p>1.87430 лв.</text:p>
          </table:table-cell>
        </table:table-row>
        <table:table-row table:style-name="ro1">
          <table:table-cell office:value-type="date" office:date-value="2024-12-29" calcext:value-type="date">
            <text:p>29.12.2024</text:p>
          </table:table-cell>
          <table:table-cell office:value-type="currency" office:currency="BGN" office:value="1.8743" calcext:value-type="currency">
            <text:p>1.87430 лв.</text:p>
          </table:table-cell>
        </table:table-row>
        <table:table-row table:style-name="ro1">
          <table:table-cell office:value-type="date" office:date-value="2024-12-30" calcext:value-type="date">
            <text:p>30.12.2024</text:p>
          </table:table-cell>
          <table:table-cell office:value-type="currency" office:currency="BGN" office:value="1.87268" calcext:value-type="currency">
            <text:p>1.87268 лв.</text:p>
          </table:table-cell>
        </table:table-row>
        <table:table-row table:style-name="ro1">
          <table:table-cell office:value-type="date" office:date-value="2024-12-31" calcext:value-type="date">
            <text:p>31.12.2024</text:p>
          </table:table-cell>
          <table:table-cell office:value-type="currency" office:currency="BGN" office:value="1.8826" calcext:value-type="currency">
            <text:p>1.88260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GBP" table:style-name="ta1" table:protected="true">
        <loext:table-protection loext:select-protected-cells="true" loext:select-unprotected-cells="true"/>
        <table:table-column table:style-name="co12" table:default-cell-style-name="ce31"/>
        <table:table-column table:style-name="co16"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25054" calcext:value-type="currency">
            <text:p>2.25054 лв.</text:p>
          </table:table-cell>
        </table:table-row>
        <table:table-row table:style-name="ro1">
          <table:table-cell office:value-type="date" office:date-value="2024-01-02" calcext:value-type="date">
            <text:p>02.01.2024</text:p>
          </table:table-cell>
          <table:table-cell office:value-type="currency" office:currency="BGN" office:value="2.25729" calcext:value-type="currency">
            <text:p>2.25729 лв.</text:p>
          </table:table-cell>
        </table:table-row>
        <table:table-row table:style-name="ro1">
          <table:table-cell office:value-type="date" office:date-value="2024-01-03" calcext:value-type="date">
            <text:p>03.01.2024</text:p>
          </table:table-cell>
          <table:table-cell office:value-type="currency" office:currency="BGN" office:value="2.26186" calcext:value-type="currency">
            <text:p>2.26186 лв.</text:p>
          </table:table-cell>
        </table:table-row>
        <table:table-row table:style-name="ro1">
          <table:table-cell office:value-type="date" office:date-value="2024-01-04" calcext:value-type="date">
            <text:p>04.01.2024</text:p>
          </table:table-cell>
          <table:table-cell office:value-type="currency" office:currency="BGN" office:value="2.26689" calcext:value-type="currency">
            <text:p>2.26689 лв.</text:p>
          </table:table-cell>
        </table:table-row>
        <table:table-row table:style-name="ro1">
          <table:table-cell office:value-type="date" office:date-value="2024-01-05" calcext:value-type="date">
            <text:p>05.01.2024</text:p>
          </table:table-cell>
          <table:table-cell office:value-type="currency" office:currency="BGN" office:value="2.26868" calcext:value-type="currency">
            <text:p>2.26868 лв.</text:p>
          </table:table-cell>
        </table:table-row>
        <table:table-row table:style-name="ro1">
          <table:table-cell office:value-type="date" office:date-value="2024-01-06" calcext:value-type="date">
            <text:p>06.01.2024</text:p>
          </table:table-cell>
          <table:table-cell office:value-type="currency" office:currency="BGN" office:value="2.26868" calcext:value-type="currency">
            <text:p>2.26868 лв.</text:p>
          </table:table-cell>
        </table:table-row>
        <table:table-row table:style-name="ro1">
          <table:table-cell office:value-type="date" office:date-value="2024-01-07" calcext:value-type="date">
            <text:p>07.01.2024</text:p>
          </table:table-cell>
          <table:table-cell office:value-type="currency" office:currency="BGN" office:value="2.26868" calcext:value-type="currency">
            <text:p>2.26868 лв.</text:p>
          </table:table-cell>
        </table:table-row>
        <table:table-row table:style-name="ro1">
          <table:table-cell office:value-type="date" office:date-value="2024-01-08" calcext:value-type="date">
            <text:p>08.01.2024</text:p>
          </table:table-cell>
          <table:table-cell office:value-type="currency" office:currency="BGN" office:value="2.27026" calcext:value-type="currency">
            <text:p>2.27026 лв.</text:p>
          </table:table-cell>
        </table:table-row>
        <table:table-row table:style-name="ro1">
          <table:table-cell office:value-type="date" office:date-value="2024-01-09" calcext:value-type="date">
            <text:p>09.01.2024</text:p>
          </table:table-cell>
          <table:table-cell office:value-type="currency" office:currency="BGN" office:value="2.27586" calcext:value-type="currency">
            <text:p>2.27586 лв.</text:p>
          </table:table-cell>
        </table:table-row>
        <table:table-row table:style-name="ro1">
          <table:table-cell office:value-type="date" office:date-value="2024-01-10" calcext:value-type="date">
            <text:p>10.01.2024</text:p>
          </table:table-cell>
          <table:table-cell office:value-type="currency" office:currency="BGN" office:value="2.27361" calcext:value-type="currency">
            <text:p>2.27361 лв.</text:p>
          </table:table-cell>
        </table:table-row>
        <table:table-row table:style-name="ro1">
          <table:table-cell office:value-type="date" office:date-value="2024-01-11" calcext:value-type="date">
            <text:p>11.01.2024</text:p>
          </table:table-cell>
          <table:table-cell office:value-type="currency" office:currency="BGN" office:value="2.27039" calcext:value-type="currency">
            <text:p>2.27039 лв.</text:p>
          </table:table-cell>
        </table:table-row>
        <table:table-row table:style-name="ro1">
          <table:table-cell office:value-type="date" office:date-value="2024-01-12" calcext:value-type="date">
            <text:p>12.01.2024</text:p>
          </table:table-cell>
          <table:table-cell office:value-type="currency" office:currency="BGN" office:value="2.27554" calcext:value-type="currency">
            <text:p>2.27554 лв.</text:p>
          </table:table-cell>
        </table:table-row>
        <table:table-row table:style-name="ro1">
          <table:table-cell office:value-type="date" office:date-value="2024-01-13" calcext:value-type="date">
            <text:p>13.01.2024</text:p>
          </table:table-cell>
          <table:table-cell office:value-type="currency" office:currency="BGN" office:value="2.27554" calcext:value-type="currency">
            <text:p>2.27554 лв.</text:p>
          </table:table-cell>
        </table:table-row>
        <table:table-row table:style-name="ro1">
          <table:table-cell office:value-type="date" office:date-value="2024-01-14" calcext:value-type="date">
            <text:p>14.01.2024</text:p>
          </table:table-cell>
          <table:table-cell office:value-type="currency" office:currency="BGN" office:value="2.27554" calcext:value-type="currency">
            <text:p>2.27554 лв.</text:p>
          </table:table-cell>
        </table:table-row>
        <table:table-row table:style-name="ro1">
          <table:table-cell office:value-type="date" office:date-value="2024-01-15" calcext:value-type="date">
            <text:p>15.01.2024</text:p>
          </table:table-cell>
          <table:table-cell office:value-type="currency" office:currency="BGN" office:value="2.27224" calcext:value-type="currency">
            <text:p>2.27224 лв.</text:p>
          </table:table-cell>
        </table:table-row>
        <table:table-row table:style-name="ro1">
          <table:table-cell office:value-type="date" office:date-value="2024-01-16" calcext:value-type="date">
            <text:p>16.01.2024</text:p>
          </table:table-cell>
          <table:table-cell office:value-type="currency" office:currency="BGN" office:value="2.27216" calcext:value-type="currency">
            <text:p>2.27216 лв.</text:p>
          </table:table-cell>
        </table:table-row>
        <table:table-row table:style-name="ro1">
          <table:table-cell office:value-type="date" office:date-value="2024-01-17" calcext:value-type="date">
            <text:p>17.01.2024</text:p>
          </table:table-cell>
          <table:table-cell office:value-type="currency" office:currency="BGN" office:value="2.27904" calcext:value-type="currency">
            <text:p>2.27904 лв.</text:p>
          </table:table-cell>
        </table:table-row>
        <table:table-row table:style-name="ro1">
          <table:table-cell office:value-type="date" office:date-value="2024-01-18" calcext:value-type="date">
            <text:p>18.01.2024</text:p>
          </table:table-cell>
          <table:table-cell office:value-type="currency" office:currency="BGN" office:value="2.28024" calcext:value-type="currency">
            <text:p>2.28024 лв.</text:p>
          </table:table-cell>
        </table:table-row>
        <table:table-row table:style-name="ro1">
          <table:table-cell office:value-type="date" office:date-value="2024-01-19" calcext:value-type="date">
            <text:p>19.01.2024</text:p>
          </table:table-cell>
          <table:table-cell office:value-type="currency" office:currency="BGN" office:value="2.27886" calcext:value-type="currency">
            <text:p>2.27886 лв.</text:p>
          </table:table-cell>
        </table:table-row>
        <table:table-row table:style-name="ro1">
          <table:table-cell office:value-type="date" office:date-value="2024-01-20" calcext:value-type="date">
            <text:p>20.01.2024</text:p>
          </table:table-cell>
          <table:table-cell office:value-type="currency" office:currency="BGN" office:value="2.27886" calcext:value-type="currency">
            <text:p>2.27886 лв.</text:p>
          </table:table-cell>
        </table:table-row>
        <table:table-row table:style-name="ro1">
          <table:table-cell office:value-type="date" office:date-value="2024-01-21" calcext:value-type="date">
            <text:p>21.01.2024</text:p>
          </table:table-cell>
          <table:table-cell office:value-type="currency" office:currency="BGN" office:value="2.27886" calcext:value-type="currency">
            <text:p>2.27886 лв.</text:p>
          </table:table-cell>
        </table:table-row>
        <table:table-row table:style-name="ro1">
          <table:table-cell office:value-type="date" office:date-value="2024-01-22" calcext:value-type="date">
            <text:p>22.01.2024</text:p>
          </table:table-cell>
          <table:table-cell office:value-type="currency" office:currency="BGN" office:value="2.28552" calcext:value-type="currency">
            <text:p>2.28552 лв.</text:p>
          </table:table-cell>
        </table:table-row>
        <table:table-row table:style-name="ro1">
          <table:table-cell office:value-type="date" office:date-value="2024-01-23" calcext:value-type="date">
            <text:p>23.01.2024</text:p>
          </table:table-cell>
          <table:table-cell office:value-type="currency" office:currency="BGN" office:value="2.28771" calcext:value-type="currency">
            <text:p>2.28771 лв.</text:p>
          </table:table-cell>
        </table:table-row>
        <table:table-row table:style-name="ro1">
          <table:table-cell office:value-type="date" office:date-value="2024-01-24" calcext:value-type="date">
            <text:p>24.01.2024</text:p>
          </table:table-cell>
          <table:table-cell office:value-type="currency" office:currency="BGN" office:value="2.28637" calcext:value-type="currency">
            <text:p>2.28637 лв.</text:p>
          </table:table-cell>
        </table:table-row>
        <table:table-row table:style-name="ro1">
          <table:table-cell office:value-type="date" office:date-value="2024-01-25" calcext:value-type="date">
            <text:p>25.01.2024</text:p>
          </table:table-cell>
          <table:table-cell office:value-type="currency" office:currency="BGN" office:value="2.2865" calcext:value-type="currency">
            <text:p>2.28650 лв.</text:p>
          </table:table-cell>
        </table:table-row>
        <table:table-row table:style-name="ro1">
          <table:table-cell office:value-type="date" office:date-value="2024-01-26" calcext:value-type="date">
            <text:p>26.01.2024</text:p>
          </table:table-cell>
          <table:table-cell office:value-type="currency" office:currency="BGN" office:value="2.29106" calcext:value-type="currency">
            <text:p>2.29106 лв.</text:p>
          </table:table-cell>
        </table:table-row>
        <table:table-row table:style-name="ro1">
          <table:table-cell office:value-type="date" office:date-value="2024-01-27" calcext:value-type="date">
            <text:p>27.01.2024</text:p>
          </table:table-cell>
          <table:table-cell office:value-type="currency" office:currency="BGN" office:value="2.29106" calcext:value-type="currency">
            <text:p>2.29106 лв.</text:p>
          </table:table-cell>
        </table:table-row>
        <table:table-row table:style-name="ro1">
          <table:table-cell office:value-type="date" office:date-value="2024-01-28" calcext:value-type="date">
            <text:p>28.01.2024</text:p>
          </table:table-cell>
          <table:table-cell office:value-type="currency" office:currency="BGN" office:value="2.29106" calcext:value-type="currency">
            <text:p>2.29106 лв.</text:p>
          </table:table-cell>
        </table:table-row>
        <table:table-row table:style-name="ro1">
          <table:table-cell office:value-type="date" office:date-value="2024-01-29" calcext:value-type="date">
            <text:p>29.01.2024</text:p>
          </table:table-cell>
          <table:table-cell office:value-type="currency" office:currency="BGN" office:value="2.29423" calcext:value-type="currency">
            <text:p>2.29423 лв.</text:p>
          </table:table-cell>
        </table:table-row>
        <table:table-row table:style-name="ro1">
          <table:table-cell office:value-type="date" office:date-value="2024-01-30" calcext:value-type="date">
            <text:p>30.01.2024</text:p>
          </table:table-cell>
          <table:table-cell office:value-type="currency" office:currency="BGN" office:value="2.2841" calcext:value-type="currency">
            <text:p>2.28410 лв.</text:p>
          </table:table-cell>
        </table:table-row>
        <table:table-row table:style-name="ro1">
          <table:table-cell office:value-type="date" office:date-value="2024-01-31" calcext:value-type="date">
            <text:p>31.01.2024</text:p>
          </table:table-cell>
          <table:table-cell office:value-type="currency" office:currency="BGN" office:value="2.28926" calcext:value-type="currency">
            <text:p>2.28926 лв.</text:p>
          </table:table-cell>
        </table:table-row>
        <table:table-row table:style-name="ro1">
          <table:table-cell office:value-type="date" office:date-value="2024-02-01" calcext:value-type="date">
            <text:p>01.02.2024</text:p>
          </table:table-cell>
          <table:table-cell office:value-type="currency" office:currency="BGN" office:value="2.29146" calcext:value-type="currency">
            <text:p>2.29146 лв.</text:p>
          </table:table-cell>
        </table:table-row>
        <table:table-row table:style-name="ro1">
          <table:table-cell office:value-type="date" office:date-value="2024-02-02" calcext:value-type="date">
            <text:p>02.02.2024</text:p>
          </table:table-cell>
          <table:table-cell office:value-type="currency" office:currency="BGN" office:value="2.29388" calcext:value-type="currency">
            <text:p>2.29388 лв.</text:p>
          </table:table-cell>
        </table:table-row>
        <table:table-row table:style-name="ro1">
          <table:table-cell office:value-type="date" office:date-value="2024-02-03" calcext:value-type="date">
            <text:p>03.02.2024</text:p>
          </table:table-cell>
          <table:table-cell office:value-type="currency" office:currency="BGN" office:value="2.29388" calcext:value-type="currency">
            <text:p>2.29388 лв.</text:p>
          </table:table-cell>
        </table:table-row>
        <table:table-row table:style-name="ro1">
          <table:table-cell office:value-type="date" office:date-value="2024-02-04" calcext:value-type="date">
            <text:p>04.02.2024</text:p>
          </table:table-cell>
          <table:table-cell office:value-type="currency" office:currency="BGN" office:value="2.29388" calcext:value-type="currency">
            <text:p>2.29388 лв.</text:p>
          </table:table-cell>
        </table:table-row>
        <table:table-row table:style-name="ro1">
          <table:table-cell office:value-type="date" office:date-value="2024-02-05" calcext:value-type="date">
            <text:p>05.02.2024</text:p>
          </table:table-cell>
          <table:table-cell office:value-type="currency" office:currency="BGN" office:value="2.28498" calcext:value-type="currency">
            <text:p>2.28498 лв.</text:p>
          </table:table-cell>
        </table:table-row>
        <table:table-row table:style-name="ro1">
          <table:table-cell office:value-type="date" office:date-value="2024-02-06" calcext:value-type="date">
            <text:p>06.02.2024</text:p>
          </table:table-cell>
          <table:table-cell office:value-type="currency" office:currency="BGN" office:value="2.28859" calcext:value-type="currency">
            <text:p>2.28859 лв.</text:p>
          </table:table-cell>
        </table:table-row>
        <table:table-row table:style-name="ro1">
          <table:table-cell office:value-type="date" office:date-value="2024-02-07" calcext:value-type="date">
            <text:p>07.02.2024</text:p>
          </table:table-cell>
          <table:table-cell office:value-type="currency" office:currency="BGN" office:value="2.29275" calcext:value-type="currency">
            <text:p>2.29275 лв.</text:p>
          </table:table-cell>
        </table:table-row>
        <table:table-row table:style-name="ro1">
          <table:table-cell office:value-type="date" office:date-value="2024-02-08" calcext:value-type="date">
            <text:p>08.02.2024</text:p>
          </table:table-cell>
          <table:table-cell office:value-type="currency" office:currency="BGN" office:value="2.29079" calcext:value-type="currency">
            <text:p>2.29079 лв.</text:p>
          </table:table-cell>
        </table:table-row>
        <table:table-row table:style-name="ro1">
          <table:table-cell office:value-type="date" office:date-value="2024-02-09" calcext:value-type="date">
            <text:p>09.02.2024</text:p>
          </table:table-cell>
          <table:table-cell office:value-type="currency" office:currency="BGN" office:value="2.28913" calcext:value-type="currency">
            <text:p>2.28913 лв.</text:p>
          </table:table-cell>
        </table:table-row>
        <table:table-row table:style-name="ro1">
          <table:table-cell office:value-type="date" office:date-value="2024-02-10" calcext:value-type="date">
            <text:p>10.02.2024</text:p>
          </table:table-cell>
          <table:table-cell office:value-type="currency" office:currency="BGN" office:value="2.28913" calcext:value-type="currency">
            <text:p>2.28913 лв.</text:p>
          </table:table-cell>
        </table:table-row>
        <table:table-row table:style-name="ro1">
          <table:table-cell office:value-type="date" office:date-value="2024-02-11" calcext:value-type="date">
            <text:p>11.02.2024</text:p>
          </table:table-cell>
          <table:table-cell office:value-type="currency" office:currency="BGN" office:value="2.28913" calcext:value-type="currency">
            <text:p>2.28913 лв.</text:p>
          </table:table-cell>
        </table:table-row>
        <table:table-row table:style-name="ro1">
          <table:table-cell office:value-type="date" office:date-value="2024-02-12" calcext:value-type="date">
            <text:p>12.02.2024</text:p>
          </table:table-cell>
          <table:table-cell office:value-type="currency" office:currency="BGN" office:value="2.29044" calcext:value-type="currency">
            <text:p>2.29044 лв.</text:p>
          </table:table-cell>
        </table:table-row>
        <table:table-row table:style-name="ro1">
          <table:table-cell office:value-type="date" office:date-value="2024-02-13" calcext:value-type="date">
            <text:p>13.02.2024</text:p>
          </table:table-cell>
          <table:table-cell office:value-type="currency" office:currency="BGN" office:value="2.29833" calcext:value-type="currency">
            <text:p>2.29833 лв.</text:p>
          </table:table-cell>
        </table:table-row>
        <table:table-row table:style-name="ro1">
          <table:table-cell office:value-type="date" office:date-value="2024-02-14" calcext:value-type="date">
            <text:p>14.02.2024</text:p>
          </table:table-cell>
          <table:table-cell office:value-type="currency" office:currency="BGN" office:value="2.29401" calcext:value-type="currency">
            <text:p>2.29401 лв.</text:p>
          </table:table-cell>
        </table:table-row>
        <table:table-row table:style-name="ro1">
          <table:table-cell office:value-type="date" office:date-value="2024-02-15" calcext:value-type="date">
            <text:p>15.02.2024</text:p>
          </table:table-cell>
          <table:table-cell office:value-type="currency" office:currency="BGN" office:value="2.28391" calcext:value-type="currency">
            <text:p>2.28391 лв.</text:p>
          </table:table-cell>
        </table:table-row>
        <table:table-row table:style-name="ro1">
          <table:table-cell office:value-type="date" office:date-value="2024-02-16" calcext:value-type="date">
            <text:p>16.02.2024</text:p>
          </table:table-cell>
          <table:table-cell office:value-type="currency" office:currency="BGN" office:value="2.28471" calcext:value-type="currency">
            <text:p>2.28471 лв.</text:p>
          </table:table-cell>
        </table:table-row>
        <table:table-row table:style-name="ro1">
          <table:table-cell office:value-type="date" office:date-value="2024-02-17" calcext:value-type="date">
            <text:p>17.02.2024</text:p>
          </table:table-cell>
          <table:table-cell office:value-type="currency" office:currency="BGN" office:value="2.28471" calcext:value-type="currency">
            <text:p>2.28471 лв.</text:p>
          </table:table-cell>
        </table:table-row>
        <table:table-row table:style-name="ro1">
          <table:table-cell office:value-type="date" office:date-value="2024-02-18" calcext:value-type="date">
            <text:p>18.02.2024</text:p>
          </table:table-cell>
          <table:table-cell office:value-type="currency" office:currency="BGN" office:value="2.28471" calcext:value-type="currency">
            <text:p>2.28471 лв.</text:p>
          </table:table-cell>
        </table:table-row>
        <table:table-row table:style-name="ro1">
          <table:table-cell office:value-type="date" office:date-value="2024-02-19" calcext:value-type="date">
            <text:p>19.02.2024</text:p>
          </table:table-cell>
          <table:table-cell office:value-type="currency" office:currency="BGN" office:value="2.28891" calcext:value-type="currency">
            <text:p>2.28891 лв.</text:p>
          </table:table-cell>
        </table:table-row>
        <table:table-row table:style-name="ro1">
          <table:table-cell office:value-type="date" office:date-value="2024-02-20" calcext:value-type="date">
            <text:p>20.02.2024</text:p>
          </table:table-cell>
          <table:table-cell office:value-type="currency" office:currency="BGN" office:value="2.28325" calcext:value-type="currency">
            <text:p>2.28325 лв.</text:p>
          </table:table-cell>
        </table:table-row>
        <table:table-row table:style-name="ro1">
          <table:table-cell office:value-type="date" office:date-value="2024-02-21" calcext:value-type="date">
            <text:p>21.02.2024</text:p>
          </table:table-cell>
          <table:table-cell office:value-type="currency" office:currency="BGN" office:value="2.28434" calcext:value-type="currency">
            <text:p>2.28434 лв.</text:p>
          </table:table-cell>
        </table:table-row>
        <table:table-row table:style-name="ro1">
          <table:table-cell office:value-type="date" office:date-value="2024-02-22" calcext:value-type="date">
            <text:p>22.02.2024</text:p>
          </table:table-cell>
          <table:table-cell office:value-type="currency" office:currency="BGN" office:value="2.28418" calcext:value-type="currency">
            <text:p>2.28418 лв.</text:p>
          </table:table-cell>
        </table:table-row>
        <table:table-row table:style-name="ro1">
          <table:table-cell office:value-type="date" office:date-value="2024-02-23" calcext:value-type="date">
            <text:p>23.02.2024</text:p>
          </table:table-cell>
          <table:table-cell office:value-type="currency" office:currency="BGN" office:value="2.29181" calcext:value-type="currency">
            <text:p>2.29181 лв.</text:p>
          </table:table-cell>
        </table:table-row>
        <table:table-row table:style-name="ro1">
          <table:table-cell office:value-type="date" office:date-value="2024-02-24" calcext:value-type="date">
            <text:p>24.02.2024</text:p>
          </table:table-cell>
          <table:table-cell office:value-type="currency" office:currency="BGN" office:value="2.29181" calcext:value-type="currency">
            <text:p>2.29181 лв.</text:p>
          </table:table-cell>
        </table:table-row>
        <table:table-row table:style-name="ro1">
          <table:table-cell office:value-type="date" office:date-value="2024-02-25" calcext:value-type="date">
            <text:p>25.02.2024</text:p>
          </table:table-cell>
          <table:table-cell office:value-type="currency" office:currency="BGN" office:value="2.29181" calcext:value-type="currency">
            <text:p>2.29181 лв.</text:p>
          </table:table-cell>
        </table:table-row>
        <table:table-row table:style-name="ro1">
          <table:table-cell office:value-type="date" office:date-value="2024-02-26" calcext:value-type="date">
            <text:p>26.02.2024</text:p>
          </table:table-cell>
          <table:table-cell office:value-type="currency" office:currency="BGN" office:value="2.28765" calcext:value-type="currency">
            <text:p>2.28765 лв.</text:p>
          </table:table-cell>
        </table:table-row>
        <table:table-row table:style-name="ro1">
          <table:table-cell office:value-type="date" office:date-value="2024-02-27" calcext:value-type="date">
            <text:p>27.02.2024</text:p>
          </table:table-cell>
          <table:table-cell office:value-type="currency" office:currency="BGN" office:value="2.28431" calcext:value-type="currency">
            <text:p>2.28431 лв.</text:p>
          </table:table-cell>
        </table:table-row>
        <table:table-row table:style-name="ro1">
          <table:table-cell office:value-type="date" office:date-value="2024-02-28" calcext:value-type="date">
            <text:p>28.02.2024</text:p>
          </table:table-cell>
          <table:table-cell office:value-type="currency" office:currency="BGN" office:value="2.28624" calcext:value-type="currency">
            <text:p>2.28624 лв.</text:p>
          </table:table-cell>
        </table:table-row>
        <table:table-row table:style-name="ro1">
          <table:table-cell office:value-type="date" office:date-value="2024-02-29" calcext:value-type="date">
            <text:p>29.02.2024</text:p>
          </table:table-cell>
          <table:table-cell office:value-type="currency" office:currency="BGN" office:value="2.28338" calcext:value-type="currency">
            <text:p>2.28338 лв.</text:p>
          </table:table-cell>
        </table:table-row>
        <table:table-row table:style-name="ro1">
          <table:table-cell office:value-type="date" office:date-value="2024-03-01" calcext:value-type="date">
            <text:p>01.03.2024</text:p>
          </table:table-cell>
          <table:table-cell office:value-type="currency" office:currency="BGN" office:value="2.28517" calcext:value-type="currency">
            <text:p>2.28517 лв.</text:p>
          </table:table-cell>
        </table:table-row>
        <table:table-row table:style-name="ro1">
          <table:table-cell office:value-type="date" office:date-value="2024-03-02" calcext:value-type="date">
            <text:p>02.03.2024</text:p>
          </table:table-cell>
          <table:table-cell office:value-type="currency" office:currency="BGN" office:value="2.28517" calcext:value-type="currency">
            <text:p>2.28517 лв.</text:p>
          </table:table-cell>
        </table:table-row>
        <table:table-row table:style-name="ro1">
          <table:table-cell office:value-type="date" office:date-value="2024-03-03" calcext:value-type="date">
            <text:p>03.03.2024</text:p>
          </table:table-cell>
          <table:table-cell office:value-type="currency" office:currency="BGN" office:value="2.28517" calcext:value-type="currency">
            <text:p>2.28517 лв.</text:p>
          </table:table-cell>
        </table:table-row>
        <table:table-row table:style-name="ro1">
          <table:table-cell office:value-type="date" office:date-value="2024-03-04" calcext:value-type="date">
            <text:p>04.03.2024</text:p>
          </table:table-cell>
          <table:table-cell office:value-type="currency" office:currency="BGN" office:value="2.28517" calcext:value-type="currency">
            <text:p>2.28517 лв.</text:p>
          </table:table-cell>
        </table:table-row>
        <table:table-row table:style-name="ro1">
          <table:table-cell office:value-type="date" office:date-value="2024-03-05" calcext:value-type="date">
            <text:p>05.03.2024</text:p>
          </table:table-cell>
          <table:table-cell office:value-type="currency" office:currency="BGN" office:value="2.28637" calcext:value-type="currency">
            <text:p>2.28637 лв.</text:p>
          </table:table-cell>
        </table:table-row>
        <table:table-row table:style-name="ro1">
          <table:table-cell office:value-type="date" office:date-value="2024-03-06" calcext:value-type="date">
            <text:p>06.03.2024</text:p>
          </table:table-cell>
          <table:table-cell office:value-type="currency" office:currency="BGN" office:value="2.28757" calcext:value-type="currency">
            <text:p>2.28757 лв.</text:p>
          </table:table-cell>
        </table:table-row>
        <table:table-row table:style-name="ro1">
          <table:table-cell office:value-type="date" office:date-value="2024-03-07" calcext:value-type="date">
            <text:p>07.03.2024</text:p>
          </table:table-cell>
          <table:table-cell office:value-type="currency" office:currency="BGN" office:value="2.28899" calcext:value-type="currency">
            <text:p>2.28899 лв.</text:p>
          </table:table-cell>
        </table:table-row>
        <table:table-row table:style-name="ro1">
          <table:table-cell office:value-type="date" office:date-value="2024-03-08" calcext:value-type="date">
            <text:p>08.03.2024</text:p>
          </table:table-cell>
          <table:table-cell office:value-type="currency" office:currency="BGN" office:value="2.29644" calcext:value-type="currency">
            <text:p>2.29644 лв.</text:p>
          </table:table-cell>
        </table:table-row>
        <table:table-row table:style-name="ro1">
          <table:table-cell office:value-type="date" office:date-value="2024-03-09" calcext:value-type="date">
            <text:p>09.03.2024</text:p>
          </table:table-cell>
          <table:table-cell office:value-type="currency" office:currency="BGN" office:value="2.29644" calcext:value-type="currency">
            <text:p>2.29644 лв.</text:p>
          </table:table-cell>
        </table:table-row>
        <table:table-row table:style-name="ro1">
          <table:table-cell office:value-type="date" office:date-value="2024-03-10" calcext:value-type="date">
            <text:p>10.03.2024</text:p>
          </table:table-cell>
          <table:table-cell office:value-type="currency" office:currency="BGN" office:value="2.29644" calcext:value-type="currency">
            <text:p>2.29644 лв.</text:p>
          </table:table-cell>
        </table:table-row>
        <table:table-row table:style-name="ro1">
          <table:table-cell office:value-type="date" office:date-value="2024-03-11" calcext:value-type="date">
            <text:p>11.03.2024</text:p>
          </table:table-cell>
          <table:table-cell office:value-type="currency" office:currency="BGN" office:value="2.29536" calcext:value-type="currency">
            <text:p>2.29536 лв.</text:p>
          </table:table-cell>
        </table:table-row>
        <table:table-row table:style-name="ro1">
          <table:table-cell office:value-type="date" office:date-value="2024-03-12" calcext:value-type="date">
            <text:p>12.03.2024</text:p>
          </table:table-cell>
          <table:table-cell office:value-type="currency" office:currency="BGN" office:value="2.28864" calcext:value-type="currency">
            <text:p>2.28864 лв.</text:p>
          </table:table-cell>
        </table:table-row>
        <table:table-row table:style-name="ro1">
          <table:table-cell office:value-type="date" office:date-value="2024-03-13" calcext:value-type="date">
            <text:p>13.03.2024</text:p>
          </table:table-cell>
          <table:table-cell office:value-type="currency" office:currency="BGN" office:value="2.28883" calcext:value-type="currency">
            <text:p>2.28883 лв.</text:p>
          </table:table-cell>
        </table:table-row>
        <table:table-row table:style-name="ro1">
          <table:table-cell office:value-type="date" office:date-value="2024-03-14" calcext:value-type="date">
            <text:p>14.03.2024</text:p>
          </table:table-cell>
          <table:table-cell office:value-type="currency" office:currency="BGN" office:value="2.28966" calcext:value-type="currency">
            <text:p>2.28966 лв.</text:p>
          </table:table-cell>
        </table:table-row>
        <table:table-row table:style-name="ro1">
          <table:table-cell office:value-type="date" office:date-value="2024-03-15" calcext:value-type="date">
            <text:p>15.03.2024</text:p>
          </table:table-cell>
          <table:table-cell office:value-type="currency" office:currency="BGN" office:value="2.28993" calcext:value-type="currency">
            <text:p>2.28993 лв.</text:p>
          </table:table-cell>
        </table:table-row>
        <table:table-row table:style-name="ro1">
          <table:table-cell office:value-type="date" office:date-value="2024-03-16" calcext:value-type="date">
            <text:p>16.03.2024</text:p>
          </table:table-cell>
          <table:table-cell office:value-type="currency" office:currency="BGN" office:value="2.28993" calcext:value-type="currency">
            <text:p>2.28993 лв.</text:p>
          </table:table-cell>
        </table:table-row>
        <table:table-row table:style-name="ro1">
          <table:table-cell office:value-type="date" office:date-value="2024-03-17" calcext:value-type="date">
            <text:p>17.03.2024</text:p>
          </table:table-cell>
          <table:table-cell office:value-type="currency" office:currency="BGN" office:value="2.28993" calcext:value-type="currency">
            <text:p>2.28993 лв.</text:p>
          </table:table-cell>
        </table:table-row>
        <table:table-row table:style-name="ro1">
          <table:table-cell office:value-type="date" office:date-value="2024-03-18" calcext:value-type="date">
            <text:p>18.03.2024</text:p>
          </table:table-cell>
          <table:table-cell office:value-type="currency" office:currency="BGN" office:value="2.28685" calcext:value-type="currency">
            <text:p>2.28685 лв.</text:p>
          </table:table-cell>
        </table:table-row>
        <table:table-row table:style-name="ro1">
          <table:table-cell office:value-type="date" office:date-value="2024-03-19" calcext:value-type="date">
            <text:p>19.03.2024</text:p>
          </table:table-cell>
          <table:table-cell office:value-type="currency" office:currency="BGN" office:value="2.28899" calcext:value-type="currency">
            <text:p>2.28899 лв.</text:p>
          </table:table-cell>
        </table:table-row>
        <table:table-row table:style-name="ro1">
          <table:table-cell office:value-type="date" office:date-value="2024-03-20" calcext:value-type="date">
            <text:p>20.03.2024</text:p>
          </table:table-cell>
          <table:table-cell office:value-type="currency" office:currency="BGN" office:value="2.28918" calcext:value-type="currency">
            <text:p>2.28918 лв.</text:p>
          </table:table-cell>
        </table:table-row>
        <table:table-row table:style-name="ro1">
          <table:table-cell office:value-type="date" office:date-value="2024-03-21" calcext:value-type="date">
            <text:p>21.03.2024</text:p>
          </table:table-cell>
          <table:table-cell office:value-type="currency" office:currency="BGN" office:value="2.28277" calcext:value-type="currency">
            <text:p>2.28277 лв.</text:p>
          </table:table-cell>
        </table:table-row>
        <table:table-row table:style-name="ro1">
          <table:table-cell office:value-type="date" office:date-value="2024-03-22" calcext:value-type="date">
            <text:p>22.03.2024</text:p>
          </table:table-cell>
          <table:table-cell office:value-type="currency" office:currency="BGN" office:value="2.27965" calcext:value-type="currency">
            <text:p>2.27965 лв.</text:p>
          </table:table-cell>
        </table:table-row>
        <table:table-row table:style-name="ro1">
          <table:table-cell office:value-type="date" office:date-value="2024-03-23" calcext:value-type="date">
            <text:p>23.03.2024</text:p>
          </table:table-cell>
          <table:table-cell office:value-type="currency" office:currency="BGN" office:value="2.27965" calcext:value-type="currency">
            <text:p>2.27965 лв.</text:p>
          </table:table-cell>
        </table:table-row>
        <table:table-row table:style-name="ro1">
          <table:table-cell office:value-type="date" office:date-value="2024-03-24" calcext:value-type="date">
            <text:p>24.03.2024</text:p>
          </table:table-cell>
          <table:table-cell office:value-type="currency" office:currency="BGN" office:value="2.27965" calcext:value-type="currency">
            <text:p>2.27965 лв.</text:p>
          </table:table-cell>
        </table:table-row>
        <table:table-row table:style-name="ro1">
          <table:table-cell office:value-type="date" office:date-value="2024-03-25" calcext:value-type="date">
            <text:p>25.03.2024</text:p>
          </table:table-cell>
          <table:table-cell office:value-type="currency" office:currency="BGN" office:value="2.28224" calcext:value-type="currency">
            <text:p>2.28224 лв.</text:p>
          </table:table-cell>
        </table:table-row>
        <table:table-row table:style-name="ro1">
          <table:table-cell office:value-type="date" office:date-value="2024-03-26" calcext:value-type="date">
            <text:p>26.03.2024</text:p>
          </table:table-cell>
          <table:table-cell office:value-type="currency" office:currency="BGN" office:value="2.2783" calcext:value-type="currency">
            <text:p>2.27830 лв.</text:p>
          </table:table-cell>
        </table:table-row>
        <table:table-row table:style-name="ro1">
          <table:table-cell office:value-type="date" office:date-value="2024-03-27" calcext:value-type="date">
            <text:p>27.03.2024</text:p>
          </table:table-cell>
          <table:table-cell office:value-type="currency" office:currency="BGN" office:value="2.28037" calcext:value-type="currency">
            <text:p>2.28037 лв.</text:p>
          </table:table-cell>
        </table:table-row>
        <table:table-row table:style-name="ro1">
          <table:table-cell office:value-type="date" office:date-value="2024-03-28" calcext:value-type="date">
            <text:p>28.03.2024</text:p>
          </table:table-cell>
          <table:table-cell office:value-type="currency" office:currency="BGN" office:value="2.28725" calcext:value-type="currency">
            <text:p>2.28725 лв.</text:p>
          </table:table-cell>
        </table:table-row>
        <table:table-row table:style-name="ro1">
          <table:table-cell office:value-type="date" office:date-value="2024-03-29" calcext:value-type="date">
            <text:p>29.03.2024</text:p>
          </table:table-cell>
          <table:table-cell office:value-type="currency" office:currency="BGN" office:value="2.28725" calcext:value-type="currency">
            <text:p>2.28725 лв.</text:p>
          </table:table-cell>
        </table:table-row>
        <table:table-row table:style-name="ro1">
          <table:table-cell office:value-type="date" office:date-value="2024-03-30" calcext:value-type="date">
            <text:p>30.03.2024</text:p>
          </table:table-cell>
          <table:table-cell office:value-type="currency" office:currency="BGN" office:value="2.28725" calcext:value-type="currency">
            <text:p>2.28725 лв.</text:p>
          </table:table-cell>
        </table:table-row>
        <table:table-row table:style-name="ro1">
          <table:table-cell office:value-type="date" office:date-value="2024-03-31" calcext:value-type="date">
            <text:p>31.03.2024</text:p>
          </table:table-cell>
          <table:table-cell office:value-type="currency" office:currency="BGN" office:value="2.28725" calcext:value-type="currency">
            <text:p>2.28725 лв.</text:p>
          </table:table-cell>
        </table:table-row>
        <table:table-row table:style-name="ro1">
          <table:table-cell office:value-type="date" office:date-value="2024-04-01" calcext:value-type="date">
            <text:p>01.04.2024</text:p>
          </table:table-cell>
          <table:table-cell office:value-type="currency" office:currency="BGN" office:value="2.28725" calcext:value-type="currency">
            <text:p>2.28725 лв.</text:p>
          </table:table-cell>
        </table:table-row>
        <table:table-row table:style-name="ro1">
          <table:table-cell office:value-type="date" office:date-value="2024-04-02" calcext:value-type="date">
            <text:p>02.04.2024</text:p>
          </table:table-cell>
          <table:table-cell office:value-type="currency" office:currency="BGN" office:value="2.28725" calcext:value-type="currency">
            <text:p>2.28725 лв.</text:p>
          </table:table-cell>
        </table:table-row>
        <table:table-row table:style-name="ro1">
          <table:table-cell office:value-type="date" office:date-value="2024-04-03" calcext:value-type="date">
            <text:p>03.04.2024</text:p>
          </table:table-cell>
          <table:table-cell office:value-type="currency" office:currency="BGN" office:value="2.28184" calcext:value-type="currency">
            <text:p>2.28184 лв.</text:p>
          </table:table-cell>
        </table:table-row>
        <table:table-row table:style-name="ro1">
          <table:table-cell office:value-type="date" office:date-value="2024-04-04" calcext:value-type="date">
            <text:p>04.04.2024</text:p>
          </table:table-cell>
          <table:table-cell office:value-type="currency" office:currency="BGN" office:value="2.27984" calcext:value-type="currency">
            <text:p>2.27984 лв.</text:p>
          </table:table-cell>
        </table:table-row>
        <table:table-row table:style-name="ro1">
          <table:table-cell office:value-type="date" office:date-value="2024-04-05" calcext:value-type="date">
            <text:p>05.04.2024</text:p>
          </table:table-cell>
          <table:table-cell office:value-type="currency" office:currency="BGN" office:value="2.28024" calcext:value-type="currency">
            <text:p>2.28024 лв.</text:p>
          </table:table-cell>
        </table:table-row>
        <table:table-row table:style-name="ro1">
          <table:table-cell office:value-type="date" office:date-value="2024-04-06" calcext:value-type="date">
            <text:p>06.04.2024</text:p>
          </table:table-cell>
          <table:table-cell office:value-type="currency" office:currency="BGN" office:value="2.28024" calcext:value-type="currency">
            <text:p>2.28024 лв.</text:p>
          </table:table-cell>
        </table:table-row>
        <table:table-row table:style-name="ro1">
          <table:table-cell office:value-type="date" office:date-value="2024-04-07" calcext:value-type="date">
            <text:p>07.04.2024</text:p>
          </table:table-cell>
          <table:table-cell office:value-type="currency" office:currency="BGN" office:value="2.28024" calcext:value-type="currency">
            <text:p>2.28024 лв.</text:p>
          </table:table-cell>
        </table:table-row>
        <table:table-row table:style-name="ro1">
          <table:table-cell office:value-type="date" office:date-value="2024-04-08" calcext:value-type="date">
            <text:p>08.04.2024</text:p>
          </table:table-cell>
          <table:table-cell office:value-type="currency" office:currency="BGN" office:value="2.27965" calcext:value-type="currency">
            <text:p>2.27965 лв.</text:p>
          </table:table-cell>
        </table:table-row>
        <table:table-row table:style-name="ro1">
          <table:table-cell office:value-type="date" office:date-value="2024-04-09" calcext:value-type="date">
            <text:p>09.04.2024</text:p>
          </table:table-cell>
          <table:table-cell office:value-type="currency" office:currency="BGN" office:value="2.28317" calcext:value-type="currency">
            <text:p>2.28317 лв.</text:p>
          </table:table-cell>
        </table:table-row>
        <table:table-row table:style-name="ro1">
          <table:table-cell office:value-type="date" office:date-value="2024-04-10" calcext:value-type="date">
            <text:p>10.04.2024</text:p>
          </table:table-cell>
          <table:table-cell office:value-type="currency" office:currency="BGN" office:value="2.28712" calcext:value-type="currency">
            <text:p>2.28712 лв.</text:p>
          </table:table-cell>
        </table:table-row>
        <table:table-row table:style-name="ro1">
          <table:table-cell office:value-type="date" office:date-value="2024-04-11" calcext:value-type="date">
            <text:p>11.04.2024</text:p>
          </table:table-cell>
          <table:table-cell office:value-type="currency" office:currency="BGN" office:value="2.28685" calcext:value-type="currency">
            <text:p>2.28685 лв.</text:p>
          </table:table-cell>
        </table:table-row>
        <table:table-row table:style-name="ro1">
          <table:table-cell office:value-type="date" office:date-value="2024-04-12" calcext:value-type="date">
            <text:p>12.04.2024</text:p>
          </table:table-cell>
          <table:table-cell office:value-type="currency" office:currency="BGN" office:value="2.28956" calcext:value-type="currency">
            <text:p>2.28956 лв.</text:p>
          </table:table-cell>
        </table:table-row>
        <table:table-row table:style-name="ro1">
          <table:table-cell office:value-type="date" office:date-value="2024-04-13" calcext:value-type="date">
            <text:p>13.04.2024</text:p>
          </table:table-cell>
          <table:table-cell office:value-type="currency" office:currency="BGN" office:value="2.28956" calcext:value-type="currency">
            <text:p>2.28956 лв.</text:p>
          </table:table-cell>
        </table:table-row>
        <table:table-row table:style-name="ro1">
          <table:table-cell office:value-type="date" office:date-value="2024-04-14" calcext:value-type="date">
            <text:p>14.04.2024</text:p>
          </table:table-cell>
          <table:table-cell office:value-type="currency" office:currency="BGN" office:value="2.28956" calcext:value-type="currency">
            <text:p>2.28956 лв.</text:p>
          </table:table-cell>
        </table:table-row>
        <table:table-row table:style-name="ro1">
          <table:table-cell office:value-type="date" office:date-value="2024-04-15" calcext:value-type="date">
            <text:p>15.04.2024</text:p>
          </table:table-cell>
          <table:table-cell office:value-type="currency" office:currency="BGN" office:value="2.29006" calcext:value-type="currency">
            <text:p>2.29006 лв.</text:p>
          </table:table-cell>
        </table:table-row>
        <table:table-row table:style-name="ro1">
          <table:table-cell office:value-type="date" office:date-value="2024-04-16" calcext:value-type="date">
            <text:p>16.04.2024</text:p>
          </table:table-cell>
          <table:table-cell office:value-type="currency" office:currency="BGN" office:value="2.28913" calcext:value-type="currency">
            <text:p>2.28913 лв.</text:p>
          </table:table-cell>
        </table:table-row>
        <table:table-row table:style-name="ro1">
          <table:table-cell office:value-type="date" office:date-value="2024-04-17" calcext:value-type="date">
            <text:p>17.04.2024</text:p>
          </table:table-cell>
          <table:table-cell office:value-type="currency" office:currency="BGN" office:value="2.2902" calcext:value-type="currency">
            <text:p>2.29020 лв.</text:p>
          </table:table-cell>
        </table:table-row>
        <table:table-row table:style-name="ro1">
          <table:table-cell office:value-type="date" office:date-value="2024-04-18" calcext:value-type="date">
            <text:p>18.04.2024</text:p>
          </table:table-cell>
          <table:table-cell office:value-type="currency" office:currency="BGN" office:value="2.2841" calcext:value-type="currency">
            <text:p>2.28410 лв.</text:p>
          </table:table-cell>
        </table:table-row>
        <table:table-row table:style-name="ro1">
          <table:table-cell office:value-type="date" office:date-value="2024-04-19" calcext:value-type="date">
            <text:p>19.04.2024</text:p>
          </table:table-cell>
          <table:table-cell office:value-type="currency" office:currency="BGN" office:value="2.28431" calcext:value-type="currency">
            <text:p>2.28431 лв.</text:p>
          </table:table-cell>
        </table:table-row>
        <table:table-row table:style-name="ro1">
          <table:table-cell office:value-type="date" office:date-value="2024-04-20" calcext:value-type="date">
            <text:p>20.04.2024</text:p>
          </table:table-cell>
          <table:table-cell office:value-type="currency" office:currency="BGN" office:value="2.28431" calcext:value-type="currency">
            <text:p>2.28431 лв.</text:p>
          </table:table-cell>
        </table:table-row>
        <table:table-row table:style-name="ro1">
          <table:table-cell office:value-type="date" office:date-value="2024-04-21" calcext:value-type="date">
            <text:p>21.04.2024</text:p>
          </table:table-cell>
          <table:table-cell office:value-type="currency" office:currency="BGN" office:value="2.28431" calcext:value-type="currency">
            <text:p>2.28431 лв.</text:p>
          </table:table-cell>
        </table:table-row>
        <table:table-row table:style-name="ro1">
          <table:table-cell office:value-type="date" office:date-value="2024-04-22" calcext:value-type="date">
            <text:p>22.04.2024</text:p>
          </table:table-cell>
          <table:table-cell office:value-type="currency" office:currency="BGN" office:value="2.26558" calcext:value-type="currency">
            <text:p>2.26558 лв.</text:p>
          </table:table-cell>
        </table:table-row>
        <table:table-row table:style-name="ro1">
          <table:table-cell office:value-type="date" office:date-value="2024-04-23" calcext:value-type="date">
            <text:p>23.04.2024</text:p>
          </table:table-cell>
          <table:table-cell office:value-type="currency" office:currency="BGN" office:value="2.2729" calcext:value-type="currency">
            <text:p>2.27290 лв.</text:p>
          </table:table-cell>
        </table:table-row>
        <table:table-row table:style-name="ro1">
          <table:table-cell office:value-type="date" office:date-value="2024-04-24" calcext:value-type="date">
            <text:p>24.04.2024</text:p>
          </table:table-cell>
          <table:table-cell office:value-type="currency" office:currency="BGN" office:value="2.27568" calcext:value-type="currency">
            <text:p>2.27568 лв.</text:p>
          </table:table-cell>
        </table:table-row>
        <table:table-row table:style-name="ro1">
          <table:table-cell office:value-type="date" office:date-value="2024-04-25" calcext:value-type="date">
            <text:p>25.04.2024</text:p>
          </table:table-cell>
          <table:table-cell office:value-type="currency" office:currency="BGN" office:value="2.28285" calcext:value-type="currency">
            <text:p>2.28285 лв.</text:p>
          </table:table-cell>
        </table:table-row>
        <table:table-row table:style-name="ro1">
          <table:table-cell office:value-type="date" office:date-value="2024-04-26" calcext:value-type="date">
            <text:p>26.04.2024</text:p>
          </table:table-cell>
          <table:table-cell office:value-type="currency" office:currency="BGN" office:value="2.2837" calcext:value-type="currency">
            <text:p>2.28370 лв.</text:p>
          </table:table-cell>
        </table:table-row>
        <table:table-row table:style-name="ro1">
          <table:table-cell office:value-type="date" office:date-value="2024-04-27" calcext:value-type="date">
            <text:p>27.04.2024</text:p>
          </table:table-cell>
          <table:table-cell office:value-type="currency" office:currency="BGN" office:value="2.2837" calcext:value-type="currency">
            <text:p>2.28370 лв.</text:p>
          </table:table-cell>
        </table:table-row>
        <table:table-row table:style-name="ro1">
          <table:table-cell office:value-type="date" office:date-value="2024-04-28" calcext:value-type="date">
            <text:p>28.04.2024</text:p>
          </table:table-cell>
          <table:table-cell office:value-type="currency" office:currency="BGN" office:value="2.2837" calcext:value-type="currency">
            <text:p>2.28370 лв.</text:p>
          </table:table-cell>
        </table:table-row>
        <table:table-row table:style-name="ro1">
          <table:table-cell office:value-type="date" office:date-value="2024-04-29" calcext:value-type="date">
            <text:p>29.04.2024</text:p>
          </table:table-cell>
          <table:table-cell office:value-type="currency" office:currency="BGN" office:value="2.28771" calcext:value-type="currency">
            <text:p>2.28771 лв.</text:p>
          </table:table-cell>
        </table:table-row>
        <table:table-row table:style-name="ro1">
          <table:table-cell office:value-type="date" office:date-value="2024-04-30" calcext:value-type="date">
            <text:p>30.04.2024</text:p>
          </table:table-cell>
          <table:table-cell office:value-type="currency" office:currency="BGN" office:value="2.28811" calcext:value-type="currency">
            <text:p>2.28811 лв.</text:p>
          </table:table-cell>
        </table:table-row>
        <table:table-row table:style-name="ro1">
          <table:table-cell office:value-type="date" office:date-value="2024-05-01" calcext:value-type="date">
            <text:p>01.05.2024</text:p>
          </table:table-cell>
          <table:table-cell office:value-type="currency" office:currency="BGN" office:value="2.28811" calcext:value-type="currency">
            <text:p>2.28811 лв.</text:p>
          </table:table-cell>
        </table:table-row>
        <table:table-row table:style-name="ro1">
          <table:table-cell office:value-type="date" office:date-value="2024-05-02" calcext:value-type="date">
            <text:p>02.05.2024</text:p>
          </table:table-cell>
          <table:table-cell office:value-type="currency" office:currency="BGN" office:value="2.2865" calcext:value-type="currency">
            <text:p>2.28650 лв.</text:p>
          </table:table-cell>
        </table:table-row>
        <table:table-row table:style-name="ro1">
          <table:table-cell office:value-type="date" office:date-value="2024-05-03" calcext:value-type="date">
            <text:p>03.05.2024</text:p>
          </table:table-cell>
          <table:table-cell office:value-type="currency" office:currency="BGN" office:value="2.2865" calcext:value-type="currency">
            <text:p>2.28650 лв.</text:p>
          </table:table-cell>
        </table:table-row>
        <table:table-row table:style-name="ro1">
          <table:table-cell office:value-type="date" office:date-value="2024-05-04" calcext:value-type="date">
            <text:p>04.05.2024</text:p>
          </table:table-cell>
          <table:table-cell office:value-type="currency" office:currency="BGN" office:value="2.2865" calcext:value-type="currency">
            <text:p>2.28650 лв.</text:p>
          </table:table-cell>
        </table:table-row>
        <table:table-row table:style-name="ro1">
          <table:table-cell office:value-type="date" office:date-value="2024-05-05" calcext:value-type="date">
            <text:p>05.05.2024</text:p>
          </table:table-cell>
          <table:table-cell office:value-type="currency" office:currency="BGN" office:value="2.2865" calcext:value-type="currency">
            <text:p>2.28650 лв.</text:p>
          </table:table-cell>
        </table:table-row>
        <table:table-row table:style-name="ro1">
          <table:table-cell office:value-type="date" office:date-value="2024-05-06" calcext:value-type="date">
            <text:p>06.05.2024</text:p>
          </table:table-cell>
          <table:table-cell office:value-type="currency" office:currency="BGN" office:value="2.2865" calcext:value-type="currency">
            <text:p>2.28650 лв.</text:p>
          </table:table-cell>
        </table:table-row>
        <table:table-row table:style-name="ro1">
          <table:table-cell office:value-type="date" office:date-value="2024-05-07" calcext:value-type="date">
            <text:p>07.05.2024</text:p>
          </table:table-cell>
          <table:table-cell office:value-type="currency" office:currency="BGN" office:value="2.27939" calcext:value-type="currency">
            <text:p>2.27939 лв.</text:p>
          </table:table-cell>
        </table:table-row>
        <table:table-row table:style-name="ro1">
          <table:table-cell office:value-type="date" office:date-value="2024-05-08" calcext:value-type="date">
            <text:p>08.05.2024</text:p>
          </table:table-cell>
          <table:table-cell office:value-type="currency" office:currency="BGN" office:value="2.27203" calcext:value-type="currency">
            <text:p>2.27203 лв.</text:p>
          </table:table-cell>
        </table:table-row>
        <table:table-row table:style-name="ro1">
          <table:table-cell office:value-type="date" office:date-value="2024-05-09" calcext:value-type="date">
            <text:p>09.05.2024</text:p>
          </table:table-cell>
          <table:table-cell office:value-type="currency" office:currency="BGN" office:value="2.27435" calcext:value-type="currency">
            <text:p>2.27435 лв.</text:p>
          </table:table-cell>
        </table:table-row>
        <table:table-row table:style-name="ro1">
          <table:table-cell office:value-type="date" office:date-value="2024-05-10" calcext:value-type="date">
            <text:p>10.05.2024</text:p>
          </table:table-cell>
          <table:table-cell office:value-type="currency" office:currency="BGN" office:value="2.27277" calcext:value-type="currency">
            <text:p>2.27277 лв.</text:p>
          </table:table-cell>
        </table:table-row>
        <table:table-row table:style-name="ro1">
          <table:table-cell office:value-type="date" office:date-value="2024-05-11" calcext:value-type="date">
            <text:p>11.05.2024</text:p>
          </table:table-cell>
          <table:table-cell office:value-type="currency" office:currency="BGN" office:value="2.27277" calcext:value-type="currency">
            <text:p>2.27277 лв.</text:p>
          </table:table-cell>
        </table:table-row>
        <table:table-row table:style-name="ro1">
          <table:table-cell office:value-type="date" office:date-value="2024-05-12" calcext:value-type="date">
            <text:p>12.05.2024</text:p>
          </table:table-cell>
          <table:table-cell office:value-type="currency" office:currency="BGN" office:value="2.27277" calcext:value-type="currency">
            <text:p>2.27277 лв.</text:p>
          </table:table-cell>
        </table:table-row>
        <table:table-row table:style-name="ro1">
          <table:table-cell office:value-type="date" office:date-value="2024-05-13" calcext:value-type="date">
            <text:p>13.05.2024</text:p>
          </table:table-cell>
          <table:table-cell office:value-type="currency" office:currency="BGN" office:value="2.27361" calcext:value-type="currency">
            <text:p>2.27361 лв.</text:p>
          </table:table-cell>
        </table:table-row>
        <table:table-row table:style-name="ro1">
          <table:table-cell office:value-type="date" office:date-value="2024-05-14" calcext:value-type="date">
            <text:p>14.05.2024</text:p>
          </table:table-cell>
          <table:table-cell office:value-type="currency" office:currency="BGN" office:value="2.27467" calcext:value-type="currency">
            <text:p>2.27467 лв.</text:p>
          </table:table-cell>
        </table:table-row>
        <table:table-row table:style-name="ro1">
          <table:table-cell office:value-type="date" office:date-value="2024-05-15" calcext:value-type="date">
            <text:p>15.05.2024</text:p>
          </table:table-cell>
          <table:table-cell office:value-type="currency" office:currency="BGN" office:value="2.27846" calcext:value-type="currency">
            <text:p>2.27846 лв.</text:p>
          </table:table-cell>
        </table:table-row>
        <table:table-row table:style-name="ro1">
          <table:table-cell office:value-type="date" office:date-value="2024-05-16" calcext:value-type="date">
            <text:p>16.05.2024</text:p>
          </table:table-cell>
          <table:table-cell office:value-type="currency" office:currency="BGN" office:value="2.27819" calcext:value-type="currency">
            <text:p>2.27819 лв.</text:p>
          </table:table-cell>
        </table:table-row>
        <table:table-row table:style-name="ro1">
          <table:table-cell office:value-type="date" office:date-value="2024-05-17" calcext:value-type="date">
            <text:p>17.05.2024</text:p>
          </table:table-cell>
          <table:table-cell office:value-type="currency" office:currency="BGN" office:value="2.28258" calcext:value-type="currency">
            <text:p>2.28258 лв.</text:p>
          </table:table-cell>
        </table:table-row>
        <table:table-row table:style-name="ro1">
          <table:table-cell office:value-type="date" office:date-value="2024-05-18" calcext:value-type="date">
            <text:p>18.05.2024</text:p>
          </table:table-cell>
          <table:table-cell office:value-type="currency" office:currency="BGN" office:value="2.28258" calcext:value-type="currency">
            <text:p>2.28258 лв.</text:p>
          </table:table-cell>
        </table:table-row>
        <table:table-row table:style-name="ro1">
          <table:table-cell office:value-type="date" office:date-value="2024-05-19" calcext:value-type="date">
            <text:p>19.05.2024</text:p>
          </table:table-cell>
          <table:table-cell office:value-type="currency" office:currency="BGN" office:value="2.28258" calcext:value-type="currency">
            <text:p>2.28258 лв.</text:p>
          </table:table-cell>
        </table:table-row>
        <table:table-row table:style-name="ro1">
          <table:table-cell office:value-type="date" office:date-value="2024-05-20" calcext:value-type="date">
            <text:p>20.05.2024</text:p>
          </table:table-cell>
          <table:table-cell office:value-type="currency" office:currency="BGN" office:value="2.28624" calcext:value-type="currency">
            <text:p>2.28624 лв.</text:p>
          </table:table-cell>
        </table:table-row>
        <table:table-row table:style-name="ro1">
          <table:table-cell office:value-type="date" office:date-value="2024-05-21" calcext:value-type="date">
            <text:p>21.05.2024</text:p>
          </table:table-cell>
          <table:table-cell office:value-type="currency" office:currency="BGN" office:value="2.28913" calcext:value-type="currency">
            <text:p>2.28913 лв.</text:p>
          </table:table-cell>
        </table:table-row>
        <table:table-row table:style-name="ro1">
          <table:table-cell office:value-type="date" office:date-value="2024-05-22" calcext:value-type="date">
            <text:p>22.05.2024</text:p>
          </table:table-cell>
          <table:table-cell office:value-type="currency" office:currency="BGN" office:value="2.29652" calcext:value-type="currency">
            <text:p>2.29652 лв.</text:p>
          </table:table-cell>
        </table:table-row>
        <table:table-row table:style-name="ro1">
          <table:table-cell office:value-type="date" office:date-value="2024-05-23" calcext:value-type="date">
            <text:p>23.05.2024</text:p>
          </table:table-cell>
          <table:table-cell office:value-type="currency" office:currency="BGN" office:value="2.29625" calcext:value-type="currency">
            <text:p>2.29625 лв.</text:p>
          </table:table-cell>
        </table:table-row>
        <table:table-row table:style-name="ro1">
          <table:table-cell office:value-type="date" office:date-value="2024-05-24" calcext:value-type="date">
            <text:p>24.05.2024</text:p>
          </table:table-cell>
          <table:table-cell office:value-type="currency" office:currency="BGN" office:value="2.29625" calcext:value-type="currency">
            <text:p>2.29625 лв.</text:p>
          </table:table-cell>
        </table:table-row>
        <table:table-row table:style-name="ro1">
          <table:table-cell office:value-type="date" office:date-value="2024-05-25" calcext:value-type="date">
            <text:p>25.05.2024</text:p>
          </table:table-cell>
          <table:table-cell office:value-type="currency" office:currency="BGN" office:value="2.29625" calcext:value-type="currency">
            <text:p>2.29625 лв.</text:p>
          </table:table-cell>
        </table:table-row>
        <table:table-row table:style-name="ro1">
          <table:table-cell office:value-type="date" office:date-value="2024-05-26" calcext:value-type="date">
            <text:p>26.05.2024</text:p>
          </table:table-cell>
          <table:table-cell office:value-type="currency" office:currency="BGN" office:value="2.29625" calcext:value-type="currency">
            <text:p>2.29625 лв.</text:p>
          </table:table-cell>
        </table:table-row>
        <table:table-row table:style-name="ro1">
          <table:table-cell office:value-type="date" office:date-value="2024-05-27" calcext:value-type="date">
            <text:p>27.05.2024</text:p>
          </table:table-cell>
          <table:table-cell office:value-type="currency" office:currency="BGN" office:value="2.29908" calcext:value-type="currency">
            <text:p>2.29908 лв.</text:p>
          </table:table-cell>
        </table:table-row>
        <table:table-row table:style-name="ro1">
          <table:table-cell office:value-type="date" office:date-value="2024-05-28" calcext:value-type="date">
            <text:p>28.05.2024</text:p>
          </table:table-cell>
          <table:table-cell office:value-type="currency" office:currency="BGN" office:value="2.29881" calcext:value-type="currency">
            <text:p>2.29881 лв.</text:p>
          </table:table-cell>
        </table:table-row>
        <table:table-row table:style-name="ro1">
          <table:table-cell office:value-type="date" office:date-value="2024-05-29" calcext:value-type="date">
            <text:p>29.05.2024</text:p>
          </table:table-cell>
          <table:table-cell office:value-type="currency" office:currency="BGN" office:value="2.29746" calcext:value-type="currency">
            <text:p>2.29746 лв.</text:p>
          </table:table-cell>
        </table:table-row>
        <table:table-row table:style-name="ro1">
          <table:table-cell office:value-type="date" office:date-value="2024-05-30" calcext:value-type="date">
            <text:p>30.05.2024</text:p>
          </table:table-cell>
          <table:table-cell office:value-type="currency" office:currency="BGN" office:value="2.29814" calcext:value-type="currency">
            <text:p>2.29814 лв.</text:p>
          </table:table-cell>
        </table:table-row>
        <table:table-row table:style-name="ro1">
          <table:table-cell office:value-type="date" office:date-value="2024-05-31" calcext:value-type="date">
            <text:p>31.05.2024</text:p>
          </table:table-cell>
          <table:table-cell office:value-type="currency" office:currency="BGN" office:value="2.29114" calcext:value-type="currency">
            <text:p>2.29114 лв.</text:p>
          </table:table-cell>
        </table:table-row>
        <table:table-row table:style-name="ro1">
          <table:table-cell office:value-type="date" office:date-value="2024-06-01" calcext:value-type="date">
            <text:p>01.06.2024</text:p>
          </table:table-cell>
          <table:table-cell office:value-type="currency" office:currency="BGN" office:value="2.29114" calcext:value-type="currency">
            <text:p>2.29114 лв.</text:p>
          </table:table-cell>
        </table:table-row>
        <table:table-row table:style-name="ro1">
          <table:table-cell office:value-type="date" office:date-value="2024-06-02" calcext:value-type="date">
            <text:p>02.06.2024</text:p>
          </table:table-cell>
          <table:table-cell office:value-type="currency" office:currency="BGN" office:value="2.29114" calcext:value-type="currency">
            <text:p>2.29114 лв.</text:p>
          </table:table-cell>
        </table:table-row>
        <table:table-row table:style-name="ro1">
          <table:table-cell office:value-type="date" office:date-value="2024-06-03" calcext:value-type="date">
            <text:p>03.06.2024</text:p>
          </table:table-cell>
          <table:table-cell office:value-type="currency" office:currency="BGN" office:value="2.29625" calcext:value-type="currency">
            <text:p>2.29625 лв.</text:p>
          </table:table-cell>
        </table:table-row>
        <table:table-row table:style-name="ro1">
          <table:table-cell office:value-type="date" office:date-value="2024-06-04" calcext:value-type="date">
            <text:p>04.06.2024</text:p>
          </table:table-cell>
          <table:table-cell office:value-type="currency" office:currency="BGN" office:value="2.29711" calcext:value-type="currency">
            <text:p>2.29711 лв.</text:p>
          </table:table-cell>
        </table:table-row>
        <table:table-row table:style-name="ro1">
          <table:table-cell office:value-type="date" office:date-value="2024-06-05" calcext:value-type="date">
            <text:p>05.06.2024</text:p>
          </table:table-cell>
          <table:table-cell office:value-type="currency" office:currency="BGN" office:value="2.29968" calcext:value-type="currency">
            <text:p>2.29968 лв.</text:p>
          </table:table-cell>
        </table:table-row>
        <table:table-row table:style-name="ro1">
          <table:table-cell office:value-type="date" office:date-value="2024-06-06" calcext:value-type="date">
            <text:p>06.06.2024</text:p>
          </table:table-cell>
          <table:table-cell office:value-type="currency" office:currency="BGN" office:value="2.2986" calcext:value-type="currency">
            <text:p>2.29860 лв.</text:p>
          </table:table-cell>
        </table:table-row>
        <table:table-row table:style-name="ro1">
          <table:table-cell office:value-type="date" office:date-value="2024-06-07" calcext:value-type="date">
            <text:p>07.06.2024</text:p>
          </table:table-cell>
          <table:table-cell office:value-type="currency" office:currency="BGN" office:value="2.29773" calcext:value-type="currency">
            <text:p>2.29773 лв.</text:p>
          </table:table-cell>
        </table:table-row>
        <table:table-row table:style-name="ro1">
          <table:table-cell office:value-type="date" office:date-value="2024-06-08" calcext:value-type="date">
            <text:p>08.06.2024</text:p>
          </table:table-cell>
          <table:table-cell office:value-type="currency" office:currency="BGN" office:value="2.29773" calcext:value-type="currency">
            <text:p>2.29773 лв.</text:p>
          </table:table-cell>
        </table:table-row>
        <table:table-row table:style-name="ro1">
          <table:table-cell office:value-type="date" office:date-value="2024-06-09" calcext:value-type="date">
            <text:p>09.06.2024</text:p>
          </table:table-cell>
          <table:table-cell office:value-type="currency" office:currency="BGN" office:value="2.29773" calcext:value-type="currency">
            <text:p>2.29773 лв.</text:p>
          </table:table-cell>
        </table:table-row>
        <table:table-row table:style-name="ro1">
          <table:table-cell office:value-type="date" office:date-value="2024-06-10" calcext:value-type="date">
            <text:p>10.06.2024</text:p>
          </table:table-cell>
          <table:table-cell office:value-type="currency" office:currency="BGN" office:value="2.31281" calcext:value-type="currency">
            <text:p>2.31281 лв.</text:p>
          </table:table-cell>
        </table:table-row>
        <table:table-row table:style-name="ro1">
          <table:table-cell office:value-type="date" office:date-value="2024-06-11" calcext:value-type="date">
            <text:p>11.06.2024</text:p>
          </table:table-cell>
          <table:table-cell office:value-type="currency" office:currency="BGN" office:value="2.32289" calcext:value-type="currency">
            <text:p>2.32289 лв.</text:p>
          </table:table-cell>
        </table:table-row>
        <table:table-row table:style-name="ro1">
          <table:table-cell office:value-type="date" office:date-value="2024-06-12" calcext:value-type="date">
            <text:p>12.06.2024</text:p>
          </table:table-cell>
          <table:table-cell office:value-type="currency" office:currency="BGN" office:value="2.3183" calcext:value-type="currency">
            <text:p>2.31830 лв.</text:p>
          </table:table-cell>
        </table:table-row>
        <table:table-row table:style-name="ro1">
          <table:table-cell office:value-type="date" office:date-value="2024-06-13" calcext:value-type="date">
            <text:p>13.06.2024</text:p>
          </table:table-cell>
          <table:table-cell office:value-type="currency" office:currency="BGN" office:value="2.31547" calcext:value-type="currency">
            <text:p>2.31547 лв.</text:p>
          </table:table-cell>
        </table:table-row>
        <table:table-row table:style-name="ro1">
          <table:table-cell office:value-type="date" office:date-value="2024-06-14" calcext:value-type="date">
            <text:p>14.06.2024</text:p>
          </table:table-cell>
          <table:table-cell office:value-type="currency" office:currency="BGN" office:value="2.3227" calcext:value-type="currency">
            <text:p>2.32270 лв.</text:p>
          </table:table-cell>
        </table:table-row>
        <table:table-row table:style-name="ro1">
          <table:table-cell office:value-type="date" office:date-value="2024-06-15" calcext:value-type="date">
            <text:p>15.06.2024</text:p>
          </table:table-cell>
          <table:table-cell office:value-type="currency" office:currency="BGN" office:value="2.3227" calcext:value-type="currency">
            <text:p>2.32270 лв.</text:p>
          </table:table-cell>
        </table:table-row>
        <table:table-row table:style-name="ro1">
          <table:table-cell office:value-type="date" office:date-value="2024-06-16" calcext:value-type="date">
            <text:p>16.06.2024</text:p>
          </table:table-cell>
          <table:table-cell office:value-type="currency" office:currency="BGN" office:value="2.3227" calcext:value-type="currency">
            <text:p>2.32270 лв.</text:p>
          </table:table-cell>
        </table:table-row>
        <table:table-row table:style-name="ro1">
          <table:table-cell office:value-type="date" office:date-value="2024-06-17" calcext:value-type="date">
            <text:p>17.06.2024</text:p>
          </table:table-cell>
          <table:table-cell office:value-type="currency" office:currency="BGN" office:value="2.31259" calcext:value-type="currency">
            <text:p>2.31259 лв.</text:p>
          </table:table-cell>
        </table:table-row>
        <table:table-row table:style-name="ro1">
          <table:table-cell office:value-type="date" office:date-value="2024-06-18" calcext:value-type="date">
            <text:p>18.06.2024</text:p>
          </table:table-cell>
          <table:table-cell office:value-type="currency" office:currency="BGN" office:value="2.3135" calcext:value-type="currency">
            <text:p>2.31350 лв.</text:p>
          </table:table-cell>
        </table:table-row>
        <table:table-row table:style-name="ro1">
          <table:table-cell office:value-type="date" office:date-value="2024-06-19" calcext:value-type="date">
            <text:p>19.06.2024</text:p>
          </table:table-cell>
          <table:table-cell office:value-type="currency" office:currency="BGN" office:value="2.31582" calcext:value-type="currency">
            <text:p>2.31582 лв.</text:p>
          </table:table-cell>
        </table:table-row>
        <table:table-row table:style-name="ro1">
          <table:table-cell office:value-type="date" office:date-value="2024-06-20" calcext:value-type="date">
            <text:p>20.06.2024</text:p>
          </table:table-cell>
          <table:table-cell office:value-type="currency" office:currency="BGN" office:value="2.31424" calcext:value-type="currency">
            <text:p>2.31424 лв.</text:p>
          </table:table-cell>
        </table:table-row>
        <table:table-row table:style-name="ro1">
          <table:table-cell office:value-type="date" office:date-value="2024-06-21" calcext:value-type="date">
            <text:p>21.06.2024</text:p>
          </table:table-cell>
          <table:table-cell office:value-type="currency" office:currency="BGN" office:value="2.31374" calcext:value-type="currency">
            <text:p>2.31374 лв.</text:p>
          </table:table-cell>
        </table:table-row>
        <table:table-row table:style-name="ro1">
          <table:table-cell office:value-type="date" office:date-value="2024-06-22" calcext:value-type="date">
            <text:p>22.06.2024</text:p>
          </table:table-cell>
          <table:table-cell office:value-type="currency" office:currency="BGN" office:value="2.31374" calcext:value-type="currency">
            <text:p>2.31374 лв.</text:p>
          </table:table-cell>
        </table:table-row>
        <table:table-row table:style-name="ro1">
          <table:table-cell office:value-type="date" office:date-value="2024-06-23" calcext:value-type="date">
            <text:p>23.06.2024</text:p>
          </table:table-cell>
          <table:table-cell office:value-type="currency" office:currency="BGN" office:value="2.31374" calcext:value-type="currency">
            <text:p>2.31374 лв.</text:p>
          </table:table-cell>
        </table:table-row>
        <table:table-row table:style-name="ro1">
          <table:table-cell office:value-type="date" office:date-value="2024-06-24" calcext:value-type="date">
            <text:p>24.06.2024</text:p>
          </table:table-cell>
          <table:table-cell office:value-type="currency" office:currency="BGN" office:value="2.30831" calcext:value-type="currency">
            <text:p>2.30831 лв.</text:p>
          </table:table-cell>
        </table:table-row>
        <table:table-row table:style-name="ro1">
          <table:table-cell office:value-type="date" office:date-value="2024-06-25" calcext:value-type="date">
            <text:p>25.06.2024</text:p>
          </table:table-cell>
          <table:table-cell office:value-type="currency" office:currency="BGN" office:value="2.31555" calcext:value-type="currency">
            <text:p>2.31555 лв.</text:p>
          </table:table-cell>
        </table:table-row>
        <table:table-row table:style-name="ro1">
          <table:table-cell office:value-type="date" office:date-value="2024-06-26" calcext:value-type="date">
            <text:p>26.06.2024</text:p>
          </table:table-cell>
          <table:table-cell office:value-type="currency" office:currency="BGN" office:value="2.31588" calcext:value-type="currency">
            <text:p>2.31588 лв.</text:p>
          </table:table-cell>
        </table:table-row>
        <table:table-row table:style-name="ro1">
          <table:table-cell office:value-type="date" office:date-value="2024-06-27" calcext:value-type="date">
            <text:p>27.06.2024</text:p>
          </table:table-cell>
          <table:table-cell office:value-type="currency" office:currency="BGN" office:value="2.31213" calcext:value-type="currency">
            <text:p>2.31213 лв.</text:p>
          </table:table-cell>
        </table:table-row>
        <table:table-row table:style-name="ro1">
          <table:table-cell office:value-type="date" office:date-value="2024-06-28" calcext:value-type="date">
            <text:p>28.06.2024</text:p>
          </table:table-cell>
          <table:table-cell office:value-type="currency" office:currency="BGN" office:value="2.31082" calcext:value-type="currency">
            <text:p>2.31082 лв.</text:p>
          </table:table-cell>
        </table:table-row>
        <table:table-row table:style-name="ro1">
          <table:table-cell office:value-type="date" office:date-value="2024-06-29" calcext:value-type="date">
            <text:p>29.06.2024</text:p>
          </table:table-cell>
          <table:table-cell office:value-type="currency" office:currency="BGN" office:value="2.31082" calcext:value-type="currency">
            <text:p>2.31082 лв.</text:p>
          </table:table-cell>
        </table:table-row>
        <table:table-row table:style-name="ro1">
          <table:table-cell office:value-type="date" office:date-value="2024-06-30" calcext:value-type="date">
            <text:p>30.06.2024</text:p>
          </table:table-cell>
          <table:table-cell office:value-type="currency" office:currency="BGN" office:value="2.31082" calcext:value-type="currency">
            <text:p>2.31082 лв.</text:p>
          </table:table-cell>
        </table:table-row>
        <table:table-row table:style-name="ro1">
          <table:table-cell office:value-type="date" office:date-value="2024-07-01" calcext:value-type="date">
            <text:p>01.07.2024</text:p>
          </table:table-cell>
          <table:table-cell office:value-type="currency" office:currency="BGN" office:value="2.30668" calcext:value-type="currency">
            <text:p>2.30668 лв.</text:p>
          </table:table-cell>
        </table:table-row>
        <table:table-row table:style-name="ro1">
          <table:table-cell office:value-type="date" office:date-value="2024-07-02" calcext:value-type="date">
            <text:p>02.07.2024</text:p>
          </table:table-cell>
          <table:table-cell office:value-type="currency" office:currency="BGN" office:value="2.30763" calcext:value-type="currency">
            <text:p>2.30763 лв.</text:p>
          </table:table-cell>
        </table:table-row>
        <table:table-row table:style-name="ro1">
          <table:table-cell office:value-type="date" office:date-value="2024-07-03" calcext:value-type="date">
            <text:p>03.07.2024</text:p>
          </table:table-cell>
          <table:table-cell office:value-type="currency" office:currency="BGN" office:value="2.30967" calcext:value-type="currency">
            <text:p>2.30967 лв.</text:p>
          </table:table-cell>
        </table:table-row>
        <table:table-row table:style-name="ro1">
          <table:table-cell office:value-type="date" office:date-value="2024-07-04" calcext:value-type="date">
            <text:p>04.07.2024</text:p>
          </table:table-cell>
          <table:table-cell office:value-type="currency" office:currency="BGN" office:value="2.31014" calcext:value-type="currency">
            <text:p>2.31014 лв.</text:p>
          </table:table-cell>
        </table:table-row>
        <table:table-row table:style-name="ro1">
          <table:table-cell office:value-type="date" office:date-value="2024-07-05" calcext:value-type="date">
            <text:p>05.07.2024</text:p>
          </table:table-cell>
          <table:table-cell office:value-type="currency" office:currency="BGN" office:value="2.3115" calcext:value-type="currency">
            <text:p>2.31150 лв.</text:p>
          </table:table-cell>
        </table:table-row>
        <table:table-row table:style-name="ro1">
          <table:table-cell office:value-type="date" office:date-value="2024-07-06" calcext:value-type="date">
            <text:p>06.07.2024</text:p>
          </table:table-cell>
          <table:table-cell office:value-type="currency" office:currency="BGN" office:value="2.3115" calcext:value-type="currency">
            <text:p>2.31150 лв.</text:p>
          </table:table-cell>
        </table:table-row>
        <table:table-row table:style-name="ro1">
          <table:table-cell office:value-type="date" office:date-value="2024-07-07" calcext:value-type="date">
            <text:p>07.07.2024</text:p>
          </table:table-cell>
          <table:table-cell office:value-type="currency" office:currency="BGN" office:value="2.3115" calcext:value-type="currency">
            <text:p>2.31150 лв.</text:p>
          </table:table-cell>
        </table:table-row>
        <table:table-row table:style-name="ro1">
          <table:table-cell office:value-type="date" office:date-value="2024-07-08" calcext:value-type="date">
            <text:p>08.07.2024</text:p>
          </table:table-cell>
          <table:table-cell office:value-type="currency" office:currency="BGN" office:value="2.31706" calcext:value-type="currency">
            <text:p>2.31706 лв.</text:p>
          </table:table-cell>
        </table:table-row>
        <table:table-row table:style-name="ro1">
          <table:table-cell office:value-type="date" office:date-value="2024-07-09" calcext:value-type="date">
            <text:p>09.07.2024</text:p>
          </table:table-cell>
          <table:table-cell office:value-type="currency" office:currency="BGN" office:value="2.31484" calcext:value-type="currency">
            <text:p>2.31484 лв.</text:p>
          </table:table-cell>
        </table:table-row>
        <table:table-row table:style-name="ro1">
          <table:table-cell office:value-type="date" office:date-value="2024-07-10" calcext:value-type="date">
            <text:p>10.07.2024</text:p>
          </table:table-cell>
          <table:table-cell office:value-type="currency" office:currency="BGN" office:value="2.3141" calcext:value-type="currency">
            <text:p>2.31410 лв.</text:p>
          </table:table-cell>
        </table:table-row>
        <table:table-row table:style-name="ro1">
          <table:table-cell office:value-type="date" office:date-value="2024-07-11" calcext:value-type="date">
            <text:p>11.07.2024</text:p>
          </table:table-cell>
          <table:table-cell office:value-type="currency" office:currency="BGN" office:value="2.31995" calcext:value-type="currency">
            <text:p>2.31995 лв.</text:p>
          </table:table-cell>
        </table:table-row>
        <table:table-row table:style-name="ro1">
          <table:table-cell office:value-type="date" office:date-value="2024-07-12" calcext:value-type="date">
            <text:p>12.07.2024</text:p>
          </table:table-cell>
          <table:table-cell office:value-type="currency" office:currency="BGN" office:value="2.32757" calcext:value-type="currency">
            <text:p>2.32757 лв.</text:p>
          </table:table-cell>
        </table:table-row>
        <table:table-row table:style-name="ro1">
          <table:table-cell office:value-type="date" office:date-value="2024-07-13" calcext:value-type="date">
            <text:p>13.07.2024</text:p>
          </table:table-cell>
          <table:table-cell office:value-type="currency" office:currency="BGN" office:value="2.32757" calcext:value-type="currency">
            <text:p>2.32757 лв.</text:p>
          </table:table-cell>
        </table:table-row>
        <table:table-row table:style-name="ro1">
          <table:table-cell office:value-type="date" office:date-value="2024-07-14" calcext:value-type="date">
            <text:p>14.07.2024</text:p>
          </table:table-cell>
          <table:table-cell office:value-type="currency" office:currency="BGN" office:value="2.32757" calcext:value-type="currency">
            <text:p>2.32757 лв.</text:p>
          </table:table-cell>
        </table:table-row>
        <table:table-row table:style-name="ro1">
          <table:table-cell office:value-type="date" office:date-value="2024-07-15" calcext:value-type="date">
            <text:p>15.07.2024</text:p>
          </table:table-cell>
          <table:table-cell office:value-type="currency" office:currency="BGN" office:value="2.32712" calcext:value-type="currency">
            <text:p>2.32712 лв.</text:p>
          </table:table-cell>
        </table:table-row>
        <table:table-row table:style-name="ro1">
          <table:table-cell office:value-type="date" office:date-value="2024-07-16" calcext:value-type="date">
            <text:p>16.07.2024</text:p>
          </table:table-cell>
          <table:table-cell office:value-type="currency" office:currency="BGN" office:value="2.32676" calcext:value-type="currency">
            <text:p>2.32676 лв.</text:p>
          </table:table-cell>
        </table:table-row>
        <table:table-row table:style-name="ro1">
          <table:table-cell office:value-type="date" office:date-value="2024-07-17" calcext:value-type="date">
            <text:p>17.07.2024</text:p>
          </table:table-cell>
          <table:table-cell office:value-type="currency" office:currency="BGN" office:value="2.33073" calcext:value-type="currency">
            <text:p>2.33073 лв.</text:p>
          </table:table-cell>
        </table:table-row>
        <table:table-row table:style-name="ro1">
          <table:table-cell office:value-type="date" office:date-value="2024-07-18" calcext:value-type="date">
            <text:p>18.07.2024</text:p>
          </table:table-cell>
          <table:table-cell office:value-type="currency" office:currency="BGN" office:value="2.32353" calcext:value-type="currency">
            <text:p>2.32353 лв.</text:p>
          </table:table-cell>
        </table:table-row>
        <table:table-row table:style-name="ro1">
          <table:table-cell office:value-type="date" office:date-value="2024-07-19" calcext:value-type="date">
            <text:p>19.07.2024</text:p>
          </table:table-cell>
          <table:table-cell office:value-type="currency" office:currency="BGN" office:value="2.32063" calcext:value-type="currency">
            <text:p>2.32063 лв.</text:p>
          </table:table-cell>
        </table:table-row>
        <table:table-row table:style-name="ro1">
          <table:table-cell office:value-type="date" office:date-value="2024-07-20" calcext:value-type="date">
            <text:p>20.07.2024</text:p>
          </table:table-cell>
          <table:table-cell office:value-type="currency" office:currency="BGN" office:value="2.32063" calcext:value-type="currency">
            <text:p>2.32063 лв.</text:p>
          </table:table-cell>
        </table:table-row>
        <table:table-row table:style-name="ro1">
          <table:table-cell office:value-type="date" office:date-value="2024-07-21" calcext:value-type="date">
            <text:p>21.07.2024</text:p>
          </table:table-cell>
          <table:table-cell office:value-type="currency" office:currency="BGN" office:value="2.32063" calcext:value-type="currency">
            <text:p>2.32063 лв.</text:p>
          </table:table-cell>
        </table:table-row>
        <table:table-row table:style-name="ro1">
          <table:table-cell office:value-type="date" office:date-value="2024-07-22" calcext:value-type="date">
            <text:p>22.07.2024</text:p>
          </table:table-cell>
          <table:table-cell office:value-type="currency" office:currency="BGN" office:value="2.32242" calcext:value-type="currency">
            <text:p>2.32242 лв.</text:p>
          </table:table-cell>
        </table:table-row>
        <table:table-row table:style-name="ro1">
          <table:table-cell office:value-type="date" office:date-value="2024-07-23" calcext:value-type="date">
            <text:p>23.07.2024</text:p>
          </table:table-cell>
          <table:table-cell office:value-type="currency" office:currency="BGN" office:value="2.32635" calcext:value-type="currency">
            <text:p>2.32635 лв.</text:p>
          </table:table-cell>
        </table:table-row>
        <table:table-row table:style-name="ro1">
          <table:table-cell office:value-type="date" office:date-value="2024-07-24" calcext:value-type="date">
            <text:p>24.07.2024</text:p>
          </table:table-cell>
          <table:table-cell office:value-type="currency" office:currency="BGN" office:value="2.32912" calcext:value-type="currency">
            <text:p>2.32912 лв.</text:p>
          </table:table-cell>
        </table:table-row>
        <table:table-row table:style-name="ro1">
          <table:table-cell office:value-type="date" office:date-value="2024-07-25" calcext:value-type="date">
            <text:p>25.07.2024</text:p>
          </table:table-cell>
          <table:table-cell office:value-type="currency" office:currency="BGN" office:value="2.32063" calcext:value-type="currency">
            <text:p>2.32063 лв.</text:p>
          </table:table-cell>
        </table:table-row>
        <table:table-row table:style-name="ro1">
          <table:table-cell office:value-type="date" office:date-value="2024-07-26" calcext:value-type="date">
            <text:p>26.07.2024</text:p>
          </table:table-cell>
          <table:table-cell office:value-type="currency" office:currency="BGN" office:value="2.31794" calcext:value-type="currency">
            <text:p>2.31794 лв.</text:p>
          </table:table-cell>
        </table:table-row>
        <table:table-row table:style-name="ro1">
          <table:table-cell office:value-type="date" office:date-value="2024-07-27" calcext:value-type="date">
            <text:p>27.07.2024</text:p>
          </table:table-cell>
          <table:table-cell office:value-type="currency" office:currency="BGN" office:value="2.31794" calcext:value-type="currency">
            <text:p>2.31794 лв.</text:p>
          </table:table-cell>
        </table:table-row>
        <table:table-row table:style-name="ro1">
          <table:table-cell office:value-type="date" office:date-value="2024-07-28" calcext:value-type="date">
            <text:p>28.07.2024</text:p>
          </table:table-cell>
          <table:table-cell office:value-type="currency" office:currency="BGN" office:value="2.31794" calcext:value-type="currency">
            <text:p>2.31794 лв.</text:p>
          </table:table-cell>
        </table:table-row>
        <table:table-row table:style-name="ro1">
          <table:table-cell office:value-type="date" office:date-value="2024-07-29" calcext:value-type="date">
            <text:p>29.07.2024</text:p>
          </table:table-cell>
          <table:table-cell office:value-type="currency" office:currency="BGN" office:value="2.31885" calcext:value-type="currency">
            <text:p>2.31885 лв.</text:p>
          </table:table-cell>
        </table:table-row>
        <table:table-row table:style-name="ro1">
          <table:table-cell office:value-type="date" office:date-value="2024-07-30" calcext:value-type="date">
            <text:p>30.07.2024</text:p>
          </table:table-cell>
          <table:table-cell office:value-type="currency" office:currency="BGN" office:value="2.32118" calcext:value-type="currency">
            <text:p>2.32118 лв.</text:p>
          </table:table-cell>
        </table:table-row>
        <table:table-row table:style-name="ro1">
          <table:table-cell office:value-type="date" office:date-value="2024-07-31" calcext:value-type="date">
            <text:p>31.07.2024</text:p>
          </table:table-cell>
          <table:table-cell office:value-type="currency" office:currency="BGN" office:value="2.31788" calcext:value-type="currency">
            <text:p>2.31788 лв.</text:p>
          </table:table-cell>
        </table:table-row>
        <table:table-row table:style-name="ro1">
          <table:table-cell office:value-type="date" office:date-value="2024-08-01" calcext:value-type="date">
            <text:p>01.08.2024</text:p>
          </table:table-cell>
          <table:table-cell office:value-type="currency" office:currency="BGN" office:value="2.31931" calcext:value-type="currency">
            <text:p>2.31931 лв.</text:p>
          </table:table-cell>
        </table:table-row>
        <table:table-row table:style-name="ro1">
          <table:table-cell office:value-type="date" office:date-value="2024-08-02" calcext:value-type="date">
            <text:p>02.08.2024</text:p>
          </table:table-cell>
          <table:table-cell office:value-type="currency" office:currency="BGN" office:value="2.30098" calcext:value-type="currency">
            <text:p>2.30098 лв.</text:p>
          </table:table-cell>
        </table:table-row>
        <table:table-row table:style-name="ro1">
          <table:table-cell office:value-type="date" office:date-value="2024-08-03" calcext:value-type="date">
            <text:p>03.08.2024</text:p>
          </table:table-cell>
          <table:table-cell office:value-type="currency" office:currency="BGN" office:value="2.30098" calcext:value-type="currency">
            <text:p>2.30098 лв.</text:p>
          </table:table-cell>
        </table:table-row>
        <table:table-row table:style-name="ro1">
          <table:table-cell office:value-type="date" office:date-value="2024-08-04" calcext:value-type="date">
            <text:p>04.08.2024</text:p>
          </table:table-cell>
          <table:table-cell office:value-type="currency" office:currency="BGN" office:value="2.30098" calcext:value-type="currency">
            <text:p>2.30098 лв.</text:p>
          </table:table-cell>
        </table:table-row>
        <table:table-row table:style-name="ro1">
          <table:table-cell office:value-type="date" office:date-value="2024-08-05" calcext:value-type="date">
            <text:p>05.08.2024</text:p>
          </table:table-cell>
          <table:table-cell office:value-type="currency" office:currency="BGN" office:value="2.27745" calcext:value-type="currency">
            <text:p>2.27745 лв.</text:p>
          </table:table-cell>
        </table:table-row>
        <table:table-row table:style-name="ro1">
          <table:table-cell office:value-type="date" office:date-value="2024-08-06" calcext:value-type="date">
            <text:p>06.08.2024</text:p>
          </table:table-cell>
          <table:table-cell office:value-type="currency" office:currency="BGN" office:value="2.27427" calcext:value-type="currency">
            <text:p>2.27427 лв.</text:p>
          </table:table-cell>
        </table:table-row>
        <table:table-row table:style-name="ro1">
          <table:table-cell office:value-type="date" office:date-value="2024-08-07" calcext:value-type="date">
            <text:p>07.08.2024</text:p>
          </table:table-cell>
          <table:table-cell office:value-type="currency" office:currency="BGN" office:value="2.27931" calcext:value-type="currency">
            <text:p>2.27931 лв.</text:p>
          </table:table-cell>
        </table:table-row>
        <table:table-row table:style-name="ro1">
          <table:table-cell office:value-type="date" office:date-value="2024-08-08" calcext:value-type="date">
            <text:p>08.08.2024</text:p>
          </table:table-cell>
          <table:table-cell office:value-type="currency" office:currency="BGN" office:value="2.27176" calcext:value-type="currency">
            <text:p>2.27176 лв.</text:p>
          </table:table-cell>
        </table:table-row>
        <table:table-row table:style-name="ro1">
          <table:table-cell office:value-type="date" office:date-value="2024-08-09" calcext:value-type="date">
            <text:p>09.08.2024</text:p>
          </table:table-cell>
          <table:table-cell office:value-type="currency" office:currency="BGN" office:value="2.28197" calcext:value-type="currency">
            <text:p>2.28197 лв.</text:p>
          </table:table-cell>
        </table:table-row>
        <table:table-row table:style-name="ro1">
          <table:table-cell office:value-type="date" office:date-value="2024-08-10" calcext:value-type="date">
            <text:p>10.08.2024</text:p>
          </table:table-cell>
          <table:table-cell office:value-type="currency" office:currency="BGN" office:value="2.28197" calcext:value-type="currency">
            <text:p>2.28197 лв.</text:p>
          </table:table-cell>
        </table:table-row>
        <table:table-row table:style-name="ro1">
          <table:table-cell office:value-type="date" office:date-value="2024-08-11" calcext:value-type="date">
            <text:p>11.08.2024</text:p>
          </table:table-cell>
          <table:table-cell office:value-type="currency" office:currency="BGN" office:value="2.28197" calcext:value-type="currency">
            <text:p>2.28197 лв.</text:p>
          </table:table-cell>
        </table:table-row>
        <table:table-row table:style-name="ro1">
          <table:table-cell office:value-type="date" office:date-value="2024-08-12" calcext:value-type="date">
            <text:p>12.08.2024</text:p>
          </table:table-cell>
          <table:table-cell office:value-type="currency" office:currency="BGN" office:value="2.28608" calcext:value-type="currency">
            <text:p>2.28608 лв.</text:p>
          </table:table-cell>
        </table:table-row>
        <table:table-row table:style-name="ro1">
          <table:table-cell office:value-type="date" office:date-value="2024-08-13" calcext:value-type="date">
            <text:p>13.08.2024</text:p>
          </table:table-cell>
          <table:table-cell office:value-type="currency" office:currency="BGN" office:value="2.28864" calcext:value-type="currency">
            <text:p>2.28864 лв.</text:p>
          </table:table-cell>
        </table:table-row>
        <table:table-row table:style-name="ro1">
          <table:table-cell office:value-type="date" office:date-value="2024-08-14" calcext:value-type="date">
            <text:p>14.08.2024</text:p>
          </table:table-cell>
          <table:table-cell office:value-type="currency" office:currency="BGN" office:value="2.27997" calcext:value-type="currency">
            <text:p>2.27997 лв.</text:p>
          </table:table-cell>
        </table:table-row>
        <table:table-row table:style-name="ro1">
          <table:table-cell office:value-type="date" office:date-value="2024-08-15" calcext:value-type="date">
            <text:p>15.08.2024</text:p>
          </table:table-cell>
          <table:table-cell office:value-type="currency" office:currency="BGN" office:value="2.28445" calcext:value-type="currency">
            <text:p>2.28445 лв.</text:p>
          </table:table-cell>
        </table:table-row>
        <table:table-row table:style-name="ro1">
          <table:table-cell office:value-type="date" office:date-value="2024-08-16" calcext:value-type="date">
            <text:p>16.08.2024</text:p>
          </table:table-cell>
          <table:table-cell office:value-type="currency" office:currency="BGN" office:value="2.29752" calcext:value-type="currency">
            <text:p>2.29752 лв.</text:p>
          </table:table-cell>
        </table:table-row>
        <table:table-row table:style-name="ro1">
          <table:table-cell office:value-type="date" office:date-value="2024-08-17" calcext:value-type="date">
            <text:p>17.08.2024</text:p>
          </table:table-cell>
          <table:table-cell office:value-type="currency" office:currency="BGN" office:value="2.29752" calcext:value-type="currency">
            <text:p>2.29752 лв.</text:p>
          </table:table-cell>
        </table:table-row>
        <table:table-row table:style-name="ro1">
          <table:table-cell office:value-type="date" office:date-value="2024-08-18" calcext:value-type="date">
            <text:p>18.08.2024</text:p>
          </table:table-cell>
          <table:table-cell office:value-type="currency" office:currency="BGN" office:value="2.29752" calcext:value-type="currency">
            <text:p>2.29752 лв.</text:p>
          </table:table-cell>
        </table:table-row>
        <table:table-row table:style-name="ro1">
          <table:table-cell office:value-type="date" office:date-value="2024-08-19" calcext:value-type="date">
            <text:p>19.08.2024</text:p>
          </table:table-cell>
          <table:table-cell office:value-type="currency" office:currency="BGN" office:value="2.29442" calcext:value-type="currency">
            <text:p>2.29442 лв.</text:p>
          </table:table-cell>
        </table:table-row>
        <table:table-row table:style-name="ro1">
          <table:table-cell office:value-type="date" office:date-value="2024-08-20" calcext:value-type="date">
            <text:p>20.08.2024</text:p>
          </table:table-cell>
          <table:table-cell office:value-type="currency" office:currency="BGN" office:value="2.29574" calcext:value-type="currency">
            <text:p>2.29574 лв.</text:p>
          </table:table-cell>
        </table:table-row>
        <table:table-row table:style-name="ro1">
          <table:table-cell office:value-type="date" office:date-value="2024-08-21" calcext:value-type="date">
            <text:p>21.08.2024</text:p>
          </table:table-cell>
          <table:table-cell office:value-type="currency" office:currency="BGN" office:value="2.2928" calcext:value-type="currency">
            <text:p>2.29280 лв.</text:p>
          </table:table-cell>
        </table:table-row>
        <table:table-row table:style-name="ro1">
          <table:table-cell office:value-type="date" office:date-value="2024-08-22" calcext:value-type="date">
            <text:p>22.08.2024</text:p>
          </table:table-cell>
          <table:table-cell office:value-type="currency" office:currency="BGN" office:value="2.30252" calcext:value-type="currency">
            <text:p>2.30252 лв.</text:p>
          </table:table-cell>
        </table:table-row>
        <table:table-row table:style-name="ro1">
          <table:table-cell office:value-type="date" office:date-value="2024-08-23" calcext:value-type="date">
            <text:p>23.08.2024</text:p>
          </table:table-cell>
          <table:table-cell office:value-type="currency" office:currency="BGN" office:value="2.30823" calcext:value-type="currency">
            <text:p>2.30823 лв.</text:p>
          </table:table-cell>
        </table:table-row>
        <table:table-row table:style-name="ro1">
          <table:table-cell office:value-type="date" office:date-value="2024-08-24" calcext:value-type="date">
            <text:p>24.08.2024</text:p>
          </table:table-cell>
          <table:table-cell office:value-type="currency" office:currency="BGN" office:value="2.30823" calcext:value-type="currency">
            <text:p>2.30823 лв.</text:p>
          </table:table-cell>
        </table:table-row>
        <table:table-row table:style-name="ro1">
          <table:table-cell office:value-type="date" office:date-value="2024-08-25" calcext:value-type="date">
            <text:p>25.08.2024</text:p>
          </table:table-cell>
          <table:table-cell office:value-type="currency" office:currency="BGN" office:value="2.30823" calcext:value-type="currency">
            <text:p>2.30823 лв.</text:p>
          </table:table-cell>
        </table:table-row>
        <table:table-row table:style-name="ro1">
          <table:table-cell office:value-type="date" office:date-value="2024-08-26" calcext:value-type="date">
            <text:p>26.08.2024</text:p>
          </table:table-cell>
          <table:table-cell office:value-type="currency" office:currency="BGN" office:value="2.31063" calcext:value-type="currency">
            <text:p>2.31063 лв.</text:p>
          </table:table-cell>
        </table:table-row>
        <table:table-row table:style-name="ro1">
          <table:table-cell office:value-type="date" office:date-value="2024-08-27" calcext:value-type="date">
            <text:p>27.08.2024</text:p>
          </table:table-cell>
          <table:table-cell office:value-type="currency" office:currency="BGN" office:value="2.31629" calcext:value-type="currency">
            <text:p>2.31629 лв.</text:p>
          </table:table-cell>
        </table:table-row>
        <table:table-row table:style-name="ro1">
          <table:table-cell office:value-type="date" office:date-value="2024-08-28" calcext:value-type="date">
            <text:p>28.08.2024</text:p>
          </table:table-cell>
          <table:table-cell office:value-type="currency" office:currency="BGN" office:value="2.32386" calcext:value-type="currency">
            <text:p>2.32386 лв.</text:p>
          </table:table-cell>
        </table:table-row>
        <table:table-row table:style-name="ro1">
          <table:table-cell office:value-type="date" office:date-value="2024-08-29" calcext:value-type="date">
            <text:p>29.08.2024</text:p>
          </table:table-cell>
          <table:table-cell office:value-type="currency" office:currency="BGN" office:value="2.32353" calcext:value-type="currency">
            <text:p>2.32353 лв.</text:p>
          </table:table-cell>
        </table:table-row>
        <table:table-row table:style-name="ro1">
          <table:table-cell office:value-type="date" office:date-value="2024-08-30" calcext:value-type="date">
            <text:p>30.08.2024</text:p>
          </table:table-cell>
          <table:table-cell office:value-type="currency" office:currency="BGN" office:value="2.32505" calcext:value-type="currency">
            <text:p>2.32505 лв.</text:p>
          </table:table-cell>
        </table:table-row>
        <table:table-row table:style-name="ro1">
          <table:table-cell office:value-type="date" office:date-value="2024-08-31" calcext:value-type="date">
            <text:p>31.08.2024</text:p>
          </table:table-cell>
          <table:table-cell office:value-type="currency" office:currency="BGN" office:value="2.32505" calcext:value-type="currency">
            <text:p>2.32505 лв.</text:p>
          </table:table-cell>
        </table:table-row>
        <table:table-row table:style-name="ro1">
          <table:table-cell office:value-type="date" office:date-value="2024-09-01" calcext:value-type="date">
            <text:p>01.09.2024</text:p>
          </table:table-cell>
          <table:table-cell office:value-type="currency" office:currency="BGN" office:value="2.32505" calcext:value-type="currency">
            <text:p>2.32505 лв.</text:p>
          </table:table-cell>
        </table:table-row>
        <table:table-row table:style-name="ro1">
          <table:table-cell office:value-type="date" office:date-value="2024-09-02" calcext:value-type="date">
            <text:p>02.09.2024</text:p>
          </table:table-cell>
          <table:table-cell office:value-type="currency" office:currency="BGN" office:value="2.32234" calcext:value-type="currency">
            <text:p>2.32234 лв.</text:p>
          </table:table-cell>
        </table:table-row>
        <table:table-row table:style-name="ro1">
          <table:table-cell office:value-type="date" office:date-value="2024-09-03" calcext:value-type="date">
            <text:p>03.09.2024</text:p>
          </table:table-cell>
          <table:table-cell office:value-type="currency" office:currency="BGN" office:value="2.32602" calcext:value-type="currency">
            <text:p>2.32602 лв.</text:p>
          </table:table-cell>
        </table:table-row>
        <table:table-row table:style-name="ro1">
          <table:table-cell office:value-type="date" office:date-value="2024-09-04" calcext:value-type="date">
            <text:p>04.09.2024</text:p>
          </table:table-cell>
          <table:table-cell office:value-type="currency" office:currency="BGN" office:value="2.32152" calcext:value-type="currency">
            <text:p>2.32152 лв.</text:p>
          </table:table-cell>
        </table:table-row>
        <table:table-row table:style-name="ro1">
          <table:table-cell office:value-type="date" office:date-value="2024-09-05" calcext:value-type="date">
            <text:p>05.09.2024</text:p>
          </table:table-cell>
          <table:table-cell office:value-type="currency" office:currency="BGN" office:value="2.31959" calcext:value-type="currency">
            <text:p>2.31959 лв.</text:p>
          </table:table-cell>
        </table:table-row>
        <table:table-row table:style-name="ro1">
          <table:table-cell office:value-type="date" office:date-value="2024-09-06" calcext:value-type="date">
            <text:p>06.09.2024</text:p>
          </table:table-cell>
          <table:table-cell office:value-type="currency" office:currency="BGN" office:value="2.31959" calcext:value-type="currency">
            <text:p>2.31959 лв.</text:p>
          </table:table-cell>
        </table:table-row>
        <table:table-row table:style-name="ro1">
          <table:table-cell office:value-type="date" office:date-value="2024-09-07" calcext:value-type="date">
            <text:p>07.09.2024</text:p>
          </table:table-cell>
          <table:table-cell office:value-type="currency" office:currency="BGN" office:value="2.31959" calcext:value-type="currency">
            <text:p>2.31959 лв.</text:p>
          </table:table-cell>
        </table:table-row>
        <table:table-row table:style-name="ro1">
          <table:table-cell office:value-type="date" office:date-value="2024-09-08" calcext:value-type="date">
            <text:p>08.09.2024</text:p>
          </table:table-cell>
          <table:table-cell office:value-type="currency" office:currency="BGN" office:value="2.31959" calcext:value-type="currency">
            <text:p>2.31959 лв.</text:p>
          </table:table-cell>
        </table:table-row>
        <table:table-row table:style-name="ro1">
          <table:table-cell office:value-type="date" office:date-value="2024-09-09" calcext:value-type="date">
            <text:p>09.09.2024</text:p>
          </table:table-cell>
          <table:table-cell office:value-type="currency" office:currency="BGN" office:value="2.3183" calcext:value-type="currency">
            <text:p>2.31830 лв.</text:p>
          </table:table-cell>
        </table:table-row>
        <table:table-row table:style-name="ro1">
          <table:table-cell office:value-type="date" office:date-value="2024-09-10" calcext:value-type="date">
            <text:p>10.09.2024</text:p>
          </table:table-cell>
          <table:table-cell office:value-type="currency" office:currency="BGN" office:value="2.32105" calcext:value-type="currency">
            <text:p>2.32105 лв.</text:p>
          </table:table-cell>
        </table:table-row>
        <table:table-row table:style-name="ro1">
          <table:table-cell office:value-type="date" office:date-value="2024-09-11" calcext:value-type="date">
            <text:p>11.09.2024</text:p>
          </table:table-cell>
          <table:table-cell office:value-type="currency" office:currency="BGN" office:value="2.31802" calcext:value-type="currency">
            <text:p>2.31802 лв.</text:p>
          </table:table-cell>
        </table:table-row>
        <table:table-row table:style-name="ro1">
          <table:table-cell office:value-type="date" office:date-value="2024-09-12" calcext:value-type="date">
            <text:p>12.09.2024</text:p>
          </table:table-cell>
          <table:table-cell office:value-type="currency" office:currency="BGN" office:value="2.31569" calcext:value-type="currency">
            <text:p>2.31569 лв.</text:p>
          </table:table-cell>
        </table:table-row>
        <table:table-row table:style-name="ro1">
          <table:table-cell office:value-type="date" office:date-value="2024-09-13" calcext:value-type="date">
            <text:p>13.09.2024</text:p>
          </table:table-cell>
          <table:table-cell office:value-type="currency" office:currency="BGN" office:value="2.31528" calcext:value-type="currency">
            <text:p>2.31528 лв.</text:p>
          </table:table-cell>
        </table:table-row>
        <table:table-row table:style-name="ro1">
          <table:table-cell office:value-type="date" office:date-value="2024-09-14" calcext:value-type="date">
            <text:p>14.09.2024</text:p>
          </table:table-cell>
          <table:table-cell office:value-type="currency" office:currency="BGN" office:value="2.31528" calcext:value-type="currency">
            <text:p>2.31528 лв.</text:p>
          </table:table-cell>
        </table:table-row>
        <table:table-row table:style-name="ro1">
          <table:table-cell office:value-type="date" office:date-value="2024-09-15" calcext:value-type="date">
            <text:p>15.09.2024</text:p>
          </table:table-cell>
          <table:table-cell office:value-type="currency" office:currency="BGN" office:value="2.31528" calcext:value-type="currency">
            <text:p>2.31528 лв.</text:p>
          </table:table-cell>
        </table:table-row>
        <table:table-row table:style-name="ro1">
          <table:table-cell office:value-type="date" office:date-value="2024-09-16" calcext:value-type="date">
            <text:p>16.09.2024</text:p>
          </table:table-cell>
          <table:table-cell office:value-type="currency" office:currency="BGN" office:value="2.32069" calcext:value-type="currency">
            <text:p>2.32069 лв.</text:p>
          </table:table-cell>
        </table:table-row>
        <table:table-row table:style-name="ro1">
          <table:table-cell office:value-type="date" office:date-value="2024-09-17" calcext:value-type="date">
            <text:p>17.09.2024</text:p>
          </table:table-cell>
          <table:table-cell office:value-type="currency" office:currency="BGN" office:value="2.32069" calcext:value-type="currency">
            <text:p>2.32069 лв.</text:p>
          </table:table-cell>
        </table:table-row>
        <table:table-row table:style-name="ro1">
          <table:table-cell office:value-type="date" office:date-value="2024-09-18" calcext:value-type="date">
            <text:p>18.09.2024</text:p>
          </table:table-cell>
          <table:table-cell office:value-type="currency" office:currency="BGN" office:value="2.32215" calcext:value-type="currency">
            <text:p>2.32215 лв.</text:p>
          </table:table-cell>
        </table:table-row>
        <table:table-row table:style-name="ro1">
          <table:table-cell office:value-type="date" office:date-value="2024-09-19" calcext:value-type="date">
            <text:p>19.09.2024</text:p>
          </table:table-cell>
          <table:table-cell office:value-type="currency" office:currency="BGN" office:value="2.32967" calcext:value-type="currency">
            <text:p>2.32967 лв.</text:p>
          </table:table-cell>
        </table:table-row>
        <table:table-row table:style-name="ro1">
          <table:table-cell office:value-type="date" office:date-value="2024-09-20" calcext:value-type="date">
            <text:p>20.09.2024</text:p>
          </table:table-cell>
          <table:table-cell office:value-type="currency" office:currency="BGN" office:value="2.33087" calcext:value-type="currency">
            <text:p>2.33087 лв.</text:p>
          </table:table-cell>
        </table:table-row>
        <table:table-row table:style-name="ro1">
          <table:table-cell office:value-type="date" office:date-value="2024-09-21" calcext:value-type="date">
            <text:p>21.09.2024</text:p>
          </table:table-cell>
          <table:table-cell office:value-type="currency" office:currency="BGN" office:value="2.33087" calcext:value-type="currency">
            <text:p>2.33087 лв.</text:p>
          </table:table-cell>
        </table:table-row>
        <table:table-row table:style-name="ro1">
          <table:table-cell office:value-type="date" office:date-value="2024-09-22" calcext:value-type="date">
            <text:p>22.09.2024</text:p>
          </table:table-cell>
          <table:table-cell office:value-type="currency" office:currency="BGN" office:value="2.33087" calcext:value-type="currency">
            <text:p>2.33087 лв.</text:p>
          </table:table-cell>
        </table:table-row>
        <table:table-row table:style-name="ro1">
          <table:table-cell office:value-type="date" office:date-value="2024-09-23" calcext:value-type="date">
            <text:p>23.09.2024</text:p>
          </table:table-cell>
          <table:table-cell office:value-type="currency" office:currency="BGN" office:value="2.33087" calcext:value-type="currency">
            <text:p>2.33087 лв.</text:p>
          </table:table-cell>
        </table:table-row>
        <table:table-row table:style-name="ro1">
          <table:table-cell office:value-type="date" office:date-value="2024-09-24" calcext:value-type="date">
            <text:p>24.09.2024</text:p>
          </table:table-cell>
          <table:table-cell office:value-type="currency" office:currency="BGN" office:value="2.35019" calcext:value-type="currency">
            <text:p>2.35019 лв.</text:p>
          </table:table-cell>
        </table:table-row>
        <table:table-row table:style-name="ro1">
          <table:table-cell office:value-type="date" office:date-value="2024-09-25" calcext:value-type="date">
            <text:p>25.09.2024</text:p>
          </table:table-cell>
          <table:table-cell office:value-type="currency" office:currency="BGN" office:value="2.33803" calcext:value-type="currency">
            <text:p>2.33803 лв.</text:p>
          </table:table-cell>
        </table:table-row>
        <table:table-row table:style-name="ro1">
          <table:table-cell office:value-type="date" office:date-value="2024-09-26" calcext:value-type="date">
            <text:p>26.09.2024</text:p>
          </table:table-cell>
          <table:table-cell office:value-type="currency" office:currency="BGN" office:value="2.34433" calcext:value-type="currency">
            <text:p>2.34433 лв.</text:p>
          </table:table-cell>
        </table:table-row>
        <table:table-row table:style-name="ro1">
          <table:table-cell office:value-type="date" office:date-value="2024-09-27" calcext:value-type="date">
            <text:p>27.09.2024</text:p>
          </table:table-cell>
          <table:table-cell office:value-type="currency" office:currency="BGN" office:value="2.34686" calcext:value-type="currency">
            <text:p>2.34686 лв.</text:p>
          </table:table-cell>
        </table:table-row>
        <table:table-row table:style-name="ro1">
          <table:table-cell office:value-type="date" office:date-value="2024-09-28" calcext:value-type="date">
            <text:p>28.09.2024</text:p>
          </table:table-cell>
          <table:table-cell office:value-type="currency" office:currency="BGN" office:value="2.34686" calcext:value-type="currency">
            <text:p>2.34686 лв.</text:p>
          </table:table-cell>
        </table:table-row>
        <table:table-row table:style-name="ro1">
          <table:table-cell office:value-type="date" office:date-value="2024-09-29" calcext:value-type="date">
            <text:p>29.09.2024</text:p>
          </table:table-cell>
          <table:table-cell office:value-type="currency" office:currency="BGN" office:value="2.34686" calcext:value-type="currency">
            <text:p>2.34686 лв.</text:p>
          </table:table-cell>
        </table:table-row>
        <table:table-row table:style-name="ro1">
          <table:table-cell office:value-type="date" office:date-value="2024-09-30" calcext:value-type="date">
            <text:p>30.09.2024</text:p>
          </table:table-cell>
          <table:table-cell office:value-type="currency" office:currency="BGN" office:value="2.34111" calcext:value-type="currency">
            <text:p>2.34111 лв.</text:p>
          </table:table-cell>
        </table:table-row>
        <table:table-row table:style-name="ro1">
          <table:table-cell office:value-type="date" office:date-value="2024-10-01" calcext:value-type="date">
            <text:p>01.10.2024</text:p>
          </table:table-cell>
          <table:table-cell office:value-type="currency" office:currency="BGN" office:value="2.35096" calcext:value-type="currency">
            <text:p>2.35096 лв.</text:p>
          </table:table-cell>
        </table:table-row>
        <table:table-row table:style-name="ro1">
          <table:table-cell office:value-type="date" office:date-value="2024-10-02" calcext:value-type="date">
            <text:p>02.10.2024</text:p>
          </table:table-cell>
          <table:table-cell office:value-type="currency" office:currency="BGN" office:value="2.34827" calcext:value-type="currency">
            <text:p>2.34827 лв.</text:p>
          </table:table-cell>
        </table:table-row>
        <table:table-row table:style-name="ro1">
          <table:table-cell office:value-type="date" office:date-value="2024-10-03" calcext:value-type="date">
            <text:p>03.10.2024</text:p>
          </table:table-cell>
          <table:table-cell office:value-type="currency" office:currency="BGN" office:value="2.32124" calcext:value-type="currency">
            <text:p>2.32124 лв.</text:p>
          </table:table-cell>
        </table:table-row>
        <table:table-row table:style-name="ro1">
          <table:table-cell office:value-type="date" office:date-value="2024-10-04" calcext:value-type="date">
            <text:p>04.10.2024</text:p>
          </table:table-cell>
          <table:table-cell office:value-type="currency" office:currency="BGN" office:value="2.33574" calcext:value-type="currency">
            <text:p>2.33574 лв.</text:p>
          </table:table-cell>
        </table:table-row>
        <table:table-row table:style-name="ro1">
          <table:table-cell office:value-type="date" office:date-value="2024-10-05" calcext:value-type="date">
            <text:p>05.10.2024</text:p>
          </table:table-cell>
          <table:table-cell office:value-type="currency" office:currency="BGN" office:value="2.33574" calcext:value-type="currency">
            <text:p>2.33574 лв.</text:p>
          </table:table-cell>
        </table:table-row>
        <table:table-row table:style-name="ro1">
          <table:table-cell office:value-type="date" office:date-value="2024-10-06" calcext:value-type="date">
            <text:p>06.10.2024</text:p>
          </table:table-cell>
          <table:table-cell office:value-type="currency" office:currency="BGN" office:value="2.33574" calcext:value-type="currency">
            <text:p>2.33574 лв.</text:p>
          </table:table-cell>
        </table:table-row>
        <table:table-row table:style-name="ro1">
          <table:table-cell office:value-type="date" office:date-value="2024-10-07" calcext:value-type="date">
            <text:p>07.10.2024</text:p>
          </table:table-cell>
          <table:table-cell office:value-type="currency" office:currency="BGN" office:value="2.33064" calcext:value-type="currency">
            <text:p>2.33064 лв.</text:p>
          </table:table-cell>
        </table:table-row>
        <table:table-row table:style-name="ro1">
          <table:table-cell office:value-type="date" office:date-value="2024-10-08" calcext:value-type="date">
            <text:p>08.10.2024</text:p>
          </table:table-cell>
          <table:table-cell office:value-type="currency" office:currency="BGN" office:value="2.33454" calcext:value-type="currency">
            <text:p>2.33454 лв.</text:p>
          </table:table-cell>
        </table:table-row>
        <table:table-row table:style-name="ro1">
          <table:table-cell office:value-type="date" office:date-value="2024-10-09" calcext:value-type="date">
            <text:p>09.10.2024</text:p>
          </table:table-cell>
          <table:table-cell office:value-type="currency" office:currency="BGN" office:value="2.3356" calcext:value-type="currency">
            <text:p>2.33560 лв.</text:p>
          </table:table-cell>
        </table:table-row>
        <table:table-row table:style-name="ro1">
          <table:table-cell office:value-type="date" office:date-value="2024-10-10" calcext:value-type="date">
            <text:p>10.10.2024</text:p>
          </table:table-cell>
          <table:table-cell office:value-type="currency" office:currency="BGN" office:value="2.33711" calcext:value-type="currency">
            <text:p>2.33711 лв.</text:p>
          </table:table-cell>
        </table:table-row>
        <table:table-row table:style-name="ro1">
          <table:table-cell office:value-type="date" office:date-value="2024-10-11" calcext:value-type="date">
            <text:p>11.10.2024</text:p>
          </table:table-cell>
          <table:table-cell office:value-type="currency" office:currency="BGN" office:value="2.33657" calcext:value-type="currency">
            <text:p>2.33657 лв.</text:p>
          </table:table-cell>
        </table:table-row>
        <table:table-row table:style-name="ro1">
          <table:table-cell office:value-type="date" office:date-value="2024-10-12" calcext:value-type="date">
            <text:p>12.10.2024</text:p>
          </table:table-cell>
          <table:table-cell office:value-type="currency" office:currency="BGN" office:value="2.33657" calcext:value-type="currency">
            <text:p>2.33657 лв.</text:p>
          </table:table-cell>
        </table:table-row>
        <table:table-row table:style-name="ro1">
          <table:table-cell office:value-type="date" office:date-value="2024-10-13" calcext:value-type="date">
            <text:p>13.10.2024</text:p>
          </table:table-cell>
          <table:table-cell office:value-type="currency" office:currency="BGN" office:value="2.33657" calcext:value-type="currency">
            <text:p>2.33657 лв.</text:p>
          </table:table-cell>
        </table:table-row>
        <table:table-row table:style-name="ro1">
          <table:table-cell office:value-type="date" office:date-value="2024-10-14" calcext:value-type="date">
            <text:p>14.10.2024</text:p>
          </table:table-cell>
          <table:table-cell office:value-type="currency" office:currency="BGN" office:value="2.33769" calcext:value-type="currency">
            <text:p>2.33769 лв.</text:p>
          </table:table-cell>
        </table:table-row>
        <table:table-row table:style-name="ro1">
          <table:table-cell office:value-type="date" office:date-value="2024-10-15" calcext:value-type="date">
            <text:p>15.10.2024</text:p>
          </table:table-cell>
          <table:table-cell office:value-type="currency" office:currency="BGN" office:value="2.34639" calcext:value-type="currency">
            <text:p>2.34639 лв.</text:p>
          </table:table-cell>
        </table:table-row>
        <table:table-row table:style-name="ro1">
          <table:table-cell office:value-type="date" office:date-value="2024-10-16" calcext:value-type="date">
            <text:p>16.10.2024</text:p>
          </table:table-cell>
          <table:table-cell office:value-type="currency" office:currency="BGN" office:value="2.33937" calcext:value-type="currency">
            <text:p>2.33937 лв.</text:p>
          </table:table-cell>
        </table:table-row>
        <table:table-row table:style-name="ro1">
          <table:table-cell office:value-type="date" office:date-value="2024-10-17" calcext:value-type="date">
            <text:p>17.10.2024</text:p>
          </table:table-cell>
          <table:table-cell office:value-type="currency" office:currency="BGN" office:value="2.34357" calcext:value-type="currency">
            <text:p>2.34357 лв.</text:p>
          </table:table-cell>
        </table:table-row>
        <table:table-row table:style-name="ro1">
          <table:table-cell office:value-type="date" office:date-value="2024-10-18" calcext:value-type="date">
            <text:p>18.10.2024</text:p>
          </table:table-cell>
          <table:table-cell office:value-type="currency" office:currency="BGN" office:value="2.35175" calcext:value-type="currency">
            <text:p>2.35175 лв.</text:p>
          </table:table-cell>
        </table:table-row>
        <table:table-row table:style-name="ro1">
          <table:table-cell office:value-type="date" office:date-value="2024-10-19" calcext:value-type="date">
            <text:p>19.10.2024</text:p>
          </table:table-cell>
          <table:table-cell office:value-type="currency" office:currency="BGN" office:value="2.35175" calcext:value-type="currency">
            <text:p>2.35175 лв.</text:p>
          </table:table-cell>
        </table:table-row>
        <table:table-row table:style-name="ro1">
          <table:table-cell office:value-type="date" office:date-value="2024-10-20" calcext:value-type="date">
            <text:p>20.10.2024</text:p>
          </table:table-cell>
          <table:table-cell office:value-type="currency" office:currency="BGN" office:value="2.35175" calcext:value-type="currency">
            <text:p>2.35175 лв.</text:p>
          </table:table-cell>
        </table:table-row>
        <table:table-row table:style-name="ro1">
          <table:table-cell office:value-type="date" office:date-value="2024-10-21" calcext:value-type="date">
            <text:p>21.10.2024</text:p>
          </table:table-cell>
          <table:table-cell office:value-type="currency" office:currency="BGN" office:value="2.34751" calcext:value-type="currency">
            <text:p>2.34751 лв.</text:p>
          </table:table-cell>
        </table:table-row>
        <table:table-row table:style-name="ro1">
          <table:table-cell office:value-type="date" office:date-value="2024-10-22" calcext:value-type="date">
            <text:p>22.10.2024</text:p>
          </table:table-cell>
          <table:table-cell office:value-type="currency" office:currency="BGN" office:value="2.34681" calcext:value-type="currency">
            <text:p>2.34681 лв.</text:p>
          </table:table-cell>
        </table:table-row>
        <table:table-row table:style-name="ro1">
          <table:table-cell office:value-type="date" office:date-value="2024-10-23" calcext:value-type="date">
            <text:p>23.10.2024</text:p>
          </table:table-cell>
          <table:table-cell office:value-type="currency" office:currency="BGN" office:value="2.35223" calcext:value-type="currency">
            <text:p>2.35223 лв.</text:p>
          </table:table-cell>
        </table:table-row>
        <table:table-row table:style-name="ro1">
          <table:table-cell office:value-type="date" office:date-value="2024-10-24" calcext:value-type="date">
            <text:p>24.10.2024</text:p>
          </table:table-cell>
          <table:table-cell office:value-type="currency" office:currency="BGN" office:value="2.35047" calcext:value-type="currency">
            <text:p>2.35047 лв.</text:p>
          </table:table-cell>
        </table:table-row>
        <table:table-row table:style-name="ro1">
          <table:table-cell office:value-type="date" office:date-value="2024-10-25" calcext:value-type="date">
            <text:p>25.10.2024</text:p>
          </table:table-cell>
          <table:table-cell office:value-type="currency" office:currency="BGN" office:value="2.3463" calcext:value-type="currency">
            <text:p>2.34630 лв.</text:p>
          </table:table-cell>
        </table:table-row>
        <table:table-row table:style-name="ro1">
          <table:table-cell office:value-type="date" office:date-value="2024-10-26" calcext:value-type="date">
            <text:p>26.10.2024</text:p>
          </table:table-cell>
          <table:table-cell office:value-type="currency" office:currency="BGN" office:value="2.3463" calcext:value-type="currency">
            <text:p>2.34630 лв.</text:p>
          </table:table-cell>
        </table:table-row>
        <table:table-row table:style-name="ro1">
          <table:table-cell office:value-type="date" office:date-value="2024-10-27" calcext:value-type="date">
            <text:p>27.10.2024</text:p>
          </table:table-cell>
          <table:table-cell office:value-type="currency" office:currency="BGN" office:value="2.3463" calcext:value-type="currency">
            <text:p>2.34630 лв.</text:p>
          </table:table-cell>
        </table:table-row>
        <table:table-row table:style-name="ro1">
          <table:table-cell office:value-type="date" office:date-value="2024-10-28" calcext:value-type="date">
            <text:p>28.10.2024</text:p>
          </table:table-cell>
          <table:table-cell office:value-type="currency" office:currency="BGN" office:value="2.34822" calcext:value-type="currency">
            <text:p>2.34822 лв.</text:p>
          </table:table-cell>
        </table:table-row>
        <table:table-row table:style-name="ro1">
          <table:table-cell office:value-type="date" office:date-value="2024-10-29" calcext:value-type="date">
            <text:p>29.10.2024</text:p>
          </table:table-cell>
          <table:table-cell office:value-type="currency" office:currency="BGN" office:value="2.35585" calcext:value-type="currency">
            <text:p>2.35585 лв.</text:p>
          </table:table-cell>
        </table:table-row>
        <table:table-row table:style-name="ro1">
          <table:table-cell office:value-type="date" office:date-value="2024-10-30" calcext:value-type="date">
            <text:p>30.10.2024</text:p>
          </table:table-cell>
          <table:table-cell office:value-type="currency" office:currency="BGN" office:value="2.34442" calcext:value-type="currency">
            <text:p>2.34442 лв.</text:p>
          </table:table-cell>
        </table:table-row>
        <table:table-row table:style-name="ro1">
          <table:table-cell office:value-type="date" office:date-value="2024-10-31" calcext:value-type="date">
            <text:p>31.10.2024</text:p>
          </table:table-cell>
          <table:table-cell office:value-type="currency" office:currency="BGN" office:value="2.33524" calcext:value-type="currency">
            <text:p>2.33524 лв.</text:p>
          </table:table-cell>
        </table:table-row>
        <table:table-row table:style-name="ro1">
          <table:table-cell office:value-type="date" office:date-value="2024-11-01" calcext:value-type="date">
            <text:p>01.11.2024</text:p>
          </table:table-cell>
          <table:table-cell office:value-type="currency" office:currency="BGN" office:value="2.32842" calcext:value-type="currency">
            <text:p>2.32842 лв.</text:p>
          </table:table-cell>
        </table:table-row>
        <table:table-row table:style-name="ro1">
          <table:table-cell office:value-type="date" office:date-value="2024-11-02" calcext:value-type="date">
            <text:p>02.11.2024</text:p>
          </table:table-cell>
          <table:table-cell office:value-type="currency" office:currency="BGN" office:value="2.32842" calcext:value-type="currency">
            <text:p>2.32842 лв.</text:p>
          </table:table-cell>
        </table:table-row>
        <table:table-row table:style-name="ro1">
          <table:table-cell office:value-type="date" office:date-value="2024-11-03" calcext:value-type="date">
            <text:p>03.11.2024</text:p>
          </table:table-cell>
          <table:table-cell office:value-type="currency" office:currency="BGN" office:value="2.32842" calcext:value-type="currency">
            <text:p>2.32842 лв.</text:p>
          </table:table-cell>
        </table:table-row>
        <table:table-row table:style-name="ro1">
          <table:table-cell office:value-type="date" office:date-value="2024-11-04" calcext:value-type="date">
            <text:p>04.11.2024</text:p>
          </table:table-cell>
          <table:table-cell office:value-type="currency" office:currency="BGN" office:value="2.32662" calcext:value-type="currency">
            <text:p>2.32662 лв.</text:p>
          </table:table-cell>
        </table:table-row>
        <table:table-row table:style-name="ro1">
          <table:table-cell office:value-type="date" office:date-value="2024-11-05" calcext:value-type="date">
            <text:p>05.11.2024</text:p>
          </table:table-cell>
          <table:table-cell office:value-type="currency" office:currency="BGN" office:value="2.33059" calcext:value-type="currency">
            <text:p>2.33059 лв.</text:p>
          </table:table-cell>
        </table:table-row>
        <table:table-row table:style-name="ro1">
          <table:table-cell office:value-type="date" office:date-value="2024-11-06" calcext:value-type="date">
            <text:p>06.11.2024</text:p>
          </table:table-cell>
          <table:table-cell office:value-type="currency" office:currency="BGN" office:value="2.35011" calcext:value-type="currency">
            <text:p>2.35011 лв.</text:p>
          </table:table-cell>
        </table:table-row>
        <table:table-row table:style-name="ro1">
          <table:table-cell office:value-type="date" office:date-value="2024-11-07" calcext:value-type="date">
            <text:p>07.11.2024</text:p>
          </table:table-cell>
          <table:table-cell office:value-type="currency" office:currency="BGN" office:value="2.35118" calcext:value-type="currency">
            <text:p>2.35118 лв.</text:p>
          </table:table-cell>
        </table:table-row>
        <table:table-row table:style-name="ro1">
          <table:table-cell office:value-type="date" office:date-value="2024-11-08" calcext:value-type="date">
            <text:p>08.11.2024</text:p>
          </table:table-cell>
          <table:table-cell office:value-type="currency" office:currency="BGN" office:value="2.3511" calcext:value-type="currency">
            <text:p>2.35110 лв.</text:p>
          </table:table-cell>
        </table:table-row>
        <table:table-row table:style-name="ro1">
          <table:table-cell office:value-type="date" office:date-value="2024-11-09" calcext:value-type="date">
            <text:p>09.11.2024</text:p>
          </table:table-cell>
          <table:table-cell office:value-type="currency" office:currency="BGN" office:value="2.3511" calcext:value-type="currency">
            <text:p>2.35110 лв.</text:p>
          </table:table-cell>
        </table:table-row>
        <table:table-row table:style-name="ro1">
          <table:table-cell office:value-type="date" office:date-value="2024-11-10" calcext:value-type="date">
            <text:p>10.11.2024</text:p>
          </table:table-cell>
          <table:table-cell office:value-type="currency" office:currency="BGN" office:value="2.3511" calcext:value-type="currency">
            <text:p>2.35110 лв.</text:p>
          </table:table-cell>
        </table:table-row>
        <table:table-row table:style-name="ro1">
          <table:table-cell office:value-type="date" office:date-value="2024-11-11" calcext:value-type="date">
            <text:p>11.11.2024</text:p>
          </table:table-cell>
          <table:table-cell office:value-type="currency" office:currency="BGN" office:value="2.36554" calcext:value-type="currency">
            <text:p>2.36554 лв.</text:p>
          </table:table-cell>
        </table:table-row>
        <table:table-row table:style-name="ro1">
          <table:table-cell office:value-type="date" office:date-value="2024-11-12" calcext:value-type="date">
            <text:p>12.11.2024</text:p>
          </table:table-cell>
          <table:table-cell office:value-type="currency" office:currency="BGN" office:value="2.36112" calcext:value-type="currency">
            <text:p>2.36112 лв.</text:p>
          </table:table-cell>
        </table:table-row>
        <table:table-row table:style-name="ro1">
          <table:table-cell office:value-type="date" office:date-value="2024-11-13" calcext:value-type="date">
            <text:p>13.11.2024</text:p>
          </table:table-cell>
          <table:table-cell office:value-type="currency" office:currency="BGN" office:value="2.34475" calcext:value-type="currency">
            <text:p>2.34475 лв.</text:p>
          </table:table-cell>
        </table:table-row>
        <table:table-row table:style-name="ro1">
          <table:table-cell office:value-type="date" office:date-value="2024-11-14" calcext:value-type="date">
            <text:p>14.11.2024</text:p>
          </table:table-cell>
          <table:table-cell office:value-type="currency" office:currency="BGN" office:value="2.35194" calcext:value-type="currency">
            <text:p>2.35194 лв.</text:p>
          </table:table-cell>
        </table:table-row>
        <table:table-row table:style-name="ro1">
          <table:table-cell office:value-type="date" office:date-value="2024-11-15" calcext:value-type="date">
            <text:p>15.11.2024</text:p>
          </table:table-cell>
          <table:table-cell office:value-type="currency" office:currency="BGN" office:value="2.34357" calcext:value-type="currency">
            <text:p>2.34357 лв.</text:p>
          </table:table-cell>
        </table:table-row>
        <table:table-row table:style-name="ro1">
          <table:table-cell office:value-type="date" office:date-value="2024-11-16" calcext:value-type="date">
            <text:p>16.11.2024</text:p>
          </table:table-cell>
          <table:table-cell office:value-type="currency" office:currency="BGN" office:value="2.34357" calcext:value-type="currency">
            <text:p>2.34357 лв.</text:p>
          </table:table-cell>
        </table:table-row>
        <table:table-row table:style-name="ro1">
          <table:table-cell office:value-type="date" office:date-value="2024-11-17" calcext:value-type="date">
            <text:p>17.11.2024</text:p>
          </table:table-cell>
          <table:table-cell office:value-type="currency" office:currency="BGN" office:value="2.34357" calcext:value-type="currency">
            <text:p>2.34357 лв.</text:p>
          </table:table-cell>
        </table:table-row>
        <table:table-row table:style-name="ro1">
          <table:table-cell office:value-type="date" office:date-value="2024-11-18" calcext:value-type="date">
            <text:p>18.11.2024</text:p>
          </table:table-cell>
          <table:table-cell office:value-type="currency" office:currency="BGN" office:value="2.34063" calcext:value-type="currency">
            <text:p>2.34063 лв.</text:p>
          </table:table-cell>
        </table:table-row>
        <table:table-row table:style-name="ro1">
          <table:table-cell office:value-type="date" office:date-value="2024-11-19" calcext:value-type="date">
            <text:p>19.11.2024</text:p>
          </table:table-cell>
          <table:table-cell office:value-type="currency" office:currency="BGN" office:value="2.33845" calcext:value-type="currency">
            <text:p>2.33845 лв.</text:p>
          </table:table-cell>
        </table:table-row>
        <table:table-row table:style-name="ro1">
          <table:table-cell office:value-type="date" office:date-value="2024-11-20" calcext:value-type="date">
            <text:p>20.11.2024</text:p>
          </table:table-cell>
          <table:table-cell office:value-type="currency" office:currency="BGN" office:value="2.34568" calcext:value-type="currency">
            <text:p>2.34568 лв.</text:p>
          </table:table-cell>
        </table:table-row>
        <table:table-row table:style-name="ro1">
          <table:table-cell office:value-type="date" office:date-value="2024-11-21" calcext:value-type="date">
            <text:p>21.11.2024</text:p>
          </table:table-cell>
          <table:table-cell office:value-type="currency" office:currency="BGN" office:value="2.3487" calcext:value-type="currency">
            <text:p>2.34870 лв.</text:p>
          </table:table-cell>
        </table:table-row>
        <table:table-row table:style-name="ro1">
          <table:table-cell office:value-type="date" office:date-value="2024-11-22" calcext:value-type="date">
            <text:p>22.11.2024</text:p>
          </table:table-cell>
          <table:table-cell office:value-type="currency" office:currency="BGN" office:value="2.35062" calcext:value-type="currency">
            <text:p>2.35062 лв.</text:p>
          </table:table-cell>
        </table:table-row>
        <table:table-row table:style-name="ro1">
          <table:table-cell office:value-type="date" office:date-value="2024-11-23" calcext:value-type="date">
            <text:p>23.11.2024</text:p>
          </table:table-cell>
          <table:table-cell office:value-type="currency" office:currency="BGN" office:value="2.35062" calcext:value-type="currency">
            <text:p>2.35062 лв.</text:p>
          </table:table-cell>
        </table:table-row>
        <table:table-row table:style-name="ro1">
          <table:table-cell office:value-type="date" office:date-value="2024-11-24" calcext:value-type="date">
            <text:p>24.11.2024</text:p>
          </table:table-cell>
          <table:table-cell office:value-type="currency" office:currency="BGN" office:value="2.35062" calcext:value-type="currency">
            <text:p>2.35062 лв.</text:p>
          </table:table-cell>
        </table:table-row>
        <table:table-row table:style-name="ro1">
          <table:table-cell office:value-type="date" office:date-value="2024-11-25" calcext:value-type="date">
            <text:p>25.11.2024</text:p>
          </table:table-cell>
          <table:table-cell office:value-type="currency" office:currency="BGN" office:value="2.34329" calcext:value-type="currency">
            <text:p>2.34329 лв.</text:p>
          </table:table-cell>
        </table:table-row>
        <table:table-row table:style-name="ro1">
          <table:table-cell office:value-type="date" office:date-value="2024-11-26" calcext:value-type="date">
            <text:p>26.11.2024</text:p>
          </table:table-cell>
          <table:table-cell office:value-type="currency" office:currency="BGN" office:value="2.34287" calcext:value-type="currency">
            <text:p>2.34287 лв.</text:p>
          </table:table-cell>
        </table:table-row>
        <table:table-row table:style-name="ro1">
          <table:table-cell office:value-type="date" office:date-value="2024-11-27" calcext:value-type="date">
            <text:p>27.11.2024</text:p>
          </table:table-cell>
          <table:table-cell office:value-type="currency" office:currency="BGN" office:value="2.34512" calcext:value-type="currency">
            <text:p>2.34512 лв.</text:p>
          </table:table-cell>
        </table:table-row>
        <table:table-row table:style-name="ro1">
          <table:table-cell office:value-type="date" office:date-value="2024-11-28" calcext:value-type="date">
            <text:p>28.11.2024</text:p>
          </table:table-cell>
          <table:table-cell office:value-type="currency" office:currency="BGN" office:value="2.34991" calcext:value-type="currency">
            <text:p>2.34991 лв.</text:p>
          </table:table-cell>
        </table:table-row>
        <table:table-row table:style-name="ro1">
          <table:table-cell office:value-type="date" office:date-value="2024-11-29" calcext:value-type="date">
            <text:p>29.11.2024</text:p>
          </table:table-cell>
          <table:table-cell office:value-type="currency" office:currency="BGN" office:value="2.35062" calcext:value-type="currency">
            <text:p>2.35062 лв.</text:p>
          </table:table-cell>
        </table:table-row>
        <table:table-row table:style-name="ro1">
          <table:table-cell office:value-type="date" office:date-value="2024-11-30" calcext:value-type="date">
            <text:p>30.11.2024</text:p>
          </table:table-cell>
          <table:table-cell office:value-type="currency" office:currency="BGN" office:value="2.35062" calcext:value-type="currency">
            <text:p>2.35062 лв.</text:p>
          </table:table-cell>
        </table:table-row>
        <table:table-row table:style-name="ro1">
          <table:table-cell office:value-type="date" office:date-value="2024-12-01" calcext:value-type="date">
            <text:p>01.12.2024</text:p>
          </table:table-cell>
          <table:table-cell office:value-type="currency" office:currency="BGN" office:value="2.35062" calcext:value-type="currency">
            <text:p>2.35062 лв.</text:p>
          </table:table-cell>
        </table:table-row>
        <table:table-row table:style-name="ro1">
          <table:table-cell office:value-type="date" office:date-value="2024-12-02" calcext:value-type="date">
            <text:p>02.12.2024</text:p>
          </table:table-cell>
          <table:table-cell office:value-type="currency" office:currency="BGN" office:value="2.35932" calcext:value-type="currency">
            <text:p>2.35932 лв.</text:p>
          </table:table-cell>
        </table:table-row>
        <table:table-row table:style-name="ro1">
          <table:table-cell office:value-type="date" office:date-value="2024-12-03" calcext:value-type="date">
            <text:p>03.12.2024</text:p>
          </table:table-cell>
          <table:table-cell office:value-type="currency" office:currency="BGN" office:value="2.35293" calcext:value-type="currency">
            <text:p>2.35293 лв.</text:p>
          </table:table-cell>
        </table:table-row>
        <table:table-row table:style-name="ro1">
          <table:table-cell office:value-type="date" office:date-value="2024-12-04" calcext:value-type="date">
            <text:p>04.12.2024</text:p>
          </table:table-cell>
          <table:table-cell office:value-type="currency" office:currency="BGN" office:value="2.36126" calcext:value-type="currency">
            <text:p>2.36126 лв.</text:p>
          </table:table-cell>
        </table:table-row>
        <table:table-row table:style-name="ro1">
          <table:table-cell office:value-type="date" office:date-value="2024-12-05" calcext:value-type="date">
            <text:p>05.12.2024</text:p>
          </table:table-cell>
          <table:table-cell office:value-type="currency" office:currency="BGN" office:value="2.36211" calcext:value-type="currency">
            <text:p>2.36211 лв.</text:p>
          </table:table-cell>
        </table:table-row>
        <table:table-row table:style-name="ro1">
          <table:table-cell office:value-type="date" office:date-value="2024-12-06" calcext:value-type="date">
            <text:p>06.12.2024</text:p>
          </table:table-cell>
          <table:table-cell office:value-type="currency" office:currency="BGN" office:value="2.36055" calcext:value-type="currency">
            <text:p>2.36055 лв.</text:p>
          </table:table-cell>
        </table:table-row>
        <table:table-row table:style-name="ro1">
          <table:table-cell office:value-type="date" office:date-value="2024-12-07" calcext:value-type="date">
            <text:p>07.12.2024</text:p>
          </table:table-cell>
          <table:table-cell office:value-type="currency" office:currency="BGN" office:value="2.36055" calcext:value-type="currency">
            <text:p>2.36055 лв.</text:p>
          </table:table-cell>
        </table:table-row>
        <table:table-row table:style-name="ro1">
          <table:table-cell office:value-type="date" office:date-value="2024-12-08" calcext:value-type="date">
            <text:p>08.12.2024</text:p>
          </table:table-cell>
          <table:table-cell office:value-type="currency" office:currency="BGN" office:value="2.36055" calcext:value-type="currency">
            <text:p>2.36055 лв.</text:p>
          </table:table-cell>
        </table:table-row>
        <table:table-row table:style-name="ro1">
          <table:table-cell office:value-type="date" office:date-value="2024-12-09" calcext:value-type="date">
            <text:p>09.12.2024</text:p>
          </table:table-cell>
          <table:table-cell office:value-type="currency" office:currency="BGN" office:value="2.36197" calcext:value-type="currency">
            <text:p>2.36197 лв.</text:p>
          </table:table-cell>
        </table:table-row>
        <table:table-row table:style-name="ro1">
          <table:table-cell office:value-type="date" office:date-value="2024-12-10" calcext:value-type="date">
            <text:p>10.12.2024</text:p>
          </table:table-cell>
          <table:table-cell office:value-type="currency" office:currency="BGN" office:value="2.36912" calcext:value-type="currency">
            <text:p>2.36912 лв.</text:p>
          </table:table-cell>
        </table:table-row>
        <table:table-row table:style-name="ro1">
          <table:table-cell office:value-type="date" office:date-value="2024-12-11" calcext:value-type="date">
            <text:p>11.12.2024</text:p>
          </table:table-cell>
          <table:table-cell office:value-type="currency" office:currency="BGN" office:value="2.37191" calcext:value-type="currency">
            <text:p>2.37191 лв.</text:p>
          </table:table-cell>
        </table:table-row>
        <table:table-row table:style-name="ro1">
          <table:table-cell office:value-type="date" office:date-value="2024-12-12" calcext:value-type="date">
            <text:p>12.12.2024</text:p>
          </table:table-cell>
          <table:table-cell office:value-type="currency" office:currency="BGN" office:value="2.37277" calcext:value-type="currency">
            <text:p>2.37277 лв.</text:p>
          </table:table-cell>
        </table:table-row>
        <table:table-row table:style-name="ro1">
          <table:table-cell office:value-type="date" office:date-value="2024-12-13" calcext:value-type="date">
            <text:p>13.12.2024</text:p>
          </table:table-cell>
          <table:table-cell office:value-type="currency" office:currency="BGN" office:value="2.3552" calcext:value-type="currency">
            <text:p>2.35520 лв.</text:p>
          </table:table-cell>
        </table:table-row>
        <table:table-row table:style-name="ro1">
          <table:table-cell office:value-type="date" office:date-value="2024-12-14" calcext:value-type="date">
            <text:p>14.12.2024</text:p>
          </table:table-cell>
          <table:table-cell office:value-type="currency" office:currency="BGN" office:value="2.3552" calcext:value-type="currency">
            <text:p>2.35520 лв.</text:p>
          </table:table-cell>
        </table:table-row>
        <table:table-row table:style-name="ro1">
          <table:table-cell office:value-type="date" office:date-value="2024-12-15" calcext:value-type="date">
            <text:p>15.12.2024</text:p>
          </table:table-cell>
          <table:table-cell office:value-type="currency" office:currency="BGN" office:value="2.3552" calcext:value-type="currency">
            <text:p>2.35520 лв.</text:p>
          </table:table-cell>
        </table:table-row>
        <table:table-row table:style-name="ro1">
          <table:table-cell office:value-type="date" office:date-value="2024-12-16" calcext:value-type="date">
            <text:p>16.12.2024</text:p>
          </table:table-cell>
          <table:table-cell office:value-type="currency" office:currency="BGN" office:value="2.35798" calcext:value-type="currency">
            <text:p>2.35798 лв.</text:p>
          </table:table-cell>
        </table:table-row>
        <table:table-row table:style-name="ro1">
          <table:table-cell office:value-type="date" office:date-value="2024-12-17" calcext:value-type="date">
            <text:p>17.12.2024</text:p>
          </table:table-cell>
          <table:table-cell office:value-type="currency" office:currency="BGN" office:value="2.36646" calcext:value-type="currency">
            <text:p>2.36646 лв.</text:p>
          </table:table-cell>
        </table:table-row>
        <table:table-row table:style-name="ro1">
          <table:table-cell office:value-type="date" office:date-value="2024-12-18" calcext:value-type="date">
            <text:p>18.12.2024</text:p>
          </table:table-cell>
          <table:table-cell office:value-type="currency" office:currency="BGN" office:value="2.37013" calcext:value-type="currency">
            <text:p>2.37013 лв.</text:p>
          </table:table-cell>
        </table:table-row>
        <table:table-row table:style-name="ro1">
          <table:table-cell office:value-type="date" office:date-value="2024-12-19" calcext:value-type="date">
            <text:p>19.12.2024</text:p>
          </table:table-cell>
          <table:table-cell office:value-type="currency" office:currency="BGN" office:value="2.37228" calcext:value-type="currency">
            <text:p>2.37228 лв.</text:p>
          </table:table-cell>
        </table:table-row>
        <table:table-row table:style-name="ro1">
          <table:table-cell office:value-type="date" office:date-value="2024-12-20" calcext:value-type="date">
            <text:p>20.12.2024</text:p>
          </table:table-cell>
          <table:table-cell office:value-type="currency" office:currency="BGN" office:value="2.35742" calcext:value-type="currency">
            <text:p>2.35742 лв.</text:p>
          </table:table-cell>
        </table:table-row>
        <table:table-row table:style-name="ro1">
          <table:table-cell office:value-type="date" office:date-value="2024-12-21" calcext:value-type="date">
            <text:p>21.12.2024</text:p>
          </table:table-cell>
          <table:table-cell office:value-type="currency" office:currency="BGN" office:value="2.35742" calcext:value-type="currency">
            <text:p>2.35742 лв.</text:p>
          </table:table-cell>
        </table:table-row>
        <table:table-row table:style-name="ro1">
          <table:table-cell office:value-type="date" office:date-value="2024-12-22" calcext:value-type="date">
            <text:p>22.12.2024</text:p>
          </table:table-cell>
          <table:table-cell office:value-type="currency" office:currency="BGN" office:value="2.35742" calcext:value-type="currency">
            <text:p>2.35742 лв.</text:p>
          </table:table-cell>
        </table:table-row>
        <table:table-row table:style-name="ro1">
          <table:table-cell office:value-type="date" office:date-value="2024-12-23" calcext:value-type="date">
            <text:p>23.12.2024</text:p>
          </table:table-cell>
          <table:table-cell office:value-type="currency" office:currency="BGN" office:value="2.35656" calcext:value-type="currency">
            <text:p>2.35656 лв.</text:p>
          </table:table-cell>
        </table:table-row>
        <table:table-row table:style-name="ro1">
          <table:table-cell office:value-type="date" office:date-value="2024-12-24" calcext:value-type="date">
            <text:p>24.12.2024</text:p>
          </table:table-cell>
          <table:table-cell office:value-type="currency" office:currency="BGN" office:value="2.35656" calcext:value-type="currency">
            <text:p>2.35656 лв.</text:p>
          </table:table-cell>
        </table:table-row>
        <table:table-row table:style-name="ro1">
          <table:table-cell office:value-type="date" office:date-value="2024-12-25" calcext:value-type="date">
            <text:p>25.12.2024</text:p>
          </table:table-cell>
          <table:table-cell office:value-type="currency" office:currency="BGN" office:value="2.35656" calcext:value-type="currency">
            <text:p>2.35656 лв.</text:p>
          </table:table-cell>
        </table:table-row>
        <table:table-row table:style-name="ro1">
          <table:table-cell office:value-type="date" office:date-value="2024-12-26" calcext:value-type="date">
            <text:p>26.12.2024</text:p>
          </table:table-cell>
          <table:table-cell office:value-type="currency" office:currency="BGN" office:value="2.35656" calcext:value-type="currency">
            <text:p>2.35656 лв.</text:p>
          </table:table-cell>
        </table:table-row>
        <table:table-row table:style-name="ro1">
          <table:table-cell office:value-type="date" office:date-value="2024-12-27" calcext:value-type="date">
            <text:p>27.12.2024</text:p>
          </table:table-cell>
          <table:table-cell office:value-type="currency" office:currency="BGN" office:value="2.35364" calcext:value-type="currency">
            <text:p>2.35364 лв.</text:p>
          </table:table-cell>
        </table:table-row>
        <table:table-row table:style-name="ro1">
          <table:table-cell office:value-type="date" office:date-value="2024-12-28" calcext:value-type="date">
            <text:p>28.12.2024</text:p>
          </table:table-cell>
          <table:table-cell office:value-type="currency" office:currency="BGN" office:value="2.35364" calcext:value-type="currency">
            <text:p>2.35364 лв.</text:p>
          </table:table-cell>
        </table:table-row>
        <table:table-row table:style-name="ro1">
          <table:table-cell office:value-type="date" office:date-value="2024-12-29" calcext:value-type="date">
            <text:p>29.12.2024</text:p>
          </table:table-cell>
          <table:table-cell office:value-type="currency" office:currency="BGN" office:value="2.35364" calcext:value-type="currency">
            <text:p>2.35364 лв.</text:p>
          </table:table-cell>
        </table:table-row>
        <table:table-row table:style-name="ro1">
          <table:table-cell office:value-type="date" office:date-value="2024-12-30" calcext:value-type="date">
            <text:p>30.12.2024</text:p>
          </table:table-cell>
          <table:table-cell office:value-type="currency" office:currency="BGN" office:value="2.35784" calcext:value-type="currency">
            <text:p>2.35784 лв.</text:p>
          </table:table-cell>
        </table:table-row>
        <table:table-row table:style-name="ro1">
          <table:table-cell office:value-type="date" office:date-value="2024-12-31" calcext:value-type="date">
            <text:p>31.12.2024</text:p>
          </table:table-cell>
          <table:table-cell office:value-type="currency" office:currency="BGN" office:value="2.35875" calcext:value-type="currency">
            <text:p>2.35875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HF" table:style-name="ta1" table:protected="true">
        <loext:table-protection loext:select-protected-cells="true" loext:select-unprotected-cells="true"/>
        <table:table-column table:style-name="co12" table:default-cell-style-name="ce31"/>
        <table:table-column table:style-name="co16"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2.11213" calcext:value-type="currency">
            <text:p>2.11213 лв.</text:p>
          </table:table-cell>
        </table:table-row>
        <table:table-row table:style-name="ro1">
          <table:table-cell office:value-type="date" office:date-value="2024-01-02" calcext:value-type="date">
            <text:p>02.01.2024</text:p>
          </table:table-cell>
          <table:table-cell office:value-type="currency" office:currency="BGN" office:value="2.10191" calcext:value-type="currency">
            <text:p>2.10191 лв.</text:p>
          </table:table-cell>
        </table:table-row>
        <table:table-row table:style-name="ro1">
          <table:table-cell office:value-type="date" office:date-value="2024-01-03" calcext:value-type="date">
            <text:p>03.01.2024</text:p>
          </table:table-cell>
          <table:table-cell office:value-type="currency" office:currency="BGN" office:value="2.09808" calcext:value-type="currency">
            <text:p>2.09808 лв.</text:p>
          </table:table-cell>
        </table:table-row>
        <table:table-row table:style-name="ro1">
          <table:table-cell office:value-type="date" office:date-value="2024-01-04" calcext:value-type="date">
            <text:p>04.01.2024</text:p>
          </table:table-cell>
          <table:table-cell office:value-type="currency" office:currency="BGN" office:value="2.10011" calcext:value-type="currency">
            <text:p>2.10011 лв.</text:p>
          </table:table-cell>
        </table:table-row>
        <table:table-row table:style-name="ro1">
          <table:table-cell office:value-type="date" office:date-value="2024-01-05" calcext:value-type="date">
            <text:p>05.01.2024</text:p>
          </table:table-cell>
          <table:table-cell office:value-type="currency" office:currency="BGN" office:value="2.09853" calcext:value-type="currency">
            <text:p>2.09853 лв.</text:p>
          </table:table-cell>
        </table:table-row>
        <table:table-row table:style-name="ro1">
          <table:table-cell office:value-type="date" office:date-value="2024-01-06" calcext:value-type="date">
            <text:p>06.01.2024</text:p>
          </table:table-cell>
          <table:table-cell office:value-type="currency" office:currency="BGN" office:value="2.09853" calcext:value-type="currency">
            <text:p>2.09853 лв.</text:p>
          </table:table-cell>
        </table:table-row>
        <table:table-row table:style-name="ro1">
          <table:table-cell office:value-type="date" office:date-value="2024-01-07" calcext:value-type="date">
            <text:p>07.01.2024</text:p>
          </table:table-cell>
          <table:table-cell office:value-type="currency" office:currency="BGN" office:value="2.09853" calcext:value-type="currency">
            <text:p>2.09853 лв.</text:p>
          </table:table-cell>
        </table:table-row>
        <table:table-row table:style-name="ro1">
          <table:table-cell office:value-type="date" office:date-value="2024-01-08" calcext:value-type="date">
            <text:p>08.01.2024</text:p>
          </table:table-cell>
          <table:table-cell office:value-type="currency" office:currency="BGN" office:value="2.10124" calcext:value-type="currency">
            <text:p>2.10124 лв.</text:p>
          </table:table-cell>
        </table:table-row>
        <table:table-row table:style-name="ro1">
          <table:table-cell office:value-type="date" office:date-value="2024-01-09" calcext:value-type="date">
            <text:p>09.01.2024</text:p>
          </table:table-cell>
          <table:table-cell office:value-type="currency" office:currency="BGN" office:value="2.10011" calcext:value-type="currency">
            <text:p>2.10011 лв.</text:p>
          </table:table-cell>
        </table:table-row>
        <table:table-row table:style-name="ro1">
          <table:table-cell office:value-type="date" office:date-value="2024-01-10" calcext:value-type="date">
            <text:p>10.01.2024</text:p>
          </table:table-cell>
          <table:table-cell office:value-type="currency" office:currency="BGN" office:value="2.09493" calcext:value-type="currency">
            <text:p>2.09493 лв.</text:p>
          </table:table-cell>
        </table:table-row>
        <table:table-row table:style-name="ro1">
          <table:table-cell office:value-type="date" office:date-value="2024-01-11" calcext:value-type="date">
            <text:p>11.01.2024</text:p>
          </table:table-cell>
          <table:table-cell office:value-type="currency" office:currency="BGN" office:value="2.09448" calcext:value-type="currency">
            <text:p>2.09448 лв.</text:p>
          </table:table-cell>
        </table:table-row>
        <table:table-row table:style-name="ro1">
          <table:table-cell office:value-type="date" office:date-value="2024-01-12" calcext:value-type="date">
            <text:p>12.01.2024</text:p>
          </table:table-cell>
          <table:table-cell office:value-type="currency" office:currency="BGN" office:value="2.0918" calcext:value-type="currency">
            <text:p>2.09180 лв.</text:p>
          </table:table-cell>
        </table:table-row>
        <table:table-row table:style-name="ro1">
          <table:table-cell office:value-type="date" office:date-value="2024-01-13" calcext:value-type="date">
            <text:p>13.01.2024</text:p>
          </table:table-cell>
          <table:table-cell office:value-type="currency" office:currency="BGN" office:value="2.0918" calcext:value-type="currency">
            <text:p>2.09180 лв.</text:p>
          </table:table-cell>
        </table:table-row>
        <table:table-row table:style-name="ro1">
          <table:table-cell office:value-type="date" office:date-value="2024-01-14" calcext:value-type="date">
            <text:p>14.01.2024</text:p>
          </table:table-cell>
          <table:table-cell office:value-type="currency" office:currency="BGN" office:value="2.0918" calcext:value-type="currency">
            <text:p>2.09180 лв.</text:p>
          </table:table-cell>
        </table:table-row>
        <table:table-row table:style-name="ro1">
          <table:table-cell office:value-type="date" office:date-value="2024-01-15" calcext:value-type="date">
            <text:p>15.01.2024</text:p>
          </table:table-cell>
          <table:table-cell office:value-type="currency" office:currency="BGN" office:value="2.09157" calcext:value-type="currency">
            <text:p>2.09157 лв.</text:p>
          </table:table-cell>
        </table:table-row>
        <table:table-row table:style-name="ro1">
          <table:table-cell office:value-type="date" office:date-value="2024-01-16" calcext:value-type="date">
            <text:p>16.01.2024</text:p>
          </table:table-cell>
          <table:table-cell office:value-type="currency" office:currency="BGN" office:value="2.08934" calcext:value-type="currency">
            <text:p>2.08934 лв.</text:p>
          </table:table-cell>
        </table:table-row>
        <table:table-row table:style-name="ro1">
          <table:table-cell office:value-type="date" office:date-value="2024-01-17" calcext:value-type="date">
            <text:p>17.01.2024</text:p>
          </table:table-cell>
          <table:table-cell office:value-type="currency" office:currency="BGN" office:value="2.07934" calcext:value-type="currency">
            <text:p>2.07934 лв.</text:p>
          </table:table-cell>
        </table:table-row>
        <table:table-row table:style-name="ro1">
          <table:table-cell office:value-type="date" office:date-value="2024-01-18" calcext:value-type="date">
            <text:p>18.01.2024</text:p>
          </table:table-cell>
          <table:table-cell office:value-type="currency" office:currency="BGN" office:value="2.07361" calcext:value-type="currency">
            <text:p>2.07361 лв.</text:p>
          </table:table-cell>
        </table:table-row>
        <table:table-row table:style-name="ro1">
          <table:table-cell office:value-type="date" office:date-value="2024-01-19" calcext:value-type="date">
            <text:p>19.01.2024</text:p>
          </table:table-cell>
          <table:table-cell office:value-type="currency" office:currency="BGN" office:value="2.06769" calcext:value-type="currency">
            <text:p>2.06769 лв.</text:p>
          </table:table-cell>
        </table:table-row>
        <table:table-row table:style-name="ro1">
          <table:table-cell office:value-type="date" office:date-value="2024-01-20" calcext:value-type="date">
            <text:p>20.01.2024</text:p>
          </table:table-cell>
          <table:table-cell office:value-type="currency" office:currency="BGN" office:value="2.06769" calcext:value-type="currency">
            <text:p>2.06769 лв.</text:p>
          </table:table-cell>
        </table:table-row>
        <table:table-row table:style-name="ro1">
          <table:table-cell office:value-type="date" office:date-value="2024-01-21" calcext:value-type="date">
            <text:p>21.01.2024</text:p>
          </table:table-cell>
          <table:table-cell office:value-type="currency" office:currency="BGN" office:value="2.06769" calcext:value-type="currency">
            <text:p>2.06769 лв.</text:p>
          </table:table-cell>
        </table:table-row>
        <table:table-row table:style-name="ro1">
          <table:table-cell office:value-type="date" office:date-value="2024-01-22" calcext:value-type="date">
            <text:p>22.01.2024</text:p>
          </table:table-cell>
          <table:table-cell office:value-type="currency" office:currency="BGN" office:value="2.06791" calcext:value-type="currency">
            <text:p>2.06791 лв.</text:p>
          </table:table-cell>
        </table:table-row>
        <table:table-row table:style-name="ro1">
          <table:table-cell office:value-type="date" office:date-value="2024-01-23" calcext:value-type="date">
            <text:p>23.01.2024</text:p>
          </table:table-cell>
          <table:table-cell office:value-type="currency" office:currency="BGN" office:value="2.07054" calcext:value-type="currency">
            <text:p>2.07054 лв.</text:p>
          </table:table-cell>
        </table:table-row>
        <table:table-row table:style-name="ro1">
          <table:table-cell office:value-type="date" office:date-value="2024-01-24" calcext:value-type="date">
            <text:p>24.01.2024</text:p>
          </table:table-cell>
          <table:table-cell office:value-type="currency" office:currency="BGN" office:value="2.07736" calcext:value-type="currency">
            <text:p>2.07736 лв.</text:p>
          </table:table-cell>
        </table:table-row>
        <table:table-row table:style-name="ro1">
          <table:table-cell office:value-type="date" office:date-value="2024-01-25" calcext:value-type="date">
            <text:p>25.01.2024</text:p>
          </table:table-cell>
          <table:table-cell office:value-type="currency" office:currency="BGN" office:value="2.07625" calcext:value-type="currency">
            <text:p>2.07625 лв.</text:p>
          </table:table-cell>
        </table:table-row>
        <table:table-row table:style-name="ro1">
          <table:table-cell office:value-type="date" office:date-value="2024-01-26" calcext:value-type="date">
            <text:p>26.01.2024</text:p>
          </table:table-cell>
          <table:table-cell office:value-type="currency" office:currency="BGN" office:value="2.08156" calcext:value-type="currency">
            <text:p>2.08156 лв.</text:p>
          </table:table-cell>
        </table:table-row>
        <table:table-row table:style-name="ro1">
          <table:table-cell office:value-type="date" office:date-value="2024-01-27" calcext:value-type="date">
            <text:p>27.01.2024</text:p>
          </table:table-cell>
          <table:table-cell office:value-type="currency" office:currency="BGN" office:value="2.08156" calcext:value-type="currency">
            <text:p>2.08156 лв.</text:p>
          </table:table-cell>
        </table:table-row>
        <table:table-row table:style-name="ro1">
          <table:table-cell office:value-type="date" office:date-value="2024-01-28" calcext:value-type="date">
            <text:p>28.01.2024</text:p>
          </table:table-cell>
          <table:table-cell office:value-type="currency" office:currency="BGN" office:value="2.08156" calcext:value-type="currency">
            <text:p>2.08156 лв.</text:p>
          </table:table-cell>
        </table:table-row>
        <table:table-row table:style-name="ro1">
          <table:table-cell office:value-type="date" office:date-value="2024-01-29" calcext:value-type="date">
            <text:p>29.01.2024</text:p>
          </table:table-cell>
          <table:table-cell office:value-type="currency" office:currency="BGN" office:value="2.09426" calcext:value-type="currency">
            <text:p>2.09426 лв.</text:p>
          </table:table-cell>
        </table:table-row>
        <table:table-row table:style-name="ro1">
          <table:table-cell office:value-type="date" office:date-value="2024-01-30" calcext:value-type="date">
            <text:p>30.01.2024</text:p>
          </table:table-cell>
          <table:table-cell office:value-type="currency" office:currency="BGN" office:value="2.08845" calcext:value-type="currency">
            <text:p>2.08845 лв.</text:p>
          </table:table-cell>
        </table:table-row>
        <table:table-row table:style-name="ro1">
          <table:table-cell office:value-type="date" office:date-value="2024-01-31" calcext:value-type="date">
            <text:p>31.01.2024</text:p>
          </table:table-cell>
          <table:table-cell office:value-type="currency" office:currency="BGN" office:value="2.09224" calcext:value-type="currency">
            <text:p>2.09224 лв.</text:p>
          </table:table-cell>
        </table:table-row>
        <table:table-row table:style-name="ro1">
          <table:table-cell office:value-type="date" office:date-value="2024-02-01" calcext:value-type="date">
            <text:p>01.02.2024</text:p>
          </table:table-cell>
          <table:table-cell office:value-type="currency" office:currency="BGN" office:value="2.09493" calcext:value-type="currency">
            <text:p>2.09493 лв.</text:p>
          </table:table-cell>
        </table:table-row>
        <table:table-row table:style-name="ro1">
          <table:table-cell office:value-type="date" office:date-value="2024-02-02" calcext:value-type="date">
            <text:p>02.02.2024</text:p>
          </table:table-cell>
          <table:table-cell office:value-type="currency" office:currency="BGN" office:value="2.09966" calcext:value-type="currency">
            <text:p>2.09966 лв.</text:p>
          </table:table-cell>
        </table:table-row>
        <table:table-row table:style-name="ro1">
          <table:table-cell office:value-type="date" office:date-value="2024-02-03" calcext:value-type="date">
            <text:p>03.02.2024</text:p>
          </table:table-cell>
          <table:table-cell office:value-type="currency" office:currency="BGN" office:value="2.09966" calcext:value-type="currency">
            <text:p>2.09966 лв.</text:p>
          </table:table-cell>
        </table:table-row>
        <table:table-row table:style-name="ro1">
          <table:table-cell office:value-type="date" office:date-value="2024-02-04" calcext:value-type="date">
            <text:p>04.02.2024</text:p>
          </table:table-cell>
          <table:table-cell office:value-type="currency" office:currency="BGN" office:value="2.09966" calcext:value-type="currency">
            <text:p>2.09966 лв.</text:p>
          </table:table-cell>
        </table:table-row>
        <table:table-row table:style-name="ro1">
          <table:table-cell office:value-type="date" office:date-value="2024-02-05" calcext:value-type="date">
            <text:p>05.02.2024</text:p>
          </table:table-cell>
          <table:table-cell office:value-type="currency" office:currency="BGN" office:value="2.09247" calcext:value-type="currency">
            <text:p>2.09247 лв.</text:p>
          </table:table-cell>
        </table:table-row>
        <table:table-row table:style-name="ro1">
          <table:table-cell office:value-type="date" office:date-value="2024-02-06" calcext:value-type="date">
            <text:p>06.02.2024</text:p>
          </table:table-cell>
          <table:table-cell office:value-type="currency" office:currency="BGN" office:value="2.08822" calcext:value-type="currency">
            <text:p>2.08822 лв.</text:p>
          </table:table-cell>
        </table:table-row>
        <table:table-row table:style-name="ro1">
          <table:table-cell office:value-type="date" office:date-value="2024-02-07" calcext:value-type="date">
            <text:p>07.02.2024</text:p>
          </table:table-cell>
          <table:table-cell office:value-type="currency" office:currency="BGN" office:value="2.08222" calcext:value-type="currency">
            <text:p>2.08222 лв.</text:p>
          </table:table-cell>
        </table:table-row>
        <table:table-row table:style-name="ro1">
          <table:table-cell office:value-type="date" office:date-value="2024-02-08" calcext:value-type="date">
            <text:p>08.02.2024</text:p>
          </table:table-cell>
          <table:table-cell office:value-type="currency" office:currency="BGN" office:value="2.07868" calcext:value-type="currency">
            <text:p>2.07868 лв.</text:p>
          </table:table-cell>
        </table:table-row>
        <table:table-row table:style-name="ro1">
          <table:table-cell office:value-type="date" office:date-value="2024-02-09" calcext:value-type="date">
            <text:p>09.02.2024</text:p>
          </table:table-cell>
          <table:table-cell office:value-type="currency" office:currency="BGN" office:value="2.07361" calcext:value-type="currency">
            <text:p>2.07361 лв.</text:p>
          </table:table-cell>
        </table:table-row>
        <table:table-row table:style-name="ro1">
          <table:table-cell office:value-type="date" office:date-value="2024-02-10" calcext:value-type="date">
            <text:p>10.02.2024</text:p>
          </table:table-cell>
          <table:table-cell office:value-type="currency" office:currency="BGN" office:value="2.07361" calcext:value-type="currency">
            <text:p>2.07361 лв.</text:p>
          </table:table-cell>
        </table:table-row>
        <table:table-row table:style-name="ro1">
          <table:table-cell office:value-type="date" office:date-value="2024-02-11" calcext:value-type="date">
            <text:p>11.02.2024</text:p>
          </table:table-cell>
          <table:table-cell office:value-type="currency" office:currency="BGN" office:value="2.07361" calcext:value-type="currency">
            <text:p>2.07361 лв.</text:p>
          </table:table-cell>
        </table:table-row>
        <table:table-row table:style-name="ro1">
          <table:table-cell office:value-type="date" office:date-value="2024-02-12" calcext:value-type="date">
            <text:p>12.02.2024</text:p>
          </table:table-cell>
          <table:table-cell office:value-type="currency" office:currency="BGN" office:value="2.07405" calcext:value-type="currency">
            <text:p>2.07405 лв.</text:p>
          </table:table-cell>
        </table:table-row>
        <table:table-row table:style-name="ro1">
          <table:table-cell office:value-type="date" office:date-value="2024-02-13" calcext:value-type="date">
            <text:p>13.02.2024</text:p>
          </table:table-cell>
          <table:table-cell office:value-type="currency" office:currency="BGN" office:value="2.06289" calcext:value-type="currency">
            <text:p>2.06289 лв.</text:p>
          </table:table-cell>
        </table:table-row>
        <table:table-row table:style-name="ro1">
          <table:table-cell office:value-type="date" office:date-value="2024-02-14" calcext:value-type="date">
            <text:p>14.02.2024</text:p>
          </table:table-cell>
          <table:table-cell office:value-type="currency" office:currency="BGN" office:value="2.06029" calcext:value-type="currency">
            <text:p>2.06029 лв.</text:p>
          </table:table-cell>
        </table:table-row>
        <table:table-row table:style-name="ro1">
          <table:table-cell office:value-type="date" office:date-value="2024-02-15" calcext:value-type="date">
            <text:p>15.02.2024</text:p>
          </table:table-cell>
          <table:table-cell office:value-type="currency" office:currency="BGN" office:value="2.06224" calcext:value-type="currency">
            <text:p>2.06224 лв.</text:p>
          </table:table-cell>
        </table:table-row>
        <table:table-row table:style-name="ro1">
          <table:table-cell office:value-type="date" office:date-value="2024-02-16" calcext:value-type="date">
            <text:p>16.02.2024</text:p>
          </table:table-cell>
          <table:table-cell office:value-type="currency" office:currency="BGN" office:value="2.06072" calcext:value-type="currency">
            <text:p>2.06072 лв.</text:p>
          </table:table-cell>
        </table:table-row>
        <table:table-row table:style-name="ro1">
          <table:table-cell office:value-type="date" office:date-value="2024-02-17" calcext:value-type="date">
            <text:p>17.02.2024</text:p>
          </table:table-cell>
          <table:table-cell office:value-type="currency" office:currency="BGN" office:value="2.06072" calcext:value-type="currency">
            <text:p>2.06072 лв.</text:p>
          </table:table-cell>
        </table:table-row>
        <table:table-row table:style-name="ro1">
          <table:table-cell office:value-type="date" office:date-value="2024-02-18" calcext:value-type="date">
            <text:p>18.02.2024</text:p>
          </table:table-cell>
          <table:table-cell office:value-type="currency" office:currency="BGN" office:value="2.06072" calcext:value-type="currency">
            <text:p>2.06072 лв.</text:p>
          </table:table-cell>
        </table:table-row>
        <table:table-row table:style-name="ro1">
          <table:table-cell office:value-type="date" office:date-value="2024-02-19" calcext:value-type="date">
            <text:p>19.02.2024</text:p>
          </table:table-cell>
          <table:table-cell office:value-type="currency" office:currency="BGN" office:value="2.0605" calcext:value-type="currency">
            <text:p>2.06050 лв.</text:p>
          </table:table-cell>
        </table:table-row>
        <table:table-row table:style-name="ro1">
          <table:table-cell office:value-type="date" office:date-value="2024-02-20" calcext:value-type="date">
            <text:p>20.02.2024</text:p>
          </table:table-cell>
          <table:table-cell office:value-type="currency" office:currency="BGN" office:value="2.05315" calcext:value-type="currency">
            <text:p>2.05315 лв.</text:p>
          </table:table-cell>
        </table:table-row>
        <table:table-row table:style-name="ro1">
          <table:table-cell office:value-type="date" office:date-value="2024-02-21" calcext:value-type="date">
            <text:p>21.02.2024</text:p>
          </table:table-cell>
          <table:table-cell office:value-type="currency" office:currency="BGN" office:value="2.0566" calcext:value-type="currency">
            <text:p>2.05660 лв.</text:p>
          </table:table-cell>
        </table:table-row>
        <table:table-row table:style-name="ro1">
          <table:table-cell office:value-type="date" office:date-value="2024-02-22" calcext:value-type="date">
            <text:p>22.02.2024</text:p>
          </table:table-cell>
          <table:table-cell office:value-type="currency" office:currency="BGN" office:value="2.05121" calcext:value-type="currency">
            <text:p>2.05121 лв.</text:p>
          </table:table-cell>
        </table:table-row>
        <table:table-row table:style-name="ro1">
          <table:table-cell office:value-type="date" office:date-value="2024-02-23" calcext:value-type="date">
            <text:p>23.02.2024</text:p>
          </table:table-cell>
          <table:table-cell office:value-type="currency" office:currency="BGN" office:value="2.05401" calcext:value-type="currency">
            <text:p>2.05401 лв.</text:p>
          </table:table-cell>
        </table:table-row>
        <table:table-row table:style-name="ro1">
          <table:table-cell office:value-type="date" office:date-value="2024-02-24" calcext:value-type="date">
            <text:p>24.02.2024</text:p>
          </table:table-cell>
          <table:table-cell office:value-type="currency" office:currency="BGN" office:value="2.05401" calcext:value-type="currency">
            <text:p>2.05401 лв.</text:p>
          </table:table-cell>
        </table:table-row>
        <table:table-row table:style-name="ro1">
          <table:table-cell office:value-type="date" office:date-value="2024-02-25" calcext:value-type="date">
            <text:p>25.02.2024</text:p>
          </table:table-cell>
          <table:table-cell office:value-type="currency" office:currency="BGN" office:value="2.05401" calcext:value-type="currency">
            <text:p>2.05401 лв.</text:p>
          </table:table-cell>
        </table:table-row>
        <table:table-row table:style-name="ro1">
          <table:table-cell office:value-type="date" office:date-value="2024-02-26" calcext:value-type="date">
            <text:p>26.02.2024</text:p>
          </table:table-cell>
          <table:table-cell office:value-type="currency" office:currency="BGN" office:value="2.04885" calcext:value-type="currency">
            <text:p>2.04885 лв.</text:p>
          </table:table-cell>
        </table:table-row>
        <table:table-row table:style-name="ro1">
          <table:table-cell office:value-type="date" office:date-value="2024-02-27" calcext:value-type="date">
            <text:p>27.02.2024</text:p>
          </table:table-cell>
          <table:table-cell office:value-type="currency" office:currency="BGN" office:value="2.04928" calcext:value-type="currency">
            <text:p>2.04928 лв.</text:p>
          </table:table-cell>
        </table:table-row>
        <table:table-row table:style-name="ro1">
          <table:table-cell office:value-type="date" office:date-value="2024-02-28" calcext:value-type="date">
            <text:p>28.02.2024</text:p>
          </table:table-cell>
          <table:table-cell office:value-type="currency" office:currency="BGN" office:value="2.05444" calcext:value-type="currency">
            <text:p>2.05444 лв.</text:p>
          </table:table-cell>
        </table:table-row>
        <table:table-row table:style-name="ro1">
          <table:table-cell office:value-type="date" office:date-value="2024-02-29" calcext:value-type="date">
            <text:p>29.02.2024</text:p>
          </table:table-cell>
          <table:table-cell office:value-type="currency" office:currency="BGN" office:value="2.05143" calcext:value-type="currency">
            <text:p>2.05143 лв.</text:p>
          </table:table-cell>
        </table:table-row>
        <table:table-row table:style-name="ro1">
          <table:table-cell office:value-type="date" office:date-value="2024-03-01" calcext:value-type="date">
            <text:p>01.03.2024</text:p>
          </table:table-cell>
          <table:table-cell office:value-type="currency" office:currency="BGN" office:value="2.04115" calcext:value-type="currency">
            <text:p>2.04115 лв.</text:p>
          </table:table-cell>
        </table:table-row>
        <table:table-row table:style-name="ro1">
          <table:table-cell office:value-type="date" office:date-value="2024-03-02" calcext:value-type="date">
            <text:p>02.03.2024</text:p>
          </table:table-cell>
          <table:table-cell office:value-type="currency" office:currency="BGN" office:value="2.04115" calcext:value-type="currency">
            <text:p>2.04115 лв.</text:p>
          </table:table-cell>
        </table:table-row>
        <table:table-row table:style-name="ro1">
          <table:table-cell office:value-type="date" office:date-value="2024-03-03" calcext:value-type="date">
            <text:p>03.03.2024</text:p>
          </table:table-cell>
          <table:table-cell office:value-type="currency" office:currency="BGN" office:value="2.04115" calcext:value-type="currency">
            <text:p>2.04115 лв.</text:p>
          </table:table-cell>
        </table:table-row>
        <table:table-row table:style-name="ro1">
          <table:table-cell office:value-type="date" office:date-value="2024-03-04" calcext:value-type="date">
            <text:p>04.03.2024</text:p>
          </table:table-cell>
          <table:table-cell office:value-type="currency" office:currency="BGN" office:value="2.04115" calcext:value-type="currency">
            <text:p>2.04115 лв.</text:p>
          </table:table-cell>
        </table:table-row>
        <table:table-row table:style-name="ro1">
          <table:table-cell office:value-type="date" office:date-value="2024-03-05" calcext:value-type="date">
            <text:p>05.03.2024</text:p>
          </table:table-cell>
          <table:table-cell office:value-type="currency" office:currency="BGN" office:value="2.03541" calcext:value-type="currency">
            <text:p>2.03541 лв.</text:p>
          </table:table-cell>
        </table:table-row>
        <table:table-row table:style-name="ro1">
          <table:table-cell office:value-type="date" office:date-value="2024-03-06" calcext:value-type="date">
            <text:p>06.03.2024</text:p>
          </table:table-cell>
          <table:table-cell office:value-type="currency" office:currency="BGN" office:value="2.0333" calcext:value-type="currency">
            <text:p>2.03330 лв.</text:p>
          </table:table-cell>
        </table:table-row>
        <table:table-row table:style-name="ro1">
          <table:table-cell office:value-type="date" office:date-value="2024-03-07" calcext:value-type="date">
            <text:p>07.03.2024</text:p>
          </table:table-cell>
          <table:table-cell office:value-type="currency" office:currency="BGN" office:value="2.04222" calcext:value-type="currency">
            <text:p>2.04222 лв.</text:p>
          </table:table-cell>
        </table:table-row>
        <table:table-row table:style-name="ro1">
          <table:table-cell office:value-type="date" office:date-value="2024-03-08" calcext:value-type="date">
            <text:p>08.03.2024</text:p>
          </table:table-cell>
          <table:table-cell office:value-type="currency" office:currency="BGN" office:value="2.03987" calcext:value-type="currency">
            <text:p>2.03987 лв.</text:p>
          </table:table-cell>
        </table:table-row>
        <table:table-row table:style-name="ro1">
          <table:table-cell office:value-type="date" office:date-value="2024-03-09" calcext:value-type="date">
            <text:p>09.03.2024</text:p>
          </table:table-cell>
          <table:table-cell office:value-type="currency" office:currency="BGN" office:value="2.03987" calcext:value-type="currency">
            <text:p>2.03987 лв.</text:p>
          </table:table-cell>
        </table:table-row>
        <table:table-row table:style-name="ro1">
          <table:table-cell office:value-type="date" office:date-value="2024-03-10" calcext:value-type="date">
            <text:p>10.03.2024</text:p>
          </table:table-cell>
          <table:table-cell office:value-type="currency" office:currency="BGN" office:value="2.03987" calcext:value-type="currency">
            <text:p>2.03987 лв.</text:p>
          </table:table-cell>
        </table:table-row>
        <table:table-row table:style-name="ro1">
          <table:table-cell office:value-type="date" office:date-value="2024-03-11" calcext:value-type="date">
            <text:p>11.03.2024</text:p>
          </table:table-cell>
          <table:table-cell office:value-type="currency" office:currency="BGN" office:value="2.0386" calcext:value-type="currency">
            <text:p>2.03860 лв.</text:p>
          </table:table-cell>
        </table:table-row>
        <table:table-row table:style-name="ro1">
          <table:table-cell office:value-type="date" office:date-value="2024-03-12" calcext:value-type="date">
            <text:p>12.03.2024</text:p>
          </table:table-cell>
          <table:table-cell office:value-type="currency" office:currency="BGN" office:value="2.03987" calcext:value-type="currency">
            <text:p>2.03987 лв.</text:p>
          </table:table-cell>
        </table:table-row>
        <table:table-row table:style-name="ro1">
          <table:table-cell office:value-type="date" office:date-value="2024-03-13" calcext:value-type="date">
            <text:p>13.03.2024</text:p>
          </table:table-cell>
          <table:table-cell office:value-type="currency" office:currency="BGN" office:value="2.03754" calcext:value-type="currency">
            <text:p>2.03754 лв.</text:p>
          </table:table-cell>
        </table:table-row>
        <table:table-row table:style-name="ro1">
          <table:table-cell office:value-type="date" office:date-value="2024-03-14" calcext:value-type="date">
            <text:p>14.03.2024</text:p>
          </table:table-cell>
          <table:table-cell office:value-type="currency" office:currency="BGN" office:value="2.03393" calcext:value-type="currency">
            <text:p>2.03393 лв.</text:p>
          </table:table-cell>
        </table:table-row>
        <table:table-row table:style-name="ro1">
          <table:table-cell office:value-type="date" office:date-value="2024-03-15" calcext:value-type="date">
            <text:p>15.03.2024</text:p>
          </table:table-cell>
          <table:table-cell office:value-type="currency" office:currency="BGN" office:value="2.03457" calcext:value-type="currency">
            <text:p>2.03457 лв.</text:p>
          </table:table-cell>
        </table:table-row>
        <table:table-row table:style-name="ro1">
          <table:table-cell office:value-type="date" office:date-value="2024-03-16" calcext:value-type="date">
            <text:p>16.03.2024</text:p>
          </table:table-cell>
          <table:table-cell office:value-type="currency" office:currency="BGN" office:value="2.03457" calcext:value-type="currency">
            <text:p>2.03457 лв.</text:p>
          </table:table-cell>
        </table:table-row>
        <table:table-row table:style-name="ro1">
          <table:table-cell office:value-type="date" office:date-value="2024-03-17" calcext:value-type="date">
            <text:p>17.03.2024</text:p>
          </table:table-cell>
          <table:table-cell office:value-type="currency" office:currency="BGN" office:value="2.03457" calcext:value-type="currency">
            <text:p>2.03457 лв.</text:p>
          </table:table-cell>
        </table:table-row>
        <table:table-row table:style-name="ro1">
          <table:table-cell office:value-type="date" office:date-value="2024-03-18" calcext:value-type="date">
            <text:p>18.03.2024</text:p>
          </table:table-cell>
          <table:table-cell office:value-type="currency" office:currency="BGN" office:value="2.03098" calcext:value-type="currency">
            <text:p>2.03098 лв.</text:p>
          </table:table-cell>
        </table:table-row>
        <table:table-row table:style-name="ro1">
          <table:table-cell office:value-type="date" office:date-value="2024-03-19" calcext:value-type="date">
            <text:p>19.03.2024</text:p>
          </table:table-cell>
          <table:table-cell office:value-type="currency" office:currency="BGN" office:value="2.03098" calcext:value-type="currency">
            <text:p>2.03098 лв.</text:p>
          </table:table-cell>
        </table:table-row>
        <table:table-row table:style-name="ro1">
          <table:table-cell office:value-type="date" office:date-value="2024-03-20" calcext:value-type="date">
            <text:p>20.03.2024</text:p>
          </table:table-cell>
          <table:table-cell office:value-type="currency" office:currency="BGN" office:value="2.02509" calcext:value-type="currency">
            <text:p>2.02509 лв.</text:p>
          </table:table-cell>
        </table:table-row>
        <table:table-row table:style-name="ro1">
          <table:table-cell office:value-type="date" office:date-value="2024-03-21" calcext:value-type="date">
            <text:p>21.03.2024</text:p>
          </table:table-cell>
          <table:table-cell office:value-type="currency" office:currency="BGN" office:value="2.00269" calcext:value-type="currency">
            <text:p>2.00269 лв.</text:p>
          </table:table-cell>
        </table:table-row>
        <table:table-row table:style-name="ro1">
          <table:table-cell office:value-type="date" office:date-value="2024-03-22" calcext:value-type="date">
            <text:p>22.03.2024</text:p>
          </table:table-cell>
          <table:table-cell office:value-type="currency" office:currency="BGN" office:value="2.01031" calcext:value-type="currency">
            <text:p>2.01031 лв.</text:p>
          </table:table-cell>
        </table:table-row>
        <table:table-row table:style-name="ro1">
          <table:table-cell office:value-type="date" office:date-value="2024-03-23" calcext:value-type="date">
            <text:p>23.03.2024</text:p>
          </table:table-cell>
          <table:table-cell office:value-type="currency" office:currency="BGN" office:value="2.01031" calcext:value-type="currency">
            <text:p>2.01031 лв.</text:p>
          </table:table-cell>
        </table:table-row>
        <table:table-row table:style-name="ro1">
          <table:table-cell office:value-type="date" office:date-value="2024-03-24" calcext:value-type="date">
            <text:p>24.03.2024</text:p>
          </table:table-cell>
          <table:table-cell office:value-type="currency" office:currency="BGN" office:value="2.01031" calcext:value-type="currency">
            <text:p>2.01031 лв.</text:p>
          </table:table-cell>
        </table:table-row>
        <table:table-row table:style-name="ro1">
          <table:table-cell office:value-type="date" office:date-value="2024-03-25" calcext:value-type="date">
            <text:p>25.03.2024</text:p>
          </table:table-cell>
          <table:table-cell office:value-type="currency" office:currency="BGN" office:value="2.01134" calcext:value-type="currency">
            <text:p>2.01134 лв.</text:p>
          </table:table-cell>
        </table:table-row>
        <table:table-row table:style-name="ro1">
          <table:table-cell office:value-type="date" office:date-value="2024-03-26" calcext:value-type="date">
            <text:p>26.03.2024</text:p>
          </table:table-cell>
          <table:table-cell office:value-type="currency" office:currency="BGN" office:value="1.99371" calcext:value-type="currency">
            <text:p>1.99371 лв.</text:p>
          </table:table-cell>
        </table:table-row>
        <table:table-row table:style-name="ro1">
          <table:table-cell office:value-type="date" office:date-value="2024-03-27" calcext:value-type="date">
            <text:p>27.03.2024</text:p>
          </table:table-cell>
          <table:table-cell office:value-type="currency" office:currency="BGN" office:value="1.99351" calcext:value-type="currency">
            <text:p>1.99351 лв.</text:p>
          </table:table-cell>
        </table:table-row>
        <table:table-row table:style-name="ro1">
          <table:table-cell office:value-type="date" office:date-value="2024-03-28" calcext:value-type="date">
            <text:p>28.03.2024</text:p>
          </table:table-cell>
          <table:table-cell office:value-type="currency" office:currency="BGN" office:value="2.00269" calcext:value-type="currency">
            <text:p>2.00269 лв.</text:p>
          </table:table-cell>
        </table:table-row>
        <table:table-row table:style-name="ro1">
          <table:table-cell office:value-type="date" office:date-value="2024-03-29" calcext:value-type="date">
            <text:p>29.03.2024</text:p>
          </table:table-cell>
          <table:table-cell office:value-type="currency" office:currency="BGN" office:value="2.00269" calcext:value-type="currency">
            <text:p>2.00269 лв.</text:p>
          </table:table-cell>
        </table:table-row>
        <table:table-row table:style-name="ro1">
          <table:table-cell office:value-type="date" office:date-value="2024-03-30" calcext:value-type="date">
            <text:p>30.03.2024</text:p>
          </table:table-cell>
          <table:table-cell office:value-type="currency" office:currency="BGN" office:value="2.00269" calcext:value-type="currency">
            <text:p>2.00269 лв.</text:p>
          </table:table-cell>
        </table:table-row>
        <table:table-row table:style-name="ro1">
          <table:table-cell office:value-type="date" office:date-value="2024-03-31" calcext:value-type="date">
            <text:p>31.03.2024</text:p>
          </table:table-cell>
          <table:table-cell office:value-type="currency" office:currency="BGN" office:value="2.00269" calcext:value-type="currency">
            <text:p>2.00269 лв.</text:p>
          </table:table-cell>
        </table:table-row>
        <table:table-row table:style-name="ro1">
          <table:table-cell office:value-type="date" office:date-value="2024-04-01" calcext:value-type="date">
            <text:p>01.04.2024</text:p>
          </table:table-cell>
          <table:table-cell office:value-type="currency" office:currency="BGN" office:value="2.00269" calcext:value-type="currency">
            <text:p>2.00269 лв.</text:p>
          </table:table-cell>
        </table:table-row>
        <table:table-row table:style-name="ro1">
          <table:table-cell office:value-type="date" office:date-value="2024-04-02" calcext:value-type="date">
            <text:p>02.04.2024</text:p>
          </table:table-cell>
          <table:table-cell office:value-type="currency" office:currency="BGN" office:value="2.0029" calcext:value-type="currency">
            <text:p>2.00290 лв.</text:p>
          </table:table-cell>
        </table:table-row>
        <table:table-row table:style-name="ro1">
          <table:table-cell office:value-type="date" office:date-value="2024-04-03" calcext:value-type="date">
            <text:p>03.04.2024</text:p>
          </table:table-cell>
          <table:table-cell office:value-type="currency" office:currency="BGN" office:value="1.99738" calcext:value-type="currency">
            <text:p>1.99738 лв.</text:p>
          </table:table-cell>
        </table:table-row>
        <table:table-row table:style-name="ro1">
          <table:table-cell office:value-type="date" office:date-value="2024-04-04" calcext:value-type="date">
            <text:p>04.04.2024</text:p>
          </table:table-cell>
          <table:table-cell office:value-type="currency" office:currency="BGN" office:value="1.98642" calcext:value-type="currency">
            <text:p>1.98642 лв.</text:p>
          </table:table-cell>
        </table:table-row>
        <table:table-row table:style-name="ro1">
          <table:table-cell office:value-type="date" office:date-value="2024-04-05" calcext:value-type="date">
            <text:p>05.04.2024</text:p>
          </table:table-cell>
          <table:table-cell office:value-type="currency" office:currency="BGN" office:value="1.99717" calcext:value-type="currency">
            <text:p>1.99717 лв.</text:p>
          </table:table-cell>
        </table:table-row>
        <table:table-row table:style-name="ro1">
          <table:table-cell office:value-type="date" office:date-value="2024-04-06" calcext:value-type="date">
            <text:p>06.04.2024</text:p>
          </table:table-cell>
          <table:table-cell office:value-type="currency" office:currency="BGN" office:value="1.99717" calcext:value-type="currency">
            <text:p>1.99717 лв.</text:p>
          </table:table-cell>
        </table:table-row>
        <table:table-row table:style-name="ro1">
          <table:table-cell office:value-type="date" office:date-value="2024-04-07" calcext:value-type="date">
            <text:p>07.04.2024</text:p>
          </table:table-cell>
          <table:table-cell office:value-type="currency" office:currency="BGN" office:value="1.99717" calcext:value-type="currency">
            <text:p>1.99717 лв.</text:p>
          </table:table-cell>
        </table:table-row>
        <table:table-row table:style-name="ro1">
          <table:table-cell office:value-type="date" office:date-value="2024-04-08" calcext:value-type="date">
            <text:p>08.04.2024</text:p>
          </table:table-cell>
          <table:table-cell office:value-type="currency" office:currency="BGN" office:value="1.99432" calcext:value-type="currency">
            <text:p>1.99432 лв.</text:p>
          </table:table-cell>
        </table:table-row>
        <table:table-row table:style-name="ro1">
          <table:table-cell office:value-type="date" office:date-value="2024-04-09" calcext:value-type="date">
            <text:p>09.04.2024</text:p>
          </table:table-cell>
          <table:table-cell office:value-type="currency" office:currency="BGN" office:value="1.99188" calcext:value-type="currency">
            <text:p>1.99188 лв.</text:p>
          </table:table-cell>
        </table:table-row>
        <table:table-row table:style-name="ro1">
          <table:table-cell office:value-type="date" office:date-value="2024-04-10" calcext:value-type="date">
            <text:p>10.04.2024</text:p>
          </table:table-cell>
          <table:table-cell office:value-type="currency" office:currency="BGN" office:value="1.99371" calcext:value-type="currency">
            <text:p>1.99371 лв.</text:p>
          </table:table-cell>
        </table:table-row>
        <table:table-row table:style-name="ro1">
          <table:table-cell office:value-type="date" office:date-value="2024-04-11" calcext:value-type="date">
            <text:p>11.04.2024</text:p>
          </table:table-cell>
          <table:table-cell office:value-type="currency" office:currency="BGN" office:value="1.9984" calcext:value-type="currency">
            <text:p>1.99840 лв.</text:p>
          </table:table-cell>
        </table:table-row>
        <table:table-row table:style-name="ro1">
          <table:table-cell office:value-type="date" office:date-value="2024-04-12" calcext:value-type="date">
            <text:p>12.04.2024</text:p>
          </table:table-cell>
          <table:table-cell office:value-type="currency" office:currency="BGN" office:value="2.013" calcext:value-type="currency">
            <text:p>2.01300 лв.</text:p>
          </table:table-cell>
        </table:table-row>
        <table:table-row table:style-name="ro1">
          <table:table-cell office:value-type="date" office:date-value="2024-04-13" calcext:value-type="date">
            <text:p>13.04.2024</text:p>
          </table:table-cell>
          <table:table-cell office:value-type="currency" office:currency="BGN" office:value="2.013" calcext:value-type="currency">
            <text:p>2.01300 лв.</text:p>
          </table:table-cell>
        </table:table-row>
        <table:table-row table:style-name="ro1">
          <table:table-cell office:value-type="date" office:date-value="2024-04-14" calcext:value-type="date">
            <text:p>14.04.2024</text:p>
          </table:table-cell>
          <table:table-cell office:value-type="currency" office:currency="BGN" office:value="2.013" calcext:value-type="currency">
            <text:p>2.01300 лв.</text:p>
          </table:table-cell>
        </table:table-row>
        <table:table-row table:style-name="ro1">
          <table:table-cell office:value-type="date" office:date-value="2024-04-15" calcext:value-type="date">
            <text:p>15.04.2024</text:p>
          </table:table-cell>
          <table:table-cell office:value-type="currency" office:currency="BGN" office:value="2.01114" calcext:value-type="currency">
            <text:p>2.01114 лв.</text:p>
          </table:table-cell>
        </table:table-row>
        <table:table-row table:style-name="ro1">
          <table:table-cell office:value-type="date" office:date-value="2024-04-16" calcext:value-type="date">
            <text:p>16.04.2024</text:p>
          </table:table-cell>
          <table:table-cell office:value-type="currency" office:currency="BGN" office:value="2.01383" calcext:value-type="currency">
            <text:p>2.01383 лв.</text:p>
          </table:table-cell>
        </table:table-row>
        <table:table-row table:style-name="ro1">
          <table:table-cell office:value-type="date" office:date-value="2024-04-17" calcext:value-type="date">
            <text:p>17.04.2024</text:p>
          </table:table-cell>
          <table:table-cell office:value-type="currency" office:currency="BGN" office:value="2.01778" calcext:value-type="currency">
            <text:p>2.01778 лв.</text:p>
          </table:table-cell>
        </table:table-row>
        <table:table-row table:style-name="ro1">
          <table:table-cell office:value-type="date" office:date-value="2024-04-18" calcext:value-type="date">
            <text:p>18.04.2024</text:p>
          </table:table-cell>
          <table:table-cell office:value-type="currency" office:currency="BGN" office:value="2.01549" calcext:value-type="currency">
            <text:p>2.01549 лв.</text:p>
          </table:table-cell>
        </table:table-row>
        <table:table-row table:style-name="ro1">
          <table:table-cell office:value-type="date" office:date-value="2024-04-19" calcext:value-type="date">
            <text:p>19.04.2024</text:p>
          </table:table-cell>
          <table:table-cell office:value-type="currency" office:currency="BGN" office:value="2.02049" calcext:value-type="currency">
            <text:p>2.02049 лв.</text:p>
          </table:table-cell>
        </table:table-row>
        <table:table-row table:style-name="ro1">
          <table:table-cell office:value-type="date" office:date-value="2024-04-20" calcext:value-type="date">
            <text:p>20.04.2024</text:p>
          </table:table-cell>
          <table:table-cell office:value-type="currency" office:currency="BGN" office:value="2.02049" calcext:value-type="currency">
            <text:p>2.02049 лв.</text:p>
          </table:table-cell>
        </table:table-row>
        <table:table-row table:style-name="ro1">
          <table:table-cell office:value-type="date" office:date-value="2024-04-21" calcext:value-type="date">
            <text:p>21.04.2024</text:p>
          </table:table-cell>
          <table:table-cell office:value-type="currency" office:currency="BGN" office:value="2.02049" calcext:value-type="currency">
            <text:p>2.02049 лв.</text:p>
          </table:table-cell>
        </table:table-row>
        <table:table-row table:style-name="ro1">
          <table:table-cell office:value-type="date" office:date-value="2024-04-22" calcext:value-type="date">
            <text:p>22.04.2024</text:p>
          </table:table-cell>
          <table:table-cell office:value-type="currency" office:currency="BGN" office:value="2.01778" calcext:value-type="currency">
            <text:p>2.01778 лв.</text:p>
          </table:table-cell>
        </table:table-row>
        <table:table-row table:style-name="ro1">
          <table:table-cell office:value-type="date" office:date-value="2024-04-23" calcext:value-type="date">
            <text:p>23.04.2024</text:p>
          </table:table-cell>
          <table:table-cell office:value-type="currency" office:currency="BGN" office:value="2.01134" calcext:value-type="currency">
            <text:p>2.01134 лв.</text:p>
          </table:table-cell>
        </table:table-row>
        <table:table-row table:style-name="ro1">
          <table:table-cell office:value-type="date" office:date-value="2024-04-24" calcext:value-type="date">
            <text:p>24.04.2024</text:p>
          </table:table-cell>
          <table:table-cell office:value-type="currency" office:currency="BGN" office:value="2.00105" calcext:value-type="currency">
            <text:p>2.00105 лв.</text:p>
          </table:table-cell>
        </table:table-row>
        <table:table-row table:style-name="ro1">
          <table:table-cell office:value-type="date" office:date-value="2024-04-25" calcext:value-type="date">
            <text:p>25.04.2024</text:p>
          </table:table-cell>
          <table:table-cell office:value-type="currency" office:currency="BGN" office:value="1.99738" calcext:value-type="currency">
            <text:p>1.99738 лв.</text:p>
          </table:table-cell>
        </table:table-row>
        <table:table-row table:style-name="ro1">
          <table:table-cell office:value-type="date" office:date-value="2024-04-26" calcext:value-type="date">
            <text:p>26.04.2024</text:p>
          </table:table-cell>
          <table:table-cell office:value-type="currency" office:currency="BGN" office:value="2.00003" calcext:value-type="currency">
            <text:p>2.00003 лв.</text:p>
          </table:table-cell>
        </table:table-row>
        <table:table-row table:style-name="ro1">
          <table:table-cell office:value-type="date" office:date-value="2024-04-27" calcext:value-type="date">
            <text:p>27.04.2024</text:p>
          </table:table-cell>
          <table:table-cell office:value-type="currency" office:currency="BGN" office:value="2.00003" calcext:value-type="currency">
            <text:p>2.00003 лв.</text:p>
          </table:table-cell>
        </table:table-row>
        <table:table-row table:style-name="ro1">
          <table:table-cell office:value-type="date" office:date-value="2024-04-28" calcext:value-type="date">
            <text:p>28.04.2024</text:p>
          </table:table-cell>
          <table:table-cell office:value-type="currency" office:currency="BGN" office:value="2.00003" calcext:value-type="currency">
            <text:p>2.00003 лв.</text:p>
          </table:table-cell>
        </table:table-row>
        <table:table-row table:style-name="ro1">
          <table:table-cell office:value-type="date" office:date-value="2024-04-29" calcext:value-type="date">
            <text:p>29.04.2024</text:p>
          </table:table-cell>
          <table:table-cell office:value-type="currency" office:currency="BGN" office:value="2.00064" calcext:value-type="currency">
            <text:p>2.00064 лв.</text:p>
          </table:table-cell>
        </table:table-row>
        <table:table-row table:style-name="ro1">
          <table:table-cell office:value-type="date" office:date-value="2024-04-30" calcext:value-type="date">
            <text:p>30.04.2024</text:p>
          </table:table-cell>
          <table:table-cell office:value-type="currency" office:currency="BGN" office:value="1.9984" calcext:value-type="currency">
            <text:p>1.99840 лв.</text:p>
          </table:table-cell>
        </table:table-row>
        <table:table-row table:style-name="ro1">
          <table:table-cell office:value-type="date" office:date-value="2024-05-01" calcext:value-type="date">
            <text:p>01.05.2024</text:p>
          </table:table-cell>
          <table:table-cell office:value-type="currency" office:currency="BGN" office:value="1.9984" calcext:value-type="currency">
            <text:p>1.99840 лв.</text:p>
          </table:table-cell>
        </table:table-row>
        <table:table-row table:style-name="ro1">
          <table:table-cell office:value-type="date" office:date-value="2024-05-02" calcext:value-type="date">
            <text:p>02.05.2024</text:p>
          </table:table-cell>
          <table:table-cell office:value-type="currency" office:currency="BGN" office:value="2.00413" calcext:value-type="currency">
            <text:p>2.00413 лв.</text:p>
          </table:table-cell>
        </table:table-row>
        <table:table-row table:style-name="ro1">
          <table:table-cell office:value-type="date" office:date-value="2024-05-03" calcext:value-type="date">
            <text:p>03.05.2024</text:p>
          </table:table-cell>
          <table:table-cell office:value-type="currency" office:currency="BGN" office:value="2.00413" calcext:value-type="currency">
            <text:p>2.00413 лв.</text:p>
          </table:table-cell>
        </table:table-row>
        <table:table-row table:style-name="ro1">
          <table:table-cell office:value-type="date" office:date-value="2024-05-04" calcext:value-type="date">
            <text:p>04.05.2024</text:p>
          </table:table-cell>
          <table:table-cell office:value-type="currency" office:currency="BGN" office:value="2.00413" calcext:value-type="currency">
            <text:p>2.00413 лв.</text:p>
          </table:table-cell>
        </table:table-row>
        <table:table-row table:style-name="ro1">
          <table:table-cell office:value-type="date" office:date-value="2024-05-05" calcext:value-type="date">
            <text:p>05.05.2024</text:p>
          </table:table-cell>
          <table:table-cell office:value-type="currency" office:currency="BGN" office:value="2.00413" calcext:value-type="currency">
            <text:p>2.00413 лв.</text:p>
          </table:table-cell>
        </table:table-row>
        <table:table-row table:style-name="ro1">
          <table:table-cell office:value-type="date" office:date-value="2024-05-06" calcext:value-type="date">
            <text:p>06.05.2024</text:p>
          </table:table-cell>
          <table:table-cell office:value-type="currency" office:currency="BGN" office:value="2.00413" calcext:value-type="currency">
            <text:p>2.00413 лв.</text:p>
          </table:table-cell>
        </table:table-row>
        <table:table-row table:style-name="ro1">
          <table:table-cell office:value-type="date" office:date-value="2024-05-07" calcext:value-type="date">
            <text:p>07.05.2024</text:p>
          </table:table-cell>
          <table:table-cell office:value-type="currency" office:currency="BGN" office:value="2.00187" calcext:value-type="currency">
            <text:p>2.00187 лв.</text:p>
          </table:table-cell>
        </table:table-row>
        <table:table-row table:style-name="ro1">
          <table:table-cell office:value-type="date" office:date-value="2024-05-08" calcext:value-type="date">
            <text:p>08.05.2024</text:p>
          </table:table-cell>
          <table:table-cell office:value-type="currency" office:currency="BGN" office:value="2.00187" calcext:value-type="currency">
            <text:p>2.00187 лв.</text:p>
          </table:table-cell>
        </table:table-row>
        <table:table-row table:style-name="ro1">
          <table:table-cell office:value-type="date" office:date-value="2024-05-09" calcext:value-type="date">
            <text:p>09.05.2024</text:p>
          </table:table-cell>
          <table:table-cell office:value-type="currency" office:currency="BGN" office:value="2.00392" calcext:value-type="currency">
            <text:p>2.00392 лв.</text:p>
          </table:table-cell>
        </table:table-row>
        <table:table-row table:style-name="ro1">
          <table:table-cell office:value-type="date" office:date-value="2024-05-10" calcext:value-type="date">
            <text:p>10.05.2024</text:p>
          </table:table-cell>
          <table:table-cell office:value-type="currency" office:currency="BGN" office:value="2.00003" calcext:value-type="currency">
            <text:p>2.00003 лв.</text:p>
          </table:table-cell>
        </table:table-row>
        <table:table-row table:style-name="ro1">
          <table:table-cell office:value-type="date" office:date-value="2024-05-11" calcext:value-type="date">
            <text:p>11.05.2024</text:p>
          </table:table-cell>
          <table:table-cell office:value-type="currency" office:currency="BGN" office:value="2.00003" calcext:value-type="currency">
            <text:p>2.00003 лв.</text:p>
          </table:table-cell>
        </table:table-row>
        <table:table-row table:style-name="ro1">
          <table:table-cell office:value-type="date" office:date-value="2024-05-12" calcext:value-type="date">
            <text:p>12.05.2024</text:p>
          </table:table-cell>
          <table:table-cell office:value-type="currency" office:currency="BGN" office:value="2.00003" calcext:value-type="currency">
            <text:p>2.00003 лв.</text:p>
          </table:table-cell>
        </table:table-row>
        <table:table-row table:style-name="ro1">
          <table:table-cell office:value-type="date" office:date-value="2024-05-13" calcext:value-type="date">
            <text:p>13.05.2024</text:p>
          </table:table-cell>
          <table:table-cell office:value-type="currency" office:currency="BGN" office:value="1.99901" calcext:value-type="currency">
            <text:p>1.99901 лв.</text:p>
          </table:table-cell>
        </table:table-row>
        <table:table-row table:style-name="ro1">
          <table:table-cell office:value-type="date" office:date-value="2024-05-14" calcext:value-type="date">
            <text:p>14.05.2024</text:p>
          </table:table-cell>
          <table:table-cell office:value-type="currency" office:currency="BGN" office:value="1.99554" calcext:value-type="currency">
            <text:p>1.99554 лв.</text:p>
          </table:table-cell>
        </table:table-row>
        <table:table-row table:style-name="ro1">
          <table:table-cell office:value-type="date" office:date-value="2024-05-15" calcext:value-type="date">
            <text:p>15.05.2024</text:p>
          </table:table-cell>
          <table:table-cell office:value-type="currency" office:currency="BGN" office:value="1.99574" calcext:value-type="currency">
            <text:p>1.99574 лв.</text:p>
          </table:table-cell>
        </table:table-row>
        <table:table-row table:style-name="ro1">
          <table:table-cell office:value-type="date" office:date-value="2024-05-16" calcext:value-type="date">
            <text:p>16.05.2024</text:p>
          </table:table-cell>
          <table:table-cell office:value-type="currency" office:currency="BGN" office:value="1.99127" calcext:value-type="currency">
            <text:p>1.99127 лв.</text:p>
          </table:table-cell>
        </table:table-row>
        <table:table-row table:style-name="ro1">
          <table:table-cell office:value-type="date" office:date-value="2024-05-17" calcext:value-type="date">
            <text:p>17.05.2024</text:p>
          </table:table-cell>
          <table:table-cell office:value-type="currency" office:currency="BGN" office:value="1.98461" calcext:value-type="currency">
            <text:p>1.98461 лв.</text:p>
          </table:table-cell>
        </table:table-row>
        <table:table-row table:style-name="ro1">
          <table:table-cell office:value-type="date" office:date-value="2024-05-18" calcext:value-type="date">
            <text:p>18.05.2024</text:p>
          </table:table-cell>
          <table:table-cell office:value-type="currency" office:currency="BGN" office:value="1.98461" calcext:value-type="currency">
            <text:p>1.98461 лв.</text:p>
          </table:table-cell>
        </table:table-row>
        <table:table-row table:style-name="ro1">
          <table:table-cell office:value-type="date" office:date-value="2024-05-19" calcext:value-type="date">
            <text:p>19.05.2024</text:p>
          </table:table-cell>
          <table:table-cell office:value-type="currency" office:currency="BGN" office:value="1.98461" calcext:value-type="currency">
            <text:p>1.98461 лв.</text:p>
          </table:table-cell>
        </table:table-row>
        <table:table-row table:style-name="ro1">
          <table:table-cell office:value-type="date" office:date-value="2024-05-20" calcext:value-type="date">
            <text:p>20.05.2024</text:p>
          </table:table-cell>
          <table:table-cell office:value-type="currency" office:currency="BGN" office:value="1.97959" calcext:value-type="currency">
            <text:p>1.97959 лв.</text:p>
          </table:table-cell>
        </table:table-row>
        <table:table-row table:style-name="ro1">
          <table:table-cell office:value-type="date" office:date-value="2024-05-21" calcext:value-type="date">
            <text:p>21.05.2024</text:p>
          </table:table-cell>
          <table:table-cell office:value-type="currency" office:currency="BGN" office:value="1.97878" calcext:value-type="currency">
            <text:p>1.97878 лв.</text:p>
          </table:table-cell>
        </table:table-row>
        <table:table-row table:style-name="ro1">
          <table:table-cell office:value-type="date" office:date-value="2024-05-22" calcext:value-type="date">
            <text:p>22.05.2024</text:p>
          </table:table-cell>
          <table:table-cell office:value-type="currency" office:currency="BGN" office:value="1.97459" calcext:value-type="currency">
            <text:p>1.97459 лв.</text:p>
          </table:table-cell>
        </table:table-row>
        <table:table-row table:style-name="ro1">
          <table:table-cell office:value-type="date" office:date-value="2024-05-23" calcext:value-type="date">
            <text:p>23.05.2024</text:p>
          </table:table-cell>
          <table:table-cell office:value-type="currency" office:currency="BGN" office:value="1.97419" calcext:value-type="currency">
            <text:p>1.97419 лв.</text:p>
          </table:table-cell>
        </table:table-row>
        <table:table-row table:style-name="ro1">
          <table:table-cell office:value-type="date" office:date-value="2024-05-24" calcext:value-type="date">
            <text:p>24.05.2024</text:p>
          </table:table-cell>
          <table:table-cell office:value-type="currency" office:currency="BGN" office:value="1.97419" calcext:value-type="currency">
            <text:p>1.97419 лв.</text:p>
          </table:table-cell>
        </table:table-row>
        <table:table-row table:style-name="ro1">
          <table:table-cell office:value-type="date" office:date-value="2024-05-25" calcext:value-type="date">
            <text:p>25.05.2024</text:p>
          </table:table-cell>
          <table:table-cell office:value-type="currency" office:currency="BGN" office:value="1.97419" calcext:value-type="currency">
            <text:p>1.97419 лв.</text:p>
          </table:table-cell>
        </table:table-row>
        <table:table-row table:style-name="ro1">
          <table:table-cell office:value-type="date" office:date-value="2024-05-26" calcext:value-type="date">
            <text:p>26.05.2024</text:p>
          </table:table-cell>
          <table:table-cell office:value-type="currency" office:currency="BGN" office:value="1.97419" calcext:value-type="currency">
            <text:p>1.97419 лв.</text:p>
          </table:table-cell>
        </table:table-row>
        <table:table-row table:style-name="ro1">
          <table:table-cell office:value-type="date" office:date-value="2024-05-27" calcext:value-type="date">
            <text:p>27.05.2024</text:p>
          </table:table-cell>
          <table:table-cell office:value-type="currency" office:currency="BGN" office:value="1.97121" calcext:value-type="currency">
            <text:p>1.97121 лв.</text:p>
          </table:table-cell>
        </table:table-row>
        <table:table-row table:style-name="ro1">
          <table:table-cell office:value-type="date" office:date-value="2024-05-28" calcext:value-type="date">
            <text:p>28.05.2024</text:p>
          </table:table-cell>
          <table:table-cell office:value-type="currency" office:currency="BGN" office:value="1.97399" calcext:value-type="currency">
            <text:p>1.97399 лв.</text:p>
          </table:table-cell>
        </table:table-row>
        <table:table-row table:style-name="ro1">
          <table:table-cell office:value-type="date" office:date-value="2024-05-29" calcext:value-type="date">
            <text:p>29.05.2024</text:p>
          </table:table-cell>
          <table:table-cell office:value-type="currency" office:currency="BGN" office:value="1.97419" calcext:value-type="currency">
            <text:p>1.97419 лв.</text:p>
          </table:table-cell>
        </table:table-row>
        <table:table-row table:style-name="ro1">
          <table:table-cell office:value-type="date" office:date-value="2024-05-30" calcext:value-type="date">
            <text:p>30.05.2024</text:p>
          </table:table-cell>
          <table:table-cell office:value-type="currency" office:currency="BGN" office:value="1.99412" calcext:value-type="currency">
            <text:p>1.99412 лв.</text:p>
          </table:table-cell>
        </table:table-row>
        <table:table-row table:style-name="ro1">
          <table:table-cell office:value-type="date" office:date-value="2024-05-31" calcext:value-type="date">
            <text:p>31.05.2024</text:p>
          </table:table-cell>
          <table:table-cell office:value-type="currency" office:currency="BGN" office:value="1.99209" calcext:value-type="currency">
            <text:p>1.99209 лв.</text:p>
          </table:table-cell>
        </table:table-row>
        <table:table-row table:style-name="ro1">
          <table:table-cell office:value-type="date" office:date-value="2024-06-01" calcext:value-type="date">
            <text:p>01.06.2024</text:p>
          </table:table-cell>
          <table:table-cell office:value-type="currency" office:currency="BGN" office:value="1.99209" calcext:value-type="currency">
            <text:p>1.99209 лв.</text:p>
          </table:table-cell>
        </table:table-row>
        <table:table-row table:style-name="ro1">
          <table:table-cell office:value-type="date" office:date-value="2024-06-02" calcext:value-type="date">
            <text:p>02.06.2024</text:p>
          </table:table-cell>
          <table:table-cell office:value-type="currency" office:currency="BGN" office:value="1.99209" calcext:value-type="currency">
            <text:p>1.99209 лв.</text:p>
          </table:table-cell>
        </table:table-row>
        <table:table-row table:style-name="ro1">
          <table:table-cell office:value-type="date" office:date-value="2024-06-03" calcext:value-type="date">
            <text:p>03.06.2024</text:p>
          </table:table-cell>
          <table:table-cell office:value-type="currency" office:currency="BGN" office:value="2.00146" calcext:value-type="currency">
            <text:p>2.00146 лв.</text:p>
          </table:table-cell>
        </table:table-row>
        <table:table-row table:style-name="ro1">
          <table:table-cell office:value-type="date" office:date-value="2024-06-04" calcext:value-type="date">
            <text:p>04.06.2024</text:p>
          </table:table-cell>
          <table:table-cell office:value-type="currency" office:currency="BGN" office:value="2.0157" calcext:value-type="currency">
            <text:p>2.01570 лв.</text:p>
          </table:table-cell>
        </table:table-row>
        <table:table-row table:style-name="ro1">
          <table:table-cell office:value-type="date" office:date-value="2024-06-05" calcext:value-type="date">
            <text:p>05.06.2024</text:p>
          </table:table-cell>
          <table:table-cell office:value-type="currency" office:currency="BGN" office:value="2.01549" calcext:value-type="currency">
            <text:p>2.01549 лв.</text:p>
          </table:table-cell>
        </table:table-row>
        <table:table-row table:style-name="ro1">
          <table:table-cell office:value-type="date" office:date-value="2024-06-06" calcext:value-type="date">
            <text:p>06.06.2024</text:p>
          </table:table-cell>
          <table:table-cell office:value-type="currency" office:currency="BGN" office:value="2.01903" calcext:value-type="currency">
            <text:p>2.01903 лв.</text:p>
          </table:table-cell>
        </table:table-row>
        <table:table-row table:style-name="ro1">
          <table:table-cell office:value-type="date" office:date-value="2024-06-07" calcext:value-type="date">
            <text:p>07.06.2024</text:p>
          </table:table-cell>
          <table:table-cell office:value-type="currency" office:currency="BGN" office:value="2.01715" calcext:value-type="currency">
            <text:p>2.01715 лв.</text:p>
          </table:table-cell>
        </table:table-row>
        <table:table-row table:style-name="ro1">
          <table:table-cell office:value-type="date" office:date-value="2024-06-08" calcext:value-type="date">
            <text:p>08.06.2024</text:p>
          </table:table-cell>
          <table:table-cell office:value-type="currency" office:currency="BGN" office:value="2.01715" calcext:value-type="currency">
            <text:p>2.01715 лв.</text:p>
          </table:table-cell>
        </table:table-row>
        <table:table-row table:style-name="ro1">
          <table:table-cell office:value-type="date" office:date-value="2024-06-09" calcext:value-type="date">
            <text:p>09.06.2024</text:p>
          </table:table-cell>
          <table:table-cell office:value-type="currency" office:currency="BGN" office:value="2.01715" calcext:value-type="currency">
            <text:p>2.01715 лв.</text:p>
          </table:table-cell>
        </table:table-row>
        <table:table-row table:style-name="ro1">
          <table:table-cell office:value-type="date" office:date-value="2024-06-10" calcext:value-type="date">
            <text:p>10.06.2024</text:p>
          </table:table-cell>
          <table:table-cell office:value-type="currency" office:currency="BGN" office:value="2.0295" calcext:value-type="currency">
            <text:p>2.02950 лв.</text:p>
          </table:table-cell>
        </table:table-row>
        <table:table-row table:style-name="ro1">
          <table:table-cell office:value-type="date" office:date-value="2024-06-11" calcext:value-type="date">
            <text:p>11.06.2024</text:p>
          </table:table-cell>
          <table:table-cell office:value-type="currency" office:currency="BGN" office:value="2.03266" calcext:value-type="currency">
            <text:p>2.03266 лв.</text:p>
          </table:table-cell>
        </table:table-row>
        <table:table-row table:style-name="ro1">
          <table:table-cell office:value-type="date" office:date-value="2024-06-12" calcext:value-type="date">
            <text:p>12.06.2024</text:p>
          </table:table-cell>
          <table:table-cell office:value-type="currency" office:currency="BGN" office:value="2.02866" calcext:value-type="currency">
            <text:p>2.02866 лв.</text:p>
          </table:table-cell>
        </table:table-row>
        <table:table-row table:style-name="ro1">
          <table:table-cell office:value-type="date" office:date-value="2024-06-13" calcext:value-type="date">
            <text:p>13.06.2024</text:p>
          </table:table-cell>
          <table:table-cell office:value-type="currency" office:currency="BGN" office:value="2.02299" calcext:value-type="currency">
            <text:p>2.02299 лв.</text:p>
          </table:table-cell>
        </table:table-row>
        <table:table-row table:style-name="ro1">
          <table:table-cell office:value-type="date" office:date-value="2024-06-14" calcext:value-type="date">
            <text:p>14.06.2024</text:p>
          </table:table-cell>
          <table:table-cell office:value-type="currency" office:currency="BGN" office:value="2.05143" calcext:value-type="currency">
            <text:p>2.05143 лв.</text:p>
          </table:table-cell>
        </table:table-row>
        <table:table-row table:style-name="ro1">
          <table:table-cell office:value-type="date" office:date-value="2024-06-15" calcext:value-type="date">
            <text:p>15.06.2024</text:p>
          </table:table-cell>
          <table:table-cell office:value-type="currency" office:currency="BGN" office:value="2.05143" calcext:value-type="currency">
            <text:p>2.05143 лв.</text:p>
          </table:table-cell>
        </table:table-row>
        <table:table-row table:style-name="ro1">
          <table:table-cell office:value-type="date" office:date-value="2024-06-16" calcext:value-type="date">
            <text:p>16.06.2024</text:p>
          </table:table-cell>
          <table:table-cell office:value-type="currency" office:currency="BGN" office:value="2.05143" calcext:value-type="currency">
            <text:p>2.05143 лв.</text:p>
          </table:table-cell>
        </table:table-row>
        <table:table-row table:style-name="ro1">
          <table:table-cell office:value-type="date" office:date-value="2024-06-17" calcext:value-type="date">
            <text:p>17.06.2024</text:p>
          </table:table-cell>
          <table:table-cell office:value-type="currency" office:currency="BGN" office:value="2.04563" calcext:value-type="currency">
            <text:p>2.04563 лв.</text:p>
          </table:table-cell>
        </table:table-row>
        <table:table-row table:style-name="ro1">
          <table:table-cell office:value-type="date" office:date-value="2024-06-18" calcext:value-type="date">
            <text:p>18.06.2024</text:p>
          </table:table-cell>
          <table:table-cell office:value-type="currency" office:currency="BGN" office:value="2.05617" calcext:value-type="currency">
            <text:p>2.05617 лв.</text:p>
          </table:table-cell>
        </table:table-row>
        <table:table-row table:style-name="ro1">
          <table:table-cell office:value-type="date" office:date-value="2024-06-19" calcext:value-type="date">
            <text:p>19.06.2024</text:p>
          </table:table-cell>
          <table:table-cell office:value-type="currency" office:currency="BGN" office:value="2.05747" calcext:value-type="currency">
            <text:p>2.05747 лв.</text:p>
          </table:table-cell>
        </table:table-row>
        <table:table-row table:style-name="ro1">
          <table:table-cell office:value-type="date" office:date-value="2024-06-20" calcext:value-type="date">
            <text:p>20.06.2024</text:p>
          </table:table-cell>
          <table:table-cell office:value-type="currency" office:currency="BGN" office:value="2.04885" calcext:value-type="currency">
            <text:p>2.04885 лв.</text:p>
          </table:table-cell>
        </table:table-row>
        <table:table-row table:style-name="ro1">
          <table:table-cell office:value-type="date" office:date-value="2024-06-21" calcext:value-type="date">
            <text:p>21.06.2024</text:p>
          </table:table-cell>
          <table:table-cell office:value-type="currency" office:currency="BGN" office:value="2.05078" calcext:value-type="currency">
            <text:p>2.05078 лв.</text:p>
          </table:table-cell>
        </table:table-row>
        <table:table-row table:style-name="ro1">
          <table:table-cell office:value-type="date" office:date-value="2024-06-22" calcext:value-type="date">
            <text:p>22.06.2024</text:p>
          </table:table-cell>
          <table:table-cell office:value-type="currency" office:currency="BGN" office:value="2.05078" calcext:value-type="currency">
            <text:p>2.05078 лв.</text:p>
          </table:table-cell>
        </table:table-row>
        <table:table-row table:style-name="ro1">
          <table:table-cell office:value-type="date" office:date-value="2024-06-23" calcext:value-type="date">
            <text:p>23.06.2024</text:p>
          </table:table-cell>
          <table:table-cell office:value-type="currency" office:currency="BGN" office:value="2.05078" calcext:value-type="currency">
            <text:p>2.05078 лв.</text:p>
          </table:table-cell>
        </table:table-row>
        <table:table-row table:style-name="ro1">
          <table:table-cell office:value-type="date" office:date-value="2024-06-24" calcext:value-type="date">
            <text:p>24.06.2024</text:p>
          </table:table-cell>
          <table:table-cell office:value-type="currency" office:currency="BGN" office:value="2.0403" calcext:value-type="currency">
            <text:p>2.04030 лв.</text:p>
          </table:table-cell>
        </table:table-row>
        <table:table-row table:style-name="ro1">
          <table:table-cell office:value-type="date" office:date-value="2024-06-25" calcext:value-type="date">
            <text:p>25.06.2024</text:p>
          </table:table-cell>
          <table:table-cell office:value-type="currency" office:currency="BGN" office:value="2.04264" calcext:value-type="currency">
            <text:p>2.04264 лв.</text:p>
          </table:table-cell>
        </table:table-row>
        <table:table-row table:style-name="ro1">
          <table:table-cell office:value-type="date" office:date-value="2024-06-26" calcext:value-type="date">
            <text:p>26.06.2024</text:p>
          </table:table-cell>
          <table:table-cell office:value-type="currency" office:currency="BGN" office:value="2.04051" calcext:value-type="currency">
            <text:p>2.04051 лв.</text:p>
          </table:table-cell>
        </table:table-row>
        <table:table-row table:style-name="ro1">
          <table:table-cell office:value-type="date" office:date-value="2024-06-27" calcext:value-type="date">
            <text:p>27.06.2024</text:p>
          </table:table-cell>
          <table:table-cell office:value-type="currency" office:currency="BGN" office:value="2.03647" calcext:value-type="currency">
            <text:p>2.03647 лв.</text:p>
          </table:table-cell>
        </table:table-row>
        <table:table-row table:style-name="ro1">
          <table:table-cell office:value-type="date" office:date-value="2024-06-28" calcext:value-type="date">
            <text:p>28.06.2024</text:p>
          </table:table-cell>
          <table:table-cell office:value-type="currency" office:currency="BGN" office:value="2.03013" calcext:value-type="currency">
            <text:p>2.03013 лв.</text:p>
          </table:table-cell>
        </table:table-row>
        <table:table-row table:style-name="ro1">
          <table:table-cell office:value-type="date" office:date-value="2024-06-29" calcext:value-type="date">
            <text:p>29.06.2024</text:p>
          </table:table-cell>
          <table:table-cell office:value-type="currency" office:currency="BGN" office:value="2.03013" calcext:value-type="currency">
            <text:p>2.03013 лв.</text:p>
          </table:table-cell>
        </table:table-row>
        <table:table-row table:style-name="ro1">
          <table:table-cell office:value-type="date" office:date-value="2024-06-30" calcext:value-type="date">
            <text:p>30.06.2024</text:p>
          </table:table-cell>
          <table:table-cell office:value-type="currency" office:currency="BGN" office:value="2.03013" calcext:value-type="currency">
            <text:p>2.03013 лв.</text:p>
          </table:table-cell>
        </table:table-row>
        <table:table-row table:style-name="ro1">
          <table:table-cell office:value-type="date" office:date-value="2024-07-01" calcext:value-type="date">
            <text:p>01.07.2024</text:p>
          </table:table-cell>
          <table:table-cell office:value-type="currency" office:currency="BGN" office:value="2.01861" calcext:value-type="currency">
            <text:p>2.01861 лв.</text:p>
          </table:table-cell>
        </table:table-row>
        <table:table-row table:style-name="ro1">
          <table:table-cell office:value-type="date" office:date-value="2024-07-02" calcext:value-type="date">
            <text:p>02.07.2024</text:p>
          </table:table-cell>
          <table:table-cell office:value-type="currency" office:currency="BGN" office:value="2.01694" calcext:value-type="currency">
            <text:p>2.01694 лв.</text:p>
          </table:table-cell>
        </table:table-row>
        <table:table-row table:style-name="ro1">
          <table:table-cell office:value-type="date" office:date-value="2024-07-03" calcext:value-type="date">
            <text:p>03.07.2024</text:p>
          </table:table-cell>
          <table:table-cell office:value-type="currency" office:currency="BGN" office:value="2.01258" calcext:value-type="currency">
            <text:p>2.01258 лв.</text:p>
          </table:table-cell>
        </table:table-row>
        <table:table-row table:style-name="ro1">
          <table:table-cell office:value-type="date" office:date-value="2024-07-04" calcext:value-type="date">
            <text:p>04.07.2024</text:p>
          </table:table-cell>
          <table:table-cell office:value-type="currency" office:currency="BGN" office:value="2.01279" calcext:value-type="currency">
            <text:p>2.01279 лв.</text:p>
          </table:table-cell>
        </table:table-row>
        <table:table-row table:style-name="ro1">
          <table:table-cell office:value-type="date" office:date-value="2024-07-05" calcext:value-type="date">
            <text:p>05.07.2024</text:p>
          </table:table-cell>
          <table:table-cell office:value-type="currency" office:currency="BGN" office:value="2.0101" calcext:value-type="currency">
            <text:p>2.01010 лв.</text:p>
          </table:table-cell>
        </table:table-row>
        <table:table-row table:style-name="ro1">
          <table:table-cell office:value-type="date" office:date-value="2024-07-06" calcext:value-type="date">
            <text:p>06.07.2024</text:p>
          </table:table-cell>
          <table:table-cell office:value-type="currency" office:currency="BGN" office:value="2.0101" calcext:value-type="currency">
            <text:p>2.01010 лв.</text:p>
          </table:table-cell>
        </table:table-row>
        <table:table-row table:style-name="ro1">
          <table:table-cell office:value-type="date" office:date-value="2024-07-07" calcext:value-type="date">
            <text:p>07.07.2024</text:p>
          </table:table-cell>
          <table:table-cell office:value-type="currency" office:currency="BGN" office:value="2.0101" calcext:value-type="currency">
            <text:p>2.01010 лв.</text:p>
          </table:table-cell>
        </table:table-row>
        <table:table-row table:style-name="ro1">
          <table:table-cell office:value-type="date" office:date-value="2024-07-08" calcext:value-type="date">
            <text:p>08.07.2024</text:p>
          </table:table-cell>
          <table:table-cell office:value-type="currency" office:currency="BGN" office:value="2.01404" calcext:value-type="currency">
            <text:p>2.01404 лв.</text:p>
          </table:table-cell>
        </table:table-row>
        <table:table-row table:style-name="ro1">
          <table:table-cell office:value-type="date" office:date-value="2024-07-09" calcext:value-type="date">
            <text:p>09.07.2024</text:p>
          </table:table-cell>
          <table:table-cell office:value-type="currency" office:currency="BGN" office:value="2.01383" calcext:value-type="currency">
            <text:p>2.01383 лв.</text:p>
          </table:table-cell>
        </table:table-row>
        <table:table-row table:style-name="ro1">
          <table:table-cell office:value-type="date" office:date-value="2024-07-10" calcext:value-type="date">
            <text:p>10.07.2024</text:p>
          </table:table-cell>
          <table:table-cell office:value-type="currency" office:currency="BGN" office:value="2.01155" calcext:value-type="currency">
            <text:p>2.01155 лв.</text:p>
          </table:table-cell>
        </table:table-row>
        <table:table-row table:style-name="ro1">
          <table:table-cell office:value-type="date" office:date-value="2024-07-11" calcext:value-type="date">
            <text:p>11.07.2024</text:p>
          </table:table-cell>
          <table:table-cell office:value-type="currency" office:currency="BGN" office:value="2.00619" calcext:value-type="currency">
            <text:p>2.00619 лв.</text:p>
          </table:table-cell>
        </table:table-row>
        <table:table-row table:style-name="ro1">
          <table:table-cell office:value-type="date" office:date-value="2024-07-12" calcext:value-type="date">
            <text:p>12.07.2024</text:p>
          </table:table-cell>
          <table:table-cell office:value-type="currency" office:currency="BGN" office:value="2.0066" calcext:value-type="currency">
            <text:p>2.00660 лв.</text:p>
          </table:table-cell>
        </table:table-row>
        <table:table-row table:style-name="ro1">
          <table:table-cell office:value-type="date" office:date-value="2024-07-13" calcext:value-type="date">
            <text:p>13.07.2024</text:p>
          </table:table-cell>
          <table:table-cell office:value-type="currency" office:currency="BGN" office:value="2.0066" calcext:value-type="currency">
            <text:p>2.00660 лв.</text:p>
          </table:table-cell>
        </table:table-row>
        <table:table-row table:style-name="ro1">
          <table:table-cell office:value-type="date" office:date-value="2024-07-14" calcext:value-type="date">
            <text:p>14.07.2024</text:p>
          </table:table-cell>
          <table:table-cell office:value-type="currency" office:currency="BGN" office:value="2.0066" calcext:value-type="currency">
            <text:p>2.00660 лв.</text:p>
          </table:table-cell>
        </table:table-row>
        <table:table-row table:style-name="ro1">
          <table:table-cell office:value-type="date" office:date-value="2024-07-15" calcext:value-type="date">
            <text:p>15.07.2024</text:p>
          </table:table-cell>
          <table:table-cell office:value-type="currency" office:currency="BGN" office:value="2.00495" calcext:value-type="currency">
            <text:p>2.00495 лв.</text:p>
          </table:table-cell>
        </table:table-row>
        <table:table-row table:style-name="ro1">
          <table:table-cell office:value-type="date" office:date-value="2024-07-16" calcext:value-type="date">
            <text:p>16.07.2024</text:p>
          </table:table-cell>
          <table:table-cell office:value-type="currency" office:currency="BGN" office:value="2.00372" calcext:value-type="currency">
            <text:p>2.00372 лв.</text:p>
          </table:table-cell>
        </table:table-row>
        <table:table-row table:style-name="ro1">
          <table:table-cell office:value-type="date" office:date-value="2024-07-17" calcext:value-type="date">
            <text:p>17.07.2024</text:p>
          </table:table-cell>
          <table:table-cell office:value-type="currency" office:currency="BGN" office:value="2.01778" calcext:value-type="currency">
            <text:p>2.01778 лв.</text:p>
          </table:table-cell>
        </table:table-row>
        <table:table-row table:style-name="ro1">
          <table:table-cell office:value-type="date" office:date-value="2024-07-18" calcext:value-type="date">
            <text:p>18.07.2024</text:p>
          </table:table-cell>
          <table:table-cell office:value-type="currency" office:currency="BGN" office:value="2.02341" calcext:value-type="currency">
            <text:p>2.02341 лв.</text:p>
          </table:table-cell>
        </table:table-row>
        <table:table-row table:style-name="ro1">
          <table:table-cell office:value-type="date" office:date-value="2024-07-19" calcext:value-type="date">
            <text:p>19.07.2024</text:p>
          </table:table-cell>
          <table:table-cell office:value-type="currency" office:currency="BGN" office:value="2.01882" calcext:value-type="currency">
            <text:p>2.01882 лв.</text:p>
          </table:table-cell>
        </table:table-row>
        <table:table-row table:style-name="ro1">
          <table:table-cell office:value-type="date" office:date-value="2024-07-20" calcext:value-type="date">
            <text:p>20.07.2024</text:p>
          </table:table-cell>
          <table:table-cell office:value-type="currency" office:currency="BGN" office:value="2.01882" calcext:value-type="currency">
            <text:p>2.01882 лв.</text:p>
          </table:table-cell>
        </table:table-row>
        <table:table-row table:style-name="ro1">
          <table:table-cell office:value-type="date" office:date-value="2024-07-21" calcext:value-type="date">
            <text:p>21.07.2024</text:p>
          </table:table-cell>
          <table:table-cell office:value-type="currency" office:currency="BGN" office:value="2.01882" calcext:value-type="currency">
            <text:p>2.01882 лв.</text:p>
          </table:table-cell>
        </table:table-row>
        <table:table-row table:style-name="ro1">
          <table:table-cell office:value-type="date" office:date-value="2024-07-22" calcext:value-type="date">
            <text:p>22.07.2024</text:p>
          </table:table-cell>
          <table:table-cell office:value-type="currency" office:currency="BGN" office:value="2.02237" calcext:value-type="currency">
            <text:p>2.02237 лв.</text:p>
          </table:table-cell>
        </table:table-row>
        <table:table-row table:style-name="ro1">
          <table:table-cell office:value-type="date" office:date-value="2024-07-23" calcext:value-type="date">
            <text:p>23.07.2024</text:p>
          </table:table-cell>
          <table:table-cell office:value-type="currency" office:currency="BGN" office:value="2.02028" calcext:value-type="currency">
            <text:p>2.02028 лв.</text:p>
          </table:table-cell>
        </table:table-row>
        <table:table-row table:style-name="ro1">
          <table:table-cell office:value-type="date" office:date-value="2024-07-24" calcext:value-type="date">
            <text:p>24.07.2024</text:p>
          </table:table-cell>
          <table:table-cell office:value-type="currency" office:currency="BGN" office:value="2.03541" calcext:value-type="currency">
            <text:p>2.03541 лв.</text:p>
          </table:table-cell>
        </table:table-row>
        <table:table-row table:style-name="ro1">
          <table:table-cell office:value-type="date" office:date-value="2024-07-25" calcext:value-type="date">
            <text:p>25.07.2024</text:p>
          </table:table-cell>
          <table:table-cell office:value-type="currency" office:currency="BGN" office:value="2.05143" calcext:value-type="currency">
            <text:p>2.05143 лв.</text:p>
          </table:table-cell>
        </table:table-row>
        <table:table-row table:style-name="ro1">
          <table:table-cell office:value-type="date" office:date-value="2024-07-26" calcext:value-type="date">
            <text:p>26.07.2024</text:p>
          </table:table-cell>
          <table:table-cell office:value-type="currency" office:currency="BGN" office:value="2.0386" calcext:value-type="currency">
            <text:p>2.03860 лв.</text:p>
          </table:table-cell>
        </table:table-row>
        <table:table-row table:style-name="ro1">
          <table:table-cell office:value-type="date" office:date-value="2024-07-27" calcext:value-type="date">
            <text:p>27.07.2024</text:p>
          </table:table-cell>
          <table:table-cell office:value-type="currency" office:currency="BGN" office:value="2.0386" calcext:value-type="currency">
            <text:p>2.03860 лв.</text:p>
          </table:table-cell>
        </table:table-row>
        <table:table-row table:style-name="ro1">
          <table:table-cell office:value-type="date" office:date-value="2024-07-28" calcext:value-type="date">
            <text:p>28.07.2024</text:p>
          </table:table-cell>
          <table:table-cell office:value-type="currency" office:currency="BGN" office:value="2.0386" calcext:value-type="currency">
            <text:p>2.03860 лв.</text:p>
          </table:table-cell>
        </table:table-row>
        <table:table-row table:style-name="ro1">
          <table:table-cell office:value-type="date" office:date-value="2024-07-29" calcext:value-type="date">
            <text:p>29.07.2024</text:p>
          </table:table-cell>
          <table:table-cell office:value-type="currency" office:currency="BGN" office:value="2.042" calcext:value-type="currency">
            <text:p>2.04200 лв.</text:p>
          </table:table-cell>
        </table:table-row>
        <table:table-row table:style-name="ro1">
          <table:table-cell office:value-type="date" office:date-value="2024-07-30" calcext:value-type="date">
            <text:p>30.07.2024</text:p>
          </table:table-cell>
          <table:table-cell office:value-type="currency" office:currency="BGN" office:value="2.03902" calcext:value-type="currency">
            <text:p>2.03902 лв.</text:p>
          </table:table-cell>
        </table:table-row>
        <table:table-row table:style-name="ro1">
          <table:table-cell office:value-type="date" office:date-value="2024-07-31" calcext:value-type="date">
            <text:p>31.07.2024</text:p>
          </table:table-cell>
          <table:table-cell office:value-type="currency" office:currency="BGN" office:value="2.05164" calcext:value-type="currency">
            <text:p>2.05164 лв.</text:p>
          </table:table-cell>
        </table:table-row>
        <table:table-row table:style-name="ro1">
          <table:table-cell office:value-type="date" office:date-value="2024-08-01" calcext:value-type="date">
            <text:p>01.08.2024</text:p>
          </table:table-cell>
          <table:table-cell office:value-type="currency" office:currency="BGN" office:value="2.06594" calcext:value-type="currency">
            <text:p>2.06594 лв.</text:p>
          </table:table-cell>
        </table:table-row>
        <table:table-row table:style-name="ro1">
          <table:table-cell office:value-type="date" office:date-value="2024-08-02" calcext:value-type="date">
            <text:p>02.08.2024</text:p>
          </table:table-cell>
          <table:table-cell office:value-type="currency" office:currency="BGN" office:value="2.07339" calcext:value-type="currency">
            <text:p>2.07339 лв.</text:p>
          </table:table-cell>
        </table:table-row>
        <table:table-row table:style-name="ro1">
          <table:table-cell office:value-type="date" office:date-value="2024-08-03" calcext:value-type="date">
            <text:p>03.08.2024</text:p>
          </table:table-cell>
          <table:table-cell office:value-type="currency" office:currency="BGN" office:value="2.07339" calcext:value-type="currency">
            <text:p>2.07339 лв.</text:p>
          </table:table-cell>
        </table:table-row>
        <table:table-row table:style-name="ro1">
          <table:table-cell office:value-type="date" office:date-value="2024-08-04" calcext:value-type="date">
            <text:p>04.08.2024</text:p>
          </table:table-cell>
          <table:table-cell office:value-type="currency" office:currency="BGN" office:value="2.07339" calcext:value-type="currency">
            <text:p>2.07339 лв.</text:p>
          </table:table-cell>
        </table:table-row>
        <table:table-row table:style-name="ro1">
          <table:table-cell office:value-type="date" office:date-value="2024-08-05" calcext:value-type="date">
            <text:p>05.08.2024</text:p>
          </table:table-cell>
          <table:table-cell office:value-type="currency" office:currency="BGN" office:value="2.10214" calcext:value-type="currency">
            <text:p>2.10214 лв.</text:p>
          </table:table-cell>
        </table:table-row>
        <table:table-row table:style-name="ro1">
          <table:table-cell office:value-type="date" office:date-value="2024-08-06" calcext:value-type="date">
            <text:p>06.08.2024</text:p>
          </table:table-cell>
          <table:table-cell office:value-type="currency" office:currency="BGN" office:value="2.0974" calcext:value-type="currency">
            <text:p>2.09740 лв.</text:p>
          </table:table-cell>
        </table:table-row>
        <table:table-row table:style-name="ro1">
          <table:table-cell office:value-type="date" office:date-value="2024-08-07" calcext:value-type="date">
            <text:p>07.08.2024</text:p>
          </table:table-cell>
          <table:table-cell office:value-type="currency" office:currency="BGN" office:value="2.07868" calcext:value-type="currency">
            <text:p>2.07868 лв.</text:p>
          </table:table-cell>
        </table:table-row>
        <table:table-row table:style-name="ro1">
          <table:table-cell office:value-type="date" office:date-value="2024-08-08" calcext:value-type="date">
            <text:p>08.08.2024</text:p>
          </table:table-cell>
          <table:table-cell office:value-type="currency" office:currency="BGN" office:value="2.08778" calcext:value-type="currency">
            <text:p>2.08778 лв.</text:p>
          </table:table-cell>
        </table:table-row>
        <table:table-row table:style-name="ro1">
          <table:table-cell office:value-type="date" office:date-value="2024-08-09" calcext:value-type="date">
            <text:p>09.08.2024</text:p>
          </table:table-cell>
          <table:table-cell office:value-type="currency" office:currency="BGN" office:value="2.07295" calcext:value-type="currency">
            <text:p>2.07295 лв.</text:p>
          </table:table-cell>
        </table:table-row>
        <table:table-row table:style-name="ro1">
          <table:table-cell office:value-type="date" office:date-value="2024-08-10" calcext:value-type="date">
            <text:p>10.08.2024</text:p>
          </table:table-cell>
          <table:table-cell office:value-type="currency" office:currency="BGN" office:value="2.07295" calcext:value-type="currency">
            <text:p>2.07295 лв.</text:p>
          </table:table-cell>
        </table:table-row>
        <table:table-row table:style-name="ro1">
          <table:table-cell office:value-type="date" office:date-value="2024-08-11" calcext:value-type="date">
            <text:p>11.08.2024</text:p>
          </table:table-cell>
          <table:table-cell office:value-type="currency" office:currency="BGN" office:value="2.07295" calcext:value-type="currency">
            <text:p>2.07295 лв.</text:p>
          </table:table-cell>
        </table:table-row>
        <table:table-row table:style-name="ro1">
          <table:table-cell office:value-type="date" office:date-value="2024-08-12" calcext:value-type="date">
            <text:p>12.08.2024</text:p>
          </table:table-cell>
          <table:table-cell office:value-type="currency" office:currency="BGN" office:value="2.06072" calcext:value-type="currency">
            <text:p>2.06072 лв.</text:p>
          </table:table-cell>
        </table:table-row>
        <table:table-row table:style-name="ro1">
          <table:table-cell office:value-type="date" office:date-value="2024-08-13" calcext:value-type="date">
            <text:p>13.08.2024</text:p>
          </table:table-cell>
          <table:table-cell office:value-type="currency" office:currency="BGN" office:value="2.06311" calcext:value-type="currency">
            <text:p>2.06311 лв.</text:p>
          </table:table-cell>
        </table:table-row>
        <table:table-row table:style-name="ro1">
          <table:table-cell office:value-type="date" office:date-value="2024-08-14" calcext:value-type="date">
            <text:p>14.08.2024</text:p>
          </table:table-cell>
          <table:table-cell office:value-type="currency" office:currency="BGN" office:value="2.05552" calcext:value-type="currency">
            <text:p>2.05552 лв.</text:p>
          </table:table-cell>
        </table:table-row>
        <table:table-row table:style-name="ro1">
          <table:table-cell office:value-type="date" office:date-value="2024-08-15" calcext:value-type="date">
            <text:p>15.08.2024</text:p>
          </table:table-cell>
          <table:table-cell office:value-type="currency" office:currency="BGN" office:value="2.04992" calcext:value-type="currency">
            <text:p>2.04992 лв.</text:p>
          </table:table-cell>
        </table:table-row>
        <table:table-row table:style-name="ro1">
          <table:table-cell office:value-type="date" office:date-value="2024-08-16" calcext:value-type="date">
            <text:p>16.08.2024</text:p>
          </table:table-cell>
          <table:table-cell office:value-type="currency" office:currency="BGN" office:value="2.05014" calcext:value-type="currency">
            <text:p>2.05014 лв.</text:p>
          </table:table-cell>
        </table:table-row>
        <table:table-row table:style-name="ro1">
          <table:table-cell office:value-type="date" office:date-value="2024-08-17" calcext:value-type="date">
            <text:p>17.08.2024</text:p>
          </table:table-cell>
          <table:table-cell office:value-type="currency" office:currency="BGN" office:value="2.05014" calcext:value-type="currency">
            <text:p>2.05014 лв.</text:p>
          </table:table-cell>
        </table:table-row>
        <table:table-row table:style-name="ro1">
          <table:table-cell office:value-type="date" office:date-value="2024-08-18" calcext:value-type="date">
            <text:p>18.08.2024</text:p>
          </table:table-cell>
          <table:table-cell office:value-type="currency" office:currency="BGN" office:value="2.05014" calcext:value-type="currency">
            <text:p>2.05014 лв.</text:p>
          </table:table-cell>
        </table:table-row>
        <table:table-row table:style-name="ro1">
          <table:table-cell office:value-type="date" office:date-value="2024-08-19" calcext:value-type="date">
            <text:p>19.08.2024</text:p>
          </table:table-cell>
          <table:table-cell office:value-type="currency" office:currency="BGN" office:value="2.04949" calcext:value-type="currency">
            <text:p>2.04949 лв.</text:p>
          </table:table-cell>
        </table:table-row>
        <table:table-row table:style-name="ro1">
          <table:table-cell office:value-type="date" office:date-value="2024-08-20" calcext:value-type="date">
            <text:p>20.08.2024</text:p>
          </table:table-cell>
          <table:table-cell office:value-type="currency" office:currency="BGN" office:value="2.05293" calcext:value-type="currency">
            <text:p>2.05293 лв.</text:p>
          </table:table-cell>
        </table:table-row>
        <table:table-row table:style-name="ro1">
          <table:table-cell office:value-type="date" office:date-value="2024-08-21" calcext:value-type="date">
            <text:p>21.08.2024</text:p>
          </table:table-cell>
          <table:table-cell office:value-type="currency" office:currency="BGN" office:value="2.05812" calcext:value-type="currency">
            <text:p>2.05812 лв.</text:p>
          </table:table-cell>
        </table:table-row>
        <table:table-row table:style-name="ro1">
          <table:table-cell office:value-type="date" office:date-value="2024-08-22" calcext:value-type="date">
            <text:p>22.08.2024</text:p>
          </table:table-cell>
          <table:table-cell office:value-type="currency" office:currency="BGN" office:value="2.06094" calcext:value-type="currency">
            <text:p>2.06094 лв.</text:p>
          </table:table-cell>
        </table:table-row>
        <table:table-row table:style-name="ro1">
          <table:table-cell office:value-type="date" office:date-value="2024-08-23" calcext:value-type="date">
            <text:p>23.08.2024</text:p>
          </table:table-cell>
          <table:table-cell office:value-type="currency" office:currency="BGN" office:value="2.06398" calcext:value-type="currency">
            <text:p>2.06398 лв.</text:p>
          </table:table-cell>
        </table:table-row>
        <table:table-row table:style-name="ro1">
          <table:table-cell office:value-type="date" office:date-value="2024-08-24" calcext:value-type="date">
            <text:p>24.08.2024</text:p>
          </table:table-cell>
          <table:table-cell office:value-type="currency" office:currency="BGN" office:value="2.06398" calcext:value-type="currency">
            <text:p>2.06398 лв.</text:p>
          </table:table-cell>
        </table:table-row>
        <table:table-row table:style-name="ro1">
          <table:table-cell office:value-type="date" office:date-value="2024-08-25" calcext:value-type="date">
            <text:p>25.08.2024</text:p>
          </table:table-cell>
          <table:table-cell office:value-type="currency" office:currency="BGN" office:value="2.06398" calcext:value-type="currency">
            <text:p>2.06398 лв.</text:p>
          </table:table-cell>
        </table:table-row>
        <table:table-row table:style-name="ro1">
          <table:table-cell office:value-type="date" office:date-value="2024-08-26" calcext:value-type="date">
            <text:p>26.08.2024</text:p>
          </table:table-cell>
          <table:table-cell office:value-type="currency" office:currency="BGN" office:value="2.06747" calcext:value-type="currency">
            <text:p>2.06747 лв.</text:p>
          </table:table-cell>
        </table:table-row>
        <table:table-row table:style-name="ro1">
          <table:table-cell office:value-type="date" office:date-value="2024-08-27" calcext:value-type="date">
            <text:p>27.08.2024</text:p>
          </table:table-cell>
          <table:table-cell office:value-type="currency" office:currency="BGN" office:value="2.07185" calcext:value-type="currency">
            <text:p>2.07185 лв.</text:p>
          </table:table-cell>
        </table:table-row>
        <table:table-row table:style-name="ro1">
          <table:table-cell office:value-type="date" office:date-value="2024-08-28" calcext:value-type="date">
            <text:p>28.08.2024</text:p>
          </table:table-cell>
          <table:table-cell office:value-type="currency" office:currency="BGN" office:value="2.08622" calcext:value-type="currency">
            <text:p>2.08622 лв.</text:p>
          </table:table-cell>
        </table:table-row>
        <table:table-row table:style-name="ro1">
          <table:table-cell office:value-type="date" office:date-value="2024-08-29" calcext:value-type="date">
            <text:p>29.08.2024</text:p>
          </table:table-cell>
          <table:table-cell office:value-type="currency" office:currency="BGN" office:value="2.08867" calcext:value-type="currency">
            <text:p>2.08867 лв.</text:p>
          </table:table-cell>
        </table:table-row>
        <table:table-row table:style-name="ro1">
          <table:table-cell office:value-type="date" office:date-value="2024-08-30" calcext:value-type="date">
            <text:p>30.08.2024</text:p>
          </table:table-cell>
          <table:table-cell office:value-type="currency" office:currency="BGN" office:value="2.07713" calcext:value-type="currency">
            <text:p>2.07713 лв.</text:p>
          </table:table-cell>
        </table:table-row>
        <table:table-row table:style-name="ro1">
          <table:table-cell office:value-type="date" office:date-value="2024-08-31" calcext:value-type="date">
            <text:p>31.08.2024</text:p>
          </table:table-cell>
          <table:table-cell office:value-type="currency" office:currency="BGN" office:value="2.07713" calcext:value-type="currency">
            <text:p>2.07713 лв.</text:p>
          </table:table-cell>
        </table:table-row>
        <table:table-row table:style-name="ro1">
          <table:table-cell office:value-type="date" office:date-value="2024-09-01" calcext:value-type="date">
            <text:p>01.09.2024</text:p>
          </table:table-cell>
          <table:table-cell office:value-type="currency" office:currency="BGN" office:value="2.07713" calcext:value-type="currency">
            <text:p>2.07713 лв.</text:p>
          </table:table-cell>
        </table:table-row>
        <table:table-row table:style-name="ro1">
          <table:table-cell office:value-type="date" office:date-value="2024-09-02" calcext:value-type="date">
            <text:p>02.09.2024</text:p>
          </table:table-cell>
          <table:table-cell office:value-type="currency" office:currency="BGN" office:value="2.07736" calcext:value-type="currency">
            <text:p>2.07736 лв.</text:p>
          </table:table-cell>
        </table:table-row>
        <table:table-row table:style-name="ro1">
          <table:table-cell office:value-type="date" office:date-value="2024-09-03" calcext:value-type="date">
            <text:p>03.09.2024</text:p>
          </table:table-cell>
          <table:table-cell office:value-type="currency" office:currency="BGN" office:value="2.07868" calcext:value-type="currency">
            <text:p>2.07868 лв.</text:p>
          </table:table-cell>
        </table:table-row>
        <table:table-row table:style-name="ro1">
          <table:table-cell office:value-type="date" office:date-value="2024-09-04" calcext:value-type="date">
            <text:p>04.09.2024</text:p>
          </table:table-cell>
          <table:table-cell office:value-type="currency" office:currency="BGN" office:value="2.08156" calcext:value-type="currency">
            <text:p>2.08156 лв.</text:p>
          </table:table-cell>
        </table:table-row>
        <table:table-row table:style-name="ro1">
          <table:table-cell office:value-type="date" office:date-value="2024-09-05" calcext:value-type="date">
            <text:p>05.09.2024</text:p>
          </table:table-cell>
          <table:table-cell office:value-type="currency" office:currency="BGN" office:value="2.08289" calcext:value-type="currency">
            <text:p>2.08289 лв.</text:p>
          </table:table-cell>
        </table:table-row>
        <table:table-row table:style-name="ro1">
          <table:table-cell office:value-type="date" office:date-value="2024-09-06" calcext:value-type="date">
            <text:p>06.09.2024</text:p>
          </table:table-cell>
          <table:table-cell office:value-type="currency" office:currency="BGN" office:value="2.08289" calcext:value-type="currency">
            <text:p>2.08289 лв.</text:p>
          </table:table-cell>
        </table:table-row>
        <table:table-row table:style-name="ro1">
          <table:table-cell office:value-type="date" office:date-value="2024-09-07" calcext:value-type="date">
            <text:p>07.09.2024</text:p>
          </table:table-cell>
          <table:table-cell office:value-type="currency" office:currency="BGN" office:value="2.08289" calcext:value-type="currency">
            <text:p>2.08289 лв.</text:p>
          </table:table-cell>
        </table:table-row>
        <table:table-row table:style-name="ro1">
          <table:table-cell office:value-type="date" office:date-value="2024-09-08" calcext:value-type="date">
            <text:p>08.09.2024</text:p>
          </table:table-cell>
          <table:table-cell office:value-type="currency" office:currency="BGN" office:value="2.08289" calcext:value-type="currency">
            <text:p>2.08289 лв.</text:p>
          </table:table-cell>
        </table:table-row>
        <table:table-row table:style-name="ro1">
          <table:table-cell office:value-type="date" office:date-value="2024-09-09" calcext:value-type="date">
            <text:p>09.09.2024</text:p>
          </table:table-cell>
          <table:table-cell office:value-type="currency" office:currency="BGN" office:value="2.086" calcext:value-type="currency">
            <text:p>2.08600 лв.</text:p>
          </table:table-cell>
        </table:table-row>
        <table:table-row table:style-name="ro1">
          <table:table-cell office:value-type="date" office:date-value="2024-09-10" calcext:value-type="date">
            <text:p>10.09.2024</text:p>
          </table:table-cell>
          <table:table-cell office:value-type="currency" office:currency="BGN" office:value="2.09202" calcext:value-type="currency">
            <text:p>2.09202 лв.</text:p>
          </table:table-cell>
        </table:table-row>
        <table:table-row table:style-name="ro1">
          <table:table-cell office:value-type="date" office:date-value="2024-09-11" calcext:value-type="date">
            <text:p>11.09.2024</text:p>
          </table:table-cell>
          <table:table-cell office:value-type="currency" office:currency="BGN" office:value="2.09001" calcext:value-type="currency">
            <text:p>2.09001 лв.</text:p>
          </table:table-cell>
        </table:table-row>
        <table:table-row table:style-name="ro1">
          <table:table-cell office:value-type="date" office:date-value="2024-09-12" calcext:value-type="date">
            <text:p>12.09.2024</text:p>
          </table:table-cell>
          <table:table-cell office:value-type="currency" office:currency="BGN" office:value="2.07758" calcext:value-type="currency">
            <text:p>2.07758 лв.</text:p>
          </table:table-cell>
        </table:table-row>
        <table:table-row table:style-name="ro1">
          <table:table-cell office:value-type="date" office:date-value="2024-09-13" calcext:value-type="date">
            <text:p>13.09.2024</text:p>
          </table:table-cell>
          <table:table-cell office:value-type="currency" office:currency="BGN" office:value="2.08355" calcext:value-type="currency">
            <text:p>2.08355 лв.</text:p>
          </table:table-cell>
        </table:table-row>
        <table:table-row table:style-name="ro1">
          <table:table-cell office:value-type="date" office:date-value="2024-09-14" calcext:value-type="date">
            <text:p>14.09.2024</text:p>
          </table:table-cell>
          <table:table-cell office:value-type="currency" office:currency="BGN" office:value="2.08355" calcext:value-type="currency">
            <text:p>2.08355 лв.</text:p>
          </table:table-cell>
        </table:table-row>
        <table:table-row table:style-name="ro1">
          <table:table-cell office:value-type="date" office:date-value="2024-09-15" calcext:value-type="date">
            <text:p>15.09.2024</text:p>
          </table:table-cell>
          <table:table-cell office:value-type="currency" office:currency="BGN" office:value="2.08355" calcext:value-type="currency">
            <text:p>2.08355 лв.</text:p>
          </table:table-cell>
        </table:table-row>
        <table:table-row table:style-name="ro1">
          <table:table-cell office:value-type="date" office:date-value="2024-09-16" calcext:value-type="date">
            <text:p>16.09.2024</text:p>
          </table:table-cell>
          <table:table-cell office:value-type="currency" office:currency="BGN" office:value="2.082" calcext:value-type="currency">
            <text:p>2.08200 лв.</text:p>
          </table:table-cell>
        </table:table-row>
        <table:table-row table:style-name="ro1">
          <table:table-cell office:value-type="date" office:date-value="2024-09-17" calcext:value-type="date">
            <text:p>17.09.2024</text:p>
          </table:table-cell>
          <table:table-cell office:value-type="currency" office:currency="BGN" office:value="2.07956" calcext:value-type="currency">
            <text:p>2.07956 лв.</text:p>
          </table:table-cell>
        </table:table-row>
        <table:table-row table:style-name="ro1">
          <table:table-cell office:value-type="date" office:date-value="2024-09-18" calcext:value-type="date">
            <text:p>18.09.2024</text:p>
          </table:table-cell>
          <table:table-cell office:value-type="currency" office:currency="BGN" office:value="2.08333" calcext:value-type="currency">
            <text:p>2.08333 лв.</text:p>
          </table:table-cell>
        </table:table-row>
        <table:table-row table:style-name="ro1">
          <table:table-cell office:value-type="date" office:date-value="2024-09-19" calcext:value-type="date">
            <text:p>19.09.2024</text:p>
          </table:table-cell>
          <table:table-cell office:value-type="currency" office:currency="BGN" office:value="2.06747" calcext:value-type="currency">
            <text:p>2.06747 лв.</text:p>
          </table:table-cell>
        </table:table-row>
        <table:table-row table:style-name="ro1">
          <table:table-cell office:value-type="date" office:date-value="2024-09-20" calcext:value-type="date">
            <text:p>20.09.2024</text:p>
          </table:table-cell>
          <table:table-cell office:value-type="currency" office:currency="BGN" office:value="2.06181" calcext:value-type="currency">
            <text:p>2.06181 лв.</text:p>
          </table:table-cell>
        </table:table-row>
        <table:table-row table:style-name="ro1">
          <table:table-cell office:value-type="date" office:date-value="2024-09-21" calcext:value-type="date">
            <text:p>21.09.2024</text:p>
          </table:table-cell>
          <table:table-cell office:value-type="currency" office:currency="BGN" office:value="2.06181" calcext:value-type="currency">
            <text:p>2.06181 лв.</text:p>
          </table:table-cell>
        </table:table-row>
        <table:table-row table:style-name="ro1">
          <table:table-cell office:value-type="date" office:date-value="2024-09-22" calcext:value-type="date">
            <text:p>22.09.2024</text:p>
          </table:table-cell>
          <table:table-cell office:value-type="currency" office:currency="BGN" office:value="2.06181" calcext:value-type="currency">
            <text:p>2.06181 лв.</text:p>
          </table:table-cell>
        </table:table-row>
        <table:table-row table:style-name="ro1">
          <table:table-cell office:value-type="date" office:date-value="2024-09-23" calcext:value-type="date">
            <text:p>23.09.2024</text:p>
          </table:table-cell>
          <table:table-cell office:value-type="currency" office:currency="BGN" office:value="2.06181" calcext:value-type="currency">
            <text:p>2.06181 лв.</text:p>
          </table:table-cell>
        </table:table-row>
        <table:table-row table:style-name="ro1">
          <table:table-cell office:value-type="date" office:date-value="2024-09-24" calcext:value-type="date">
            <text:p>24.09.2024</text:p>
          </table:table-cell>
          <table:table-cell office:value-type="currency" office:currency="BGN" office:value="2.07207" calcext:value-type="currency">
            <text:p>2.07207 лв.</text:p>
          </table:table-cell>
        </table:table-row>
        <table:table-row table:style-name="ro1">
          <table:table-cell office:value-type="date" office:date-value="2024-09-25" calcext:value-type="date">
            <text:p>25.09.2024</text:p>
          </table:table-cell>
          <table:table-cell office:value-type="currency" office:currency="BGN" office:value="2.05985" calcext:value-type="currency">
            <text:p>2.05985 лв.</text:p>
          </table:table-cell>
        </table:table-row>
        <table:table-row table:style-name="ro1">
          <table:table-cell office:value-type="date" office:date-value="2024-09-26" calcext:value-type="date">
            <text:p>26.09.2024</text:p>
          </table:table-cell>
          <table:table-cell office:value-type="currency" office:currency="BGN" office:value="2.06922" calcext:value-type="currency">
            <text:p>2.06922 лв.</text:p>
          </table:table-cell>
        </table:table-row>
        <table:table-row table:style-name="ro1">
          <table:table-cell office:value-type="date" office:date-value="2024-09-27" calcext:value-type="date">
            <text:p>27.09.2024</text:p>
          </table:table-cell>
          <table:table-cell office:value-type="currency" office:currency="BGN" office:value="2.07625" calcext:value-type="currency">
            <text:p>2.07625 лв.</text:p>
          </table:table-cell>
        </table:table-row>
        <table:table-row table:style-name="ro1">
          <table:table-cell office:value-type="date" office:date-value="2024-09-28" calcext:value-type="date">
            <text:p>28.09.2024</text:p>
          </table:table-cell>
          <table:table-cell office:value-type="currency" office:currency="BGN" office:value="2.07625" calcext:value-type="currency">
            <text:p>2.07625 лв.</text:p>
          </table:table-cell>
        </table:table-row>
        <table:table-row table:style-name="ro1">
          <table:table-cell office:value-type="date" office:date-value="2024-09-29" calcext:value-type="date">
            <text:p>29.09.2024</text:p>
          </table:table-cell>
          <table:table-cell office:value-type="currency" office:currency="BGN" office:value="2.07625" calcext:value-type="currency">
            <text:p>2.07625 лв.</text:p>
          </table:table-cell>
        </table:table-row>
        <table:table-row table:style-name="ro1">
          <table:table-cell office:value-type="date" office:date-value="2024-09-30" calcext:value-type="date">
            <text:p>30.09.2024</text:p>
          </table:table-cell>
          <table:table-cell office:value-type="currency" office:currency="BGN" office:value="2.07207" calcext:value-type="currency">
            <text:p>2.07207 лв.</text:p>
          </table:table-cell>
        </table:table-row>
        <table:table-row table:style-name="ro1">
          <table:table-cell office:value-type="date" office:date-value="2024-10-01" calcext:value-type="date">
            <text:p>01.10.2024</text:p>
          </table:table-cell>
          <table:table-cell office:value-type="currency" office:currency="BGN" office:value="2.082" calcext:value-type="currency">
            <text:p>2.08200 лв.</text:p>
          </table:table-cell>
        </table:table-row>
        <table:table-row table:style-name="ro1">
          <table:table-cell office:value-type="date" office:date-value="2024-10-02" calcext:value-type="date">
            <text:p>02.10.2024</text:p>
          </table:table-cell>
          <table:table-cell office:value-type="currency" office:currency="BGN" office:value="2.08333" calcext:value-type="currency">
            <text:p>2.08333 лв.</text:p>
          </table:table-cell>
        </table:table-row>
        <table:table-row table:style-name="ro1">
          <table:table-cell office:value-type="date" office:date-value="2024-10-03" calcext:value-type="date">
            <text:p>03.10.2024</text:p>
          </table:table-cell>
          <table:table-cell office:value-type="currency" office:currency="BGN" office:value="2.08355" calcext:value-type="currency">
            <text:p>2.08355 лв.</text:p>
          </table:table-cell>
        </table:table-row>
        <table:table-row table:style-name="ro1">
          <table:table-cell office:value-type="date" office:date-value="2024-10-04" calcext:value-type="date">
            <text:p>04.10.2024</text:p>
          </table:table-cell>
          <table:table-cell office:value-type="currency" office:currency="BGN" office:value="2.082" calcext:value-type="currency">
            <text:p>2.08200 лв.</text:p>
          </table:table-cell>
        </table:table-row>
        <table:table-row table:style-name="ro1">
          <table:table-cell office:value-type="date" office:date-value="2024-10-05" calcext:value-type="date">
            <text:p>05.10.2024</text:p>
          </table:table-cell>
          <table:table-cell office:value-type="currency" office:currency="BGN" office:value="2.082" calcext:value-type="currency">
            <text:p>2.08200 лв.</text:p>
          </table:table-cell>
        </table:table-row>
        <table:table-row table:style-name="ro1">
          <table:table-cell office:value-type="date" office:date-value="2024-10-06" calcext:value-type="date">
            <text:p>06.10.2024</text:p>
          </table:table-cell>
          <table:table-cell office:value-type="currency" office:currency="BGN" office:value="2.082" calcext:value-type="currency">
            <text:p>2.08200 лв.</text:p>
          </table:table-cell>
        </table:table-row>
        <table:table-row table:style-name="ro1">
          <table:table-cell office:value-type="date" office:date-value="2024-10-07" calcext:value-type="date">
            <text:p>07.10.2024</text:p>
          </table:table-cell>
          <table:table-cell office:value-type="currency" office:currency="BGN" office:value="2.08333" calcext:value-type="currency">
            <text:p>2.08333 лв.</text:p>
          </table:table-cell>
        </table:table-row>
        <table:table-row table:style-name="ro1">
          <table:table-cell office:value-type="date" office:date-value="2024-10-08" calcext:value-type="date">
            <text:p>08.10.2024</text:p>
          </table:table-cell>
          <table:table-cell office:value-type="currency" office:currency="BGN" office:value="2.07846" calcext:value-type="currency">
            <text:p>2.07846 лв.</text:p>
          </table:table-cell>
        </table:table-row>
        <table:table-row table:style-name="ro1">
          <table:table-cell office:value-type="date" office:date-value="2024-10-09" calcext:value-type="date">
            <text:p>09.10.2024</text:p>
          </table:table-cell>
          <table:table-cell office:value-type="currency" office:currency="BGN" office:value="2.08133" calcext:value-type="currency">
            <text:p>2.08133 лв.</text:p>
          </table:table-cell>
        </table:table-row>
        <table:table-row table:style-name="ro1">
          <table:table-cell office:value-type="date" office:date-value="2024-10-10" calcext:value-type="date">
            <text:p>10.10.2024</text:p>
          </table:table-cell>
          <table:table-cell office:value-type="currency" office:currency="BGN" office:value="2.08222" calcext:value-type="currency">
            <text:p>2.08222 лв.</text:p>
          </table:table-cell>
        </table:table-row>
        <table:table-row table:style-name="ro1">
          <table:table-cell office:value-type="date" office:date-value="2024-10-11" calcext:value-type="date">
            <text:p>11.10.2024</text:p>
          </table:table-cell>
          <table:table-cell office:value-type="currency" office:currency="BGN" office:value="2.08555" calcext:value-type="currency">
            <text:p>2.08555 лв.</text:p>
          </table:table-cell>
        </table:table-row>
        <table:table-row table:style-name="ro1">
          <table:table-cell office:value-type="date" office:date-value="2024-10-12" calcext:value-type="date">
            <text:p>12.10.2024</text:p>
          </table:table-cell>
          <table:table-cell office:value-type="currency" office:currency="BGN" office:value="2.08555" calcext:value-type="currency">
            <text:p>2.08555 лв.</text:p>
          </table:table-cell>
        </table:table-row>
        <table:table-row table:style-name="ro1">
          <table:table-cell office:value-type="date" office:date-value="2024-10-13" calcext:value-type="date">
            <text:p>13.10.2024</text:p>
          </table:table-cell>
          <table:table-cell office:value-type="currency" office:currency="BGN" office:value="2.08555" calcext:value-type="currency">
            <text:p>2.08555 лв.</text:p>
          </table:table-cell>
        </table:table-row>
        <table:table-row table:style-name="ro1">
          <table:table-cell office:value-type="date" office:date-value="2024-10-14" calcext:value-type="date">
            <text:p>14.10.2024</text:p>
          </table:table-cell>
          <table:table-cell office:value-type="currency" office:currency="BGN" office:value="2.07868" calcext:value-type="currency">
            <text:p>2.07868 лв.</text:p>
          </table:table-cell>
        </table:table-row>
        <table:table-row table:style-name="ro1">
          <table:table-cell office:value-type="date" office:date-value="2024-10-15" calcext:value-type="date">
            <text:p>15.10.2024</text:p>
          </table:table-cell>
          <table:table-cell office:value-type="currency" office:currency="BGN" office:value="2.08045" calcext:value-type="currency">
            <text:p>2.08045 лв.</text:p>
          </table:table-cell>
        </table:table-row>
        <table:table-row table:style-name="ro1">
          <table:table-cell office:value-type="date" office:date-value="2024-10-16" calcext:value-type="date">
            <text:p>16.10.2024</text:p>
          </table:table-cell>
          <table:table-cell office:value-type="currency" office:currency="BGN" office:value="2.08133" calcext:value-type="currency">
            <text:p>2.08133 лв.</text:p>
          </table:table-cell>
        </table:table-row>
        <table:table-row table:style-name="ro1">
          <table:table-cell office:value-type="date" office:date-value="2024-10-17" calcext:value-type="date">
            <text:p>17.10.2024</text:p>
          </table:table-cell>
          <table:table-cell office:value-type="currency" office:currency="BGN" office:value="2.08511" calcext:value-type="currency">
            <text:p>2.08511 лв.</text:p>
          </table:table-cell>
        </table:table-row>
        <table:table-row table:style-name="ro1">
          <table:table-cell office:value-type="date" office:date-value="2024-10-18" calcext:value-type="date">
            <text:p>18.10.2024</text:p>
          </table:table-cell>
          <table:table-cell office:value-type="currency" office:currency="BGN" office:value="2.08045" calcext:value-type="currency">
            <text:p>2.08045 лв.</text:p>
          </table:table-cell>
        </table:table-row>
        <table:table-row table:style-name="ro1">
          <table:table-cell office:value-type="date" office:date-value="2024-10-19" calcext:value-type="date">
            <text:p>19.10.2024</text:p>
          </table:table-cell>
          <table:table-cell office:value-type="currency" office:currency="BGN" office:value="2.08045" calcext:value-type="currency">
            <text:p>2.08045 лв.</text:p>
          </table:table-cell>
        </table:table-row>
        <table:table-row table:style-name="ro1">
          <table:table-cell office:value-type="date" office:date-value="2024-10-20" calcext:value-type="date">
            <text:p>20.10.2024</text:p>
          </table:table-cell>
          <table:table-cell office:value-type="currency" office:currency="BGN" office:value="2.08045" calcext:value-type="currency">
            <text:p>2.08045 лв.</text:p>
          </table:table-cell>
        </table:table-row>
        <table:table-row table:style-name="ro1">
          <table:table-cell office:value-type="date" office:date-value="2024-10-21" calcext:value-type="date">
            <text:p>21.10.2024</text:p>
          </table:table-cell>
          <table:table-cell office:value-type="currency" office:currency="BGN" office:value="2.08511" calcext:value-type="currency">
            <text:p>2.08511 лв.</text:p>
          </table:table-cell>
        </table:table-row>
        <table:table-row table:style-name="ro1">
          <table:table-cell office:value-type="date" office:date-value="2024-10-22" calcext:value-type="date">
            <text:p>22.10.2024</text:p>
          </table:table-cell>
          <table:table-cell office:value-type="currency" office:currency="BGN" office:value="2.08845" calcext:value-type="currency">
            <text:p>2.08845 лв.</text:p>
          </table:table-cell>
        </table:table-row>
        <table:table-row table:style-name="ro1">
          <table:table-cell office:value-type="date" office:date-value="2024-10-23" calcext:value-type="date">
            <text:p>23.10.2024</text:p>
          </table:table-cell>
          <table:table-cell office:value-type="currency" office:currency="BGN" office:value="2.09404" calcext:value-type="currency">
            <text:p>2.09404 лв.</text:p>
          </table:table-cell>
        </table:table-row>
        <table:table-row table:style-name="ro1">
          <table:table-cell office:value-type="date" office:date-value="2024-10-24" calcext:value-type="date">
            <text:p>24.10.2024</text:p>
          </table:table-cell>
          <table:table-cell office:value-type="currency" office:currency="BGN" office:value="2.09202" calcext:value-type="currency">
            <text:p>2.09202 лв.</text:p>
          </table:table-cell>
        </table:table-row>
        <table:table-row table:style-name="ro1">
          <table:table-cell office:value-type="date" office:date-value="2024-10-25" calcext:value-type="date">
            <text:p>25.10.2024</text:p>
          </table:table-cell>
          <table:table-cell office:value-type="currency" office:currency="BGN" office:value="2.08466" calcext:value-type="currency">
            <text:p>2.08466 лв.</text:p>
          </table:table-cell>
        </table:table-row>
        <table:table-row table:style-name="ro1">
          <table:table-cell office:value-type="date" office:date-value="2024-10-26" calcext:value-type="date">
            <text:p>26.10.2024</text:p>
          </table:table-cell>
          <table:table-cell office:value-type="currency" office:currency="BGN" office:value="2.08466" calcext:value-type="currency">
            <text:p>2.08466 лв.</text:p>
          </table:table-cell>
        </table:table-row>
        <table:table-row table:style-name="ro1">
          <table:table-cell office:value-type="date" office:date-value="2024-10-27" calcext:value-type="date">
            <text:p>27.10.2024</text:p>
          </table:table-cell>
          <table:table-cell office:value-type="currency" office:currency="BGN" office:value="2.08466" calcext:value-type="currency">
            <text:p>2.08466 лв.</text:p>
          </table:table-cell>
        </table:table-row>
        <table:table-row table:style-name="ro1">
          <table:table-cell office:value-type="date" office:date-value="2024-10-28" calcext:value-type="date">
            <text:p>28.10.2024</text:p>
          </table:table-cell>
          <table:table-cell office:value-type="currency" office:currency="BGN" office:value="2.088" calcext:value-type="currency">
            <text:p>2.08800 лв.</text:p>
          </table:table-cell>
        </table:table-row>
        <table:table-row table:style-name="ro1">
          <table:table-cell office:value-type="date" office:date-value="2024-10-29" calcext:value-type="date">
            <text:p>29.10.2024</text:p>
          </table:table-cell>
          <table:table-cell office:value-type="currency" office:currency="BGN" office:value="2.08755" calcext:value-type="currency">
            <text:p>2.08755 лв.</text:p>
          </table:table-cell>
        </table:table-row>
        <table:table-row table:style-name="ro1">
          <table:table-cell office:value-type="date" office:date-value="2024-10-30" calcext:value-type="date">
            <text:p>30.10.2024</text:p>
          </table:table-cell>
          <table:table-cell office:value-type="currency" office:currency="BGN" office:value="2.08222" calcext:value-type="currency">
            <text:p>2.08222 лв.</text:p>
          </table:table-cell>
        </table:table-row>
        <table:table-row table:style-name="ro1">
          <table:table-cell office:value-type="date" office:date-value="2024-10-31" calcext:value-type="date">
            <text:p>31.10.2024</text:p>
          </table:table-cell>
          <table:table-cell office:value-type="currency" office:currency="BGN" office:value="2.07802" calcext:value-type="currency">
            <text:p>2.07802 лв.</text:p>
          </table:table-cell>
        </table:table-row>
        <table:table-row table:style-name="ro1">
          <table:table-cell office:value-type="date" office:date-value="2024-11-01" calcext:value-type="date">
            <text:p>01.11.2024</text:p>
          </table:table-cell>
          <table:table-cell office:value-type="currency" office:currency="BGN" office:value="2.07471" calcext:value-type="currency">
            <text:p>2.07471 лв.</text:p>
          </table:table-cell>
        </table:table-row>
        <table:table-row table:style-name="ro1">
          <table:table-cell office:value-type="date" office:date-value="2024-11-02" calcext:value-type="date">
            <text:p>02.11.2024</text:p>
          </table:table-cell>
          <table:table-cell office:value-type="currency" office:currency="BGN" office:value="2.07471" calcext:value-type="currency">
            <text:p>2.07471 лв.</text:p>
          </table:table-cell>
        </table:table-row>
        <table:table-row table:style-name="ro1">
          <table:table-cell office:value-type="date" office:date-value="2024-11-03" calcext:value-type="date">
            <text:p>03.11.2024</text:p>
          </table:table-cell>
          <table:table-cell office:value-type="currency" office:currency="BGN" office:value="2.07471" calcext:value-type="currency">
            <text:p>2.07471 лв.</text:p>
          </table:table-cell>
        </table:table-row>
        <table:table-row table:style-name="ro1">
          <table:table-cell office:value-type="date" office:date-value="2024-11-04" calcext:value-type="date">
            <text:p>04.11.2024</text:p>
          </table:table-cell>
          <table:table-cell office:value-type="currency" office:currency="BGN" office:value="2.07846" calcext:value-type="currency">
            <text:p>2.07846 лв.</text:p>
          </table:table-cell>
        </table:table-row>
        <table:table-row table:style-name="ro1">
          <table:table-cell office:value-type="date" office:date-value="2024-11-05" calcext:value-type="date">
            <text:p>05.11.2024</text:p>
          </table:table-cell>
          <table:table-cell office:value-type="currency" office:currency="BGN" office:value="2.08023" calcext:value-type="currency">
            <text:p>2.08023 лв.</text:p>
          </table:table-cell>
        </table:table-row>
        <table:table-row table:style-name="ro1">
          <table:table-cell office:value-type="date" office:date-value="2024-11-06" calcext:value-type="date">
            <text:p>06.11.2024</text:p>
          </table:table-cell>
          <table:table-cell office:value-type="currency" office:currency="BGN" office:value="2.08778" calcext:value-type="currency">
            <text:p>2.08778 лв.</text:p>
          </table:table-cell>
        </table:table-row>
        <table:table-row table:style-name="ro1">
          <table:table-cell office:value-type="date" office:date-value="2024-11-07" calcext:value-type="date">
            <text:p>07.11.2024</text:p>
          </table:table-cell>
          <table:table-cell office:value-type="currency" office:currency="BGN" office:value="2.07361" calcext:value-type="currency">
            <text:p>2.07361 лв.</text:p>
          </table:table-cell>
        </table:table-row>
        <table:table-row table:style-name="ro1">
          <table:table-cell office:value-type="date" office:date-value="2024-11-08" calcext:value-type="date">
            <text:p>08.11.2024</text:p>
          </table:table-cell>
          <table:table-cell office:value-type="currency" office:currency="BGN" office:value="2.08222" calcext:value-type="currency">
            <text:p>2.08222 лв.</text:p>
          </table:table-cell>
        </table:table-row>
        <table:table-row table:style-name="ro1">
          <table:table-cell office:value-type="date" office:date-value="2024-11-09" calcext:value-type="date">
            <text:p>09.11.2024</text:p>
          </table:table-cell>
          <table:table-cell office:value-type="currency" office:currency="BGN" office:value="2.08222" calcext:value-type="currency">
            <text:p>2.08222 лв.</text:p>
          </table:table-cell>
        </table:table-row>
        <table:table-row table:style-name="ro1">
          <table:table-cell office:value-type="date" office:date-value="2024-11-10" calcext:value-type="date">
            <text:p>10.11.2024</text:p>
          </table:table-cell>
          <table:table-cell office:value-type="currency" office:currency="BGN" office:value="2.08222" calcext:value-type="currency">
            <text:p>2.08222 лв.</text:p>
          </table:table-cell>
        </table:table-row>
        <table:table-row table:style-name="ro1">
          <table:table-cell office:value-type="date" office:date-value="2024-11-11" calcext:value-type="date">
            <text:p>11.11.2024</text:p>
          </table:table-cell>
          <table:table-cell office:value-type="currency" office:currency="BGN" office:value="2.08755" calcext:value-type="currency">
            <text:p>2.08755 лв.</text:p>
          </table:table-cell>
        </table:table-row>
        <table:table-row table:style-name="ro1">
          <table:table-cell office:value-type="date" office:date-value="2024-11-12" calcext:value-type="date">
            <text:p>12.11.2024</text:p>
          </table:table-cell>
          <table:table-cell office:value-type="currency" office:currency="BGN" office:value="2.0909" calcext:value-type="currency">
            <text:p>2.09090 лв.</text:p>
          </table:table-cell>
        </table:table-row>
        <table:table-row table:style-name="ro1">
          <table:table-cell office:value-type="date" office:date-value="2024-11-13" calcext:value-type="date">
            <text:p>13.11.2024</text:p>
          </table:table-cell>
          <table:table-cell office:value-type="currency" office:currency="BGN" office:value="2.08533" calcext:value-type="currency">
            <text:p>2.08533 лв.</text:p>
          </table:table-cell>
        </table:table-row>
        <table:table-row table:style-name="ro1">
          <table:table-cell office:value-type="date" office:date-value="2024-11-14" calcext:value-type="date">
            <text:p>14.11.2024</text:p>
          </table:table-cell>
          <table:table-cell office:value-type="currency" office:currency="BGN" office:value="2.08755" calcext:value-type="currency">
            <text:p>2.08755 лв.</text:p>
          </table:table-cell>
        </table:table-row>
        <table:table-row table:style-name="ro1">
          <table:table-cell office:value-type="date" office:date-value="2024-11-15" calcext:value-type="date">
            <text:p>15.11.2024</text:p>
          </table:table-cell>
          <table:table-cell office:value-type="currency" office:currency="BGN" office:value="2.08311" calcext:value-type="currency">
            <text:p>2.08311 лв.</text:p>
          </table:table-cell>
        </table:table-row>
        <table:table-row table:style-name="ro1">
          <table:table-cell office:value-type="date" office:date-value="2024-11-16" calcext:value-type="date">
            <text:p>16.11.2024</text:p>
          </table:table-cell>
          <table:table-cell office:value-type="currency" office:currency="BGN" office:value="2.08311" calcext:value-type="currency">
            <text:p>2.08311 лв.</text:p>
          </table:table-cell>
        </table:table-row>
        <table:table-row table:style-name="ro1">
          <table:table-cell office:value-type="date" office:date-value="2024-11-17" calcext:value-type="date">
            <text:p>17.11.2024</text:p>
          </table:table-cell>
          <table:table-cell office:value-type="currency" office:currency="BGN" office:value="2.08311" calcext:value-type="currency">
            <text:p>2.08311 лв.</text:p>
          </table:table-cell>
        </table:table-row>
        <table:table-row table:style-name="ro1">
          <table:table-cell office:value-type="date" office:date-value="2024-11-18" calcext:value-type="date">
            <text:p>18.11.2024</text:p>
          </table:table-cell>
          <table:table-cell office:value-type="currency" office:currency="BGN" office:value="2.08867" calcext:value-type="currency">
            <text:p>2.08867 лв.</text:p>
          </table:table-cell>
        </table:table-row>
        <table:table-row table:style-name="ro1">
          <table:table-cell office:value-type="date" office:date-value="2024-11-19" calcext:value-type="date">
            <text:p>19.11.2024</text:p>
          </table:table-cell>
          <table:table-cell office:value-type="currency" office:currency="BGN" office:value="2.09651" calcext:value-type="currency">
            <text:p>2.09651 лв.</text:p>
          </table:table-cell>
        </table:table-row>
        <table:table-row table:style-name="ro1">
          <table:table-cell office:value-type="date" office:date-value="2024-11-20" calcext:value-type="date">
            <text:p>20.11.2024</text:p>
          </table:table-cell>
          <table:table-cell office:value-type="currency" office:currency="BGN" office:value="2.09359" calcext:value-type="currency">
            <text:p>2.09359 лв.</text:p>
          </table:table-cell>
        </table:table-row>
        <table:table-row table:style-name="ro1">
          <table:table-cell office:value-type="date" office:date-value="2024-11-21" calcext:value-type="date">
            <text:p>21.11.2024</text:p>
          </table:table-cell>
          <table:table-cell office:value-type="currency" office:currency="BGN" office:value="2.1044" calcext:value-type="currency">
            <text:p>2.10440 лв.</text:p>
          </table:table-cell>
        </table:table-row>
        <table:table-row table:style-name="ro1">
          <table:table-cell office:value-type="date" office:date-value="2024-11-22" calcext:value-type="date">
            <text:p>22.11.2024</text:p>
          </table:table-cell>
          <table:table-cell office:value-type="currency" office:currency="BGN" office:value="2.10939" calcext:value-type="currency">
            <text:p>2.10939 лв.</text:p>
          </table:table-cell>
        </table:table-row>
        <table:table-row table:style-name="ro1">
          <table:table-cell office:value-type="date" office:date-value="2024-11-23" calcext:value-type="date">
            <text:p>23.11.2024</text:p>
          </table:table-cell>
          <table:table-cell office:value-type="currency" office:currency="BGN" office:value="2.10939" calcext:value-type="currency">
            <text:p>2.10939 лв.</text:p>
          </table:table-cell>
        </table:table-row>
        <table:table-row table:style-name="ro1">
          <table:table-cell office:value-type="date" office:date-value="2024-11-24" calcext:value-type="date">
            <text:p>24.11.2024</text:p>
          </table:table-cell>
          <table:table-cell office:value-type="currency" office:currency="BGN" office:value="2.10939" calcext:value-type="currency">
            <text:p>2.10939 лв.</text:p>
          </table:table-cell>
        </table:table-row>
        <table:table-row table:style-name="ro1">
          <table:table-cell office:value-type="date" office:date-value="2024-11-25" calcext:value-type="date">
            <text:p>25.11.2024</text:p>
          </table:table-cell>
          <table:table-cell office:value-type="currency" office:currency="BGN" office:value="2.09763" calcext:value-type="currency">
            <text:p>2.09763 лв.</text:p>
          </table:table-cell>
        </table:table-row>
        <table:table-row table:style-name="ro1">
          <table:table-cell office:value-type="date" office:date-value="2024-11-26" calcext:value-type="date">
            <text:p>26.11.2024</text:p>
          </table:table-cell>
          <table:table-cell office:value-type="currency" office:currency="BGN" office:value="2.09988" calcext:value-type="currency">
            <text:p>2.09988 лв.</text:p>
          </table:table-cell>
        </table:table-row>
        <table:table-row table:style-name="ro1">
          <table:table-cell office:value-type="date" office:date-value="2024-11-27" calcext:value-type="date">
            <text:p>27.11.2024</text:p>
          </table:table-cell>
          <table:table-cell office:value-type="currency" office:currency="BGN" office:value="2.10101" calcext:value-type="currency">
            <text:p>2.10101 лв.</text:p>
          </table:table-cell>
        </table:table-row>
        <table:table-row table:style-name="ro1">
          <table:table-cell office:value-type="date" office:date-value="2024-11-28" calcext:value-type="date">
            <text:p>28.11.2024</text:p>
          </table:table-cell>
          <table:table-cell office:value-type="currency" office:currency="BGN" office:value="2.09988" calcext:value-type="currency">
            <text:p>2.09988 лв.</text:p>
          </table:table-cell>
        </table:table-row>
        <table:table-row table:style-name="ro1">
          <table:table-cell office:value-type="date" office:date-value="2024-11-29" calcext:value-type="date">
            <text:p>29.11.2024</text:p>
          </table:table-cell>
          <table:table-cell office:value-type="currency" office:currency="BGN" office:value="2.10101" calcext:value-type="currency">
            <text:p>2.10101 лв.</text:p>
          </table:table-cell>
        </table:table-row>
        <table:table-row table:style-name="ro1">
          <table:table-cell office:value-type="date" office:date-value="2024-11-30" calcext:value-type="date">
            <text:p>30.11.2024</text:p>
          </table:table-cell>
          <table:table-cell office:value-type="currency" office:currency="BGN" office:value="2.10101" calcext:value-type="currency">
            <text:p>2.10101 лв.</text:p>
          </table:table-cell>
        </table:table-row>
        <table:table-row table:style-name="ro1">
          <table:table-cell office:value-type="date" office:date-value="2024-12-01" calcext:value-type="date">
            <text:p>01.12.2024</text:p>
          </table:table-cell>
          <table:table-cell office:value-type="currency" office:currency="BGN" office:value="2.10101" calcext:value-type="currency">
            <text:p>2.10101 лв.</text:p>
          </table:table-cell>
        </table:table-row>
        <table:table-row table:style-name="ro1">
          <table:table-cell office:value-type="date" office:date-value="2024-12-02" calcext:value-type="date">
            <text:p>02.12.2024</text:p>
          </table:table-cell>
          <table:table-cell office:value-type="currency" office:currency="BGN" office:value="2.09943" calcext:value-type="currency">
            <text:p>2.09943 лв.</text:p>
          </table:table-cell>
        </table:table-row>
        <table:table-row table:style-name="ro1">
          <table:table-cell office:value-type="date" office:date-value="2024-12-03" calcext:value-type="date">
            <text:p>03.12.2024</text:p>
          </table:table-cell>
          <table:table-cell office:value-type="currency" office:currency="BGN" office:value="2.10101" calcext:value-type="currency">
            <text:p>2.10101 лв.</text:p>
          </table:table-cell>
        </table:table-row>
        <table:table-row table:style-name="ro1">
          <table:table-cell office:value-type="date" office:date-value="2024-12-04" calcext:value-type="date">
            <text:p>04.12.2024</text:p>
          </table:table-cell>
          <table:table-cell office:value-type="currency" office:currency="BGN" office:value="2.10191" calcext:value-type="currency">
            <text:p>2.10191 лв.</text:p>
          </table:table-cell>
        </table:table-row>
        <table:table-row table:style-name="ro1">
          <table:table-cell office:value-type="date" office:date-value="2024-12-05" calcext:value-type="date">
            <text:p>05.12.2024</text:p>
          </table:table-cell>
          <table:table-cell office:value-type="currency" office:currency="BGN" office:value="2.10191" calcext:value-type="currency">
            <text:p>2.10191 лв.</text:p>
          </table:table-cell>
        </table:table-row>
        <table:table-row table:style-name="ro1">
          <table:table-cell office:value-type="date" office:date-value="2024-12-06" calcext:value-type="date">
            <text:p>06.12.2024</text:p>
          </table:table-cell>
          <table:table-cell office:value-type="currency" office:currency="BGN" office:value="2.10667" calcext:value-type="currency">
            <text:p>2.10667 лв.</text:p>
          </table:table-cell>
        </table:table-row>
        <table:table-row table:style-name="ro1">
          <table:table-cell office:value-type="date" office:date-value="2024-12-07" calcext:value-type="date">
            <text:p>07.12.2024</text:p>
          </table:table-cell>
          <table:table-cell office:value-type="currency" office:currency="BGN" office:value="2.10667" calcext:value-type="currency">
            <text:p>2.10667 лв.</text:p>
          </table:table-cell>
        </table:table-row>
        <table:table-row table:style-name="ro1">
          <table:table-cell office:value-type="date" office:date-value="2024-12-08" calcext:value-type="date">
            <text:p>08.12.2024</text:p>
          </table:table-cell>
          <table:table-cell office:value-type="currency" office:currency="BGN" office:value="2.10667" calcext:value-type="currency">
            <text:p>2.10667 лв.</text:p>
          </table:table-cell>
        </table:table-row>
        <table:table-row table:style-name="ro1">
          <table:table-cell office:value-type="date" office:date-value="2024-12-09" calcext:value-type="date">
            <text:p>09.12.2024</text:p>
          </table:table-cell>
          <table:table-cell office:value-type="currency" office:currency="BGN" office:value="2.10417" calcext:value-type="currency">
            <text:p>2.10417 лв.</text:p>
          </table:table-cell>
        </table:table-row>
        <table:table-row table:style-name="ro1">
          <table:table-cell office:value-type="date" office:date-value="2024-12-10" calcext:value-type="date">
            <text:p>10.12.2024</text:p>
          </table:table-cell>
          <table:table-cell office:value-type="currency" office:currency="BGN" office:value="2.11053" calcext:value-type="currency">
            <text:p>2.11053 лв.</text:p>
          </table:table-cell>
        </table:table-row>
        <table:table-row table:style-name="ro1">
          <table:table-cell office:value-type="date" office:date-value="2024-12-11" calcext:value-type="date">
            <text:p>11.12.2024</text:p>
          </table:table-cell>
          <table:table-cell office:value-type="currency" office:currency="BGN" office:value="2.10758" calcext:value-type="currency">
            <text:p>2.10758 лв.</text:p>
          </table:table-cell>
        </table:table-row>
        <table:table-row table:style-name="ro1">
          <table:table-cell office:value-type="date" office:date-value="2024-12-12" calcext:value-type="date">
            <text:p>12.12.2024</text:p>
          </table:table-cell>
          <table:table-cell office:value-type="currency" office:currency="BGN" office:value="2.09876" calcext:value-type="currency">
            <text:p>2.09876 лв.</text:p>
          </table:table-cell>
        </table:table-row>
        <table:table-row table:style-name="ro1">
          <table:table-cell office:value-type="date" office:date-value="2024-12-13" calcext:value-type="date">
            <text:p>13.12.2024</text:p>
          </table:table-cell>
          <table:table-cell office:value-type="currency" office:currency="BGN" office:value="2.084" calcext:value-type="currency">
            <text:p>2.08400 лв.</text:p>
          </table:table-cell>
        </table:table-row>
        <table:table-row table:style-name="ro1">
          <table:table-cell office:value-type="date" office:date-value="2024-12-14" calcext:value-type="date">
            <text:p>14.12.2024</text:p>
          </table:table-cell>
          <table:table-cell office:value-type="currency" office:currency="BGN" office:value="2.084" calcext:value-type="currency">
            <text:p>2.08400 лв.</text:p>
          </table:table-cell>
        </table:table-row>
        <table:table-row table:style-name="ro1">
          <table:table-cell office:value-type="date" office:date-value="2024-12-15" calcext:value-type="date">
            <text:p>15.12.2024</text:p>
          </table:table-cell>
          <table:table-cell office:value-type="currency" office:currency="BGN" office:value="2.084" calcext:value-type="currency">
            <text:p>2.08400 лв.</text:p>
          </table:table-cell>
        </table:table-row>
        <table:table-row table:style-name="ro1">
          <table:table-cell office:value-type="date" office:date-value="2024-12-16" calcext:value-type="date">
            <text:p>16.12.2024</text:p>
          </table:table-cell>
          <table:table-cell office:value-type="currency" office:currency="BGN" office:value="2.08689" calcext:value-type="currency">
            <text:p>2.08689 лв.</text:p>
          </table:table-cell>
        </table:table-row>
        <table:table-row table:style-name="ro1">
          <table:table-cell office:value-type="date" office:date-value="2024-12-17" calcext:value-type="date">
            <text:p>17.12.2024</text:p>
          </table:table-cell>
          <table:table-cell office:value-type="currency" office:currency="BGN" office:value="2.0778" calcext:value-type="currency">
            <text:p>2.07780 лв.</text:p>
          </table:table-cell>
        </table:table-row>
        <table:table-row table:style-name="ro1">
          <table:table-cell office:value-type="date" office:date-value="2024-12-18" calcext:value-type="date">
            <text:p>18.12.2024</text:p>
          </table:table-cell>
          <table:table-cell office:value-type="currency" office:currency="BGN" office:value="2.08466" calcext:value-type="currency">
            <text:p>2.08466 лв.</text:p>
          </table:table-cell>
        </table:table-row>
        <table:table-row table:style-name="ro1">
          <table:table-cell office:value-type="date" office:date-value="2024-12-19" calcext:value-type="date">
            <text:p>19.12.2024</text:p>
          </table:table-cell>
          <table:table-cell office:value-type="currency" office:currency="BGN" office:value="2.09876" calcext:value-type="currency">
            <text:p>2.09876 лв.</text:p>
          </table:table-cell>
        </table:table-row>
        <table:table-row table:style-name="ro1">
          <table:table-cell office:value-type="date" office:date-value="2024-12-20" calcext:value-type="date">
            <text:p>20.12.2024</text:p>
          </table:table-cell>
          <table:table-cell office:value-type="currency" office:currency="BGN" office:value="2.10372" calcext:value-type="currency">
            <text:p>2.10372 лв.</text:p>
          </table:table-cell>
        </table:table-row>
        <table:table-row table:style-name="ro1">
          <table:table-cell office:value-type="date" office:date-value="2024-12-21" calcext:value-type="date">
            <text:p>21.12.2024</text:p>
          </table:table-cell>
          <table:table-cell office:value-type="currency" office:currency="BGN" office:value="2.10372" calcext:value-type="currency">
            <text:p>2.10372 лв.</text:p>
          </table:table-cell>
        </table:table-row>
        <table:table-row table:style-name="ro1">
          <table:table-cell office:value-type="date" office:date-value="2024-12-22" calcext:value-type="date">
            <text:p>22.12.2024</text:p>
          </table:table-cell>
          <table:table-cell office:value-type="currency" office:currency="BGN" office:value="2.10372" calcext:value-type="currency">
            <text:p>2.10372 лв.</text:p>
          </table:table-cell>
        </table:table-row>
        <table:table-row table:style-name="ro1">
          <table:table-cell office:value-type="date" office:date-value="2024-12-23" calcext:value-type="date">
            <text:p>23.12.2024</text:p>
          </table:table-cell>
          <table:table-cell office:value-type="currency" office:currency="BGN" office:value="2.09493" calcext:value-type="currency">
            <text:p>2.09493 лв.</text:p>
          </table:table-cell>
        </table:table-row>
        <table:table-row table:style-name="ro1">
          <table:table-cell office:value-type="date" office:date-value="2024-12-24" calcext:value-type="date">
            <text:p>24.12.2024</text:p>
          </table:table-cell>
          <table:table-cell office:value-type="currency" office:currency="BGN" office:value="2.09493" calcext:value-type="currency">
            <text:p>2.09493 лв.</text:p>
          </table:table-cell>
        </table:table-row>
        <table:table-row table:style-name="ro1">
          <table:table-cell office:value-type="date" office:date-value="2024-12-25" calcext:value-type="date">
            <text:p>25.12.2024</text:p>
          </table:table-cell>
          <table:table-cell office:value-type="currency" office:currency="BGN" office:value="2.09493" calcext:value-type="currency">
            <text:p>2.09493 лв.</text:p>
          </table:table-cell>
        </table:table-row>
        <table:table-row table:style-name="ro1">
          <table:table-cell office:value-type="date" office:date-value="2024-12-26" calcext:value-type="date">
            <text:p>26.12.2024</text:p>
          </table:table-cell>
          <table:table-cell office:value-type="currency" office:currency="BGN" office:value="2.09493" calcext:value-type="currency">
            <text:p>2.09493 лв.</text:p>
          </table:table-cell>
        </table:table-row>
        <table:table-row table:style-name="ro1">
          <table:table-cell office:value-type="date" office:date-value="2024-12-27" calcext:value-type="date">
            <text:p>27.12.2024</text:p>
          </table:table-cell>
          <table:table-cell office:value-type="currency" office:currency="BGN" office:value="2.08156" calcext:value-type="currency">
            <text:p>2.08156 лв.</text:p>
          </table:table-cell>
        </table:table-row>
        <table:table-row table:style-name="ro1">
          <table:table-cell office:value-type="date" office:date-value="2024-12-28" calcext:value-type="date">
            <text:p>28.12.2024</text:p>
          </table:table-cell>
          <table:table-cell office:value-type="currency" office:currency="BGN" office:value="2.08156" calcext:value-type="currency">
            <text:p>2.08156 лв.</text:p>
          </table:table-cell>
        </table:table-row>
        <table:table-row table:style-name="ro1">
          <table:table-cell office:value-type="date" office:date-value="2024-12-29" calcext:value-type="date">
            <text:p>29.12.2024</text:p>
          </table:table-cell>
          <table:table-cell office:value-type="currency" office:currency="BGN" office:value="2.08156" calcext:value-type="currency">
            <text:p>2.08156 лв.</text:p>
          </table:table-cell>
        </table:table-row>
        <table:table-row table:style-name="ro1">
          <table:table-cell office:value-type="date" office:date-value="2024-12-30" calcext:value-type="date">
            <text:p>30.12.2024</text:p>
          </table:table-cell>
          <table:table-cell office:value-type="currency" office:currency="BGN" office:value="2.07295" calcext:value-type="currency">
            <text:p>2.07295 лв.</text:p>
          </table:table-cell>
        </table:table-row>
        <table:table-row table:style-name="ro1">
          <table:table-cell office:value-type="date" office:date-value="2024-12-31" calcext:value-type="date">
            <text:p>31.12.2024</text:p>
          </table:table-cell>
          <table:table-cell office:value-type="currency" office:currency="BGN" office:value="2.07802" calcext:value-type="currency">
            <text:p>2.0780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CAD" table:style-name="ta1" table:protected="true">
        <loext:table-protection loext:select-protected-cells="true" loext:select-unprotected-cells="true"/>
        <table:table-column table:style-name="co12" table:default-cell-style-name="ce31"/>
        <table:table-column table:style-name="co16"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33577" calcext:value-type="currency">
            <text:p>1.33577 лв.</text:p>
          </table:table-cell>
        </table:table-row>
        <table:table-row table:style-name="ro1">
          <table:table-cell office:value-type="date" office:date-value="2024-01-02" calcext:value-type="date">
            <text:p>02.01.2024</text:p>
          </table:table-cell>
          <table:table-cell office:value-type="currency" office:currency="BGN" office:value="1.34283" calcext:value-type="currency">
            <text:p>1.34283 лв.</text:p>
          </table:table-cell>
        </table:table-row>
        <table:table-row table:style-name="ro1">
          <table:table-cell office:value-type="date" office:date-value="2024-01-03" calcext:value-type="date">
            <text:p>03.01.2024</text:p>
          </table:table-cell>
          <table:table-cell office:value-type="currency" office:currency="BGN" office:value="1.342" calcext:value-type="currency">
            <text:p>1.34200 лв.</text:p>
          </table:table-cell>
        </table:table-row>
        <table:table-row table:style-name="ro1">
          <table:table-cell office:value-type="date" office:date-value="2024-01-04" calcext:value-type="date">
            <text:p>04.01.2024</text:p>
          </table:table-cell>
          <table:table-cell office:value-type="currency" office:currency="BGN" office:value="1.33933" calcext:value-type="currency">
            <text:p>1.33933 лв.</text:p>
          </table:table-cell>
        </table:table-row>
        <table:table-row table:style-name="ro1">
          <table:table-cell office:value-type="date" office:date-value="2024-01-05" calcext:value-type="date">
            <text:p>05.01.2024</text:p>
          </table:table-cell>
          <table:table-cell office:value-type="currency" office:currency="BGN" office:value="1.33961" calcext:value-type="currency">
            <text:p>1.33961 лв.</text:p>
          </table:table-cell>
        </table:table-row>
        <table:table-row table:style-name="ro1">
          <table:table-cell office:value-type="date" office:date-value="2024-01-06" calcext:value-type="date">
            <text:p>06.01.2024</text:p>
          </table:table-cell>
          <table:table-cell office:value-type="currency" office:currency="BGN" office:value="1.33961" calcext:value-type="currency">
            <text:p>1.33961 лв.</text:p>
          </table:table-cell>
        </table:table-row>
        <table:table-row table:style-name="ro1">
          <table:table-cell office:value-type="date" office:date-value="2024-01-07" calcext:value-type="date">
            <text:p>07.01.2024</text:p>
          </table:table-cell>
          <table:table-cell office:value-type="currency" office:currency="BGN" office:value="1.33961" calcext:value-type="currency">
            <text:p>1.33961 лв.</text:p>
          </table:table-cell>
        </table:table-row>
        <table:table-row table:style-name="ro1">
          <table:table-cell office:value-type="date" office:date-value="2024-01-08" calcext:value-type="date">
            <text:p>08.01.2024</text:p>
          </table:table-cell>
          <table:table-cell office:value-type="currency" office:currency="BGN" office:value="1.33495" calcext:value-type="currency">
            <text:p>1.33495 лв.</text:p>
          </table:table-cell>
        </table:table-row>
        <table:table-row table:style-name="ro1">
          <table:table-cell office:value-type="date" office:date-value="2024-01-09" calcext:value-type="date">
            <text:p>09.01.2024</text:p>
          </table:table-cell>
          <table:table-cell office:value-type="currency" office:currency="BGN" office:value="1.33842" calcext:value-type="currency">
            <text:p>1.33842 лв.</text:p>
          </table:table-cell>
        </table:table-row>
        <table:table-row table:style-name="ro1">
          <table:table-cell office:value-type="date" office:date-value="2024-01-10" calcext:value-type="date">
            <text:p>10.01.2024</text:p>
          </table:table-cell>
          <table:table-cell office:value-type="currency" office:currency="BGN" office:value="1.33513" calcext:value-type="currency">
            <text:p>1.33513 лв.</text:p>
          </table:table-cell>
        </table:table-row>
        <table:table-row table:style-name="ro1">
          <table:table-cell office:value-type="date" office:date-value="2024-01-11" calcext:value-type="date">
            <text:p>11.01.2024</text:p>
          </table:table-cell>
          <table:table-cell office:value-type="currency" office:currency="BGN" office:value="1.33258" calcext:value-type="currency">
            <text:p>1.33258 лв.</text:p>
          </table:table-cell>
        </table:table-row>
        <table:table-row table:style-name="ro1">
          <table:table-cell office:value-type="date" office:date-value="2024-01-12" calcext:value-type="date">
            <text:p>12.01.2024</text:p>
          </table:table-cell>
          <table:table-cell office:value-type="currency" office:currency="BGN" office:value="1.3365" calcext:value-type="currency">
            <text:p>1.33650 лв.</text:p>
          </table:table-cell>
        </table:table-row>
        <table:table-row table:style-name="ro1">
          <table:table-cell office:value-type="date" office:date-value="2024-01-13" calcext:value-type="date">
            <text:p>13.01.2024</text:p>
          </table:table-cell>
          <table:table-cell office:value-type="currency" office:currency="BGN" office:value="1.3365" calcext:value-type="currency">
            <text:p>1.33650 лв.</text:p>
          </table:table-cell>
        </table:table-row>
        <table:table-row table:style-name="ro1">
          <table:table-cell office:value-type="date" office:date-value="2024-01-14" calcext:value-type="date">
            <text:p>14.01.2024</text:p>
          </table:table-cell>
          <table:table-cell office:value-type="currency" office:currency="BGN" office:value="1.3365" calcext:value-type="currency">
            <text:p>1.33650 лв.</text:p>
          </table:table-cell>
        </table:table-row>
        <table:table-row table:style-name="ro1">
          <table:table-cell office:value-type="date" office:date-value="2024-01-15" calcext:value-type="date">
            <text:p>15.01.2024</text:p>
          </table:table-cell>
          <table:table-cell office:value-type="currency" office:currency="BGN" office:value="1.33095" calcext:value-type="currency">
            <text:p>1.33095 лв.</text:p>
          </table:table-cell>
        </table:table-row>
        <table:table-row table:style-name="ro1">
          <table:table-cell office:value-type="date" office:date-value="2024-01-16" calcext:value-type="date">
            <text:p>16.01.2024</text:p>
          </table:table-cell>
          <table:table-cell office:value-type="currency" office:currency="BGN" office:value="1.33404" calcext:value-type="currency">
            <text:p>1.33404 лв.</text:p>
          </table:table-cell>
        </table:table-row>
        <table:table-row table:style-name="ro1">
          <table:table-cell office:value-type="date" office:date-value="2024-01-17" calcext:value-type="date">
            <text:p>17.01.2024</text:p>
          </table:table-cell>
          <table:table-cell office:value-type="currency" office:currency="BGN" office:value="1.33041" calcext:value-type="currency">
            <text:p>1.33041 лв.</text:p>
          </table:table-cell>
        </table:table-row>
        <table:table-row table:style-name="ro1">
          <table:table-cell office:value-type="date" office:date-value="2024-01-18" calcext:value-type="date">
            <text:p>18.01.2024</text:p>
          </table:table-cell>
          <table:table-cell office:value-type="currency" office:currency="BGN" office:value="1.33222" calcext:value-type="currency">
            <text:p>1.33222 лв.</text:p>
          </table:table-cell>
        </table:table-row>
        <table:table-row table:style-name="ro1">
          <table:table-cell office:value-type="date" office:date-value="2024-01-19" calcext:value-type="date">
            <text:p>19.01.2024</text:p>
          </table:table-cell>
          <table:table-cell office:value-type="currency" office:currency="BGN" office:value="1.33449" calcext:value-type="currency">
            <text:p>1.33449 лв.</text:p>
          </table:table-cell>
        </table:table-row>
        <table:table-row table:style-name="ro1">
          <table:table-cell office:value-type="date" office:date-value="2024-01-20" calcext:value-type="date">
            <text:p>20.01.2024</text:p>
          </table:table-cell>
          <table:table-cell office:value-type="currency" office:currency="BGN" office:value="1.33449" calcext:value-type="currency">
            <text:p>1.33449 лв.</text:p>
          </table:table-cell>
        </table:table-row>
        <table:table-row table:style-name="ro1">
          <table:table-cell office:value-type="date" office:date-value="2024-01-21" calcext:value-type="date">
            <text:p>21.01.2024</text:p>
          </table:table-cell>
          <table:table-cell office:value-type="currency" office:currency="BGN" office:value="1.33449" calcext:value-type="currency">
            <text:p>1.33449 лв.</text:p>
          </table:table-cell>
        </table:table-row>
        <table:table-row table:style-name="ro1">
          <table:table-cell office:value-type="date" office:date-value="2024-01-22" calcext:value-type="date">
            <text:p>22.01.2024</text:p>
          </table:table-cell>
          <table:table-cell office:value-type="currency" office:currency="BGN" office:value="1.33778" calcext:value-type="currency">
            <text:p>1.33778 лв.</text:p>
          </table:table-cell>
        </table:table-row>
        <table:table-row table:style-name="ro1">
          <table:table-cell office:value-type="date" office:date-value="2024-01-23" calcext:value-type="date">
            <text:p>23.01.2024</text:p>
          </table:table-cell>
          <table:table-cell office:value-type="currency" office:currency="BGN" office:value="1.33522" calcext:value-type="currency">
            <text:p>1.33522 лв.</text:p>
          </table:table-cell>
        </table:table-row>
        <table:table-row table:style-name="ro1">
          <table:table-cell office:value-type="date" office:date-value="2024-01-24" calcext:value-type="date">
            <text:p>24.01.2024</text:p>
          </table:table-cell>
          <table:table-cell office:value-type="currency" office:currency="BGN" office:value="1.33331" calcext:value-type="currency">
            <text:p>1.33331 лв.</text:p>
          </table:table-cell>
        </table:table-row>
        <table:table-row table:style-name="ro1">
          <table:table-cell office:value-type="date" office:date-value="2024-01-25" calcext:value-type="date">
            <text:p>25.01.2024</text:p>
          </table:table-cell>
          <table:table-cell office:value-type="currency" office:currency="BGN" office:value="1.32923" calcext:value-type="currency">
            <text:p>1.32923 лв.</text:p>
          </table:table-cell>
        </table:table-row>
        <table:table-row table:style-name="ro1">
          <table:table-cell office:value-type="date" office:date-value="2024-01-26" calcext:value-type="date">
            <text:p>26.01.2024</text:p>
          </table:table-cell>
          <table:table-cell office:value-type="currency" office:currency="BGN" office:value="1.33897" calcext:value-type="currency">
            <text:p>1.33897 лв.</text:p>
          </table:table-cell>
        </table:table-row>
        <table:table-row table:style-name="ro1">
          <table:table-cell office:value-type="date" office:date-value="2024-01-27" calcext:value-type="date">
            <text:p>27.01.2024</text:p>
          </table:table-cell>
          <table:table-cell office:value-type="currency" office:currency="BGN" office:value="1.33897" calcext:value-type="currency">
            <text:p>1.33897 лв.</text:p>
          </table:table-cell>
        </table:table-row>
        <table:table-row table:style-name="ro1">
          <table:table-cell office:value-type="date" office:date-value="2024-01-28" calcext:value-type="date">
            <text:p>28.01.2024</text:p>
          </table:table-cell>
          <table:table-cell office:value-type="currency" office:currency="BGN" office:value="1.33897" calcext:value-type="currency">
            <text:p>1.33897 лв.</text:p>
          </table:table-cell>
        </table:table-row>
        <table:table-row table:style-name="ro1">
          <table:table-cell office:value-type="date" office:date-value="2024-01-29" calcext:value-type="date">
            <text:p>29.01.2024</text:p>
          </table:table-cell>
          <table:table-cell office:value-type="currency" office:currency="BGN" office:value="1.34495" calcext:value-type="currency">
            <text:p>1.34495 лв.</text:p>
          </table:table-cell>
        </table:table-row>
        <table:table-row table:style-name="ro1">
          <table:table-cell office:value-type="date" office:date-value="2024-01-30" calcext:value-type="date">
            <text:p>30.01.2024</text:p>
          </table:table-cell>
          <table:table-cell office:value-type="currency" office:currency="BGN" office:value="1.34292" calcext:value-type="currency">
            <text:p>1.34292 лв.</text:p>
          </table:table-cell>
        </table:table-row>
        <table:table-row table:style-name="ro1">
          <table:table-cell office:value-type="date" office:date-value="2024-01-31" calcext:value-type="date">
            <text:p>31.01.2024</text:p>
          </table:table-cell>
          <table:table-cell office:value-type="currency" office:currency="BGN" office:value="1.34347" calcext:value-type="currency">
            <text:p>1.34347 лв.</text:p>
          </table:table-cell>
        </table:table-row>
        <table:table-row table:style-name="ro1">
          <table:table-cell office:value-type="date" office:date-value="2024-02-01" calcext:value-type="date">
            <text:p>01.02.2024</text:p>
          </table:table-cell>
          <table:table-cell office:value-type="currency" office:currency="BGN" office:value="1.34477" calcext:value-type="currency">
            <text:p>1.34477 лв.</text:p>
          </table:table-cell>
        </table:table-row>
        <table:table-row table:style-name="ro1">
          <table:table-cell office:value-type="date" office:date-value="2024-02-02" calcext:value-type="date">
            <text:p>02.02.2024</text:p>
          </table:table-cell>
          <table:table-cell office:value-type="currency" office:currency="BGN" office:value="1.34366" calcext:value-type="currency">
            <text:p>1.34366 лв.</text:p>
          </table:table-cell>
        </table:table-row>
        <table:table-row table:style-name="ro1">
          <table:table-cell office:value-type="date" office:date-value="2024-02-03" calcext:value-type="date">
            <text:p>03.02.2024</text:p>
          </table:table-cell>
          <table:table-cell office:value-type="currency" office:currency="BGN" office:value="1.34366" calcext:value-type="currency">
            <text:p>1.34366 лв.</text:p>
          </table:table-cell>
        </table:table-row>
        <table:table-row table:style-name="ro1">
          <table:table-cell office:value-type="date" office:date-value="2024-02-04" calcext:value-type="date">
            <text:p>04.02.2024</text:p>
          </table:table-cell>
          <table:table-cell office:value-type="currency" office:currency="BGN" office:value="1.34366" calcext:value-type="currency">
            <text:p>1.34366 лв.</text:p>
          </table:table-cell>
        </table:table-row>
        <table:table-row table:style-name="ro1">
          <table:table-cell office:value-type="date" office:date-value="2024-02-05" calcext:value-type="date">
            <text:p>05.02.2024</text:p>
          </table:table-cell>
          <table:table-cell office:value-type="currency" office:currency="BGN" office:value="1.3482" calcext:value-type="currency">
            <text:p>1.34820 лв.</text:p>
          </table:table-cell>
        </table:table-row>
        <table:table-row table:style-name="ro1">
          <table:table-cell office:value-type="date" office:date-value="2024-02-06" calcext:value-type="date">
            <text:p>06.02.2024</text:p>
          </table:table-cell>
          <table:table-cell office:value-type="currency" office:currency="BGN" office:value="1.34643" calcext:value-type="currency">
            <text:p>1.34643 лв.</text:p>
          </table:table-cell>
        </table:table-row>
        <table:table-row table:style-name="ro1">
          <table:table-cell office:value-type="date" office:date-value="2024-02-07" calcext:value-type="date">
            <text:p>07.02.2024</text:p>
          </table:table-cell>
          <table:table-cell office:value-type="currency" office:currency="BGN" office:value="1.34876" calcext:value-type="currency">
            <text:p>1.34876 лв.</text:p>
          </table:table-cell>
        </table:table-row>
        <table:table-row table:style-name="ro1">
          <table:table-cell office:value-type="date" office:date-value="2024-02-08" calcext:value-type="date">
            <text:p>08.02.2024</text:p>
          </table:table-cell>
          <table:table-cell office:value-type="currency" office:currency="BGN" office:value="1.34838" calcext:value-type="currency">
            <text:p>1.34838 лв.</text:p>
          </table:table-cell>
        </table:table-row>
        <table:table-row table:style-name="ro1">
          <table:table-cell office:value-type="date" office:date-value="2024-02-09" calcext:value-type="date">
            <text:p>09.02.2024</text:p>
          </table:table-cell>
          <table:table-cell office:value-type="currency" office:currency="BGN" office:value="1.35015" calcext:value-type="currency">
            <text:p>1.35015 лв.</text:p>
          </table:table-cell>
        </table:table-row>
        <table:table-row table:style-name="ro1">
          <table:table-cell office:value-type="date" office:date-value="2024-02-10" calcext:value-type="date">
            <text:p>10.02.2024</text:p>
          </table:table-cell>
          <table:table-cell office:value-type="currency" office:currency="BGN" office:value="1.35015" calcext:value-type="currency">
            <text:p>1.35015 лв.</text:p>
          </table:table-cell>
        </table:table-row>
        <table:table-row table:style-name="ro1">
          <table:table-cell office:value-type="date" office:date-value="2024-02-11" calcext:value-type="date">
            <text:p>11.02.2024</text:p>
          </table:table-cell>
          <table:table-cell office:value-type="currency" office:currency="BGN" office:value="1.35015" calcext:value-type="currency">
            <text:p>1.35015 лв.</text:p>
          </table:table-cell>
        </table:table-row>
        <table:table-row table:style-name="ro1">
          <table:table-cell office:value-type="date" office:date-value="2024-02-12" calcext:value-type="date">
            <text:p>12.02.2024</text:p>
          </table:table-cell>
          <table:table-cell office:value-type="currency" office:currency="BGN" office:value="1.34848" calcext:value-type="currency">
            <text:p>1.34848 лв.</text:p>
          </table:table-cell>
        </table:table-row>
        <table:table-row table:style-name="ro1">
          <table:table-cell office:value-type="date" office:date-value="2024-02-13" calcext:value-type="date">
            <text:p>13.02.2024</text:p>
          </table:table-cell>
          <table:table-cell office:value-type="currency" office:currency="BGN" office:value="1.34783" calcext:value-type="currency">
            <text:p>1.34783 лв.</text:p>
          </table:table-cell>
        </table:table-row>
        <table:table-row table:style-name="ro1">
          <table:table-cell office:value-type="date" office:date-value="2024-02-14" calcext:value-type="date">
            <text:p>14.02.2024</text:p>
          </table:table-cell>
          <table:table-cell office:value-type="currency" office:currency="BGN" office:value="1.34801" calcext:value-type="currency">
            <text:p>1.34801 лв.</text:p>
          </table:table-cell>
        </table:table-row>
        <table:table-row table:style-name="ro1">
          <table:table-cell office:value-type="date" office:date-value="2024-02-15" calcext:value-type="date">
            <text:p>15.02.2024</text:p>
          </table:table-cell>
          <table:table-cell office:value-type="currency" office:currency="BGN" office:value="1.34449" calcext:value-type="currency">
            <text:p>1.34449 лв.</text:p>
          </table:table-cell>
        </table:table-row>
        <table:table-row table:style-name="ro1">
          <table:table-cell office:value-type="date" office:date-value="2024-02-16" calcext:value-type="date">
            <text:p>16.02.2024</text:p>
          </table:table-cell>
          <table:table-cell office:value-type="currency" office:currency="BGN" office:value="1.34718" calcext:value-type="currency">
            <text:p>1.34718 лв.</text:p>
          </table:table-cell>
        </table:table-row>
        <table:table-row table:style-name="ro1">
          <table:table-cell office:value-type="date" office:date-value="2024-02-17" calcext:value-type="date">
            <text:p>17.02.2024</text:p>
          </table:table-cell>
          <table:table-cell office:value-type="currency" office:currency="BGN" office:value="1.34718" calcext:value-type="currency">
            <text:p>1.34718 лв.</text:p>
          </table:table-cell>
        </table:table-row>
        <table:table-row table:style-name="ro1">
          <table:table-cell office:value-type="date" office:date-value="2024-02-18" calcext:value-type="date">
            <text:p>18.02.2024</text:p>
          </table:table-cell>
          <table:table-cell office:value-type="currency" office:currency="BGN" office:value="1.34718" calcext:value-type="currency">
            <text:p>1.34718 лв.</text:p>
          </table:table-cell>
        </table:table-row>
        <table:table-row table:style-name="ro1">
          <table:table-cell office:value-type="date" office:date-value="2024-02-19" calcext:value-type="date">
            <text:p>19.02.2024</text:p>
          </table:table-cell>
          <table:table-cell office:value-type="currency" office:currency="BGN" office:value="1.3468" calcext:value-type="currency">
            <text:p>1.34680 лв.</text:p>
          </table:table-cell>
        </table:table-row>
        <table:table-row table:style-name="ro1">
          <table:table-cell office:value-type="date" office:date-value="2024-02-20" calcext:value-type="date">
            <text:p>20.02.2024</text:p>
          </table:table-cell>
          <table:table-cell office:value-type="currency" office:currency="BGN" office:value="1.34311" calcext:value-type="currency">
            <text:p>1.34311 лв.</text:p>
          </table:table-cell>
        </table:table-row>
        <table:table-row table:style-name="ro1">
          <table:table-cell office:value-type="date" office:date-value="2024-02-21" calcext:value-type="date">
            <text:p>21.02.2024</text:p>
          </table:table-cell>
          <table:table-cell office:value-type="currency" office:currency="BGN" office:value="1.33796" calcext:value-type="currency">
            <text:p>1.33796 лв.</text:p>
          </table:table-cell>
        </table:table-row>
        <table:table-row table:style-name="ro1">
          <table:table-cell office:value-type="date" office:date-value="2024-02-22" calcext:value-type="date">
            <text:p>22.02.2024</text:p>
          </table:table-cell>
          <table:table-cell office:value-type="currency" office:currency="BGN" office:value="1.33796" calcext:value-type="currency">
            <text:p>1.33796 лв.</text:p>
          </table:table-cell>
        </table:table-row>
        <table:table-row table:style-name="ro1">
          <table:table-cell office:value-type="date" office:date-value="2024-02-23" calcext:value-type="date">
            <text:p>23.02.2024</text:p>
          </table:table-cell>
          <table:table-cell office:value-type="currency" office:currency="BGN" office:value="1.3408" calcext:value-type="currency">
            <text:p>1.34080 лв.</text:p>
          </table:table-cell>
        </table:table-row>
        <table:table-row table:style-name="ro1">
          <table:table-cell office:value-type="date" office:date-value="2024-02-24" calcext:value-type="date">
            <text:p>24.02.2024</text:p>
          </table:table-cell>
          <table:table-cell office:value-type="currency" office:currency="BGN" office:value="1.3408" calcext:value-type="currency">
            <text:p>1.34080 лв.</text:p>
          </table:table-cell>
        </table:table-row>
        <table:table-row table:style-name="ro1">
          <table:table-cell office:value-type="date" office:date-value="2024-02-25" calcext:value-type="date">
            <text:p>25.02.2024</text:p>
          </table:table-cell>
          <table:table-cell office:value-type="currency" office:currency="BGN" office:value="1.3408" calcext:value-type="currency">
            <text:p>1.34080 лв.</text:p>
          </table:table-cell>
        </table:table-row>
        <table:table-row table:style-name="ro1">
          <table:table-cell office:value-type="date" office:date-value="2024-02-26" calcext:value-type="date">
            <text:p>26.02.2024</text:p>
          </table:table-cell>
          <table:table-cell office:value-type="currency" office:currency="BGN" office:value="1.33285" calcext:value-type="currency">
            <text:p>1.33285 лв.</text:p>
          </table:table-cell>
        </table:table-row>
        <table:table-row table:style-name="ro1">
          <table:table-cell office:value-type="date" office:date-value="2024-02-27" calcext:value-type="date">
            <text:p>27.02.2024</text:p>
          </table:table-cell>
          <table:table-cell office:value-type="currency" office:currency="BGN" office:value="1.33504" calcext:value-type="currency">
            <text:p>1.33504 лв.</text:p>
          </table:table-cell>
        </table:table-row>
        <table:table-row table:style-name="ro1">
          <table:table-cell office:value-type="date" office:date-value="2024-02-28" calcext:value-type="date">
            <text:p>28.02.2024</text:p>
          </table:table-cell>
          <table:table-cell office:value-type="currency" office:currency="BGN" office:value="1.33149" calcext:value-type="currency">
            <text:p>1.33149 лв.</text:p>
          </table:table-cell>
        </table:table-row>
        <table:table-row table:style-name="ro1">
          <table:table-cell office:value-type="date" office:date-value="2024-02-29" calcext:value-type="date">
            <text:p>29.02.2024</text:p>
          </table:table-cell>
          <table:table-cell office:value-type="currency" office:currency="BGN" office:value="1.32878" calcext:value-type="currency">
            <text:p>1.32878 лв.</text:p>
          </table:table-cell>
        </table:table-row>
        <table:table-row table:style-name="ro1">
          <table:table-cell office:value-type="date" office:date-value="2024-03-01" calcext:value-type="date">
            <text:p>01.03.2024</text:p>
          </table:table-cell>
          <table:table-cell office:value-type="currency" office:currency="BGN" office:value="1.3324" calcext:value-type="currency">
            <text:p>1.33240 лв.</text:p>
          </table:table-cell>
        </table:table-row>
        <table:table-row table:style-name="ro1">
          <table:table-cell office:value-type="date" office:date-value="2024-03-02" calcext:value-type="date">
            <text:p>02.03.2024</text:p>
          </table:table-cell>
          <table:table-cell office:value-type="currency" office:currency="BGN" office:value="1.3324" calcext:value-type="currency">
            <text:p>1.33240 лв.</text:p>
          </table:table-cell>
        </table:table-row>
        <table:table-row table:style-name="ro1">
          <table:table-cell office:value-type="date" office:date-value="2024-03-03" calcext:value-type="date">
            <text:p>03.03.2024</text:p>
          </table:table-cell>
          <table:table-cell office:value-type="currency" office:currency="BGN" office:value="1.3324" calcext:value-type="currency">
            <text:p>1.33240 лв.</text:p>
          </table:table-cell>
        </table:table-row>
        <table:table-row table:style-name="ro1">
          <table:table-cell office:value-type="date" office:date-value="2024-03-04" calcext:value-type="date">
            <text:p>04.03.2024</text:p>
          </table:table-cell>
          <table:table-cell office:value-type="currency" office:currency="BGN" office:value="1.3324" calcext:value-type="currency">
            <text:p>1.33240 лв.</text:p>
          </table:table-cell>
        </table:table-row>
        <table:table-row table:style-name="ro1">
          <table:table-cell office:value-type="date" office:date-value="2024-03-05" calcext:value-type="date">
            <text:p>05.03.2024</text:p>
          </table:table-cell>
          <table:table-cell office:value-type="currency" office:currency="BGN" office:value="1.32626" calcext:value-type="currency">
            <text:p>1.32626 лв.</text:p>
          </table:table-cell>
        </table:table-row>
        <table:table-row table:style-name="ro1">
          <table:table-cell office:value-type="date" office:date-value="2024-03-06" calcext:value-type="date">
            <text:p>06.03.2024</text:p>
          </table:table-cell>
          <table:table-cell office:value-type="currency" office:currency="BGN" office:value="1.32419" calcext:value-type="currency">
            <text:p>1.32419 лв.</text:p>
          </table:table-cell>
        </table:table-row>
        <table:table-row table:style-name="ro1">
          <table:table-cell office:value-type="date" office:date-value="2024-03-07" calcext:value-type="date">
            <text:p>07.03.2024</text:p>
          </table:table-cell>
          <table:table-cell office:value-type="currency" office:currency="BGN" office:value="1.33004" calcext:value-type="currency">
            <text:p>1.33004 лв.</text:p>
          </table:table-cell>
        </table:table-row>
        <table:table-row table:style-name="ro1">
          <table:table-cell office:value-type="date" office:date-value="2024-03-08" calcext:value-type="date">
            <text:p>08.03.2024</text:p>
          </table:table-cell>
          <table:table-cell office:value-type="currency" office:currency="BGN" office:value="1.33041" calcext:value-type="currency">
            <text:p>1.33041 лв.</text:p>
          </table:table-cell>
        </table:table-row>
        <table:table-row table:style-name="ro1">
          <table:table-cell office:value-type="date" office:date-value="2024-03-09" calcext:value-type="date">
            <text:p>09.03.2024</text:p>
          </table:table-cell>
          <table:table-cell office:value-type="currency" office:currency="BGN" office:value="1.33041" calcext:value-type="currency">
            <text:p>1.33041 лв.</text:p>
          </table:table-cell>
        </table:table-row>
        <table:table-row table:style-name="ro1">
          <table:table-cell office:value-type="date" office:date-value="2024-03-10" calcext:value-type="date">
            <text:p>10.03.2024</text:p>
          </table:table-cell>
          <table:table-cell office:value-type="currency" office:currency="BGN" office:value="1.33041" calcext:value-type="currency">
            <text:p>1.33041 лв.</text:p>
          </table:table-cell>
        </table:table-row>
        <table:table-row table:style-name="ro1">
          <table:table-cell office:value-type="date" office:date-value="2024-03-11" calcext:value-type="date">
            <text:p>11.03.2024</text:p>
          </table:table-cell>
          <table:table-cell office:value-type="currency" office:currency="BGN" office:value="1.32572" calcext:value-type="currency">
            <text:p>1.32572 лв.</text:p>
          </table:table-cell>
        </table:table-row>
        <table:table-row table:style-name="ro1">
          <table:table-cell office:value-type="date" office:date-value="2024-03-12" calcext:value-type="date">
            <text:p>12.03.2024</text:p>
          </table:table-cell>
          <table:table-cell office:value-type="currency" office:currency="BGN" office:value="1.32698" calcext:value-type="currency">
            <text:p>1.32698 лв.</text:p>
          </table:table-cell>
        </table:table-row>
        <table:table-row table:style-name="ro1">
          <table:table-cell office:value-type="date" office:date-value="2024-03-13" calcext:value-type="date">
            <text:p>13.03.2024</text:p>
          </table:table-cell>
          <table:table-cell office:value-type="currency" office:currency="BGN" office:value="1.32545" calcext:value-type="currency">
            <text:p>1.32545 лв.</text:p>
          </table:table-cell>
        </table:table-row>
        <table:table-row table:style-name="ro1">
          <table:table-cell office:value-type="date" office:date-value="2024-03-14" calcext:value-type="date">
            <text:p>14.03.2024</text:p>
          </table:table-cell>
          <table:table-cell office:value-type="currency" office:currency="BGN" office:value="1.32824" calcext:value-type="currency">
            <text:p>1.32824 лв.</text:p>
          </table:table-cell>
        </table:table-row>
        <table:table-row table:style-name="ro1">
          <table:table-cell office:value-type="date" office:date-value="2024-03-15" calcext:value-type="date">
            <text:p>15.03.2024</text:p>
          </table:table-cell>
          <table:table-cell office:value-type="currency" office:currency="BGN" office:value="1.3277" calcext:value-type="currency">
            <text:p>1.32770 лв.</text:p>
          </table:table-cell>
        </table:table-row>
        <table:table-row table:style-name="ro1">
          <table:table-cell office:value-type="date" office:date-value="2024-03-16" calcext:value-type="date">
            <text:p>16.03.2024</text:p>
          </table:table-cell>
          <table:table-cell office:value-type="currency" office:currency="BGN" office:value="1.3277" calcext:value-type="currency">
            <text:p>1.32770 лв.</text:p>
          </table:table-cell>
        </table:table-row>
        <table:table-row table:style-name="ro1">
          <table:table-cell office:value-type="date" office:date-value="2024-03-17" calcext:value-type="date">
            <text:p>17.03.2024</text:p>
          </table:table-cell>
          <table:table-cell office:value-type="currency" office:currency="BGN" office:value="1.3277" calcext:value-type="currency">
            <text:p>1.32770 лв.</text:p>
          </table:table-cell>
        </table:table-row>
        <table:table-row table:style-name="ro1">
          <table:table-cell office:value-type="date" office:date-value="2024-03-18" calcext:value-type="date">
            <text:p>18.03.2024</text:p>
          </table:table-cell>
          <table:table-cell office:value-type="currency" office:currency="BGN" office:value="1.32644" calcext:value-type="currency">
            <text:p>1.32644 лв.</text:p>
          </table:table-cell>
        </table:table-row>
        <table:table-row table:style-name="ro1">
          <table:table-cell office:value-type="date" office:date-value="2024-03-19" calcext:value-type="date">
            <text:p>19.03.2024</text:p>
          </table:table-cell>
          <table:table-cell office:value-type="currency" office:currency="BGN" office:value="1.32446" calcext:value-type="currency">
            <text:p>1.32446 лв.</text:p>
          </table:table-cell>
        </table:table-row>
        <table:table-row table:style-name="ro1">
          <table:table-cell office:value-type="date" office:date-value="2024-03-20" calcext:value-type="date">
            <text:p>20.03.2024</text:p>
          </table:table-cell>
          <table:table-cell office:value-type="currency" office:currency="BGN" office:value="1.32725" calcext:value-type="currency">
            <text:p>1.32725 лв.</text:p>
          </table:table-cell>
        </table:table-row>
        <table:table-row table:style-name="ro1">
          <table:table-cell office:value-type="date" office:date-value="2024-03-21" calcext:value-type="date">
            <text:p>21.03.2024</text:p>
          </table:table-cell>
          <table:table-cell office:value-type="currency" office:currency="BGN" office:value="1.32725" calcext:value-type="currency">
            <text:p>1.32725 лв.</text:p>
          </table:table-cell>
        </table:table-row>
        <table:table-row table:style-name="ro1">
          <table:table-cell office:value-type="date" office:date-value="2024-03-22" calcext:value-type="date">
            <text:p>22.03.2024</text:p>
          </table:table-cell>
          <table:table-cell office:value-type="currency" office:currency="BGN" office:value="1.33158" calcext:value-type="currency">
            <text:p>1.33158 лв.</text:p>
          </table:table-cell>
        </table:table-row>
        <table:table-row table:style-name="ro1">
          <table:table-cell office:value-type="date" office:date-value="2024-03-23" calcext:value-type="date">
            <text:p>23.03.2024</text:p>
          </table:table-cell>
          <table:table-cell office:value-type="currency" office:currency="BGN" office:value="1.33158" calcext:value-type="currency">
            <text:p>1.33158 лв.</text:p>
          </table:table-cell>
        </table:table-row>
        <table:table-row table:style-name="ro1">
          <table:table-cell office:value-type="date" office:date-value="2024-03-24" calcext:value-type="date">
            <text:p>24.03.2024</text:p>
          </table:table-cell>
          <table:table-cell office:value-type="currency" office:currency="BGN" office:value="1.33158" calcext:value-type="currency">
            <text:p>1.33158 лв.</text:p>
          </table:table-cell>
        </table:table-row>
        <table:table-row table:style-name="ro1">
          <table:table-cell office:value-type="date" office:date-value="2024-03-25" calcext:value-type="date">
            <text:p>25.03.2024</text:p>
          </table:table-cell>
          <table:table-cell office:value-type="currency" office:currency="BGN" office:value="1.32851" calcext:value-type="currency">
            <text:p>1.32851 лв.</text:p>
          </table:table-cell>
        </table:table-row>
        <table:table-row table:style-name="ro1">
          <table:table-cell office:value-type="date" office:date-value="2024-03-26" calcext:value-type="date">
            <text:p>26.03.2024</text:p>
          </table:table-cell>
          <table:table-cell office:value-type="currency" office:currency="BGN" office:value="1.32887" calcext:value-type="currency">
            <text:p>1.32887 лв.</text:p>
          </table:table-cell>
        </table:table-row>
        <table:table-row table:style-name="ro1">
          <table:table-cell office:value-type="date" office:date-value="2024-03-27" calcext:value-type="date">
            <text:p>27.03.2024</text:p>
          </table:table-cell>
          <table:table-cell office:value-type="currency" office:currency="BGN" office:value="1.32941" calcext:value-type="currency">
            <text:p>1.32941 лв.</text:p>
          </table:table-cell>
        </table:table-row>
        <table:table-row table:style-name="ro1">
          <table:table-cell office:value-type="date" office:date-value="2024-03-28" calcext:value-type="date">
            <text:p>28.03.2024</text:p>
          </table:table-cell>
          <table:table-cell office:value-type="currency" office:currency="BGN" office:value="1.33304" calcext:value-type="currency">
            <text:p>1.33304 лв.</text:p>
          </table:table-cell>
        </table:table-row>
        <table:table-row table:style-name="ro1">
          <table:table-cell office:value-type="date" office:date-value="2024-03-29" calcext:value-type="date">
            <text:p>29.03.2024</text:p>
          </table:table-cell>
          <table:table-cell office:value-type="currency" office:currency="BGN" office:value="1.33304" calcext:value-type="currency">
            <text:p>1.33304 лв.</text:p>
          </table:table-cell>
        </table:table-row>
        <table:table-row table:style-name="ro1">
          <table:table-cell office:value-type="date" office:date-value="2024-03-30" calcext:value-type="date">
            <text:p>30.03.2024</text:p>
          </table:table-cell>
          <table:table-cell office:value-type="currency" office:currency="BGN" office:value="1.33304" calcext:value-type="currency">
            <text:p>1.33304 лв.</text:p>
          </table:table-cell>
        </table:table-row>
        <table:table-row table:style-name="ro1">
          <table:table-cell office:value-type="date" office:date-value="2024-03-31" calcext:value-type="date">
            <text:p>31.03.2024</text:p>
          </table:table-cell>
          <table:table-cell office:value-type="currency" office:currency="BGN" office:value="1.33304" calcext:value-type="currency">
            <text:p>1.33304 лв.</text:p>
          </table:table-cell>
        </table:table-row>
        <table:table-row table:style-name="ro1">
          <table:table-cell office:value-type="date" office:date-value="2024-04-01" calcext:value-type="date">
            <text:p>01.04.2024</text:p>
          </table:table-cell>
          <table:table-cell office:value-type="currency" office:currency="BGN" office:value="1.33304" calcext:value-type="currency">
            <text:p>1.33304 лв.</text:p>
          </table:table-cell>
        </table:table-row>
        <table:table-row table:style-name="ro1">
          <table:table-cell office:value-type="date" office:date-value="2024-04-02" calcext:value-type="date">
            <text:p>02.04.2024</text:p>
          </table:table-cell>
          <table:table-cell office:value-type="currency" office:currency="BGN" office:value="1.34172" calcext:value-type="currency">
            <text:p>1.34172 лв.</text:p>
          </table:table-cell>
        </table:table-row>
        <table:table-row table:style-name="ro1">
          <table:table-cell office:value-type="date" office:date-value="2024-04-03" calcext:value-type="date">
            <text:p>03.04.2024</text:p>
          </table:table-cell>
          <table:table-cell office:value-type="currency" office:currency="BGN" office:value="1.33723" calcext:value-type="currency">
            <text:p>1.33723 лв.</text:p>
          </table:table-cell>
        </table:table-row>
        <table:table-row table:style-name="ro1">
          <table:table-cell office:value-type="date" office:date-value="2024-04-04" calcext:value-type="date">
            <text:p>04.04.2024</text:p>
          </table:table-cell>
          <table:table-cell office:value-type="currency" office:currency="BGN" office:value="1.33486" calcext:value-type="currency">
            <text:p>1.33486 лв.</text:p>
          </table:table-cell>
        </table:table-row>
        <table:table-row table:style-name="ro1">
          <table:table-cell office:value-type="date" office:date-value="2024-04-05" calcext:value-type="date">
            <text:p>05.04.2024</text:p>
          </table:table-cell>
          <table:table-cell office:value-type="currency" office:currency="BGN" office:value="1.33032" calcext:value-type="currency">
            <text:p>1.33032 лв.</text:p>
          </table:table-cell>
        </table:table-row>
        <table:table-row table:style-name="ro1">
          <table:table-cell office:value-type="date" office:date-value="2024-04-06" calcext:value-type="date">
            <text:p>06.04.2024</text:p>
          </table:table-cell>
          <table:table-cell office:value-type="currency" office:currency="BGN" office:value="1.33032" calcext:value-type="currency">
            <text:p>1.33032 лв.</text:p>
          </table:table-cell>
        </table:table-row>
        <table:table-row table:style-name="ro1">
          <table:table-cell office:value-type="date" office:date-value="2024-04-07" calcext:value-type="date">
            <text:p>07.04.2024</text:p>
          </table:table-cell>
          <table:table-cell office:value-type="currency" office:currency="BGN" office:value="1.33032" calcext:value-type="currency">
            <text:p>1.33032 лв.</text:p>
          </table:table-cell>
        </table:table-row>
        <table:table-row table:style-name="ro1">
          <table:table-cell office:value-type="date" office:date-value="2024-04-08" calcext:value-type="date">
            <text:p>08.04.2024</text:p>
          </table:table-cell>
          <table:table-cell office:value-type="currency" office:currency="BGN" office:value="1.32914" calcext:value-type="currency">
            <text:p>1.32914 лв.</text:p>
          </table:table-cell>
        </table:table-row>
        <table:table-row table:style-name="ro1">
          <table:table-cell office:value-type="date" office:date-value="2024-04-09" calcext:value-type="date">
            <text:p>09.04.2024</text:p>
          </table:table-cell>
          <table:table-cell office:value-type="currency" office:currency="BGN" office:value="1.32608" calcext:value-type="currency">
            <text:p>1.32608 лв.</text:p>
          </table:table-cell>
        </table:table-row>
        <table:table-row table:style-name="ro1">
          <table:table-cell office:value-type="date" office:date-value="2024-04-10" calcext:value-type="date">
            <text:p>10.04.2024</text:p>
          </table:table-cell>
          <table:table-cell office:value-type="currency" office:currency="BGN" office:value="1.32797" calcext:value-type="currency">
            <text:p>1.32797 лв.</text:p>
          </table:table-cell>
        </table:table-row>
        <table:table-row table:style-name="ro1">
          <table:table-cell office:value-type="date" office:date-value="2024-04-11" calcext:value-type="date">
            <text:p>11.04.2024</text:p>
          </table:table-cell>
          <table:table-cell office:value-type="currency" office:currency="BGN" office:value="1.33158" calcext:value-type="currency">
            <text:p>1.33158 лв.</text:p>
          </table:table-cell>
        </table:table-row>
        <table:table-row table:style-name="ro1">
          <table:table-cell office:value-type="date" office:date-value="2024-04-12" calcext:value-type="date">
            <text:p>12.04.2024</text:p>
          </table:table-cell>
          <table:table-cell office:value-type="currency" office:currency="BGN" office:value="1.33568" calcext:value-type="currency">
            <text:p>1.33568 лв.</text:p>
          </table:table-cell>
        </table:table-row>
        <table:table-row table:style-name="ro1">
          <table:table-cell office:value-type="date" office:date-value="2024-04-13" calcext:value-type="date">
            <text:p>13.04.2024</text:p>
          </table:table-cell>
          <table:table-cell office:value-type="currency" office:currency="BGN" office:value="1.33568" calcext:value-type="currency">
            <text:p>1.33568 лв.</text:p>
          </table:table-cell>
        </table:table-row>
        <table:table-row table:style-name="ro1">
          <table:table-cell office:value-type="date" office:date-value="2024-04-14" calcext:value-type="date">
            <text:p>14.04.2024</text:p>
          </table:table-cell>
          <table:table-cell office:value-type="currency" office:currency="BGN" office:value="1.33568" calcext:value-type="currency">
            <text:p>1.33568 лв.</text:p>
          </table:table-cell>
        </table:table-row>
        <table:table-row table:style-name="ro1">
          <table:table-cell office:value-type="date" office:date-value="2024-04-15" calcext:value-type="date">
            <text:p>15.04.2024</text:p>
          </table:table-cell>
          <table:table-cell office:value-type="currency" office:currency="BGN" office:value="1.33549" calcext:value-type="currency">
            <text:p>1.33549 лв.</text:p>
          </table:table-cell>
        </table:table-row>
        <table:table-row table:style-name="ro1">
          <table:table-cell office:value-type="date" office:date-value="2024-04-16" calcext:value-type="date">
            <text:p>16.04.2024</text:p>
          </table:table-cell>
          <table:table-cell office:value-type="currency" office:currency="BGN" office:value="1.3334" calcext:value-type="currency">
            <text:p>1.33340 лв.</text:p>
          </table:table-cell>
        </table:table-row>
        <table:table-row table:style-name="ro1">
          <table:table-cell office:value-type="date" office:date-value="2024-04-17" calcext:value-type="date">
            <text:p>17.04.2024</text:p>
          </table:table-cell>
          <table:table-cell office:value-type="currency" office:currency="BGN" office:value="1.33131" calcext:value-type="currency">
            <text:p>1.33131 лв.</text:p>
          </table:table-cell>
        </table:table-row>
        <table:table-row table:style-name="ro1">
          <table:table-cell office:value-type="date" office:date-value="2024-04-18" calcext:value-type="date">
            <text:p>18.04.2024</text:p>
          </table:table-cell>
          <table:table-cell office:value-type="currency" office:currency="BGN" office:value="1.33167" calcext:value-type="currency">
            <text:p>1.33167 лв.</text:p>
          </table:table-cell>
        </table:table-row>
        <table:table-row table:style-name="ro1">
          <table:table-cell office:value-type="date" office:date-value="2024-04-19" calcext:value-type="date">
            <text:p>19.04.2024</text:p>
          </table:table-cell>
          <table:table-cell office:value-type="currency" office:currency="BGN" office:value="1.33358" calcext:value-type="currency">
            <text:p>1.33358 лв.</text:p>
          </table:table-cell>
        </table:table-row>
        <table:table-row table:style-name="ro1">
          <table:table-cell office:value-type="date" office:date-value="2024-04-20" calcext:value-type="date">
            <text:p>20.04.2024</text:p>
          </table:table-cell>
          <table:table-cell office:value-type="currency" office:currency="BGN" office:value="1.33358" calcext:value-type="currency">
            <text:p>1.33358 лв.</text:p>
          </table:table-cell>
        </table:table-row>
        <table:table-row table:style-name="ro1">
          <table:table-cell office:value-type="date" office:date-value="2024-04-21" calcext:value-type="date">
            <text:p>21.04.2024</text:p>
          </table:table-cell>
          <table:table-cell office:value-type="currency" office:currency="BGN" office:value="1.33358" calcext:value-type="currency">
            <text:p>1.33358 лв.</text:p>
          </table:table-cell>
        </table:table-row>
        <table:table-row table:style-name="ro1">
          <table:table-cell office:value-type="date" office:date-value="2024-04-22" calcext:value-type="date">
            <text:p>22.04.2024</text:p>
          </table:table-cell>
          <table:table-cell office:value-type="currency" office:currency="BGN" office:value="1.34034" calcext:value-type="currency">
            <text:p>1.34034 лв.</text:p>
          </table:table-cell>
        </table:table-row>
        <table:table-row table:style-name="ro1">
          <table:table-cell office:value-type="date" office:date-value="2024-04-23" calcext:value-type="date">
            <text:p>23.04.2024</text:p>
          </table:table-cell>
          <table:table-cell office:value-type="currency" office:currency="BGN" office:value="1.3375" calcext:value-type="currency">
            <text:p>1.33750 лв.</text:p>
          </table:table-cell>
        </table:table-row>
        <table:table-row table:style-name="ro1">
          <table:table-cell office:value-type="date" office:date-value="2024-04-24" calcext:value-type="date">
            <text:p>24.04.2024</text:p>
          </table:table-cell>
          <table:table-cell office:value-type="currency" office:currency="BGN" office:value="1.33705" calcext:value-type="currency">
            <text:p>1.33705 лв.</text:p>
          </table:table-cell>
        </table:table-row>
        <table:table-row table:style-name="ro1">
          <table:table-cell office:value-type="date" office:date-value="2024-04-25" calcext:value-type="date">
            <text:p>25.04.2024</text:p>
          </table:table-cell>
          <table:table-cell office:value-type="currency" office:currency="BGN" office:value="1.33422" calcext:value-type="currency">
            <text:p>1.33422 лв.</text:p>
          </table:table-cell>
        </table:table-row>
        <table:table-row table:style-name="ro1">
          <table:table-cell office:value-type="date" office:date-value="2024-04-26" calcext:value-type="date">
            <text:p>26.04.2024</text:p>
          </table:table-cell>
          <table:table-cell office:value-type="currency" office:currency="BGN" office:value="1.33668" calcext:value-type="currency">
            <text:p>1.33668 лв.</text:p>
          </table:table-cell>
        </table:table-row>
        <table:table-row table:style-name="ro1">
          <table:table-cell office:value-type="date" office:date-value="2024-04-27" calcext:value-type="date">
            <text:p>27.04.2024</text:p>
          </table:table-cell>
          <table:table-cell office:value-type="currency" office:currency="BGN" office:value="1.33668" calcext:value-type="currency">
            <text:p>1.33668 лв.</text:p>
          </table:table-cell>
        </table:table-row>
        <table:table-row table:style-name="ro1">
          <table:table-cell office:value-type="date" office:date-value="2024-04-28" calcext:value-type="date">
            <text:p>28.04.2024</text:p>
          </table:table-cell>
          <table:table-cell office:value-type="currency" office:currency="BGN" office:value="1.33668" calcext:value-type="currency">
            <text:p>1.33668 лв.</text:p>
          </table:table-cell>
        </table:table-row>
        <table:table-row table:style-name="ro1">
          <table:table-cell office:value-type="date" office:date-value="2024-04-29" calcext:value-type="date">
            <text:p>29.04.2024</text:p>
          </table:table-cell>
          <table:table-cell office:value-type="currency" office:currency="BGN" office:value="1.33641" calcext:value-type="currency">
            <text:p>1.33641 лв.</text:p>
          </table:table-cell>
        </table:table-row>
        <table:table-row table:style-name="ro1">
          <table:table-cell office:value-type="date" office:date-value="2024-04-30" calcext:value-type="date">
            <text:p>30.04.2024</text:p>
          </table:table-cell>
          <table:table-cell office:value-type="currency" office:currency="BGN" office:value="1.33304" calcext:value-type="currency">
            <text:p>1.33304 лв.</text:p>
          </table:table-cell>
        </table:table-row>
        <table:table-row table:style-name="ro1">
          <table:table-cell office:value-type="date" office:date-value="2024-05-01" calcext:value-type="date">
            <text:p>01.05.2024</text:p>
          </table:table-cell>
          <table:table-cell office:value-type="currency" office:currency="BGN" office:value="1.33304" calcext:value-type="currency">
            <text:p>1.33304 лв.</text:p>
          </table:table-cell>
        </table:table-row>
        <table:table-row table:style-name="ro1">
          <table:table-cell office:value-type="date" office:date-value="2024-05-02" calcext:value-type="date">
            <text:p>02.05.2024</text:p>
          </table:table-cell>
          <table:table-cell office:value-type="currency" office:currency="BGN" office:value="1.33249" calcext:value-type="currency">
            <text:p>1.33249 лв.</text:p>
          </table:table-cell>
        </table:table-row>
        <table:table-row table:style-name="ro1">
          <table:table-cell office:value-type="date" office:date-value="2024-05-03" calcext:value-type="date">
            <text:p>03.05.2024</text:p>
          </table:table-cell>
          <table:table-cell office:value-type="currency" office:currency="BGN" office:value="1.33249" calcext:value-type="currency">
            <text:p>1.33249 лв.</text:p>
          </table:table-cell>
        </table:table-row>
        <table:table-row table:style-name="ro1">
          <table:table-cell office:value-type="date" office:date-value="2024-05-04" calcext:value-type="date">
            <text:p>04.05.2024</text:p>
          </table:table-cell>
          <table:table-cell office:value-type="currency" office:currency="BGN" office:value="1.33249" calcext:value-type="currency">
            <text:p>1.33249 лв.</text:p>
          </table:table-cell>
        </table:table-row>
        <table:table-row table:style-name="ro1">
          <table:table-cell office:value-type="date" office:date-value="2024-05-05" calcext:value-type="date">
            <text:p>05.05.2024</text:p>
          </table:table-cell>
          <table:table-cell office:value-type="currency" office:currency="BGN" office:value="1.33249" calcext:value-type="currency">
            <text:p>1.33249 лв.</text:p>
          </table:table-cell>
        </table:table-row>
        <table:table-row table:style-name="ro1">
          <table:table-cell office:value-type="date" office:date-value="2024-05-06" calcext:value-type="date">
            <text:p>06.05.2024</text:p>
          </table:table-cell>
          <table:table-cell office:value-type="currency" office:currency="BGN" office:value="1.33249" calcext:value-type="currency">
            <text:p>1.33249 лв.</text:p>
          </table:table-cell>
        </table:table-row>
        <table:table-row table:style-name="ro1">
          <table:table-cell office:value-type="date" office:date-value="2024-05-07" calcext:value-type="date">
            <text:p>07.05.2024</text:p>
          </table:table-cell>
          <table:table-cell office:value-type="currency" office:currency="BGN" office:value="1.32779" calcext:value-type="currency">
            <text:p>1.32779 лв.</text:p>
          </table:table-cell>
        </table:table-row>
        <table:table-row table:style-name="ro1">
          <table:table-cell office:value-type="date" office:date-value="2024-05-08" calcext:value-type="date">
            <text:p>08.05.2024</text:p>
          </table:table-cell>
          <table:table-cell office:value-type="currency" office:currency="BGN" office:value="1.32294" calcext:value-type="currency">
            <text:p>1.32294 лв.</text:p>
          </table:table-cell>
        </table:table-row>
        <table:table-row table:style-name="ro1">
          <table:table-cell office:value-type="date" office:date-value="2024-05-09" calcext:value-type="date">
            <text:p>09.05.2024</text:p>
          </table:table-cell>
          <table:table-cell office:value-type="currency" office:currency="BGN" office:value="1.32797" calcext:value-type="currency">
            <text:p>1.32797 лв.</text:p>
          </table:table-cell>
        </table:table-row>
        <table:table-row table:style-name="ro1">
          <table:table-cell office:value-type="date" office:date-value="2024-05-10" calcext:value-type="date">
            <text:p>10.05.2024</text:p>
          </table:table-cell>
          <table:table-cell office:value-type="currency" office:currency="BGN" office:value="1.32626" calcext:value-type="currency">
            <text:p>1.32626 лв.</text:p>
          </table:table-cell>
        </table:table-row>
        <table:table-row table:style-name="ro1">
          <table:table-cell office:value-type="date" office:date-value="2024-05-11" calcext:value-type="date">
            <text:p>11.05.2024</text:p>
          </table:table-cell>
          <table:table-cell office:value-type="currency" office:currency="BGN" office:value="1.32626" calcext:value-type="currency">
            <text:p>1.32626 лв.</text:p>
          </table:table-cell>
        </table:table-row>
        <table:table-row table:style-name="ro1">
          <table:table-cell office:value-type="date" office:date-value="2024-05-12" calcext:value-type="date">
            <text:p>12.05.2024</text:p>
          </table:table-cell>
          <table:table-cell office:value-type="currency" office:currency="BGN" office:value="1.32626" calcext:value-type="currency">
            <text:p>1.32626 лв.</text:p>
          </table:table-cell>
        </table:table-row>
        <table:table-row table:style-name="ro1">
          <table:table-cell office:value-type="date" office:date-value="2024-05-13" calcext:value-type="date">
            <text:p>13.05.2024</text:p>
          </table:table-cell>
          <table:table-cell office:value-type="currency" office:currency="BGN" office:value="1.32536" calcext:value-type="currency">
            <text:p>1.32536 лв.</text:p>
          </table:table-cell>
        </table:table-row>
        <table:table-row table:style-name="ro1">
          <table:table-cell office:value-type="date" office:date-value="2024-05-14" calcext:value-type="date">
            <text:p>14.05.2024</text:p>
          </table:table-cell>
          <table:table-cell office:value-type="currency" office:currency="BGN" office:value="1.32572" calcext:value-type="currency">
            <text:p>1.32572 лв.</text:p>
          </table:table-cell>
        </table:table-row>
        <table:table-row table:style-name="ro1">
          <table:table-cell office:value-type="date" office:date-value="2024-05-15" calcext:value-type="date">
            <text:p>15.05.2024</text:p>
          </table:table-cell>
          <table:table-cell office:value-type="currency" office:currency="BGN" office:value="1.32482" calcext:value-type="currency">
            <text:p>1.32482 лв.</text:p>
          </table:table-cell>
        </table:table-row>
        <table:table-row table:style-name="ro1">
          <table:table-cell office:value-type="date" office:date-value="2024-05-16" calcext:value-type="date">
            <text:p>16.05.2024</text:p>
          </table:table-cell>
          <table:table-cell office:value-type="currency" office:currency="BGN" office:value="1.32061" calcext:value-type="currency">
            <text:p>1.32061 лв.</text:p>
          </table:table-cell>
        </table:table-row>
        <table:table-row table:style-name="ro1">
          <table:table-cell office:value-type="date" office:date-value="2024-05-17" calcext:value-type="date">
            <text:p>17.05.2024</text:p>
          </table:table-cell>
          <table:table-cell office:value-type="currency" office:currency="BGN" office:value="1.32294" calcext:value-type="currency">
            <text:p>1.32294 лв.</text:p>
          </table:table-cell>
        </table:table-row>
        <table:table-row table:style-name="ro1">
          <table:table-cell office:value-type="date" office:date-value="2024-05-18" calcext:value-type="date">
            <text:p>18.05.2024</text:p>
          </table:table-cell>
          <table:table-cell office:value-type="currency" office:currency="BGN" office:value="1.32294" calcext:value-type="currency">
            <text:p>1.32294 лв.</text:p>
          </table:table-cell>
        </table:table-row>
        <table:table-row table:style-name="ro1">
          <table:table-cell office:value-type="date" office:date-value="2024-05-19" calcext:value-type="date">
            <text:p>19.05.2024</text:p>
          </table:table-cell>
          <table:table-cell office:value-type="currency" office:currency="BGN" office:value="1.32294" calcext:value-type="currency">
            <text:p>1.32294 лв.</text:p>
          </table:table-cell>
        </table:table-row>
        <table:table-row table:style-name="ro1">
          <table:table-cell office:value-type="date" office:date-value="2024-05-20" calcext:value-type="date">
            <text:p>20.05.2024</text:p>
          </table:table-cell>
          <table:table-cell office:value-type="currency" office:currency="BGN" office:value="1.32169" calcext:value-type="currency">
            <text:p>1.32169 лв.</text:p>
          </table:table-cell>
        </table:table-row>
        <table:table-row table:style-name="ro1">
          <table:table-cell office:value-type="date" office:date-value="2024-05-21" calcext:value-type="date">
            <text:p>21.05.2024</text:p>
          </table:table-cell>
          <table:table-cell office:value-type="currency" office:currency="BGN" office:value="1.32177" calcext:value-type="currency">
            <text:p>1.32177 лв.</text:p>
          </table:table-cell>
        </table:table-row>
        <table:table-row table:style-name="ro1">
          <table:table-cell office:value-type="date" office:date-value="2024-05-22" calcext:value-type="date">
            <text:p>22.05.2024</text:p>
          </table:table-cell>
          <table:table-cell office:value-type="currency" office:currency="BGN" office:value="1.32061" calcext:value-type="currency">
            <text:p>1.32061 лв.</text:p>
          </table:table-cell>
        </table:table-row>
        <table:table-row table:style-name="ro1">
          <table:table-cell office:value-type="date" office:date-value="2024-05-23" calcext:value-type="date">
            <text:p>23.05.2024</text:p>
          </table:table-cell>
          <table:table-cell office:value-type="currency" office:currency="BGN" office:value="1.31866" calcext:value-type="currency">
            <text:p>1.31866 лв.</text:p>
          </table:table-cell>
        </table:table-row>
        <table:table-row table:style-name="ro1">
          <table:table-cell office:value-type="date" office:date-value="2024-05-24" calcext:value-type="date">
            <text:p>24.05.2024</text:p>
          </table:table-cell>
          <table:table-cell office:value-type="currency" office:currency="BGN" office:value="1.31866" calcext:value-type="currency">
            <text:p>1.31866 лв.</text:p>
          </table:table-cell>
        </table:table-row>
        <table:table-row table:style-name="ro1">
          <table:table-cell office:value-type="date" office:date-value="2024-05-25" calcext:value-type="date">
            <text:p>25.05.2024</text:p>
          </table:table-cell>
          <table:table-cell office:value-type="currency" office:currency="BGN" office:value="1.31866" calcext:value-type="currency">
            <text:p>1.31866 лв.</text:p>
          </table:table-cell>
        </table:table-row>
        <table:table-row table:style-name="ro1">
          <table:table-cell office:value-type="date" office:date-value="2024-05-26" calcext:value-type="date">
            <text:p>26.05.2024</text:p>
          </table:table-cell>
          <table:table-cell office:value-type="currency" office:currency="BGN" office:value="1.31866" calcext:value-type="currency">
            <text:p>1.31866 лв.</text:p>
          </table:table-cell>
        </table:table-row>
        <table:table-row table:style-name="ro1">
          <table:table-cell office:value-type="date" office:date-value="2024-05-27" calcext:value-type="date">
            <text:p>27.05.2024</text:p>
          </table:table-cell>
          <table:table-cell office:value-type="currency" office:currency="BGN" office:value="1.32035" calcext:value-type="currency">
            <text:p>1.32035 лв.</text:p>
          </table:table-cell>
        </table:table-row>
        <table:table-row table:style-name="ro1">
          <table:table-cell office:value-type="date" office:date-value="2024-05-28" calcext:value-type="date">
            <text:p>28.05.2024</text:p>
          </table:table-cell>
          <table:table-cell office:value-type="currency" office:currency="BGN" office:value="1.31972" calcext:value-type="currency">
            <text:p>1.31972 лв.</text:p>
          </table:table-cell>
        </table:table-row>
        <table:table-row table:style-name="ro1">
          <table:table-cell office:value-type="date" office:date-value="2024-05-29" calcext:value-type="date">
            <text:p>29.05.2024</text:p>
          </table:table-cell>
          <table:table-cell office:value-type="currency" office:currency="BGN" office:value="1.31812" calcext:value-type="currency">
            <text:p>1.31812 лв.</text:p>
          </table:table-cell>
        </table:table-row>
        <table:table-row table:style-name="ro1">
          <table:table-cell office:value-type="date" office:date-value="2024-05-30" calcext:value-type="date">
            <text:p>30.05.2024</text:p>
          </table:table-cell>
          <table:table-cell office:value-type="currency" office:currency="BGN" office:value="1.31901" calcext:value-type="currency">
            <text:p>1.31901 лв.</text:p>
          </table:table-cell>
        </table:table-row>
        <table:table-row table:style-name="ro1">
          <table:table-cell office:value-type="date" office:date-value="2024-05-31" calcext:value-type="date">
            <text:p>31.05.2024</text:p>
          </table:table-cell>
          <table:table-cell office:value-type="currency" office:currency="BGN" office:value="1.32115" calcext:value-type="currency">
            <text:p>1.32115 лв.</text:p>
          </table:table-cell>
        </table:table-row>
        <table:table-row table:style-name="ro1">
          <table:table-cell office:value-type="date" office:date-value="2024-06-01" calcext:value-type="date">
            <text:p>01.06.2024</text:p>
          </table:table-cell>
          <table:table-cell office:value-type="currency" office:currency="BGN" office:value="1.32115" calcext:value-type="currency">
            <text:p>1.32115 лв.</text:p>
          </table:table-cell>
        </table:table-row>
        <table:table-row table:style-name="ro1">
          <table:table-cell office:value-type="date" office:date-value="2024-06-02" calcext:value-type="date">
            <text:p>02.06.2024</text:p>
          </table:table-cell>
          <table:table-cell office:value-type="currency" office:currency="BGN" office:value="1.32115" calcext:value-type="currency">
            <text:p>1.32115 лв.</text:p>
          </table:table-cell>
        </table:table-row>
        <table:table-row table:style-name="ro1">
          <table:table-cell office:value-type="date" office:date-value="2024-06-03" calcext:value-type="date">
            <text:p>03.06.2024</text:p>
          </table:table-cell>
          <table:table-cell office:value-type="currency" office:currency="BGN" office:value="1.32294" calcext:value-type="currency">
            <text:p>1.32294 лв.</text:p>
          </table:table-cell>
        </table:table-row>
        <table:table-row table:style-name="ro1">
          <table:table-cell office:value-type="date" office:date-value="2024-06-04" calcext:value-type="date">
            <text:p>04.06.2024</text:p>
          </table:table-cell>
          <table:table-cell office:value-type="currency" office:currency="BGN" office:value="1.31617" calcext:value-type="currency">
            <text:p>1.31617 лв.</text:p>
          </table:table-cell>
        </table:table-row>
        <table:table-row table:style-name="ro1">
          <table:table-cell office:value-type="date" office:date-value="2024-06-05" calcext:value-type="date">
            <text:p>05.06.2024</text:p>
          </table:table-cell>
          <table:table-cell office:value-type="currency" office:currency="BGN" office:value="1.31555" calcext:value-type="currency">
            <text:p>1.31555 лв.</text:p>
          </table:table-cell>
        </table:table-row>
        <table:table-row table:style-name="ro1">
          <table:table-cell office:value-type="date" office:date-value="2024-06-06" calcext:value-type="date">
            <text:p>06.06.2024</text:p>
          </table:table-cell>
          <table:table-cell office:value-type="currency" office:currency="BGN" office:value="1.31449" calcext:value-type="currency">
            <text:p>1.31449 лв.</text:p>
          </table:table-cell>
        </table:table-row>
        <table:table-row table:style-name="ro1">
          <table:table-cell office:value-type="date" office:date-value="2024-06-07" calcext:value-type="date">
            <text:p>07.06.2024</text:p>
          </table:table-cell>
          <table:table-cell office:value-type="currency" office:currency="BGN" office:value="1.31246" calcext:value-type="currency">
            <text:p>1.31246 лв.</text:p>
          </table:table-cell>
        </table:table-row>
        <table:table-row table:style-name="ro1">
          <table:table-cell office:value-type="date" office:date-value="2024-06-08" calcext:value-type="date">
            <text:p>08.06.2024</text:p>
          </table:table-cell>
          <table:table-cell office:value-type="currency" office:currency="BGN" office:value="1.31246" calcext:value-type="currency">
            <text:p>1.31246 лв.</text:p>
          </table:table-cell>
        </table:table-row>
        <table:table-row table:style-name="ro1">
          <table:table-cell office:value-type="date" office:date-value="2024-06-09" calcext:value-type="date">
            <text:p>09.06.2024</text:p>
          </table:table-cell>
          <table:table-cell office:value-type="currency" office:currency="BGN" office:value="1.31246" calcext:value-type="currency">
            <text:p>1.31246 лв.</text:p>
          </table:table-cell>
        </table:table-row>
        <table:table-row table:style-name="ro1">
          <table:table-cell office:value-type="date" office:date-value="2024-06-10" calcext:value-type="date">
            <text:p>10.06.2024</text:p>
          </table:table-cell>
          <table:table-cell office:value-type="currency" office:currency="BGN" office:value="1.32142" calcext:value-type="currency">
            <text:p>1.32142 лв.</text:p>
          </table:table-cell>
        </table:table-row>
        <table:table-row table:style-name="ro1">
          <table:table-cell office:value-type="date" office:date-value="2024-06-11" calcext:value-type="date">
            <text:p>11.06.2024</text:p>
          </table:table-cell>
          <table:table-cell office:value-type="currency" office:currency="BGN" office:value="1.32321" calcext:value-type="currency">
            <text:p>1.32321 лв.</text:p>
          </table:table-cell>
        </table:table-row>
        <table:table-row table:style-name="ro1">
          <table:table-cell office:value-type="date" office:date-value="2024-06-12" calcext:value-type="date">
            <text:p>12.06.2024</text:p>
          </table:table-cell>
          <table:table-cell office:value-type="currency" office:currency="BGN" office:value="1.32195" calcext:value-type="currency">
            <text:p>1.32195 лв.</text:p>
          </table:table-cell>
        </table:table-row>
        <table:table-row table:style-name="ro1">
          <table:table-cell office:value-type="date" office:date-value="2024-06-13" calcext:value-type="date">
            <text:p>13.06.2024</text:p>
          </table:table-cell>
          <table:table-cell office:value-type="currency" office:currency="BGN" office:value="1.31946" calcext:value-type="currency">
            <text:p>1.31946 лв.</text:p>
          </table:table-cell>
        </table:table-row>
        <table:table-row table:style-name="ro1">
          <table:table-cell office:value-type="date" office:date-value="2024-06-14" calcext:value-type="date">
            <text:p>14.06.2024</text:p>
          </table:table-cell>
          <table:table-cell office:value-type="currency" office:currency="BGN" office:value="1.33013" calcext:value-type="currency">
            <text:p>1.33013 лв.</text:p>
          </table:table-cell>
        </table:table-row>
        <table:table-row table:style-name="ro1">
          <table:table-cell office:value-type="date" office:date-value="2024-06-15" calcext:value-type="date">
            <text:p>15.06.2024</text:p>
          </table:table-cell>
          <table:table-cell office:value-type="currency" office:currency="BGN" office:value="1.33013" calcext:value-type="currency">
            <text:p>1.33013 лв.</text:p>
          </table:table-cell>
        </table:table-row>
        <table:table-row table:style-name="ro1">
          <table:table-cell office:value-type="date" office:date-value="2024-06-16" calcext:value-type="date">
            <text:p>16.06.2024</text:p>
          </table:table-cell>
          <table:table-cell office:value-type="currency" office:currency="BGN" office:value="1.33013" calcext:value-type="currency">
            <text:p>1.33013 лв.</text:p>
          </table:table-cell>
        </table:table-row>
        <table:table-row table:style-name="ro1">
          <table:table-cell office:value-type="date" office:date-value="2024-06-17" calcext:value-type="date">
            <text:p>17.06.2024</text:p>
          </table:table-cell>
          <table:table-cell office:value-type="currency" office:currency="BGN" office:value="1.32815" calcext:value-type="currency">
            <text:p>1.32815 лв.</text:p>
          </table:table-cell>
        </table:table-row>
        <table:table-row table:style-name="ro1">
          <table:table-cell office:value-type="date" office:date-value="2024-06-18" calcext:value-type="date">
            <text:p>18.06.2024</text:p>
          </table:table-cell>
          <table:table-cell office:value-type="currency" office:currency="BGN" office:value="1.3277" calcext:value-type="currency">
            <text:p>1.32770 лв.</text:p>
          </table:table-cell>
        </table:table-row>
        <table:table-row table:style-name="ro1">
          <table:table-cell office:value-type="date" office:date-value="2024-06-19" calcext:value-type="date">
            <text:p>19.06.2024</text:p>
          </table:table-cell>
          <table:table-cell office:value-type="currency" office:currency="BGN" office:value="1.32716" calcext:value-type="currency">
            <text:p>1.32716 лв.</text:p>
          </table:table-cell>
        </table:table-row>
        <table:table-row table:style-name="ro1">
          <table:table-cell office:value-type="date" office:date-value="2024-06-20" calcext:value-type="date">
            <text:p>20.06.2024</text:p>
          </table:table-cell>
          <table:table-cell office:value-type="currency" office:currency="BGN" office:value="1.33086" calcext:value-type="currency">
            <text:p>1.33086 лв.</text:p>
          </table:table-cell>
        </table:table-row>
        <table:table-row table:style-name="ro1">
          <table:table-cell office:value-type="date" office:date-value="2024-06-21" calcext:value-type="date">
            <text:p>21.06.2024</text:p>
          </table:table-cell>
          <table:table-cell office:value-type="currency" office:currency="BGN" office:value="1.33668" calcext:value-type="currency">
            <text:p>1.33668 лв.</text:p>
          </table:table-cell>
        </table:table-row>
        <table:table-row table:style-name="ro1">
          <table:table-cell office:value-type="date" office:date-value="2024-06-22" calcext:value-type="date">
            <text:p>22.06.2024</text:p>
          </table:table-cell>
          <table:table-cell office:value-type="currency" office:currency="BGN" office:value="1.33668" calcext:value-type="currency">
            <text:p>1.33668 лв.</text:p>
          </table:table-cell>
        </table:table-row>
        <table:table-row table:style-name="ro1">
          <table:table-cell office:value-type="date" office:date-value="2024-06-23" calcext:value-type="date">
            <text:p>23.06.2024</text:p>
          </table:table-cell>
          <table:table-cell office:value-type="currency" office:currency="BGN" office:value="1.33668" calcext:value-type="currency">
            <text:p>1.33668 лв.</text:p>
          </table:table-cell>
        </table:table-row>
        <table:table-row table:style-name="ro1">
          <table:table-cell office:value-type="date" office:date-value="2024-06-24" calcext:value-type="date">
            <text:p>24.06.2024</text:p>
          </table:table-cell>
          <table:table-cell office:value-type="currency" office:currency="BGN" office:value="1.33213" calcext:value-type="currency">
            <text:p>1.33213 лв.</text:p>
          </table:table-cell>
        </table:table-row>
        <table:table-row table:style-name="ro1">
          <table:table-cell office:value-type="date" office:date-value="2024-06-25" calcext:value-type="date">
            <text:p>25.06.2024</text:p>
          </table:table-cell>
          <table:table-cell office:value-type="currency" office:currency="BGN" office:value="1.33504" calcext:value-type="currency">
            <text:p>1.33504 лв.</text:p>
          </table:table-cell>
        </table:table-row>
        <table:table-row table:style-name="ro1">
          <table:table-cell office:value-type="date" office:date-value="2024-06-26" calcext:value-type="date">
            <text:p>26.06.2024</text:p>
          </table:table-cell>
          <table:table-cell office:value-type="currency" office:currency="BGN" office:value="1.33705" calcext:value-type="currency">
            <text:p>1.33705 лв.</text:p>
          </table:table-cell>
        </table:table-row>
        <table:table-row table:style-name="ro1">
          <table:table-cell office:value-type="date" office:date-value="2024-06-27" calcext:value-type="date">
            <text:p>27.06.2024</text:p>
          </table:table-cell>
          <table:table-cell office:value-type="currency" office:currency="BGN" office:value="1.33531" calcext:value-type="currency">
            <text:p>1.33531 лв.</text:p>
          </table:table-cell>
        </table:table-row>
        <table:table-row table:style-name="ro1">
          <table:table-cell office:value-type="date" office:date-value="2024-06-28" calcext:value-type="date">
            <text:p>28.06.2024</text:p>
          </table:table-cell>
          <table:table-cell office:value-type="currency" office:currency="BGN" office:value="1.33322" calcext:value-type="currency">
            <text:p>1.33322 лв.</text:p>
          </table:table-cell>
        </table:table-row>
        <table:table-row table:style-name="ro1">
          <table:table-cell office:value-type="date" office:date-value="2024-06-29" calcext:value-type="date">
            <text:p>29.06.2024</text:p>
          </table:table-cell>
          <table:table-cell office:value-type="currency" office:currency="BGN" office:value="1.33322" calcext:value-type="currency">
            <text:p>1.33322 лв.</text:p>
          </table:table-cell>
        </table:table-row>
        <table:table-row table:style-name="ro1">
          <table:table-cell office:value-type="date" office:date-value="2024-06-30" calcext:value-type="date">
            <text:p>30.06.2024</text:p>
          </table:table-cell>
          <table:table-cell office:value-type="currency" office:currency="BGN" office:value="1.33322" calcext:value-type="currency">
            <text:p>1.33322 лв.</text:p>
          </table:table-cell>
        </table:table-row>
        <table:table-row table:style-name="ro1">
          <table:table-cell office:value-type="date" office:date-value="2024-07-01" calcext:value-type="date">
            <text:p>01.07.2024</text:p>
          </table:table-cell>
          <table:table-cell office:value-type="currency" office:currency="BGN" office:value="1.3295" calcext:value-type="currency">
            <text:p>1.32950 лв.</text:p>
          </table:table-cell>
        </table:table-row>
        <table:table-row table:style-name="ro1">
          <table:table-cell office:value-type="date" office:date-value="2024-07-02" calcext:value-type="date">
            <text:p>02.07.2024</text:p>
          </table:table-cell>
          <table:table-cell office:value-type="currency" office:currency="BGN" office:value="1.32806" calcext:value-type="currency">
            <text:p>1.32806 лв.</text:p>
          </table:table-cell>
        </table:table-row>
        <table:table-row table:style-name="ro1">
          <table:table-cell office:value-type="date" office:date-value="2024-07-03" calcext:value-type="date">
            <text:p>03.07.2024</text:p>
          </table:table-cell>
          <table:table-cell office:value-type="currency" office:currency="BGN" office:value="1.33023" calcext:value-type="currency">
            <text:p>1.33023 лв.</text:p>
          </table:table-cell>
        </table:table-row>
        <table:table-row table:style-name="ro1">
          <table:table-cell office:value-type="date" office:date-value="2024-07-04" calcext:value-type="date">
            <text:p>04.07.2024</text:p>
          </table:table-cell>
          <table:table-cell office:value-type="currency" office:currency="BGN" office:value="1.33004" calcext:value-type="currency">
            <text:p>1.33004 лв.</text:p>
          </table:table-cell>
        </table:table-row>
        <table:table-row table:style-name="ro1">
          <table:table-cell office:value-type="date" office:date-value="2024-07-05" calcext:value-type="date">
            <text:p>05.07.2024</text:p>
          </table:table-cell>
          <table:table-cell office:value-type="currency" office:currency="BGN" office:value="1.32725" calcext:value-type="currency">
            <text:p>1.32725 лв.</text:p>
          </table:table-cell>
        </table:table-row>
        <table:table-row table:style-name="ro1">
          <table:table-cell office:value-type="date" office:date-value="2024-07-06" calcext:value-type="date">
            <text:p>06.07.2024</text:p>
          </table:table-cell>
          <table:table-cell office:value-type="currency" office:currency="BGN" office:value="1.32725" calcext:value-type="currency">
            <text:p>1.32725 лв.</text:p>
          </table:table-cell>
        </table:table-row>
        <table:table-row table:style-name="ro1">
          <table:table-cell office:value-type="date" office:date-value="2024-07-07" calcext:value-type="date">
            <text:p>07.07.2024</text:p>
          </table:table-cell>
          <table:table-cell office:value-type="currency" office:currency="BGN" office:value="1.32725" calcext:value-type="currency">
            <text:p>1.32725 лв.</text:p>
          </table:table-cell>
        </table:table-row>
        <table:table-row table:style-name="ro1">
          <table:table-cell office:value-type="date" office:date-value="2024-07-08" calcext:value-type="date">
            <text:p>08.07.2024</text:p>
          </table:table-cell>
          <table:table-cell office:value-type="currency" office:currency="BGN" office:value="1.32401" calcext:value-type="currency">
            <text:p>1.32401 лв.</text:p>
          </table:table-cell>
        </table:table-row>
        <table:table-row table:style-name="ro1">
          <table:table-cell office:value-type="date" office:date-value="2024-07-09" calcext:value-type="date">
            <text:p>09.07.2024</text:p>
          </table:table-cell>
          <table:table-cell office:value-type="currency" office:currency="BGN" office:value="1.32581" calcext:value-type="currency">
            <text:p>1.32581 лв.</text:p>
          </table:table-cell>
        </table:table-row>
        <table:table-row table:style-name="ro1">
          <table:table-cell office:value-type="date" office:date-value="2024-07-10" calcext:value-type="date">
            <text:p>10.07.2024</text:p>
          </table:table-cell>
          <table:table-cell office:value-type="currency" office:currency="BGN" office:value="1.32527" calcext:value-type="currency">
            <text:p>1.32527 лв.</text:p>
          </table:table-cell>
        </table:table-row>
        <table:table-row table:style-name="ro1">
          <table:table-cell office:value-type="date" office:date-value="2024-07-11" calcext:value-type="date">
            <text:p>11.07.2024</text:p>
          </table:table-cell>
          <table:table-cell office:value-type="currency" office:currency="BGN" office:value="1.32186" calcext:value-type="currency">
            <text:p>1.32186 лв.</text:p>
          </table:table-cell>
        </table:table-row>
        <table:table-row table:style-name="ro1">
          <table:table-cell office:value-type="date" office:date-value="2024-07-12" calcext:value-type="date">
            <text:p>12.07.2024</text:p>
          </table:table-cell>
          <table:table-cell office:value-type="currency" office:currency="BGN" office:value="1.31848" calcext:value-type="currency">
            <text:p>1.31848 лв.</text:p>
          </table:table-cell>
        </table:table-row>
        <table:table-row table:style-name="ro1">
          <table:table-cell office:value-type="date" office:date-value="2024-07-13" calcext:value-type="date">
            <text:p>13.07.2024</text:p>
          </table:table-cell>
          <table:table-cell office:value-type="currency" office:currency="BGN" office:value="1.31848" calcext:value-type="currency">
            <text:p>1.31848 лв.</text:p>
          </table:table-cell>
        </table:table-row>
        <table:table-row table:style-name="ro1">
          <table:table-cell office:value-type="date" office:date-value="2024-07-14" calcext:value-type="date">
            <text:p>14.07.2024</text:p>
          </table:table-cell>
          <table:table-cell office:value-type="currency" office:currency="BGN" office:value="1.31848" calcext:value-type="currency">
            <text:p>1.31848 лв.</text:p>
          </table:table-cell>
        </table:table-row>
        <table:table-row table:style-name="ro1">
          <table:table-cell office:value-type="date" office:date-value="2024-07-15" calcext:value-type="date">
            <text:p>15.07.2024</text:p>
          </table:table-cell>
          <table:table-cell office:value-type="currency" office:currency="BGN" office:value="1.31449" calcext:value-type="currency">
            <text:p>1.31449 лв.</text:p>
          </table:table-cell>
        </table:table-row>
        <table:table-row table:style-name="ro1">
          <table:table-cell office:value-type="date" office:date-value="2024-07-16" calcext:value-type="date">
            <text:p>16.07.2024</text:p>
          </table:table-cell>
          <table:table-cell office:value-type="currency" office:currency="BGN" office:value="1.31167" calcext:value-type="currency">
            <text:p>1.31167 лв.</text:p>
          </table:table-cell>
        </table:table-row>
        <table:table-row table:style-name="ro1">
          <table:table-cell office:value-type="date" office:date-value="2024-07-17" calcext:value-type="date">
            <text:p>17.07.2024</text:p>
          </table:table-cell>
          <table:table-cell office:value-type="currency" office:currency="BGN" office:value="1.30834" calcext:value-type="currency">
            <text:p>1.30834 лв.</text:p>
          </table:table-cell>
        </table:table-row>
        <table:table-row table:style-name="ro1">
          <table:table-cell office:value-type="date" office:date-value="2024-07-18" calcext:value-type="date">
            <text:p>18.07.2024</text:p>
          </table:table-cell>
          <table:table-cell office:value-type="currency" office:currency="BGN" office:value="1.30799" calcext:value-type="currency">
            <text:p>1.30799 лв.</text:p>
          </table:table-cell>
        </table:table-row>
        <table:table-row table:style-name="ro1">
          <table:table-cell office:value-type="date" office:date-value="2024-07-19" calcext:value-type="date">
            <text:p>19.07.2024</text:p>
          </table:table-cell>
          <table:table-cell office:value-type="currency" office:currency="BGN" office:value="1.3093" calcext:value-type="currency">
            <text:p>1.30930 лв.</text:p>
          </table:table-cell>
        </table:table-row>
        <table:table-row table:style-name="ro1">
          <table:table-cell office:value-type="date" office:date-value="2024-07-20" calcext:value-type="date">
            <text:p>20.07.2024</text:p>
          </table:table-cell>
          <table:table-cell office:value-type="currency" office:currency="BGN" office:value="1.3093" calcext:value-type="currency">
            <text:p>1.30930 лв.</text:p>
          </table:table-cell>
        </table:table-row>
        <table:table-row table:style-name="ro1">
          <table:table-cell office:value-type="date" office:date-value="2024-07-21" calcext:value-type="date">
            <text:p>21.07.2024</text:p>
          </table:table-cell>
          <table:table-cell office:value-type="currency" office:currency="BGN" office:value="1.3093" calcext:value-type="currency">
            <text:p>1.30930 лв.</text:p>
          </table:table-cell>
        </table:table-row>
        <table:table-row table:style-name="ro1">
          <table:table-cell office:value-type="date" office:date-value="2024-07-22" calcext:value-type="date">
            <text:p>22.07.2024</text:p>
          </table:table-cell>
          <table:table-cell office:value-type="currency" office:currency="BGN" office:value="1.30641" calcext:value-type="currency">
            <text:p>1.30641 лв.</text:p>
          </table:table-cell>
        </table:table-row>
        <table:table-row table:style-name="ro1">
          <table:table-cell office:value-type="date" office:date-value="2024-07-23" calcext:value-type="date">
            <text:p>23.07.2024</text:p>
          </table:table-cell>
          <table:table-cell office:value-type="currency" office:currency="BGN" office:value="1.30877" calcext:value-type="currency">
            <text:p>1.30877 лв.</text:p>
          </table:table-cell>
        </table:table-row>
        <table:table-row table:style-name="ro1">
          <table:table-cell office:value-type="date" office:date-value="2024-07-24" calcext:value-type="date">
            <text:p>24.07.2024</text:p>
          </table:table-cell>
          <table:table-cell office:value-type="currency" office:currency="BGN" office:value="1.30799" calcext:value-type="currency">
            <text:p>1.30799 лв.</text:p>
          </table:table-cell>
        </table:table-row>
        <table:table-row table:style-name="ro1">
          <table:table-cell office:value-type="date" office:date-value="2024-07-25" calcext:value-type="date">
            <text:p>25.07.2024</text:p>
          </table:table-cell>
          <table:table-cell office:value-type="currency" office:currency="BGN" office:value="1.30215" calcext:value-type="currency">
            <text:p>1.30215 лв.</text:p>
          </table:table-cell>
        </table:table-row>
        <table:table-row table:style-name="ro1">
          <table:table-cell office:value-type="date" office:date-value="2024-07-26" calcext:value-type="date">
            <text:p>26.07.2024</text:p>
          </table:table-cell>
          <table:table-cell office:value-type="currency" office:currency="BGN" office:value="1.3031" calcext:value-type="currency">
            <text:p>1.30310 лв.</text:p>
          </table:table-cell>
        </table:table-row>
        <table:table-row table:style-name="ro1">
          <table:table-cell office:value-type="date" office:date-value="2024-07-27" calcext:value-type="date">
            <text:p>27.07.2024</text:p>
          </table:table-cell>
          <table:table-cell office:value-type="currency" office:currency="BGN" office:value="1.3031" calcext:value-type="currency">
            <text:p>1.30310 лв.</text:p>
          </table:table-cell>
        </table:table-row>
        <table:table-row table:style-name="ro1">
          <table:table-cell office:value-type="date" office:date-value="2024-07-28" calcext:value-type="date">
            <text:p>28.07.2024</text:p>
          </table:table-cell>
          <table:table-cell office:value-type="currency" office:currency="BGN" office:value="1.3031" calcext:value-type="currency">
            <text:p>1.30310 лв.</text:p>
          </table:table-cell>
        </table:table-row>
        <table:table-row table:style-name="ro1">
          <table:table-cell office:value-type="date" office:date-value="2024-07-29" calcext:value-type="date">
            <text:p>29.07.2024</text:p>
          </table:table-cell>
          <table:table-cell office:value-type="currency" office:currency="BGN" office:value="1.30598" calcext:value-type="currency">
            <text:p>1.30598 лв.</text:p>
          </table:table-cell>
        </table:table-row>
        <table:table-row table:style-name="ro1">
          <table:table-cell office:value-type="date" office:date-value="2024-07-30" calcext:value-type="date">
            <text:p>30.07.2024</text:p>
          </table:table-cell>
          <table:table-cell office:value-type="currency" office:currency="BGN" office:value="1.30423" calcext:value-type="currency">
            <text:p>1.30423 лв.</text:p>
          </table:table-cell>
        </table:table-row>
        <table:table-row table:style-name="ro1">
          <table:table-cell office:value-type="date" office:date-value="2024-07-31" calcext:value-type="date">
            <text:p>31.07.2024</text:p>
          </table:table-cell>
          <table:table-cell office:value-type="currency" office:currency="BGN" office:value="1.30589" calcext:value-type="currency">
            <text:p>1.30589 лв.</text:p>
          </table:table-cell>
        </table:table-row>
        <table:table-row table:style-name="ro1">
          <table:table-cell office:value-type="date" office:date-value="2024-08-01" calcext:value-type="date">
            <text:p>01.08.2024</text:p>
          </table:table-cell>
          <table:table-cell office:value-type="currency" office:currency="BGN" office:value="1.31158" calcext:value-type="currency">
            <text:p>1.31158 лв.</text:p>
          </table:table-cell>
        </table:table-row>
        <table:table-row table:style-name="ro1">
          <table:table-cell office:value-type="date" office:date-value="2024-08-02" calcext:value-type="date">
            <text:p>02.08.2024</text:p>
          </table:table-cell>
          <table:table-cell office:value-type="currency" office:currency="BGN" office:value="1.30085" calcext:value-type="currency">
            <text:p>1.30085 лв.</text:p>
          </table:table-cell>
        </table:table-row>
        <table:table-row table:style-name="ro1">
          <table:table-cell office:value-type="date" office:date-value="2024-08-03" calcext:value-type="date">
            <text:p>03.08.2024</text:p>
          </table:table-cell>
          <table:table-cell office:value-type="currency" office:currency="BGN" office:value="1.30085" calcext:value-type="currency">
            <text:p>1.30085 лв.</text:p>
          </table:table-cell>
        </table:table-row>
        <table:table-row table:style-name="ro1">
          <table:table-cell office:value-type="date" office:date-value="2024-08-04" calcext:value-type="date">
            <text:p>04.08.2024</text:p>
          </table:table-cell>
          <table:table-cell office:value-type="currency" office:currency="BGN" office:value="1.30085" calcext:value-type="currency">
            <text:p>1.30085 лв.</text:p>
          </table:table-cell>
        </table:table-row>
        <table:table-row table:style-name="ro1">
          <table:table-cell office:value-type="date" office:date-value="2024-08-05" calcext:value-type="date">
            <text:p>05.08.2024</text:p>
          </table:table-cell>
          <table:table-cell office:value-type="currency" office:currency="BGN" office:value="1.28775" calcext:value-type="currency">
            <text:p>1.28775 лв.</text:p>
          </table:table-cell>
        </table:table-row>
        <table:table-row table:style-name="ro1">
          <table:table-cell office:value-type="date" office:date-value="2024-08-06" calcext:value-type="date">
            <text:p>06.08.2024</text:p>
          </table:table-cell>
          <table:table-cell office:value-type="currency" office:currency="BGN" office:value="1.29551" calcext:value-type="currency">
            <text:p>1.29551 лв.</text:p>
          </table:table-cell>
        </table:table-row>
        <table:table-row table:style-name="ro1">
          <table:table-cell office:value-type="date" office:date-value="2024-08-07" calcext:value-type="date">
            <text:p>07.08.2024</text:p>
          </table:table-cell>
          <table:table-cell office:value-type="currency" office:currency="BGN" office:value="1.30302" calcext:value-type="currency">
            <text:p>1.30302 лв.</text:p>
          </table:table-cell>
        </table:table-row>
        <table:table-row table:style-name="ro1">
          <table:table-cell office:value-type="date" office:date-value="2024-08-08" calcext:value-type="date">
            <text:p>08.08.2024</text:p>
          </table:table-cell>
          <table:table-cell office:value-type="currency" office:currency="BGN" office:value="1.30206" calcext:value-type="currency">
            <text:p>1.30206 лв.</text:p>
          </table:table-cell>
        </table:table-row>
        <table:table-row table:style-name="ro1">
          <table:table-cell office:value-type="date" office:date-value="2024-08-09" calcext:value-type="date">
            <text:p>09.08.2024</text:p>
          </table:table-cell>
          <table:table-cell office:value-type="currency" office:currency="BGN" office:value="1.30328" calcext:value-type="currency">
            <text:p>1.30328 лв.</text:p>
          </table:table-cell>
        </table:table-row>
        <table:table-row table:style-name="ro1">
          <table:table-cell office:value-type="date" office:date-value="2024-08-10" calcext:value-type="date">
            <text:p>10.08.2024</text:p>
          </table:table-cell>
          <table:table-cell office:value-type="currency" office:currency="BGN" office:value="1.30328" calcext:value-type="currency">
            <text:p>1.30328 лв.</text:p>
          </table:table-cell>
        </table:table-row>
        <table:table-row table:style-name="ro1">
          <table:table-cell office:value-type="date" office:date-value="2024-08-11" calcext:value-type="date">
            <text:p>11.08.2024</text:p>
          </table:table-cell>
          <table:table-cell office:value-type="currency" office:currency="BGN" office:value="1.30328" calcext:value-type="currency">
            <text:p>1.30328 лв.</text:p>
          </table:table-cell>
        </table:table-row>
        <table:table-row table:style-name="ro1">
          <table:table-cell office:value-type="date" office:date-value="2024-08-12" calcext:value-type="date">
            <text:p>12.08.2024</text:p>
          </table:table-cell>
          <table:table-cell office:value-type="currency" office:currency="BGN" office:value="1.30406" calcext:value-type="currency">
            <text:p>1.30406 лв.</text:p>
          </table:table-cell>
        </table:table-row>
        <table:table-row table:style-name="ro1">
          <table:table-cell office:value-type="date" office:date-value="2024-08-13" calcext:value-type="date">
            <text:p>13.08.2024</text:p>
          </table:table-cell>
          <table:table-cell office:value-type="currency" office:currency="BGN" office:value="1.30267" calcext:value-type="currency">
            <text:p>1.30267 лв.</text:p>
          </table:table-cell>
        </table:table-row>
        <table:table-row table:style-name="ro1">
          <table:table-cell office:value-type="date" office:date-value="2024-08-14" calcext:value-type="date">
            <text:p>14.08.2024</text:p>
          </table:table-cell>
          <table:table-cell office:value-type="currency" office:currency="BGN" office:value="1.29397" calcext:value-type="currency">
            <text:p>1.29397 лв.</text:p>
          </table:table-cell>
        </table:table-row>
        <table:table-row table:style-name="ro1">
          <table:table-cell office:value-type="date" office:date-value="2024-08-15" calcext:value-type="date">
            <text:p>15.08.2024</text:p>
          </table:table-cell>
          <table:table-cell office:value-type="currency" office:currency="BGN" office:value="1.29611" calcext:value-type="currency">
            <text:p>1.29611 лв.</text:p>
          </table:table-cell>
        </table:table-row>
        <table:table-row table:style-name="ro1">
          <table:table-cell office:value-type="date" office:date-value="2024-08-16" calcext:value-type="date">
            <text:p>16.08.2024</text:p>
          </table:table-cell>
          <table:table-cell office:value-type="currency" office:currency="BGN" office:value="1.29568" calcext:value-type="currency">
            <text:p>1.29568 лв.</text:p>
          </table:table-cell>
        </table:table-row>
        <table:table-row table:style-name="ro1">
          <table:table-cell office:value-type="date" office:date-value="2024-08-17" calcext:value-type="date">
            <text:p>17.08.2024</text:p>
          </table:table-cell>
          <table:table-cell office:value-type="currency" office:currency="BGN" office:value="1.29568" calcext:value-type="currency">
            <text:p>1.29568 лв.</text:p>
          </table:table-cell>
        </table:table-row>
        <table:table-row table:style-name="ro1">
          <table:table-cell office:value-type="date" office:date-value="2024-08-18" calcext:value-type="date">
            <text:p>18.08.2024</text:p>
          </table:table-cell>
          <table:table-cell office:value-type="currency" office:currency="BGN" office:value="1.29568" calcext:value-type="currency">
            <text:p>1.29568 лв.</text:p>
          </table:table-cell>
        </table:table-row>
        <table:table-row table:style-name="ro1">
          <table:table-cell office:value-type="date" office:date-value="2024-08-19" calcext:value-type="date">
            <text:p>19.08.2024</text:p>
          </table:table-cell>
          <table:table-cell office:value-type="currency" office:currency="BGN" office:value="1.29542" calcext:value-type="currency">
            <text:p>1.29542 лв.</text:p>
          </table:table-cell>
        </table:table-row>
        <table:table-row table:style-name="ro1">
          <table:table-cell office:value-type="date" office:date-value="2024-08-20" calcext:value-type="date">
            <text:p>20.08.2024</text:p>
          </table:table-cell>
          <table:table-cell office:value-type="currency" office:currency="BGN" office:value="1.29654" calcext:value-type="currency">
            <text:p>1.29654 лв.</text:p>
          </table:table-cell>
        </table:table-row>
        <table:table-row table:style-name="ro1">
          <table:table-cell office:value-type="date" office:date-value="2024-08-21" calcext:value-type="date">
            <text:p>21.08.2024</text:p>
          </table:table-cell>
          <table:table-cell office:value-type="currency" office:currency="BGN" office:value="1.2938" calcext:value-type="currency">
            <text:p>1.29380 лв.</text:p>
          </table:table-cell>
        </table:table-row>
        <table:table-row table:style-name="ro1">
          <table:table-cell office:value-type="date" office:date-value="2024-08-22" calcext:value-type="date">
            <text:p>22.08.2024</text:p>
          </table:table-cell>
          <table:table-cell office:value-type="currency" office:currency="BGN" office:value="1.29268" calcext:value-type="currency">
            <text:p>1.29268 лв.</text:p>
          </table:table-cell>
        </table:table-row>
        <table:table-row table:style-name="ro1">
          <table:table-cell office:value-type="date" office:date-value="2024-08-23" calcext:value-type="date">
            <text:p>23.08.2024</text:p>
          </table:table-cell>
          <table:table-cell office:value-type="currency" office:currency="BGN" office:value="1.29474" calcext:value-type="currency">
            <text:p>1.29474 лв.</text:p>
          </table:table-cell>
        </table:table-row>
        <table:table-row table:style-name="ro1">
          <table:table-cell office:value-type="date" office:date-value="2024-08-24" calcext:value-type="date">
            <text:p>24.08.2024</text:p>
          </table:table-cell>
          <table:table-cell office:value-type="currency" office:currency="BGN" office:value="1.29474" calcext:value-type="currency">
            <text:p>1.29474 лв.</text:p>
          </table:table-cell>
        </table:table-row>
        <table:table-row table:style-name="ro1">
          <table:table-cell office:value-type="date" office:date-value="2024-08-25" calcext:value-type="date">
            <text:p>25.08.2024</text:p>
          </table:table-cell>
          <table:table-cell office:value-type="currency" office:currency="BGN" office:value="1.29474" calcext:value-type="currency">
            <text:p>1.29474 лв.</text:p>
          </table:table-cell>
        </table:table-row>
        <table:table-row table:style-name="ro1">
          <table:table-cell office:value-type="date" office:date-value="2024-08-26" calcext:value-type="date">
            <text:p>26.08.2024</text:p>
          </table:table-cell>
          <table:table-cell office:value-type="currency" office:currency="BGN" office:value="1.29731" calcext:value-type="currency">
            <text:p>1.29731 лв.</text:p>
          </table:table-cell>
        </table:table-row>
        <table:table-row table:style-name="ro1">
          <table:table-cell office:value-type="date" office:date-value="2024-08-27" calcext:value-type="date">
            <text:p>27.08.2024</text:p>
          </table:table-cell>
          <table:table-cell office:value-type="currency" office:currency="BGN" office:value="1.30033" calcext:value-type="currency">
            <text:p>1.30033 лв.</text:p>
          </table:table-cell>
        </table:table-row>
        <table:table-row table:style-name="ro1">
          <table:table-cell office:value-type="date" office:date-value="2024-08-28" calcext:value-type="date">
            <text:p>28.08.2024</text:p>
          </table:table-cell>
          <table:table-cell office:value-type="currency" office:currency="BGN" office:value="1.30545" calcext:value-type="currency">
            <text:p>1.30545 лв.</text:p>
          </table:table-cell>
        </table:table-row>
        <table:table-row table:style-name="ro1">
          <table:table-cell office:value-type="date" office:date-value="2024-08-29" calcext:value-type="date">
            <text:p>29.08.2024</text:p>
          </table:table-cell>
          <table:table-cell office:value-type="currency" office:currency="BGN" office:value="1.31026" calcext:value-type="currency">
            <text:p>1.31026 лв.</text:p>
          </table:table-cell>
        </table:table-row>
        <table:table-row table:style-name="ro1">
          <table:table-cell office:value-type="date" office:date-value="2024-08-30" calcext:value-type="date">
            <text:p>30.08.2024</text:p>
          </table:table-cell>
          <table:table-cell office:value-type="currency" office:currency="BGN" office:value="1.30904" calcext:value-type="currency">
            <text:p>1.30904 лв.</text:p>
          </table:table-cell>
        </table:table-row>
        <table:table-row table:style-name="ro1">
          <table:table-cell office:value-type="date" office:date-value="2024-08-31" calcext:value-type="date">
            <text:p>31.08.2024</text:p>
          </table:table-cell>
          <table:table-cell office:value-type="currency" office:currency="BGN" office:value="1.30904" calcext:value-type="currency">
            <text:p>1.30904 лв.</text:p>
          </table:table-cell>
        </table:table-row>
        <table:table-row table:style-name="ro1">
          <table:table-cell office:value-type="date" office:date-value="2024-09-01" calcext:value-type="date">
            <text:p>01.09.2024</text:p>
          </table:table-cell>
          <table:table-cell office:value-type="currency" office:currency="BGN" office:value="1.30904" calcext:value-type="currency">
            <text:p>1.30904 лв.</text:p>
          </table:table-cell>
        </table:table-row>
        <table:table-row table:style-name="ro1">
          <table:table-cell office:value-type="date" office:date-value="2024-09-02" calcext:value-type="date">
            <text:p>02.09.2024</text:p>
          </table:table-cell>
          <table:table-cell office:value-type="currency" office:currency="BGN" office:value="1.30982" calcext:value-type="currency">
            <text:p>1.30982 лв.</text:p>
          </table:table-cell>
        </table:table-row>
        <table:table-row table:style-name="ro1">
          <table:table-cell office:value-type="date" office:date-value="2024-09-03" calcext:value-type="date">
            <text:p>03.09.2024</text:p>
          </table:table-cell>
          <table:table-cell office:value-type="currency" office:currency="BGN" office:value="1.30816" calcext:value-type="currency">
            <text:p>1.30816 лв.</text:p>
          </table:table-cell>
        </table:table-row>
        <table:table-row table:style-name="ro1">
          <table:table-cell office:value-type="date" office:date-value="2024-09-04" calcext:value-type="date">
            <text:p>04.09.2024</text:p>
          </table:table-cell>
          <table:table-cell office:value-type="currency" office:currency="BGN" office:value="1.30563" calcext:value-type="currency">
            <text:p>1.30563 лв.</text:p>
          </table:table-cell>
        </table:table-row>
        <table:table-row table:style-name="ro1">
          <table:table-cell office:value-type="date" office:date-value="2024-09-05" calcext:value-type="date">
            <text:p>05.09.2024</text:p>
          </table:table-cell>
          <table:table-cell office:value-type="currency" office:currency="BGN" office:value="1.30423" calcext:value-type="currency">
            <text:p>1.30423 лв.</text:p>
          </table:table-cell>
        </table:table-row>
        <table:table-row table:style-name="ro1">
          <table:table-cell office:value-type="date" office:date-value="2024-09-06" calcext:value-type="date">
            <text:p>06.09.2024</text:p>
          </table:table-cell>
          <table:table-cell office:value-type="currency" office:currency="BGN" office:value="1.30423" calcext:value-type="currency">
            <text:p>1.30423 лв.</text:p>
          </table:table-cell>
        </table:table-row>
        <table:table-row table:style-name="ro1">
          <table:table-cell office:value-type="date" office:date-value="2024-09-07" calcext:value-type="date">
            <text:p>07.09.2024</text:p>
          </table:table-cell>
          <table:table-cell office:value-type="currency" office:currency="BGN" office:value="1.30423" calcext:value-type="currency">
            <text:p>1.30423 лв.</text:p>
          </table:table-cell>
        </table:table-row>
        <table:table-row table:style-name="ro1">
          <table:table-cell office:value-type="date" office:date-value="2024-09-08" calcext:value-type="date">
            <text:p>08.09.2024</text:p>
          </table:table-cell>
          <table:table-cell office:value-type="currency" office:currency="BGN" office:value="1.30423" calcext:value-type="currency">
            <text:p>1.30423 лв.</text:p>
          </table:table-cell>
        </table:table-row>
        <table:table-row table:style-name="ro1">
          <table:table-cell office:value-type="date" office:date-value="2024-09-09" calcext:value-type="date">
            <text:p>09.09.2024</text:p>
          </table:table-cell>
          <table:table-cell office:value-type="currency" office:currency="BGN" office:value="1.30571" calcext:value-type="currency">
            <text:p>1.30571 лв.</text:p>
          </table:table-cell>
        </table:table-row>
        <table:table-row table:style-name="ro1">
          <table:table-cell office:value-type="date" office:date-value="2024-09-10" calcext:value-type="date">
            <text:p>10.09.2024</text:p>
          </table:table-cell>
          <table:table-cell office:value-type="currency" office:currency="BGN" office:value="1.30624" calcext:value-type="currency">
            <text:p>1.30624 лв.</text:p>
          </table:table-cell>
        </table:table-row>
        <table:table-row table:style-name="ro1">
          <table:table-cell office:value-type="date" office:date-value="2024-09-11" calcext:value-type="date">
            <text:p>11.09.2024</text:p>
          </table:table-cell>
          <table:table-cell office:value-type="currency" office:currency="BGN" office:value="1.30415" calcext:value-type="currency">
            <text:p>1.30415 лв.</text:p>
          </table:table-cell>
        </table:table-row>
        <table:table-row table:style-name="ro1">
          <table:table-cell office:value-type="date" office:date-value="2024-09-12" calcext:value-type="date">
            <text:p>12.09.2024</text:p>
          </table:table-cell>
          <table:table-cell office:value-type="currency" office:currency="BGN" office:value="1.30702" calcext:value-type="currency">
            <text:p>1.30702 лв.</text:p>
          </table:table-cell>
        </table:table-row>
        <table:table-row table:style-name="ro1">
          <table:table-cell office:value-type="date" office:date-value="2024-09-13" calcext:value-type="date">
            <text:p>13.09.2024</text:p>
          </table:table-cell>
          <table:table-cell office:value-type="currency" office:currency="BGN" office:value="1.29861" calcext:value-type="currency">
            <text:p>1.29861 лв.</text:p>
          </table:table-cell>
        </table:table-row>
        <table:table-row table:style-name="ro1">
          <table:table-cell office:value-type="date" office:date-value="2024-09-14" calcext:value-type="date">
            <text:p>14.09.2024</text:p>
          </table:table-cell>
          <table:table-cell office:value-type="currency" office:currency="BGN" office:value="1.29861" calcext:value-type="currency">
            <text:p>1.29861 лв.</text:p>
          </table:table-cell>
        </table:table-row>
        <table:table-row table:style-name="ro1">
          <table:table-cell office:value-type="date" office:date-value="2024-09-15" calcext:value-type="date">
            <text:p>15.09.2024</text:p>
          </table:table-cell>
          <table:table-cell office:value-type="currency" office:currency="BGN" office:value="1.29861" calcext:value-type="currency">
            <text:p>1.29861 лв.</text:p>
          </table:table-cell>
        </table:table-row>
        <table:table-row table:style-name="ro1">
          <table:table-cell office:value-type="date" office:date-value="2024-09-16" calcext:value-type="date">
            <text:p>16.09.2024</text:p>
          </table:table-cell>
          <table:table-cell office:value-type="currency" office:currency="BGN" office:value="1.29448" calcext:value-type="currency">
            <text:p>1.29448 лв.</text:p>
          </table:table-cell>
        </table:table-row>
        <table:table-row table:style-name="ro1">
          <table:table-cell office:value-type="date" office:date-value="2024-09-17" calcext:value-type="date">
            <text:p>17.09.2024</text:p>
          </table:table-cell>
          <table:table-cell office:value-type="currency" office:currency="BGN" office:value="1.29234" calcext:value-type="currency">
            <text:p>1.29234 лв.</text:p>
          </table:table-cell>
        </table:table-row>
        <table:table-row table:style-name="ro1">
          <table:table-cell office:value-type="date" office:date-value="2024-09-18" calcext:value-type="date">
            <text:p>18.09.2024</text:p>
          </table:table-cell>
          <table:table-cell office:value-type="currency" office:currency="BGN" office:value="1.2938" calcext:value-type="currency">
            <text:p>1.29380 лв.</text:p>
          </table:table-cell>
        </table:table-row>
        <table:table-row table:style-name="ro1">
          <table:table-cell office:value-type="date" office:date-value="2024-09-19" calcext:value-type="date">
            <text:p>19.09.2024</text:p>
          </table:table-cell>
          <table:table-cell office:value-type="currency" office:currency="BGN" office:value="1.29439" calcext:value-type="currency">
            <text:p>1.29439 лв.</text:p>
          </table:table-cell>
        </table:table-row>
        <table:table-row table:style-name="ro1">
          <table:table-cell office:value-type="date" office:date-value="2024-09-20" calcext:value-type="date">
            <text:p>20.09.2024</text:p>
          </table:table-cell>
          <table:table-cell office:value-type="currency" office:currency="BGN" office:value="1.29115" calcext:value-type="currency">
            <text:p>1.29115 лв.</text:p>
          </table:table-cell>
        </table:table-row>
        <table:table-row table:style-name="ro1">
          <table:table-cell office:value-type="date" office:date-value="2024-09-21" calcext:value-type="date">
            <text:p>21.09.2024</text:p>
          </table:table-cell>
          <table:table-cell office:value-type="currency" office:currency="BGN" office:value="1.29115" calcext:value-type="currency">
            <text:p>1.29115 лв.</text:p>
          </table:table-cell>
        </table:table-row>
        <table:table-row table:style-name="ro1">
          <table:table-cell office:value-type="date" office:date-value="2024-09-22" calcext:value-type="date">
            <text:p>22.09.2024</text:p>
          </table:table-cell>
          <table:table-cell office:value-type="currency" office:currency="BGN" office:value="1.29115" calcext:value-type="currency">
            <text:p>1.29115 лв.</text:p>
          </table:table-cell>
        </table:table-row>
        <table:table-row table:style-name="ro1">
          <table:table-cell office:value-type="date" office:date-value="2024-09-23" calcext:value-type="date">
            <text:p>23.09.2024</text:p>
          </table:table-cell>
          <table:table-cell office:value-type="currency" office:currency="BGN" office:value="1.29115" calcext:value-type="currency">
            <text:p>1.29115 лв.</text:p>
          </table:table-cell>
        </table:table-row>
        <table:table-row table:style-name="ro1">
          <table:table-cell office:value-type="date" office:date-value="2024-09-24" calcext:value-type="date">
            <text:p>24.09.2024</text:p>
          </table:table-cell>
          <table:table-cell office:value-type="currency" office:currency="BGN" office:value="1.30102" calcext:value-type="currency">
            <text:p>1.30102 лв.</text:p>
          </table:table-cell>
        </table:table-row>
        <table:table-row table:style-name="ro1">
          <table:table-cell office:value-type="date" office:date-value="2024-09-25" calcext:value-type="date">
            <text:p>25.09.2024</text:p>
          </table:table-cell>
          <table:table-cell office:value-type="currency" office:currency="BGN" office:value="1.30007" calcext:value-type="currency">
            <text:p>1.30007 лв.</text:p>
          </table:table-cell>
        </table:table-row>
        <table:table-row table:style-name="ro1">
          <table:table-cell office:value-type="date" office:date-value="2024-09-26" calcext:value-type="date">
            <text:p>26.09.2024</text:p>
          </table:table-cell>
          <table:table-cell office:value-type="currency" office:currency="BGN" office:value="1.30172" calcext:value-type="currency">
            <text:p>1.30172 лв.</text:p>
          </table:table-cell>
        </table:table-row>
        <table:table-row table:style-name="ro1">
          <table:table-cell office:value-type="date" office:date-value="2024-09-27" calcext:value-type="date">
            <text:p>27.09.2024</text:p>
          </table:table-cell>
          <table:table-cell office:value-type="currency" office:currency="BGN" office:value="1.30076" calcext:value-type="currency">
            <text:p>1.30076 лв.</text:p>
          </table:table-cell>
        </table:table-row>
        <table:table-row table:style-name="ro1">
          <table:table-cell office:value-type="date" office:date-value="2024-09-28" calcext:value-type="date">
            <text:p>28.09.2024</text:p>
          </table:table-cell>
          <table:table-cell office:value-type="currency" office:currency="BGN" office:value="1.30076" calcext:value-type="currency">
            <text:p>1.30076 лв.</text:p>
          </table:table-cell>
        </table:table-row>
        <table:table-row table:style-name="ro1">
          <table:table-cell office:value-type="date" office:date-value="2024-09-29" calcext:value-type="date">
            <text:p>29.09.2024</text:p>
          </table:table-cell>
          <table:table-cell office:value-type="currency" office:currency="BGN" office:value="1.30076" calcext:value-type="currency">
            <text:p>1.30076 лв.</text:p>
          </table:table-cell>
        </table:table-row>
        <table:table-row table:style-name="ro1">
          <table:table-cell office:value-type="date" office:date-value="2024-09-30" calcext:value-type="date">
            <text:p>30.09.2024</text:p>
          </table:table-cell>
          <table:table-cell office:value-type="currency" office:currency="BGN" office:value="1.29243" calcext:value-type="currency">
            <text:p>1.29243 лв.</text:p>
          </table:table-cell>
        </table:table-row>
        <table:table-row table:style-name="ro1">
          <table:table-cell office:value-type="date" office:date-value="2024-10-01" calcext:value-type="date">
            <text:p>01.10.2024</text:p>
          </table:table-cell>
          <table:table-cell office:value-type="currency" office:currency="BGN" office:value="1.3051" calcext:value-type="currency">
            <text:p>1.30510 лв.</text:p>
          </table:table-cell>
        </table:table-row>
        <table:table-row table:style-name="ro1">
          <table:table-cell office:value-type="date" office:date-value="2024-10-02" calcext:value-type="date">
            <text:p>02.10.2024</text:p>
          </table:table-cell>
          <table:table-cell office:value-type="currency" office:currency="BGN" office:value="1.30982" calcext:value-type="currency">
            <text:p>1.30982 лв.</text:p>
          </table:table-cell>
        </table:table-row>
        <table:table-row table:style-name="ro1">
          <table:table-cell office:value-type="date" office:date-value="2024-10-03" calcext:value-type="date">
            <text:p>03.10.2024</text:p>
          </table:table-cell>
          <table:table-cell office:value-type="currency" office:currency="BGN" office:value="1.30869" calcext:value-type="currency">
            <text:p>1.30869 лв.</text:p>
          </table:table-cell>
        </table:table-row>
        <table:table-row table:style-name="ro1">
          <table:table-cell office:value-type="date" office:date-value="2024-10-04" calcext:value-type="date">
            <text:p>04.10.2024</text:p>
          </table:table-cell>
          <table:table-cell office:value-type="currency" office:currency="BGN" office:value="1.30807" calcext:value-type="currency">
            <text:p>1.30807 лв.</text:p>
          </table:table-cell>
        </table:table-row>
        <table:table-row table:style-name="ro1">
          <table:table-cell office:value-type="date" office:date-value="2024-10-05" calcext:value-type="date">
            <text:p>05.10.2024</text:p>
          </table:table-cell>
          <table:table-cell office:value-type="currency" office:currency="BGN" office:value="1.30807" calcext:value-type="currency">
            <text:p>1.30807 лв.</text:p>
          </table:table-cell>
        </table:table-row>
        <table:table-row table:style-name="ro1">
          <table:table-cell office:value-type="date" office:date-value="2024-10-06" calcext:value-type="date">
            <text:p>06.10.2024</text:p>
          </table:table-cell>
          <table:table-cell office:value-type="currency" office:currency="BGN" office:value="1.30807" calcext:value-type="currency">
            <text:p>1.30807 лв.</text:p>
          </table:table-cell>
        </table:table-row>
        <table:table-row table:style-name="ro1">
          <table:table-cell office:value-type="date" office:date-value="2024-10-07" calcext:value-type="date">
            <text:p>07.10.2024</text:p>
          </table:table-cell>
          <table:table-cell office:value-type="currency" office:currency="BGN" office:value="1.31141" calcext:value-type="currency">
            <text:p>1.31141 лв.</text:p>
          </table:table-cell>
        </table:table-row>
        <table:table-row table:style-name="ro1">
          <table:table-cell office:value-type="date" office:date-value="2024-10-08" calcext:value-type="date">
            <text:p>08.10.2024</text:p>
          </table:table-cell>
          <table:table-cell office:value-type="currency" office:currency="BGN" office:value="1.30554" calcext:value-type="currency">
            <text:p>1.30554 лв.</text:p>
          </table:table-cell>
        </table:table-row>
        <table:table-row table:style-name="ro1">
          <table:table-cell office:value-type="date" office:date-value="2024-10-09" calcext:value-type="date">
            <text:p>09.10.2024</text:p>
          </table:table-cell>
          <table:table-cell office:value-type="currency" office:currency="BGN" office:value="1.30519" calcext:value-type="currency">
            <text:p>1.30519 лв.</text:p>
          </table:table-cell>
        </table:table-row>
        <table:table-row table:style-name="ro1">
          <table:table-cell office:value-type="date" office:date-value="2024-10-10" calcext:value-type="date">
            <text:p>10.10.2024</text:p>
          </table:table-cell>
          <table:table-cell office:value-type="currency" office:currency="BGN" office:value="1.3012" calcext:value-type="currency">
            <text:p>1.30120 лв.</text:p>
          </table:table-cell>
        </table:table-row>
        <table:table-row table:style-name="ro1">
          <table:table-cell office:value-type="date" office:date-value="2024-10-11" calcext:value-type="date">
            <text:p>11.10.2024</text:p>
          </table:table-cell>
          <table:table-cell office:value-type="currency" office:currency="BGN" office:value="1.29843" calcext:value-type="currency">
            <text:p>1.29843 лв.</text:p>
          </table:table-cell>
        </table:table-row>
        <table:table-row table:style-name="ro1">
          <table:table-cell office:value-type="date" office:date-value="2024-10-12" calcext:value-type="date">
            <text:p>12.10.2024</text:p>
          </table:table-cell>
          <table:table-cell office:value-type="currency" office:currency="BGN" office:value="1.29843" calcext:value-type="currency">
            <text:p>1.29843 лв.</text:p>
          </table:table-cell>
        </table:table-row>
        <table:table-row table:style-name="ro1">
          <table:table-cell office:value-type="date" office:date-value="2024-10-13" calcext:value-type="date">
            <text:p>13.10.2024</text:p>
          </table:table-cell>
          <table:table-cell office:value-type="currency" office:currency="BGN" office:value="1.29843" calcext:value-type="currency">
            <text:p>1.29843 лв.</text:p>
          </table:table-cell>
        </table:table-row>
        <table:table-row table:style-name="ro1">
          <table:table-cell office:value-type="date" office:date-value="2024-10-14" calcext:value-type="date">
            <text:p>14.10.2024</text:p>
          </table:table-cell>
          <table:table-cell office:value-type="currency" office:currency="BGN" office:value="1.29981" calcext:value-type="currency">
            <text:p>1.29981 лв.</text:p>
          </table:table-cell>
        </table:table-row>
        <table:table-row table:style-name="ro1">
          <table:table-cell office:value-type="date" office:date-value="2024-10-15" calcext:value-type="date">
            <text:p>15.10.2024</text:p>
          </table:table-cell>
          <table:table-cell office:value-type="currency" office:currency="BGN" office:value="1.29843" calcext:value-type="currency">
            <text:p>1.29843 лв.</text:p>
          </table:table-cell>
        </table:table-row>
        <table:table-row table:style-name="ro1">
          <table:table-cell office:value-type="date" office:date-value="2024-10-16" calcext:value-type="date">
            <text:p>16.10.2024</text:p>
          </table:table-cell>
          <table:table-cell office:value-type="currency" office:currency="BGN" office:value="1.30276" calcext:value-type="currency">
            <text:p>1.30276 лв.</text:p>
          </table:table-cell>
        </table:table-row>
        <table:table-row table:style-name="ro1">
          <table:table-cell office:value-type="date" office:date-value="2024-10-17" calcext:value-type="date">
            <text:p>17.10.2024</text:p>
          </table:table-cell>
          <table:table-cell office:value-type="currency" office:currency="BGN" office:value="1.30606" calcext:value-type="currency">
            <text:p>1.30606 лв.</text:p>
          </table:table-cell>
        </table:table-row>
        <table:table-row table:style-name="ro1">
          <table:table-cell office:value-type="date" office:date-value="2024-10-18" calcext:value-type="date">
            <text:p>18.10.2024</text:p>
          </table:table-cell>
          <table:table-cell office:value-type="currency" office:currency="BGN" office:value="1.30737" calcext:value-type="currency">
            <text:p>1.30737 лв.</text:p>
          </table:table-cell>
        </table:table-row>
        <table:table-row table:style-name="ro1">
          <table:table-cell office:value-type="date" office:date-value="2024-10-19" calcext:value-type="date">
            <text:p>19.10.2024</text:p>
          </table:table-cell>
          <table:table-cell office:value-type="currency" office:currency="BGN" office:value="1.30737" calcext:value-type="currency">
            <text:p>1.30737 лв.</text:p>
          </table:table-cell>
        </table:table-row>
        <table:table-row table:style-name="ro1">
          <table:table-cell office:value-type="date" office:date-value="2024-10-20" calcext:value-type="date">
            <text:p>20.10.2024</text:p>
          </table:table-cell>
          <table:table-cell office:value-type="currency" office:currency="BGN" office:value="1.30737" calcext:value-type="currency">
            <text:p>1.30737 лв.</text:p>
          </table:table-cell>
        </table:table-row>
        <table:table-row table:style-name="ro1">
          <table:table-cell office:value-type="date" office:date-value="2024-10-21" calcext:value-type="date">
            <text:p>21.10.2024</text:p>
          </table:table-cell>
          <table:table-cell office:value-type="currency" office:currency="BGN" office:value="1.30406" calcext:value-type="currency">
            <text:p>1.30406 лв.</text:p>
          </table:table-cell>
        </table:table-row>
        <table:table-row table:style-name="ro1">
          <table:table-cell office:value-type="date" office:date-value="2024-10-22" calcext:value-type="date">
            <text:p>22.10.2024</text:p>
          </table:table-cell>
          <table:table-cell office:value-type="currency" office:currency="BGN" office:value="1.30702" calcext:value-type="currency">
            <text:p>1.30702 лв.</text:p>
          </table:table-cell>
        </table:table-row>
        <table:table-row table:style-name="ro1">
          <table:table-cell office:value-type="date" office:date-value="2024-10-23" calcext:value-type="date">
            <text:p>23.10.2024</text:p>
          </table:table-cell>
          <table:table-cell office:value-type="currency" office:currency="BGN" office:value="1.31264" calcext:value-type="currency">
            <text:p>1.31264 лв.</text:p>
          </table:table-cell>
        </table:table-row>
        <table:table-row table:style-name="ro1">
          <table:table-cell office:value-type="date" office:date-value="2024-10-24" calcext:value-type="date">
            <text:p>24.10.2024</text:p>
          </table:table-cell>
          <table:table-cell office:value-type="currency" office:currency="BGN" office:value="1.3107" calcext:value-type="currency">
            <text:p>1.31070 лв.</text:p>
          </table:table-cell>
        </table:table-row>
        <table:table-row table:style-name="ro1">
          <table:table-cell office:value-type="date" office:date-value="2024-10-25" calcext:value-type="date">
            <text:p>25.10.2024</text:p>
          </table:table-cell>
          <table:table-cell office:value-type="currency" office:currency="BGN" office:value="1.30484" calcext:value-type="currency">
            <text:p>1.30484 лв.</text:p>
          </table:table-cell>
        </table:table-row>
        <table:table-row table:style-name="ro1">
          <table:table-cell office:value-type="date" office:date-value="2024-10-26" calcext:value-type="date">
            <text:p>26.10.2024</text:p>
          </table:table-cell>
          <table:table-cell office:value-type="currency" office:currency="BGN" office:value="1.30484" calcext:value-type="currency">
            <text:p>1.30484 лв.</text:p>
          </table:table-cell>
        </table:table-row>
        <table:table-row table:style-name="ro1">
          <table:table-cell office:value-type="date" office:date-value="2024-10-27" calcext:value-type="date">
            <text:p>27.10.2024</text:p>
          </table:table-cell>
          <table:table-cell office:value-type="currency" office:currency="BGN" office:value="1.30484" calcext:value-type="currency">
            <text:p>1.30484 лв.</text:p>
          </table:table-cell>
        </table:table-row>
        <table:table-row table:style-name="ro1">
          <table:table-cell office:value-type="date" office:date-value="2024-10-28" calcext:value-type="date">
            <text:p>28.10.2024</text:p>
          </table:table-cell>
          <table:table-cell office:value-type="currency" office:currency="BGN" office:value="1.30128" calcext:value-type="currency">
            <text:p>1.30128 лв.</text:p>
          </table:table-cell>
        </table:table-row>
        <table:table-row table:style-name="ro1">
          <table:table-cell office:value-type="date" office:date-value="2024-10-29" calcext:value-type="date">
            <text:p>29.10.2024</text:p>
          </table:table-cell>
          <table:table-cell office:value-type="currency" office:currency="BGN" office:value="1.30554" calcext:value-type="currency">
            <text:p>1.30554 лв.</text:p>
          </table:table-cell>
        </table:table-row>
        <table:table-row table:style-name="ro1">
          <table:table-cell office:value-type="date" office:date-value="2024-10-30" calcext:value-type="date">
            <text:p>30.10.2024</text:p>
          </table:table-cell>
          <table:table-cell office:value-type="currency" office:currency="BGN" office:value="1.29766" calcext:value-type="currency">
            <text:p>1.29766 лв.</text:p>
          </table:table-cell>
        </table:table-row>
        <table:table-row table:style-name="ro1">
          <table:table-cell office:value-type="date" office:date-value="2024-10-31" calcext:value-type="date">
            <text:p>31.10.2024</text:p>
          </table:table-cell>
          <table:table-cell office:value-type="currency" office:currency="BGN" office:value="1.29234" calcext:value-type="currency">
            <text:p>1.29234 лв.</text:p>
          </table:table-cell>
        </table:table-row>
        <table:table-row table:style-name="ro1">
          <table:table-cell office:value-type="date" office:date-value="2024-11-01" calcext:value-type="date">
            <text:p>01.11.2024</text:p>
          </table:table-cell>
          <table:table-cell office:value-type="currency" office:currency="BGN" office:value="1.29149" calcext:value-type="currency">
            <text:p>1.29149 лв.</text:p>
          </table:table-cell>
        </table:table-row>
        <table:table-row table:style-name="ro1">
          <table:table-cell office:value-type="date" office:date-value="2024-11-02" calcext:value-type="date">
            <text:p>02.11.2024</text:p>
          </table:table-cell>
          <table:table-cell office:value-type="currency" office:currency="BGN" office:value="1.29149" calcext:value-type="currency">
            <text:p>1.29149 лв.</text:p>
          </table:table-cell>
        </table:table-row>
        <table:table-row table:style-name="ro1">
          <table:table-cell office:value-type="date" office:date-value="2024-11-03" calcext:value-type="date">
            <text:p>03.11.2024</text:p>
          </table:table-cell>
          <table:table-cell office:value-type="currency" office:currency="BGN" office:value="1.29149" calcext:value-type="currency">
            <text:p>1.29149 лв.</text:p>
          </table:table-cell>
        </table:table-row>
        <table:table-row table:style-name="ro1">
          <table:table-cell office:value-type="date" office:date-value="2024-11-04" calcext:value-type="date">
            <text:p>04.11.2024</text:p>
          </table:table-cell>
          <table:table-cell office:value-type="currency" office:currency="BGN" office:value="1.29055" calcext:value-type="currency">
            <text:p>1.29055 лв.</text:p>
          </table:table-cell>
        </table:table-row>
        <table:table-row table:style-name="ro1">
          <table:table-cell office:value-type="date" office:date-value="2024-11-05" calcext:value-type="date">
            <text:p>05.11.2024</text:p>
          </table:table-cell>
          <table:table-cell office:value-type="currency" office:currency="BGN" office:value="1.29285" calcext:value-type="currency">
            <text:p>1.29285 лв.</text:p>
          </table:table-cell>
        </table:table-row>
        <table:table-row table:style-name="ro1">
          <table:table-cell office:value-type="date" office:date-value="2024-11-06" calcext:value-type="date">
            <text:p>06.11.2024</text:p>
          </table:table-cell>
          <table:table-cell office:value-type="currency" office:currency="BGN" office:value="1.31325" calcext:value-type="currency">
            <text:p>1.31325 лв.</text:p>
          </table:table-cell>
        </table:table-row>
        <table:table-row table:style-name="ro1">
          <table:table-cell office:value-type="date" office:date-value="2024-11-07" calcext:value-type="date">
            <text:p>07.11.2024</text:p>
          </table:table-cell>
          <table:table-cell office:value-type="currency" office:currency="BGN" office:value="1.30737" calcext:value-type="currency">
            <text:p>1.30737 лв.</text:p>
          </table:table-cell>
        </table:table-row>
        <table:table-row table:style-name="ro1">
          <table:table-cell office:value-type="date" office:date-value="2024-11-08" calcext:value-type="date">
            <text:p>08.11.2024</text:p>
          </table:table-cell>
          <table:table-cell office:value-type="currency" office:currency="BGN" office:value="1.30537" calcext:value-type="currency">
            <text:p>1.30537 лв.</text:p>
          </table:table-cell>
        </table:table-row>
        <table:table-row table:style-name="ro1">
          <table:table-cell office:value-type="date" office:date-value="2024-11-09" calcext:value-type="date">
            <text:p>09.11.2024</text:p>
          </table:table-cell>
          <table:table-cell office:value-type="currency" office:currency="BGN" office:value="1.30537" calcext:value-type="currency">
            <text:p>1.30537 лв.</text:p>
          </table:table-cell>
        </table:table-row>
        <table:table-row table:style-name="ro1">
          <table:table-cell office:value-type="date" office:date-value="2024-11-10" calcext:value-type="date">
            <text:p>10.11.2024</text:p>
          </table:table-cell>
          <table:table-cell office:value-type="currency" office:currency="BGN" office:value="1.30537" calcext:value-type="currency">
            <text:p>1.30537 лв.</text:p>
          </table:table-cell>
        </table:table-row>
        <table:table-row table:style-name="ro1">
          <table:table-cell office:value-type="date" office:date-value="2024-11-11" calcext:value-type="date">
            <text:p>11.11.2024</text:p>
          </table:table-cell>
          <table:table-cell office:value-type="currency" office:currency="BGN" office:value="1.31723" calcext:value-type="currency">
            <text:p>1.31723 лв.</text:p>
          </table:table-cell>
        </table:table-row>
        <table:table-row table:style-name="ro1">
          <table:table-cell office:value-type="date" office:date-value="2024-11-12" calcext:value-type="date">
            <text:p>12.11.2024</text:p>
          </table:table-cell>
          <table:table-cell office:value-type="currency" office:currency="BGN" office:value="1.3216" calcext:value-type="currency">
            <text:p>1.32160 лв.</text:p>
          </table:table-cell>
        </table:table-row>
        <table:table-row table:style-name="ro1">
          <table:table-cell office:value-type="date" office:date-value="2024-11-13" calcext:value-type="date">
            <text:p>13.11.2024</text:p>
          </table:table-cell>
          <table:table-cell office:value-type="currency" office:currency="BGN" office:value="1.31794" calcext:value-type="currency">
            <text:p>1.31794 лв.</text:p>
          </table:table-cell>
        </table:table-row>
        <table:table-row table:style-name="ro1">
          <table:table-cell office:value-type="date" office:date-value="2024-11-14" calcext:value-type="date">
            <text:p>14.11.2024</text:p>
          </table:table-cell>
          <table:table-cell office:value-type="currency" office:currency="BGN" office:value="1.32518" calcext:value-type="currency">
            <text:p>1.32518 лв.</text:p>
          </table:table-cell>
        </table:table-row>
        <table:table-row table:style-name="ro1">
          <table:table-cell office:value-type="date" office:date-value="2024-11-15" calcext:value-type="date">
            <text:p>15.11.2024</text:p>
          </table:table-cell>
          <table:table-cell office:value-type="currency" office:currency="BGN" office:value="1.31608" calcext:value-type="currency">
            <text:p>1.31608 лв.</text:p>
          </table:table-cell>
        </table:table-row>
        <table:table-row table:style-name="ro1">
          <table:table-cell office:value-type="date" office:date-value="2024-11-16" calcext:value-type="date">
            <text:p>16.11.2024</text:p>
          </table:table-cell>
          <table:table-cell office:value-type="currency" office:currency="BGN" office:value="1.31608" calcext:value-type="currency">
            <text:p>1.31608 лв.</text:p>
          </table:table-cell>
        </table:table-row>
        <table:table-row table:style-name="ro1">
          <table:table-cell office:value-type="date" office:date-value="2024-11-17" calcext:value-type="date">
            <text:p>17.11.2024</text:p>
          </table:table-cell>
          <table:table-cell office:value-type="currency" office:currency="BGN" office:value="1.31608" calcext:value-type="currency">
            <text:p>1.31608 лв.</text:p>
          </table:table-cell>
        </table:table-row>
        <table:table-row table:style-name="ro1">
          <table:table-cell office:value-type="date" office:date-value="2024-11-18" calcext:value-type="date">
            <text:p>18.11.2024</text:p>
          </table:table-cell>
          <table:table-cell office:value-type="currency" office:currency="BGN" office:value="1.31502" calcext:value-type="currency">
            <text:p>1.31502 лв.</text:p>
          </table:table-cell>
        </table:table-row>
        <table:table-row table:style-name="ro1">
          <table:table-cell office:value-type="date" office:date-value="2024-11-19" calcext:value-type="date">
            <text:p>19.11.2024</text:p>
          </table:table-cell>
          <table:table-cell office:value-type="currency" office:currency="BGN" office:value="1.31857" calcext:value-type="currency">
            <text:p>1.31857 лв.</text:p>
          </table:table-cell>
        </table:table-row>
        <table:table-row table:style-name="ro1">
          <table:table-cell office:value-type="date" office:date-value="2024-11-20" calcext:value-type="date">
            <text:p>20.11.2024</text:p>
          </table:table-cell>
          <table:table-cell office:value-type="currency" office:currency="BGN" office:value="1.32446" calcext:value-type="currency">
            <text:p>1.32446 лв.</text:p>
          </table:table-cell>
        </table:table-row>
        <table:table-row table:style-name="ro1">
          <table:table-cell office:value-type="date" office:date-value="2024-11-21" calcext:value-type="date">
            <text:p>21.11.2024</text:p>
          </table:table-cell>
          <table:table-cell office:value-type="currency" office:currency="BGN" office:value="1.3305" calcext:value-type="currency">
            <text:p>1.33050 лв.</text:p>
          </table:table-cell>
        </table:table-row>
        <table:table-row table:style-name="ro1">
          <table:table-cell office:value-type="date" office:date-value="2024-11-22" calcext:value-type="date">
            <text:p>22.11.2024</text:p>
          </table:table-cell>
          <table:table-cell office:value-type="currency" office:currency="BGN" office:value="1.3432" calcext:value-type="currency">
            <text:p>1.34320 лв.</text:p>
          </table:table-cell>
        </table:table-row>
        <table:table-row table:style-name="ro1">
          <table:table-cell office:value-type="date" office:date-value="2024-11-23" calcext:value-type="date">
            <text:p>23.11.2024</text:p>
          </table:table-cell>
          <table:table-cell office:value-type="currency" office:currency="BGN" office:value="1.3432" calcext:value-type="currency">
            <text:p>1.34320 лв.</text:p>
          </table:table-cell>
        </table:table-row>
        <table:table-row table:style-name="ro1">
          <table:table-cell office:value-type="date" office:date-value="2024-11-24" calcext:value-type="date">
            <text:p>24.11.2024</text:p>
          </table:table-cell>
          <table:table-cell office:value-type="currency" office:currency="BGN" office:value="1.3432" calcext:value-type="currency">
            <text:p>1.34320 лв.</text:p>
          </table:table-cell>
        </table:table-row>
        <table:table-row table:style-name="ro1">
          <table:table-cell office:value-type="date" office:date-value="2024-11-25" calcext:value-type="date">
            <text:p>25.11.2024</text:p>
          </table:table-cell>
          <table:table-cell office:value-type="currency" office:currency="BGN" office:value="1.33522" calcext:value-type="currency">
            <text:p>1.33522 лв.</text:p>
          </table:table-cell>
        </table:table-row>
        <table:table-row table:style-name="ro1">
          <table:table-cell office:value-type="date" office:date-value="2024-11-26" calcext:value-type="date">
            <text:p>26.11.2024</text:p>
          </table:table-cell>
          <table:table-cell office:value-type="currency" office:currency="BGN" office:value="1.31857" calcext:value-type="currency">
            <text:p>1.31857 лв.</text:p>
          </table:table-cell>
        </table:table-row>
        <table:table-row table:style-name="ro1">
          <table:table-cell office:value-type="date" office:date-value="2024-11-27" calcext:value-type="date">
            <text:p>27.11.2024</text:p>
          </table:table-cell>
          <table:table-cell office:value-type="currency" office:currency="BGN" office:value="1.32088" calcext:value-type="currency">
            <text:p>1.32088 лв.</text:p>
          </table:table-cell>
        </table:table-row>
        <table:table-row table:style-name="ro1">
          <table:table-cell office:value-type="date" office:date-value="2024-11-28" calcext:value-type="date">
            <text:p>28.11.2024</text:p>
          </table:table-cell>
          <table:table-cell office:value-type="currency" office:currency="BGN" office:value="1.32419" calcext:value-type="currency">
            <text:p>1.32419 лв.</text:p>
          </table:table-cell>
        </table:table-row>
        <table:table-row table:style-name="ro1">
          <table:table-cell office:value-type="date" office:date-value="2024-11-29" calcext:value-type="date">
            <text:p>29.11.2024</text:p>
          </table:table-cell>
          <table:table-cell office:value-type="currency" office:currency="BGN" office:value="1.32186" calcext:value-type="currency">
            <text:p>1.32186 лв.</text:p>
          </table:table-cell>
        </table:table-row>
        <table:table-row table:style-name="ro1">
          <table:table-cell office:value-type="date" office:date-value="2024-11-30" calcext:value-type="date">
            <text:p>30.11.2024</text:p>
          </table:table-cell>
          <table:table-cell office:value-type="currency" office:currency="BGN" office:value="1.32186" calcext:value-type="currency">
            <text:p>1.32186 лв.</text:p>
          </table:table-cell>
        </table:table-row>
        <table:table-row table:style-name="ro1">
          <table:table-cell office:value-type="date" office:date-value="2024-12-01" calcext:value-type="date">
            <text:p>01.12.2024</text:p>
          </table:table-cell>
          <table:table-cell office:value-type="currency" office:currency="BGN" office:value="1.32186" calcext:value-type="currency">
            <text:p>1.32186 лв.</text:p>
          </table:table-cell>
        </table:table-row>
        <table:table-row table:style-name="ro1">
          <table:table-cell office:value-type="date" office:date-value="2024-12-02" calcext:value-type="date">
            <text:p>02.12.2024</text:p>
          </table:table-cell>
          <table:table-cell office:value-type="currency" office:currency="BGN" office:value="1.32617" calcext:value-type="currency">
            <text:p>1.32617 лв.</text:p>
          </table:table-cell>
        </table:table-row>
        <table:table-row table:style-name="ro1">
          <table:table-cell office:value-type="date" office:date-value="2024-12-03" calcext:value-type="date">
            <text:p>03.12.2024</text:p>
          </table:table-cell>
          <table:table-cell office:value-type="currency" office:currency="BGN" office:value="1.32572" calcext:value-type="currency">
            <text:p>1.32572 лв.</text:p>
          </table:table-cell>
        </table:table-row>
        <table:table-row table:style-name="ro1">
          <table:table-cell office:value-type="date" office:date-value="2024-12-04" calcext:value-type="date">
            <text:p>04.12.2024</text:p>
          </table:table-cell>
          <table:table-cell office:value-type="currency" office:currency="BGN" office:value="1.32554" calcext:value-type="currency">
            <text:p>1.32554 лв.</text:p>
          </table:table-cell>
        </table:table-row>
        <table:table-row table:style-name="ro1">
          <table:table-cell office:value-type="date" office:date-value="2024-12-05" calcext:value-type="date">
            <text:p>05.12.2024</text:p>
          </table:table-cell>
          <table:table-cell office:value-type="currency" office:currency="BGN" office:value="1.3207" calcext:value-type="currency">
            <text:p>1.32070 лв.</text:p>
          </table:table-cell>
        </table:table-row>
        <table:table-row table:style-name="ro1">
          <table:table-cell office:value-type="date" office:date-value="2024-12-06" calcext:value-type="date">
            <text:p>06.12.2024</text:p>
          </table:table-cell>
          <table:table-cell office:value-type="currency" office:currency="BGN" office:value="1.31423" calcext:value-type="currency">
            <text:p>1.31423 лв.</text:p>
          </table:table-cell>
        </table:table-row>
        <table:table-row table:style-name="ro1">
          <table:table-cell office:value-type="date" office:date-value="2024-12-07" calcext:value-type="date">
            <text:p>07.12.2024</text:p>
          </table:table-cell>
          <table:table-cell office:value-type="currency" office:currency="BGN" office:value="1.31423" calcext:value-type="currency">
            <text:p>1.31423 лв.</text:p>
          </table:table-cell>
        </table:table-row>
        <table:table-row table:style-name="ro1">
          <table:table-cell office:value-type="date" office:date-value="2024-12-08" calcext:value-type="date">
            <text:p>08.12.2024</text:p>
          </table:table-cell>
          <table:table-cell office:value-type="currency" office:currency="BGN" office:value="1.31423" calcext:value-type="currency">
            <text:p>1.31423 лв.</text:p>
          </table:table-cell>
        </table:table-row>
        <table:table-row table:style-name="ro1">
          <table:table-cell office:value-type="date" office:date-value="2024-12-09" calcext:value-type="date">
            <text:p>09.12.2024</text:p>
          </table:table-cell>
          <table:table-cell office:value-type="currency" office:currency="BGN" office:value="1.31097" calcext:value-type="currency">
            <text:p>1.31097 лв.</text:p>
          </table:table-cell>
        </table:table-row>
        <table:table-row table:style-name="ro1">
          <table:table-cell office:value-type="date" office:date-value="2024-12-10" calcext:value-type="date">
            <text:p>10.12.2024</text:p>
          </table:table-cell>
          <table:table-cell office:value-type="currency" office:currency="BGN" office:value="1.31193" calcext:value-type="currency">
            <text:p>1.31193 лв.</text:p>
          </table:table-cell>
        </table:table-row>
        <table:table-row table:style-name="ro1">
          <table:table-cell office:value-type="date" office:date-value="2024-12-11" calcext:value-type="date">
            <text:p>11.12.2024</text:p>
          </table:table-cell>
          <table:table-cell office:value-type="currency" office:currency="BGN" office:value="1.3122" calcext:value-type="currency">
            <text:p>1.31220 лв.</text:p>
          </table:table-cell>
        </table:table-row>
        <table:table-row table:style-name="ro1">
          <table:table-cell office:value-type="date" office:date-value="2024-12-12" calcext:value-type="date">
            <text:p>12.12.2024</text:p>
          </table:table-cell>
          <table:table-cell office:value-type="currency" office:currency="BGN" office:value="1.31573" calcext:value-type="currency">
            <text:p>1.31573 лв.</text:p>
          </table:table-cell>
        </table:table-row>
        <table:table-row table:style-name="ro1">
          <table:table-cell office:value-type="date" office:date-value="2024-12-13" calcext:value-type="date">
            <text:p>13.12.2024</text:p>
          </table:table-cell>
          <table:table-cell office:value-type="currency" office:currency="BGN" office:value="1.3079" calcext:value-type="currency">
            <text:p>1.30790 лв.</text:p>
          </table:table-cell>
        </table:table-row>
        <table:table-row table:style-name="ro1">
          <table:table-cell office:value-type="date" office:date-value="2024-12-14" calcext:value-type="date">
            <text:p>14.12.2024</text:p>
          </table:table-cell>
          <table:table-cell office:value-type="currency" office:currency="BGN" office:value="1.3079" calcext:value-type="currency">
            <text:p>1.30790 лв.</text:p>
          </table:table-cell>
        </table:table-row>
        <table:table-row table:style-name="ro1">
          <table:table-cell office:value-type="date" office:date-value="2024-12-15" calcext:value-type="date">
            <text:p>15.12.2024</text:p>
          </table:table-cell>
          <table:table-cell office:value-type="currency" office:currency="BGN" office:value="1.3079" calcext:value-type="currency">
            <text:p>1.30790 лв.</text:p>
          </table:table-cell>
        </table:table-row>
        <table:table-row table:style-name="ro1">
          <table:table-cell office:value-type="date" office:date-value="2024-12-16" calcext:value-type="date">
            <text:p>16.12.2024</text:p>
          </table:table-cell>
          <table:table-cell office:value-type="currency" office:currency="BGN" office:value="1.30746" calcext:value-type="currency">
            <text:p>1.30746 лв.</text:p>
          </table:table-cell>
        </table:table-row>
        <table:table-row table:style-name="ro1">
          <table:table-cell office:value-type="date" office:date-value="2024-12-17" calcext:value-type="date">
            <text:p>17.12.2024</text:p>
          </table:table-cell>
          <table:table-cell office:value-type="currency" office:currency="BGN" office:value="1.30432" calcext:value-type="currency">
            <text:p>1.30432 лв.</text:p>
          </table:table-cell>
        </table:table-row>
        <table:table-row table:style-name="ro1">
          <table:table-cell office:value-type="date" office:date-value="2024-12-18" calcext:value-type="date">
            <text:p>18.12.2024</text:p>
          </table:table-cell>
          <table:table-cell office:value-type="currency" office:currency="BGN" office:value="1.30198" calcext:value-type="currency">
            <text:p>1.30198 лв.</text:p>
          </table:table-cell>
        </table:table-row>
        <table:table-row table:style-name="ro1">
          <table:table-cell office:value-type="date" office:date-value="2024-12-19" calcext:value-type="date">
            <text:p>19.12.2024</text:p>
          </table:table-cell>
          <table:table-cell office:value-type="currency" office:currency="BGN" office:value="1.31" calcext:value-type="currency">
            <text:p>1.31000 лв.</text:p>
          </table:table-cell>
        </table:table-row>
        <table:table-row table:style-name="ro1">
          <table:table-cell office:value-type="date" office:date-value="2024-12-20" calcext:value-type="date">
            <text:p>20.12.2024</text:p>
          </table:table-cell>
          <table:table-cell office:value-type="currency" office:currency="BGN" office:value="1.3086" calcext:value-type="currency">
            <text:p>1.30860 лв.</text:p>
          </table:table-cell>
        </table:table-row>
        <table:table-row table:style-name="ro1">
          <table:table-cell office:value-type="date" office:date-value="2024-12-21" calcext:value-type="date">
            <text:p>21.12.2024</text:p>
          </table:table-cell>
          <table:table-cell office:value-type="currency" office:currency="BGN" office:value="1.3086" calcext:value-type="currency">
            <text:p>1.30860 лв.</text:p>
          </table:table-cell>
        </table:table-row>
        <table:table-row table:style-name="ro1">
          <table:table-cell office:value-type="date" office:date-value="2024-12-22" calcext:value-type="date">
            <text:p>22.12.2024</text:p>
          </table:table-cell>
          <table:table-cell office:value-type="currency" office:currency="BGN" office:value="1.3086" calcext:value-type="currency">
            <text:p>1.30860 лв.</text:p>
          </table:table-cell>
        </table:table-row>
        <table:table-row table:style-name="ro1">
          <table:table-cell office:value-type="date" office:date-value="2024-12-23" calcext:value-type="date">
            <text:p>23.12.2024</text:p>
          </table:table-cell>
          <table:table-cell office:value-type="currency" office:currency="BGN" office:value="1.3058" calcext:value-type="currency">
            <text:p>1.30580 лв.</text:p>
          </table:table-cell>
        </table:table-row>
        <table:table-row table:style-name="ro1">
          <table:table-cell office:value-type="date" office:date-value="2024-12-24" calcext:value-type="date">
            <text:p>24.12.2024</text:p>
          </table:table-cell>
          <table:table-cell office:value-type="currency" office:currency="BGN" office:value="1.3058" calcext:value-type="currency">
            <text:p>1.30580 лв.</text:p>
          </table:table-cell>
        </table:table-row>
        <table:table-row table:style-name="ro1">
          <table:table-cell office:value-type="date" office:date-value="2024-12-25" calcext:value-type="date">
            <text:p>25.12.2024</text:p>
          </table:table-cell>
          <table:table-cell office:value-type="currency" office:currency="BGN" office:value="1.3058" calcext:value-type="currency">
            <text:p>1.30580 лв.</text:p>
          </table:table-cell>
        </table:table-row>
        <table:table-row table:style-name="ro1">
          <table:table-cell office:value-type="date" office:date-value="2024-12-26" calcext:value-type="date">
            <text:p>26.12.2024</text:p>
          </table:table-cell>
          <table:table-cell office:value-type="currency" office:currency="BGN" office:value="1.3058" calcext:value-type="currency">
            <text:p>1.30580 лв.</text:p>
          </table:table-cell>
        </table:table-row>
        <table:table-row table:style-name="ro1">
          <table:table-cell office:value-type="date" office:date-value="2024-12-27" calcext:value-type="date">
            <text:p>27.12.2024</text:p>
          </table:table-cell>
          <table:table-cell office:value-type="currency" office:currency="BGN" office:value="1.30371" calcext:value-type="currency">
            <text:p>1.30371 лв.</text:p>
          </table:table-cell>
        </table:table-row>
        <table:table-row table:style-name="ro1">
          <table:table-cell office:value-type="date" office:date-value="2024-12-28" calcext:value-type="date">
            <text:p>28.12.2024</text:p>
          </table:table-cell>
          <table:table-cell office:value-type="currency" office:currency="BGN" office:value="1.30371" calcext:value-type="currency">
            <text:p>1.30371 лв.</text:p>
          </table:table-cell>
        </table:table-row>
        <table:table-row table:style-name="ro1">
          <table:table-cell office:value-type="date" office:date-value="2024-12-29" calcext:value-type="date">
            <text:p>29.12.2024</text:p>
          </table:table-cell>
          <table:table-cell office:value-type="currency" office:currency="BGN" office:value="1.30371" calcext:value-type="currency">
            <text:p>1.30371 лв.</text:p>
          </table:table-cell>
        </table:table-row>
        <table:table-row table:style-name="ro1">
          <table:table-cell office:value-type="date" office:date-value="2024-12-30" calcext:value-type="date">
            <text:p>30.12.2024</text:p>
          </table:table-cell>
          <table:table-cell office:value-type="currency" office:currency="BGN" office:value="1.30085" calcext:value-type="currency">
            <text:p>1.30085 лв.</text:p>
          </table:table-cell>
        </table:table-row>
        <table:table-row table:style-name="ro1">
          <table:table-cell office:value-type="date" office:date-value="2024-12-31" calcext:value-type="date">
            <text:p>31.12.2024</text:p>
          </table:table-cell>
          <table:table-cell office:value-type="currency" office:currency="BGN" office:value="1.30842" calcext:value-type="currency">
            <text:p>1.30842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AUD" table:style-name="ta1" table:protected="true">
        <loext:table-protection loext:select-protected-cells="true" loext:select-unprotected-cells="true"/>
        <table:table-column table:style-name="co12" table:default-cell-style-name="ce31"/>
        <table:table-column table:style-name="co16" table:default-cell-style-name="ce32"/>
        <table:table-row table:style-name="ro1">
          <table:table-cell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024</text:p>
          </table:table-cell>
          <table:table-cell office:value-type="currency" office:currency="BGN" office:value="1.20263" calcext:value-type="currency">
            <text:p>1.20263 лв.</text:p>
          </table:table-cell>
        </table:table-row>
        <table:table-row table:style-name="ro1">
          <table:table-cell office:value-type="date" office:date-value="2024-01-02" calcext:value-type="date">
            <text:p>02.01.2024</text:p>
          </table:table-cell>
          <table:table-cell office:value-type="currency" office:currency="BGN" office:value="1.21127" calcext:value-type="currency">
            <text:p>1.21127 лв.</text:p>
          </table:table-cell>
        </table:table-row>
        <table:table-row table:style-name="ro1">
          <table:table-cell office:value-type="date" office:date-value="2024-01-03" calcext:value-type="date">
            <text:p>03.01.2024</text:p>
          </table:table-cell>
          <table:table-cell office:value-type="currency" office:currency="BGN" office:value="1.20463" calcext:value-type="currency">
            <text:p>1.20463 лв.</text:p>
          </table:table-cell>
        </table:table-row>
        <table:table-row table:style-name="ro1">
          <table:table-cell office:value-type="date" office:date-value="2024-01-04" calcext:value-type="date">
            <text:p>04.01.2024</text:p>
          </table:table-cell>
          <table:table-cell office:value-type="currency" office:currency="BGN" office:value="1.20137" calcext:value-type="currency">
            <text:p>1.20137 лв.</text:p>
          </table:table-cell>
        </table:table-row>
        <table:table-row table:style-name="ro1">
          <table:table-cell office:value-type="date" office:date-value="2024-01-05" calcext:value-type="date">
            <text:p>05.01.2024</text:p>
          </table:table-cell>
          <table:table-cell office:value-type="currency" office:currency="BGN" office:value="1.19718" calcext:value-type="currency">
            <text:p>1.19718 лв.</text:p>
          </table:table-cell>
        </table:table-row>
        <table:table-row table:style-name="ro1">
          <table:table-cell office:value-type="date" office:date-value="2024-01-06" calcext:value-type="date">
            <text:p>06.01.2024</text:p>
          </table:table-cell>
          <table:table-cell office:value-type="currency" office:currency="BGN" office:value="1.19718" calcext:value-type="currency">
            <text:p>1.19718 лв.</text:p>
          </table:table-cell>
        </table:table-row>
        <table:table-row table:style-name="ro1">
          <table:table-cell office:value-type="date" office:date-value="2024-01-07" calcext:value-type="date">
            <text:p>07.01.2024</text:p>
          </table:table-cell>
          <table:table-cell office:value-type="currency" office:currency="BGN" office:value="1.19718" calcext:value-type="currency">
            <text:p>1.19718 лв.</text:p>
          </table:table-cell>
        </table:table-row>
        <table:table-row table:style-name="ro1">
          <table:table-cell office:value-type="date" office:date-value="2024-01-08" calcext:value-type="date">
            <text:p>08.01.2024</text:p>
          </table:table-cell>
          <table:table-cell office:value-type="currency" office:currency="BGN" office:value="1.19418" calcext:value-type="currency">
            <text:p>1.19418 лв.</text:p>
          </table:table-cell>
        </table:table-row>
        <table:table-row table:style-name="ro1">
          <table:table-cell office:value-type="date" office:date-value="2024-01-09" calcext:value-type="date">
            <text:p>09.01.2024</text:p>
          </table:table-cell>
          <table:table-cell office:value-type="currency" office:currency="BGN" office:value="1.19703" calcext:value-type="currency">
            <text:p>1.19703 лв.</text:p>
          </table:table-cell>
        </table:table-row>
        <table:table-row table:style-name="ro1">
          <table:table-cell office:value-type="date" office:date-value="2024-01-10" calcext:value-type="date">
            <text:p>10.01.2024</text:p>
          </table:table-cell>
          <table:table-cell office:value-type="currency" office:currency="BGN" office:value="1.1974" calcext:value-type="currency">
            <text:p>1.19740 лв.</text:p>
          </table:table-cell>
        </table:table-row>
        <table:table-row table:style-name="ro1">
          <table:table-cell office:value-type="date" office:date-value="2024-01-11" calcext:value-type="date">
            <text:p>11.01.2024</text:p>
          </table:table-cell>
          <table:table-cell office:value-type="currency" office:currency="BGN" office:value="1.19484" calcext:value-type="currency">
            <text:p>1.19484 лв.</text:p>
          </table:table-cell>
        </table:table-row>
        <table:table-row table:style-name="ro1">
          <table:table-cell office:value-type="date" office:date-value="2024-01-12" calcext:value-type="date">
            <text:p>12.01.2024</text:p>
          </table:table-cell>
          <table:table-cell office:value-type="currency" office:currency="BGN" office:value="1.1944" calcext:value-type="currency">
            <text:p>1.19440 лв.</text:p>
          </table:table-cell>
        </table:table-row>
        <table:table-row table:style-name="ro1">
          <table:table-cell office:value-type="date" office:date-value="2024-01-13" calcext:value-type="date">
            <text:p>13.01.2024</text:p>
          </table:table-cell>
          <table:table-cell office:value-type="currency" office:currency="BGN" office:value="1.1944" calcext:value-type="currency">
            <text:p>1.19440 лв.</text:p>
          </table:table-cell>
        </table:table-row>
        <table:table-row table:style-name="ro1">
          <table:table-cell office:value-type="date" office:date-value="2024-01-14" calcext:value-type="date">
            <text:p>14.01.2024</text:p>
          </table:table-cell>
          <table:table-cell office:value-type="currency" office:currency="BGN" office:value="1.1944" calcext:value-type="currency">
            <text:p>1.19440 лв.</text:p>
          </table:table-cell>
        </table:table-row>
        <table:table-row table:style-name="ro1">
          <table:table-cell office:value-type="date" office:date-value="2024-01-15" calcext:value-type="date">
            <text:p>15.01.2024</text:p>
          </table:table-cell>
          <table:table-cell office:value-type="currency" office:currency="BGN" office:value="1.18903" calcext:value-type="currency">
            <text:p>1.18903 лв.</text:p>
          </table:table-cell>
        </table:table-row>
        <table:table-row table:style-name="ro1">
          <table:table-cell office:value-type="date" office:date-value="2024-01-16" calcext:value-type="date">
            <text:p>16.01.2024</text:p>
          </table:table-cell>
          <table:table-cell office:value-type="currency" office:currency="BGN" office:value="1.1865" calcext:value-type="currency">
            <text:p>1.18650 лв.</text:p>
          </table:table-cell>
        </table:table-row>
        <table:table-row table:style-name="ro1">
          <table:table-cell office:value-type="date" office:date-value="2024-01-17" calcext:value-type="date">
            <text:p>17.01.2024</text:p>
          </table:table-cell>
          <table:table-cell office:value-type="currency" office:currency="BGN" office:value="1.17878" calcext:value-type="currency">
            <text:p>1.17878 лв.</text:p>
          </table:table-cell>
        </table:table-row>
        <table:table-row table:style-name="ro1">
          <table:table-cell office:value-type="date" office:date-value="2024-01-18" calcext:value-type="date">
            <text:p>18.01.2024</text:p>
          </table:table-cell>
          <table:table-cell office:value-type="currency" office:currency="BGN" office:value="1.1797" calcext:value-type="currency">
            <text:p>1.17970 лв.</text:p>
          </table:table-cell>
        </table:table-row>
        <table:table-row table:style-name="ro1">
          <table:table-cell office:value-type="date" office:date-value="2024-01-19" calcext:value-type="date">
            <text:p>19.01.2024</text:p>
          </table:table-cell>
          <table:table-cell office:value-type="currency" office:currency="BGN" office:value="1.18535" calcext:value-type="currency">
            <text:p>1.18535 лв.</text:p>
          </table:table-cell>
        </table:table-row>
        <table:table-row table:style-name="ro1">
          <table:table-cell office:value-type="date" office:date-value="2024-01-20" calcext:value-type="date">
            <text:p>20.01.2024</text:p>
          </table:table-cell>
          <table:table-cell office:value-type="currency" office:currency="BGN" office:value="1.18535" calcext:value-type="currency">
            <text:p>1.18535 лв.</text:p>
          </table:table-cell>
        </table:table-row>
        <table:table-row table:style-name="ro1">
          <table:table-cell office:value-type="date" office:date-value="2024-01-21" calcext:value-type="date">
            <text:p>21.01.2024</text:p>
          </table:table-cell>
          <table:table-cell office:value-type="currency" office:currency="BGN" office:value="1.18535" calcext:value-type="currency">
            <text:p>1.18535 лв.</text:p>
          </table:table-cell>
        </table:table-row>
        <table:table-row table:style-name="ro1">
          <table:table-cell office:value-type="date" office:date-value="2024-01-22" calcext:value-type="date">
            <text:p>22.01.2024</text:p>
          </table:table-cell>
          <table:table-cell office:value-type="currency" office:currency="BGN" office:value="1.18392" calcext:value-type="currency">
            <text:p>1.18392 лв.</text:p>
          </table:table-cell>
        </table:table-row>
        <table:table-row table:style-name="ro1">
          <table:table-cell office:value-type="date" office:date-value="2024-01-23" calcext:value-type="date">
            <text:p>23.01.2024</text:p>
          </table:table-cell>
          <table:table-cell office:value-type="currency" office:currency="BGN" office:value="1.18585" calcext:value-type="currency">
            <text:p>1.18585 лв.</text:p>
          </table:table-cell>
        </table:table-row>
        <table:table-row table:style-name="ro1">
          <table:table-cell office:value-type="date" office:date-value="2024-01-24" calcext:value-type="date">
            <text:p>24.01.2024</text:p>
          </table:table-cell>
          <table:table-cell office:value-type="currency" office:currency="BGN" office:value="1.18392" calcext:value-type="currency">
            <text:p>1.18392 лв.</text:p>
          </table:table-cell>
        </table:table-row>
        <table:table-row table:style-name="ro1">
          <table:table-cell office:value-type="date" office:date-value="2024-01-25" calcext:value-type="date">
            <text:p>25.01.2024</text:p>
          </table:table-cell>
          <table:table-cell office:value-type="currency" office:currency="BGN" office:value="1.1827" calcext:value-type="currency">
            <text:p>1.18270 лв.</text:p>
          </table:table-cell>
        </table:table-row>
        <table:table-row table:style-name="ro1">
          <table:table-cell office:value-type="date" office:date-value="2024-01-26" calcext:value-type="date">
            <text:p>26.01.2024</text:p>
          </table:table-cell>
          <table:table-cell office:value-type="currency" office:currency="BGN" office:value="1.18657" calcext:value-type="currency">
            <text:p>1.18657 лв.</text:p>
          </table:table-cell>
        </table:table-row>
        <table:table-row table:style-name="ro1">
          <table:table-cell office:value-type="date" office:date-value="2024-01-27" calcext:value-type="date">
            <text:p>27.01.2024</text:p>
          </table:table-cell>
          <table:table-cell office:value-type="currency" office:currency="BGN" office:value="1.18657" calcext:value-type="currency">
            <text:p>1.18657 лв.</text:p>
          </table:table-cell>
        </table:table-row>
        <table:table-row table:style-name="ro1">
          <table:table-cell office:value-type="date" office:date-value="2024-01-28" calcext:value-type="date">
            <text:p>28.01.2024</text:p>
          </table:table-cell>
          <table:table-cell office:value-type="currency" office:currency="BGN" office:value="1.18657" calcext:value-type="currency">
            <text:p>1.18657 лв.</text:p>
          </table:table-cell>
        </table:table-row>
        <table:table-row table:style-name="ro1">
          <table:table-cell office:value-type="date" office:date-value="2024-01-29" calcext:value-type="date">
            <text:p>29.01.2024</text:p>
          </table:table-cell>
          <table:table-cell office:value-type="currency" office:currency="BGN" office:value="1.19272" calcext:value-type="currency">
            <text:p>1.19272 лв.</text:p>
          </table:table-cell>
        </table:table-row>
        <table:table-row table:style-name="ro1">
          <table:table-cell office:value-type="date" office:date-value="2024-01-30" calcext:value-type="date">
            <text:p>30.01.2024</text:p>
          </table:table-cell>
          <table:table-cell office:value-type="currency" office:currency="BGN" office:value="1.18809" calcext:value-type="currency">
            <text:p>1.18809 лв.</text:p>
          </table:table-cell>
        </table:table-row>
        <table:table-row table:style-name="ro1">
          <table:table-cell office:value-type="date" office:date-value="2024-01-31" calcext:value-type="date">
            <text:p>31.01.2024</text:p>
          </table:table-cell>
          <table:table-cell office:value-type="currency" office:currency="BGN" office:value="1.18765" calcext:value-type="currency">
            <text:p>1.18765 лв.</text:p>
          </table:table-cell>
        </table:table-row>
        <table:table-row table:style-name="ro1">
          <table:table-cell office:value-type="date" office:date-value="2024-02-01" calcext:value-type="date">
            <text:p>01.02.2024</text:p>
          </table:table-cell>
          <table:table-cell office:value-type="currency" office:currency="BGN" office:value="1.17864" calcext:value-type="currency">
            <text:p>1.17864 лв.</text:p>
          </table:table-cell>
        </table:table-row>
        <table:table-row table:style-name="ro1">
          <table:table-cell office:value-type="date" office:date-value="2024-02-02" calcext:value-type="date">
            <text:p>02.02.2024</text:p>
          </table:table-cell>
          <table:table-cell office:value-type="currency" office:currency="BGN" office:value="1.18765" calcext:value-type="currency">
            <text:p>1.18765 лв.</text:p>
          </table:table-cell>
        </table:table-row>
        <table:table-row table:style-name="ro1">
          <table:table-cell office:value-type="date" office:date-value="2024-02-03" calcext:value-type="date">
            <text:p>03.02.2024</text:p>
          </table:table-cell>
          <table:table-cell office:value-type="currency" office:currency="BGN" office:value="1.18765" calcext:value-type="currency">
            <text:p>1.18765 лв.</text:p>
          </table:table-cell>
        </table:table-row>
        <table:table-row table:style-name="ro1">
          <table:table-cell office:value-type="date" office:date-value="2024-02-04" calcext:value-type="date">
            <text:p>04.02.2024</text:p>
          </table:table-cell>
          <table:table-cell office:value-type="currency" office:currency="BGN" office:value="1.18765" calcext:value-type="currency">
            <text:p>1.18765 лв.</text:p>
          </table:table-cell>
        </table:table-row>
        <table:table-row table:style-name="ro1">
          <table:table-cell office:value-type="date" office:date-value="2024-02-05" calcext:value-type="date">
            <text:p>05.02.2024</text:p>
          </table:table-cell>
          <table:table-cell office:value-type="currency" office:currency="BGN" office:value="1.18091" calcext:value-type="currency">
            <text:p>1.18091 лв.</text:p>
          </table:table-cell>
        </table:table-row>
        <table:table-row table:style-name="ro1">
          <table:table-cell office:value-type="date" office:date-value="2024-02-06" calcext:value-type="date">
            <text:p>06.02.2024</text:p>
          </table:table-cell>
          <table:table-cell office:value-type="currency" office:currency="BGN" office:value="1.18427" calcext:value-type="currency">
            <text:p>1.18427 лв.</text:p>
          </table:table-cell>
        </table:table-row>
        <table:table-row table:style-name="ro1">
          <table:table-cell office:value-type="date" office:date-value="2024-02-07" calcext:value-type="date">
            <text:p>07.02.2024</text:p>
          </table:table-cell>
          <table:table-cell office:value-type="currency" office:currency="BGN" office:value="1.18506" calcext:value-type="currency">
            <text:p>1.18506 лв.</text:p>
          </table:table-cell>
        </table:table-row>
        <table:table-row table:style-name="ro1">
          <table:table-cell office:value-type="date" office:date-value="2024-02-08" calcext:value-type="date">
            <text:p>08.02.2024</text:p>
          </table:table-cell>
          <table:table-cell office:value-type="currency" office:currency="BGN" office:value="1.18042" calcext:value-type="currency">
            <text:p>1.18042 лв.</text:p>
          </table:table-cell>
        </table:table-row>
        <table:table-row table:style-name="ro1">
          <table:table-cell office:value-type="date" office:date-value="2024-02-09" calcext:value-type="date">
            <text:p>09.02.2024</text:p>
          </table:table-cell>
          <table:table-cell office:value-type="currency" office:currency="BGN" office:value="1.18227" calcext:value-type="currency">
            <text:p>1.18227 лв.</text:p>
          </table:table-cell>
        </table:table-row>
        <table:table-row table:style-name="ro1">
          <table:table-cell office:value-type="date" office:date-value="2024-02-10" calcext:value-type="date">
            <text:p>10.02.2024</text:p>
          </table:table-cell>
          <table:table-cell office:value-type="currency" office:currency="BGN" office:value="1.18227" calcext:value-type="currency">
            <text:p>1.18227 лв.</text:p>
          </table:table-cell>
        </table:table-row>
        <table:table-row table:style-name="ro1">
          <table:table-cell office:value-type="date" office:date-value="2024-02-11" calcext:value-type="date">
            <text:p>11.02.2024</text:p>
          </table:table-cell>
          <table:table-cell office:value-type="currency" office:currency="BGN" office:value="1.18227" calcext:value-type="currency">
            <text:p>1.18227 лв.</text:p>
          </table:table-cell>
        </table:table-row>
        <table:table-row table:style-name="ro1">
          <table:table-cell office:value-type="date" office:date-value="2024-02-12" calcext:value-type="date">
            <text:p>12.02.2024</text:p>
          </table:table-cell>
          <table:table-cell office:value-type="currency" office:currency="BGN" office:value="1.18499" calcext:value-type="currency">
            <text:p>1.18499 лв.</text:p>
          </table:table-cell>
        </table:table-row>
        <table:table-row table:style-name="ro1">
          <table:table-cell office:value-type="date" office:date-value="2024-02-13" calcext:value-type="date">
            <text:p>13.02.2024</text:p>
          </table:table-cell>
          <table:table-cell office:value-type="currency" office:currency="BGN" office:value="1.18349" calcext:value-type="currency">
            <text:p>1.18349 лв.</text:p>
          </table:table-cell>
        </table:table-row>
        <table:table-row table:style-name="ro1">
          <table:table-cell office:value-type="date" office:date-value="2024-02-14" calcext:value-type="date">
            <text:p>14.02.2024</text:p>
          </table:table-cell>
          <table:table-cell office:value-type="currency" office:currency="BGN" office:value="1.18384" calcext:value-type="currency">
            <text:p>1.18384 лв.</text:p>
          </table:table-cell>
        </table:table-row>
        <table:table-row table:style-name="ro1">
          <table:table-cell office:value-type="date" office:date-value="2024-02-15" calcext:value-type="date">
            <text:p>15.02.2024</text:p>
          </table:table-cell>
          <table:table-cell office:value-type="currency" office:currency="BGN" office:value="1.18356" calcext:value-type="currency">
            <text:p>1.18356 лв.</text:p>
          </table:table-cell>
        </table:table-row>
        <table:table-row table:style-name="ro1">
          <table:table-cell office:value-type="date" office:date-value="2024-02-16" calcext:value-type="date">
            <text:p>16.02.2024</text:p>
          </table:table-cell>
          <table:table-cell office:value-type="currency" office:currency="BGN" office:value="1.18413" calcext:value-type="currency">
            <text:p>1.18413 лв.</text:p>
          </table:table-cell>
        </table:table-row>
        <table:table-row table:style-name="ro1">
          <table:table-cell office:value-type="date" office:date-value="2024-02-17" calcext:value-type="date">
            <text:p>17.02.2024</text:p>
          </table:table-cell>
          <table:table-cell office:value-type="currency" office:currency="BGN" office:value="1.18413" calcext:value-type="currency">
            <text:p>1.18413 лв.</text:p>
          </table:table-cell>
        </table:table-row>
        <table:table-row table:style-name="ro1">
          <table:table-cell office:value-type="date" office:date-value="2024-02-18" calcext:value-type="date">
            <text:p>18.02.2024</text:p>
          </table:table-cell>
          <table:table-cell office:value-type="currency" office:currency="BGN" office:value="1.18413" calcext:value-type="currency">
            <text:p>1.18413 лв.</text:p>
          </table:table-cell>
        </table:table-row>
        <table:table-row table:style-name="ro1">
          <table:table-cell office:value-type="date" office:date-value="2024-02-19" calcext:value-type="date">
            <text:p>19.02.2024</text:p>
          </table:table-cell>
          <table:table-cell office:value-type="currency" office:currency="BGN" office:value="1.18686" calcext:value-type="currency">
            <text:p>1.18686 лв.</text:p>
          </table:table-cell>
        </table:table-row>
        <table:table-row table:style-name="ro1">
          <table:table-cell office:value-type="date" office:date-value="2024-02-20" calcext:value-type="date">
            <text:p>20.02.2024</text:p>
          </table:table-cell>
          <table:table-cell office:value-type="currency" office:currency="BGN" office:value="1.18845" calcext:value-type="currency">
            <text:p>1.18845 лв.</text:p>
          </table:table-cell>
        </table:table-row>
        <table:table-row table:style-name="ro1">
          <table:table-cell office:value-type="date" office:date-value="2024-02-21" calcext:value-type="date">
            <text:p>21.02.2024</text:p>
          </table:table-cell>
          <table:table-cell office:value-type="currency" office:currency="BGN" office:value="1.18636" calcext:value-type="currency">
            <text:p>1.18636 лв.</text:p>
          </table:table-cell>
        </table:table-row>
        <table:table-row table:style-name="ro1">
          <table:table-cell office:value-type="date" office:date-value="2024-02-22" calcext:value-type="date">
            <text:p>22.02.2024</text:p>
          </table:table-cell>
          <table:table-cell office:value-type="currency" office:currency="BGN" office:value="1.18427" calcext:value-type="currency">
            <text:p>1.18427 лв.</text:p>
          </table:table-cell>
        </table:table-row>
        <table:table-row table:style-name="ro1">
          <table:table-cell office:value-type="date" office:date-value="2024-02-23" calcext:value-type="date">
            <text:p>23.02.2024</text:p>
          </table:table-cell>
          <table:table-cell office:value-type="currency" office:currency="BGN" office:value="1.18773" calcext:value-type="currency">
            <text:p>1.18773 лв.</text:p>
          </table:table-cell>
        </table:table-row>
        <table:table-row table:style-name="ro1">
          <table:table-cell office:value-type="date" office:date-value="2024-02-24" calcext:value-type="date">
            <text:p>24.02.2024</text:p>
          </table:table-cell>
          <table:table-cell office:value-type="currency" office:currency="BGN" office:value="1.18773" calcext:value-type="currency">
            <text:p>1.18773 лв.</text:p>
          </table:table-cell>
        </table:table-row>
        <table:table-row table:style-name="ro1">
          <table:table-cell office:value-type="date" office:date-value="2024-02-25" calcext:value-type="date">
            <text:p>25.02.2024</text:p>
          </table:table-cell>
          <table:table-cell office:value-type="currency" office:currency="BGN" office:value="1.18773" calcext:value-type="currency">
            <text:p>1.18773 лв.</text:p>
          </table:table-cell>
        </table:table-row>
        <table:table-row table:style-name="ro1">
          <table:table-cell office:value-type="date" office:date-value="2024-02-26" calcext:value-type="date">
            <text:p>26.02.2024</text:p>
          </table:table-cell>
          <table:table-cell office:value-type="currency" office:currency="BGN" office:value="1.18106" calcext:value-type="currency">
            <text:p>1.18106 лв.</text:p>
          </table:table-cell>
        </table:table-row>
        <table:table-row table:style-name="ro1">
          <table:table-cell office:value-type="date" office:date-value="2024-02-27" calcext:value-type="date">
            <text:p>27.02.2024</text:p>
          </table:table-cell>
          <table:table-cell office:value-type="currency" office:currency="BGN" office:value="1.1807" calcext:value-type="currency">
            <text:p>1.18070 лв.</text:p>
          </table:table-cell>
        </table:table-row>
        <table:table-row table:style-name="ro1">
          <table:table-cell office:value-type="date" office:date-value="2024-02-28" calcext:value-type="date">
            <text:p>28.02.2024</text:p>
          </table:table-cell>
          <table:table-cell office:value-type="currency" office:currency="BGN" office:value="1.17545" calcext:value-type="currency">
            <text:p>1.17545 лв.</text:p>
          </table:table-cell>
        </table:table-row>
        <table:table-row table:style-name="ro1">
          <table:table-cell office:value-type="date" office:date-value="2024-02-29" calcext:value-type="date">
            <text:p>29.02.2024</text:p>
          </table:table-cell>
          <table:table-cell office:value-type="currency" office:currency="BGN" office:value="1.17228" calcext:value-type="currency">
            <text:p>1.17228 лв.</text:p>
          </table:table-cell>
        </table:table-row>
        <table:table-row table:style-name="ro1">
          <table:table-cell office:value-type="date" office:date-value="2024-03-01" calcext:value-type="date">
            <text:p>01.03.2024</text:p>
          </table:table-cell>
          <table:table-cell office:value-type="currency" office:currency="BGN" office:value="1.17559" calcext:value-type="currency">
            <text:p>1.17559 лв.</text:p>
          </table:table-cell>
        </table:table-row>
        <table:table-row table:style-name="ro1">
          <table:table-cell office:value-type="date" office:date-value="2024-03-02" calcext:value-type="date">
            <text:p>02.03.2024</text:p>
          </table:table-cell>
          <table:table-cell office:value-type="currency" office:currency="BGN" office:value="1.17559" calcext:value-type="currency">
            <text:p>1.17559 лв.</text:p>
          </table:table-cell>
        </table:table-row>
        <table:table-row table:style-name="ro1">
          <table:table-cell office:value-type="date" office:date-value="2024-03-03" calcext:value-type="date">
            <text:p>03.03.2024</text:p>
          </table:table-cell>
          <table:table-cell office:value-type="currency" office:currency="BGN" office:value="1.17559" calcext:value-type="currency">
            <text:p>1.17559 лв.</text:p>
          </table:table-cell>
        </table:table-row>
        <table:table-row table:style-name="ro1">
          <table:table-cell office:value-type="date" office:date-value="2024-03-04" calcext:value-type="date">
            <text:p>04.03.2024</text:p>
          </table:table-cell>
          <table:table-cell office:value-type="currency" office:currency="BGN" office:value="1.17559" calcext:value-type="currency">
            <text:p>1.17559 лв.</text:p>
          </table:table-cell>
        </table:table-row>
        <table:table-row table:style-name="ro1">
          <table:table-cell office:value-type="date" office:date-value="2024-03-05" calcext:value-type="date">
            <text:p>05.03.2024</text:p>
          </table:table-cell>
          <table:table-cell office:value-type="currency" office:currency="BGN" office:value="1.17052" calcext:value-type="currency">
            <text:p>1.17052 лв.</text:p>
          </table:table-cell>
        </table:table-row>
        <table:table-row table:style-name="ro1">
          <table:table-cell office:value-type="date" office:date-value="2024-03-06" calcext:value-type="date">
            <text:p>06.03.2024</text:p>
          </table:table-cell>
          <table:table-cell office:value-type="currency" office:currency="BGN" office:value="1.17347" calcext:value-type="currency">
            <text:p>1.17347 лв.</text:p>
          </table:table-cell>
        </table:table-row>
        <table:table-row table:style-name="ro1">
          <table:table-cell office:value-type="date" office:date-value="2024-03-07" calcext:value-type="date">
            <text:p>07.03.2024</text:p>
          </table:table-cell>
          <table:table-cell office:value-type="currency" office:currency="BGN" office:value="1.18528" calcext:value-type="currency">
            <text:p>1.18528 лв.</text:p>
          </table:table-cell>
        </table:table-row>
        <table:table-row table:style-name="ro1">
          <table:table-cell office:value-type="date" office:date-value="2024-03-08" calcext:value-type="date">
            <text:p>08.03.2024</text:p>
          </table:table-cell>
          <table:table-cell office:value-type="currency" office:currency="BGN" office:value="1.18758" calcext:value-type="currency">
            <text:p>1.18758 лв.</text:p>
          </table:table-cell>
        </table:table-row>
        <table:table-row table:style-name="ro1">
          <table:table-cell office:value-type="date" office:date-value="2024-03-09" calcext:value-type="date">
            <text:p>09.03.2024</text:p>
          </table:table-cell>
          <table:table-cell office:value-type="currency" office:currency="BGN" office:value="1.18758" calcext:value-type="currency">
            <text:p>1.18758 лв.</text:p>
          </table:table-cell>
        </table:table-row>
        <table:table-row table:style-name="ro1">
          <table:table-cell office:value-type="date" office:date-value="2024-03-10" calcext:value-type="date">
            <text:p>10.03.2024</text:p>
          </table:table-cell>
          <table:table-cell office:value-type="currency" office:currency="BGN" office:value="1.18758" calcext:value-type="currency">
            <text:p>1.18758 лв.</text:p>
          </table:table-cell>
        </table:table-row>
        <table:table-row table:style-name="ro1">
          <table:table-cell office:value-type="date" office:date-value="2024-03-11" calcext:value-type="date">
            <text:p>11.03.2024</text:p>
          </table:table-cell>
          <table:table-cell office:value-type="currency" office:currency="BGN" office:value="1.18206" calcext:value-type="currency">
            <text:p>1.18206 лв.</text:p>
          </table:table-cell>
        </table:table-row>
        <table:table-row table:style-name="ro1">
          <table:table-cell office:value-type="date" office:date-value="2024-03-12" calcext:value-type="date">
            <text:p>12.03.2024</text:p>
          </table:table-cell>
          <table:table-cell office:value-type="currency" office:currency="BGN" office:value="1.18299" calcext:value-type="currency">
            <text:p>1.18299 лв.</text:p>
          </table:table-cell>
        </table:table-row>
        <table:table-row table:style-name="ro1">
          <table:table-cell office:value-type="date" office:date-value="2024-03-13" calcext:value-type="date">
            <text:p>13.03.2024</text:p>
          </table:table-cell>
          <table:table-cell office:value-type="currency" office:currency="BGN" office:value="1.18234" calcext:value-type="currency">
            <text:p>1.18234 лв.</text:p>
          </table:table-cell>
        </table:table-row>
        <table:table-row table:style-name="ro1">
          <table:table-cell office:value-type="date" office:date-value="2024-03-14" calcext:value-type="date">
            <text:p>14.03.2024</text:p>
          </table:table-cell>
          <table:table-cell office:value-type="currency" office:currency="BGN" office:value="1.18327" calcext:value-type="currency">
            <text:p>1.18327 лв.</text:p>
          </table:table-cell>
        </table:table-row>
        <table:table-row table:style-name="ro1">
          <table:table-cell office:value-type="date" office:date-value="2024-03-15" calcext:value-type="date">
            <text:p>15.03.2024</text:p>
          </table:table-cell>
          <table:table-cell office:value-type="currency" office:currency="BGN" office:value="1.1797" calcext:value-type="currency">
            <text:p>1.17970 лв.</text:p>
          </table:table-cell>
        </table:table-row>
        <table:table-row table:style-name="ro1">
          <table:table-cell office:value-type="date" office:date-value="2024-03-16" calcext:value-type="date">
            <text:p>16.03.2024</text:p>
          </table:table-cell>
          <table:table-cell office:value-type="currency" office:currency="BGN" office:value="1.1797" calcext:value-type="currency">
            <text:p>1.17970 лв.</text:p>
          </table:table-cell>
        </table:table-row>
        <table:table-row table:style-name="ro1">
          <table:table-cell office:value-type="date" office:date-value="2024-03-17" calcext:value-type="date">
            <text:p>17.03.2024</text:p>
          </table:table-cell>
          <table:table-cell office:value-type="currency" office:currency="BGN" office:value="1.1797" calcext:value-type="currency">
            <text:p>1.17970 лв.</text:p>
          </table:table-cell>
        </table:table-row>
        <table:table-row table:style-name="ro1">
          <table:table-cell office:value-type="date" office:date-value="2024-03-18" calcext:value-type="date">
            <text:p>18.03.2024</text:p>
          </table:table-cell>
          <table:table-cell office:value-type="currency" office:currency="BGN" office:value="1.17942" calcext:value-type="currency">
            <text:p>1.17942 лв.</text:p>
          </table:table-cell>
        </table:table-row>
        <table:table-row table:style-name="ro1">
          <table:table-cell office:value-type="date" office:date-value="2024-03-19" calcext:value-type="date">
            <text:p>19.03.2024</text:p>
          </table:table-cell>
          <table:table-cell office:value-type="currency" office:currency="BGN" office:value="1.1746" calcext:value-type="currency">
            <text:p>1.17460 лв.</text:p>
          </table:table-cell>
        </table:table-row>
        <table:table-row table:style-name="ro1">
          <table:table-cell office:value-type="date" office:date-value="2024-03-20" calcext:value-type="date">
            <text:p>20.03.2024</text:p>
          </table:table-cell>
          <table:table-cell office:value-type="currency" office:currency="BGN" office:value="1.17587" calcext:value-type="currency">
            <text:p>1.17587 лв.</text:p>
          </table:table-cell>
        </table:table-row>
        <table:table-row table:style-name="ro1">
          <table:table-cell office:value-type="date" office:date-value="2024-03-21" calcext:value-type="date">
            <text:p>21.03.2024</text:p>
          </table:table-cell>
          <table:table-cell office:value-type="currency" office:currency="BGN" office:value="1.18284" calcext:value-type="currency">
            <text:p>1.18284 лв.</text:p>
          </table:table-cell>
        </table:table-row>
        <table:table-row table:style-name="ro1">
          <table:table-cell office:value-type="date" office:date-value="2024-03-22" calcext:value-type="date">
            <text:p>22.03.2024</text:p>
          </table:table-cell>
          <table:table-cell office:value-type="currency" office:currency="BGN" office:value="1.17814" calcext:value-type="currency">
            <text:p>1.17814 лв.</text:p>
          </table:table-cell>
        </table:table-row>
        <table:table-row table:style-name="ro1">
          <table:table-cell office:value-type="date" office:date-value="2024-03-23" calcext:value-type="date">
            <text:p>23.03.2024</text:p>
          </table:table-cell>
          <table:table-cell office:value-type="currency" office:currency="BGN" office:value="1.17814" calcext:value-type="currency">
            <text:p>1.17814 лв.</text:p>
          </table:table-cell>
        </table:table-row>
        <table:table-row table:style-name="ro1">
          <table:table-cell office:value-type="date" office:date-value="2024-03-24" calcext:value-type="date">
            <text:p>24.03.2024</text:p>
          </table:table-cell>
          <table:table-cell office:value-type="currency" office:currency="BGN" office:value="1.17814" calcext:value-type="currency">
            <text:p>1.17814 лв.</text:p>
          </table:table-cell>
        </table:table-row>
        <table:table-row table:style-name="ro1">
          <table:table-cell office:value-type="date" office:date-value="2024-03-25" calcext:value-type="date">
            <text:p>25.03.2024</text:p>
          </table:table-cell>
          <table:table-cell office:value-type="currency" office:currency="BGN" office:value="1.17963" calcext:value-type="currency">
            <text:p>1.17963 лв.</text:p>
          </table:table-cell>
        </table:table-row>
        <table:table-row table:style-name="ro1">
          <table:table-cell office:value-type="date" office:date-value="2024-03-26" calcext:value-type="date">
            <text:p>26.03.2024</text:p>
          </table:table-cell>
          <table:table-cell office:value-type="currency" office:currency="BGN" office:value="1.18006" calcext:value-type="currency">
            <text:p>1.18006 лв.</text:p>
          </table:table-cell>
        </table:table-row>
        <table:table-row table:style-name="ro1">
          <table:table-cell office:value-type="date" office:date-value="2024-03-27" calcext:value-type="date">
            <text:p>27.03.2024</text:p>
          </table:table-cell>
          <table:table-cell office:value-type="currency" office:currency="BGN" office:value="1.17821" calcext:value-type="currency">
            <text:p>1.17821 лв.</text:p>
          </table:table-cell>
        </table:table-row>
        <table:table-row table:style-name="ro1">
          <table:table-cell office:value-type="date" office:date-value="2024-03-28" calcext:value-type="date">
            <text:p>28.03.2024</text:p>
          </table:table-cell>
          <table:table-cell office:value-type="currency" office:currency="BGN" office:value="1.17771" calcext:value-type="currency">
            <text:p>1.17771 лв.</text:p>
          </table:table-cell>
        </table:table-row>
        <table:table-row table:style-name="ro1">
          <table:table-cell office:value-type="date" office:date-value="2024-03-29" calcext:value-type="date">
            <text:p>29.03.2024</text:p>
          </table:table-cell>
          <table:table-cell office:value-type="currency" office:currency="BGN" office:value="1.17771" calcext:value-type="currency">
            <text:p>1.17771 лв.</text:p>
          </table:table-cell>
        </table:table-row>
        <table:table-row table:style-name="ro1">
          <table:table-cell office:value-type="date" office:date-value="2024-03-30" calcext:value-type="date">
            <text:p>30.03.2024</text:p>
          </table:table-cell>
          <table:table-cell office:value-type="currency" office:currency="BGN" office:value="1.17771" calcext:value-type="currency">
            <text:p>1.17771 лв.</text:p>
          </table:table-cell>
        </table:table-row>
        <table:table-row table:style-name="ro1">
          <table:table-cell office:value-type="date" office:date-value="2024-03-31" calcext:value-type="date">
            <text:p>31.03.2024</text:p>
          </table:table-cell>
          <table:table-cell office:value-type="currency" office:currency="BGN" office:value="1.17771" calcext:value-type="currency">
            <text:p>1.17771 лв.</text:p>
          </table:table-cell>
        </table:table-row>
        <table:table-row table:style-name="ro1">
          <table:table-cell office:value-type="date" office:date-value="2024-04-01" calcext:value-type="date">
            <text:p>01.04.2024</text:p>
          </table:table-cell>
          <table:table-cell office:value-type="currency" office:currency="BGN" office:value="1.17771" calcext:value-type="currency">
            <text:p>1.17771 лв.</text:p>
          </table:table-cell>
        </table:table-row>
        <table:table-row table:style-name="ro1">
          <table:table-cell office:value-type="date" office:date-value="2024-04-02" calcext:value-type="date">
            <text:p>02.04.2024</text:p>
          </table:table-cell>
          <table:table-cell office:value-type="currency" office:currency="BGN" office:value="1.18377" calcext:value-type="currency">
            <text:p>1.18377 лв.</text:p>
          </table:table-cell>
        </table:table-row>
        <table:table-row table:style-name="ro1">
          <table:table-cell office:value-type="date" office:date-value="2024-04-03" calcext:value-type="date">
            <text:p>03.04.2024</text:p>
          </table:table-cell>
          <table:table-cell office:value-type="currency" office:currency="BGN" office:value="1.18256" calcext:value-type="currency">
            <text:p>1.18256 лв.</text:p>
          </table:table-cell>
        </table:table-row>
        <table:table-row table:style-name="ro1">
          <table:table-cell office:value-type="date" office:date-value="2024-04-04" calcext:value-type="date">
            <text:p>04.04.2024</text:p>
          </table:table-cell>
          <table:table-cell office:value-type="currency" office:currency="BGN" office:value="1.18924" calcext:value-type="currency">
            <text:p>1.18924 лв.</text:p>
          </table:table-cell>
        </table:table-row>
        <table:table-row table:style-name="ro1">
          <table:table-cell office:value-type="date" office:date-value="2024-04-05" calcext:value-type="date">
            <text:p>05.04.2024</text:p>
          </table:table-cell>
          <table:table-cell office:value-type="currency" office:currency="BGN" office:value="1.18816" calcext:value-type="currency">
            <text:p>1.18816 лв.</text:p>
          </table:table-cell>
        </table:table-row>
        <table:table-row table:style-name="ro1">
          <table:table-cell office:value-type="date" office:date-value="2024-04-06" calcext:value-type="date">
            <text:p>06.04.2024</text:p>
          </table:table-cell>
          <table:table-cell office:value-type="currency" office:currency="BGN" office:value="1.18816" calcext:value-type="currency">
            <text:p>1.18816 лв.</text:p>
          </table:table-cell>
        </table:table-row>
        <table:table-row table:style-name="ro1">
          <table:table-cell office:value-type="date" office:date-value="2024-04-07" calcext:value-type="date">
            <text:p>07.04.2024</text:p>
          </table:table-cell>
          <table:table-cell office:value-type="currency" office:currency="BGN" office:value="1.18816" calcext:value-type="currency">
            <text:p>1.18816 лв.</text:p>
          </table:table-cell>
        </table:table-row>
        <table:table-row table:style-name="ro1">
          <table:table-cell office:value-type="date" office:date-value="2024-04-08" calcext:value-type="date">
            <text:p>08.04.2024</text:p>
          </table:table-cell>
          <table:table-cell office:value-type="currency" office:currency="BGN" office:value="1.19018" calcext:value-type="currency">
            <text:p>1.19018 лв.</text:p>
          </table:table-cell>
        </table:table-row>
        <table:table-row table:style-name="ro1">
          <table:table-cell office:value-type="date" office:date-value="2024-04-09" calcext:value-type="date">
            <text:p>09.04.2024</text:p>
          </table:table-cell>
          <table:table-cell office:value-type="currency" office:currency="BGN" office:value="1.19207" calcext:value-type="currency">
            <text:p>1.19207 лв.</text:p>
          </table:table-cell>
        </table:table-row>
        <table:table-row table:style-name="ro1">
          <table:table-cell office:value-type="date" office:date-value="2024-04-10" calcext:value-type="date">
            <text:p>10.04.2024</text:p>
          </table:table-cell>
          <table:table-cell office:value-type="currency" office:currency="BGN" office:value="1.19265" calcext:value-type="currency">
            <text:p>1.19265 лв.</text:p>
          </table:table-cell>
        </table:table-row>
        <table:table-row table:style-name="ro1">
          <table:table-cell office:value-type="date" office:date-value="2024-04-11" calcext:value-type="date">
            <text:p>11.04.2024</text:p>
          </table:table-cell>
          <table:table-cell office:value-type="currency" office:currency="BGN" office:value="1.1891" calcext:value-type="currency">
            <text:p>1.18910 лв.</text:p>
          </table:table-cell>
        </table:table-row>
        <table:table-row table:style-name="ro1">
          <table:table-cell office:value-type="date" office:date-value="2024-04-12" calcext:value-type="date">
            <text:p>12.04.2024</text:p>
          </table:table-cell>
          <table:table-cell office:value-type="currency" office:currency="BGN" office:value="1.19163" calcext:value-type="currency">
            <text:p>1.19163 лв.</text:p>
          </table:table-cell>
        </table:table-row>
        <table:table-row table:style-name="ro1">
          <table:table-cell office:value-type="date" office:date-value="2024-04-13" calcext:value-type="date">
            <text:p>13.04.2024</text:p>
          </table:table-cell>
          <table:table-cell office:value-type="currency" office:currency="BGN" office:value="1.19163" calcext:value-type="currency">
            <text:p>1.19163 лв.</text:p>
          </table:table-cell>
        </table:table-row>
        <table:table-row table:style-name="ro1">
          <table:table-cell office:value-type="date" office:date-value="2024-04-14" calcext:value-type="date">
            <text:p>14.04.2024</text:p>
          </table:table-cell>
          <table:table-cell office:value-type="currency" office:currency="BGN" office:value="1.19163" calcext:value-type="currency">
            <text:p>1.19163 лв.</text:p>
          </table:table-cell>
        </table:table-row>
        <table:table-row table:style-name="ro1">
          <table:table-cell office:value-type="date" office:date-value="2024-04-15" calcext:value-type="date">
            <text:p>15.04.2024</text:p>
          </table:table-cell>
          <table:table-cell office:value-type="currency" office:currency="BGN" office:value="1.18961" calcext:value-type="currency">
            <text:p>1.18961 лв.</text:p>
          </table:table-cell>
        </table:table-row>
        <table:table-row table:style-name="ro1">
          <table:table-cell office:value-type="date" office:date-value="2024-04-16" calcext:value-type="date">
            <text:p>16.04.2024</text:p>
          </table:table-cell>
          <table:table-cell office:value-type="currency" office:currency="BGN" office:value="1.17977" calcext:value-type="currency">
            <text:p>1.17977 лв.</text:p>
          </table:table-cell>
        </table:table-row>
        <table:table-row table:style-name="ro1">
          <table:table-cell office:value-type="date" office:date-value="2024-04-17" calcext:value-type="date">
            <text:p>17.04.2024</text:p>
          </table:table-cell>
          <table:table-cell office:value-type="currency" office:currency="BGN" office:value="1.18134" calcext:value-type="currency">
            <text:p>1.18134 лв.</text:p>
          </table:table-cell>
        </table:table-row>
        <table:table-row table:style-name="ro1">
          <table:table-cell office:value-type="date" office:date-value="2024-04-18" calcext:value-type="date">
            <text:p>18.04.2024</text:p>
          </table:table-cell>
          <table:table-cell office:value-type="currency" office:currency="BGN" office:value="1.18056" calcext:value-type="currency">
            <text:p>1.18056 лв.</text:p>
          </table:table-cell>
        </table:table-row>
        <table:table-row table:style-name="ro1">
          <table:table-cell office:value-type="date" office:date-value="2024-04-19" calcext:value-type="date">
            <text:p>19.04.2024</text:p>
          </table:table-cell>
          <table:table-cell office:value-type="currency" office:currency="BGN" office:value="1.17665" calcext:value-type="currency">
            <text:p>1.17665 лв.</text:p>
          </table:table-cell>
        </table:table-row>
        <table:table-row table:style-name="ro1">
          <table:table-cell office:value-type="date" office:date-value="2024-04-20" calcext:value-type="date">
            <text:p>20.04.2024</text:p>
          </table:table-cell>
          <table:table-cell office:value-type="currency" office:currency="BGN" office:value="1.17665" calcext:value-type="currency">
            <text:p>1.17665 лв.</text:p>
          </table:table-cell>
        </table:table-row>
        <table:table-row table:style-name="ro1">
          <table:table-cell office:value-type="date" office:date-value="2024-04-21" calcext:value-type="date">
            <text:p>21.04.2024</text:p>
          </table:table-cell>
          <table:table-cell office:value-type="currency" office:currency="BGN" office:value="1.17665" calcext:value-type="currency">
            <text:p>1.17665 лв.</text:p>
          </table:table-cell>
        </table:table-row>
        <table:table-row table:style-name="ro1">
          <table:table-cell office:value-type="date" office:date-value="2024-04-22" calcext:value-type="date">
            <text:p>22.04.2024</text:p>
          </table:table-cell>
          <table:table-cell office:value-type="currency" office:currency="BGN" office:value="1.18413" calcext:value-type="currency">
            <text:p>1.18413 лв.</text:p>
          </table:table-cell>
        </table:table-row>
        <table:table-row table:style-name="ro1">
          <table:table-cell office:value-type="date" office:date-value="2024-04-23" calcext:value-type="date">
            <text:p>23.04.2024</text:p>
          </table:table-cell>
          <table:table-cell office:value-type="currency" office:currency="BGN" office:value="1.18277" calcext:value-type="currency">
            <text:p>1.18277 лв.</text:p>
          </table:table-cell>
        </table:table-row>
        <table:table-row table:style-name="ro1">
          <table:table-cell office:value-type="date" office:date-value="2024-04-24" calcext:value-type="date">
            <text:p>24.04.2024</text:p>
          </table:table-cell>
          <table:table-cell office:value-type="currency" office:currency="BGN" office:value="1.19105" calcext:value-type="currency">
            <text:p>1.19105 лв.</text:p>
          </table:table-cell>
        </table:table-row>
        <table:table-row table:style-name="ro1">
          <table:table-cell office:value-type="date" office:date-value="2024-04-25" calcext:value-type="date">
            <text:p>25.04.2024</text:p>
          </table:table-cell>
          <table:table-cell office:value-type="currency" office:currency="BGN" office:value="1.19149" calcext:value-type="currency">
            <text:p>1.19149 лв.</text:p>
          </table:table-cell>
        </table:table-row>
        <table:table-row table:style-name="ro1">
          <table:table-cell office:value-type="date" office:date-value="2024-04-26" calcext:value-type="date">
            <text:p>26.04.2024</text:p>
          </table:table-cell>
          <table:table-cell office:value-type="currency" office:currency="BGN" office:value="1.19316" calcext:value-type="currency">
            <text:p>1.19316 лв.</text:p>
          </table:table-cell>
        </table:table-row>
        <table:table-row table:style-name="ro1">
          <table:table-cell office:value-type="date" office:date-value="2024-04-27" calcext:value-type="date">
            <text:p>27.04.2024</text:p>
          </table:table-cell>
          <table:table-cell office:value-type="currency" office:currency="BGN" office:value="1.19316" calcext:value-type="currency">
            <text:p>1.19316 лв.</text:p>
          </table:table-cell>
        </table:table-row>
        <table:table-row table:style-name="ro1">
          <table:table-cell office:value-type="date" office:date-value="2024-04-28" calcext:value-type="date">
            <text:p>28.04.2024</text:p>
          </table:table-cell>
          <table:table-cell office:value-type="currency" office:currency="BGN" office:value="1.19316" calcext:value-type="currency">
            <text:p>1.19316 лв.</text:p>
          </table:table-cell>
        </table:table-row>
        <table:table-row table:style-name="ro1">
          <table:table-cell office:value-type="date" office:date-value="2024-04-29" calcext:value-type="date">
            <text:p>29.04.2024</text:p>
          </table:table-cell>
          <table:table-cell office:value-type="currency" office:currency="BGN" office:value="1.19828" calcext:value-type="currency">
            <text:p>1.19828 лв.</text:p>
          </table:table-cell>
        </table:table-row>
        <table:table-row table:style-name="ro1">
          <table:table-cell office:value-type="date" office:date-value="2024-04-30" calcext:value-type="date">
            <text:p>30.04.2024</text:p>
          </table:table-cell>
          <table:table-cell office:value-type="currency" office:currency="BGN" office:value="1.19091" calcext:value-type="currency">
            <text:p>1.19091 лв.</text:p>
          </table:table-cell>
        </table:table-row>
        <table:table-row table:style-name="ro1">
          <table:table-cell office:value-type="date" office:date-value="2024-05-01" calcext:value-type="date">
            <text:p>01.05.2024</text:p>
          </table:table-cell>
          <table:table-cell office:value-type="currency" office:currency="BGN" office:value="1.19091" calcext:value-type="currency">
            <text:p>1.19091 лв.</text:p>
          </table:table-cell>
        </table:table-row>
        <table:table-row table:style-name="ro1">
          <table:table-cell office:value-type="date" office:date-value="2024-05-02" calcext:value-type="date">
            <text:p>02.05.2024</text:p>
          </table:table-cell>
          <table:table-cell office:value-type="currency" office:currency="BGN" office:value="1.1936" calcext:value-type="currency">
            <text:p>1.19360 лв.</text:p>
          </table:table-cell>
        </table:table-row>
        <table:table-row table:style-name="ro1">
          <table:table-cell office:value-type="date" office:date-value="2024-05-03" calcext:value-type="date">
            <text:p>03.05.2024</text:p>
          </table:table-cell>
          <table:table-cell office:value-type="currency" office:currency="BGN" office:value="1.1936" calcext:value-type="currency">
            <text:p>1.19360 лв.</text:p>
          </table:table-cell>
        </table:table-row>
        <table:table-row table:style-name="ro1">
          <table:table-cell office:value-type="date" office:date-value="2024-05-04" calcext:value-type="date">
            <text:p>04.05.2024</text:p>
          </table:table-cell>
          <table:table-cell office:value-type="currency" office:currency="BGN" office:value="1.1936" calcext:value-type="currency">
            <text:p>1.19360 лв.</text:p>
          </table:table-cell>
        </table:table-row>
        <table:table-row table:style-name="ro1">
          <table:table-cell office:value-type="date" office:date-value="2024-05-05" calcext:value-type="date">
            <text:p>05.05.2024</text:p>
          </table:table-cell>
          <table:table-cell office:value-type="currency" office:currency="BGN" office:value="1.1936" calcext:value-type="currency">
            <text:p>1.19360 лв.</text:p>
          </table:table-cell>
        </table:table-row>
        <table:table-row table:style-name="ro1">
          <table:table-cell office:value-type="date" office:date-value="2024-05-06" calcext:value-type="date">
            <text:p>06.05.2024</text:p>
          </table:table-cell>
          <table:table-cell office:value-type="currency" office:currency="BGN" office:value="1.1936" calcext:value-type="currency">
            <text:p>1.19360 лв.</text:p>
          </table:table-cell>
        </table:table-row>
        <table:table-row table:style-name="ro1">
          <table:table-cell office:value-type="date" office:date-value="2024-05-07" calcext:value-type="date">
            <text:p>07.05.2024</text:p>
          </table:table-cell>
          <table:table-cell office:value-type="currency" office:currency="BGN" office:value="1.20012" calcext:value-type="currency">
            <text:p>1.20012 лв.</text:p>
          </table:table-cell>
        </table:table-row>
        <table:table-row table:style-name="ro1">
          <table:table-cell office:value-type="date" office:date-value="2024-05-08" calcext:value-type="date">
            <text:p>08.05.2024</text:p>
          </table:table-cell>
          <table:table-cell office:value-type="currency" office:currency="BGN" office:value="1.19447" calcext:value-type="currency">
            <text:p>1.19447 лв.</text:p>
          </table:table-cell>
        </table:table-row>
        <table:table-row table:style-name="ro1">
          <table:table-cell office:value-type="date" office:date-value="2024-05-09" calcext:value-type="date">
            <text:p>09.05.2024</text:p>
          </table:table-cell>
          <table:table-cell office:value-type="currency" office:currency="BGN" office:value="1.19997" calcext:value-type="currency">
            <text:p>1.19997 лв.</text:p>
          </table:table-cell>
        </table:table-row>
        <table:table-row table:style-name="ro1">
          <table:table-cell office:value-type="date" office:date-value="2024-05-10" calcext:value-type="date">
            <text:p>10.05.2024</text:p>
          </table:table-cell>
          <table:table-cell office:value-type="currency" office:currency="BGN" office:value="1.19843" calcext:value-type="currency">
            <text:p>1.19843 лв.</text:p>
          </table:table-cell>
        </table:table-row>
        <table:table-row table:style-name="ro1">
          <table:table-cell office:value-type="date" office:date-value="2024-05-11" calcext:value-type="date">
            <text:p>11.05.2024</text:p>
          </table:table-cell>
          <table:table-cell office:value-type="currency" office:currency="BGN" office:value="1.19843" calcext:value-type="currency">
            <text:p>1.19843 лв.</text:p>
          </table:table-cell>
        </table:table-row>
        <table:table-row table:style-name="ro1">
          <table:table-cell office:value-type="date" office:date-value="2024-05-12" calcext:value-type="date">
            <text:p>12.05.2024</text:p>
          </table:table-cell>
          <table:table-cell office:value-type="currency" office:currency="BGN" office:value="1.19843" calcext:value-type="currency">
            <text:p>1.19843 лв.</text:p>
          </table:table-cell>
        </table:table-row>
        <table:table-row table:style-name="ro1">
          <table:table-cell office:value-type="date" office:date-value="2024-05-13" calcext:value-type="date">
            <text:p>13.05.2024</text:p>
          </table:table-cell>
          <table:table-cell office:value-type="currency" office:currency="BGN" office:value="1.19953" calcext:value-type="currency">
            <text:p>1.19953 лв.</text:p>
          </table:table-cell>
        </table:table-row>
        <table:table-row table:style-name="ro1">
          <table:table-cell office:value-type="date" office:date-value="2024-05-14" calcext:value-type="date">
            <text:p>14.05.2024</text:p>
          </table:table-cell>
          <table:table-cell office:value-type="currency" office:currency="BGN" office:value="1.19776" calcext:value-type="currency">
            <text:p>1.19776 лв.</text:p>
          </table:table-cell>
        </table:table-row>
        <table:table-row table:style-name="ro1">
          <table:table-cell office:value-type="date" office:date-value="2024-05-15" calcext:value-type="date">
            <text:p>15.05.2024</text:p>
          </table:table-cell>
          <table:table-cell office:value-type="currency" office:currency="BGN" office:value="1.19931" calcext:value-type="currency">
            <text:p>1.19931 лв.</text:p>
          </table:table-cell>
        </table:table-row>
        <table:table-row table:style-name="ro1">
          <table:table-cell office:value-type="date" office:date-value="2024-05-16" calcext:value-type="date">
            <text:p>16.05.2024</text:p>
          </table:table-cell>
          <table:table-cell office:value-type="currency" office:currency="BGN" office:value="1.20063" calcext:value-type="currency">
            <text:p>1.20063 лв.</text:p>
          </table:table-cell>
        </table:table-row>
        <table:table-row table:style-name="ro1">
          <table:table-cell office:value-type="date" office:date-value="2024-05-17" calcext:value-type="date">
            <text:p>17.05.2024</text:p>
          </table:table-cell>
          <table:table-cell office:value-type="currency" office:currency="BGN" office:value="1.2013" calcext:value-type="currency">
            <text:p>1.20130 лв.</text:p>
          </table:table-cell>
        </table:table-row>
        <table:table-row table:style-name="ro1">
          <table:table-cell office:value-type="date" office:date-value="2024-05-18" calcext:value-type="date">
            <text:p>18.05.2024</text:p>
          </table:table-cell>
          <table:table-cell office:value-type="currency" office:currency="BGN" office:value="1.2013" calcext:value-type="currency">
            <text:p>1.20130 лв.</text:p>
          </table:table-cell>
        </table:table-row>
        <table:table-row table:style-name="ro1">
          <table:table-cell office:value-type="date" office:date-value="2024-05-19" calcext:value-type="date">
            <text:p>19.05.2024</text:p>
          </table:table-cell>
          <table:table-cell office:value-type="currency" office:currency="BGN" office:value="1.2013" calcext:value-type="currency">
            <text:p>1.20130 лв.</text:p>
          </table:table-cell>
        </table:table-row>
        <table:table-row table:style-name="ro1">
          <table:table-cell office:value-type="date" office:date-value="2024-05-20" calcext:value-type="date">
            <text:p>20.05.2024</text:p>
          </table:table-cell>
          <table:table-cell office:value-type="currency" office:currency="BGN" office:value="1.20292" calcext:value-type="currency">
            <text:p>1.20292 лв.</text:p>
          </table:table-cell>
        </table:table-row>
        <table:table-row table:style-name="ro1">
          <table:table-cell office:value-type="date" office:date-value="2024-05-21" calcext:value-type="date">
            <text:p>21.05.2024</text:p>
          </table:table-cell>
          <table:table-cell office:value-type="currency" office:currency="BGN" office:value="1.20152" calcext:value-type="currency">
            <text:p>1.20152 лв.</text:p>
          </table:table-cell>
        </table:table-row>
        <table:table-row table:style-name="ro1">
          <table:table-cell office:value-type="date" office:date-value="2024-05-22" calcext:value-type="date">
            <text:p>22.05.2024</text:p>
          </table:table-cell>
          <table:table-cell office:value-type="currency" office:currency="BGN" office:value="1.20078" calcext:value-type="currency">
            <text:p>1.20078 лв.</text:p>
          </table:table-cell>
        </table:table-row>
        <table:table-row table:style-name="ro1">
          <table:table-cell office:value-type="date" office:date-value="2024-05-23" calcext:value-type="date">
            <text:p>23.05.2024</text:p>
          </table:table-cell>
          <table:table-cell office:value-type="currency" office:currency="BGN" office:value="1.19747" calcext:value-type="currency">
            <text:p>1.19747 лв.</text:p>
          </table:table-cell>
        </table:table-row>
        <table:table-row table:style-name="ro1">
          <table:table-cell office:value-type="date" office:date-value="2024-05-24" calcext:value-type="date">
            <text:p>24.05.2024</text:p>
          </table:table-cell>
          <table:table-cell office:value-type="currency" office:currency="BGN" office:value="1.19747" calcext:value-type="currency">
            <text:p>1.19747 лв.</text:p>
          </table:table-cell>
        </table:table-row>
        <table:table-row table:style-name="ro1">
          <table:table-cell office:value-type="date" office:date-value="2024-05-25" calcext:value-type="date">
            <text:p>25.05.2024</text:p>
          </table:table-cell>
          <table:table-cell office:value-type="currency" office:currency="BGN" office:value="1.19747" calcext:value-type="currency">
            <text:p>1.19747 лв.</text:p>
          </table:table-cell>
        </table:table-row>
        <table:table-row table:style-name="ro1">
          <table:table-cell office:value-type="date" office:date-value="2024-05-26" calcext:value-type="date">
            <text:p>26.05.2024</text:p>
          </table:table-cell>
          <table:table-cell office:value-type="currency" office:currency="BGN" office:value="1.19747" calcext:value-type="currency">
            <text:p>1.19747 лв.</text:p>
          </table:table-cell>
        </table:table-row>
        <table:table-row table:style-name="ro1">
          <table:table-cell office:value-type="date" office:date-value="2024-05-27" calcext:value-type="date">
            <text:p>27.05.2024</text:p>
          </table:table-cell>
          <table:table-cell office:value-type="currency" office:currency="BGN" office:value="1.19843" calcext:value-type="currency">
            <text:p>1.19843 лв.</text:p>
          </table:table-cell>
        </table:table-row>
        <table:table-row table:style-name="ro1">
          <table:table-cell office:value-type="date" office:date-value="2024-05-28" calcext:value-type="date">
            <text:p>28.05.2024</text:p>
          </table:table-cell>
          <table:table-cell office:value-type="currency" office:currency="BGN" office:value="1.19887" calcext:value-type="currency">
            <text:p>1.19887 лв.</text:p>
          </table:table-cell>
        </table:table-row>
        <table:table-row table:style-name="ro1">
          <table:table-cell office:value-type="date" office:date-value="2024-05-29" calcext:value-type="date">
            <text:p>29.05.2024</text:p>
          </table:table-cell>
          <table:table-cell office:value-type="currency" office:currency="BGN" office:value="1.19476" calcext:value-type="currency">
            <text:p>1.19476 лв.</text:p>
          </table:table-cell>
        </table:table-row>
        <table:table-row table:style-name="ro1">
          <table:table-cell office:value-type="date" office:date-value="2024-05-30" calcext:value-type="date">
            <text:p>30.05.2024</text:p>
          </table:table-cell>
          <table:table-cell office:value-type="currency" office:currency="BGN" office:value="1.19689" calcext:value-type="currency">
            <text:p>1.19689 лв.</text:p>
          </table:table-cell>
        </table:table-row>
        <table:table-row table:style-name="ro1">
          <table:table-cell office:value-type="date" office:date-value="2024-05-31" calcext:value-type="date">
            <text:p>31.05.2024</text:p>
          </table:table-cell>
          <table:table-cell office:value-type="currency" office:currency="BGN" office:value="1.19879" calcext:value-type="currency">
            <text:p>1.19879 лв.</text:p>
          </table:table-cell>
        </table:table-row>
        <table:table-row table:style-name="ro1">
          <table:table-cell office:value-type="date" office:date-value="2024-06-01" calcext:value-type="date">
            <text:p>01.06.2024</text:p>
          </table:table-cell>
          <table:table-cell office:value-type="currency" office:currency="BGN" office:value="1.19879" calcext:value-type="currency">
            <text:p>1.19879 лв.</text:p>
          </table:table-cell>
        </table:table-row>
        <table:table-row table:style-name="ro1">
          <table:table-cell office:value-type="date" office:date-value="2024-06-02" calcext:value-type="date">
            <text:p>02.06.2024</text:p>
          </table:table-cell>
          <table:table-cell office:value-type="currency" office:currency="BGN" office:value="1.19879" calcext:value-type="currency">
            <text:p>1.19879 лв.</text:p>
          </table:table-cell>
        </table:table-row>
        <table:table-row table:style-name="ro1">
          <table:table-cell office:value-type="date" office:date-value="2024-06-03" calcext:value-type="date">
            <text:p>03.06.2024</text:p>
          </table:table-cell>
          <table:table-cell office:value-type="currency" office:currency="BGN" office:value="1.20063" calcext:value-type="currency">
            <text:p>1.20063 лв.</text:p>
          </table:table-cell>
        </table:table-row>
        <table:table-row table:style-name="ro1">
          <table:table-cell office:value-type="date" office:date-value="2024-06-04" calcext:value-type="date">
            <text:p>04.06.2024</text:p>
          </table:table-cell>
          <table:table-cell office:value-type="currency" office:currency="BGN" office:value="1.1952" calcext:value-type="currency">
            <text:p>1.19520 лв.</text:p>
          </table:table-cell>
        </table:table-row>
        <table:table-row table:style-name="ro1">
          <table:table-cell office:value-type="date" office:date-value="2024-06-05" calcext:value-type="date">
            <text:p>05.06.2024</text:p>
          </table:table-cell>
          <table:table-cell office:value-type="currency" office:currency="BGN" office:value="1.19601" calcext:value-type="currency">
            <text:p>1.19601 лв.</text:p>
          </table:table-cell>
        </table:table-row>
        <table:table-row table:style-name="ro1">
          <table:table-cell office:value-type="date" office:date-value="2024-06-06" calcext:value-type="date">
            <text:p>06.06.2024</text:p>
          </table:table-cell>
          <table:table-cell office:value-type="currency" office:currency="BGN" office:value="1.19491" calcext:value-type="currency">
            <text:p>1.19491 лв.</text:p>
          </table:table-cell>
        </table:table-row>
        <table:table-row table:style-name="ro1">
          <table:table-cell office:value-type="date" office:date-value="2024-06-07" calcext:value-type="date">
            <text:p>07.06.2024</text:p>
          </table:table-cell>
          <table:table-cell office:value-type="currency" office:currency="BGN" office:value="1.19659" calcext:value-type="currency">
            <text:p>1.19659 лв.</text:p>
          </table:table-cell>
        </table:table-row>
        <table:table-row table:style-name="ro1">
          <table:table-cell office:value-type="date" office:date-value="2024-06-08" calcext:value-type="date">
            <text:p>08.06.2024</text:p>
          </table:table-cell>
          <table:table-cell office:value-type="currency" office:currency="BGN" office:value="1.19659" calcext:value-type="currency">
            <text:p>1.19659 лв.</text:p>
          </table:table-cell>
        </table:table-row>
        <table:table-row table:style-name="ro1">
          <table:table-cell office:value-type="date" office:date-value="2024-06-09" calcext:value-type="date">
            <text:p>09.06.2024</text:p>
          </table:table-cell>
          <table:table-cell office:value-type="currency" office:currency="BGN" office:value="1.19659" calcext:value-type="currency">
            <text:p>1.19659 лв.</text:p>
          </table:table-cell>
        </table:table-row>
        <table:table-row table:style-name="ro1">
          <table:table-cell office:value-type="date" office:date-value="2024-06-10" calcext:value-type="date">
            <text:p>10.06.2024</text:p>
          </table:table-cell>
          <table:table-cell office:value-type="currency" office:currency="BGN" office:value="1.1996" calcext:value-type="currency">
            <text:p>1.19960 лв.</text:p>
          </table:table-cell>
        </table:table-row>
        <table:table-row table:style-name="ro1">
          <table:table-cell office:value-type="date" office:date-value="2024-06-11" calcext:value-type="date">
            <text:p>11.06.2024</text:p>
          </table:table-cell>
          <table:table-cell office:value-type="currency" office:currency="BGN" office:value="1.20285" calcext:value-type="currency">
            <text:p>1.20285 лв.</text:p>
          </table:table-cell>
        </table:table-row>
        <table:table-row table:style-name="ro1">
          <table:table-cell office:value-type="date" office:date-value="2024-06-12" calcext:value-type="date">
            <text:p>12.06.2024</text:p>
          </table:table-cell>
          <table:table-cell office:value-type="currency" office:currency="BGN" office:value="1.20137" calcext:value-type="currency">
            <text:p>1.20137 лв.</text:p>
          </table:table-cell>
        </table:table-row>
        <table:table-row table:style-name="ro1">
          <table:table-cell office:value-type="date" office:date-value="2024-06-13" calcext:value-type="date">
            <text:p>13.06.2024</text:p>
          </table:table-cell>
          <table:table-cell office:value-type="currency" office:currency="BGN" office:value="1.20492" calcext:value-type="currency">
            <text:p>1.20492 лв.</text:p>
          </table:table-cell>
        </table:table-row>
        <table:table-row table:style-name="ro1">
          <table:table-cell office:value-type="date" office:date-value="2024-06-14" calcext:value-type="date">
            <text:p>14.06.2024</text:p>
          </table:table-cell>
          <table:table-cell office:value-type="currency" office:currency="BGN" office:value="1.21059" calcext:value-type="currency">
            <text:p>1.21059 лв.</text:p>
          </table:table-cell>
        </table:table-row>
        <table:table-row table:style-name="ro1">
          <table:table-cell office:value-type="date" office:date-value="2024-06-15" calcext:value-type="date">
            <text:p>15.06.2024</text:p>
          </table:table-cell>
          <table:table-cell office:value-type="currency" office:currency="BGN" office:value="1.21059" calcext:value-type="currency">
            <text:p>1.21059 лв.</text:p>
          </table:table-cell>
        </table:table-row>
        <table:table-row table:style-name="ro1">
          <table:table-cell office:value-type="date" office:date-value="2024-06-16" calcext:value-type="date">
            <text:p>16.06.2024</text:p>
          </table:table-cell>
          <table:table-cell office:value-type="currency" office:currency="BGN" office:value="1.21059" calcext:value-type="currency">
            <text:p>1.21059 лв.</text:p>
          </table:table-cell>
        </table:table-row>
        <table:table-row table:style-name="ro1">
          <table:table-cell office:value-type="date" office:date-value="2024-06-17" calcext:value-type="date">
            <text:p>17.06.2024</text:p>
          </table:table-cell>
          <table:table-cell office:value-type="currency" office:currency="BGN" office:value="1.20388" calcext:value-type="currency">
            <text:p>1.20388 лв.</text:p>
          </table:table-cell>
        </table:table-row>
        <table:table-row table:style-name="ro1">
          <table:table-cell office:value-type="date" office:date-value="2024-06-18" calcext:value-type="date">
            <text:p>18.06.2024</text:p>
          </table:table-cell>
          <table:table-cell office:value-type="currency" office:currency="BGN" office:value="1.20678" calcext:value-type="currency">
            <text:p>1.20678 лв.</text:p>
          </table:table-cell>
        </table:table-row>
        <table:table-row table:style-name="ro1">
          <table:table-cell office:value-type="date" office:date-value="2024-06-19" calcext:value-type="date">
            <text:p>19.06.2024</text:p>
          </table:table-cell>
          <table:table-cell office:value-type="currency" office:currency="BGN" office:value="1.21292" calcext:value-type="currency">
            <text:p>1.21292 лв.</text:p>
          </table:table-cell>
        </table:table-row>
        <table:table-row table:style-name="ro1">
          <table:table-cell office:value-type="date" office:date-value="2024-06-20" calcext:value-type="date">
            <text:p>20.06.2024</text:p>
          </table:table-cell>
          <table:table-cell office:value-type="currency" office:currency="BGN" office:value="1.21661" calcext:value-type="currency">
            <text:p>1.21661 лв.</text:p>
          </table:table-cell>
        </table:table-row>
        <table:table-row table:style-name="ro1">
          <table:table-cell office:value-type="date" office:date-value="2024-06-21" calcext:value-type="date">
            <text:p>21.06.2024</text:p>
          </table:table-cell>
          <table:table-cell office:value-type="currency" office:currency="BGN" office:value="1.22003" calcext:value-type="currency">
            <text:p>1.22003 лв.</text:p>
          </table:table-cell>
        </table:table-row>
        <table:table-row table:style-name="ro1">
          <table:table-cell office:value-type="date" office:date-value="2024-06-22" calcext:value-type="date">
            <text:p>22.06.2024</text:p>
          </table:table-cell>
          <table:table-cell office:value-type="currency" office:currency="BGN" office:value="1.22003" calcext:value-type="currency">
            <text:p>1.22003 лв.</text:p>
          </table:table-cell>
        </table:table-row>
        <table:table-row table:style-name="ro1">
          <table:table-cell office:value-type="date" office:date-value="2024-06-23" calcext:value-type="date">
            <text:p>23.06.2024</text:p>
          </table:table-cell>
          <table:table-cell office:value-type="currency" office:currency="BGN" office:value="1.22003" calcext:value-type="currency">
            <text:p>1.22003 лв.</text:p>
          </table:table-cell>
        </table:table-row>
        <table:table-row table:style-name="ro1">
          <table:table-cell office:value-type="date" office:date-value="2024-06-24" calcext:value-type="date">
            <text:p>24.06.2024</text:p>
          </table:table-cell>
          <table:table-cell office:value-type="currency" office:currency="BGN" office:value="1.21052" calcext:value-type="currency">
            <text:p>1.21052 лв.</text:p>
          </table:table-cell>
        </table:table-row>
        <table:table-row table:style-name="ro1">
          <table:table-cell office:value-type="date" office:date-value="2024-06-25" calcext:value-type="date">
            <text:p>25.06.2024</text:p>
          </table:table-cell>
          <table:table-cell office:value-type="currency" office:currency="BGN" office:value="1.21412" calcext:value-type="currency">
            <text:p>1.21412 лв.</text:p>
          </table:table-cell>
        </table:table-row>
        <table:table-row table:style-name="ro1">
          <table:table-cell office:value-type="date" office:date-value="2024-06-26" calcext:value-type="date">
            <text:p>26.06.2024</text:p>
          </table:table-cell>
          <table:table-cell office:value-type="currency" office:currency="BGN" office:value="1.21836" calcext:value-type="currency">
            <text:p>1.21836 лв.</text:p>
          </table:table-cell>
        </table:table-row>
        <table:table-row table:style-name="ro1">
          <table:table-cell office:value-type="date" office:date-value="2024-06-27" calcext:value-type="date">
            <text:p>27.06.2024</text:p>
          </table:table-cell>
          <table:table-cell office:value-type="currency" office:currency="BGN" office:value="1.21646" calcext:value-type="currency">
            <text:p>1.21646 лв.</text:p>
          </table:table-cell>
        </table:table-row>
        <table:table-row table:style-name="ro1">
          <table:table-cell office:value-type="date" office:date-value="2024-06-28" calcext:value-type="date">
            <text:p>28.06.2024</text:p>
          </table:table-cell>
          <table:table-cell office:value-type="currency" office:currency="BGN" office:value="1.21639" calcext:value-type="currency">
            <text:p>1.21639 лв.</text:p>
          </table:table-cell>
        </table:table-row>
        <table:table-row table:style-name="ro1">
          <table:table-cell office:value-type="date" office:date-value="2024-06-29" calcext:value-type="date">
            <text:p>29.06.2024</text:p>
          </table:table-cell>
          <table:table-cell office:value-type="currency" office:currency="BGN" office:value="1.21639" calcext:value-type="currency">
            <text:p>1.21639 лв.</text:p>
          </table:table-cell>
        </table:table-row>
        <table:table-row table:style-name="ro1">
          <table:table-cell office:value-type="date" office:date-value="2024-06-30" calcext:value-type="date">
            <text:p>30.06.2024</text:p>
          </table:table-cell>
          <table:table-cell office:value-type="currency" office:currency="BGN" office:value="1.21639" calcext:value-type="currency">
            <text:p>1.21639 лв.</text:p>
          </table:table-cell>
        </table:table-row>
        <table:table-row table:style-name="ro1">
          <table:table-cell office:value-type="date" office:date-value="2024-07-01" calcext:value-type="date">
            <text:p>01.07.2024</text:p>
          </table:table-cell>
          <table:table-cell office:value-type="currency" office:currency="BGN" office:value="1.21412" calcext:value-type="currency">
            <text:p>1.21412 лв.</text:p>
          </table:table-cell>
        </table:table-row>
        <table:table-row table:style-name="ro1">
          <table:table-cell office:value-type="date" office:date-value="2024-07-02" calcext:value-type="date">
            <text:p>02.07.2024</text:p>
          </table:table-cell>
          <table:table-cell office:value-type="currency" office:currency="BGN" office:value="1.21329" calcext:value-type="currency">
            <text:p>1.21329 лв.</text:p>
          </table:table-cell>
        </table:table-row>
        <table:table-row table:style-name="ro1">
          <table:table-cell office:value-type="date" office:date-value="2024-07-03" calcext:value-type="date">
            <text:p>03.07.2024</text:p>
          </table:table-cell>
          <table:table-cell office:value-type="currency" office:currency="BGN" office:value="1.21307" calcext:value-type="currency">
            <text:p>1.21307 лв.</text:p>
          </table:table-cell>
        </table:table-row>
        <table:table-row table:style-name="ro1">
          <table:table-cell office:value-type="date" office:date-value="2024-07-04" calcext:value-type="date">
            <text:p>04.07.2024</text:p>
          </table:table-cell>
          <table:table-cell office:value-type="currency" office:currency="BGN" office:value="1.21889" calcext:value-type="currency">
            <text:p>1.21889 лв.</text:p>
          </table:table-cell>
        </table:table-row>
        <table:table-row table:style-name="ro1">
          <table:table-cell office:value-type="date" office:date-value="2024-07-05" calcext:value-type="date">
            <text:p>05.07.2024</text:p>
          </table:table-cell>
          <table:table-cell office:value-type="currency" office:currency="BGN" office:value="1.21684" calcext:value-type="currency">
            <text:p>1.21684 лв.</text:p>
          </table:table-cell>
        </table:table-row>
        <table:table-row table:style-name="ro1">
          <table:table-cell office:value-type="date" office:date-value="2024-07-06" calcext:value-type="date">
            <text:p>06.07.2024</text:p>
          </table:table-cell>
          <table:table-cell office:value-type="currency" office:currency="BGN" office:value="1.21684" calcext:value-type="currency">
            <text:p>1.21684 лв.</text:p>
          </table:table-cell>
        </table:table-row>
        <table:table-row table:style-name="ro1">
          <table:table-cell office:value-type="date" office:date-value="2024-07-07" calcext:value-type="date">
            <text:p>07.07.2024</text:p>
          </table:table-cell>
          <table:table-cell office:value-type="currency" office:currency="BGN" office:value="1.21684" calcext:value-type="currency">
            <text:p>1.21684 лв.</text:p>
          </table:table-cell>
        </table:table-row>
        <table:table-row table:style-name="ro1">
          <table:table-cell office:value-type="date" office:date-value="2024-07-08" calcext:value-type="date">
            <text:p>08.07.2024</text:p>
          </table:table-cell>
          <table:table-cell office:value-type="currency" office:currency="BGN" office:value="1.2173" calcext:value-type="currency">
            <text:p>1.21730 лв.</text:p>
          </table:table-cell>
        </table:table-row>
        <table:table-row table:style-name="ro1">
          <table:table-cell office:value-type="date" office:date-value="2024-07-09" calcext:value-type="date">
            <text:p>09.07.2024</text:p>
          </table:table-cell>
          <table:table-cell office:value-type="currency" office:currency="BGN" office:value="1.21768" calcext:value-type="currency">
            <text:p>1.21768 лв.</text:p>
          </table:table-cell>
        </table:table-row>
        <table:table-row table:style-name="ro1">
          <table:table-cell office:value-type="date" office:date-value="2024-07-10" calcext:value-type="date">
            <text:p>10.07.2024</text:p>
          </table:table-cell>
          <table:table-cell office:value-type="currency" office:currency="BGN" office:value="1.21813" calcext:value-type="currency">
            <text:p>1.21813 лв.</text:p>
          </table:table-cell>
        </table:table-row>
        <table:table-row table:style-name="ro1">
          <table:table-cell office:value-type="date" office:date-value="2024-07-11" calcext:value-type="date">
            <text:p>11.07.2024</text:p>
          </table:table-cell>
          <table:table-cell office:value-type="currency" office:currency="BGN" office:value="1.21669" calcext:value-type="currency">
            <text:p>1.21669 лв.</text:p>
          </table:table-cell>
        </table:table-row>
        <table:table-row table:style-name="ro1">
          <table:table-cell office:value-type="date" office:date-value="2024-07-12" calcext:value-type="date">
            <text:p>12.07.2024</text:p>
          </table:table-cell>
          <table:table-cell office:value-type="currency" office:currency="BGN" office:value="1.21661" calcext:value-type="currency">
            <text:p>1.21661 лв.</text:p>
          </table:table-cell>
        </table:table-row>
        <table:table-row table:style-name="ro1">
          <table:table-cell office:value-type="date" office:date-value="2024-07-13" calcext:value-type="date">
            <text:p>13.07.2024</text:p>
          </table:table-cell>
          <table:table-cell office:value-type="currency" office:currency="BGN" office:value="1.21661" calcext:value-type="currency">
            <text:p>1.21661 лв.</text:p>
          </table:table-cell>
        </table:table-row>
        <table:table-row table:style-name="ro1">
          <table:table-cell office:value-type="date" office:date-value="2024-07-14" calcext:value-type="date">
            <text:p>14.07.2024</text:p>
          </table:table-cell>
          <table:table-cell office:value-type="currency" office:currency="BGN" office:value="1.21661" calcext:value-type="currency">
            <text:p>1.21661 лв.</text:p>
          </table:table-cell>
        </table:table-row>
        <table:table-row table:style-name="ro1">
          <table:table-cell office:value-type="date" office:date-value="2024-07-15" calcext:value-type="date">
            <text:p>15.07.2024</text:p>
          </table:table-cell>
          <table:table-cell office:value-type="currency" office:currency="BGN" office:value="1.21571" calcext:value-type="currency">
            <text:p>1.21571 лв.</text:p>
          </table:table-cell>
        </table:table-row>
        <table:table-row table:style-name="ro1">
          <table:table-cell office:value-type="date" office:date-value="2024-07-16" calcext:value-type="date">
            <text:p>16.07.2024</text:p>
          </table:table-cell>
          <table:table-cell office:value-type="currency" office:currency="BGN" office:value="1.20962" calcext:value-type="currency">
            <text:p>1.20962 лв.</text:p>
          </table:table-cell>
        </table:table-row>
        <table:table-row table:style-name="ro1">
          <table:table-cell office:value-type="date" office:date-value="2024-07-17" calcext:value-type="date">
            <text:p>17.07.2024</text:p>
          </table:table-cell>
          <table:table-cell office:value-type="currency" office:currency="BGN" office:value="1.20567" calcext:value-type="currency">
            <text:p>1.20567 лв.</text:p>
          </table:table-cell>
        </table:table-row>
        <table:table-row table:style-name="ro1">
          <table:table-cell office:value-type="date" office:date-value="2024-07-18" calcext:value-type="date">
            <text:p>18.07.2024</text:p>
          </table:table-cell>
          <table:table-cell office:value-type="currency" office:currency="BGN" office:value="1.20455" calcext:value-type="currency">
            <text:p>1.20455 лв.</text:p>
          </table:table-cell>
        </table:table-row>
        <table:table-row table:style-name="ro1">
          <table:table-cell office:value-type="date" office:date-value="2024-07-19" calcext:value-type="date">
            <text:p>19.07.2024</text:p>
          </table:table-cell>
          <table:table-cell office:value-type="currency" office:currency="BGN" office:value="1.20167" calcext:value-type="currency">
            <text:p>1.20167 лв.</text:p>
          </table:table-cell>
        </table:table-row>
        <table:table-row table:style-name="ro1">
          <table:table-cell office:value-type="date" office:date-value="2024-07-20" calcext:value-type="date">
            <text:p>20.07.2024</text:p>
          </table:table-cell>
          <table:table-cell office:value-type="currency" office:currency="BGN" office:value="1.20167" calcext:value-type="currency">
            <text:p>1.20167 лв.</text:p>
          </table:table-cell>
        </table:table-row>
        <table:table-row table:style-name="ro1">
          <table:table-cell office:value-type="date" office:date-value="2024-07-21" calcext:value-type="date">
            <text:p>21.07.2024</text:p>
          </table:table-cell>
          <table:table-cell office:value-type="currency" office:currency="BGN" office:value="1.20167" calcext:value-type="currency">
            <text:p>1.20167 лв.</text:p>
          </table:table-cell>
        </table:table-row>
        <table:table-row table:style-name="ro1">
          <table:table-cell office:value-type="date" office:date-value="2024-07-22" calcext:value-type="date">
            <text:p>22.07.2024</text:p>
          </table:table-cell>
          <table:table-cell office:value-type="currency" office:currency="BGN" office:value="1.19476" calcext:value-type="currency">
            <text:p>1.19476 лв.</text:p>
          </table:table-cell>
        </table:table-row>
        <table:table-row table:style-name="ro1">
          <table:table-cell office:value-type="date" office:date-value="2024-07-23" calcext:value-type="date">
            <text:p>23.07.2024</text:p>
          </table:table-cell>
          <table:table-cell office:value-type="currency" office:currency="BGN" office:value="1.19287" calcext:value-type="currency">
            <text:p>1.19287 лв.</text:p>
          </table:table-cell>
        </table:table-row>
        <table:table-row table:style-name="ro1">
          <table:table-cell office:value-type="date" office:date-value="2024-07-24" calcext:value-type="date">
            <text:p>24.07.2024</text:p>
          </table:table-cell>
          <table:table-cell office:value-type="currency" office:currency="BGN" office:value="1.19055" calcext:value-type="currency">
            <text:p>1.19055 лв.</text:p>
          </table:table-cell>
        </table:table-row>
        <table:table-row table:style-name="ro1">
          <table:table-cell office:value-type="date" office:date-value="2024-07-25" calcext:value-type="date">
            <text:p>25.07.2024</text:p>
          </table:table-cell>
          <table:table-cell office:value-type="currency" office:currency="BGN" office:value="1.17552" calcext:value-type="currency">
            <text:p>1.17552 лв.</text:p>
          </table:table-cell>
        </table:table-row>
        <table:table-row table:style-name="ro1">
          <table:table-cell office:value-type="date" office:date-value="2024-07-26" calcext:value-type="date">
            <text:p>26.07.2024</text:p>
          </table:table-cell>
          <table:table-cell office:value-type="currency" office:currency="BGN" office:value="1.18113" calcext:value-type="currency">
            <text:p>1.18113 лв.</text:p>
          </table:table-cell>
        </table:table-row>
        <table:table-row table:style-name="ro1">
          <table:table-cell office:value-type="date" office:date-value="2024-07-27" calcext:value-type="date">
            <text:p>27.07.2024</text:p>
          </table:table-cell>
          <table:table-cell office:value-type="currency" office:currency="BGN" office:value="1.18113" calcext:value-type="currency">
            <text:p>1.18113 лв.</text:p>
          </table:table-cell>
        </table:table-row>
        <table:table-row table:style-name="ro1">
          <table:table-cell office:value-type="date" office:date-value="2024-07-28" calcext:value-type="date">
            <text:p>28.07.2024</text:p>
          </table:table-cell>
          <table:table-cell office:value-type="currency" office:currency="BGN" office:value="1.18113" calcext:value-type="currency">
            <text:p>1.18113 лв.</text:p>
          </table:table-cell>
        </table:table-row>
        <table:table-row table:style-name="ro1">
          <table:table-cell office:value-type="date" office:date-value="2024-07-29" calcext:value-type="date">
            <text:p>29.07.2024</text:p>
          </table:table-cell>
          <table:table-cell office:value-type="currency" office:currency="BGN" office:value="1.18291" calcext:value-type="currency">
            <text:p>1.18291 лв.</text:p>
          </table:table-cell>
        </table:table-row>
        <table:table-row table:style-name="ro1">
          <table:table-cell office:value-type="date" office:date-value="2024-07-30" calcext:value-type="date">
            <text:p>30.07.2024</text:p>
          </table:table-cell>
          <table:table-cell office:value-type="currency" office:currency="BGN" office:value="1.18106" calcext:value-type="currency">
            <text:p>1.18106 лв.</text:p>
          </table:table-cell>
        </table:table-row>
        <table:table-row table:style-name="ro1">
          <table:table-cell office:value-type="date" office:date-value="2024-07-31" calcext:value-type="date">
            <text:p>31.07.2024</text:p>
          </table:table-cell>
          <table:table-cell office:value-type="currency" office:currency="BGN" office:value="1.17573" calcext:value-type="currency">
            <text:p>1.17573 лв.</text:p>
          </table:table-cell>
        </table:table-row>
        <table:table-row table:style-name="ro1">
          <table:table-cell office:value-type="date" office:date-value="2024-08-01" calcext:value-type="date">
            <text:p>01.08.2024</text:p>
          </table:table-cell>
          <table:table-cell office:value-type="currency" office:currency="BGN" office:value="1.18528" calcext:value-type="currency">
            <text:p>1.18528 лв.</text:p>
          </table:table-cell>
        </table:table-row>
        <table:table-row table:style-name="ro1">
          <table:table-cell office:value-type="date" office:date-value="2024-08-02" calcext:value-type="date">
            <text:p>02.08.2024</text:p>
          </table:table-cell>
          <table:table-cell office:value-type="currency" office:currency="BGN" office:value="1.17616" calcext:value-type="currency">
            <text:p>1.17616 лв.</text:p>
          </table:table-cell>
        </table:table-row>
        <table:table-row table:style-name="ro1">
          <table:table-cell office:value-type="date" office:date-value="2024-08-03" calcext:value-type="date">
            <text:p>03.08.2024</text:p>
          </table:table-cell>
          <table:table-cell office:value-type="currency" office:currency="BGN" office:value="1.17616" calcext:value-type="currency">
            <text:p>1.17616 лв.</text:p>
          </table:table-cell>
        </table:table-row>
        <table:table-row table:style-name="ro1">
          <table:table-cell office:value-type="date" office:date-value="2024-08-04" calcext:value-type="date">
            <text:p>04.08.2024</text:p>
          </table:table-cell>
          <table:table-cell office:value-type="currency" office:currency="BGN" office:value="1.17616" calcext:value-type="currency">
            <text:p>1.17616 лв.</text:p>
          </table:table-cell>
        </table:table-row>
        <table:table-row table:style-name="ro1">
          <table:table-cell office:value-type="date" office:date-value="2024-08-05" calcext:value-type="date">
            <text:p>05.08.2024</text:p>
          </table:table-cell>
          <table:table-cell office:value-type="currency" office:currency="BGN" office:value="1.14995" calcext:value-type="currency">
            <text:p>1.14995 лв.</text:p>
          </table:table-cell>
        </table:table-row>
        <table:table-row table:style-name="ro1">
          <table:table-cell office:value-type="date" office:date-value="2024-08-06" calcext:value-type="date">
            <text:p>06.08.2024</text:p>
          </table:table-cell>
          <table:table-cell office:value-type="currency" office:currency="BGN" office:value="1.16163" calcext:value-type="currency">
            <text:p>1.16163 лв.</text:p>
          </table:table-cell>
        </table:table-row>
        <table:table-row table:style-name="ro1">
          <table:table-cell office:value-type="date" office:date-value="2024-08-07" calcext:value-type="date">
            <text:p>07.08.2024</text:p>
          </table:table-cell>
          <table:table-cell office:value-type="currency" office:currency="BGN" office:value="1.17517" calcext:value-type="currency">
            <text:p>1.17517 лв.</text:p>
          </table:table-cell>
        </table:table-row>
        <table:table-row table:style-name="ro1">
          <table:table-cell office:value-type="date" office:date-value="2024-08-08" calcext:value-type="date">
            <text:p>08.08.2024</text:p>
          </table:table-cell>
          <table:table-cell office:value-type="currency" office:currency="BGN" office:value="1.17277" calcext:value-type="currency">
            <text:p>1.17277 лв.</text:p>
          </table:table-cell>
        </table:table-row>
        <table:table-row table:style-name="ro1">
          <table:table-cell office:value-type="date" office:date-value="2024-08-09" calcext:value-type="date">
            <text:p>09.08.2024</text:p>
          </table:table-cell>
          <table:table-cell office:value-type="currency" office:currency="BGN" office:value="1.17757" calcext:value-type="currency">
            <text:p>1.17757 лв.</text:p>
          </table:table-cell>
        </table:table-row>
        <table:table-row table:style-name="ro1">
          <table:table-cell office:value-type="date" office:date-value="2024-08-10" calcext:value-type="date">
            <text:p>10.08.2024</text:p>
          </table:table-cell>
          <table:table-cell office:value-type="currency" office:currency="BGN" office:value="1.17757" calcext:value-type="currency">
            <text:p>1.17757 лв.</text:p>
          </table:table-cell>
        </table:table-row>
        <table:table-row table:style-name="ro1">
          <table:table-cell office:value-type="date" office:date-value="2024-08-11" calcext:value-type="date">
            <text:p>11.08.2024</text:p>
          </table:table-cell>
          <table:table-cell office:value-type="currency" office:currency="BGN" office:value="1.17757" calcext:value-type="currency">
            <text:p>1.17757 лв.</text:p>
          </table:table-cell>
        </table:table-row>
        <table:table-row table:style-name="ro1">
          <table:table-cell office:value-type="date" office:date-value="2024-08-12" calcext:value-type="date">
            <text:p>12.08.2024</text:p>
          </table:table-cell>
          <table:table-cell office:value-type="currency" office:currency="BGN" office:value="1.18106" calcext:value-type="currency">
            <text:p>1.18106 лв.</text:p>
          </table:table-cell>
        </table:table-row>
        <table:table-row table:style-name="ro1">
          <table:table-cell office:value-type="date" office:date-value="2024-08-13" calcext:value-type="date">
            <text:p>13.08.2024</text:p>
          </table:table-cell>
          <table:table-cell office:value-type="currency" office:currency="BGN" office:value="1.1802" calcext:value-type="currency">
            <text:p>1.18020 лв.</text:p>
          </table:table-cell>
        </table:table-row>
        <table:table-row table:style-name="ro1">
          <table:table-cell office:value-type="date" office:date-value="2024-08-14" calcext:value-type="date">
            <text:p>14.08.2024</text:p>
          </table:table-cell>
          <table:table-cell office:value-type="currency" office:currency="BGN" office:value="1.17517" calcext:value-type="currency">
            <text:p>1.17517 лв.</text:p>
          </table:table-cell>
        </table:table-row>
        <table:table-row table:style-name="ro1">
          <table:table-cell office:value-type="date" office:date-value="2024-08-15" calcext:value-type="date">
            <text:p>15.08.2024</text:p>
          </table:table-cell>
          <table:table-cell office:value-type="currency" office:currency="BGN" office:value="1.17757" calcext:value-type="currency">
            <text:p>1.17757 лв.</text:p>
          </table:table-cell>
        </table:table-row>
        <table:table-row table:style-name="ro1">
          <table:table-cell office:value-type="date" office:date-value="2024-08-16" calcext:value-type="date">
            <text:p>16.08.2024</text:p>
          </table:table-cell>
          <table:table-cell office:value-type="currency" office:currency="BGN" office:value="1.17985" calcext:value-type="currency">
            <text:p>1.17985 лв.</text:p>
          </table:table-cell>
        </table:table-row>
        <table:table-row table:style-name="ro1">
          <table:table-cell office:value-type="date" office:date-value="2024-08-17" calcext:value-type="date">
            <text:p>17.08.2024</text:p>
          </table:table-cell>
          <table:table-cell office:value-type="currency" office:currency="BGN" office:value="1.17985" calcext:value-type="currency">
            <text:p>1.17985 лв.</text:p>
          </table:table-cell>
        </table:table-row>
        <table:table-row table:style-name="ro1">
          <table:table-cell office:value-type="date" office:date-value="2024-08-18" calcext:value-type="date">
            <text:p>18.08.2024</text:p>
          </table:table-cell>
          <table:table-cell office:value-type="currency" office:currency="BGN" office:value="1.17985" calcext:value-type="currency">
            <text:p>1.17985 лв.</text:p>
          </table:table-cell>
        </table:table-row>
        <table:table-row table:style-name="ro1">
          <table:table-cell office:value-type="date" office:date-value="2024-08-19" calcext:value-type="date">
            <text:p>19.08.2024</text:p>
          </table:table-cell>
          <table:table-cell office:value-type="currency" office:currency="BGN" office:value="1.18636" calcext:value-type="currency">
            <text:p>1.18636 лв.</text:p>
          </table:table-cell>
        </table:table-row>
        <table:table-row table:style-name="ro1">
          <table:table-cell office:value-type="date" office:date-value="2024-08-20" calcext:value-type="date">
            <text:p>20.08.2024</text:p>
          </table:table-cell>
          <table:table-cell office:value-type="currency" office:currency="BGN" office:value="1.18867" calcext:value-type="currency">
            <text:p>1.18867 лв.</text:p>
          </table:table-cell>
        </table:table-row>
        <table:table-row table:style-name="ro1">
          <table:table-cell office:value-type="date" office:date-value="2024-08-21" calcext:value-type="date">
            <text:p>21.08.2024</text:p>
          </table:table-cell>
          <table:table-cell office:value-type="currency" office:currency="BGN" office:value="1.18571" calcext:value-type="currency">
            <text:p>1.18571 лв.</text:p>
          </table:table-cell>
        </table:table-row>
        <table:table-row table:style-name="ro1">
          <table:table-cell office:value-type="date" office:date-value="2024-08-22" calcext:value-type="date">
            <text:p>22.08.2024</text:p>
          </table:table-cell>
          <table:table-cell office:value-type="currency" office:currency="BGN" office:value="1.18177" calcext:value-type="currency">
            <text:p>1.18177 лв.</text:p>
          </table:table-cell>
        </table:table-row>
        <table:table-row table:style-name="ro1">
          <table:table-cell office:value-type="date" office:date-value="2024-08-23" calcext:value-type="date">
            <text:p>23.08.2024</text:p>
          </table:table-cell>
          <table:table-cell office:value-type="currency" office:currency="BGN" office:value="1.18406" calcext:value-type="currency">
            <text:p>1.18406 лв.</text:p>
          </table:table-cell>
        </table:table-row>
        <table:table-row table:style-name="ro1">
          <table:table-cell office:value-type="date" office:date-value="2024-08-24" calcext:value-type="date">
            <text:p>24.08.2024</text:p>
          </table:table-cell>
          <table:table-cell office:value-type="currency" office:currency="BGN" office:value="1.18406" calcext:value-type="currency">
            <text:p>1.18406 лв.</text:p>
          </table:table-cell>
        </table:table-row>
        <table:table-row table:style-name="ro1">
          <table:table-cell office:value-type="date" office:date-value="2024-08-25" calcext:value-type="date">
            <text:p>25.08.2024</text:p>
          </table:table-cell>
          <table:table-cell office:value-type="currency" office:currency="BGN" office:value="1.18406" calcext:value-type="currency">
            <text:p>1.18406 лв.</text:p>
          </table:table-cell>
        </table:table-row>
        <table:table-row table:style-name="ro1">
          <table:table-cell office:value-type="date" office:date-value="2024-08-26" calcext:value-type="date">
            <text:p>26.08.2024</text:p>
          </table:table-cell>
          <table:table-cell office:value-type="currency" office:currency="BGN" office:value="1.18564" calcext:value-type="currency">
            <text:p>1.18564 лв.</text:p>
          </table:table-cell>
        </table:table-row>
        <table:table-row table:style-name="ro1">
          <table:table-cell office:value-type="date" office:date-value="2024-08-27" calcext:value-type="date">
            <text:p>27.08.2024</text:p>
          </table:table-cell>
          <table:table-cell office:value-type="currency" office:currency="BGN" office:value="1.18816" calcext:value-type="currency">
            <text:p>1.18816 лв.</text:p>
          </table:table-cell>
        </table:table-row>
        <table:table-row table:style-name="ro1">
          <table:table-cell office:value-type="date" office:date-value="2024-08-28" calcext:value-type="date">
            <text:p>28.08.2024</text:p>
          </table:table-cell>
          <table:table-cell office:value-type="currency" office:currency="BGN" office:value="1.19207" calcext:value-type="currency">
            <text:p>1.19207 лв.</text:p>
          </table:table-cell>
        </table:table-row>
        <table:table-row table:style-name="ro1">
          <table:table-cell office:value-type="date" office:date-value="2024-08-29" calcext:value-type="date">
            <text:p>29.08.2024</text:p>
          </table:table-cell>
          <table:table-cell office:value-type="currency" office:currency="BGN" office:value="1.20181" calcext:value-type="currency">
            <text:p>1.20181 лв.</text:p>
          </table:table-cell>
        </table:table-row>
        <table:table-row table:style-name="ro1">
          <table:table-cell office:value-type="date" office:date-value="2024-08-30" calcext:value-type="date">
            <text:p>30.08.2024</text:p>
          </table:table-cell>
          <table:table-cell office:value-type="currency" office:currency="BGN" office:value="1.19982" calcext:value-type="currency">
            <text:p>1.19982 лв.</text:p>
          </table:table-cell>
        </table:table-row>
        <table:table-row table:style-name="ro1">
          <table:table-cell office:value-type="date" office:date-value="2024-08-31" calcext:value-type="date">
            <text:p>31.08.2024</text:p>
          </table:table-cell>
          <table:table-cell office:value-type="currency" office:currency="BGN" office:value="1.19982" calcext:value-type="currency">
            <text:p>1.19982 лв.</text:p>
          </table:table-cell>
        </table:table-row>
        <table:table-row table:style-name="ro1">
          <table:table-cell office:value-type="date" office:date-value="2024-09-01" calcext:value-type="date">
            <text:p>01.09.2024</text:p>
          </table:table-cell>
          <table:table-cell office:value-type="currency" office:currency="BGN" office:value="1.19982" calcext:value-type="currency">
            <text:p>1.19982 лв.</text:p>
          </table:table-cell>
        </table:table-row>
        <table:table-row table:style-name="ro1">
          <table:table-cell office:value-type="date" office:date-value="2024-09-02" calcext:value-type="date">
            <text:p>02.09.2024</text:p>
          </table:table-cell>
          <table:table-cell office:value-type="currency" office:currency="BGN" office:value="1.19828" calcext:value-type="currency">
            <text:p>1.19828 лв.</text:p>
          </table:table-cell>
        </table:table-row>
        <table:table-row table:style-name="ro1">
          <table:table-cell office:value-type="date" office:date-value="2024-09-03" calcext:value-type="date">
            <text:p>03.09.2024</text:p>
          </table:table-cell>
          <table:table-cell office:value-type="currency" office:currency="BGN" office:value="1.19302" calcext:value-type="currency">
            <text:p>1.19302 лв.</text:p>
          </table:table-cell>
        </table:table-row>
        <table:table-row table:style-name="ro1">
          <table:table-cell office:value-type="date" office:date-value="2024-09-04" calcext:value-type="date">
            <text:p>04.09.2024</text:p>
          </table:table-cell>
          <table:table-cell office:value-type="currency" office:currency="BGN" office:value="1.18895" calcext:value-type="currency">
            <text:p>1.18895 лв.</text:p>
          </table:table-cell>
        </table:table-row>
        <table:table-row table:style-name="ro1">
          <table:table-cell office:value-type="date" office:date-value="2024-09-05" calcext:value-type="date">
            <text:p>05.09.2024</text:p>
          </table:table-cell>
          <table:table-cell office:value-type="currency" office:currency="BGN" office:value="1.1855" calcext:value-type="currency">
            <text:p>1.18550 лв.</text:p>
          </table:table-cell>
        </table:table-row>
        <table:table-row table:style-name="ro1">
          <table:table-cell office:value-type="date" office:date-value="2024-09-06" calcext:value-type="date">
            <text:p>06.09.2024</text:p>
          </table:table-cell>
          <table:table-cell office:value-type="currency" office:currency="BGN" office:value="1.1855" calcext:value-type="currency">
            <text:p>1.18550 лв.</text:p>
          </table:table-cell>
        </table:table-row>
        <table:table-row table:style-name="ro1">
          <table:table-cell office:value-type="date" office:date-value="2024-09-07" calcext:value-type="date">
            <text:p>07.09.2024</text:p>
          </table:table-cell>
          <table:table-cell office:value-type="currency" office:currency="BGN" office:value="1.1855" calcext:value-type="currency">
            <text:p>1.18550 лв.</text:p>
          </table:table-cell>
        </table:table-row>
        <table:table-row table:style-name="ro1">
          <table:table-cell office:value-type="date" office:date-value="2024-09-08" calcext:value-type="date">
            <text:p>08.09.2024</text:p>
          </table:table-cell>
          <table:table-cell office:value-type="currency" office:currency="BGN" office:value="1.1855" calcext:value-type="currency">
            <text:p>1.18550 лв.</text:p>
          </table:table-cell>
        </table:table-row>
        <table:table-row table:style-name="ro1">
          <table:table-cell office:value-type="date" office:date-value="2024-09-09" calcext:value-type="date">
            <text:p>09.09.2024</text:p>
          </table:table-cell>
          <table:table-cell office:value-type="currency" office:currency="BGN" office:value="1.17849" calcext:value-type="currency">
            <text:p>1.17849 лв.</text:p>
          </table:table-cell>
        </table:table-row>
        <table:table-row table:style-name="ro1">
          <table:table-cell office:value-type="date" office:date-value="2024-09-10" calcext:value-type="date">
            <text:p>10.09.2024</text:p>
          </table:table-cell>
          <table:table-cell office:value-type="currency" office:currency="BGN" office:value="1.1817" calcext:value-type="currency">
            <text:p>1.18170 лв.</text:p>
          </table:table-cell>
        </table:table-row>
        <table:table-row table:style-name="ro1">
          <table:table-cell office:value-type="date" office:date-value="2024-09-11" calcext:value-type="date">
            <text:p>11.09.2024</text:p>
          </table:table-cell>
          <table:table-cell office:value-type="currency" office:currency="BGN" office:value="1.18106" calcext:value-type="currency">
            <text:p>1.18106 лв.</text:p>
          </table:table-cell>
        </table:table-row>
        <table:table-row table:style-name="ro1">
          <table:table-cell office:value-type="date" office:date-value="2024-09-12" calcext:value-type="date">
            <text:p>12.09.2024</text:p>
          </table:table-cell>
          <table:table-cell office:value-type="currency" office:currency="BGN" office:value="1.18557" calcext:value-type="currency">
            <text:p>1.18557 лв.</text:p>
          </table:table-cell>
        </table:table-row>
        <table:table-row table:style-name="ro1">
          <table:table-cell office:value-type="date" office:date-value="2024-09-13" calcext:value-type="date">
            <text:p>13.09.2024</text:p>
          </table:table-cell>
          <table:table-cell office:value-type="currency" office:currency="BGN" office:value="1.18234" calcext:value-type="currency">
            <text:p>1.18234 лв.</text:p>
          </table:table-cell>
        </table:table-row>
        <table:table-row table:style-name="ro1">
          <table:table-cell office:value-type="date" office:date-value="2024-09-14" calcext:value-type="date">
            <text:p>14.09.2024</text:p>
          </table:table-cell>
          <table:table-cell office:value-type="currency" office:currency="BGN" office:value="1.18234" calcext:value-type="currency">
            <text:p>1.18234 лв.</text:p>
          </table:table-cell>
        </table:table-row>
        <table:table-row table:style-name="ro1">
          <table:table-cell office:value-type="date" office:date-value="2024-09-15" calcext:value-type="date">
            <text:p>15.09.2024</text:p>
          </table:table-cell>
          <table:table-cell office:value-type="currency" office:currency="BGN" office:value="1.18234" calcext:value-type="currency">
            <text:p>1.18234 лв.</text:p>
          </table:table-cell>
        </table:table-row>
        <table:table-row table:style-name="ro1">
          <table:table-cell office:value-type="date" office:date-value="2024-09-16" calcext:value-type="date">
            <text:p>16.09.2024</text:p>
          </table:table-cell>
          <table:table-cell office:value-type="currency" office:currency="BGN" office:value="1.18593" calcext:value-type="currency">
            <text:p>1.18593 лв.</text:p>
          </table:table-cell>
        </table:table-row>
        <table:table-row table:style-name="ro1">
          <table:table-cell office:value-type="date" office:date-value="2024-09-17" calcext:value-type="date">
            <text:p>17.09.2024</text:p>
          </table:table-cell>
          <table:table-cell office:value-type="currency" office:currency="BGN" office:value="1.18737" calcext:value-type="currency">
            <text:p>1.18737 лв.</text:p>
          </table:table-cell>
        </table:table-row>
        <table:table-row table:style-name="ro1">
          <table:table-cell office:value-type="date" office:date-value="2024-09-18" calcext:value-type="date">
            <text:p>18.09.2024</text:p>
          </table:table-cell>
          <table:table-cell office:value-type="currency" office:currency="BGN" office:value="1.19258" calcext:value-type="currency">
            <text:p>1.19258 лв.</text:p>
          </table:table-cell>
        </table:table-row>
        <table:table-row table:style-name="ro1">
          <table:table-cell office:value-type="date" office:date-value="2024-09-19" calcext:value-type="date">
            <text:p>19.09.2024</text:p>
          </table:table-cell>
          <table:table-cell office:value-type="currency" office:currency="BGN" office:value="1.19608" calcext:value-type="currency">
            <text:p>1.19608 лв.</text:p>
          </table:table-cell>
        </table:table-row>
        <table:table-row table:style-name="ro1">
          <table:table-cell office:value-type="date" office:date-value="2024-09-20" calcext:value-type="date">
            <text:p>20.09.2024</text:p>
          </table:table-cell>
          <table:table-cell office:value-type="currency" office:currency="BGN" office:value="1.19345" calcext:value-type="currency">
            <text:p>1.19345 лв.</text:p>
          </table:table-cell>
        </table:table-row>
        <table:table-row table:style-name="ro1">
          <table:table-cell office:value-type="date" office:date-value="2024-09-21" calcext:value-type="date">
            <text:p>21.09.2024</text:p>
          </table:table-cell>
          <table:table-cell office:value-type="currency" office:currency="BGN" office:value="1.19345" calcext:value-type="currency">
            <text:p>1.19345 лв.</text:p>
          </table:table-cell>
        </table:table-row>
        <table:table-row table:style-name="ro1">
          <table:table-cell office:value-type="date" office:date-value="2024-09-22" calcext:value-type="date">
            <text:p>22.09.2024</text:p>
          </table:table-cell>
          <table:table-cell office:value-type="currency" office:currency="BGN" office:value="1.19345" calcext:value-type="currency">
            <text:p>1.19345 лв.</text:p>
          </table:table-cell>
        </table:table-row>
        <table:table-row table:style-name="ro1">
          <table:table-cell office:value-type="date" office:date-value="2024-09-23" calcext:value-type="date">
            <text:p>23.09.2024</text:p>
          </table:table-cell>
          <table:table-cell office:value-type="currency" office:currency="BGN" office:value="1.19345" calcext:value-type="currency">
            <text:p>1.19345 лв.</text:p>
          </table:table-cell>
        </table:table-row>
        <table:table-row table:style-name="ro1">
          <table:table-cell office:value-type="date" office:date-value="2024-09-24" calcext:value-type="date">
            <text:p>24.09.2024</text:p>
          </table:table-cell>
          <table:table-cell office:value-type="currency" office:currency="BGN" office:value="1.20455" calcext:value-type="currency">
            <text:p>1.20455 лв.</text:p>
          </table:table-cell>
        </table:table-row>
        <table:table-row table:style-name="ro1">
          <table:table-cell office:value-type="date" office:date-value="2024-09-25" calcext:value-type="date">
            <text:p>25.09.2024</text:p>
          </table:table-cell>
          <table:table-cell office:value-type="currency" office:currency="BGN" office:value="1.20167" calcext:value-type="currency">
            <text:p>1.20167 лв.</text:p>
          </table:table-cell>
        </table:table-row>
        <table:table-row table:style-name="ro1">
          <table:table-cell office:value-type="date" office:date-value="2024-09-26" calcext:value-type="date">
            <text:p>26.09.2024</text:p>
          </table:table-cell>
          <table:table-cell office:value-type="currency" office:currency="BGN" office:value="1.20604" calcext:value-type="currency">
            <text:p>1.20604 лв.</text:p>
          </table:table-cell>
        </table:table-row>
        <table:table-row table:style-name="ro1">
          <table:table-cell office:value-type="date" office:date-value="2024-09-27" calcext:value-type="date">
            <text:p>27.09.2024</text:p>
          </table:table-cell>
          <table:table-cell office:value-type="currency" office:currency="BGN" office:value="1.20879" calcext:value-type="currency">
            <text:p>1.20879 лв.</text:p>
          </table:table-cell>
        </table:table-row>
        <table:table-row table:style-name="ro1">
          <table:table-cell office:value-type="date" office:date-value="2024-09-28" calcext:value-type="date">
            <text:p>28.09.2024</text:p>
          </table:table-cell>
          <table:table-cell office:value-type="currency" office:currency="BGN" office:value="1.20879" calcext:value-type="currency">
            <text:p>1.20879 лв.</text:p>
          </table:table-cell>
        </table:table-row>
        <table:table-row table:style-name="ro1">
          <table:table-cell office:value-type="date" office:date-value="2024-09-29" calcext:value-type="date">
            <text:p>29.09.2024</text:p>
          </table:table-cell>
          <table:table-cell office:value-type="currency" office:currency="BGN" office:value="1.20879" calcext:value-type="currency">
            <text:p>1.20879 лв.</text:p>
          </table:table-cell>
        </table:table-row>
        <table:table-row table:style-name="ro1">
          <table:table-cell office:value-type="date" office:date-value="2024-09-30" calcext:value-type="date">
            <text:p>30.09.2024</text:p>
          </table:table-cell>
          <table:table-cell office:value-type="currency" office:currency="BGN" office:value="1.20984" calcext:value-type="currency">
            <text:p>1.20984 лв.</text:p>
          </table:table-cell>
        </table:table-row>
        <table:table-row table:style-name="ro1">
          <table:table-cell office:value-type="date" office:date-value="2024-10-01" calcext:value-type="date">
            <text:p>01.10.2024</text:p>
          </table:table-cell>
          <table:table-cell office:value-type="currency" office:currency="BGN" office:value="1.21935" calcext:value-type="currency">
            <text:p>1.21935 лв.</text:p>
          </table:table-cell>
        </table:table-row>
        <table:table-row table:style-name="ro1">
          <table:table-cell office:value-type="date" office:date-value="2024-10-02" calcext:value-type="date">
            <text:p>02.10.2024</text:p>
          </table:table-cell>
          <table:table-cell office:value-type="currency" office:currency="BGN" office:value="1.21874" calcext:value-type="currency">
            <text:p>1.21874 лв.</text:p>
          </table:table-cell>
        </table:table-row>
        <table:table-row table:style-name="ro1">
          <table:table-cell office:value-type="date" office:date-value="2024-10-03" calcext:value-type="date">
            <text:p>03.10.2024</text:p>
          </table:table-cell>
          <table:table-cell office:value-type="currency" office:currency="BGN" office:value="1.21299" calcext:value-type="currency">
            <text:p>1.21299 лв.</text:p>
          </table:table-cell>
        </table:table-row>
        <table:table-row table:style-name="ro1">
          <table:table-cell office:value-type="date" office:date-value="2024-10-04" calcext:value-type="date">
            <text:p>04.10.2024</text:p>
          </table:table-cell>
          <table:table-cell office:value-type="currency" office:currency="BGN" office:value="1.21322" calcext:value-type="currency">
            <text:p>1.21322 лв.</text:p>
          </table:table-cell>
        </table:table-row>
        <table:table-row table:style-name="ro1">
          <table:table-cell office:value-type="date" office:date-value="2024-10-05" calcext:value-type="date">
            <text:p>05.10.2024</text:p>
          </table:table-cell>
          <table:table-cell office:value-type="currency" office:currency="BGN" office:value="1.21322" calcext:value-type="currency">
            <text:p>1.21322 лв.</text:p>
          </table:table-cell>
        </table:table-row>
        <table:table-row table:style-name="ro1">
          <table:table-cell office:value-type="date" office:date-value="2024-10-06" calcext:value-type="date">
            <text:p>06.10.2024</text:p>
          </table:table-cell>
          <table:table-cell office:value-type="currency" office:currency="BGN" office:value="1.21322" calcext:value-type="currency">
            <text:p>1.21322 лв.</text:p>
          </table:table-cell>
        </table:table-row>
        <table:table-row table:style-name="ro1">
          <table:table-cell office:value-type="date" office:date-value="2024-10-07" calcext:value-type="date">
            <text:p>07.10.2024</text:p>
          </table:table-cell>
          <table:table-cell office:value-type="currency" office:currency="BGN" office:value="1.21067" calcext:value-type="currency">
            <text:p>1.21067 лв.</text:p>
          </table:table-cell>
        </table:table-row>
        <table:table-row table:style-name="ro1">
          <table:table-cell office:value-type="date" office:date-value="2024-10-08" calcext:value-type="date">
            <text:p>08.10.2024</text:p>
          </table:table-cell>
          <table:table-cell office:value-type="currency" office:currency="BGN" office:value="1.20041" calcext:value-type="currency">
            <text:p>1.20041 лв.</text:p>
          </table:table-cell>
        </table:table-row>
        <table:table-row table:style-name="ro1">
          <table:table-cell office:value-type="date" office:date-value="2024-10-09" calcext:value-type="date">
            <text:p>09.10.2024</text:p>
          </table:table-cell>
          <table:table-cell office:value-type="currency" office:currency="BGN" office:value="1.20115" calcext:value-type="currency">
            <text:p>1.20115 лв.</text:p>
          </table:table-cell>
        </table:table-row>
        <table:table-row table:style-name="ro1">
          <table:table-cell office:value-type="date" office:date-value="2024-10-10" calcext:value-type="date">
            <text:p>10.10.2024</text:p>
          </table:table-cell>
          <table:table-cell office:value-type="currency" office:currency="BGN" office:value="1.20167" calcext:value-type="currency">
            <text:p>1.20167 лв.</text:p>
          </table:table-cell>
        </table:table-row>
        <table:table-row table:style-name="ro1">
          <table:table-cell office:value-type="date" office:date-value="2024-10-11" calcext:value-type="date">
            <text:p>11.10.2024</text:p>
          </table:table-cell>
          <table:table-cell office:value-type="currency" office:currency="BGN" office:value="1.20485" calcext:value-type="currency">
            <text:p>1.20485 лв.</text:p>
          </table:table-cell>
        </table:table-row>
        <table:table-row table:style-name="ro1">
          <table:table-cell office:value-type="date" office:date-value="2024-10-12" calcext:value-type="date">
            <text:p>12.10.2024</text:p>
          </table:table-cell>
          <table:table-cell office:value-type="currency" office:currency="BGN" office:value="1.20485" calcext:value-type="currency">
            <text:p>1.20485 лв.</text:p>
          </table:table-cell>
        </table:table-row>
        <table:table-row table:style-name="ro1">
          <table:table-cell office:value-type="date" office:date-value="2024-10-13" calcext:value-type="date">
            <text:p>13.10.2024</text:p>
          </table:table-cell>
          <table:table-cell office:value-type="currency" office:currency="BGN" office:value="1.20485" calcext:value-type="currency">
            <text:p>1.20485 лв.</text:p>
          </table:table-cell>
        </table:table-row>
        <table:table-row table:style-name="ro1">
          <table:table-cell office:value-type="date" office:date-value="2024-10-14" calcext:value-type="date">
            <text:p>14.10.2024</text:p>
          </table:table-cell>
          <table:table-cell office:value-type="currency" office:currency="BGN" office:value="1.20374" calcext:value-type="currency">
            <text:p>1.20374 лв.</text:p>
          </table:table-cell>
        </table:table-row>
        <table:table-row table:style-name="ro1">
          <table:table-cell office:value-type="date" office:date-value="2024-10-15" calcext:value-type="date">
            <text:p>15.10.2024</text:p>
          </table:table-cell>
          <table:table-cell office:value-type="currency" office:currency="BGN" office:value="1.20463" calcext:value-type="currency">
            <text:p>1.20463 лв.</text:p>
          </table:table-cell>
        </table:table-row>
        <table:table-row table:style-name="ro1">
          <table:table-cell office:value-type="date" office:date-value="2024-10-16" calcext:value-type="date">
            <text:p>16.10.2024</text:p>
          </table:table-cell>
          <table:table-cell office:value-type="currency" office:currency="BGN" office:value="1.20056" calcext:value-type="currency">
            <text:p>1.20056 лв.</text:p>
          </table:table-cell>
        </table:table-row>
        <table:table-row table:style-name="ro1">
          <table:table-cell office:value-type="date" office:date-value="2024-10-17" calcext:value-type="date">
            <text:p>17.10.2024</text:p>
          </table:table-cell>
          <table:table-cell office:value-type="currency" office:currency="BGN" office:value="1.20522" calcext:value-type="currency">
            <text:p>1.20522 лв.</text:p>
          </table:table-cell>
        </table:table-row>
        <table:table-row table:style-name="ro1">
          <table:table-cell office:value-type="date" office:date-value="2024-10-18" calcext:value-type="date">
            <text:p>18.10.2024</text:p>
          </table:table-cell>
          <table:table-cell office:value-type="currency" office:currency="BGN" office:value="1.20992" calcext:value-type="currency">
            <text:p>1.20992 лв.</text:p>
          </table:table-cell>
        </table:table-row>
        <table:table-row table:style-name="ro1">
          <table:table-cell office:value-type="date" office:date-value="2024-10-19" calcext:value-type="date">
            <text:p>19.10.2024</text:p>
          </table:table-cell>
          <table:table-cell office:value-type="currency" office:currency="BGN" office:value="1.20992" calcext:value-type="currency">
            <text:p>1.20992 лв.</text:p>
          </table:table-cell>
        </table:table-row>
        <table:table-row table:style-name="ro1">
          <table:table-cell office:value-type="date" office:date-value="2024-10-20" calcext:value-type="date">
            <text:p>20.10.2024</text:p>
          </table:table-cell>
          <table:table-cell office:value-type="currency" office:currency="BGN" office:value="1.20992" calcext:value-type="currency">
            <text:p>1.20992 лв.</text:p>
          </table:table-cell>
        </table:table-row>
        <table:table-row table:style-name="ro1">
          <table:table-cell office:value-type="date" office:date-value="2024-10-21" calcext:value-type="date">
            <text:p>21.10.2024</text:p>
          </table:table-cell>
          <table:table-cell office:value-type="currency" office:currency="BGN" office:value="1.20507" calcext:value-type="currency">
            <text:p>1.20507 лв.</text:p>
          </table:table-cell>
        </table:table-row>
        <table:table-row table:style-name="ro1">
          <table:table-cell office:value-type="date" office:date-value="2024-10-22" calcext:value-type="date">
            <text:p>22.10.2024</text:p>
          </table:table-cell>
          <table:table-cell office:value-type="currency" office:currency="BGN" office:value="1.20902" calcext:value-type="currency">
            <text:p>1.20902 лв.</text:p>
          </table:table-cell>
        </table:table-row>
        <table:table-row table:style-name="ro1">
          <table:table-cell office:value-type="date" office:date-value="2024-10-23" calcext:value-type="date">
            <text:p>23.10.2024</text:p>
          </table:table-cell>
          <table:table-cell office:value-type="currency" office:currency="BGN" office:value="1.20485" calcext:value-type="currency">
            <text:p>1.20485 лв.</text:p>
          </table:table-cell>
        </table:table-row>
        <table:table-row table:style-name="ro1">
          <table:table-cell office:value-type="date" office:date-value="2024-10-24" calcext:value-type="date">
            <text:p>24.10.2024</text:p>
          </table:table-cell>
          <table:table-cell office:value-type="currency" office:currency="BGN" office:value="1.20477" calcext:value-type="currency">
            <text:p>1.20477 лв.</text:p>
          </table:table-cell>
        </table:table-row>
        <table:table-row table:style-name="ro1">
          <table:table-cell office:value-type="date" office:date-value="2024-10-25" calcext:value-type="date">
            <text:p>25.10.2024</text:p>
          </table:table-cell>
          <table:table-cell office:value-type="currency" office:currency="BGN" office:value="1.19909" calcext:value-type="currency">
            <text:p>1.19909 лв.</text:p>
          </table:table-cell>
        </table:table-row>
        <table:table-row table:style-name="ro1">
          <table:table-cell office:value-type="date" office:date-value="2024-10-26" calcext:value-type="date">
            <text:p>26.10.2024</text:p>
          </table:table-cell>
          <table:table-cell office:value-type="currency" office:currency="BGN" office:value="1.19909" calcext:value-type="currency">
            <text:p>1.19909 лв.</text:p>
          </table:table-cell>
        </table:table-row>
        <table:table-row table:style-name="ro1">
          <table:table-cell office:value-type="date" office:date-value="2024-10-27" calcext:value-type="date">
            <text:p>27.10.2024</text:p>
          </table:table-cell>
          <table:table-cell office:value-type="currency" office:currency="BGN" office:value="1.19909" calcext:value-type="currency">
            <text:p>1.19909 лв.</text:p>
          </table:table-cell>
        </table:table-row>
        <table:table-row table:style-name="ro1">
          <table:table-cell office:value-type="date" office:date-value="2024-10-28" calcext:value-type="date">
            <text:p>28.10.2024</text:p>
          </table:table-cell>
          <table:table-cell office:value-type="currency" office:currency="BGN" office:value="1.19462" calcext:value-type="currency">
            <text:p>1.19462 лв.</text:p>
          </table:table-cell>
        </table:table-row>
        <table:table-row table:style-name="ro1">
          <table:table-cell office:value-type="date" office:date-value="2024-10-29" calcext:value-type="date">
            <text:p>29.10.2024</text:p>
          </table:table-cell>
          <table:table-cell office:value-type="currency" office:currency="BGN" office:value="1.19091" calcext:value-type="currency">
            <text:p>1.19091 лв.</text:p>
          </table:table-cell>
        </table:table-row>
        <table:table-row table:style-name="ro1">
          <table:table-cell office:value-type="date" office:date-value="2024-10-30" calcext:value-type="date">
            <text:p>30.10.2024</text:p>
          </table:table-cell>
          <table:table-cell office:value-type="currency" office:currency="BGN" office:value="1.18823" calcext:value-type="currency">
            <text:p>1.18823 лв.</text:p>
          </table:table-cell>
        </table:table-row>
        <table:table-row table:style-name="ro1">
          <table:table-cell office:value-type="date" office:date-value="2024-10-31" calcext:value-type="date">
            <text:p>31.10.2024</text:p>
          </table:table-cell>
          <table:table-cell office:value-type="currency" office:currency="BGN" office:value="1.18113" calcext:value-type="currency">
            <text:p>1.18113 лв.</text:p>
          </table:table-cell>
        </table:table-row>
        <table:table-row table:style-name="ro1">
          <table:table-cell office:value-type="date" office:date-value="2024-11-01" calcext:value-type="date">
            <text:p>01.11.2024</text:p>
          </table:table-cell>
          <table:table-cell office:value-type="currency" office:currency="BGN" office:value="1.1832" calcext:value-type="currency">
            <text:p>1.18320 лв.</text:p>
          </table:table-cell>
        </table:table-row>
        <table:table-row table:style-name="ro1">
          <table:table-cell office:value-type="date" office:date-value="2024-11-02" calcext:value-type="date">
            <text:p>02.11.2024</text:p>
          </table:table-cell>
          <table:table-cell office:value-type="currency" office:currency="BGN" office:value="1.1832" calcext:value-type="currency">
            <text:p>1.18320 лв.</text:p>
          </table:table-cell>
        </table:table-row>
        <table:table-row table:style-name="ro1">
          <table:table-cell office:value-type="date" office:date-value="2024-11-03" calcext:value-type="date">
            <text:p>03.11.2024</text:p>
          </table:table-cell>
          <table:table-cell office:value-type="currency" office:currency="BGN" office:value="1.1832" calcext:value-type="currency">
            <text:p>1.18320 лв.</text:p>
          </table:table-cell>
        </table:table-row>
        <table:table-row table:style-name="ro1">
          <table:table-cell office:value-type="date" office:date-value="2024-11-04" calcext:value-type="date">
            <text:p>04.11.2024</text:p>
          </table:table-cell>
          <table:table-cell office:value-type="currency" office:currency="BGN" office:value="1.1842" calcext:value-type="currency">
            <text:p>1.18420 лв.</text:p>
          </table:table-cell>
        </table:table-row>
        <table:table-row table:style-name="ro1">
          <table:table-cell office:value-type="date" office:date-value="2024-11-05" calcext:value-type="date">
            <text:p>05.11.2024</text:p>
          </table:table-cell>
          <table:table-cell office:value-type="currency" office:currency="BGN" office:value="1.18881" calcext:value-type="currency">
            <text:p>1.18881 лв.</text:p>
          </table:table-cell>
        </table:table-row>
        <table:table-row table:style-name="ro1">
          <table:table-cell office:value-type="date" office:date-value="2024-11-06" calcext:value-type="date">
            <text:p>06.11.2024</text:p>
          </table:table-cell>
          <table:table-cell office:value-type="currency" office:currency="BGN" office:value="1.19982" calcext:value-type="currency">
            <text:p>1.19982 лв.</text:p>
          </table:table-cell>
        </table:table-row>
        <table:table-row table:style-name="ro1">
          <table:table-cell office:value-type="date" office:date-value="2024-11-07" calcext:value-type="date">
            <text:p>07.11.2024</text:p>
          </table:table-cell>
          <table:table-cell office:value-type="currency" office:currency="BGN" office:value="1.2076" calcext:value-type="currency">
            <text:p>1.20760 лв.</text:p>
          </table:table-cell>
        </table:table-row>
        <table:table-row table:style-name="ro1">
          <table:table-cell office:value-type="date" office:date-value="2024-11-08" calcext:value-type="date">
            <text:p>08.11.2024</text:p>
          </table:table-cell>
          <table:table-cell office:value-type="currency" office:currency="BGN" office:value="1.20292" calcext:value-type="currency">
            <text:p>1.20292 лв.</text:p>
          </table:table-cell>
        </table:table-row>
        <table:table-row table:style-name="ro1">
          <table:table-cell office:value-type="date" office:date-value="2024-11-09" calcext:value-type="date">
            <text:p>09.11.2024</text:p>
          </table:table-cell>
          <table:table-cell office:value-type="currency" office:currency="BGN" office:value="1.20292" calcext:value-type="currency">
            <text:p>1.20292 лв.</text:p>
          </table:table-cell>
        </table:table-row>
        <table:table-row table:style-name="ro1">
          <table:table-cell office:value-type="date" office:date-value="2024-11-10" calcext:value-type="date">
            <text:p>10.11.2024</text:p>
          </table:table-cell>
          <table:table-cell office:value-type="currency" office:currency="BGN" office:value="1.20292" calcext:value-type="currency">
            <text:p>1.20292 лв.</text:p>
          </table:table-cell>
        </table:table-row>
        <table:table-row table:style-name="ro1">
          <table:table-cell office:value-type="date" office:date-value="2024-11-11" calcext:value-type="date">
            <text:p>11.11.2024</text:p>
          </table:table-cell>
          <table:table-cell office:value-type="currency" office:currency="BGN" office:value="1.20835" calcext:value-type="currency">
            <text:p>1.20835 лв.</text:p>
          </table:table-cell>
        </table:table-row>
        <table:table-row table:style-name="ro1">
          <table:table-cell office:value-type="date" office:date-value="2024-11-12" calcext:value-type="date">
            <text:p>12.11.2024</text:p>
          </table:table-cell>
          <table:table-cell office:value-type="currency" office:currency="BGN" office:value="1.20686" calcext:value-type="currency">
            <text:p>1.20686 лв.</text:p>
          </table:table-cell>
        </table:table-row>
        <table:table-row table:style-name="ro1">
          <table:table-cell office:value-type="date" office:date-value="2024-11-13" calcext:value-type="date">
            <text:p>13.11.2024</text:p>
          </table:table-cell>
          <table:table-cell office:value-type="currency" office:currency="BGN" office:value="1.19997" calcext:value-type="currency">
            <text:p>1.19997 лв.</text:p>
          </table:table-cell>
        </table:table-row>
        <table:table-row table:style-name="ro1">
          <table:table-cell office:value-type="date" office:date-value="2024-11-14" calcext:value-type="date">
            <text:p>14.11.2024</text:p>
          </table:table-cell>
          <table:table-cell office:value-type="currency" office:currency="BGN" office:value="1.201" calcext:value-type="currency">
            <text:p>1.20100 лв.</text:p>
          </table:table-cell>
        </table:table-row>
        <table:table-row table:style-name="ro1">
          <table:table-cell office:value-type="date" office:date-value="2024-11-15" calcext:value-type="date">
            <text:p>15.11.2024</text:p>
          </table:table-cell>
          <table:table-cell office:value-type="currency" office:currency="BGN" office:value="1.19659" calcext:value-type="currency">
            <text:p>1.19659 лв.</text:p>
          </table:table-cell>
        </table:table-row>
        <table:table-row table:style-name="ro1">
          <table:table-cell office:value-type="date" office:date-value="2024-11-16" calcext:value-type="date">
            <text:p>16.11.2024</text:p>
          </table:table-cell>
          <table:table-cell office:value-type="currency" office:currency="BGN" office:value="1.19659" calcext:value-type="currency">
            <text:p>1.19659 лв.</text:p>
          </table:table-cell>
        </table:table-row>
        <table:table-row table:style-name="ro1">
          <table:table-cell office:value-type="date" office:date-value="2024-11-17" calcext:value-type="date">
            <text:p>17.11.2024</text:p>
          </table:table-cell>
          <table:table-cell office:value-type="currency" office:currency="BGN" office:value="1.19659" calcext:value-type="currency">
            <text:p>1.19659 лв.</text:p>
          </table:table-cell>
        </table:table-row>
        <table:table-row table:style-name="ro1">
          <table:table-cell office:value-type="date" office:date-value="2024-11-18" calcext:value-type="date">
            <text:p>18.11.2024</text:p>
          </table:table-cell>
          <table:table-cell office:value-type="currency" office:currency="BGN" office:value="1.19608" calcext:value-type="currency">
            <text:p>1.19608 лв.</text:p>
          </table:table-cell>
        </table:table-row>
        <table:table-row table:style-name="ro1">
          <table:table-cell office:value-type="date" office:date-value="2024-11-19" calcext:value-type="date">
            <text:p>19.11.2024</text:p>
          </table:table-cell>
          <table:table-cell office:value-type="currency" office:currency="BGN" office:value="1.20255" calcext:value-type="currency">
            <text:p>1.20255 лв.</text:p>
          </table:table-cell>
        </table:table-row>
        <table:table-row table:style-name="ro1">
          <table:table-cell office:value-type="date" office:date-value="2024-11-20" calcext:value-type="date">
            <text:p>20.11.2024</text:p>
          </table:table-cell>
          <table:table-cell office:value-type="currency" office:currency="BGN" office:value="1.20544" calcext:value-type="currency">
            <text:p>1.20544 лв.</text:p>
          </table:table-cell>
        </table:table-row>
        <table:table-row table:style-name="ro1">
          <table:table-cell office:value-type="date" office:date-value="2024-11-21" calcext:value-type="date">
            <text:p>21.11.2024</text:p>
          </table:table-cell>
          <table:table-cell office:value-type="currency" office:currency="BGN" office:value="1.21172" calcext:value-type="currency">
            <text:p>1.21172 лв.</text:p>
          </table:table-cell>
        </table:table-row>
        <table:table-row table:style-name="ro1">
          <table:table-cell office:value-type="date" office:date-value="2024-11-22" calcext:value-type="date">
            <text:p>22.11.2024</text:p>
          </table:table-cell>
          <table:table-cell office:value-type="currency" office:currency="BGN" office:value="1.22102" calcext:value-type="currency">
            <text:p>1.22102 лв.</text:p>
          </table:table-cell>
        </table:table-row>
        <table:table-row table:style-name="ro1">
          <table:table-cell office:value-type="date" office:date-value="2024-11-23" calcext:value-type="date">
            <text:p>23.11.2024</text:p>
          </table:table-cell>
          <table:table-cell office:value-type="currency" office:currency="BGN" office:value="1.22102" calcext:value-type="currency">
            <text:p>1.22102 лв.</text:p>
          </table:table-cell>
        </table:table-row>
        <table:table-row table:style-name="ro1">
          <table:table-cell office:value-type="date" office:date-value="2024-11-24" calcext:value-type="date">
            <text:p>24.11.2024</text:p>
          </table:table-cell>
          <table:table-cell office:value-type="currency" office:currency="BGN" office:value="1.22102" calcext:value-type="currency">
            <text:p>1.22102 лв.</text:p>
          </table:table-cell>
        </table:table-row>
        <table:table-row table:style-name="ro1">
          <table:table-cell office:value-type="date" office:date-value="2024-11-25" calcext:value-type="date">
            <text:p>25.11.2024</text:p>
          </table:table-cell>
          <table:table-cell office:value-type="currency" office:currency="BGN" office:value="1.21397" calcext:value-type="currency">
            <text:p>1.21397 лв.</text:p>
          </table:table-cell>
        </table:table-row>
        <table:table-row table:style-name="ro1">
          <table:table-cell office:value-type="date" office:date-value="2024-11-26" calcext:value-type="date">
            <text:p>26.11.2024</text:p>
          </table:table-cell>
          <table:table-cell office:value-type="currency" office:currency="BGN" office:value="1.20797" calcext:value-type="currency">
            <text:p>1.20797 лв.</text:p>
          </table:table-cell>
        </table:table-row>
        <table:table-row table:style-name="ro1">
          <table:table-cell office:value-type="date" office:date-value="2024-11-27" calcext:value-type="date">
            <text:p>27.11.2024</text:p>
          </table:table-cell>
          <table:table-cell office:value-type="currency" office:currency="BGN" office:value="1.20381" calcext:value-type="currency">
            <text:p>1.20381 лв.</text:p>
          </table:table-cell>
        </table:table-row>
        <table:table-row table:style-name="ro1">
          <table:table-cell office:value-type="date" office:date-value="2024-11-28" calcext:value-type="date">
            <text:p>28.11.2024</text:p>
          </table:table-cell>
          <table:table-cell office:value-type="currency" office:currency="BGN" office:value="1.20522" calcext:value-type="currency">
            <text:p>1.20522 лв.</text:p>
          </table:table-cell>
        </table:table-row>
        <table:table-row table:style-name="ro1">
          <table:table-cell office:value-type="date" office:date-value="2024-11-29" calcext:value-type="date">
            <text:p>29.11.2024</text:p>
          </table:table-cell>
          <table:table-cell office:value-type="currency" office:currency="BGN" office:value="1.20396" calcext:value-type="currency">
            <text:p>1.20396 лв.</text:p>
          </table:table-cell>
        </table:table-row>
        <table:table-row table:style-name="ro1">
          <table:table-cell office:value-type="date" office:date-value="2024-11-30" calcext:value-type="date">
            <text:p>30.11.2024</text:p>
          </table:table-cell>
          <table:table-cell office:value-type="currency" office:currency="BGN" office:value="1.20396" calcext:value-type="currency">
            <text:p>1.20396 лв.</text:p>
          </table:table-cell>
        </table:table-row>
        <table:table-row table:style-name="ro1">
          <table:table-cell office:value-type="date" office:date-value="2024-12-01" calcext:value-type="date">
            <text:p>01.12.2024</text:p>
          </table:table-cell>
          <table:table-cell office:value-type="currency" office:currency="BGN" office:value="1.20396" calcext:value-type="currency">
            <text:p>1.20396 лв.</text:p>
          </table:table-cell>
        </table:table-row>
        <table:table-row table:style-name="ro1">
          <table:table-cell office:value-type="date" office:date-value="2024-12-02" calcext:value-type="date">
            <text:p>02.12.2024</text:p>
          </table:table-cell>
          <table:table-cell office:value-type="currency" office:currency="BGN" office:value="1.20648" calcext:value-type="currency">
            <text:p>1.20648 лв.</text:p>
          </table:table-cell>
        </table:table-row>
        <table:table-row table:style-name="ro1">
          <table:table-cell office:value-type="date" office:date-value="2024-12-03" calcext:value-type="date">
            <text:p>03.12.2024</text:p>
          </table:table-cell>
          <table:table-cell office:value-type="currency" office:currency="BGN" office:value="1.20581" calcext:value-type="currency">
            <text:p>1.20581 лв.</text:p>
          </table:table-cell>
        </table:table-row>
        <table:table-row table:style-name="ro1">
          <table:table-cell office:value-type="date" office:date-value="2024-12-04" calcext:value-type="date">
            <text:p>04.12.2024</text:p>
          </table:table-cell>
          <table:table-cell office:value-type="currency" office:currency="BGN" office:value="1.19374" calcext:value-type="currency">
            <text:p>1.19374 лв.</text:p>
          </table:table-cell>
        </table:table-row>
        <table:table-row table:style-name="ro1">
          <table:table-cell office:value-type="date" office:date-value="2024-12-05" calcext:value-type="date">
            <text:p>05.12.2024</text:p>
          </table:table-cell>
          <table:table-cell office:value-type="currency" office:currency="BGN" office:value="1.19425" calcext:value-type="currency">
            <text:p>1.19425 лв.</text:p>
          </table:table-cell>
        </table:table-row>
        <table:table-row table:style-name="ro1">
          <table:table-cell office:value-type="date" office:date-value="2024-12-06" calcext:value-type="date">
            <text:p>06.12.2024</text:p>
          </table:table-cell>
          <table:table-cell office:value-type="currency" office:currency="BGN" office:value="1.18492" calcext:value-type="currency">
            <text:p>1.18492 лв.</text:p>
          </table:table-cell>
        </table:table-row>
        <table:table-row table:style-name="ro1">
          <table:table-cell office:value-type="date" office:date-value="2024-12-07" calcext:value-type="date">
            <text:p>07.12.2024</text:p>
          </table:table-cell>
          <table:table-cell office:value-type="currency" office:currency="BGN" office:value="1.18492" calcext:value-type="currency">
            <text:p>1.18492 лв.</text:p>
          </table:table-cell>
        </table:table-row>
        <table:table-row table:style-name="ro1">
          <table:table-cell office:value-type="date" office:date-value="2024-12-08" calcext:value-type="date">
            <text:p>08.12.2024</text:p>
          </table:table-cell>
          <table:table-cell office:value-type="currency" office:currency="BGN" office:value="1.18492" calcext:value-type="currency">
            <text:p>1.18492 лв.</text:p>
          </table:table-cell>
        </table:table-row>
        <table:table-row table:style-name="ro1">
          <table:table-cell office:value-type="date" office:date-value="2024-12-09" calcext:value-type="date">
            <text:p>09.12.2024</text:p>
          </table:table-cell>
          <table:table-cell office:value-type="currency" office:currency="BGN" office:value="1.19404" calcext:value-type="currency">
            <text:p>1.19404 лв.</text:p>
          </table:table-cell>
        </table:table-row>
        <table:table-row table:style-name="ro1">
          <table:table-cell office:value-type="date" office:date-value="2024-12-10" calcext:value-type="date">
            <text:p>10.12.2024</text:p>
          </table:table-cell>
          <table:table-cell office:value-type="currency" office:currency="BGN" office:value="1.18881" calcext:value-type="currency">
            <text:p>1.18881 лв.</text:p>
          </table:table-cell>
        </table:table-row>
        <table:table-row table:style-name="ro1">
          <table:table-cell office:value-type="date" office:date-value="2024-12-11" calcext:value-type="date">
            <text:p>11.12.2024</text:p>
          </table:table-cell>
          <table:table-cell office:value-type="currency" office:currency="BGN" office:value="1.18356" calcext:value-type="currency">
            <text:p>1.18356 лв.</text:p>
          </table:table-cell>
        </table:table-row>
        <table:table-row table:style-name="ro1">
          <table:table-cell office:value-type="date" office:date-value="2024-12-12" calcext:value-type="date">
            <text:p>12.12.2024</text:p>
          </table:table-cell>
          <table:table-cell office:value-type="currency" office:currency="BGN" office:value="1.19163" calcext:value-type="currency">
            <text:p>1.19163 лв.</text:p>
          </table:table-cell>
        </table:table-row>
        <table:table-row table:style-name="ro1">
          <table:table-cell office:value-type="date" office:date-value="2024-12-13" calcext:value-type="date">
            <text:p>13.12.2024</text:p>
          </table:table-cell>
          <table:table-cell office:value-type="currency" office:currency="BGN" office:value="1.18621" calcext:value-type="currency">
            <text:p>1.18621 лв.</text:p>
          </table:table-cell>
        </table:table-row>
        <table:table-row table:style-name="ro1">
          <table:table-cell office:value-type="date" office:date-value="2024-12-14" calcext:value-type="date">
            <text:p>14.12.2024</text:p>
          </table:table-cell>
          <table:table-cell office:value-type="currency" office:currency="BGN" office:value="1.18621" calcext:value-type="currency">
            <text:p>1.18621 лв.</text:p>
          </table:table-cell>
        </table:table-row>
        <table:table-row table:style-name="ro1">
          <table:table-cell office:value-type="date" office:date-value="2024-12-15" calcext:value-type="date">
            <text:p>15.12.2024</text:p>
          </table:table-cell>
          <table:table-cell office:value-type="currency" office:currency="BGN" office:value="1.18621" calcext:value-type="currency">
            <text:p>1.18621 лв.</text:p>
          </table:table-cell>
        </table:table-row>
        <table:table-row table:style-name="ro1">
          <table:table-cell office:value-type="date" office:date-value="2024-12-16" calcext:value-type="date">
            <text:p>16.12.2024</text:p>
          </table:table-cell>
          <table:table-cell office:value-type="currency" office:currency="BGN" office:value="1.18463" calcext:value-type="currency">
            <text:p>1.18463 лв.</text:p>
          </table:table-cell>
        </table:table-row>
        <table:table-row table:style-name="ro1">
          <table:table-cell office:value-type="date" office:date-value="2024-12-17" calcext:value-type="date">
            <text:p>17.12.2024</text:p>
          </table:table-cell>
          <table:table-cell office:value-type="currency" office:currency="BGN" office:value="1.18198" calcext:value-type="currency">
            <text:p>1.18198 лв.</text:p>
          </table:table-cell>
        </table:table-row>
        <table:table-row table:style-name="ro1">
          <table:table-cell office:value-type="date" office:date-value="2024-12-18" calcext:value-type="date">
            <text:p>18.12.2024</text:p>
          </table:table-cell>
          <table:table-cell office:value-type="currency" office:currency="BGN" office:value="1.17807" calcext:value-type="currency">
            <text:p>1.17807 лв.</text:p>
          </table:table-cell>
        </table:table-row>
        <table:table-row table:style-name="ro1">
          <table:table-cell office:value-type="date" office:date-value="2024-12-19" calcext:value-type="date">
            <text:p>19.12.2024</text:p>
          </table:table-cell>
          <table:table-cell office:value-type="currency" office:currency="BGN" office:value="1.17601" calcext:value-type="currency">
            <text:p>1.17601 лв.</text:p>
          </table:table-cell>
        </table:table-row>
        <table:table-row table:style-name="ro1">
          <table:table-cell office:value-type="date" office:date-value="2024-12-20" calcext:value-type="date">
            <text:p>20.12.2024</text:p>
          </table:table-cell>
          <table:table-cell office:value-type="currency" office:currency="BGN" office:value="1.17298" calcext:value-type="currency">
            <text:p>1.17298 лв.</text:p>
          </table:table-cell>
        </table:table-row>
        <table:table-row table:style-name="ro1">
          <table:table-cell office:value-type="date" office:date-value="2024-12-21" calcext:value-type="date">
            <text:p>21.12.2024</text:p>
          </table:table-cell>
          <table:table-cell office:value-type="currency" office:currency="BGN" office:value="1.17298" calcext:value-type="currency">
            <text:p>1.17298 лв.</text:p>
          </table:table-cell>
        </table:table-row>
        <table:table-row table:style-name="ro1">
          <table:table-cell office:value-type="date" office:date-value="2024-12-22" calcext:value-type="date">
            <text:p>22.12.2024</text:p>
          </table:table-cell>
          <table:table-cell office:value-type="currency" office:currency="BGN" office:value="1.17298" calcext:value-type="currency">
            <text:p>1.17298 лв.</text:p>
          </table:table-cell>
        </table:table-row>
        <table:table-row table:style-name="ro1">
          <table:table-cell office:value-type="date" office:date-value="2024-12-23" calcext:value-type="date">
            <text:p>23.12.2024</text:p>
          </table:table-cell>
          <table:table-cell office:value-type="currency" office:currency="BGN" office:value="1.17347" calcext:value-type="currency">
            <text:p>1.17347 лв.</text:p>
          </table:table-cell>
        </table:table-row>
        <table:table-row table:style-name="ro1">
          <table:table-cell office:value-type="date" office:date-value="2024-12-24" calcext:value-type="date">
            <text:p>24.12.2024</text:p>
          </table:table-cell>
          <table:table-cell office:value-type="currency" office:currency="BGN" office:value="1.17347" calcext:value-type="currency">
            <text:p>1.17347 лв.</text:p>
          </table:table-cell>
        </table:table-row>
        <table:table-row table:style-name="ro1">
          <table:table-cell office:value-type="date" office:date-value="2024-12-25" calcext:value-type="date">
            <text:p>25.12.2024</text:p>
          </table:table-cell>
          <table:table-cell office:value-type="currency" office:currency="BGN" office:value="1.17347" calcext:value-type="currency">
            <text:p>1.17347 лв.</text:p>
          </table:table-cell>
        </table:table-row>
        <table:table-row table:style-name="ro1">
          <table:table-cell office:value-type="date" office:date-value="2024-12-26" calcext:value-type="date">
            <text:p>26.12.2024</text:p>
          </table:table-cell>
          <table:table-cell office:value-type="currency" office:currency="BGN" office:value="1.17347" calcext:value-type="currency">
            <text:p>1.17347 лв.</text:p>
          </table:table-cell>
        </table:table-row>
        <table:table-row table:style-name="ro1">
          <table:table-cell office:value-type="date" office:date-value="2024-12-27" calcext:value-type="date">
            <text:p>27.12.2024</text:p>
          </table:table-cell>
          <table:table-cell office:value-type="currency" office:currency="BGN" office:value="1.16578" calcext:value-type="currency">
            <text:p>1.16578 лв.</text:p>
          </table:table-cell>
        </table:table-row>
        <table:table-row table:style-name="ro1">
          <table:table-cell office:value-type="date" office:date-value="2024-12-28" calcext:value-type="date">
            <text:p>28.12.2024</text:p>
          </table:table-cell>
          <table:table-cell office:value-type="currency" office:currency="BGN" office:value="1.16578" calcext:value-type="currency">
            <text:p>1.16578 лв.</text:p>
          </table:table-cell>
        </table:table-row>
        <table:table-row table:style-name="ro1">
          <table:table-cell office:value-type="date" office:date-value="2024-12-29" calcext:value-type="date">
            <text:p>29.12.2024</text:p>
          </table:table-cell>
          <table:table-cell office:value-type="currency" office:currency="BGN" office:value="1.16578" calcext:value-type="currency">
            <text:p>1.16578 лв.</text:p>
          </table:table-cell>
        </table:table-row>
        <table:table-row table:style-name="ro1">
          <table:table-cell office:value-type="date" office:date-value="2024-12-30" calcext:value-type="date">
            <text:p>30.12.2024</text:p>
          </table:table-cell>
          <table:table-cell office:value-type="currency" office:currency="BGN" office:value="1.16724" calcext:value-type="currency">
            <text:p>1.16724 лв.</text:p>
          </table:table-cell>
        </table:table-row>
        <table:table-row table:style-name="ro1">
          <table:table-cell office:value-type="date" office:date-value="2024-12-31" calcext:value-type="date">
            <text:p>31.12.2024</text:p>
          </table:table-cell>
          <table:table-cell office:value-type="currency" office:currency="BGN" office:value="1.16613" calcext:value-type="currency">
            <text:p>1.16613 лв.</text:p>
          </table:table-cell>
        </table:table-row>
        <table:table-row table:style-name="ro1" table:number-rows-repeated="1048208">
          <table:table-cell table:number-columns-repeated="2"/>
        </table:table-row>
        <table:table-row table:style-name="ro1">
          <table:table-cell table:number-columns-repeated="2"/>
        </table:table-row>
      </table:table>
      <table:table table:name="JPY" table:style-name="ta1" table:protected="true">
        <loext:table-protection loext:select-protected-cells="true" loext:select-unprotected-cells="true"/>
        <office:forms form:automatic-focus="false" form:apply-design-mode="false"/>
        <table:table-column table:style-name="co17" table:default-cell-style-name="ce54"/>
        <table:table-column table:style-name="co18" table:default-cell-style-name="Default"/>
        <table:table-row table:style-name="ro1">
          <table:table-cell table:style-name="Default"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4</text:p>
          </table:table-cell>
          <table:table-cell office:value-type="float" office:value="0.0125109" calcext:value-type="float">
            <text:p>0.0125109</text:p>
          </table:table-cell>
        </table:table-row>
        <table:table-row table:style-name="ro1">
          <table:table-cell office:value-type="date" office:date-value="2024-01-02" calcext:value-type="date">
            <text:p>01/02/24</text:p>
          </table:table-cell>
          <table:table-cell office:value-type="float" office:value="0.0125631" calcext:value-type="float">
            <text:p>0.0125631</text:p>
          </table:table-cell>
        </table:table-row>
        <table:table-row table:style-name="ro1">
          <table:table-cell office:value-type="date" office:date-value="2024-01-03" calcext:value-type="date">
            <text:p>01/03/24</text:p>
          </table:table-cell>
          <table:table-cell office:value-type="float" office:value="0.0125245" calcext:value-type="float">
            <text:p>0.0125245</text:p>
          </table:table-cell>
        </table:table-row>
        <table:table-row table:style-name="ro1">
          <table:table-cell office:value-type="date" office:date-value="2024-01-04" calcext:value-type="date">
            <text:p>01/04/24</text:p>
          </table:table-cell>
          <table:table-cell office:value-type="float" office:value="0.0123857" calcext:value-type="float">
            <text:p>0.0123857</text:p>
          </table:table-cell>
        </table:table-row>
        <table:table-row table:style-name="ro1">
          <table:table-cell office:value-type="date" office:date-value="2024-01-05" calcext:value-type="date">
            <text:p>01/05/24</text:p>
          </table:table-cell>
          <table:table-cell office:value-type="float" office:value="0.0123342" calcext:value-type="float">
            <text:p>0.0123342</text:p>
          </table:table-cell>
        </table:table-row>
        <table:table-row table:style-name="ro1">
          <table:table-cell office:value-type="date" office:date-value="2024-01-06" calcext:value-type="date">
            <text:p>01/06/24</text:p>
          </table:table-cell>
          <table:table-cell office:value-type="float" office:value="0.0123342" calcext:value-type="float">
            <text:p>0.0123342</text:p>
          </table:table-cell>
        </table:table-row>
        <table:table-row table:style-name="ro1">
          <table:table-cell office:value-type="date" office:date-value="2024-01-07" calcext:value-type="date">
            <text:p>01/07/24</text:p>
          </table:table-cell>
          <table:table-cell office:value-type="float" office:value="0.0123342" calcext:value-type="float">
            <text:p>0.0123342</text:p>
          </table:table-cell>
        </table:table-row>
        <table:table-row table:style-name="ro1">
          <table:table-cell office:value-type="date" office:date-value="2024-01-08" calcext:value-type="date">
            <text:p>01/08/24</text:p>
          </table:table-cell>
          <table:table-cell office:value-type="float" office:value="0.0123638" calcext:value-type="float">
            <text:p>0.0123638</text:p>
          </table:table-cell>
        </table:table-row>
        <table:table-row table:style-name="ro1">
          <table:table-cell office:value-type="date" office:date-value="2024-01-09" calcext:value-type="date">
            <text:p>01/09/24</text:p>
          </table:table-cell>
          <table:table-cell office:value-type="float" office:value="0.0124077" calcext:value-type="float">
            <text:p>0.0124077</text:p>
          </table:table-cell>
        </table:table-row>
        <table:table-row table:style-name="ro1">
          <table:table-cell office:value-type="date" office:date-value="2024-01-10" calcext:value-type="date">
            <text:p>01/10/24</text:p>
          </table:table-cell>
          <table:table-cell office:value-type="float" office:value="0.0122985" calcext:value-type="float">
            <text:p>0.0122985</text:p>
          </table:table-cell>
        </table:table-row>
        <table:table-row table:style-name="ro1">
          <table:table-cell office:value-type="date" office:date-value="2024-01-11" calcext:value-type="date">
            <text:p>01/11/24</text:p>
          </table:table-cell>
          <table:table-cell office:value-type="float" office:value="0.0122461" calcext:value-type="float">
            <text:p>0.0122461</text:p>
          </table:table-cell>
        </table:table-row>
        <table:table-row table:style-name="ro1">
          <table:table-cell office:value-type="date" office:date-value="2024-01-12" calcext:value-type="date">
            <text:p>01/12/24</text:p>
          </table:table-cell>
          <table:table-cell office:value-type="float" office:value="0.0122877" calcext:value-type="float">
            <text:p>0.0122877</text:p>
          </table:table-cell>
        </table:table-row>
        <table:table-row table:style-name="ro1">
          <table:table-cell office:value-type="date" office:date-value="2024-01-13" calcext:value-type="date">
            <text:p>01/13/24</text:p>
          </table:table-cell>
          <table:table-cell office:value-type="float" office:value="0.0122877" calcext:value-type="float">
            <text:p>0.0122877</text:p>
          </table:table-cell>
        </table:table-row>
        <table:table-row table:style-name="ro1">
          <table:table-cell office:value-type="date" office:date-value="2024-01-14" calcext:value-type="date">
            <text:p>01/14/24</text:p>
          </table:table-cell>
          <table:table-cell office:value-type="float" office:value="0.0122877" calcext:value-type="float">
            <text:p>0.0122877</text:p>
          </table:table-cell>
        </table:table-row>
        <table:table-row table:style-name="ro1">
          <table:table-cell office:value-type="date" office:date-value="2024-01-15" calcext:value-type="date">
            <text:p>01/15/24</text:p>
          </table:table-cell>
          <table:table-cell office:value-type="float" office:value="0.0122492" calcext:value-type="float">
            <text:p>0.0122492</text:p>
          </table:table-cell>
        </table:table-row>
        <table:table-row table:style-name="ro1">
          <table:table-cell office:value-type="date" office:date-value="2024-01-16" calcext:value-type="date">
            <text:p>01/16/24</text:p>
          </table:table-cell>
          <table:table-cell office:value-type="float" office:value="0.0122515" calcext:value-type="float">
            <text:p>0.0122515</text:p>
          </table:table-cell>
        </table:table-row>
        <table:table-row table:style-name="ro1">
          <table:table-cell office:value-type="date" office:date-value="2024-01-17" calcext:value-type="date">
            <text:p>01/17/24</text:p>
          </table:table-cell>
          <table:table-cell office:value-type="float" office:value="0.0121745" calcext:value-type="float">
            <text:p>0.0121745</text:p>
          </table:table-cell>
        </table:table-row>
        <table:table-row table:style-name="ro1">
          <table:table-cell office:value-type="date" office:date-value="2024-01-18" calcext:value-type="date">
            <text:p>01/18/24</text:p>
          </table:table-cell>
          <table:table-cell office:value-type="float" office:value="0.0121563" calcext:value-type="float">
            <text:p>0.0121563</text:p>
          </table:table-cell>
        </table:table-row>
        <table:table-row table:style-name="ro1">
          <table:table-cell office:value-type="date" office:date-value="2024-01-19" calcext:value-type="date">
            <text:p>01/19/24</text:p>
          </table:table-cell>
          <table:table-cell office:value-type="float" office:value="0.0121352" calcext:value-type="float">
            <text:p>0.0121352</text:p>
          </table:table-cell>
        </table:table-row>
        <table:table-row table:style-name="ro1">
          <table:table-cell office:value-type="date" office:date-value="2024-01-20" calcext:value-type="date">
            <text:p>01/20/24</text:p>
          </table:table-cell>
          <table:table-cell office:value-type="float" office:value="0.0121352" calcext:value-type="float">
            <text:p>0.0121352</text:p>
          </table:table-cell>
        </table:table-row>
        <table:table-row table:style-name="ro1">
          <table:table-cell office:value-type="date" office:date-value="2024-01-21" calcext:value-type="date">
            <text:p>01/21/24</text:p>
          </table:table-cell>
          <table:table-cell office:value-type="float" office:value="0.0121352" calcext:value-type="float">
            <text:p>0.0121352</text:p>
          </table:table-cell>
        </table:table-row>
        <table:table-row table:style-name="ro1">
          <table:table-cell office:value-type="date" office:date-value="2024-01-22" calcext:value-type="date">
            <text:p>01/22/24</text:p>
          </table:table-cell>
          <table:table-cell office:value-type="float" office:value="0.0121518" calcext:value-type="float">
            <text:p>0.0121518</text:p>
          </table:table-cell>
        </table:table-row>
        <table:table-row table:style-name="ro1">
          <table:table-cell office:value-type="date" office:date-value="2024-01-23" calcext:value-type="date">
            <text:p>01/23/24</text:p>
          </table:table-cell>
          <table:table-cell office:value-type="float" office:value="0.0121571" calcext:value-type="float">
            <text:p>0.0121571</text:p>
          </table:table-cell>
        </table:table-row>
        <table:table-row table:style-name="ro1">
          <table:table-cell office:value-type="date" office:date-value="2024-01-24" calcext:value-type="date">
            <text:p>01/24/24</text:p>
          </table:table-cell>
          <table:table-cell office:value-type="float" office:value="0.0121889" calcext:value-type="float">
            <text:p>0.0121889</text:p>
          </table:table-cell>
        </table:table-row>
        <table:table-row table:style-name="ro1">
          <table:table-cell office:value-type="date" office:date-value="2024-01-25" calcext:value-type="date">
            <text:p>01/25/24</text:p>
          </table:table-cell>
          <table:table-cell office:value-type="float" office:value="0.0121624" calcext:value-type="float">
            <text:p>0.0121624</text:p>
          </table:table-cell>
        </table:table-row>
        <table:table-row table:style-name="ro1">
          <table:table-cell office:value-type="date" office:date-value="2024-01-26" calcext:value-type="date">
            <text:p>01/26/24</text:p>
          </table:table-cell>
          <table:table-cell office:value-type="float" office:value="0.0121768" calcext:value-type="float">
            <text:p>0.0121768</text:p>
          </table:table-cell>
        </table:table-row>
        <table:table-row table:style-name="ro1">
          <table:table-cell office:value-type="date" office:date-value="2024-01-27" calcext:value-type="date">
            <text:p>01/27/24</text:p>
          </table:table-cell>
          <table:table-cell office:value-type="float" office:value="0.0121768" calcext:value-type="float">
            <text:p>0.0121768</text:p>
          </table:table-cell>
        </table:table-row>
        <table:table-row table:style-name="ro1">
          <table:table-cell office:value-type="date" office:date-value="2024-01-28" calcext:value-type="date">
            <text:p>01/28/24</text:p>
          </table:table-cell>
          <table:table-cell office:value-type="float" office:value="0.0121768" calcext:value-type="float">
            <text:p>0.0121768</text:p>
          </table:table-cell>
        </table:table-row>
        <table:table-row table:style-name="ro1">
          <table:table-cell office:value-type="date" office:date-value="2024-01-29" calcext:value-type="date">
            <text:p>01/29/24</text:p>
          </table:table-cell>
          <table:table-cell office:value-type="float" office:value="0.012214" calcext:value-type="float">
            <text:p>0.012214</text:p>
          </table:table-cell>
        </table:table-row>
        <table:table-row table:style-name="ro1">
          <table:table-cell office:value-type="date" office:date-value="2024-01-30" calcext:value-type="date">
            <text:p>01/30/24</text:p>
          </table:table-cell>
          <table:table-cell office:value-type="float" office:value="0.0122262" calcext:value-type="float">
            <text:p>0.0122262</text:p>
          </table:table-cell>
        </table:table-row>
        <table:table-row table:style-name="ro1">
          <table:table-cell office:value-type="date" office:date-value="2024-01-31" calcext:value-type="date">
            <text:p>01/31/24</text:p>
          </table:table-cell>
          <table:table-cell office:value-type="float" office:value="0.0122094" calcext:value-type="float">
            <text:p>0.0122094</text:p>
          </table:table-cell>
        </table:table-row>
        <table:table-row table:style-name="ro1">
          <table:table-cell office:value-type="date" office:date-value="2024-02-01" calcext:value-type="date">
            <text:p>02/01/24</text:p>
          </table:table-cell>
          <table:table-cell office:value-type="float" office:value="0.0123039" calcext:value-type="float">
            <text:p>0.0123039</text:p>
          </table:table-cell>
        </table:table-row>
        <table:table-row table:style-name="ro1">
          <table:table-cell office:value-type="date" office:date-value="2024-02-02" calcext:value-type="date">
            <text:p>02/02/24</text:p>
          </table:table-cell>
          <table:table-cell office:value-type="float" office:value="0.0122561" calcext:value-type="float">
            <text:p>0.0122561</text:p>
          </table:table-cell>
        </table:table-row>
        <table:table-row table:style-name="ro1">
          <table:table-cell office:value-type="date" office:date-value="2024-02-03" calcext:value-type="date">
            <text:p>02/03/24</text:p>
          </table:table-cell>
          <table:table-cell office:value-type="float" office:value="0.0122561" calcext:value-type="float">
            <text:p>0.0122561</text:p>
          </table:table-cell>
        </table:table-row>
        <table:table-row table:style-name="ro1">
          <table:table-cell office:value-type="date" office:date-value="2024-02-04" calcext:value-type="date">
            <text:p>02/04/24</text:p>
          </table:table-cell>
          <table:table-cell office:value-type="float" office:value="0.0122561" calcext:value-type="float">
            <text:p>0.0122561</text:p>
          </table:table-cell>
        </table:table-row>
        <table:table-row table:style-name="ro1">
          <table:table-cell office:value-type="date" office:date-value="2024-02-05" calcext:value-type="date">
            <text:p>02/05/24</text:p>
          </table:table-cell>
          <table:table-cell office:value-type="float" office:value="0.0122454" calcext:value-type="float">
            <text:p>0.0122454</text:p>
          </table:table-cell>
        </table:table-row>
        <table:table-row table:style-name="ro1">
          <table:table-cell office:value-type="date" office:date-value="2024-02-06" calcext:value-type="date">
            <text:p>02/06/24</text:p>
          </table:table-cell>
          <table:table-cell office:value-type="float" office:value="0.0122576" calcext:value-type="float">
            <text:p>0.0122576</text:p>
          </table:table-cell>
        </table:table-row>
        <table:table-row table:style-name="ro1">
          <table:table-cell office:value-type="date" office:date-value="2024-02-07" calcext:value-type="date">
            <text:p>02/07/24</text:p>
          </table:table-cell>
          <table:table-cell office:value-type="float" office:value="0.0122461" calcext:value-type="float">
            <text:p>0.0122461</text:p>
          </table:table-cell>
        </table:table-row>
        <table:table-row table:style-name="ro1">
          <table:table-cell office:value-type="date" office:date-value="2024-02-08" calcext:value-type="date">
            <text:p>02/08/24</text:p>
          </table:table-cell>
          <table:table-cell office:value-type="float" office:value="0.0121821" calcext:value-type="float">
            <text:p>0.0121821</text:p>
          </table:table-cell>
        </table:table-row>
        <table:table-row table:style-name="ro1">
          <table:table-cell office:value-type="date" office:date-value="2024-02-09" calcext:value-type="date">
            <text:p>02/09/24</text:p>
          </table:table-cell>
          <table:table-cell office:value-type="float" office:value="0.012148" calcext:value-type="float">
            <text:p>0.012148</text:p>
          </table:table-cell>
        </table:table-row>
        <table:table-row table:style-name="ro1">
          <table:table-cell office:value-type="date" office:date-value="2024-02-10" calcext:value-type="date">
            <text:p>02/10/24</text:p>
          </table:table-cell>
          <table:table-cell office:value-type="float" office:value="0.012148" calcext:value-type="float">
            <text:p>0.012148</text:p>
          </table:table-cell>
        </table:table-row>
        <table:table-row table:style-name="ro1">
          <table:table-cell office:value-type="date" office:date-value="2024-02-11" calcext:value-type="date">
            <text:p>02/11/24</text:p>
          </table:table-cell>
          <table:table-cell office:value-type="float" office:value="0.012148" calcext:value-type="float">
            <text:p>0.012148</text:p>
          </table:table-cell>
        </table:table-row>
        <table:table-row table:style-name="ro1">
          <table:table-cell office:value-type="date" office:date-value="2024-02-12" calcext:value-type="date">
            <text:p>02/12/24</text:p>
          </table:table-cell>
          <table:table-cell office:value-type="float" office:value="0.0121851" calcext:value-type="float">
            <text:p>0.0121851</text:p>
          </table:table-cell>
        </table:table-row>
        <table:table-row table:style-name="ro1">
          <table:table-cell office:value-type="date" office:date-value="2024-02-13" calcext:value-type="date">
            <text:p>02/13/24</text:p>
          </table:table-cell>
          <table:table-cell office:value-type="float" office:value="0.0121352" calcext:value-type="float">
            <text:p>0.0121352</text:p>
          </table:table-cell>
        </table:table-row>
        <table:table-row table:style-name="ro1">
          <table:table-cell office:value-type="date" office:date-value="2024-02-14" calcext:value-type="date">
            <text:p>02/14/24</text:p>
          </table:table-cell>
          <table:table-cell office:value-type="float" office:value="0.0121269" calcext:value-type="float">
            <text:p>0.0121269</text:p>
          </table:table-cell>
        </table:table-row>
        <table:table-row table:style-name="ro1">
          <table:table-cell office:value-type="date" office:date-value="2024-02-15" calcext:value-type="date">
            <text:p>02/15/24</text:p>
          </table:table-cell>
          <table:table-cell office:value-type="float" office:value="0.0121284" calcext:value-type="float">
            <text:p>0.0121284</text:p>
          </table:table-cell>
        </table:table-row>
        <table:table-row table:style-name="ro1">
          <table:table-cell office:value-type="date" office:date-value="2024-02-16" calcext:value-type="date">
            <text:p>02/16/24</text:p>
          </table:table-cell>
          <table:table-cell office:value-type="float" office:value="0.012082" calcext:value-type="float">
            <text:p>0.012082</text:p>
          </table:table-cell>
        </table:table-row>
        <table:table-row table:style-name="ro1">
          <table:table-cell office:value-type="date" office:date-value="2024-02-17" calcext:value-type="date">
            <text:p>02/17/24</text:p>
          </table:table-cell>
          <table:table-cell office:value-type="float" office:value="0.012082" calcext:value-type="float">
            <text:p>0.012082</text:p>
          </table:table-cell>
        </table:table-row>
        <table:table-row table:style-name="ro1">
          <table:table-cell office:value-type="date" office:date-value="2024-02-18" calcext:value-type="date">
            <text:p>02/18/24</text:p>
          </table:table-cell>
          <table:table-cell office:value-type="float" office:value="0.012082" calcext:value-type="float">
            <text:p>0.012082</text:p>
          </table:table-cell>
        </table:table-row>
        <table:table-row table:style-name="ro1">
          <table:table-cell office:value-type="date" office:date-value="2024-02-19" calcext:value-type="date">
            <text:p>02/19/24</text:p>
          </table:table-cell>
          <table:table-cell office:value-type="float" office:value="0.0121037" calcext:value-type="float">
            <text:p>0.0121037</text:p>
          </table:table-cell>
        </table:table-row>
        <table:table-row table:style-name="ro1">
          <table:table-cell office:value-type="date" office:date-value="2024-02-20" calcext:value-type="date">
            <text:p>02/20/24</text:p>
          </table:table-cell>
          <table:table-cell office:value-type="float" office:value="0.0120596" calcext:value-type="float">
            <text:p>0.0120596</text:p>
          </table:table-cell>
        </table:table-row>
        <table:table-row table:style-name="ro1">
          <table:table-cell office:value-type="date" office:date-value="2024-02-21" calcext:value-type="date">
            <text:p>02/21/24</text:p>
          </table:table-cell>
          <table:table-cell office:value-type="float" office:value="0.0120641" calcext:value-type="float">
            <text:p>0.0120641</text:p>
          </table:table-cell>
        </table:table-row>
        <table:table-row table:style-name="ro1">
          <table:table-cell office:value-type="date" office:date-value="2024-02-22" calcext:value-type="date">
            <text:p>02/22/24</text:p>
          </table:table-cell>
          <table:table-cell office:value-type="float" office:value="0.0119901" calcext:value-type="float">
            <text:p>0.0119901</text:p>
          </table:table-cell>
        </table:table-row>
        <table:table-row table:style-name="ro1">
          <table:table-cell office:value-type="date" office:date-value="2024-02-23" calcext:value-type="date">
            <text:p>02/23/24</text:p>
          </table:table-cell>
          <table:table-cell office:value-type="float" office:value="0.0120056" calcext:value-type="float">
            <text:p>0.0120056</text:p>
          </table:table-cell>
        </table:table-row>
        <table:table-row table:style-name="ro1">
          <table:table-cell office:value-type="date" office:date-value="2024-02-24" calcext:value-type="date">
            <text:p>02/24/24</text:p>
          </table:table-cell>
          <table:table-cell office:value-type="float" office:value="0.0120056" calcext:value-type="float">
            <text:p>0.0120056</text:p>
          </table:table-cell>
        </table:table-row>
        <table:table-row table:style-name="ro1">
          <table:table-cell office:value-type="date" office:date-value="2024-02-25" calcext:value-type="date">
            <text:p>02/25/24</text:p>
          </table:table-cell>
          <table:table-cell office:value-type="float" office:value="0.0120056" calcext:value-type="float">
            <text:p>0.0120056</text:p>
          </table:table-cell>
        </table:table-row>
        <table:table-row table:style-name="ro1">
          <table:table-cell office:value-type="date" office:date-value="2024-02-26" calcext:value-type="date">
            <text:p>02/26/24</text:p>
          </table:table-cell>
          <table:table-cell office:value-type="float" office:value="0.011971" calcext:value-type="float">
            <text:p>0.011971</text:p>
          </table:table-cell>
        </table:table-row>
        <table:table-row table:style-name="ro1">
          <table:table-cell office:value-type="date" office:date-value="2024-02-27" calcext:value-type="date">
            <text:p>02/27/24</text:p>
          </table:table-cell>
          <table:table-cell office:value-type="float" office:value="0.011996" calcext:value-type="float">
            <text:p>0.011996</text:p>
          </table:table-cell>
        </table:table-row>
        <table:table-row table:style-name="ro1">
          <table:table-cell office:value-type="date" office:date-value="2024-02-28" calcext:value-type="date">
            <text:p>02/28/24</text:p>
          </table:table-cell>
          <table:table-cell office:value-type="float" office:value="0.0120085" calcext:value-type="float">
            <text:p>0.0120085</text:p>
          </table:table-cell>
        </table:table-row>
        <table:table-row table:style-name="ro1">
          <table:table-cell office:value-type="date" office:date-value="2024-02-29" calcext:value-type="date">
            <text:p>02/29/24</text:p>
          </table:table-cell>
          <table:table-cell office:value-type="float" office:value="0.0120337" calcext:value-type="float">
            <text:p>0.0120337</text:p>
          </table:table-cell>
        </table:table-row>
        <table:table-row table:style-name="ro1">
          <table:table-cell office:value-type="date" office:date-value="2024-03-01" calcext:value-type="date">
            <text:p>03/01/24</text:p>
          </table:table-cell>
          <table:table-cell office:value-type="float" office:value="0.0120122" calcext:value-type="float">
            <text:p>0.0120122</text:p>
          </table:table-cell>
        </table:table-row>
        <table:table-row table:style-name="ro1">
          <table:table-cell office:value-type="date" office:date-value="2024-03-02" calcext:value-type="date">
            <text:p>03/02/24</text:p>
          </table:table-cell>
          <table:table-cell office:value-type="float" office:value="0.0120122" calcext:value-type="float">
            <text:p>0.0120122</text:p>
          </table:table-cell>
        </table:table-row>
        <table:table-row table:style-name="ro1">
          <table:table-cell office:value-type="date" office:date-value="2024-03-03" calcext:value-type="date">
            <text:p>03/03/24</text:p>
          </table:table-cell>
          <table:table-cell office:value-type="float" office:value="0.0120122" calcext:value-type="float">
            <text:p>0.0120122</text:p>
          </table:table-cell>
        </table:table-row>
        <table:table-row table:style-name="ro1">
          <table:table-cell office:value-type="date" office:date-value="2024-03-04" calcext:value-type="date">
            <text:p>03/04/24</text:p>
          </table:table-cell>
          <table:table-cell office:value-type="float" office:value="0.0120122" calcext:value-type="float">
            <text:p>0.0120122</text:p>
          </table:table-cell>
        </table:table-row>
        <table:table-row table:style-name="ro1">
          <table:table-cell office:value-type="date" office:date-value="2024-03-05" calcext:value-type="date">
            <text:p>03/05/24</text:p>
          </table:table-cell>
          <table:table-cell office:value-type="float" office:value="0.0119982" calcext:value-type="float">
            <text:p>0.0119982</text:p>
          </table:table-cell>
        </table:table-row>
        <table:table-row table:style-name="ro1">
          <table:table-cell office:value-type="date" office:date-value="2024-03-06" calcext:value-type="date">
            <text:p>03/06/24</text:p>
          </table:table-cell>
          <table:table-cell office:value-type="float" office:value="0.0120233" calcext:value-type="float">
            <text:p>0.0120233</text:p>
          </table:table-cell>
        </table:table-row>
        <table:table-row table:style-name="ro1">
          <table:table-cell office:value-type="date" office:date-value="2024-03-07" calcext:value-type="date">
            <text:p>03/07/24</text:p>
          </table:table-cell>
          <table:table-cell office:value-type="float" office:value="0.0121412" calcext:value-type="float">
            <text:p>0.0121412</text:p>
          </table:table-cell>
        </table:table-row>
        <table:table-row table:style-name="ro1">
          <table:table-cell office:value-type="date" office:date-value="2024-03-08" calcext:value-type="date">
            <text:p>03/08/24</text:p>
          </table:table-cell>
          <table:table-cell office:value-type="float" office:value="0.0121488" calcext:value-type="float">
            <text:p>0.0121488</text:p>
          </table:table-cell>
        </table:table-row>
        <table:table-row table:style-name="ro1">
          <table:table-cell office:value-type="date" office:date-value="2024-03-09" calcext:value-type="date">
            <text:p>03/09/24</text:p>
          </table:table-cell>
          <table:table-cell office:value-type="float" office:value="0.0121488" calcext:value-type="float">
            <text:p>0.0121488</text:p>
          </table:table-cell>
        </table:table-row>
        <table:table-row table:style-name="ro1">
          <table:table-cell office:value-type="date" office:date-value="2024-03-10" calcext:value-type="date">
            <text:p>03/10/24</text:p>
          </table:table-cell>
          <table:table-cell office:value-type="float" office:value="0.0121488" calcext:value-type="float">
            <text:p>0.0121488</text:p>
          </table:table-cell>
        </table:table-row>
        <table:table-row table:style-name="ro1">
          <table:table-cell office:value-type="date" office:date-value="2024-03-11" calcext:value-type="date">
            <text:p>03/11/24</text:p>
          </table:table-cell>
          <table:table-cell office:value-type="float" office:value="0.0121912" calcext:value-type="float">
            <text:p>0.0121912</text:p>
          </table:table-cell>
        </table:table-row>
        <table:table-row table:style-name="ro1">
          <table:table-cell office:value-type="date" office:date-value="2024-03-12" calcext:value-type="date">
            <text:p>03/12/24</text:p>
          </table:table-cell>
          <table:table-cell office:value-type="float" office:value="0.0121187" calcext:value-type="float">
            <text:p>0.0121187</text:p>
          </table:table-cell>
        </table:table-row>
        <table:table-row table:style-name="ro1">
          <table:table-cell office:value-type="date" office:date-value="2024-03-13" calcext:value-type="date">
            <text:p>03/13/24</text:p>
          </table:table-cell>
          <table:table-cell office:value-type="float" office:value="0.0120857" calcext:value-type="float">
            <text:p>0.0120857</text:p>
          </table:table-cell>
        </table:table-row>
        <table:table-row table:style-name="ro1">
          <table:table-cell office:value-type="date" office:date-value="2024-03-14" calcext:value-type="date">
            <text:p>03/14/24</text:p>
          </table:table-cell>
          <table:table-cell office:value-type="float" office:value="0.0120954" calcext:value-type="float">
            <text:p>0.0120954</text:p>
          </table:table-cell>
        </table:table-row>
        <table:table-row table:style-name="ro1">
          <table:table-cell office:value-type="date" office:date-value="2024-03-15" calcext:value-type="date">
            <text:p>03/15/24</text:p>
          </table:table-cell>
          <table:table-cell office:value-type="float" office:value="0.0120708" calcext:value-type="float">
            <text:p>0.0120708</text:p>
          </table:table-cell>
        </table:table-row>
        <table:table-row table:style-name="ro1">
          <table:table-cell office:value-type="date" office:date-value="2024-03-16" calcext:value-type="date">
            <text:p>03/16/24</text:p>
          </table:table-cell>
          <table:table-cell office:value-type="float" office:value="0.0120708" calcext:value-type="float">
            <text:p>0.0120708</text:p>
          </table:table-cell>
        </table:table-row>
        <table:table-row table:style-name="ro1">
          <table:table-cell office:value-type="date" office:date-value="2024-03-17" calcext:value-type="date">
            <text:p>03/17/24</text:p>
          </table:table-cell>
          <table:table-cell office:value-type="float" office:value="0.0120708" calcext:value-type="float">
            <text:p>0.0120708</text:p>
          </table:table-cell>
        </table:table-row>
        <table:table-row table:style-name="ro1">
          <table:table-cell office:value-type="date" office:date-value="2024-03-18" calcext:value-type="date">
            <text:p>03/18/24</text:p>
          </table:table-cell>
          <table:table-cell office:value-type="float" office:value="0.0120351" calcext:value-type="float">
            <text:p>0.0120351</text:p>
          </table:table-cell>
        </table:table-row>
        <table:table-row table:style-name="ro1">
          <table:table-cell office:value-type="date" office:date-value="2024-03-19" calcext:value-type="date">
            <text:p>03/19/24</text:p>
          </table:table-cell>
          <table:table-cell office:value-type="float" office:value="0.0119718" calcext:value-type="float">
            <text:p>0.0119718</text:p>
          </table:table-cell>
        </table:table-row>
        <table:table-row table:style-name="ro1">
          <table:table-cell office:value-type="date" office:date-value="2024-03-20" calcext:value-type="date">
            <text:p>03/20/24</text:p>
          </table:table-cell>
          <table:table-cell office:value-type="float" office:value="0.0118867" calcext:value-type="float">
            <text:p>0.0118867</text:p>
          </table:table-cell>
        </table:table-row>
        <table:table-row table:style-name="ro1">
          <table:table-cell office:value-type="date" office:date-value="2024-03-21" calcext:value-type="date">
            <text:p>03/21/24</text:p>
          </table:table-cell>
          <table:table-cell office:value-type="float" office:value="0.0118564" calcext:value-type="float">
            <text:p>0.0118564</text:p>
          </table:table-cell>
        </table:table-row>
        <table:table-row table:style-name="ro1">
          <table:table-cell office:value-type="date" office:date-value="2024-03-22" calcext:value-type="date">
            <text:p>03/22/24</text:p>
          </table:table-cell>
          <table:table-cell office:value-type="float" office:value="0.0119447" calcext:value-type="float">
            <text:p>0.0119447</text:p>
          </table:table-cell>
        </table:table-row>
        <table:table-row table:style-name="ro1">
          <table:table-cell office:value-type="date" office:date-value="2024-03-23" calcext:value-type="date">
            <text:p>03/23/24</text:p>
          </table:table-cell>
          <table:table-cell office:value-type="float" office:value="0.0119447" calcext:value-type="float">
            <text:p>0.0119447</text:p>
          </table:table-cell>
        </table:table-row>
        <table:table-row table:style-name="ro1">
          <table:table-cell office:value-type="date" office:date-value="2024-03-24" calcext:value-type="date">
            <text:p>03/24/24</text:p>
          </table:table-cell>
          <table:table-cell office:value-type="float" office:value="0.0119447" calcext:value-type="float">
            <text:p>0.0119447</text:p>
          </table:table-cell>
        </table:table-row>
        <table:table-row table:style-name="ro1">
          <table:table-cell office:value-type="date" office:date-value="2024-03-25" calcext:value-type="date">
            <text:p>03/25/24</text:p>
          </table:table-cell>
          <table:table-cell office:value-type="float" office:value="0.0119418" calcext:value-type="float">
            <text:p>0.0119418</text:p>
          </table:table-cell>
        </table:table-row>
        <table:table-row table:style-name="ro1">
          <table:table-cell office:value-type="date" office:date-value="2024-03-26" calcext:value-type="date">
            <text:p>03/26/24</text:p>
          </table:table-cell>
          <table:table-cell office:value-type="float" office:value="0.0118968" calcext:value-type="float">
            <text:p>0.0118968</text:p>
          </table:table-cell>
        </table:table-row>
        <table:table-row table:style-name="ro1">
          <table:table-cell office:value-type="date" office:date-value="2024-03-27" calcext:value-type="date">
            <text:p>03/27/24</text:p>
          </table:table-cell>
          <table:table-cell office:value-type="float" office:value="0.0119608" calcext:value-type="float">
            <text:p>0.0119608</text:p>
          </table:table-cell>
        </table:table-row>
        <table:table-row table:style-name="ro1">
          <table:table-cell office:value-type="date" office:date-value="2024-03-28" calcext:value-type="date">
            <text:p>03/28/24</text:p>
          </table:table-cell>
          <table:table-cell office:value-type="float" office:value="0.0119659" calcext:value-type="float">
            <text:p>0.0119659</text:p>
          </table:table-cell>
        </table:table-row>
        <table:table-row table:style-name="ro1">
          <table:table-cell office:value-type="date" office:date-value="2024-03-29" calcext:value-type="date">
            <text:p>03/29/24</text:p>
          </table:table-cell>
          <table:table-cell office:value-type="float" office:value="0.0119659" calcext:value-type="float">
            <text:p>0.0119659</text:p>
          </table:table-cell>
        </table:table-row>
        <table:table-row table:style-name="ro1">
          <table:table-cell office:value-type="date" office:date-value="2024-03-30" calcext:value-type="date">
            <text:p>03/30/24</text:p>
          </table:table-cell>
          <table:table-cell office:value-type="float" office:value="0.0119659" calcext:value-type="float">
            <text:p>0.0119659</text:p>
          </table:table-cell>
        </table:table-row>
        <table:table-row table:style-name="ro1">
          <table:table-cell office:value-type="date" office:date-value="2024-03-31" calcext:value-type="date">
            <text:p>03/31/24</text:p>
          </table:table-cell>
          <table:table-cell office:value-type="float" office:value="0.0119659" calcext:value-type="float">
            <text:p>0.0119659</text:p>
          </table:table-cell>
        </table:table-row>
        <table:table-row table:style-name="ro1">
          <table:table-cell office:value-type="date" office:date-value="2024-04-01" calcext:value-type="date">
            <text:p>04/01/24</text:p>
          </table:table-cell>
          <table:table-cell office:value-type="float" office:value="0.0119659" calcext:value-type="float">
            <text:p>0.0119659</text:p>
          </table:table-cell>
        </table:table-row>
        <table:table-row table:style-name="ro1">
          <table:table-cell office:value-type="date" office:date-value="2024-04-02" calcext:value-type="date">
            <text:p>04/02/24</text:p>
          </table:table-cell>
          <table:table-cell office:value-type="float" office:value="0.0119982" calcext:value-type="float">
            <text:p>0.0119982</text:p>
          </table:table-cell>
        </table:table-row>
        <table:table-row table:style-name="ro1">
          <table:table-cell office:value-type="date" office:date-value="2024-04-03" calcext:value-type="date">
            <text:p>04/03/24</text:p>
          </table:table-cell>
          <table:table-cell office:value-type="float" office:value="0.0119506" calcext:value-type="float">
            <text:p>0.0119506</text:p>
          </table:table-cell>
        </table:table-row>
        <table:table-row table:style-name="ro1">
          <table:table-cell office:value-type="date" office:date-value="2024-04-04" calcext:value-type="date">
            <text:p>04/04/24</text:p>
          </table:table-cell>
          <table:table-cell office:value-type="float" office:value="0.0118758" calcext:value-type="float">
            <text:p>0.0118758</text:p>
          </table:table-cell>
        </table:table-row>
        <table:table-row table:style-name="ro1">
          <table:table-cell office:value-type="date" office:date-value="2024-04-05" calcext:value-type="date">
            <text:p>04/05/24</text:p>
          </table:table-cell>
          <table:table-cell office:value-type="float" office:value="0.0119185" calcext:value-type="float">
            <text:p>0.0119185</text:p>
          </table:table-cell>
        </table:table-row>
        <table:table-row table:style-name="ro1">
          <table:table-cell office:value-type="date" office:date-value="2024-04-06" calcext:value-type="date">
            <text:p>04/06/24</text:p>
          </table:table-cell>
          <table:table-cell office:value-type="float" office:value="0.0119185" calcext:value-type="float">
            <text:p>0.0119185</text:p>
          </table:table-cell>
        </table:table-row>
        <table:table-row table:style-name="ro1">
          <table:table-cell office:value-type="date" office:date-value="2024-04-07" calcext:value-type="date">
            <text:p>04/07/24</text:p>
          </table:table-cell>
          <table:table-cell office:value-type="float" office:value="0.0119185" calcext:value-type="float">
            <text:p>0.0119185</text:p>
          </table:table-cell>
        </table:table-row>
        <table:table-row table:style-name="ro1">
          <table:table-cell office:value-type="date" office:date-value="2024-04-08" calcext:value-type="date">
            <text:p>04/08/24</text:p>
          </table:table-cell>
          <table:table-cell office:value-type="float" office:value="0.0118946" calcext:value-type="float">
            <text:p>0.0118946</text:p>
          </table:table-cell>
        </table:table-row>
        <table:table-row table:style-name="ro1">
          <table:table-cell office:value-type="date" office:date-value="2024-04-09" calcext:value-type="date">
            <text:p>04/09/24</text:p>
          </table:table-cell>
          <table:table-cell office:value-type="float" office:value="0.0118557" calcext:value-type="float">
            <text:p>0.0118557</text:p>
          </table:table-cell>
        </table:table-row>
        <table:table-row table:style-name="ro1">
          <table:table-cell office:value-type="date" office:date-value="2024-04-10" calcext:value-type="date">
            <text:p>04/10/24</text:p>
          </table:table-cell>
          <table:table-cell office:value-type="float" office:value="0.0118614" calcext:value-type="float">
            <text:p>0.0118614</text:p>
          </table:table-cell>
        </table:table-row>
        <table:table-row table:style-name="ro1">
          <table:table-cell office:value-type="date" office:date-value="2024-04-11" calcext:value-type="date">
            <text:p>04/11/24</text:p>
          </table:table-cell>
          <table:table-cell office:value-type="float" office:value="0.0119127" calcext:value-type="float">
            <text:p>0.0119127</text:p>
          </table:table-cell>
        </table:table-row>
        <table:table-row table:style-name="ro1">
          <table:table-cell office:value-type="date" office:date-value="2024-04-12" calcext:value-type="date">
            <text:p>04/12/24</text:p>
          </table:table-cell>
          <table:table-cell office:value-type="float" office:value="0.0119872" calcext:value-type="float">
            <text:p>0.0119872</text:p>
          </table:table-cell>
        </table:table-row>
        <table:table-row table:style-name="ro1">
          <table:table-cell office:value-type="date" office:date-value="2024-04-13" calcext:value-type="date">
            <text:p>04/13/24</text:p>
          </table:table-cell>
          <table:table-cell office:value-type="float" office:value="0.0119872" calcext:value-type="float">
            <text:p>0.0119872</text:p>
          </table:table-cell>
        </table:table-row>
        <table:table-row table:style-name="ro1">
          <table:table-cell office:value-type="date" office:date-value="2024-04-14" calcext:value-type="date">
            <text:p>04/14/24</text:p>
          </table:table-cell>
          <table:table-cell office:value-type="float" office:value="0.0119872" calcext:value-type="float">
            <text:p>0.0119872</text:p>
          </table:table-cell>
        </table:table-row>
        <table:table-row table:style-name="ro1">
          <table:table-cell office:value-type="date" office:date-value="2024-04-15" calcext:value-type="date">
            <text:p>04/15/24</text:p>
          </table:table-cell>
          <table:table-cell office:value-type="float" office:value="0.0119222" calcext:value-type="float">
            <text:p>0.0119222</text:p>
          </table:table-cell>
        </table:table-row>
        <table:table-row table:style-name="ro1">
          <table:table-cell office:value-type="date" office:date-value="2024-04-16" calcext:value-type="date">
            <text:p>04/16/24</text:p>
          </table:table-cell>
          <table:table-cell office:value-type="float" office:value="0.0118867" calcext:value-type="float">
            <text:p>0.0118867</text:p>
          </table:table-cell>
        </table:table-row>
        <table:table-row table:style-name="ro1">
          <table:table-cell office:value-type="date" office:date-value="2024-04-17" calcext:value-type="date">
            <text:p>04/17/24</text:p>
          </table:table-cell>
          <table:table-cell office:value-type="float" office:value="0.0118867" calcext:value-type="float">
            <text:p>0.0118867</text:p>
          </table:table-cell>
        </table:table-row>
        <table:table-row table:style-name="ro1">
          <table:table-cell office:value-type="date" office:date-value="2024-04-18" calcext:value-type="date">
            <text:p>04/18/24</text:p>
          </table:table-cell>
          <table:table-cell office:value-type="float" office:value="0.0118665" calcext:value-type="float">
            <text:p>0.0118665</text:p>
          </table:table-cell>
        </table:table-row>
        <table:table-row table:style-name="ro1">
          <table:table-cell office:value-type="date" office:date-value="2024-04-19" calcext:value-type="date">
            <text:p>04/19/24</text:p>
          </table:table-cell>
          <table:table-cell office:value-type="float" office:value="0.0118765" calcext:value-type="float">
            <text:p>0.0118765</text:p>
          </table:table-cell>
        </table:table-row>
        <table:table-row table:style-name="ro1">
          <table:table-cell office:value-type="date" office:date-value="2024-04-20" calcext:value-type="date">
            <text:p>04/20/24</text:p>
          </table:table-cell>
          <table:table-cell office:value-type="float" office:value="0.0118765" calcext:value-type="float">
            <text:p>0.0118765</text:p>
          </table:table-cell>
        </table:table-row>
        <table:table-row table:style-name="ro1">
          <table:table-cell office:value-type="date" office:date-value="2024-04-21" calcext:value-type="date">
            <text:p>04/21/24</text:p>
          </table:table-cell>
          <table:table-cell office:value-type="float" office:value="0.0118765" calcext:value-type="float">
            <text:p>0.0118765</text:p>
          </table:table-cell>
        </table:table-row>
        <table:table-row table:style-name="ro1">
          <table:table-cell office:value-type="date" office:date-value="2024-04-22" calcext:value-type="date">
            <text:p>04/22/24</text:p>
          </table:table-cell>
          <table:table-cell office:value-type="float" office:value="0.0118888" calcext:value-type="float">
            <text:p>0.0118888</text:p>
          </table:table-cell>
        </table:table-row>
        <table:table-row table:style-name="ro1">
          <table:table-cell office:value-type="date" office:date-value="2024-04-23" calcext:value-type="date">
            <text:p>04/23/24</text:p>
          </table:table-cell>
          <table:table-cell office:value-type="float" office:value="0.011837" calcext:value-type="float">
            <text:p>0.011837</text:p>
          </table:table-cell>
        </table:table-row>
        <table:table-row table:style-name="ro1">
          <table:table-cell office:value-type="date" office:date-value="2024-04-24" calcext:value-type="date">
            <text:p>04/24/24</text:p>
          </table:table-cell>
          <table:table-cell office:value-type="float" office:value="0.0118127" calcext:value-type="float">
            <text:p>0.0118127</text:p>
          </table:table-cell>
        </table:table-row>
        <table:table-row table:style-name="ro1">
          <table:table-cell office:value-type="date" office:date-value="2024-04-25" calcext:value-type="date">
            <text:p>04/25/24</text:p>
          </table:table-cell>
          <table:table-cell office:value-type="float" office:value="0.0117284" calcext:value-type="float">
            <text:p>0.0117284</text:p>
          </table:table-cell>
        </table:table-row>
        <table:table-row table:style-name="ro1">
          <table:table-cell office:value-type="date" office:date-value="2024-04-26" calcext:value-type="date">
            <text:p>04/26/24</text:p>
          </table:table-cell>
          <table:table-cell office:value-type="float" office:value="0.0116398" calcext:value-type="float">
            <text:p>0.0116398</text:p>
          </table:table-cell>
        </table:table-row>
        <table:table-row table:style-name="ro1">
          <table:table-cell office:value-type="date" office:date-value="2024-04-27" calcext:value-type="date">
            <text:p>04/27/24</text:p>
          </table:table-cell>
          <table:table-cell office:value-type="float" office:value="0.0116398" calcext:value-type="float">
            <text:p>0.0116398</text:p>
          </table:table-cell>
        </table:table-row>
        <table:table-row table:style-name="ro1">
          <table:table-cell office:value-type="date" office:date-value="2024-04-28" calcext:value-type="date">
            <text:p>04/28/24</text:p>
          </table:table-cell>
          <table:table-cell office:value-type="float" office:value="0.0116398" calcext:value-type="float">
            <text:p>0.0116398</text:p>
          </table:table-cell>
        </table:table-row>
        <table:table-row table:style-name="ro1">
          <table:table-cell office:value-type="date" office:date-value="2024-04-29" calcext:value-type="date">
            <text:p>04/29/24</text:p>
          </table:table-cell>
          <table:table-cell office:value-type="float" office:value="0.0116745" calcext:value-type="float">
            <text:p>0.0116745</text:p>
          </table:table-cell>
        </table:table-row>
        <table:table-row table:style-name="ro1">
          <table:table-cell office:value-type="date" office:date-value="2024-04-30" calcext:value-type="date">
            <text:p>04/30/24</text:p>
          </table:table-cell>
          <table:table-cell office:value-type="float" office:value="0.0116232" calcext:value-type="float">
            <text:p>0.0116232</text:p>
          </table:table-cell>
        </table:table-row>
        <table:table-row table:style-name="ro1">
          <table:table-cell office:value-type="date" office:date-value="2024-05-01" calcext:value-type="date">
            <text:p>05/01/24</text:p>
          </table:table-cell>
          <table:table-cell office:value-type="float" office:value="0.0116232" calcext:value-type="float">
            <text:p>0.0116232</text:p>
          </table:table-cell>
        </table:table-row>
        <table:table-row table:style-name="ro1">
          <table:table-cell office:value-type="date" office:date-value="2024-05-02" calcext:value-type="date">
            <text:p>05/02/24</text:p>
          </table:table-cell>
          <table:table-cell office:value-type="float" office:value="0.0118084" calcext:value-type="float">
            <text:p>0.0118084</text:p>
          </table:table-cell>
        </table:table-row>
        <table:table-row table:style-name="ro1">
          <table:table-cell office:value-type="date" office:date-value="2024-05-03" calcext:value-type="date">
            <text:p>05/03/24</text:p>
          </table:table-cell>
          <table:table-cell office:value-type="float" office:value="0.0118084" calcext:value-type="float">
            <text:p>0.0118084</text:p>
          </table:table-cell>
        </table:table-row>
        <table:table-row table:style-name="ro1">
          <table:table-cell office:value-type="date" office:date-value="2024-05-04" calcext:value-type="date">
            <text:p>05/04/24</text:p>
          </table:table-cell>
          <table:table-cell office:value-type="float" office:value="0.0118084" calcext:value-type="float">
            <text:p>0.0118084</text:p>
          </table:table-cell>
        </table:table-row>
        <table:table-row table:style-name="ro1">
          <table:table-cell office:value-type="date" office:date-value="2024-05-05" calcext:value-type="date">
            <text:p>05/05/24</text:p>
          </table:table-cell>
          <table:table-cell office:value-type="float" office:value="0.0118084" calcext:value-type="float">
            <text:p>0.0118084</text:p>
          </table:table-cell>
        </table:table-row>
        <table:table-row table:style-name="ro1">
          <table:table-cell office:value-type="date" office:date-value="2024-05-06" calcext:value-type="date">
            <text:p>05/06/24</text:p>
          </table:table-cell>
          <table:table-cell office:value-type="float" office:value="0.0118084" calcext:value-type="float">
            <text:p>0.0118084</text:p>
          </table:table-cell>
        </table:table-row>
        <table:table-row table:style-name="ro1">
          <table:table-cell office:value-type="date" office:date-value="2024-05-07" calcext:value-type="date">
            <text:p>05/07/24</text:p>
          </table:table-cell>
          <table:table-cell office:value-type="float" office:value="0.0117503" calcext:value-type="float">
            <text:p>0.0117503</text:p>
          </table:table-cell>
        </table:table-row>
        <table:table-row table:style-name="ro1">
          <table:table-cell office:value-type="date" office:date-value="2024-05-08" calcext:value-type="date">
            <text:p>05/08/24</text:p>
          </table:table-cell>
          <table:table-cell office:value-type="float" office:value="0.011701" calcext:value-type="float">
            <text:p>0.011701</text:p>
          </table:table-cell>
        </table:table-row>
        <table:table-row table:style-name="ro1">
          <table:table-cell office:value-type="date" office:date-value="2024-05-09" calcext:value-type="date">
            <text:p>05/09/24</text:p>
          </table:table-cell>
          <table:table-cell office:value-type="float" office:value="0.0116892" calcext:value-type="float">
            <text:p>0.0116892</text:p>
          </table:table-cell>
        </table:table-row>
        <table:table-row table:style-name="ro1">
          <table:table-cell office:value-type="date" office:date-value="2024-05-10" calcext:value-type="date">
            <text:p>05/10/24</text:p>
          </table:table-cell>
          <table:table-cell office:value-type="float" office:value="0.0116509" calcext:value-type="float">
            <text:p>0.0116509</text:p>
          </table:table-cell>
        </table:table-row>
        <table:table-row table:style-name="ro1">
          <table:table-cell office:value-type="date" office:date-value="2024-05-11" calcext:value-type="date">
            <text:p>05/11/24</text:p>
          </table:table-cell>
          <table:table-cell office:value-type="float" office:value="0.0116509" calcext:value-type="float">
            <text:p>0.0116509</text:p>
          </table:table-cell>
        </table:table-row>
        <table:table-row table:style-name="ro1">
          <table:table-cell office:value-type="date" office:date-value="2024-05-12" calcext:value-type="date">
            <text:p>05/12/24</text:p>
          </table:table-cell>
          <table:table-cell office:value-type="float" office:value="0.0116509" calcext:value-type="float">
            <text:p>0.0116509</text:p>
          </table:table-cell>
        </table:table-row>
        <table:table-row table:style-name="ro1">
          <table:table-cell office:value-type="date" office:date-value="2024-05-13" calcext:value-type="date">
            <text:p>05/13/24</text:p>
          </table:table-cell>
          <table:table-cell office:value-type="float" office:value="0.0116245" calcext:value-type="float">
            <text:p>0.0116245</text:p>
          </table:table-cell>
        </table:table-row>
        <table:table-row table:style-name="ro1">
          <table:table-cell office:value-type="date" office:date-value="2024-05-14" calcext:value-type="date">
            <text:p>05/14/24</text:p>
          </table:table-cell>
          <table:table-cell office:value-type="float" office:value="0.0115805" calcext:value-type="float">
            <text:p>0.0115805</text:p>
          </table:table-cell>
        </table:table-row>
        <table:table-row table:style-name="ro1">
          <table:table-cell office:value-type="date" office:date-value="2024-05-15" calcext:value-type="date">
            <text:p>05/15/24</text:p>
          </table:table-cell>
          <table:table-cell office:value-type="float" office:value="0.0116121" calcext:value-type="float">
            <text:p>0.0116121</text:p>
          </table:table-cell>
        </table:table-row>
        <table:table-row table:style-name="ro1">
          <table:table-cell office:value-type="date" office:date-value="2024-05-16" calcext:value-type="date">
            <text:p>05/16/24</text:p>
          </table:table-cell>
          <table:table-cell office:value-type="float" office:value="0.011619" calcext:value-type="float">
            <text:p>0.011619</text:p>
          </table:table-cell>
        </table:table-row>
        <table:table-row table:style-name="ro1">
          <table:table-cell office:value-type="date" office:date-value="2024-05-17" calcext:value-type="date">
            <text:p>05/17/24</text:p>
          </table:table-cell>
          <table:table-cell office:value-type="float" office:value="0.0115757" calcext:value-type="float">
            <text:p>0.0115757</text:p>
          </table:table-cell>
        </table:table-row>
        <table:table-row table:style-name="ro1">
          <table:table-cell office:value-type="date" office:date-value="2024-05-18" calcext:value-type="date">
            <text:p>05/18/24</text:p>
          </table:table-cell>
          <table:table-cell office:value-type="float" office:value="0.0115757" calcext:value-type="float">
            <text:p>0.0115757</text:p>
          </table:table-cell>
        </table:table-row>
        <table:table-row table:style-name="ro1">
          <table:table-cell office:value-type="date" office:date-value="2024-05-19" calcext:value-type="date">
            <text:p>05/19/24</text:p>
          </table:table-cell>
          <table:table-cell office:value-type="float" office:value="0.0115757" calcext:value-type="float">
            <text:p>0.0115757</text:p>
          </table:table-cell>
        </table:table-row>
        <table:table-row table:style-name="ro1">
          <table:table-cell office:value-type="date" office:date-value="2024-05-20" calcext:value-type="date">
            <text:p>05/20/24</text:p>
          </table:table-cell>
          <table:table-cell office:value-type="float" office:value="0.0115559" calcext:value-type="float">
            <text:p>0.0115559</text:p>
          </table:table-cell>
        </table:table-row>
        <table:table-row table:style-name="ro1">
          <table:table-cell office:value-type="date" office:date-value="2024-05-21" calcext:value-type="date">
            <text:p>05/21/24</text:p>
          </table:table-cell>
          <table:table-cell office:value-type="float" office:value="0.0115144" calcext:value-type="float">
            <text:p>0.0115144</text:p>
          </table:table-cell>
        </table:table-row>
        <table:table-row table:style-name="ro1">
          <table:table-cell office:value-type="date" office:date-value="2024-05-22" calcext:value-type="date">
            <text:p>05/22/24</text:p>
          </table:table-cell>
          <table:table-cell office:value-type="float" office:value="0.0115361" calcext:value-type="float">
            <text:p>0.0115361</text:p>
          </table:table-cell>
        </table:table-row>
        <table:table-row table:style-name="ro1">
          <table:table-cell office:value-type="date" office:date-value="2024-05-23" calcext:value-type="date">
            <text:p>05/23/24</text:p>
          </table:table-cell>
          <table:table-cell office:value-type="float" office:value="0.0115117" calcext:value-type="float">
            <text:p>0.0115117</text:p>
          </table:table-cell>
        </table:table-row>
        <table:table-row table:style-name="ro1">
          <table:table-cell office:value-type="date" office:date-value="2024-05-24" calcext:value-type="date">
            <text:p>05/24/24</text:p>
          </table:table-cell>
          <table:table-cell office:value-type="float" office:value="0.0115117" calcext:value-type="float">
            <text:p>0.0115117</text:p>
          </table:table-cell>
        </table:table-row>
        <table:table-row table:style-name="ro1">
          <table:table-cell office:value-type="date" office:date-value="2024-05-25" calcext:value-type="date">
            <text:p>05/25/24</text:p>
          </table:table-cell>
          <table:table-cell office:value-type="float" office:value="0.0115117" calcext:value-type="float">
            <text:p>0.0115117</text:p>
          </table:table-cell>
        </table:table-row>
        <table:table-row table:style-name="ro1">
          <table:table-cell office:value-type="date" office:date-value="2024-05-26" calcext:value-type="date">
            <text:p>05/26/24</text:p>
          </table:table-cell>
          <table:table-cell office:value-type="float" office:value="0.0115117" calcext:value-type="float">
            <text:p>0.0115117</text:p>
          </table:table-cell>
        </table:table-row>
        <table:table-row table:style-name="ro1">
          <table:table-cell office:value-type="date" office:date-value="2024-05-27" calcext:value-type="date">
            <text:p>05/27/24</text:p>
          </table:table-cell>
          <table:table-cell office:value-type="float" office:value="0.0115001" calcext:value-type="float">
            <text:p>0.0115001</text:p>
          </table:table-cell>
        </table:table-row>
        <table:table-row table:style-name="ro1">
          <table:table-cell office:value-type="date" office:date-value="2024-05-28" calcext:value-type="date">
            <text:p>05/28/24</text:p>
          </table:table-cell>
          <table:table-cell office:value-type="float" office:value="0.0114685" calcext:value-type="float">
            <text:p>0.0114685</text:p>
          </table:table-cell>
        </table:table-row>
        <table:table-row table:style-name="ro1">
          <table:table-cell office:value-type="date" office:date-value="2024-05-29" calcext:value-type="date">
            <text:p>05/29/24</text:p>
          </table:table-cell>
          <table:table-cell office:value-type="float" office:value="0.011455" calcext:value-type="float">
            <text:p>0.011455</text:p>
          </table:table-cell>
        </table:table-row>
        <table:table-row table:style-name="ro1">
          <table:table-cell office:value-type="date" office:date-value="2024-05-30" calcext:value-type="date">
            <text:p>05/30/24</text:p>
          </table:table-cell>
          <table:table-cell office:value-type="float" office:value="0.0115388" calcext:value-type="float">
            <text:p>0.0115388</text:p>
          </table:table-cell>
        </table:table-row>
        <table:table-row table:style-name="ro1">
          <table:table-cell office:value-type="date" office:date-value="2024-05-31" calcext:value-type="date">
            <text:p>05/31/24</text:p>
          </table:table-cell>
          <table:table-cell office:value-type="float" office:value="0.0114698" calcext:value-type="float">
            <text:p>0.0114698</text:p>
          </table:table-cell>
        </table:table-row>
        <table:table-row table:style-name="ro1">
          <table:table-cell office:value-type="date" office:date-value="2024-06-01" calcext:value-type="date">
            <text:p>06/01/24</text:p>
          </table:table-cell>
          <table:table-cell office:value-type="float" office:value="0.0114698" calcext:value-type="float">
            <text:p>0.0114698</text:p>
          </table:table-cell>
        </table:table-row>
        <table:table-row table:style-name="ro1">
          <table:table-cell office:value-type="date" office:date-value="2024-06-02" calcext:value-type="date">
            <text:p>06/02/24</text:p>
          </table:table-cell>
          <table:table-cell office:value-type="float" office:value="0.0114698" calcext:value-type="float">
            <text:p>0.0114698</text:p>
          </table:table-cell>
        </table:table-row>
        <table:table-row table:style-name="ro1">
          <table:table-cell office:value-type="date" office:date-value="2024-06-03" calcext:value-type="date">
            <text:p>06/03/24</text:p>
          </table:table-cell>
          <table:table-cell office:value-type="float" office:value="0.0114988" calcext:value-type="float">
            <text:p>0.0114988</text:p>
          </table:table-cell>
        </table:table-row>
        <table:table-row table:style-name="ro1">
          <table:table-cell office:value-type="date" office:date-value="2024-06-04" calcext:value-type="date">
            <text:p>06/04/24</text:p>
          </table:table-cell>
          <table:table-cell office:value-type="float" office:value="0.0116218" calcext:value-type="float">
            <text:p>0.0116218</text:p>
          </table:table-cell>
        </table:table-row>
        <table:table-row table:style-name="ro1">
          <table:table-cell office:value-type="date" office:date-value="2024-06-05" calcext:value-type="date">
            <text:p>06/05/24</text:p>
          </table:table-cell>
          <table:table-cell office:value-type="float" office:value="0.0115239" calcext:value-type="float">
            <text:p>0.0115239</text:p>
          </table:table-cell>
        </table:table-row>
        <table:table-row table:style-name="ro1">
          <table:table-cell office:value-type="date" office:date-value="2024-06-06" calcext:value-type="date">
            <text:p>06/06/24</text:p>
          </table:table-cell>
          <table:table-cell office:value-type="float" office:value="0.0115225" calcext:value-type="float">
            <text:p>0.0115225</text:p>
          </table:table-cell>
        </table:table-row>
        <table:table-row table:style-name="ro1">
          <table:table-cell office:value-type="date" office:date-value="2024-06-07" calcext:value-type="date">
            <text:p>06/07/24</text:p>
          </table:table-cell>
          <table:table-cell office:value-type="float" office:value="0.0115375" calcext:value-type="float">
            <text:p>0.0115375</text:p>
          </table:table-cell>
        </table:table-row>
        <table:table-row table:style-name="ro1">
          <table:table-cell office:value-type="date" office:date-value="2024-06-08" calcext:value-type="date">
            <text:p>06/08/24</text:p>
          </table:table-cell>
          <table:table-cell office:value-type="float" office:value="0.0115375" calcext:value-type="float">
            <text:p>0.0115375</text:p>
          </table:table-cell>
        </table:table-row>
        <table:table-row table:style-name="ro1">
          <table:table-cell office:value-type="date" office:date-value="2024-06-09" calcext:value-type="date">
            <text:p>06/09/24</text:p>
          </table:table-cell>
          <table:table-cell office:value-type="float" office:value="0.0115375" calcext:value-type="float">
            <text:p>0.0115375</text:p>
          </table:table-cell>
        </table:table-row>
        <table:table-row table:style-name="ro1">
          <table:table-cell office:value-type="date" office:date-value="2024-06-10" calcext:value-type="date">
            <text:p>06/10/24</text:p>
          </table:table-cell>
          <table:table-cell office:value-type="float" office:value="0.0115908" calcext:value-type="float">
            <text:p>0.0115908</text:p>
          </table:table-cell>
        </table:table-row>
        <table:table-row table:style-name="ro1">
          <table:table-cell office:value-type="date" office:date-value="2024-06-11" calcext:value-type="date">
            <text:p>06/11/24</text:p>
          </table:table-cell>
          <table:table-cell office:value-type="float" office:value="0.0116101" calcext:value-type="float">
            <text:p>0.0116101</text:p>
          </table:table-cell>
        </table:table-row>
        <table:table-row table:style-name="ro1">
          <table:table-cell office:value-type="date" office:date-value="2024-06-12" calcext:value-type="date">
            <text:p>06/12/24</text:p>
          </table:table-cell>
          <table:table-cell office:value-type="float" office:value="0.011549" calcext:value-type="float">
            <text:p>0.011549</text:p>
          </table:table-cell>
        </table:table-row>
        <table:table-row table:style-name="ro1">
          <table:table-cell office:value-type="date" office:date-value="2024-06-13" calcext:value-type="date">
            <text:p>06/13/24</text:p>
          </table:table-cell>
          <table:table-cell office:value-type="float" office:value="0.0115334" calcext:value-type="float">
            <text:p>0.0115334</text:p>
          </table:table-cell>
        </table:table-row>
        <table:table-row table:style-name="ro1">
          <table:table-cell office:value-type="date" office:date-value="2024-06-14" calcext:value-type="date">
            <text:p>06/14/24</text:p>
          </table:table-cell>
          <table:table-cell office:value-type="float" office:value="0.0116557" calcext:value-type="float">
            <text:p>0.0116557</text:p>
          </table:table-cell>
        </table:table-row>
        <table:table-row table:style-name="ro1">
          <table:table-cell office:value-type="date" office:date-value="2024-06-15" calcext:value-type="date">
            <text:p>06/15/24</text:p>
          </table:table-cell>
          <table:table-cell office:value-type="float" office:value="0.0116557" calcext:value-type="float">
            <text:p>0.0116557</text:p>
          </table:table-cell>
        </table:table-row>
        <table:table-row table:style-name="ro1">
          <table:table-cell office:value-type="date" office:date-value="2024-06-16" calcext:value-type="date">
            <text:p>06/16/24</text:p>
          </table:table-cell>
          <table:table-cell office:value-type="float" office:value="0.0116557" calcext:value-type="float">
            <text:p>0.0116557</text:p>
          </table:table-cell>
        </table:table-row>
        <table:table-row table:style-name="ro1">
          <table:table-cell office:value-type="date" office:date-value="2024-06-17" calcext:value-type="date">
            <text:p>06/17/24</text:p>
          </table:table-cell>
          <table:table-cell office:value-type="float" office:value="0.0115654" calcext:value-type="float">
            <text:p>0.0115654</text:p>
          </table:table-cell>
        </table:table-row>
        <table:table-row table:style-name="ro1">
          <table:table-cell office:value-type="date" office:date-value="2024-06-18" calcext:value-type="date">
            <text:p>06/18/24</text:p>
          </table:table-cell>
          <table:table-cell office:value-type="float" office:value="0.011545" calcext:value-type="float">
            <text:p>0.011545</text:p>
          </table:table-cell>
        </table:table-row>
        <table:table-row table:style-name="ro1">
          <table:table-cell office:value-type="date" office:date-value="2024-06-19" calcext:value-type="date">
            <text:p>06/19/24</text:p>
          </table:table-cell>
          <table:table-cell office:value-type="float" office:value="0.0115198" calcext:value-type="float">
            <text:p>0.0115198</text:p>
          </table:table-cell>
        </table:table-row>
        <table:table-row table:style-name="ro1">
          <table:table-cell office:value-type="date" office:date-value="2024-06-20" calcext:value-type="date">
            <text:p>06/20/24</text:p>
          </table:table-cell>
          <table:table-cell office:value-type="float" office:value="0.0115171" calcext:value-type="float">
            <text:p>0.0115171</text:p>
          </table:table-cell>
        </table:table-row>
        <table:table-row table:style-name="ro1">
          <table:table-cell office:value-type="date" office:date-value="2024-06-21" calcext:value-type="date">
            <text:p>06/21/24</text:p>
          </table:table-cell>
          <table:table-cell office:value-type="float" office:value="0.0115171" calcext:value-type="float">
            <text:p>0.0115171</text:p>
          </table:table-cell>
        </table:table-row>
        <table:table-row table:style-name="ro1">
          <table:table-cell office:value-type="date" office:date-value="2024-06-22" calcext:value-type="date">
            <text:p>06/22/24</text:p>
          </table:table-cell>
          <table:table-cell office:value-type="float" office:value="0.0115171" calcext:value-type="float">
            <text:p>0.0115171</text:p>
          </table:table-cell>
        </table:table-row>
        <table:table-row table:style-name="ro1">
          <table:table-cell office:value-type="date" office:date-value="2024-06-23" calcext:value-type="date">
            <text:p>06/23/24</text:p>
          </table:table-cell>
          <table:table-cell office:value-type="float" office:value="0.0115171" calcext:value-type="float">
            <text:p>0.0115171</text:p>
          </table:table-cell>
        </table:table-row>
        <table:table-row table:style-name="ro1">
          <table:table-cell office:value-type="date" office:date-value="2024-06-24" calcext:value-type="date">
            <text:p>06/24/24</text:p>
          </table:table-cell>
          <table:table-cell office:value-type="float" office:value="0.0114262" calcext:value-type="float">
            <text:p>0.0114262</text:p>
          </table:table-cell>
        </table:table-row>
        <table:table-row table:style-name="ro1">
          <table:table-cell office:value-type="date" office:date-value="2024-06-25" calcext:value-type="date">
            <text:p>06/25/24</text:p>
          </table:table-cell>
          <table:table-cell office:value-type="float" office:value="0.0114483" calcext:value-type="float">
            <text:p>0.0114483</text:p>
          </table:table-cell>
        </table:table-row>
        <table:table-row table:style-name="ro1">
          <table:table-cell office:value-type="date" office:date-value="2024-06-26" calcext:value-type="date">
            <text:p>06/26/24</text:p>
          </table:table-cell>
          <table:table-cell office:value-type="float" office:value="0.0114096" calcext:value-type="float">
            <text:p>0.0114096</text:p>
          </table:table-cell>
        </table:table-row>
        <table:table-row table:style-name="ro1">
          <table:table-cell office:value-type="date" office:date-value="2024-06-27" calcext:value-type="date">
            <text:p>06/27/24</text:p>
          </table:table-cell>
          <table:table-cell office:value-type="float" office:value="0.0113936" calcext:value-type="float">
            <text:p>0.0113936</text:p>
          </table:table-cell>
        </table:table-row>
        <table:table-row table:style-name="ro1">
          <table:table-cell office:value-type="date" office:date-value="2024-06-28" calcext:value-type="date">
            <text:p>06/28/24</text:p>
          </table:table-cell>
          <table:table-cell office:value-type="float" office:value="0.0113751" calcext:value-type="float">
            <text:p>0.0113751</text:p>
          </table:table-cell>
        </table:table-row>
        <table:table-row table:style-name="ro1">
          <table:table-cell office:value-type="date" office:date-value="2024-06-29" calcext:value-type="date">
            <text:p>06/29/24</text:p>
          </table:table-cell>
          <table:table-cell office:value-type="float" office:value="0.0113751" calcext:value-type="float">
            <text:p>0.0113751</text:p>
          </table:table-cell>
        </table:table-row>
        <table:table-row table:style-name="ro1">
          <table:table-cell office:value-type="date" office:date-value="2024-06-30" calcext:value-type="date">
            <text:p>06/30/24</text:p>
          </table:table-cell>
          <table:table-cell office:value-type="float" office:value="0.0113751" calcext:value-type="float">
            <text:p>0.0113751</text:p>
          </table:table-cell>
        </table:table-row>
        <table:table-row table:style-name="ro1">
          <table:table-cell office:value-type="date" office:date-value="2024-07-01" calcext:value-type="date">
            <text:p>07/01/24</text:p>
          </table:table-cell>
          <table:table-cell office:value-type="float" office:value="0.0112956" calcext:value-type="float">
            <text:p>0.0112956</text:p>
          </table:table-cell>
        </table:table-row>
        <table:table-row table:style-name="ro1">
          <table:table-cell office:value-type="date" office:date-value="2024-07-02" calcext:value-type="date">
            <text:p>07/02/24</text:p>
          </table:table-cell>
          <table:table-cell office:value-type="float" office:value="0.0112852" calcext:value-type="float">
            <text:p>0.0112852</text:p>
          </table:table-cell>
        </table:table-row>
        <table:table-row table:style-name="ro1">
          <table:table-cell office:value-type="date" office:date-value="2024-07-03" calcext:value-type="date">
            <text:p>07/03/24</text:p>
          </table:table-cell>
          <table:table-cell office:value-type="float" office:value="0.0112288" calcext:value-type="float">
            <text:p>0.0112288</text:p>
          </table:table-cell>
        </table:table-row>
        <table:table-row table:style-name="ro1">
          <table:table-cell office:value-type="date" office:date-value="2024-07-04" calcext:value-type="date">
            <text:p>07/04/24</text:p>
          </table:table-cell>
          <table:table-cell office:value-type="float" office:value="0.0112507" calcext:value-type="float">
            <text:p>0.0112507</text:p>
          </table:table-cell>
        </table:table-row>
        <table:table-row table:style-name="ro1">
          <table:table-cell office:value-type="date" office:date-value="2024-07-05" calcext:value-type="date">
            <text:p>07/05/24</text:p>
          </table:table-cell>
          <table:table-cell office:value-type="float" office:value="0.0112365" calcext:value-type="float">
            <text:p>0.0112365</text:p>
          </table:table-cell>
        </table:table-row>
        <table:table-row table:style-name="ro1">
          <table:table-cell office:value-type="date" office:date-value="2024-07-06" calcext:value-type="date">
            <text:p>07/06/24</text:p>
          </table:table-cell>
          <table:table-cell office:value-type="float" office:value="0.0112365" calcext:value-type="float">
            <text:p>0.0112365</text:p>
          </table:table-cell>
        </table:table-row>
        <table:table-row table:style-name="ro1">
          <table:table-cell office:value-type="date" office:date-value="2024-07-07" calcext:value-type="date">
            <text:p>07/07/24</text:p>
          </table:table-cell>
          <table:table-cell office:value-type="float" office:value="0.0112365" calcext:value-type="float">
            <text:p>0.0112365</text:p>
          </table:table-cell>
        </table:table-row>
        <table:table-row table:style-name="ro1">
          <table:table-cell office:value-type="date" office:date-value="2024-07-08" calcext:value-type="date">
            <text:p>07/08/24</text:p>
          </table:table-cell>
          <table:table-cell office:value-type="float" office:value="0.0112166" calcext:value-type="float">
            <text:p>0.0112166</text:p>
          </table:table-cell>
        </table:table-row>
        <table:table-row table:style-name="ro1">
          <table:table-cell office:value-type="date" office:date-value="2024-07-09" calcext:value-type="date">
            <text:p>07/09/24</text:p>
          </table:table-cell>
          <table:table-cell office:value-type="float" office:value="0.0112275" calcext:value-type="float">
            <text:p>0.0112275</text:p>
          </table:table-cell>
        </table:table-row>
        <table:table-row table:style-name="ro1">
          <table:table-cell office:value-type="date" office:date-value="2024-07-10" calcext:value-type="date">
            <text:p>07/10/24</text:p>
          </table:table-cell>
          <table:table-cell office:value-type="float" office:value="0.0111896" calcext:value-type="float">
            <text:p>0.0111896</text:p>
          </table:table-cell>
        </table:table-row>
        <table:table-row table:style-name="ro1">
          <table:table-cell office:value-type="date" office:date-value="2024-07-11" calcext:value-type="date">
            <text:p>07/11/24</text:p>
          </table:table-cell>
          <table:table-cell office:value-type="float" office:value="0.0111513" calcext:value-type="float">
            <text:p>0.0111513</text:p>
          </table:table-cell>
        </table:table-row>
        <table:table-row table:style-name="ro1">
          <table:table-cell office:value-type="date" office:date-value="2024-07-12" calcext:value-type="date">
            <text:p>07/12/24</text:p>
          </table:table-cell>
          <table:table-cell office:value-type="float" office:value="0.0113139" calcext:value-type="float">
            <text:p>0.0113139</text:p>
          </table:table-cell>
        </table:table-row>
        <table:table-row table:style-name="ro1">
          <table:table-cell office:value-type="date" office:date-value="2024-07-13" calcext:value-type="date">
            <text:p>07/13/24</text:p>
          </table:table-cell>
          <table:table-cell office:value-type="float" office:value="0.0113139" calcext:value-type="float">
            <text:p>0.0113139</text:p>
          </table:table-cell>
        </table:table-row>
        <table:table-row table:style-name="ro1">
          <table:table-cell office:value-type="date" office:date-value="2024-07-14" calcext:value-type="date">
            <text:p>07/14/24</text:p>
          </table:table-cell>
          <table:table-cell office:value-type="float" office:value="0.0113139" calcext:value-type="float">
            <text:p>0.0113139</text:p>
          </table:table-cell>
        </table:table-row>
        <table:table-row table:style-name="ro1">
          <table:table-cell office:value-type="date" office:date-value="2024-07-15" calcext:value-type="date">
            <text:p>07/15/24</text:p>
          </table:table-cell>
          <table:table-cell office:value-type="float" office:value="0.0113487" calcext:value-type="float">
            <text:p>0.0113487</text:p>
          </table:table-cell>
        </table:table-row>
        <table:table-row table:style-name="ro1">
          <table:table-cell office:value-type="date" office:date-value="2024-07-16" calcext:value-type="date">
            <text:p>07/16/24</text:p>
          </table:table-cell>
          <table:table-cell office:value-type="float" office:value="0.0113283" calcext:value-type="float">
            <text:p>0.0113283</text:p>
          </table:table-cell>
        </table:table-row>
        <table:table-row table:style-name="ro1">
          <table:table-cell office:value-type="date" office:date-value="2024-07-17" calcext:value-type="date">
            <text:p>07/17/24</text:p>
          </table:table-cell>
          <table:table-cell office:value-type="float" office:value="0.0114236" calcext:value-type="float">
            <text:p>0.0114236</text:p>
          </table:table-cell>
        </table:table-row>
        <table:table-row table:style-name="ro1">
          <table:table-cell office:value-type="date" office:date-value="2024-07-18" calcext:value-type="date">
            <text:p>07/18/24</text:p>
          </table:table-cell>
          <table:table-cell office:value-type="float" office:value="0.0114363" calcext:value-type="float">
            <text:p>0.0114363</text:p>
          </table:table-cell>
        </table:table-row>
        <table:table-row table:style-name="ro1">
          <table:table-cell office:value-type="date" office:date-value="2024-07-19" calcext:value-type="date">
            <text:p>07/19/24</text:p>
          </table:table-cell>
          <table:table-cell office:value-type="float" office:value="0.0113969" calcext:value-type="float">
            <text:p>0.0113969</text:p>
          </table:table-cell>
        </table:table-row>
        <table:table-row table:style-name="ro1">
          <table:table-cell office:value-type="date" office:date-value="2024-07-20" calcext:value-type="date">
            <text:p>07/20/24</text:p>
          </table:table-cell>
          <table:table-cell office:value-type="float" office:value="0.0113969" calcext:value-type="float">
            <text:p>0.0113969</text:p>
          </table:table-cell>
        </table:table-row>
        <table:table-row table:style-name="ro1">
          <table:table-cell office:value-type="date" office:date-value="2024-07-21" calcext:value-type="date">
            <text:p>07/21/24</text:p>
          </table:table-cell>
          <table:table-cell office:value-type="float" office:value="0.0113969" calcext:value-type="float">
            <text:p>0.0113969</text:p>
          </table:table-cell>
        </table:table-row>
        <table:table-row table:style-name="ro1">
          <table:table-cell office:value-type="date" office:date-value="2024-07-22" calcext:value-type="date">
            <text:p>07/22/24</text:p>
          </table:table-cell>
          <table:table-cell office:value-type="float" office:value="0.011451" calcext:value-type="float">
            <text:p>0.011451</text:p>
          </table:table-cell>
        </table:table-row>
        <table:table-row table:style-name="ro1">
          <table:table-cell office:value-type="date" office:date-value="2024-07-23" calcext:value-type="date">
            <text:p>07/23/24</text:p>
          </table:table-cell>
          <table:table-cell office:value-type="float" office:value="0.0115293" calcext:value-type="float">
            <text:p>0.0115293</text:p>
          </table:table-cell>
        </table:table-row>
        <table:table-row table:style-name="ro1">
          <table:table-cell office:value-type="date" office:date-value="2024-07-24" calcext:value-type="date">
            <text:p>07/24/24</text:p>
          </table:table-cell>
          <table:table-cell office:value-type="float" office:value="0.0116954" calcext:value-type="float">
            <text:p>0.0116954</text:p>
          </table:table-cell>
        </table:table-row>
        <table:table-row table:style-name="ro1">
          <table:table-cell office:value-type="date" office:date-value="2024-07-25" calcext:value-type="date">
            <text:p>07/25/24</text:p>
          </table:table-cell>
          <table:table-cell office:value-type="float" office:value="0.0118091" calcext:value-type="float">
            <text:p>0.0118091</text:p>
          </table:table-cell>
        </table:table-row>
        <table:table-row table:style-name="ro1">
          <table:table-cell office:value-type="date" office:date-value="2024-07-26" calcext:value-type="date">
            <text:p>07/26/24</text:p>
          </table:table-cell>
          <table:table-cell office:value-type="float" office:value="0.0116529" calcext:value-type="float">
            <text:p>0.0116529</text:p>
          </table:table-cell>
        </table:table-row>
        <table:table-row table:style-name="ro1">
          <table:table-cell office:value-type="date" office:date-value="2024-07-27" calcext:value-type="date">
            <text:p>07/27/24</text:p>
          </table:table-cell>
          <table:table-cell office:value-type="float" office:value="0.0116529" calcext:value-type="float">
            <text:p>0.0116529</text:p>
          </table:table-cell>
        </table:table-row>
        <table:table-row table:style-name="ro1">
          <table:table-cell office:value-type="date" office:date-value="2024-07-28" calcext:value-type="date">
            <text:p>07/28/24</text:p>
          </table:table-cell>
          <table:table-cell office:value-type="float" office:value="0.0116529" calcext:value-type="float">
            <text:p>0.0116529</text:p>
          </table:table-cell>
        </table:table-row>
        <table:table-row table:style-name="ro1">
          <table:table-cell office:value-type="date" office:date-value="2024-07-29" calcext:value-type="date">
            <text:p>07/29/24</text:p>
          </table:table-cell>
          <table:table-cell office:value-type="float" office:value="0.011751" calcext:value-type="float">
            <text:p>0.011751</text:p>
          </table:table-cell>
        </table:table-row>
        <table:table-row table:style-name="ro1">
          <table:table-cell office:value-type="date" office:date-value="2024-07-30" calcext:value-type="date">
            <text:p>07/30/24</text:p>
          </table:table-cell>
          <table:table-cell office:value-type="float" office:value="0.0116689" calcext:value-type="float">
            <text:p>0.0116689</text:p>
          </table:table-cell>
        </table:table-row>
        <table:table-row table:style-name="ro1">
          <table:table-cell office:value-type="date" office:date-value="2024-07-31" calcext:value-type="date">
            <text:p>07/31/24</text:p>
          </table:table-cell>
          <table:table-cell office:value-type="float" office:value="0.0120167" calcext:value-type="float">
            <text:p>0.0120167</text:p>
          </table:table-cell>
        </table:table-row>
        <table:table-row table:style-name="ro1">
          <table:table-cell office:value-type="date" office:date-value="2024-08-01" calcext:value-type="date">
            <text:p>08/01/24</text:p>
          </table:table-cell>
          <table:table-cell office:value-type="float" office:value="0.012024" calcext:value-type="float">
            <text:p>0.012024</text:p>
          </table:table-cell>
        </table:table-row>
        <table:table-row table:style-name="ro1">
          <table:table-cell office:value-type="date" office:date-value="2024-08-02" calcext:value-type="date">
            <text:p>08/02/24</text:p>
          </table:table-cell>
          <table:table-cell office:value-type="float" office:value="0.0121202" calcext:value-type="float">
            <text:p>0.0121202</text:p>
          </table:table-cell>
        </table:table-row>
        <table:table-row table:style-name="ro1">
          <table:table-cell office:value-type="date" office:date-value="2024-08-03" calcext:value-type="date">
            <text:p>08/03/24</text:p>
          </table:table-cell>
          <table:table-cell office:value-type="float" office:value="0.0121202" calcext:value-type="float">
            <text:p>0.0121202</text:p>
          </table:table-cell>
        </table:table-row>
        <table:table-row table:style-name="ro1">
          <table:table-cell office:value-type="date" office:date-value="2024-08-04" calcext:value-type="date">
            <text:p>08/04/24</text:p>
          </table:table-cell>
          <table:table-cell office:value-type="float" office:value="0.0121202" calcext:value-type="float">
            <text:p>0.0121202</text:p>
          </table:table-cell>
        </table:table-row>
        <table:table-row table:style-name="ro1">
          <table:table-cell office:value-type="date" office:date-value="2024-08-05" calcext:value-type="date">
            <text:p>08/05/24</text:p>
          </table:table-cell>
          <table:table-cell office:value-type="float" office:value="0.012539" calcext:value-type="float">
            <text:p>0.012539</text:p>
          </table:table-cell>
        </table:table-row>
        <table:table-row table:style-name="ro1">
          <table:table-cell office:value-type="date" office:date-value="2024-08-06" calcext:value-type="date">
            <text:p>08/06/24</text:p>
          </table:table-cell>
          <table:table-cell office:value-type="float" office:value="0.012356" calcext:value-type="float">
            <text:p>0.012356</text:p>
          </table:table-cell>
        </table:table-row>
        <table:table-row table:style-name="ro1">
          <table:table-cell office:value-type="date" office:date-value="2024-08-07" calcext:value-type="date">
            <text:p>08/07/24</text:p>
          </table:table-cell>
          <table:table-cell office:value-type="float" office:value="0.0121768" calcext:value-type="float">
            <text:p>0.0121768</text:p>
          </table:table-cell>
        </table:table-row>
        <table:table-row table:style-name="ro1">
          <table:table-cell office:value-type="date" office:date-value="2024-08-08" calcext:value-type="date">
            <text:p>08/08/24</text:p>
          </table:table-cell>
          <table:table-cell office:value-type="float" office:value="0.0122438" calcext:value-type="float">
            <text:p>0.0122438</text:p>
          </table:table-cell>
        </table:table-row>
        <table:table-row table:style-name="ro1">
          <table:table-cell office:value-type="date" office:date-value="2024-08-09" calcext:value-type="date">
            <text:p>08/09/24</text:p>
          </table:table-cell>
          <table:table-cell office:value-type="float" office:value="0.0121988" calcext:value-type="float">
            <text:p>0.0121988</text:p>
          </table:table-cell>
        </table:table-row>
        <table:table-row table:style-name="ro1">
          <table:table-cell office:value-type="date" office:date-value="2024-08-10" calcext:value-type="date">
            <text:p>08/10/24</text:p>
          </table:table-cell>
          <table:table-cell office:value-type="float" office:value="0.0121988" calcext:value-type="float">
            <text:p>0.0121988</text:p>
          </table:table-cell>
        </table:table-row>
        <table:table-row table:style-name="ro1">
          <table:table-cell office:value-type="date" office:date-value="2024-08-11" calcext:value-type="date">
            <text:p>08/11/24</text:p>
          </table:table-cell>
          <table:table-cell office:value-type="float" office:value="0.0121988" calcext:value-type="float">
            <text:p>0.0121988</text:p>
          </table:table-cell>
        </table:table-row>
        <table:table-row table:style-name="ro1">
          <table:table-cell office:value-type="date" office:date-value="2024-08-12" calcext:value-type="date">
            <text:p>08/12/24</text:p>
          </table:table-cell>
          <table:table-cell office:value-type="float" office:value="0.0121292" calcext:value-type="float">
            <text:p>0.0121292</text:p>
          </table:table-cell>
        </table:table-row>
        <table:table-row table:style-name="ro1">
          <table:table-cell office:value-type="date" office:date-value="2024-08-13" calcext:value-type="date">
            <text:p>08/13/24</text:p>
          </table:table-cell>
          <table:table-cell office:value-type="float" office:value="0.0121352" calcext:value-type="float">
            <text:p>0.0121352</text:p>
          </table:table-cell>
        </table:table-row>
        <table:table-row table:style-name="ro1">
          <table:table-cell office:value-type="date" office:date-value="2024-08-14" calcext:value-type="date">
            <text:p>08/14/24</text:p>
          </table:table-cell>
          <table:table-cell office:value-type="float" office:value="0.0120745" calcext:value-type="float">
            <text:p>0.0120745</text:p>
          </table:table-cell>
        </table:table-row>
        <table:table-row table:style-name="ro1">
          <table:table-cell office:value-type="date" office:date-value="2024-08-15" calcext:value-type="date">
            <text:p>08/15/24</text:p>
          </table:table-cell>
          <table:table-cell office:value-type="float" office:value="0.0120626" calcext:value-type="float">
            <text:p>0.0120626</text:p>
          </table:table-cell>
        </table:table-row>
        <table:table-row table:style-name="ro1">
          <table:table-cell office:value-type="date" office:date-value="2024-08-16" calcext:value-type="date">
            <text:p>08/16/24</text:p>
          </table:table-cell>
          <table:table-cell office:value-type="float" office:value="0.0120196" calcext:value-type="float">
            <text:p>0.0120196</text:p>
          </table:table-cell>
        </table:table-row>
        <table:table-row table:style-name="ro1">
          <table:table-cell office:value-type="date" office:date-value="2024-08-17" calcext:value-type="date">
            <text:p>08/17/24</text:p>
          </table:table-cell>
          <table:table-cell office:value-type="float" office:value="0.0120196" calcext:value-type="float">
            <text:p>0.0120196</text:p>
          </table:table-cell>
        </table:table-row>
        <table:table-row table:style-name="ro1">
          <table:table-cell office:value-type="date" office:date-value="2024-08-18" calcext:value-type="date">
            <text:p>08/18/24</text:p>
          </table:table-cell>
          <table:table-cell office:value-type="float" office:value="0.0120196" calcext:value-type="float">
            <text:p>0.0120196</text:p>
          </table:table-cell>
        </table:table-row>
        <table:table-row table:style-name="ro1">
          <table:table-cell office:value-type="date" office:date-value="2024-08-19" calcext:value-type="date">
            <text:p>08/19/24</text:p>
          </table:table-cell>
          <table:table-cell office:value-type="float" office:value="0.0121314" calcext:value-type="float">
            <text:p>0.0121314</text:p>
          </table:table-cell>
        </table:table-row>
        <table:table-row table:style-name="ro1">
          <table:table-cell office:value-type="date" office:date-value="2024-08-20" calcext:value-type="date">
            <text:p>08/20/24</text:p>
          </table:table-cell>
          <table:table-cell office:value-type="float" office:value="0.0120596" calcext:value-type="float">
            <text:p>0.0120596</text:p>
          </table:table-cell>
        </table:table-row>
        <table:table-row table:style-name="ro1">
          <table:table-cell office:value-type="date" office:date-value="2024-08-21" calcext:value-type="date">
            <text:p>08/21/24</text:p>
          </table:table-cell>
          <table:table-cell office:value-type="float" office:value="0.0120537" calcext:value-type="float">
            <text:p>0.0120537</text:p>
          </table:table-cell>
        </table:table-row>
        <table:table-row table:style-name="ro1">
          <table:table-cell office:value-type="date" office:date-value="2024-08-22" calcext:value-type="date">
            <text:p>08/22/24</text:p>
          </table:table-cell>
          <table:table-cell office:value-type="float" office:value="0.0120255" calcext:value-type="float">
            <text:p>0.0120255</text:p>
          </table:table-cell>
        </table:table-row>
        <table:table-row table:style-name="ro1">
          <table:table-cell office:value-type="date" office:date-value="2024-08-23" calcext:value-type="date">
            <text:p>08/23/24</text:p>
          </table:table-cell>
          <table:table-cell office:value-type="float" office:value="0.0120455" calcext:value-type="float">
            <text:p>0.0120455</text:p>
          </table:table-cell>
        </table:table-row>
        <table:table-row table:style-name="ro1">
          <table:table-cell office:value-type="date" office:date-value="2024-08-24" calcext:value-type="date">
            <text:p>08/24/24</text:p>
          </table:table-cell>
          <table:table-cell office:value-type="float" office:value="0.0120455" calcext:value-type="float">
            <text:p>0.0120455</text:p>
          </table:table-cell>
        </table:table-row>
        <table:table-row table:style-name="ro1">
          <table:table-cell office:value-type="date" office:date-value="2024-08-25" calcext:value-type="date">
            <text:p>08/25/24</text:p>
          </table:table-cell>
          <table:table-cell office:value-type="float" office:value="0.0120455" calcext:value-type="float">
            <text:p>0.0120455</text:p>
          </table:table-cell>
        </table:table-row>
        <table:table-row table:style-name="ro1">
          <table:table-cell office:value-type="date" office:date-value="2024-08-26" calcext:value-type="date">
            <text:p>08/26/24</text:p>
          </table:table-cell>
          <table:table-cell office:value-type="float" office:value="0.0121525" calcext:value-type="float">
            <text:p>0.0121525</text:p>
          </table:table-cell>
        </table:table-row>
        <table:table-row table:style-name="ro1">
          <table:table-cell office:value-type="date" office:date-value="2024-08-27" calcext:value-type="date">
            <text:p>08/27/24</text:p>
          </table:table-cell>
          <table:table-cell office:value-type="float" office:value="0.0121299" calcext:value-type="float">
            <text:p>0.0121299</text:p>
          </table:table-cell>
        </table:table-row>
        <table:table-row table:style-name="ro1">
          <table:table-cell office:value-type="date" office:date-value="2024-08-28" calcext:value-type="date">
            <text:p>08/28/24</text:p>
          </table:table-cell>
          <table:table-cell office:value-type="float" office:value="0.0121805" calcext:value-type="float">
            <text:p>0.0121805</text:p>
          </table:table-cell>
        </table:table-row>
        <table:table-row table:style-name="ro1">
          <table:table-cell office:value-type="date" office:date-value="2024-08-29" calcext:value-type="date">
            <text:p>08/29/24</text:p>
          </table:table-cell>
          <table:table-cell office:value-type="float" office:value="0.0121965" calcext:value-type="float">
            <text:p>0.0121965</text:p>
          </table:table-cell>
        </table:table-row>
        <table:table-row table:style-name="ro1">
          <table:table-cell office:value-type="date" office:date-value="2024-08-30" calcext:value-type="date">
            <text:p>08/30/24</text:p>
          </table:table-cell>
          <table:table-cell office:value-type="float" office:value="0.0121337" calcext:value-type="float">
            <text:p>0.0121337</text:p>
          </table:table-cell>
        </table:table-row>
        <table:table-row table:style-name="ro1">
          <table:table-cell office:value-type="date" office:date-value="2024-08-31" calcext:value-type="date">
            <text:p>08/31/24</text:p>
          </table:table-cell>
          <table:table-cell office:value-type="float" office:value="0.0121337" calcext:value-type="float">
            <text:p>0.0121337</text:p>
          </table:table-cell>
        </table:table-row>
        <table:table-row table:style-name="ro1">
          <table:table-cell office:value-type="date" office:date-value="2024-09-01" calcext:value-type="date">
            <text:p>09/01/24</text:p>
          </table:table-cell>
          <table:table-cell office:value-type="float" office:value="0.0121337" calcext:value-type="float">
            <text:p>0.0121337</text:p>
          </table:table-cell>
        </table:table-row>
        <table:table-row table:style-name="ro1">
          <table:table-cell office:value-type="date" office:date-value="2024-09-02" calcext:value-type="date">
            <text:p>09/02/24</text:p>
          </table:table-cell>
          <table:table-cell office:value-type="float" office:value="0.0120314" calcext:value-type="float">
            <text:p>0.0120314</text:p>
          </table:table-cell>
        </table:table-row>
        <table:table-row table:style-name="ro1">
          <table:table-cell office:value-type="date" office:date-value="2024-09-03" calcext:value-type="date">
            <text:p>09/03/24</text:p>
          </table:table-cell>
          <table:table-cell office:value-type="float" office:value="0.0121284" calcext:value-type="float">
            <text:p>0.0121284</text:p>
          </table:table-cell>
        </table:table-row>
        <table:table-row table:style-name="ro1">
          <table:table-cell office:value-type="date" office:date-value="2024-09-04" calcext:value-type="date">
            <text:p>09/04/24</text:p>
          </table:table-cell>
          <table:table-cell office:value-type="float" office:value="0.0122041" calcext:value-type="float">
            <text:p>0.0122041</text:p>
          </table:table-cell>
        </table:table-row>
        <table:table-row table:style-name="ro1">
          <table:table-cell office:value-type="date" office:date-value="2024-09-05" calcext:value-type="date">
            <text:p>09/05/24</text:p>
          </table:table-cell>
          <table:table-cell office:value-type="float" office:value="0.0122854" calcext:value-type="float">
            <text:p>0.0122854</text:p>
          </table:table-cell>
        </table:table-row>
        <table:table-row table:style-name="ro1">
          <table:table-cell office:value-type="date" office:date-value="2024-09-06" calcext:value-type="date">
            <text:p>09/06/24</text:p>
          </table:table-cell>
          <table:table-cell office:value-type="float" office:value="0.0122854" calcext:value-type="float">
            <text:p>0.0122854</text:p>
          </table:table-cell>
        </table:table-row>
        <table:table-row table:style-name="ro1">
          <table:table-cell office:value-type="date" office:date-value="2024-09-07" calcext:value-type="date">
            <text:p>09/07/24</text:p>
          </table:table-cell>
          <table:table-cell office:value-type="float" office:value="0.0122854" calcext:value-type="float">
            <text:p>0.0122854</text:p>
          </table:table-cell>
        </table:table-row>
        <table:table-row table:style-name="ro1">
          <table:table-cell office:value-type="date" office:date-value="2024-09-08" calcext:value-type="date">
            <text:p>09/08/24</text:p>
          </table:table-cell>
          <table:table-cell office:value-type="float" office:value="0.0122854" calcext:value-type="float">
            <text:p>0.0122854</text:p>
          </table:table-cell>
        </table:table-row>
        <table:table-row table:style-name="ro1">
          <table:table-cell office:value-type="date" office:date-value="2024-09-09" calcext:value-type="date">
            <text:p>09/09/24</text:p>
          </table:table-cell>
          <table:table-cell office:value-type="float" office:value="0.0123373" calcext:value-type="float">
            <text:p>0.0123373</text:p>
          </table:table-cell>
        </table:table-row>
        <table:table-row table:style-name="ro1">
          <table:table-cell office:value-type="date" office:date-value="2024-09-10" calcext:value-type="date">
            <text:p>09/10/24</text:p>
          </table:table-cell>
          <table:table-cell office:value-type="float" office:value="0.0123936" calcext:value-type="float">
            <text:p>0.0123936</text:p>
          </table:table-cell>
        </table:table-row>
        <table:table-row table:style-name="ro1">
          <table:table-cell office:value-type="date" office:date-value="2024-09-11" calcext:value-type="date">
            <text:p>09/11/24</text:p>
          </table:table-cell>
          <table:table-cell office:value-type="float" office:value="0.0124893" calcext:value-type="float">
            <text:p>0.0124893</text:p>
          </table:table-cell>
        </table:table-row>
        <table:table-row table:style-name="ro1">
          <table:table-cell office:value-type="date" office:date-value="2024-09-12" calcext:value-type="date">
            <text:p>09/12/24</text:p>
          </table:table-cell>
          <table:table-cell office:value-type="float" office:value="0.0124559" calcext:value-type="float">
            <text:p>0.0124559</text:p>
          </table:table-cell>
        </table:table-row>
        <table:table-row table:style-name="ro1">
          <table:table-cell office:value-type="date" office:date-value="2024-09-13" calcext:value-type="date">
            <text:p>09/13/24</text:p>
          </table:table-cell>
          <table:table-cell office:value-type="float" office:value="0.0125237" calcext:value-type="float">
            <text:p>0.0125237</text:p>
          </table:table-cell>
        </table:table-row>
        <table:table-row table:style-name="ro1">
          <table:table-cell office:value-type="date" office:date-value="2024-09-14" calcext:value-type="date">
            <text:p>09/14/24</text:p>
          </table:table-cell>
          <table:table-cell office:value-type="float" office:value="0.0125237" calcext:value-type="float">
            <text:p>0.0125237</text:p>
          </table:table-cell>
        </table:table-row>
        <table:table-row table:style-name="ro1">
          <table:table-cell office:value-type="date" office:date-value="2024-09-15" calcext:value-type="date">
            <text:p>09/15/24</text:p>
          </table:table-cell>
          <table:table-cell office:value-type="float" office:value="0.0125237" calcext:value-type="float">
            <text:p>0.0125237</text:p>
          </table:table-cell>
        </table:table-row>
        <table:table-row table:style-name="ro1">
          <table:table-cell office:value-type="date" office:date-value="2024-09-16" calcext:value-type="date">
            <text:p>09/16/24</text:p>
          </table:table-cell>
          <table:table-cell office:value-type="float" office:value="0.0125648" calcext:value-type="float">
            <text:p>0.0125648</text:p>
          </table:table-cell>
        </table:table-row>
        <table:table-row table:style-name="ro1">
          <table:table-cell office:value-type="date" office:date-value="2024-09-17" calcext:value-type="date">
            <text:p>09/17/24</text:p>
          </table:table-cell>
          <table:table-cell office:value-type="float" office:value="0.0124806" calcext:value-type="float">
            <text:p>0.0124806</text:p>
          </table:table-cell>
        </table:table-row>
        <table:table-row table:style-name="ro1">
          <table:table-cell office:value-type="date" office:date-value="2024-09-18" calcext:value-type="date">
            <text:p>09/18/24</text:p>
          </table:table-cell>
          <table:table-cell office:value-type="float" office:value="0.0123834" calcext:value-type="float">
            <text:p>0.0123834</text:p>
          </table:table-cell>
        </table:table-row>
        <table:table-row table:style-name="ro1">
          <table:table-cell office:value-type="date" office:date-value="2024-09-19" calcext:value-type="date">
            <text:p>09/19/24</text:p>
          </table:table-cell>
          <table:table-cell office:value-type="float" office:value="0.01226" calcext:value-type="float">
            <text:p>0.01226</text:p>
          </table:table-cell>
        </table:table-row>
        <table:table-row table:style-name="ro1">
          <table:table-cell office:value-type="date" office:date-value="2024-09-20" calcext:value-type="date">
            <text:p>09/20/24</text:p>
          </table:table-cell>
          <table:table-cell office:value-type="float" office:value="0.012142" calcext:value-type="float">
            <text:p>0.012142</text:p>
          </table:table-cell>
        </table:table-row>
        <table:table-row table:style-name="ro1">
          <table:table-cell office:value-type="date" office:date-value="2024-09-21" calcext:value-type="date">
            <text:p>09/21/24</text:p>
          </table:table-cell>
          <table:table-cell office:value-type="float" office:value="0.012142" calcext:value-type="float">
            <text:p>0.012142</text:p>
          </table:table-cell>
        </table:table-row>
        <table:table-row table:style-name="ro1">
          <table:table-cell office:value-type="date" office:date-value="2024-09-22" calcext:value-type="date">
            <text:p>09/22/24</text:p>
          </table:table-cell>
          <table:table-cell office:value-type="float" office:value="0.012142" calcext:value-type="float">
            <text:p>0.012142</text:p>
          </table:table-cell>
        </table:table-row>
        <table:table-row table:style-name="ro1">
          <table:table-cell office:value-type="date" office:date-value="2024-09-23" calcext:value-type="date">
            <text:p>09/23/24</text:p>
          </table:table-cell>
          <table:table-cell office:value-type="float" office:value="0.012142" calcext:value-type="float">
            <text:p>0.012142</text:p>
          </table:table-cell>
        </table:table-row>
        <table:table-row table:style-name="ro1">
          <table:table-cell office:value-type="date" office:date-value="2024-09-24" calcext:value-type="date">
            <text:p>09/24/24</text:p>
          </table:table-cell>
          <table:table-cell office:value-type="float" office:value="0.0122133" calcext:value-type="float">
            <text:p>0.0122133</text:p>
          </table:table-cell>
        </table:table-row>
        <table:table-row table:style-name="ro1">
          <table:table-cell office:value-type="date" office:date-value="2024-09-25" calcext:value-type="date">
            <text:p>09/25/24</text:p>
          </table:table-cell>
          <table:table-cell office:value-type="float" office:value="0.0121112" calcext:value-type="float">
            <text:p>0.0121112</text:p>
          </table:table-cell>
        </table:table-row>
        <table:table-row table:style-name="ro1">
          <table:table-cell office:value-type="date" office:date-value="2024-09-26" calcext:value-type="date">
            <text:p>09/26/24</text:p>
          </table:table-cell>
          <table:table-cell office:value-type="float" office:value="0.0121646" calcext:value-type="float">
            <text:p>0.0121646</text:p>
          </table:table-cell>
        </table:table-row>
        <table:table-row table:style-name="ro1">
          <table:table-cell office:value-type="date" office:date-value="2024-09-27" calcext:value-type="date">
            <text:p>09/27/24</text:p>
          </table:table-cell>
          <table:table-cell office:value-type="float" office:value="0.0122523" calcext:value-type="float">
            <text:p>0.0122523</text:p>
          </table:table-cell>
        </table:table-row>
        <table:table-row table:style-name="ro1">
          <table:table-cell office:value-type="date" office:date-value="2024-09-28" calcext:value-type="date">
            <text:p>09/28/24</text:p>
          </table:table-cell>
          <table:table-cell office:value-type="float" office:value="0.0122523" calcext:value-type="float">
            <text:p>0.0122523</text:p>
          </table:table-cell>
        </table:table-row>
        <table:table-row table:style-name="ro1">
          <table:table-cell office:value-type="date" office:date-value="2024-09-29" calcext:value-type="date">
            <text:p>09/29/24</text:p>
          </table:table-cell>
          <table:table-cell office:value-type="float" office:value="0.0122523" calcext:value-type="float">
            <text:p>0.0122523</text:p>
          </table:table-cell>
        </table:table-row>
        <table:table-row table:style-name="ro1">
          <table:table-cell office:value-type="date" office:date-value="2024-09-30" calcext:value-type="date">
            <text:p>09/30/24</text:p>
          </table:table-cell>
          <table:table-cell office:value-type="float" office:value="0.0122377" calcext:value-type="float">
            <text:p>0.0122377</text:p>
          </table:table-cell>
        </table:table-row>
        <table:table-row table:style-name="ro1">
          <table:table-cell office:value-type="date" office:date-value="2024-10-01" calcext:value-type="date">
            <text:p>10/01/24</text:p>
          </table:table-cell>
          <table:table-cell office:value-type="float" office:value="0.0122723" calcext:value-type="float">
            <text:p>0.0122723</text:p>
          </table:table-cell>
        </table:table-row>
        <table:table-row table:style-name="ro1">
          <table:table-cell office:value-type="date" office:date-value="2024-10-02" calcext:value-type="date">
            <text:p>10/02/24</text:p>
          </table:table-cell>
          <table:table-cell office:value-type="float" office:value="0.0122041" calcext:value-type="float">
            <text:p>0.0122041</text:p>
          </table:table-cell>
        </table:table-row>
        <table:table-row table:style-name="ro1">
          <table:table-cell office:value-type="date" office:date-value="2024-10-03" calcext:value-type="date">
            <text:p>10/03/24</text:p>
          </table:table-cell>
          <table:table-cell office:value-type="float" office:value="0.0120745" calcext:value-type="float">
            <text:p>0.0120745</text:p>
          </table:table-cell>
        </table:table-row>
        <table:table-row table:style-name="ro1">
          <table:table-cell office:value-type="date" office:date-value="2024-10-04" calcext:value-type="date">
            <text:p>10/04/24</text:p>
          </table:table-cell>
          <table:table-cell office:value-type="float" office:value="0.0120962" calcext:value-type="float">
            <text:p>0.0120962</text:p>
          </table:table-cell>
        </table:table-row>
        <table:table-row table:style-name="ro1">
          <table:table-cell office:value-type="date" office:date-value="2024-10-05" calcext:value-type="date">
            <text:p>10/05/24</text:p>
          </table:table-cell>
          <table:table-cell office:value-type="float" office:value="0.0120962" calcext:value-type="float">
            <text:p>0.0120962</text:p>
          </table:table-cell>
        </table:table-row>
        <table:table-row table:style-name="ro1">
          <table:table-cell office:value-type="date" office:date-value="2024-10-06" calcext:value-type="date">
            <text:p>10/06/24</text:p>
          </table:table-cell>
          <table:table-cell office:value-type="float" office:value="0.0120962" calcext:value-type="float">
            <text:p>0.0120962</text:p>
          </table:table-cell>
        </table:table-row>
        <table:table-row table:style-name="ro1">
          <table:table-cell office:value-type="date" office:date-value="2024-10-07" calcext:value-type="date">
            <text:p>10/07/24</text:p>
          </table:table-cell>
          <table:table-cell office:value-type="float" office:value="0.0120263" calcext:value-type="float">
            <text:p>0.0120263</text:p>
          </table:table-cell>
        </table:table-row>
        <table:table-row table:style-name="ro1">
          <table:table-cell office:value-type="date" office:date-value="2024-10-08" calcext:value-type="date">
            <text:p>10/08/24</text:p>
          </table:table-cell>
          <table:table-cell office:value-type="float" office:value="0.0120366" calcext:value-type="float">
            <text:p>0.0120366</text:p>
          </table:table-cell>
        </table:table-row>
        <table:table-row table:style-name="ro1">
          <table:table-cell office:value-type="date" office:date-value="2024-10-09" calcext:value-type="date">
            <text:p>10/09/24</text:p>
          </table:table-cell>
          <table:table-cell office:value-type="float" office:value="0.0120012" calcext:value-type="float">
            <text:p>0.0120012</text:p>
          </table:table-cell>
        </table:table-row>
        <table:table-row table:style-name="ro1">
          <table:table-cell office:value-type="date" office:date-value="2024-10-10" calcext:value-type="date">
            <text:p>10/10/24</text:p>
          </table:table-cell>
          <table:table-cell office:value-type="float" office:value="0.01201" calcext:value-type="float">
            <text:p>0.01201</text:p>
          </table:table-cell>
        </table:table-row>
        <table:table-row table:style-name="ro1">
          <table:table-cell office:value-type="date" office:date-value="2024-10-11" calcext:value-type="date">
            <text:p>10/11/24</text:p>
          </table:table-cell>
          <table:table-cell office:value-type="float" office:value="0.0120034" calcext:value-type="float">
            <text:p>0.0120034</text:p>
          </table:table-cell>
        </table:table-row>
        <table:table-row table:style-name="ro1">
          <table:table-cell office:value-type="date" office:date-value="2024-10-12" calcext:value-type="date">
            <text:p>10/12/24</text:p>
          </table:table-cell>
          <table:table-cell office:value-type="float" office:value="0.0120034" calcext:value-type="float">
            <text:p>0.0120034</text:p>
          </table:table-cell>
        </table:table-row>
        <table:table-row table:style-name="ro1">
          <table:table-cell office:value-type="date" office:date-value="2024-10-13" calcext:value-type="date">
            <text:p>10/13/24</text:p>
          </table:table-cell>
          <table:table-cell office:value-type="float" office:value="0.0120034" calcext:value-type="float">
            <text:p>0.0120034</text:p>
          </table:table-cell>
        </table:table-row>
        <table:table-row table:style-name="ro1">
          <table:table-cell office:value-type="date" office:date-value="2024-10-14" calcext:value-type="date">
            <text:p>10/14/24</text:p>
          </table:table-cell>
          <table:table-cell office:value-type="float" office:value="0.0119703" calcext:value-type="float">
            <text:p>0.0119703</text:p>
          </table:table-cell>
        </table:table-row>
        <table:table-row table:style-name="ro1">
          <table:table-cell office:value-type="date" office:date-value="2024-10-15" calcext:value-type="date">
            <text:p>10/15/24</text:p>
          </table:table-cell>
          <table:table-cell office:value-type="float" office:value="0.01201" calcext:value-type="float">
            <text:p>0.01201</text:p>
          </table:table-cell>
        </table:table-row>
        <table:table-row table:style-name="ro1">
          <table:table-cell office:value-type="date" office:date-value="2024-10-16" calcext:value-type="date">
            <text:p>10/16/24</text:p>
          </table:table-cell>
          <table:table-cell office:value-type="float" office:value="0.0120307" calcext:value-type="float">
            <text:p>0.0120307</text:p>
          </table:table-cell>
        </table:table-row>
        <table:table-row table:style-name="ro1">
          <table:table-cell office:value-type="date" office:date-value="2024-10-17" calcext:value-type="date">
            <text:p>10/17/24</text:p>
          </table:table-cell>
          <table:table-cell office:value-type="float" office:value="0.0120359" calcext:value-type="float">
            <text:p>0.0120359</text:p>
          </table:table-cell>
        </table:table-row>
        <table:table-row table:style-name="ro1">
          <table:table-cell office:value-type="date" office:date-value="2024-10-18" calcext:value-type="date">
            <text:p>10/18/24</text:p>
          </table:table-cell>
          <table:table-cell office:value-type="float" office:value="0.0120174" calcext:value-type="float">
            <text:p>0.0120174</text:p>
          </table:table-cell>
        </table:table-row>
        <table:table-row table:style-name="ro1">
          <table:table-cell office:value-type="date" office:date-value="2024-10-19" calcext:value-type="date">
            <text:p>10/19/24</text:p>
          </table:table-cell>
          <table:table-cell office:value-type="float" office:value="0.0120174" calcext:value-type="float">
            <text:p>0.0120174</text:p>
          </table:table-cell>
        </table:table-row>
        <table:table-row table:style-name="ro1">
          <table:table-cell office:value-type="date" office:date-value="2024-10-20" calcext:value-type="date">
            <text:p>10/20/24</text:p>
          </table:table-cell>
          <table:table-cell office:value-type="float" office:value="0.0120174" calcext:value-type="float">
            <text:p>0.0120174</text:p>
          </table:table-cell>
        </table:table-row>
        <table:table-row table:style-name="ro1">
          <table:table-cell office:value-type="date" office:date-value="2024-10-21" calcext:value-type="date">
            <text:p>10/21/24</text:p>
          </table:table-cell>
          <table:table-cell office:value-type="float" office:value="0.0120144" calcext:value-type="float">
            <text:p>0.0120144</text:p>
          </table:table-cell>
        </table:table-row>
        <table:table-row table:style-name="ro1">
          <table:table-cell office:value-type="date" office:date-value="2024-10-22" calcext:value-type="date">
            <text:p>10/22/24</text:p>
          </table:table-cell>
          <table:table-cell office:value-type="float" office:value="0.0119828" calcext:value-type="float">
            <text:p>0.0119828</text:p>
          </table:table-cell>
        </table:table-row>
        <table:table-row table:style-name="ro1">
          <table:table-cell office:value-type="date" office:date-value="2024-10-23" calcext:value-type="date">
            <text:p>10/23/24</text:p>
          </table:table-cell>
          <table:table-cell office:value-type="float" office:value="0.011878" calcext:value-type="float">
            <text:p>0.011878</text:p>
          </table:table-cell>
        </table:table-row>
        <table:table-row table:style-name="ro1">
          <table:table-cell office:value-type="date" office:date-value="2024-10-24" calcext:value-type="date">
            <text:p>10/24/24</text:p>
          </table:table-cell>
          <table:table-cell office:value-type="float" office:value="0.0119171" calcext:value-type="float">
            <text:p>0.0119171</text:p>
          </table:table-cell>
        </table:table-row>
        <table:table-row table:style-name="ro1">
          <table:table-cell office:value-type="date" office:date-value="2024-10-25" calcext:value-type="date">
            <text:p>10/25/24</text:p>
          </table:table-cell>
          <table:table-cell office:value-type="float" office:value="0.0118932" calcext:value-type="float">
            <text:p>0.0118932</text:p>
          </table:table-cell>
        </table:table-row>
        <table:table-row table:style-name="ro1">
          <table:table-cell office:value-type="date" office:date-value="2024-10-26" calcext:value-type="date">
            <text:p>10/26/24</text:p>
          </table:table-cell>
          <table:table-cell office:value-type="float" office:value="0.0118932" calcext:value-type="float">
            <text:p>0.0118932</text:p>
          </table:table-cell>
        </table:table-row>
        <table:table-row table:style-name="ro1">
          <table:table-cell office:value-type="date" office:date-value="2024-10-27" calcext:value-type="date">
            <text:p>10/27/24</text:p>
          </table:table-cell>
          <table:table-cell office:value-type="float" office:value="0.0118932" calcext:value-type="float">
            <text:p>0.0118932</text:p>
          </table:table-cell>
        </table:table-row>
        <table:table-row table:style-name="ro1">
          <table:table-cell office:value-type="date" office:date-value="2024-10-28" calcext:value-type="date">
            <text:p>10/28/24</text:p>
          </table:table-cell>
          <table:table-cell office:value-type="float" office:value="0.0118406" calcext:value-type="float">
            <text:p>0.0118406</text:p>
          </table:table-cell>
        </table:table-row>
        <table:table-row table:style-name="ro1">
          <table:table-cell office:value-type="date" office:date-value="2024-10-29" calcext:value-type="date">
            <text:p>10/29/24</text:p>
          </table:table-cell>
          <table:table-cell office:value-type="float" office:value="0.0118063" calcext:value-type="float">
            <text:p>0.0118063</text:p>
          </table:table-cell>
        </table:table-row>
        <table:table-row table:style-name="ro1">
          <table:table-cell office:value-type="date" office:date-value="2024-10-30" calcext:value-type="date">
            <text:p>10/30/24</text:p>
          </table:table-cell>
          <table:table-cell office:value-type="float" office:value="0.0117885" calcext:value-type="float">
            <text:p>0.0117885</text:p>
          </table:table-cell>
        </table:table-row>
        <table:table-row table:style-name="ro1">
          <table:table-cell office:value-type="date" office:date-value="2024-10-31" calcext:value-type="date">
            <text:p>10/31/24</text:p>
          </table:table-cell>
          <table:table-cell office:value-type="float" office:value="0.0117609" calcext:value-type="float">
            <text:p>0.0117609</text:p>
          </table:table-cell>
        </table:table-row>
        <table:table-row table:style-name="ro1">
          <table:table-cell office:value-type="date" office:date-value="2024-11-01" calcext:value-type="date">
            <text:p>11/01/24</text:p>
          </table:table-cell>
          <table:table-cell office:value-type="float" office:value="0.0118148" calcext:value-type="float">
            <text:p>0.0118148</text:p>
          </table:table-cell>
        </table:table-row>
        <table:table-row table:style-name="ro1">
          <table:table-cell office:value-type="date" office:date-value="2024-11-02" calcext:value-type="date">
            <text:p>11/02/24</text:p>
          </table:table-cell>
          <table:table-cell office:value-type="float" office:value="0.0118148" calcext:value-type="float">
            <text:p>0.0118148</text:p>
          </table:table-cell>
        </table:table-row>
        <table:table-row table:style-name="ro1">
          <table:table-cell office:value-type="date" office:date-value="2024-11-03" calcext:value-type="date">
            <text:p>11/03/24</text:p>
          </table:table-cell>
          <table:table-cell office:value-type="float" office:value="0.0118148" calcext:value-type="float">
            <text:p>0.0118148</text:p>
          </table:table-cell>
        </table:table-row>
        <table:table-row table:style-name="ro1">
          <table:table-cell office:value-type="date" office:date-value="2024-11-04" calcext:value-type="date">
            <text:p>11/04/24</text:p>
          </table:table-cell>
          <table:table-cell office:value-type="float" office:value="0.0118198" calcext:value-type="float">
            <text:p>0.0118198</text:p>
          </table:table-cell>
        </table:table-row>
        <table:table-row table:style-name="ro1">
          <table:table-cell office:value-type="date" office:date-value="2024-11-05" calcext:value-type="date">
            <text:p>11/05/24</text:p>
          </table:table-cell>
          <table:table-cell office:value-type="float" office:value="0.0117871" calcext:value-type="float">
            <text:p>0.0117871</text:p>
          </table:table-cell>
        </table:table-row>
        <table:table-row table:style-name="ro1">
          <table:table-cell office:value-type="date" office:date-value="2024-11-06" calcext:value-type="date">
            <text:p>11/06/24</text:p>
          </table:table-cell>
          <table:table-cell office:value-type="float" office:value="0.0118499" calcext:value-type="float">
            <text:p>0.0118499</text:p>
          </table:table-cell>
        </table:table-row>
        <table:table-row table:style-name="ro1">
          <table:table-cell office:value-type="date" office:date-value="2024-11-07" calcext:value-type="date">
            <text:p>11/07/24</text:p>
          </table:table-cell>
          <table:table-cell office:value-type="float" office:value="0.0118027" calcext:value-type="float">
            <text:p>0.0118027</text:p>
          </table:table-cell>
        </table:table-row>
        <table:table-row table:style-name="ro1">
          <table:table-cell office:value-type="date" office:date-value="2024-11-08" calcext:value-type="date">
            <text:p>11/08/24</text:p>
          </table:table-cell>
          <table:table-cell office:value-type="float" office:value="0.0119127" calcext:value-type="float">
            <text:p>0.0119127</text:p>
          </table:table-cell>
        </table:table-row>
        <table:table-row table:style-name="ro1">
          <table:table-cell office:value-type="date" office:date-value="2024-11-09" calcext:value-type="date">
            <text:p>11/09/24</text:p>
          </table:table-cell>
          <table:table-cell office:value-type="float" office:value="0.0119127" calcext:value-type="float">
            <text:p>0.0119127</text:p>
          </table:table-cell>
        </table:table-row>
        <table:table-row table:style-name="ro1">
          <table:table-cell office:value-type="date" office:date-value="2024-11-10" calcext:value-type="date">
            <text:p>11/10/24</text:p>
          </table:table-cell>
          <table:table-cell office:value-type="float" office:value="0.0119127" calcext:value-type="float">
            <text:p>0.0119127</text:p>
          </table:table-cell>
        </table:table-row>
        <table:table-row table:style-name="ro1">
          <table:table-cell office:value-type="date" office:date-value="2024-11-11" calcext:value-type="date">
            <text:p>11/11/24</text:p>
          </table:table-cell>
          <table:table-cell office:value-type="float" office:value="0.0119389" calcext:value-type="float">
            <text:p>0.0119389</text:p>
          </table:table-cell>
        </table:table-row>
        <table:table-row table:style-name="ro1">
          <table:table-cell office:value-type="date" office:date-value="2024-11-12" calcext:value-type="date">
            <text:p>11/12/24</text:p>
          </table:table-cell>
          <table:table-cell office:value-type="float" office:value="0.0119469" calcext:value-type="float">
            <text:p>0.0119469</text:p>
          </table:table-cell>
        </table:table-row>
        <table:table-row table:style-name="ro1">
          <table:table-cell office:value-type="date" office:date-value="2024-11-13" calcext:value-type="date">
            <text:p>11/13/24</text:p>
          </table:table-cell>
          <table:table-cell office:value-type="float" office:value="0.0118744" calcext:value-type="float">
            <text:p>0.0118744</text:p>
          </table:table-cell>
        </table:table-row>
        <table:table-row table:style-name="ro1">
          <table:table-cell office:value-type="date" office:date-value="2024-11-14" calcext:value-type="date">
            <text:p>11/14/24</text:p>
          </table:table-cell>
          <table:table-cell office:value-type="float" office:value="0.0119084" calcext:value-type="float">
            <text:p>0.0119084</text:p>
          </table:table-cell>
        </table:table-row>
        <table:table-row table:style-name="ro1">
          <table:table-cell office:value-type="date" office:date-value="2024-11-15" calcext:value-type="date">
            <text:p>11/15/24</text:p>
          </table:table-cell>
          <table:table-cell office:value-type="float" office:value="0.0118997" calcext:value-type="float">
            <text:p>0.0118997</text:p>
          </table:table-cell>
        </table:table-row>
        <table:table-row table:style-name="ro1">
          <table:table-cell office:value-type="date" office:date-value="2024-11-16" calcext:value-type="date">
            <text:p>11/16/24</text:p>
          </table:table-cell>
          <table:table-cell office:value-type="float" office:value="0.0118997" calcext:value-type="float">
            <text:p>0.0118997</text:p>
          </table:table-cell>
        </table:table-row>
        <table:table-row table:style-name="ro1">
          <table:table-cell office:value-type="date" office:date-value="2024-11-17" calcext:value-type="date">
            <text:p>11/17/24</text:p>
          </table:table-cell>
          <table:table-cell office:value-type="float" office:value="0.0118997" calcext:value-type="float">
            <text:p>0.0118997</text:p>
          </table:table-cell>
        </table:table-row>
        <table:table-row table:style-name="ro1">
          <table:table-cell office:value-type="date" office:date-value="2024-11-18" calcext:value-type="date">
            <text:p>11/18/24</text:p>
          </table:table-cell>
          <table:table-cell office:value-type="float" office:value="0.0119447" calcext:value-type="float">
            <text:p>0.0119447</text:p>
          </table:table-cell>
        </table:table-row>
        <table:table-row table:style-name="ro1">
          <table:table-cell office:value-type="date" office:date-value="2024-11-19" calcext:value-type="date">
            <text:p>11/19/24</text:p>
          </table:table-cell>
          <table:table-cell office:value-type="float" office:value="0.0120203" calcext:value-type="float">
            <text:p>0.0120203</text:p>
          </table:table-cell>
        </table:table-row>
        <table:table-row table:style-name="ro1">
          <table:table-cell office:value-type="date" office:date-value="2024-11-20" calcext:value-type="date">
            <text:p>11/20/24</text:p>
          </table:table-cell>
          <table:table-cell office:value-type="float" office:value="0.0118953" calcext:value-type="float">
            <text:p>0.0118953</text:p>
          </table:table-cell>
        </table:table-row>
        <table:table-row table:style-name="ro1">
          <table:table-cell office:value-type="date" office:date-value="2024-11-21" calcext:value-type="date">
            <text:p>11/21/24</text:p>
          </table:table-cell>
          <table:table-cell office:value-type="float" office:value="0.0120337" calcext:value-type="float">
            <text:p>0.0120337</text:p>
          </table:table-cell>
        </table:table-row>
        <table:table-row table:style-name="ro1">
          <table:table-cell office:value-type="date" office:date-value="2024-11-22" calcext:value-type="date">
            <text:p>11/22/24</text:p>
          </table:table-cell>
          <table:table-cell office:value-type="float" office:value="0.0121601" calcext:value-type="float">
            <text:p>0.0121601</text:p>
          </table:table-cell>
        </table:table-row>
        <table:table-row table:style-name="ro1">
          <table:table-cell office:value-type="date" office:date-value="2024-11-23" calcext:value-type="date">
            <text:p>11/23/24</text:p>
          </table:table-cell>
          <table:table-cell office:value-type="float" office:value="0.0121601" calcext:value-type="float">
            <text:p>0.0121601</text:p>
          </table:table-cell>
        </table:table-row>
        <table:table-row table:style-name="ro1">
          <table:table-cell office:value-type="date" office:date-value="2024-11-24" calcext:value-type="date">
            <text:p>11/24/24</text:p>
          </table:table-cell>
          <table:table-cell office:value-type="float" office:value="0.0121601" calcext:value-type="float">
            <text:p>0.0121601</text:p>
          </table:table-cell>
        </table:table-row>
        <table:table-row table:style-name="ro1">
          <table:table-cell office:value-type="date" office:date-value="2024-11-25" calcext:value-type="date">
            <text:p>11/25/24</text:p>
          </table:table-cell>
          <table:table-cell office:value-type="float" office:value="0.0120999" calcext:value-type="float">
            <text:p>0.0120999</text:p>
          </table:table-cell>
        </table:table-row>
        <table:table-row table:style-name="ro1">
          <table:table-cell office:value-type="date" office:date-value="2024-11-26" calcext:value-type="date">
            <text:p>11/26/24</text:p>
          </table:table-cell>
          <table:table-cell office:value-type="float" office:value="0.0121382" calcext:value-type="float">
            <text:p>0.0121382</text:p>
          </table:table-cell>
        </table:table-row>
        <table:table-row table:style-name="ro1">
          <table:table-cell office:value-type="date" office:date-value="2024-11-27" calcext:value-type="date">
            <text:p>11/27/24</text:p>
          </table:table-cell>
          <table:table-cell office:value-type="float" office:value="0.0122507" calcext:value-type="float">
            <text:p>0.0122507</text:p>
          </table:table-cell>
        </table:table-row>
        <table:table-row table:style-name="ro1">
          <table:table-cell office:value-type="date" office:date-value="2024-11-28" calcext:value-type="date">
            <text:p>11/28/24</text:p>
          </table:table-cell>
          <table:table-cell office:value-type="float" office:value="0.0122323" calcext:value-type="float">
            <text:p>0.0122323</text:p>
          </table:table-cell>
        </table:table-row>
        <table:table-row table:style-name="ro1">
          <table:table-cell office:value-type="date" office:date-value="2024-11-29" calcext:value-type="date">
            <text:p>11/29/24</text:p>
          </table:table-cell>
          <table:table-cell office:value-type="float" office:value="0.0123287" calcext:value-type="float">
            <text:p>0.0123287</text:p>
          </table:table-cell>
        </table:table-row>
        <table:table-row table:style-name="ro1">
          <table:table-cell office:value-type="date" office:date-value="2024-11-30" calcext:value-type="date">
            <text:p>11/30/24</text:p>
          </table:table-cell>
          <table:table-cell office:value-type="float" office:value="0.0123287" calcext:value-type="float">
            <text:p>0.0123287</text:p>
          </table:table-cell>
        </table:table-row>
        <table:table-row table:style-name="ro1">
          <table:table-cell office:value-type="date" office:date-value="2024-12-01" calcext:value-type="date">
            <text:p>12/01/24</text:p>
          </table:table-cell>
          <table:table-cell office:value-type="float" office:value="0.0123287" calcext:value-type="float">
            <text:p>0.0123287</text:p>
          </table:table-cell>
        </table:table-row>
        <table:table-row table:style-name="ro1">
          <table:table-cell office:value-type="date" office:date-value="2024-12-02" calcext:value-type="date">
            <text:p>12/02/24</text:p>
          </table:table-cell>
          <table:table-cell office:value-type="float" office:value="0.0123991" calcext:value-type="float">
            <text:p>0.0123991</text:p>
          </table:table-cell>
        </table:table-row>
        <table:table-row table:style-name="ro1">
          <table:table-cell office:value-type="date" office:date-value="2024-12-03" calcext:value-type="date">
            <text:p>12/03/24</text:p>
          </table:table-cell>
          <table:table-cell office:value-type="float" office:value="0.0124338" calcext:value-type="float">
            <text:p>0.0124338</text:p>
          </table:table-cell>
        </table:table-row>
        <table:table-row table:style-name="ro1">
          <table:table-cell office:value-type="date" office:date-value="2024-12-04" calcext:value-type="date">
            <text:p>12/04/24</text:p>
          </table:table-cell>
          <table:table-cell office:value-type="float" office:value="0.0123326" calcext:value-type="float">
            <text:p>0.0123326</text:p>
          </table:table-cell>
        </table:table-row>
        <table:table-row table:style-name="ro1">
          <table:table-cell office:value-type="date" office:date-value="2024-12-05" calcext:value-type="date">
            <text:p>12/05/24</text:p>
          </table:table-cell>
          <table:table-cell office:value-type="float" office:value="0.0123381" calcext:value-type="float">
            <text:p>0.0123381</text:p>
          </table:table-cell>
        </table:table-row>
        <table:table-row table:style-name="ro1">
          <table:table-cell office:value-type="date" office:date-value="2024-12-06" calcext:value-type="date">
            <text:p>12/06/24</text:p>
          </table:table-cell>
          <table:table-cell office:value-type="float" office:value="0.0122815" calcext:value-type="float">
            <text:p>0.0122815</text:p>
          </table:table-cell>
        </table:table-row>
        <table:table-row table:style-name="ro1">
          <table:table-cell office:value-type="date" office:date-value="2024-12-07" calcext:value-type="date">
            <text:p>12/07/24</text:p>
          </table:table-cell>
          <table:table-cell office:value-type="float" office:value="0.0122815" calcext:value-type="float">
            <text:p>0.0122815</text:p>
          </table:table-cell>
        </table:table-row>
        <table:table-row table:style-name="ro1">
          <table:table-cell office:value-type="date" office:date-value="2024-12-08" calcext:value-type="date">
            <text:p>12/08/24</text:p>
          </table:table-cell>
          <table:table-cell office:value-type="float" office:value="0.0122815" calcext:value-type="float">
            <text:p>0.0122815</text:p>
          </table:table-cell>
        </table:table-row>
        <table:table-row table:style-name="ro1">
          <table:table-cell office:value-type="date" office:date-value="2024-12-09" calcext:value-type="date">
            <text:p>12/09/24</text:p>
          </table:table-cell>
          <table:table-cell office:value-type="float" office:value="0.0122699" calcext:value-type="float">
            <text:p>0.0122699</text:p>
          </table:table-cell>
        </table:table-row>
        <table:table-row table:style-name="ro1">
          <table:table-cell office:value-type="date" office:date-value="2024-12-10" calcext:value-type="date">
            <text:p>12/10/24</text:p>
          </table:table-cell>
          <table:table-cell office:value-type="float" office:value="0.0122438" calcext:value-type="float">
            <text:p>0.0122438</text:p>
          </table:table-cell>
        </table:table-row>
        <table:table-row table:style-name="ro1">
          <table:table-cell office:value-type="date" office:date-value="2024-12-11" calcext:value-type="date">
            <text:p>12/11/24</text:p>
          </table:table-cell>
          <table:table-cell office:value-type="float" office:value="0.0121973" calcext:value-type="float">
            <text:p>0.0121973</text:p>
          </table:table-cell>
        </table:table-row>
        <table:table-row table:style-name="ro1">
          <table:table-cell office:value-type="date" office:date-value="2024-12-12" calcext:value-type="date">
            <text:p>12/12/24</text:p>
          </table:table-cell>
          <table:table-cell office:value-type="float" office:value="0.0122546" calcext:value-type="float">
            <text:p>0.0122546</text:p>
          </table:table-cell>
        </table:table-row>
        <table:table-row table:style-name="ro1">
          <table:table-cell office:value-type="date" office:date-value="2024-12-13" calcext:value-type="date">
            <text:p>12/13/24</text:p>
          </table:table-cell>
          <table:table-cell office:value-type="float" office:value="0.0121142" calcext:value-type="float">
            <text:p>0.0121142</text:p>
          </table:table-cell>
        </table:table-row>
        <table:table-row table:style-name="ro1">
          <table:table-cell office:value-type="date" office:date-value="2024-12-14" calcext:value-type="date">
            <text:p>12/14/24</text:p>
          </table:table-cell>
          <table:table-cell office:value-type="float" office:value="0.0121142" calcext:value-type="float">
            <text:p>0.0121142</text:p>
          </table:table-cell>
        </table:table-row>
        <table:table-row table:style-name="ro1">
          <table:table-cell office:value-type="date" office:date-value="2024-12-15" calcext:value-type="date">
            <text:p>12/15/24</text:p>
          </table:table-cell>
          <table:table-cell office:value-type="float" office:value="0.0121142" calcext:value-type="float">
            <text:p>0.0121142</text:p>
          </table:table-cell>
        </table:table-row>
        <table:table-row table:style-name="ro1">
          <table:table-cell office:value-type="date" office:date-value="2024-12-16" calcext:value-type="date">
            <text:p>12/16/24</text:p>
          </table:table-cell>
          <table:table-cell office:value-type="float" office:value="0.0120932" calcext:value-type="float">
            <text:p>0.0120932</text:p>
          </table:table-cell>
        </table:table-row>
        <table:table-row table:style-name="ro1">
          <table:table-cell office:value-type="date" office:date-value="2024-12-17" calcext:value-type="date">
            <text:p>12/17/24</text:p>
          </table:table-cell>
          <table:table-cell office:value-type="float" office:value="0.0121007" calcext:value-type="float">
            <text:p>0.0121007</text:p>
          </table:table-cell>
        </table:table-row>
        <table:table-row table:style-name="ro1">
          <table:table-cell office:value-type="date" office:date-value="2024-12-18" calcext:value-type="date">
            <text:p>12/18/24</text:p>
          </table:table-cell>
          <table:table-cell office:value-type="float" office:value="0.0121089" calcext:value-type="float">
            <text:p>0.0121089</text:p>
          </table:table-cell>
        </table:table-row>
        <table:table-row table:style-name="ro1">
          <table:table-cell office:value-type="date" office:date-value="2024-12-19" calcext:value-type="date">
            <text:p>12/19/24</text:p>
          </table:table-cell>
          <table:table-cell office:value-type="float" office:value="0.0119938" calcext:value-type="float">
            <text:p>0.0119938</text:p>
          </table:table-cell>
        </table:table-row>
        <table:table-row table:style-name="ro1">
          <table:table-cell office:value-type="date" office:date-value="2024-12-20" calcext:value-type="date">
            <text:p>12/20/24</text:p>
          </table:table-cell>
          <table:table-cell office:value-type="float" office:value="0.0120071" calcext:value-type="float">
            <text:p>0.0120071</text:p>
          </table:table-cell>
        </table:table-row>
        <table:table-row table:style-name="ro1">
          <table:table-cell office:value-type="date" office:date-value="2024-12-21" calcext:value-type="date">
            <text:p>12/21/24</text:p>
          </table:table-cell>
          <table:table-cell office:value-type="float" office:value="0.0120071" calcext:value-type="float">
            <text:p>0.0120071</text:p>
          </table:table-cell>
        </table:table-row>
        <table:table-row table:style-name="ro1">
          <table:table-cell office:value-type="date" office:date-value="2024-12-22" calcext:value-type="date">
            <text:p>12/22/24</text:p>
          </table:table-cell>
          <table:table-cell office:value-type="float" office:value="0.0120071" calcext:value-type="float">
            <text:p>0.0120071</text:p>
          </table:table-cell>
        </table:table-row>
        <table:table-row table:style-name="ro1">
          <table:table-cell office:value-type="date" office:date-value="2024-12-23" calcext:value-type="date">
            <text:p>12/23/24</text:p>
          </table:table-cell>
          <table:table-cell office:value-type="float" office:value="0.0119725" calcext:value-type="float">
            <text:p>0.0119725</text:p>
          </table:table-cell>
        </table:table-row>
        <table:table-row table:style-name="ro1">
          <table:table-cell office:value-type="date" office:date-value="2024-12-24" calcext:value-type="date">
            <text:p>12/24/24</text:p>
          </table:table-cell>
          <table:table-cell office:value-type="float" office:value="0.0119725" calcext:value-type="float">
            <text:p>0.0119725</text:p>
          </table:table-cell>
        </table:table-row>
        <table:table-row table:style-name="ro1">
          <table:table-cell office:value-type="date" office:date-value="2024-12-25" calcext:value-type="date">
            <text:p>12/25/24</text:p>
          </table:table-cell>
          <table:table-cell office:value-type="float" office:value="0.0119725" calcext:value-type="float">
            <text:p>0.0119725</text:p>
          </table:table-cell>
        </table:table-row>
        <table:table-row table:style-name="ro1">
          <table:table-cell office:value-type="date" office:date-value="2024-12-26" calcext:value-type="date">
            <text:p>12/26/24</text:p>
          </table:table-cell>
          <table:table-cell office:value-type="float" office:value="0.0119725" calcext:value-type="float">
            <text:p>0.0119725</text:p>
          </table:table-cell>
        </table:table-row>
        <table:table-row table:style-name="ro1">
          <table:table-cell office:value-type="date" office:date-value="2024-12-27" calcext:value-type="date">
            <text:p>12/27/24</text:p>
          </table:table-cell>
          <table:table-cell office:value-type="float" office:value="0.0118787" calcext:value-type="float">
            <text:p>0.0118787</text:p>
          </table:table-cell>
        </table:table-row>
        <table:table-row table:style-name="ro1">
          <table:table-cell office:value-type="date" office:date-value="2024-12-28" calcext:value-type="date">
            <text:p>12/28/24</text:p>
          </table:table-cell>
          <table:table-cell office:value-type="float" office:value="0.0118787" calcext:value-type="float">
            <text:p>0.0118787</text:p>
          </table:table-cell>
        </table:table-row>
        <table:table-row table:style-name="ro1">
          <table:table-cell office:value-type="date" office:date-value="2024-12-29" calcext:value-type="date">
            <text:p>12/29/24</text:p>
          </table:table-cell>
          <table:table-cell office:value-type="float" office:value="0.0118787" calcext:value-type="float">
            <text:p>0.0118787</text:p>
          </table:table-cell>
        </table:table-row>
        <table:table-row table:style-name="ro1">
          <table:table-cell office:value-type="date" office:date-value="2024-12-30" calcext:value-type="date">
            <text:p>12/30/24</text:p>
          </table:table-cell>
          <table:table-cell office:value-type="float" office:value="0.0118845" calcext:value-type="float">
            <text:p>0.0118845</text:p>
          </table:table-cell>
        </table:table-row>
        <table:table-row table:style-name="ro1">
          <table:table-cell office:value-type="date" office:date-value="2024-12-31" calcext:value-type="date">
            <text:p>12/31/24</text:p>
          </table:table-cell>
          <table:table-cell office:value-type="float" office:value="0.0119945" calcext:value-type="float">
            <text:p>0.0119945</text:p>
          </table:table-cell>
        </table:table-row>
      </table:table>
      <table:table table:name="BRL" table:style-name="ta1" table:protected="true">
        <loext:table-protection loext:select-protected-cells="true" loext:select-unprotected-cells="true"/>
        <office:forms form:automatic-focus="false" form:apply-design-mode="false"/>
        <table:table-column table:style-name="co17" table:default-cell-style-name="ce54"/>
        <table:table-column table:style-name="co18" table:default-cell-style-name="Default"/>
        <table:table-row table:style-name="ro1">
          <table:table-cell table:style-name="Default" office:value-type="string" calcext:value-type="string">
            <text:p>Date</text:p>
          </table:table-cell>
          <table:table-cell office:value-type="string" calcext:value-type="string">
            <text:p>Exchange Rate</text:p>
          </table:table-cell>
        </table:table-row>
        <table:table-row table:style-name="ro1">
          <table:table-cell office:value-type="date" office:date-value="2024-01-01" calcext:value-type="date">
            <text:p>01/01/24</text:p>
          </table:table-cell>
          <table:table-cell office:value-type="float" office:value="0.364771" calcext:value-type="float">
            <text:p>0.364771</text:p>
          </table:table-cell>
        </table:table-row>
        <table:table-row table:style-name="ro1">
          <table:table-cell office:value-type="date" office:date-value="2024-01-02" calcext:value-type="date">
            <text:p>01/02/24</text:p>
          </table:table-cell>
          <table:table-cell office:value-type="float" office:value="0.365153" calcext:value-type="float">
            <text:p>0.365153</text:p>
          </table:table-cell>
        </table:table-row>
        <table:table-row table:style-name="ro1">
          <table:table-cell office:value-type="date" office:date-value="2024-01-03" calcext:value-type="date">
            <text:p>01/03/24</text:p>
          </table:table-cell>
          <table:table-cell office:value-type="float" office:value="0.363139" calcext:value-type="float">
            <text:p>0.363139</text:p>
          </table:table-cell>
        </table:table-row>
        <table:table-row table:style-name="ro1">
          <table:table-cell office:value-type="date" office:date-value="2024-01-04" calcext:value-type="date">
            <text:p>01/04/24</text:p>
          </table:table-cell>
          <table:table-cell office:value-type="float" office:value="0.363801" calcext:value-type="float">
            <text:p>0.363801</text:p>
          </table:table-cell>
        </table:table-row>
        <table:table-row table:style-name="ro1">
          <table:table-cell office:value-type="date" office:date-value="2024-01-05" calcext:value-type="date">
            <text:p>01/05/24</text:p>
          </table:table-cell>
          <table:table-cell office:value-type="float" office:value="0.364051" calcext:value-type="float">
            <text:p>0.364051</text:p>
          </table:table-cell>
        </table:table-row>
        <table:table-row table:style-name="ro1">
          <table:table-cell office:value-type="date" office:date-value="2024-01-06" calcext:value-type="date">
            <text:p>01/06/24</text:p>
          </table:table-cell>
          <table:table-cell office:value-type="float" office:value="0.364051" calcext:value-type="float">
            <text:p>0.364051</text:p>
          </table:table-cell>
        </table:table-row>
        <table:table-row table:style-name="ro1">
          <table:table-cell office:value-type="date" office:date-value="2024-01-07" calcext:value-type="date">
            <text:p>01/07/24</text:p>
          </table:table-cell>
          <table:table-cell office:value-type="float" office:value="0.364051" calcext:value-type="float">
            <text:p>0.364051</text:p>
          </table:table-cell>
        </table:table-row>
        <table:table-row table:style-name="ro1">
          <table:table-cell office:value-type="date" office:date-value="2024-01-08" calcext:value-type="date">
            <text:p>01/08/24</text:p>
          </table:table-cell>
          <table:table-cell office:value-type="float" office:value="0.364846" calcext:value-type="float">
            <text:p>0.364846</text:p>
          </table:table-cell>
        </table:table-row>
        <table:table-row table:style-name="ro1">
          <table:table-cell office:value-type="date" office:date-value="2024-01-09" calcext:value-type="date">
            <text:p>01/09/24</text:p>
          </table:table-cell>
          <table:table-cell office:value-type="float" office:value="0.365747" calcext:value-type="float">
            <text:p>0.365747</text:p>
          </table:table-cell>
        </table:table-row>
        <table:table-row table:style-name="ro1">
          <table:table-cell office:value-type="date" office:date-value="2024-01-10" calcext:value-type="date">
            <text:p>01/10/24</text:p>
          </table:table-cell>
          <table:table-cell office:value-type="float" office:value="0.365521" calcext:value-type="float">
            <text:p>0.365521</text:p>
          </table:table-cell>
        </table:table-row>
        <table:table-row table:style-name="ro1">
          <table:table-cell office:value-type="date" office:date-value="2024-01-11" calcext:value-type="date">
            <text:p>01/11/24</text:p>
          </table:table-cell>
          <table:table-cell office:value-type="float" office:value="0.364853" calcext:value-type="float">
            <text:p>0.364853</text:p>
          </table:table-cell>
        </table:table-row>
        <table:table-row table:style-name="ro1">
          <table:table-cell office:value-type="date" office:date-value="2024-01-12" calcext:value-type="date">
            <text:p>01/12/24</text:p>
          </table:table-cell>
          <table:table-cell office:value-type="float" office:value="0.366886" calcext:value-type="float">
            <text:p>0.366886</text:p>
          </table:table-cell>
        </table:table-row>
        <table:table-row table:style-name="ro1">
          <table:table-cell office:value-type="date" office:date-value="2024-01-13" calcext:value-type="date">
            <text:p>01/13/24</text:p>
          </table:table-cell>
          <table:table-cell office:value-type="float" office:value="0.366886" calcext:value-type="float">
            <text:p>0.366886</text:p>
          </table:table-cell>
        </table:table-row>
        <table:table-row table:style-name="ro1">
          <table:table-cell office:value-type="date" office:date-value="2024-01-14" calcext:value-type="date">
            <text:p>01/14/24</text:p>
          </table:table-cell>
          <table:table-cell office:value-type="float" office:value="0.366886" calcext:value-type="float">
            <text:p>0.366886</text:p>
          </table:table-cell>
        </table:table-row>
        <table:table-row table:style-name="ro1">
          <table:table-cell office:value-type="date" office:date-value="2024-01-15" calcext:value-type="date">
            <text:p>01/15/24</text:p>
          </table:table-cell>
          <table:table-cell office:value-type="float" office:value="0.36672" calcext:value-type="float">
            <text:p>0.36672</text:p>
          </table:table-cell>
        </table:table-row>
        <table:table-row table:style-name="ro1">
          <table:table-cell office:value-type="date" office:date-value="2024-01-16" calcext:value-type="date">
            <text:p>01/16/24</text:p>
          </table:table-cell>
          <table:table-cell office:value-type="float" office:value="0.367748" calcext:value-type="float">
            <text:p>0.367748</text:p>
          </table:table-cell>
        </table:table-row>
        <table:table-row table:style-name="ro1">
          <table:table-cell office:value-type="date" office:date-value="2024-01-17" calcext:value-type="date">
            <text:p>01/17/24</text:p>
          </table:table-cell>
          <table:table-cell office:value-type="float" office:value="0.364397" calcext:value-type="float">
            <text:p>0.364397</text:p>
          </table:table-cell>
        </table:table-row>
        <table:table-row table:style-name="ro1">
          <table:table-cell office:value-type="date" office:date-value="2024-01-18" calcext:value-type="date">
            <text:p>01/18/24</text:p>
          </table:table-cell>
          <table:table-cell office:value-type="float" office:value="0.365228" calcext:value-type="float">
            <text:p>0.365228</text:p>
          </table:table-cell>
        </table:table-row>
        <table:table-row table:style-name="ro1">
          <table:table-cell office:value-type="date" office:date-value="2024-01-19" calcext:value-type="date">
            <text:p>01/19/24</text:p>
          </table:table-cell>
          <table:table-cell office:value-type="float" office:value="0.365959" calcext:value-type="float">
            <text:p>0.365959</text:p>
          </table:table-cell>
        </table:table-row>
        <table:table-row table:style-name="ro1">
          <table:table-cell office:value-type="date" office:date-value="2024-01-20" calcext:value-type="date">
            <text:p>01/20/24</text:p>
          </table:table-cell>
          <table:table-cell office:value-type="float" office:value="0.365959" calcext:value-type="float">
            <text:p>0.365959</text:p>
          </table:table-cell>
        </table:table-row>
        <table:table-row table:style-name="ro1">
          <table:table-cell office:value-type="date" office:date-value="2024-01-21" calcext:value-type="date">
            <text:p>01/21/24</text:p>
          </table:table-cell>
          <table:table-cell office:value-type="float" office:value="0.365959" calcext:value-type="float">
            <text:p>0.365959</text:p>
          </table:table-cell>
        </table:table-row>
        <table:table-row table:style-name="ro1">
          <table:table-cell office:value-type="date" office:date-value="2024-01-22" calcext:value-type="date">
            <text:p>01/22/24</text:p>
          </table:table-cell>
          <table:table-cell office:value-type="float" office:value="0.363957" calcext:value-type="float">
            <text:p>0.363957</text:p>
          </table:table-cell>
        </table:table-row>
        <table:table-row table:style-name="ro1">
          <table:table-cell office:value-type="date" office:date-value="2024-01-23" calcext:value-type="date">
            <text:p>01/23/24</text:p>
          </table:table-cell>
          <table:table-cell office:value-type="float" office:value="0.362318" calcext:value-type="float">
            <text:p>0.362318</text:p>
          </table:table-cell>
        </table:table-row>
        <table:table-row table:style-name="ro1">
          <table:table-cell office:value-type="date" office:date-value="2024-01-24" calcext:value-type="date">
            <text:p>01/24/24</text:p>
          </table:table-cell>
          <table:table-cell office:value-type="float" office:value="0.364982" calcext:value-type="float">
            <text:p>0.364982</text:p>
          </table:table-cell>
        </table:table-row>
        <table:table-row table:style-name="ro1">
          <table:table-cell office:value-type="date" office:date-value="2024-01-25" calcext:value-type="date">
            <text:p>01/25/24</text:p>
          </table:table-cell>
          <table:table-cell office:value-type="float" office:value="0.364458" calcext:value-type="float">
            <text:p>0.364458</text:p>
          </table:table-cell>
        </table:table-row>
        <table:table-row table:style-name="ro1">
          <table:table-cell office:value-type="date" office:date-value="2024-01-26" calcext:value-type="date">
            <text:p>01/26/24</text:p>
          </table:table-cell>
          <table:table-cell office:value-type="float" office:value="0.366494" calcext:value-type="float">
            <text:p>0.366494</text:p>
          </table:table-cell>
        </table:table-row>
        <table:table-row table:style-name="ro1">
          <table:table-cell office:value-type="date" office:date-value="2024-01-27" calcext:value-type="date">
            <text:p>01/27/24</text:p>
          </table:table-cell>
          <table:table-cell office:value-type="float" office:value="0.366494" calcext:value-type="float">
            <text:p>0.366494</text:p>
          </table:table-cell>
        </table:table-row>
        <table:table-row table:style-name="ro1">
          <table:table-cell office:value-type="date" office:date-value="2024-01-28" calcext:value-type="date">
            <text:p>01/28/24</text:p>
          </table:table-cell>
          <table:table-cell office:value-type="float" office:value="0.366494" calcext:value-type="float">
            <text:p>0.366494</text:p>
          </table:table-cell>
        </table:table-row>
        <table:table-row table:style-name="ro1">
          <table:table-cell office:value-type="date" office:date-value="2024-01-29" calcext:value-type="date">
            <text:p>01/29/24</text:p>
          </table:table-cell>
          <table:table-cell office:value-type="float" office:value="0.368094" calcext:value-type="float">
            <text:p>0.368094</text:p>
          </table:table-cell>
        </table:table-row>
        <table:table-row table:style-name="ro1">
          <table:table-cell office:value-type="date" office:date-value="2024-01-30" calcext:value-type="date">
            <text:p>01/30/24</text:p>
          </table:table-cell>
          <table:table-cell office:value-type="float" office:value="0.364235" calcext:value-type="float">
            <text:p>0.364235</text:p>
          </table:table-cell>
        </table:table-row>
        <table:table-row table:style-name="ro1">
          <table:table-cell office:value-type="date" office:date-value="2024-01-31" calcext:value-type="date">
            <text:p>01/31/24</text:p>
          </table:table-cell>
          <table:table-cell office:value-type="float" office:value="0.363882" calcext:value-type="float">
            <text:p>0.363882</text:p>
          </table:table-cell>
        </table:table-row>
        <table:table-row table:style-name="ro1">
          <table:table-cell office:value-type="date" office:date-value="2024-02-01" calcext:value-type="date">
            <text:p>02/01/24</text:p>
          </table:table-cell>
          <table:table-cell office:value-type="float" office:value="0.365043" calcext:value-type="float">
            <text:p>0.365043</text:p>
          </table:table-cell>
        </table:table-row>
        <table:table-row table:style-name="ro1">
          <table:table-cell office:value-type="date" office:date-value="2024-02-02" calcext:value-type="date">
            <text:p>02/02/24</text:p>
          </table:table-cell>
          <table:table-cell office:value-type="float" office:value="0.365774" calcext:value-type="float">
            <text:p>0.365774</text:p>
          </table:table-cell>
        </table:table-row>
        <table:table-row table:style-name="ro1">
          <table:table-cell office:value-type="date" office:date-value="2024-02-03" calcext:value-type="date">
            <text:p>02/03/24</text:p>
          </table:table-cell>
          <table:table-cell office:value-type="float" office:value="0.365774" calcext:value-type="float">
            <text:p>0.365774</text:p>
          </table:table-cell>
        </table:table-row>
        <table:table-row table:style-name="ro1">
          <table:table-cell office:value-type="date" office:date-value="2024-02-04" calcext:value-type="date">
            <text:p>02/04/24</text:p>
          </table:table-cell>
          <table:table-cell office:value-type="float" office:value="0.365774" calcext:value-type="float">
            <text:p>0.365774</text:p>
          </table:table-cell>
        </table:table-row>
        <table:table-row table:style-name="ro1">
          <table:table-cell office:value-type="date" office:date-value="2024-02-05" calcext:value-type="date">
            <text:p>02/05/24</text:p>
          </table:table-cell>
          <table:table-cell office:value-type="float" office:value="0.364255" calcext:value-type="float">
            <text:p>0.364255</text:p>
          </table:table-cell>
        </table:table-row>
        <table:table-row table:style-name="ro1">
          <table:table-cell office:value-type="date" office:date-value="2024-02-06" calcext:value-type="date">
            <text:p>02/06/24</text:p>
          </table:table-cell>
          <table:table-cell office:value-type="float" office:value="0.366398" calcext:value-type="float">
            <text:p>0.366398</text:p>
          </table:table-cell>
        </table:table-row>
        <table:table-row table:style-name="ro1">
          <table:table-cell office:value-type="date" office:date-value="2024-02-07" calcext:value-type="date">
            <text:p>02/07/24</text:p>
          </table:table-cell>
          <table:table-cell office:value-type="float" office:value="0.365986" calcext:value-type="float">
            <text:p>0.365986</text:p>
          </table:table-cell>
        </table:table-row>
        <table:table-row table:style-name="ro1">
          <table:table-cell office:value-type="date" office:date-value="2024-02-08" calcext:value-type="date">
            <text:p>02/08/24</text:p>
          </table:table-cell>
          <table:table-cell office:value-type="float" office:value="0.365262" calcext:value-type="float">
            <text:p>0.365262</text:p>
          </table:table-cell>
        </table:table-row>
        <table:table-row table:style-name="ro1">
          <table:table-cell office:value-type="date" office:date-value="2024-02-09" calcext:value-type="date">
            <text:p>02/09/24</text:p>
          </table:table-cell>
          <table:table-cell office:value-type="float" office:value="0.364642" calcext:value-type="float">
            <text:p>0.364642</text:p>
          </table:table-cell>
        </table:table-row>
        <table:table-row table:style-name="ro1">
          <table:table-cell office:value-type="date" office:date-value="2024-02-10" calcext:value-type="date">
            <text:p>02/10/24</text:p>
          </table:table-cell>
          <table:table-cell office:value-type="float" office:value="0.364642" calcext:value-type="float">
            <text:p>0.364642</text:p>
          </table:table-cell>
        </table:table-row>
        <table:table-row table:style-name="ro1">
          <table:table-cell office:value-type="date" office:date-value="2024-02-11" calcext:value-type="date">
            <text:p>02/11/24</text:p>
          </table:table-cell>
          <table:table-cell office:value-type="float" office:value="0.364642" calcext:value-type="float">
            <text:p>0.364642</text:p>
          </table:table-cell>
        </table:table-row>
        <table:table-row table:style-name="ro1">
          <table:table-cell office:value-type="date" office:date-value="2024-02-12" calcext:value-type="date">
            <text:p>02/12/24</text:p>
          </table:table-cell>
          <table:table-cell office:value-type="float" office:value="0.366494" calcext:value-type="float">
            <text:p>0.366494</text:p>
          </table:table-cell>
        </table:table-row>
        <table:table-row table:style-name="ro1">
          <table:table-cell office:value-type="date" office:date-value="2024-02-13" calcext:value-type="date">
            <text:p>02/13/24</text:p>
          </table:table-cell>
          <table:table-cell office:value-type="float" office:value="0.365815" calcext:value-type="float">
            <text:p>0.365815</text:p>
          </table:table-cell>
        </table:table-row>
        <table:table-row table:style-name="ro1">
          <table:table-cell office:value-type="date" office:date-value="2024-02-14" calcext:value-type="date">
            <text:p>02/14/24</text:p>
          </table:table-cell>
          <table:table-cell office:value-type="float" office:value="0.368545" calcext:value-type="float">
            <text:p>0.368545</text:p>
          </table:table-cell>
        </table:table-row>
        <table:table-row table:style-name="ro1">
          <table:table-cell office:value-type="date" office:date-value="2024-02-15" calcext:value-type="date">
            <text:p>02/15/24</text:p>
          </table:table-cell>
          <table:table-cell office:value-type="float" office:value="0.366253" calcext:value-type="float">
            <text:p>0.366253</text:p>
          </table:table-cell>
        </table:table-row>
        <table:table-row table:style-name="ro1">
          <table:table-cell office:value-type="date" office:date-value="2024-02-16" calcext:value-type="date">
            <text:p>02/16/24</text:p>
          </table:table-cell>
          <table:table-cell office:value-type="float" office:value="0.365228" calcext:value-type="float">
            <text:p>0.365228</text:p>
          </table:table-cell>
        </table:table-row>
        <table:table-row table:style-name="ro1">
          <table:table-cell office:value-type="date" office:date-value="2024-02-17" calcext:value-type="date">
            <text:p>02/17/24</text:p>
          </table:table-cell>
          <table:table-cell office:value-type="float" office:value="0.365228" calcext:value-type="float">
            <text:p>0.365228</text:p>
          </table:table-cell>
        </table:table-row>
        <table:table-row table:style-name="ro1">
          <table:table-cell office:value-type="date" office:date-value="2024-02-18" calcext:value-type="date">
            <text:p>02/18/24</text:p>
          </table:table-cell>
          <table:table-cell office:value-type="float" office:value="0.365228" calcext:value-type="float">
            <text:p>0.365228</text:p>
          </table:table-cell>
        </table:table-row>
        <table:table-row table:style-name="ro1">
          <table:table-cell office:value-type="date" office:date-value="2024-02-19" calcext:value-type="date">
            <text:p>02/19/24</text:p>
          </table:table-cell>
          <table:table-cell office:value-type="float" office:value="0.366034" calcext:value-type="float">
            <text:p>0.366034</text:p>
          </table:table-cell>
        </table:table-row>
        <table:table-row table:style-name="ro1">
          <table:table-cell office:value-type="date" office:date-value="2024-02-20" calcext:value-type="date">
            <text:p>02/20/24</text:p>
          </table:table-cell>
          <table:table-cell office:value-type="float" office:value="0.365432" calcext:value-type="float">
            <text:p>0.365432</text:p>
          </table:table-cell>
        </table:table-row>
        <table:table-row table:style-name="ro1">
          <table:table-cell office:value-type="date" office:date-value="2024-02-21" calcext:value-type="date">
            <text:p>02/21/24</text:p>
          </table:table-cell>
          <table:table-cell office:value-type="float" office:value="0.367271" calcext:value-type="float">
            <text:p>0.367271</text:p>
          </table:table-cell>
        </table:table-row>
        <table:table-row table:style-name="ro1">
          <table:table-cell office:value-type="date" office:date-value="2024-02-22" calcext:value-type="date">
            <text:p>02/22/24</text:p>
          </table:table-cell>
          <table:table-cell office:value-type="float" office:value="0.365583" calcext:value-type="float">
            <text:p>0.365583</text:p>
          </table:table-cell>
        </table:table-row>
        <table:table-row table:style-name="ro1">
          <table:table-cell office:value-type="date" office:date-value="2024-02-23" calcext:value-type="date">
            <text:p>02/23/24</text:p>
          </table:table-cell>
          <table:table-cell office:value-type="float" office:value="0.363328" calcext:value-type="float">
            <text:p>0.363328</text:p>
          </table:table-cell>
        </table:table-row>
        <table:table-row table:style-name="ro1">
          <table:table-cell office:value-type="date" office:date-value="2024-02-24" calcext:value-type="date">
            <text:p>02/24/24</text:p>
          </table:table-cell>
          <table:table-cell office:value-type="float" office:value="0.363328" calcext:value-type="float">
            <text:p>0.363328</text:p>
          </table:table-cell>
        </table:table-row>
        <table:table-row table:style-name="ro1">
          <table:table-cell office:value-type="date" office:date-value="2024-02-25" calcext:value-type="date">
            <text:p>02/25/24</text:p>
          </table:table-cell>
          <table:table-cell office:value-type="float" office:value="0.363328" calcext:value-type="float">
            <text:p>0.363328</text:p>
          </table:table-cell>
        </table:table-row>
        <table:table-row table:style-name="ro1">
          <table:table-cell office:value-type="date" office:date-value="2024-02-26" calcext:value-type="date">
            <text:p>02/26/24</text:p>
          </table:table-cell>
          <table:table-cell office:value-type="float" office:value="0.361448" calcext:value-type="float">
            <text:p>0.361448</text:p>
          </table:table-cell>
        </table:table-row>
        <table:table-row table:style-name="ro1">
          <table:table-cell office:value-type="date" office:date-value="2024-02-27" calcext:value-type="date">
            <text:p>02/27/24</text:p>
          </table:table-cell>
          <table:table-cell office:value-type="float" office:value="0.36256" calcext:value-type="float">
            <text:p>0.36256</text:p>
          </table:table-cell>
        </table:table-row>
        <table:table-row table:style-name="ro1">
          <table:table-cell office:value-type="date" office:date-value="2024-02-28" calcext:value-type="date">
            <text:p>02/28/24</text:p>
          </table:table-cell>
          <table:table-cell office:value-type="float" office:value="0.365596" calcext:value-type="float">
            <text:p>0.365596</text:p>
          </table:table-cell>
        </table:table-row>
        <table:table-row table:style-name="ro1">
          <table:table-cell office:value-type="date" office:date-value="2024-02-29" calcext:value-type="date">
            <text:p>02/29/24</text:p>
          </table:table-cell>
          <table:table-cell office:value-type="float" office:value="0.361829" calcext:value-type="float">
            <text:p>0.361829</text:p>
          </table:table-cell>
        </table:table-row>
        <table:table-row table:style-name="ro1">
          <table:table-cell office:value-type="date" office:date-value="2024-03-01" calcext:value-type="date">
            <text:p>03/01/24</text:p>
          </table:table-cell>
          <table:table-cell office:value-type="float" office:value="0.364513" calcext:value-type="float">
            <text:p>0.364513</text:p>
          </table:table-cell>
        </table:table-row>
        <table:table-row table:style-name="ro1">
          <table:table-cell office:value-type="date" office:date-value="2024-03-02" calcext:value-type="date">
            <text:p>03/02/24</text:p>
          </table:table-cell>
          <table:table-cell office:value-type="float" office:value="0.364513" calcext:value-type="float">
            <text:p>0.364513</text:p>
          </table:table-cell>
        </table:table-row>
        <table:table-row table:style-name="ro1">
          <table:table-cell office:value-type="date" office:date-value="2024-03-03" calcext:value-type="date">
            <text:p>03/03/24</text:p>
          </table:table-cell>
          <table:table-cell office:value-type="float" office:value="0.364513" calcext:value-type="float">
            <text:p>0.364513</text:p>
          </table:table-cell>
        </table:table-row>
        <table:table-row table:style-name="ro1">
          <table:table-cell office:value-type="date" office:date-value="2024-03-04" calcext:value-type="date">
            <text:p>03/04/24</text:p>
          </table:table-cell>
          <table:table-cell office:value-type="float" office:value="0.364513" calcext:value-type="float">
            <text:p>0.364513</text:p>
          </table:table-cell>
        </table:table-row>
        <table:table-row table:style-name="ro1">
          <table:table-cell office:value-type="date" office:date-value="2024-03-05" calcext:value-type="date">
            <text:p>03/05/24</text:p>
          </table:table-cell>
          <table:table-cell office:value-type="float" office:value="0.364126" calcext:value-type="float">
            <text:p>0.364126</text:p>
          </table:table-cell>
        </table:table-row>
        <table:table-row table:style-name="ro1">
          <table:table-cell office:value-type="date" office:date-value="2024-03-06" calcext:value-type="date">
            <text:p>03/06/24</text:p>
          </table:table-cell>
          <table:table-cell office:value-type="float" office:value="0.363875" calcext:value-type="float">
            <text:p>0.363875</text:p>
          </table:table-cell>
        </table:table-row>
        <table:table-row table:style-name="ro1">
          <table:table-cell office:value-type="date" office:date-value="2024-03-07" calcext:value-type="date">
            <text:p>03/07/24</text:p>
          </table:table-cell>
          <table:table-cell office:value-type="float" office:value="0.363301" calcext:value-type="float">
            <text:p>0.363301</text:p>
          </table:table-cell>
        </table:table-row>
        <table:table-row table:style-name="ro1">
          <table:table-cell office:value-type="date" office:date-value="2024-03-08" calcext:value-type="date">
            <text:p>03/08/24</text:p>
          </table:table-cell>
          <table:table-cell office:value-type="float" office:value="0.360316" calcext:value-type="float">
            <text:p>0.360316</text:p>
          </table:table-cell>
        </table:table-row>
        <table:table-row table:style-name="ro1">
          <table:table-cell office:value-type="date" office:date-value="2024-03-09" calcext:value-type="date">
            <text:p>03/09/24</text:p>
          </table:table-cell>
          <table:table-cell office:value-type="float" office:value="0.360316" calcext:value-type="float">
            <text:p>0.360316</text:p>
          </table:table-cell>
        </table:table-row>
        <table:table-row table:style-name="ro1">
          <table:table-cell office:value-type="date" office:date-value="2024-03-10" calcext:value-type="date">
            <text:p>03/10/24</text:p>
          </table:table-cell>
          <table:table-cell office:value-type="float" office:value="0.360316" calcext:value-type="float">
            <text:p>0.360316</text:p>
          </table:table-cell>
        </table:table-row>
        <table:table-row table:style-name="ro1">
          <table:table-cell office:value-type="date" office:date-value="2024-03-11" calcext:value-type="date">
            <text:p>03/11/24</text:p>
          </table:table-cell>
          <table:table-cell office:value-type="float" office:value="0.358546" calcext:value-type="float">
            <text:p>0.358546</text:p>
          </table:table-cell>
        </table:table-row>
        <table:table-row table:style-name="ro1">
          <table:table-cell office:value-type="date" office:date-value="2024-03-12" calcext:value-type="date">
            <text:p>03/12/24</text:p>
          </table:table-cell>
          <table:table-cell office:value-type="float" office:value="0.359362" calcext:value-type="float">
            <text:p>0.359362</text:p>
          </table:table-cell>
        </table:table-row>
        <table:table-row table:style-name="ro1">
          <table:table-cell office:value-type="date" office:date-value="2024-03-13" calcext:value-type="date">
            <text:p>03/13/24</text:p>
          </table:table-cell>
          <table:table-cell office:value-type="float" office:value="0.358828" calcext:value-type="float">
            <text:p>0.358828</text:p>
          </table:table-cell>
        </table:table-row>
        <table:table-row table:style-name="ro1">
          <table:table-cell office:value-type="date" office:date-value="2024-03-14" calcext:value-type="date">
            <text:p>03/14/24</text:p>
          </table:table-cell>
          <table:table-cell office:value-type="float" office:value="0.360608" calcext:value-type="float">
            <text:p>0.360608</text:p>
          </table:table-cell>
        </table:table-row>
        <table:table-row table:style-name="ro1">
          <table:table-cell office:value-type="date" office:date-value="2024-03-15" calcext:value-type="date">
            <text:p>03/15/24</text:p>
          </table:table-cell>
          <table:table-cell office:value-type="float" office:value="0.359125" calcext:value-type="float">
            <text:p>0.359125</text:p>
          </table:table-cell>
        </table:table-row>
        <table:table-row table:style-name="ro1">
          <table:table-cell office:value-type="date" office:date-value="2024-03-16" calcext:value-type="date">
            <text:p>03/16/24</text:p>
          </table:table-cell>
          <table:table-cell office:value-type="float" office:value="0.359125" calcext:value-type="float">
            <text:p>0.359125</text:p>
          </table:table-cell>
        </table:table-row>
        <table:table-row table:style-name="ro1">
          <table:table-cell office:value-type="date" office:date-value="2024-03-17" calcext:value-type="date">
            <text:p>03/17/24</text:p>
          </table:table-cell>
          <table:table-cell office:value-type="float" office:value="0.359125" calcext:value-type="float">
            <text:p>0.359125</text:p>
          </table:table-cell>
        </table:table-row>
        <table:table-row table:style-name="ro1">
          <table:table-cell office:value-type="date" office:date-value="2024-03-18" calcext:value-type="date">
            <text:p>03/18/24</text:p>
          </table:table-cell>
          <table:table-cell office:value-type="float" office:value="0.359647" calcext:value-type="float">
            <text:p>0.359647</text:p>
          </table:table-cell>
        </table:table-row>
        <table:table-row table:style-name="ro1">
          <table:table-cell office:value-type="date" office:date-value="2024-03-19" calcext:value-type="date">
            <text:p>03/19/24</text:p>
          </table:table-cell>
          <table:table-cell office:value-type="float" office:value="0.357125" calcext:value-type="float">
            <text:p>0.357125</text:p>
          </table:table-cell>
        </table:table-row>
        <table:table-row table:style-name="ro1">
          <table:table-cell office:value-type="date" office:date-value="2024-03-20" calcext:value-type="date">
            <text:p>03/20/24</text:p>
          </table:table-cell>
          <table:table-cell office:value-type="float" office:value="0.359435" calcext:value-type="float">
            <text:p>0.359435</text:p>
          </table:table-cell>
        </table:table-row>
        <table:table-row table:style-name="ro1">
          <table:table-cell office:value-type="date" office:date-value="2024-03-21" calcext:value-type="date">
            <text:p>03/21/24</text:p>
          </table:table-cell>
          <table:table-cell office:value-type="float" office:value="0.360788" calcext:value-type="float">
            <text:p>0.360788</text:p>
          </table:table-cell>
        </table:table-row>
        <table:table-row table:style-name="ro1">
          <table:table-cell office:value-type="date" office:date-value="2024-03-22" calcext:value-type="date">
            <text:p>03/22/24</text:p>
          </table:table-cell>
          <table:table-cell office:value-type="float" office:value="0.361528" calcext:value-type="float">
            <text:p>0.361528</text:p>
          </table:table-cell>
        </table:table-row>
        <table:table-row table:style-name="ro1">
          <table:table-cell office:value-type="date" office:date-value="2024-03-23" calcext:value-type="date">
            <text:p>03/23/24</text:p>
          </table:table-cell>
          <table:table-cell office:value-type="float" office:value="0.361528" calcext:value-type="float">
            <text:p>0.361528</text:p>
          </table:table-cell>
        </table:table-row>
        <table:table-row table:style-name="ro1">
          <table:table-cell office:value-type="date" office:date-value="2024-03-24" calcext:value-type="date">
            <text:p>03/24/24</text:p>
          </table:table-cell>
          <table:table-cell office:value-type="float" office:value="0.361528" calcext:value-type="float">
            <text:p>0.361528</text:p>
          </table:table-cell>
        </table:table-row>
        <table:table-row table:style-name="ro1">
          <table:table-cell office:value-type="date" office:date-value="2024-03-25" calcext:value-type="date">
            <text:p>03/25/24</text:p>
          </table:table-cell>
          <table:table-cell office:value-type="float" office:value="0.361729" calcext:value-type="float">
            <text:p>0.361729</text:p>
          </table:table-cell>
        </table:table-row>
        <table:table-row table:style-name="ro1">
          <table:table-cell office:value-type="date" office:date-value="2024-03-26" calcext:value-type="date">
            <text:p>03/26/24</text:p>
          </table:table-cell>
          <table:table-cell office:value-type="float" office:value="0.361742" calcext:value-type="float">
            <text:p>0.361742</text:p>
          </table:table-cell>
        </table:table-row>
        <table:table-row table:style-name="ro1">
          <table:table-cell office:value-type="date" office:date-value="2024-03-27" calcext:value-type="date">
            <text:p>03/27/24</text:p>
          </table:table-cell>
          <table:table-cell office:value-type="float" office:value="0.362399" calcext:value-type="float">
            <text:p>0.362399</text:p>
          </table:table-cell>
        </table:table-row>
        <table:table-row table:style-name="ro1">
          <table:table-cell office:value-type="date" office:date-value="2024-03-28" calcext:value-type="date">
            <text:p>03/28/24</text:p>
          </table:table-cell>
          <table:table-cell office:value-type="float" office:value="0.361976" calcext:value-type="float">
            <text:p>0.361976</text:p>
          </table:table-cell>
        </table:table-row>
        <table:table-row table:style-name="ro1">
          <table:table-cell office:value-type="date" office:date-value="2024-03-29" calcext:value-type="date">
            <text:p>03/29/24</text:p>
          </table:table-cell>
          <table:table-cell office:value-type="float" office:value="0.361976" calcext:value-type="float">
            <text:p>0.361976</text:p>
          </table:table-cell>
        </table:table-row>
        <table:table-row table:style-name="ro1">
          <table:table-cell office:value-type="date" office:date-value="2024-03-30" calcext:value-type="date">
            <text:p>03/30/24</text:p>
          </table:table-cell>
          <table:table-cell office:value-type="float" office:value="0.361976" calcext:value-type="float">
            <text:p>0.361976</text:p>
          </table:table-cell>
        </table:table-row>
        <table:table-row table:style-name="ro1">
          <table:table-cell office:value-type="date" office:date-value="2024-03-31" calcext:value-type="date">
            <text:p>03/31/24</text:p>
          </table:table-cell>
          <table:table-cell office:value-type="float" office:value="0.361976" calcext:value-type="float">
            <text:p>0.361976</text:p>
          </table:table-cell>
        </table:table-row>
        <table:table-row table:style-name="ro1">
          <table:table-cell office:value-type="date" office:date-value="2024-04-01" calcext:value-type="date">
            <text:p>04/01/24</text:p>
          </table:table-cell>
          <table:table-cell office:value-type="float" office:value="0.361976" calcext:value-type="float">
            <text:p>0.361976</text:p>
          </table:table-cell>
        </table:table-row>
        <table:table-row table:style-name="ro1">
          <table:table-cell office:value-type="date" office:date-value="2024-04-02" calcext:value-type="date">
            <text:p>04/02/24</text:p>
          </table:table-cell>
          <table:table-cell office:value-type="float" office:value="0.361428" calcext:value-type="float">
            <text:p>0.361428</text:p>
          </table:table-cell>
        </table:table-row>
        <table:table-row table:style-name="ro1">
          <table:table-cell office:value-type="date" office:date-value="2024-04-03" calcext:value-type="date">
            <text:p>04/03/24</text:p>
          </table:table-cell>
          <table:table-cell office:value-type="float" office:value="0.35768" calcext:value-type="float">
            <text:p>0.35768</text:p>
          </table:table-cell>
        </table:table-row>
        <table:table-row table:style-name="ro1">
          <table:table-cell office:value-type="date" office:date-value="2024-04-04" calcext:value-type="date">
            <text:p>04/04/24</text:p>
          </table:table-cell>
          <table:table-cell office:value-type="float" office:value="0.357223" calcext:value-type="float">
            <text:p>0.357223</text:p>
          </table:table-cell>
        </table:table-row>
        <table:table-row table:style-name="ro1">
          <table:table-cell office:value-type="date" office:date-value="2024-04-05" calcext:value-type="date">
            <text:p>04/05/24</text:p>
          </table:table-cell>
          <table:table-cell office:value-type="float" office:value="0.357994" calcext:value-type="float">
            <text:p>0.357994</text:p>
          </table:table-cell>
        </table:table-row>
        <table:table-row table:style-name="ro1">
          <table:table-cell office:value-type="date" office:date-value="2024-04-06" calcext:value-type="date">
            <text:p>04/06/24</text:p>
          </table:table-cell>
          <table:table-cell office:value-type="float" office:value="0.357994" calcext:value-type="float">
            <text:p>0.357994</text:p>
          </table:table-cell>
        </table:table-row>
        <table:table-row table:style-name="ro1">
          <table:table-cell office:value-type="date" office:date-value="2024-04-07" calcext:value-type="date">
            <text:p>04/07/24</text:p>
          </table:table-cell>
          <table:table-cell office:value-type="float" office:value="0.357994" calcext:value-type="float">
            <text:p>0.357994</text:p>
          </table:table-cell>
        </table:table-row>
        <table:table-row table:style-name="ro1">
          <table:table-cell office:value-type="date" office:date-value="2024-04-08" calcext:value-type="date">
            <text:p>04/08/24</text:p>
          </table:table-cell>
          <table:table-cell office:value-type="float" office:value="0.356864" calcext:value-type="float">
            <text:p>0.356864</text:p>
          </table:table-cell>
        </table:table-row>
        <table:table-row table:style-name="ro1">
          <table:table-cell office:value-type="date" office:date-value="2024-04-09" calcext:value-type="date">
            <text:p>04/09/24</text:p>
          </table:table-cell>
          <table:table-cell office:value-type="float" office:value="0.35894" calcext:value-type="float">
            <text:p>0.35894</text:p>
          </table:table-cell>
        </table:table-row>
        <table:table-row table:style-name="ro1">
          <table:table-cell office:value-type="date" office:date-value="2024-04-10" calcext:value-type="date">
            <text:p>04/10/24</text:p>
          </table:table-cell>
          <table:table-cell office:value-type="float" office:value="0.359991" calcext:value-type="float">
            <text:p>0.359991</text:p>
          </table:table-cell>
        </table:table-row>
        <table:table-row table:style-name="ro1">
          <table:table-cell office:value-type="date" office:date-value="2024-04-11" calcext:value-type="date">
            <text:p>04/11/24</text:p>
          </table:table-cell>
          <table:table-cell office:value-type="float" office:value="0.359079" calcext:value-type="float">
            <text:p>0.359079</text:p>
          </table:table-cell>
        </table:table-row>
        <table:table-row table:style-name="ro1">
          <table:table-cell office:value-type="date" office:date-value="2024-04-12" calcext:value-type="date">
            <text:p>04/12/24</text:p>
          </table:table-cell>
          <table:table-cell office:value-type="float" office:value="0.35925" calcext:value-type="float">
            <text:p>0.35925</text:p>
          </table:table-cell>
        </table:table-row>
        <table:table-row table:style-name="ro1">
          <table:table-cell office:value-type="date" office:date-value="2024-04-13" calcext:value-type="date">
            <text:p>04/13/24</text:p>
          </table:table-cell>
          <table:table-cell office:value-type="float" office:value="0.35925" calcext:value-type="float">
            <text:p>0.35925</text:p>
          </table:table-cell>
        </table:table-row>
        <table:table-row table:style-name="ro1">
          <table:table-cell office:value-type="date" office:date-value="2024-04-14" calcext:value-type="date">
            <text:p>04/14/24</text:p>
          </table:table-cell>
          <table:table-cell office:value-type="float" office:value="0.35925" calcext:value-type="float">
            <text:p>0.35925</text:p>
          </table:table-cell>
        </table:table-row>
        <table:table-row table:style-name="ro1">
          <table:table-cell office:value-type="date" office:date-value="2024-04-15" calcext:value-type="date">
            <text:p>04/15/24</text:p>
          </table:table-cell>
          <table:table-cell office:value-type="float" office:value="0.358519" calcext:value-type="float">
            <text:p>0.358519</text:p>
          </table:table-cell>
        </table:table-row>
        <table:table-row table:style-name="ro1">
          <table:table-cell office:value-type="date" office:date-value="2024-04-16" calcext:value-type="date">
            <text:p>04/16/24</text:p>
          </table:table-cell>
          <table:table-cell office:value-type="float" office:value="0.351724" calcext:value-type="float">
            <text:p>0.351724</text:p>
          </table:table-cell>
        </table:table-row>
        <table:table-row table:style-name="ro1">
          <table:table-cell office:value-type="date" office:date-value="2024-04-17" calcext:value-type="date">
            <text:p>04/17/24</text:p>
          </table:table-cell>
          <table:table-cell office:value-type="float" office:value="0.348981" calcext:value-type="float">
            <text:p>0.348981</text:p>
          </table:table-cell>
        </table:table-row>
        <table:table-row table:style-name="ro1">
          <table:table-cell office:value-type="date" office:date-value="2024-04-18" calcext:value-type="date">
            <text:p>04/18/24</text:p>
          </table:table-cell>
          <table:table-cell office:value-type="float" office:value="0.349424" calcext:value-type="float">
            <text:p>0.349424</text:p>
          </table:table-cell>
        </table:table-row>
        <table:table-row table:style-name="ro1">
          <table:table-cell office:value-type="date" office:date-value="2024-04-19" calcext:value-type="date">
            <text:p>04/19/24</text:p>
          </table:table-cell>
          <table:table-cell office:value-type="float" office:value="0.348229" calcext:value-type="float">
            <text:p>0.348229</text:p>
          </table:table-cell>
        </table:table-row>
        <table:table-row table:style-name="ro1">
          <table:table-cell office:value-type="date" office:date-value="2024-04-20" calcext:value-type="date">
            <text:p>04/20/24</text:p>
          </table:table-cell>
          <table:table-cell office:value-type="float" office:value="0.348229" calcext:value-type="float">
            <text:p>0.348229</text:p>
          </table:table-cell>
        </table:table-row>
        <table:table-row table:style-name="ro1">
          <table:table-cell office:value-type="date" office:date-value="2024-04-21" calcext:value-type="date">
            <text:p>04/21/24</text:p>
          </table:table-cell>
          <table:table-cell office:value-type="float" office:value="0.348229" calcext:value-type="float">
            <text:p>0.348229</text:p>
          </table:table-cell>
        </table:table-row>
        <table:table-row table:style-name="ro1">
          <table:table-cell office:value-type="date" office:date-value="2024-04-22" calcext:value-type="date">
            <text:p>04/22/24</text:p>
          </table:table-cell>
          <table:table-cell office:value-type="float" office:value="0.352866" calcext:value-type="float">
            <text:p>0.352866</text:p>
          </table:table-cell>
        </table:table-row>
        <table:table-row table:style-name="ro1">
          <table:table-cell office:value-type="date" office:date-value="2024-04-23" calcext:value-type="date">
            <text:p>04/23/24</text:p>
          </table:table-cell>
          <table:table-cell office:value-type="float" office:value="0.354022" calcext:value-type="float">
            <text:p>0.354022</text:p>
          </table:table-cell>
        </table:table-row>
        <table:table-row table:style-name="ro1">
          <table:table-cell office:value-type="date" office:date-value="2024-04-24" calcext:value-type="date">
            <text:p>04/24/24</text:p>
          </table:table-cell>
          <table:table-cell office:value-type="float" office:value="0.356539" calcext:value-type="float">
            <text:p>0.356539</text:p>
          </table:table-cell>
        </table:table-row>
        <table:table-row table:style-name="ro1">
          <table:table-cell office:value-type="date" office:date-value="2024-04-25" calcext:value-type="date">
            <text:p>04/25/24</text:p>
          </table:table-cell>
          <table:table-cell office:value-type="float" office:value="0.355282" calcext:value-type="float">
            <text:p>0.355282</text:p>
          </table:table-cell>
        </table:table-row>
        <table:table-row table:style-name="ro1">
          <table:table-cell office:value-type="date" office:date-value="2024-04-26" calcext:value-type="date">
            <text:p>04/26/24</text:p>
          </table:table-cell>
          <table:table-cell office:value-type="float" office:value="0.354266" calcext:value-type="float">
            <text:p>0.354266</text:p>
          </table:table-cell>
        </table:table-row>
        <table:table-row table:style-name="ro1">
          <table:table-cell office:value-type="date" office:date-value="2024-04-27" calcext:value-type="date">
            <text:p>04/27/24</text:p>
          </table:table-cell>
          <table:table-cell office:value-type="float" office:value="0.354266" calcext:value-type="float">
            <text:p>0.354266</text:p>
          </table:table-cell>
        </table:table-row>
        <table:table-row table:style-name="ro1">
          <table:table-cell office:value-type="date" office:date-value="2024-04-28" calcext:value-type="date">
            <text:p>04/28/24</text:p>
          </table:table-cell>
          <table:table-cell office:value-type="float" office:value="0.354266" calcext:value-type="float">
            <text:p>0.354266</text:p>
          </table:table-cell>
        </table:table-row>
        <table:table-row table:style-name="ro1">
          <table:table-cell office:value-type="date" office:date-value="2024-04-29" calcext:value-type="date">
            <text:p>04/29/24</text:p>
          </table:table-cell>
          <table:table-cell office:value-type="float" office:value="0.357517" calcext:value-type="float">
            <text:p>0.357517</text:p>
          </table:table-cell>
        </table:table-row>
        <table:table-row table:style-name="ro1">
          <table:table-cell office:value-type="date" office:date-value="2024-04-30" calcext:value-type="date">
            <text:p>04/30/24</text:p>
          </table:table-cell>
          <table:table-cell office:value-type="float" office:value="0.356072" calcext:value-type="float">
            <text:p>0.356072</text:p>
          </table:table-cell>
        </table:table-row>
        <table:table-row table:style-name="ro1">
          <table:table-cell office:value-type="date" office:date-value="2024-05-01" calcext:value-type="date">
            <text:p>05/01/24</text:p>
          </table:table-cell>
          <table:table-cell office:value-type="float" office:value="0.356072" calcext:value-type="float">
            <text:p>0.356072</text:p>
          </table:table-cell>
        </table:table-row>
        <table:table-row table:style-name="ro1">
          <table:table-cell office:value-type="date" office:date-value="2024-05-02" calcext:value-type="date">
            <text:p>05/02/24</text:p>
          </table:table-cell>
          <table:table-cell office:value-type="float" office:value="0.355444" calcext:value-type="float">
            <text:p>0.355444</text:p>
          </table:table-cell>
        </table:table-row>
        <table:table-row table:style-name="ro1">
          <table:table-cell office:value-type="date" office:date-value="2024-05-03" calcext:value-type="date">
            <text:p>05/03/24</text:p>
          </table:table-cell>
          <table:table-cell office:value-type="float" office:value="0.355444" calcext:value-type="float">
            <text:p>0.355444</text:p>
          </table:table-cell>
        </table:table-row>
        <table:table-row table:style-name="ro1">
          <table:table-cell office:value-type="date" office:date-value="2024-05-04" calcext:value-type="date">
            <text:p>05/04/24</text:p>
          </table:table-cell>
          <table:table-cell office:value-type="float" office:value="0.355444" calcext:value-type="float">
            <text:p>0.355444</text:p>
          </table:table-cell>
        </table:table-row>
        <table:table-row table:style-name="ro1">
          <table:table-cell office:value-type="date" office:date-value="2024-05-05" calcext:value-type="date">
            <text:p>05/05/24</text:p>
          </table:table-cell>
          <table:table-cell office:value-type="float" office:value="0.355444" calcext:value-type="float">
            <text:p>0.355444</text:p>
          </table:table-cell>
        </table:table-row>
        <table:table-row table:style-name="ro1">
          <table:table-cell office:value-type="date" office:date-value="2024-05-06" calcext:value-type="date">
            <text:p>05/06/24</text:p>
          </table:table-cell>
          <table:table-cell office:value-type="float" office:value="0.355444" calcext:value-type="float">
            <text:p>0.355444</text:p>
          </table:table-cell>
        </table:table-row>
        <table:table-row table:style-name="ro1">
          <table:table-cell office:value-type="date" office:date-value="2024-05-07" calcext:value-type="date">
            <text:p>05/07/24</text:p>
          </table:table-cell>
          <table:table-cell office:value-type="float" office:value="0.35802" calcext:value-type="float">
            <text:p>0.35802</text:p>
          </table:table-cell>
        </table:table-row>
        <table:table-row table:style-name="ro1">
          <table:table-cell office:value-type="date" office:date-value="2024-05-08" calcext:value-type="date">
            <text:p>05/08/24</text:p>
          </table:table-cell>
          <table:table-cell office:value-type="float" office:value="0.357673" calcext:value-type="float">
            <text:p>0.357673</text:p>
          </table:table-cell>
        </table:table-row>
        <table:table-row table:style-name="ro1">
          <table:table-cell office:value-type="date" office:date-value="2024-05-09" calcext:value-type="date">
            <text:p>05/09/24</text:p>
          </table:table-cell>
          <table:table-cell office:value-type="float" office:value="0.354388" calcext:value-type="float">
            <text:p>0.354388</text:p>
          </table:table-cell>
        </table:table-row>
        <table:table-row table:style-name="ro1">
          <table:table-cell office:value-type="date" office:date-value="2024-05-10" calcext:value-type="date">
            <text:p>05/10/24</text:p>
          </table:table-cell>
          <table:table-cell office:value-type="float" office:value="0.353472" calcext:value-type="float">
            <text:p>0.353472</text:p>
          </table:table-cell>
        </table:table-row>
        <table:table-row table:style-name="ro1">
          <table:table-cell office:value-type="date" office:date-value="2024-05-11" calcext:value-type="date">
            <text:p>05/11/24</text:p>
          </table:table-cell>
          <table:table-cell office:value-type="float" office:value="0.353472" calcext:value-type="float">
            <text:p>0.353472</text:p>
          </table:table-cell>
        </table:table-row>
        <table:table-row table:style-name="ro1">
          <table:table-cell office:value-type="date" office:date-value="2024-05-12" calcext:value-type="date">
            <text:p>05/12/24</text:p>
          </table:table-cell>
          <table:table-cell office:value-type="float" office:value="0.353472" calcext:value-type="float">
            <text:p>0.353472</text:p>
          </table:table-cell>
        </table:table-row>
        <table:table-row table:style-name="ro1">
          <table:table-cell office:value-type="date" office:date-value="2024-05-13" calcext:value-type="date">
            <text:p>05/13/24</text:p>
          </table:table-cell>
          <table:table-cell office:value-type="float" office:value="0.352491" calcext:value-type="float">
            <text:p>0.352491</text:p>
          </table:table-cell>
        </table:table-row>
        <table:table-row table:style-name="ro1">
          <table:table-cell office:value-type="date" office:date-value="2024-05-14" calcext:value-type="date">
            <text:p>05/14/24</text:p>
          </table:table-cell>
          <table:table-cell office:value-type="float" office:value="0.352917" calcext:value-type="float">
            <text:p>0.352917</text:p>
          </table:table-cell>
        </table:table-row>
        <table:table-row table:style-name="ro1">
          <table:table-cell office:value-type="date" office:date-value="2024-05-15" calcext:value-type="date">
            <text:p>05/15/24</text:p>
          </table:table-cell>
          <table:table-cell office:value-type="float" office:value="0.350338" calcext:value-type="float">
            <text:p>0.350338</text:p>
          </table:table-cell>
        </table:table-row>
        <table:table-row table:style-name="ro1">
          <table:table-cell office:value-type="date" office:date-value="2024-05-16" calcext:value-type="date">
            <text:p>05/16/24</text:p>
          </table:table-cell>
          <table:table-cell office:value-type="float" office:value="0.351162" calcext:value-type="float">
            <text:p>0.351162</text:p>
          </table:table-cell>
        </table:table-row>
        <table:table-row table:style-name="ro1">
          <table:table-cell office:value-type="date" office:date-value="2024-05-17" calcext:value-type="date">
            <text:p>05/17/24</text:p>
          </table:table-cell>
          <table:table-cell office:value-type="float" office:value="0.351484" calcext:value-type="float">
            <text:p>0.351484</text:p>
          </table:table-cell>
        </table:table-row>
        <table:table-row table:style-name="ro1">
          <table:table-cell office:value-type="date" office:date-value="2024-05-18" calcext:value-type="date">
            <text:p>05/18/24</text:p>
          </table:table-cell>
          <table:table-cell office:value-type="float" office:value="0.351484" calcext:value-type="float">
            <text:p>0.351484</text:p>
          </table:table-cell>
        </table:table-row>
        <table:table-row table:style-name="ro1">
          <table:table-cell office:value-type="date" office:date-value="2024-05-19" calcext:value-type="date">
            <text:p>05/19/24</text:p>
          </table:table-cell>
          <table:table-cell office:value-type="float" office:value="0.351484" calcext:value-type="float">
            <text:p>0.351484</text:p>
          </table:table-cell>
        </table:table-row>
        <table:table-row table:style-name="ro1">
          <table:table-cell office:value-type="date" office:date-value="2024-05-20" calcext:value-type="date">
            <text:p>05/20/24</text:p>
          </table:table-cell>
          <table:table-cell office:value-type="float" office:value="0.351831" calcext:value-type="float">
            <text:p>0.351831</text:p>
          </table:table-cell>
        </table:table-row>
        <table:table-row table:style-name="ro1">
          <table:table-cell office:value-type="date" office:date-value="2024-05-21" calcext:value-type="date">
            <text:p>05/21/24</text:p>
          </table:table-cell>
          <table:table-cell office:value-type="float" office:value="0.353223" calcext:value-type="float">
            <text:p>0.353223</text:p>
          </table:table-cell>
        </table:table-row>
        <table:table-row table:style-name="ro1">
          <table:table-cell office:value-type="date" office:date-value="2024-05-22" calcext:value-type="date">
            <text:p>05/22/24</text:p>
          </table:table-cell>
          <table:table-cell office:value-type="float" office:value="0.351471" calcext:value-type="float">
            <text:p>0.351471</text:p>
          </table:table-cell>
        </table:table-row>
        <table:table-row table:style-name="ro1">
          <table:table-cell office:value-type="date" office:date-value="2024-05-23" calcext:value-type="date">
            <text:p>05/23/24</text:p>
          </table:table-cell>
          <table:table-cell office:value-type="float" office:value="0.350853" calcext:value-type="float">
            <text:p>0.350853</text:p>
          </table:table-cell>
        </table:table-row>
        <table:table-row table:style-name="ro1">
          <table:table-cell office:value-type="date" office:date-value="2024-05-24" calcext:value-type="date">
            <text:p>05/24/24</text:p>
          </table:table-cell>
          <table:table-cell office:value-type="float" office:value="0.350853" calcext:value-type="float">
            <text:p>0.350853</text:p>
          </table:table-cell>
        </table:table-row>
        <table:table-row table:style-name="ro1">
          <table:table-cell office:value-type="date" office:date-value="2024-05-25" calcext:value-type="date">
            <text:p>05/25/24</text:p>
          </table:table-cell>
          <table:table-cell office:value-type="float" office:value="0.350853" calcext:value-type="float">
            <text:p>0.350853</text:p>
          </table:table-cell>
        </table:table-row>
        <table:table-row table:style-name="ro1">
          <table:table-cell office:value-type="date" office:date-value="2024-05-26" calcext:value-type="date">
            <text:p>05/26/24</text:p>
          </table:table-cell>
          <table:table-cell office:value-type="float" office:value="0.350853" calcext:value-type="float">
            <text:p>0.350853</text:p>
          </table:table-cell>
        </table:table-row>
        <table:table-row table:style-name="ro1">
          <table:table-cell office:value-type="date" office:date-value="2024-05-27" calcext:value-type="date">
            <text:p>05/27/24</text:p>
          </table:table-cell>
          <table:table-cell office:value-type="float" office:value="0.349019" calcext:value-type="float">
            <text:p>0.349019</text:p>
          </table:table-cell>
        </table:table-row>
        <table:table-row table:style-name="ro1">
          <table:table-cell office:value-type="date" office:date-value="2024-05-28" calcext:value-type="date">
            <text:p>05/28/24</text:p>
          </table:table-cell>
          <table:table-cell office:value-type="float" office:value="0.348378" calcext:value-type="float">
            <text:p>0.348378</text:p>
          </table:table-cell>
        </table:table-row>
        <table:table-row table:style-name="ro1">
          <table:table-cell office:value-type="date" office:date-value="2024-05-29" calcext:value-type="date">
            <text:p>05/29/24</text:p>
          </table:table-cell>
          <table:table-cell office:value-type="float" office:value="0.348329" calcext:value-type="float">
            <text:p>0.348329</text:p>
          </table:table-cell>
        </table:table-row>
        <table:table-row table:style-name="ro1">
          <table:table-cell office:value-type="date" office:date-value="2024-05-30" calcext:value-type="date">
            <text:p>05/30/24</text:p>
          </table:table-cell>
          <table:table-cell office:value-type="float" office:value="0.347524" calcext:value-type="float">
            <text:p>0.347524</text:p>
          </table:table-cell>
        </table:table-row>
        <table:table-row table:style-name="ro1">
          <table:table-cell office:value-type="date" office:date-value="2024-05-31" calcext:value-type="date">
            <text:p>05/31/24</text:p>
          </table:table-cell>
          <table:table-cell office:value-type="float" office:value="0.346668" calcext:value-type="float">
            <text:p>0.346668</text:p>
          </table:table-cell>
        </table:table-row>
        <table:table-row table:style-name="ro1">
          <table:table-cell office:value-type="date" office:date-value="2024-06-01" calcext:value-type="date">
            <text:p>06/01/24</text:p>
          </table:table-cell>
          <table:table-cell office:value-type="float" office:value="0.346668" calcext:value-type="float">
            <text:p>0.346668</text:p>
          </table:table-cell>
        </table:table-row>
        <table:table-row table:style-name="ro1">
          <table:table-cell office:value-type="date" office:date-value="2024-06-02" calcext:value-type="date">
            <text:p>06/02/24</text:p>
          </table:table-cell>
          <table:table-cell office:value-type="float" office:value="0.346668" calcext:value-type="float">
            <text:p>0.346668</text:p>
          </table:table-cell>
        </table:table-row>
        <table:table-row table:style-name="ro1">
          <table:table-cell office:value-type="date" office:date-value="2024-06-03" calcext:value-type="date">
            <text:p>06/03/24</text:p>
          </table:table-cell>
          <table:table-cell office:value-type="float" office:value="0.343387" calcext:value-type="float">
            <text:p>0.343387</text:p>
          </table:table-cell>
        </table:table-row>
        <table:table-row table:style-name="ro1">
          <table:table-cell office:value-type="date" office:date-value="2024-06-04" calcext:value-type="date">
            <text:p>06/04/24</text:p>
          </table:table-cell>
          <table:table-cell office:value-type="float" office:value="0.341427" calcext:value-type="float">
            <text:p>0.341427</text:p>
          </table:table-cell>
        </table:table-row>
        <table:table-row table:style-name="ro1">
          <table:table-cell office:value-type="date" office:date-value="2024-06-05" calcext:value-type="date">
            <text:p>06/05/24</text:p>
          </table:table-cell>
          <table:table-cell office:value-type="float" office:value="0.341576" calcext:value-type="float">
            <text:p>0.341576</text:p>
          </table:table-cell>
        </table:table-row>
        <table:table-row table:style-name="ro1">
          <table:table-cell office:value-type="date" office:date-value="2024-06-06" calcext:value-type="date">
            <text:p>06/06/24</text:p>
          </table:table-cell>
          <table:table-cell office:value-type="float" office:value="0.339418" calcext:value-type="float">
            <text:p>0.339418</text:p>
          </table:table-cell>
        </table:table-row>
        <table:table-row table:style-name="ro1">
          <table:table-cell office:value-type="date" office:date-value="2024-06-07" calcext:value-type="date">
            <text:p>06/07/24</text:p>
          </table:table-cell>
          <table:table-cell office:value-type="float" office:value="0.34218" calcext:value-type="float">
            <text:p>0.34218</text:p>
          </table:table-cell>
        </table:table-row>
        <table:table-row table:style-name="ro1">
          <table:table-cell office:value-type="date" office:date-value="2024-06-08" calcext:value-type="date">
            <text:p>06/08/24</text:p>
          </table:table-cell>
          <table:table-cell office:value-type="float" office:value="0.34218" calcext:value-type="float">
            <text:p>0.34218</text:p>
          </table:table-cell>
        </table:table-row>
        <table:table-row table:style-name="ro1">
          <table:table-cell office:value-type="date" office:date-value="2024-06-09" calcext:value-type="date">
            <text:p>06/09/24</text:p>
          </table:table-cell>
          <table:table-cell office:value-type="float" office:value="0.34218" calcext:value-type="float">
            <text:p>0.34218</text:p>
          </table:table-cell>
        </table:table-row>
        <table:table-row table:style-name="ro1">
          <table:table-cell office:value-type="date" office:date-value="2024-06-10" calcext:value-type="date">
            <text:p>06/10/24</text:p>
          </table:table-cell>
          <table:table-cell office:value-type="float" office:value="0.341928" calcext:value-type="float">
            <text:p>0.341928</text:p>
          </table:table-cell>
        </table:table-row>
        <table:table-row table:style-name="ro1">
          <table:table-cell office:value-type="date" office:date-value="2024-06-11" calcext:value-type="date">
            <text:p>06/11/24</text:p>
          </table:table-cell>
          <table:table-cell office:value-type="float" office:value="0.340357" calcext:value-type="float">
            <text:p>0.340357</text:p>
          </table:table-cell>
        </table:table-row>
        <table:table-row table:style-name="ro1">
          <table:table-cell office:value-type="date" office:date-value="2024-06-12" calcext:value-type="date">
            <text:p>06/12/24</text:p>
          </table:table-cell>
          <table:table-cell office:value-type="float" office:value="0.337724" calcext:value-type="float">
            <text:p>0.337724</text:p>
          </table:table-cell>
        </table:table-row>
        <table:table-row table:style-name="ro1">
          <table:table-cell office:value-type="date" office:date-value="2024-06-13" calcext:value-type="date">
            <text:p>06/13/24</text:p>
          </table:table-cell>
          <table:table-cell office:value-type="float" office:value="0.335701" calcext:value-type="float">
            <text:p>0.335701</text:p>
          </table:table-cell>
        </table:table-row>
        <table:table-row table:style-name="ro1">
          <table:table-cell office:value-type="date" office:date-value="2024-06-14" calcext:value-type="date">
            <text:p>06/14/24</text:p>
          </table:table-cell>
          <table:table-cell office:value-type="float" office:value="0.341207" calcext:value-type="float">
            <text:p>0.341207</text:p>
          </table:table-cell>
        </table:table-row>
        <table:table-row table:style-name="ro1">
          <table:table-cell office:value-type="date" office:date-value="2024-06-15" calcext:value-type="date">
            <text:p>06/15/24</text:p>
          </table:table-cell>
          <table:table-cell office:value-type="float" office:value="0.341207" calcext:value-type="float">
            <text:p>0.341207</text:p>
          </table:table-cell>
        </table:table-row>
        <table:table-row table:style-name="ro1">
          <table:table-cell office:value-type="date" office:date-value="2024-06-16" calcext:value-type="date">
            <text:p>06/16/24</text:p>
          </table:table-cell>
          <table:table-cell office:value-type="float" office:value="0.341207" calcext:value-type="float">
            <text:p>0.341207</text:p>
          </table:table-cell>
        </table:table-row>
        <table:table-row table:style-name="ro1">
          <table:table-cell office:value-type="date" office:date-value="2024-06-17" calcext:value-type="date">
            <text:p>06/17/24</text:p>
          </table:table-cell>
          <table:table-cell office:value-type="float" office:value="0.338139" calcext:value-type="float">
            <text:p>0.338139</text:p>
          </table:table-cell>
        </table:table-row>
        <table:table-row table:style-name="ro1">
          <table:table-cell office:value-type="date" office:date-value="2024-06-18" calcext:value-type="date">
            <text:p>06/18/24</text:p>
          </table:table-cell>
          <table:table-cell office:value-type="float" office:value="0.335621" calcext:value-type="float">
            <text:p>0.335621</text:p>
          </table:table-cell>
        </table:table-row>
        <table:table-row table:style-name="ro1">
          <table:table-cell office:value-type="date" office:date-value="2024-06-19" calcext:value-type="date">
            <text:p>06/19/24</text:p>
          </table:table-cell>
          <table:table-cell office:value-type="float" office:value="0.33445" calcext:value-type="float">
            <text:p>0.33445</text:p>
          </table:table-cell>
        </table:table-row>
        <table:table-row table:style-name="ro1">
          <table:table-cell office:value-type="date" office:date-value="2024-06-20" calcext:value-type="date">
            <text:p>06/20/24</text:p>
          </table:table-cell>
          <table:table-cell office:value-type="float" office:value="0.337672" calcext:value-type="float">
            <text:p>0.337672</text:p>
          </table:table-cell>
        </table:table-row>
        <table:table-row table:style-name="ro1">
          <table:table-cell office:value-type="date" office:date-value="2024-06-21" calcext:value-type="date">
            <text:p>06/21/24</text:p>
          </table:table-cell>
          <table:table-cell office:value-type="float" office:value="0.336591" calcext:value-type="float">
            <text:p>0.336591</text:p>
          </table:table-cell>
        </table:table-row>
        <table:table-row table:style-name="ro1">
          <table:table-cell office:value-type="date" office:date-value="2024-06-22" calcext:value-type="date">
            <text:p>06/22/24</text:p>
          </table:table-cell>
          <table:table-cell office:value-type="float" office:value="0.336591" calcext:value-type="float">
            <text:p>0.336591</text:p>
          </table:table-cell>
        </table:table-row>
        <table:table-row table:style-name="ro1">
          <table:table-cell office:value-type="date" office:date-value="2024-06-23" calcext:value-type="date">
            <text:p>06/23/24</text:p>
          </table:table-cell>
          <table:table-cell office:value-type="float" office:value="0.336591" calcext:value-type="float">
            <text:p>0.336591</text:p>
          </table:table-cell>
        </table:table-row>
        <table:table-row table:style-name="ro1">
          <table:table-cell office:value-type="date" office:date-value="2024-06-24" calcext:value-type="date">
            <text:p>06/24/24</text:p>
          </table:table-cell>
          <table:table-cell office:value-type="float" office:value="0.335603" calcext:value-type="float">
            <text:p>0.335603</text:p>
          </table:table-cell>
        </table:table-row>
        <table:table-row table:style-name="ro1">
          <table:table-cell office:value-type="date" office:date-value="2024-06-25" calcext:value-type="date">
            <text:p>06/25/24</text:p>
          </table:table-cell>
          <table:table-cell office:value-type="float" office:value="0.337125" calcext:value-type="float">
            <text:p>0.337125</text:p>
          </table:table-cell>
        </table:table-row>
        <table:table-row table:style-name="ro1">
          <table:table-cell office:value-type="date" office:date-value="2024-06-26" calcext:value-type="date">
            <text:p>06/26/24</text:p>
          </table:table-cell>
          <table:table-cell office:value-type="float" office:value="0.334193" calcext:value-type="float">
            <text:p>0.334193</text:p>
          </table:table-cell>
        </table:table-row>
        <table:table-row table:style-name="ro1">
          <table:table-cell office:value-type="date" office:date-value="2024-06-27" calcext:value-type="date">
            <text:p>06/27/24</text:p>
          </table:table-cell>
          <table:table-cell office:value-type="float" office:value="0.332133" calcext:value-type="float">
            <text:p>0.332133</text:p>
          </table:table-cell>
        </table:table-row>
        <table:table-row table:style-name="ro1">
          <table:table-cell office:value-type="date" office:date-value="2024-06-28" calcext:value-type="date">
            <text:p>06/28/24</text:p>
          </table:table-cell>
          <table:table-cell office:value-type="float" office:value="0.331975" calcext:value-type="float">
            <text:p>0.331975</text:p>
          </table:table-cell>
        </table:table-row>
        <table:table-row table:style-name="ro1">
          <table:table-cell office:value-type="date" office:date-value="2024-06-29" calcext:value-type="date">
            <text:p>06/29/24</text:p>
          </table:table-cell>
          <table:table-cell office:value-type="float" office:value="0.331975" calcext:value-type="float">
            <text:p>0.331975</text:p>
          </table:table-cell>
        </table:table-row>
        <table:table-row table:style-name="ro1">
          <table:table-cell office:value-type="date" office:date-value="2024-06-30" calcext:value-type="date">
            <text:p>06/30/24</text:p>
          </table:table-cell>
          <table:table-cell office:value-type="float" office:value="0.331975" calcext:value-type="float">
            <text:p>0.331975</text:p>
          </table:table-cell>
        </table:table-row>
        <table:table-row table:style-name="ro1">
          <table:table-cell office:value-type="date" office:date-value="2024-07-01" calcext:value-type="date">
            <text:p>07/01/24</text:p>
          </table:table-cell>
          <table:table-cell office:value-type="float" office:value="0.325885" calcext:value-type="float">
            <text:p>0.325885</text:p>
          </table:table-cell>
        </table:table-row>
        <table:table-row table:style-name="ro1">
          <table:table-cell office:value-type="date" office:date-value="2024-07-02" calcext:value-type="date">
            <text:p>07/02/24</text:p>
          </table:table-cell>
          <table:table-cell office:value-type="float" office:value="0.32339" calcext:value-type="float">
            <text:p>0.32339</text:p>
          </table:table-cell>
        </table:table-row>
        <table:table-row table:style-name="ro1">
          <table:table-cell office:value-type="date" office:date-value="2024-07-03" calcext:value-type="date">
            <text:p>07/03/24</text:p>
          </table:table-cell>
          <table:table-cell office:value-type="float" office:value="0.321614" calcext:value-type="float">
            <text:p>0.321614</text:p>
          </table:table-cell>
        </table:table-row>
        <table:table-row table:style-name="ro1">
          <table:table-cell office:value-type="date" office:date-value="2024-07-04" calcext:value-type="date">
            <text:p>07/04/24</text:p>
          </table:table-cell>
          <table:table-cell office:value-type="float" office:value="0.329569" calcext:value-type="float">
            <text:p>0.329569</text:p>
          </table:table-cell>
        </table:table-row>
        <table:table-row table:style-name="ro1">
          <table:table-cell office:value-type="date" office:date-value="2024-07-05" calcext:value-type="date">
            <text:p>07/05/24</text:p>
          </table:table-cell>
          <table:table-cell office:value-type="float" office:value="0.329159" calcext:value-type="float">
            <text:p>0.329159</text:p>
          </table:table-cell>
        </table:table-row>
        <table:table-row table:style-name="ro1">
          <table:table-cell office:value-type="date" office:date-value="2024-07-06" calcext:value-type="date">
            <text:p>07/06/24</text:p>
          </table:table-cell>
          <table:table-cell office:value-type="float" office:value="0.329159" calcext:value-type="float">
            <text:p>0.329159</text:p>
          </table:table-cell>
        </table:table-row>
        <table:table-row table:style-name="ro1">
          <table:table-cell office:value-type="date" office:date-value="2024-07-07" calcext:value-type="date">
            <text:p>07/07/24</text:p>
          </table:table-cell>
          <table:table-cell office:value-type="float" office:value="0.329159" calcext:value-type="float">
            <text:p>0.329159</text:p>
          </table:table-cell>
        </table:table-row>
        <table:table-row table:style-name="ro1">
          <table:table-cell office:value-type="date" office:date-value="2024-07-08" calcext:value-type="date">
            <text:p>07/08/24</text:p>
          </table:table-cell>
          <table:table-cell office:value-type="float" office:value="0.330014" calcext:value-type="float">
            <text:p>0.330014</text:p>
          </table:table-cell>
        </table:table-row>
        <table:table-row table:style-name="ro1">
          <table:table-cell office:value-type="date" office:date-value="2024-07-09" calcext:value-type="date">
            <text:p>07/09/24</text:p>
          </table:table-cell>
          <table:table-cell office:value-type="float" office:value="0.331076" calcext:value-type="float">
            <text:p>0.331076</text:p>
          </table:table-cell>
        </table:table-row>
        <table:table-row table:style-name="ro1">
          <table:table-cell office:value-type="date" office:date-value="2024-07-10" calcext:value-type="date">
            <text:p>07/10/24</text:p>
          </table:table-cell>
          <table:table-cell office:value-type="float" office:value="0.334702" calcext:value-type="float">
            <text:p>0.334702</text:p>
          </table:table-cell>
        </table:table-row>
        <table:table-row table:style-name="ro1">
          <table:table-cell office:value-type="date" office:date-value="2024-07-11" calcext:value-type="date">
            <text:p>07/11/24</text:p>
          </table:table-cell>
          <table:table-cell office:value-type="float" office:value="0.332669" calcext:value-type="float">
            <text:p>0.332669</text:p>
          </table:table-cell>
        </table:table-row>
        <table:table-row table:style-name="ro1">
          <table:table-cell office:value-type="date" office:date-value="2024-07-12" calcext:value-type="date">
            <text:p>07/12/24</text:p>
          </table:table-cell>
          <table:table-cell office:value-type="float" office:value="0.330913" calcext:value-type="float">
            <text:p>0.330913</text:p>
          </table:table-cell>
        </table:table-row>
        <table:table-row table:style-name="ro1">
          <table:table-cell office:value-type="date" office:date-value="2024-07-13" calcext:value-type="date">
            <text:p>07/13/24</text:p>
          </table:table-cell>
          <table:table-cell office:value-type="float" office:value="0.330913" calcext:value-type="float">
            <text:p>0.330913</text:p>
          </table:table-cell>
        </table:table-row>
        <table:table-row table:style-name="ro1">
          <table:table-cell office:value-type="date" office:date-value="2024-07-14" calcext:value-type="date">
            <text:p>07/14/24</text:p>
          </table:table-cell>
          <table:table-cell office:value-type="float" office:value="0.330913" calcext:value-type="float">
            <text:p>0.330913</text:p>
          </table:table-cell>
        </table:table-row>
        <table:table-row table:style-name="ro1">
          <table:table-cell office:value-type="date" office:date-value="2024-07-15" calcext:value-type="date">
            <text:p>07/15/24</text:p>
          </table:table-cell>
          <table:table-cell office:value-type="float" office:value="0.329625" calcext:value-type="float">
            <text:p>0.329625</text:p>
          </table:table-cell>
        </table:table-row>
        <table:table-row table:style-name="ro1">
          <table:table-cell office:value-type="date" office:date-value="2024-07-16" calcext:value-type="date">
            <text:p>07/16/24</text:p>
          </table:table-cell>
          <table:table-cell office:value-type="float" office:value="0.330226" calcext:value-type="float">
            <text:p>0.330226</text:p>
          </table:table-cell>
        </table:table-row>
        <table:table-row table:style-name="ro1">
          <table:table-cell office:value-type="date" office:date-value="2024-07-17" calcext:value-type="date">
            <text:p>07/17/24</text:p>
          </table:table-cell>
          <table:table-cell office:value-type="float" office:value="0.328794" calcext:value-type="float">
            <text:p>0.328794</text:p>
          </table:table-cell>
        </table:table-row>
        <table:table-row table:style-name="ro1">
          <table:table-cell office:value-type="date" office:date-value="2024-07-18" calcext:value-type="date">
            <text:p>07/18/24</text:p>
          </table:table-cell>
          <table:table-cell office:value-type="float" office:value="0.325424" calcext:value-type="float">
            <text:p>0.325424</text:p>
          </table:table-cell>
        </table:table-row>
        <table:table-row table:style-name="ro1">
          <table:table-cell office:value-type="date" office:date-value="2024-07-19" calcext:value-type="date">
            <text:p>07/19/24</text:p>
          </table:table-cell>
          <table:table-cell office:value-type="float" office:value="0.324334" calcext:value-type="float">
            <text:p>0.324334</text:p>
          </table:table-cell>
        </table:table-row>
        <table:table-row table:style-name="ro1">
          <table:table-cell office:value-type="date" office:date-value="2024-07-20" calcext:value-type="date">
            <text:p>07/20/24</text:p>
          </table:table-cell>
          <table:table-cell office:value-type="float" office:value="0.324334" calcext:value-type="float">
            <text:p>0.324334</text:p>
          </table:table-cell>
        </table:table-row>
        <table:table-row table:style-name="ro1">
          <table:table-cell office:value-type="date" office:date-value="2024-07-21" calcext:value-type="date">
            <text:p>07/21/24</text:p>
          </table:table-cell>
          <table:table-cell office:value-type="float" office:value="0.324334" calcext:value-type="float">
            <text:p>0.324334</text:p>
          </table:table-cell>
        </table:table-row>
        <table:table-row table:style-name="ro1">
          <table:table-cell office:value-type="date" office:date-value="2024-07-22" calcext:value-type="date">
            <text:p>07/22/24</text:p>
          </table:table-cell>
          <table:table-cell office:value-type="float" office:value="0.320701" calcext:value-type="float">
            <text:p>0.320701</text:p>
          </table:table-cell>
        </table:table-row>
        <table:table-row table:style-name="ro1">
          <table:table-cell office:value-type="date" office:date-value="2024-07-23" calcext:value-type="date">
            <text:p>07/23/24</text:p>
          </table:table-cell>
          <table:table-cell office:value-type="float" office:value="0.322776" calcext:value-type="float">
            <text:p>0.322776</text:p>
          </table:table-cell>
        </table:table-row>
        <table:table-row table:style-name="ro1">
          <table:table-cell office:value-type="date" office:date-value="2024-07-24" calcext:value-type="date">
            <text:p>07/24/24</text:p>
          </table:table-cell>
          <table:table-cell office:value-type="float" office:value="0.3219" calcext:value-type="float">
            <text:p>0.3219</text:p>
          </table:table-cell>
        </table:table-row>
        <table:table-row table:style-name="ro1">
          <table:table-cell office:value-type="date" office:date-value="2024-07-25" calcext:value-type="date">
            <text:p>07/25/24</text:p>
          </table:table-cell>
          <table:table-cell office:value-type="float" office:value="0.317309" calcext:value-type="float">
            <text:p>0.317309</text:p>
          </table:table-cell>
        </table:table-row>
        <table:table-row table:style-name="ro1">
          <table:table-cell office:value-type="date" office:date-value="2024-07-26" calcext:value-type="date">
            <text:p>07/26/24</text:p>
          </table:table-cell>
          <table:table-cell office:value-type="float" office:value="0.319737" calcext:value-type="float">
            <text:p>0.319737</text:p>
          </table:table-cell>
        </table:table-row>
        <table:table-row table:style-name="ro1">
          <table:table-cell office:value-type="date" office:date-value="2024-07-27" calcext:value-type="date">
            <text:p>07/27/24</text:p>
          </table:table-cell>
          <table:table-cell office:value-type="float" office:value="0.319737" calcext:value-type="float">
            <text:p>0.319737</text:p>
          </table:table-cell>
        </table:table-row>
        <table:table-row table:style-name="ro1">
          <table:table-cell office:value-type="date" office:date-value="2024-07-28" calcext:value-type="date">
            <text:p>07/28/24</text:p>
          </table:table-cell>
          <table:table-cell office:value-type="float" office:value="0.319737" calcext:value-type="float">
            <text:p>0.319737</text:p>
          </table:table-cell>
        </table:table-row>
        <table:table-row table:style-name="ro1">
          <table:table-cell office:value-type="date" office:date-value="2024-07-29" calcext:value-type="date">
            <text:p>07/29/24</text:p>
          </table:table-cell>
          <table:table-cell office:value-type="float" office:value="0.319763" calcext:value-type="float">
            <text:p>0.319763</text:p>
          </table:table-cell>
        </table:table-row>
        <table:table-row table:style-name="ro1">
          <table:table-cell office:value-type="date" office:date-value="2024-07-30" calcext:value-type="date">
            <text:p>07/30/24</text:p>
          </table:table-cell>
          <table:table-cell office:value-type="float" office:value="0.321455" calcext:value-type="float">
            <text:p>0.321455</text:p>
          </table:table-cell>
        </table:table-row>
        <table:table-row table:style-name="ro1">
          <table:table-cell office:value-type="date" office:date-value="2024-07-31" calcext:value-type="date">
            <text:p>07/31/24</text:p>
          </table:table-cell>
          <table:table-cell office:value-type="float" office:value="0.321292" calcext:value-type="float">
            <text:p>0.321292</text:p>
          </table:table-cell>
        </table:table-row>
        <table:table-row table:style-name="ro1">
          <table:table-cell office:value-type="date" office:date-value="2024-08-01" calcext:value-type="date">
            <text:p>08/01/24</text:p>
          </table:table-cell>
          <table:table-cell office:value-type="float" office:value="0.319998" calcext:value-type="float">
            <text:p>0.319998</text:p>
          </table:table-cell>
        </table:table-row>
        <table:table-row table:style-name="ro1">
          <table:table-cell office:value-type="date" office:date-value="2024-08-02" calcext:value-type="date">
            <text:p>08/02/24</text:p>
          </table:table-cell>
          <table:table-cell office:value-type="float" office:value="0.312583" calcext:value-type="float">
            <text:p>0.312583</text:p>
          </table:table-cell>
        </table:table-row>
        <table:table-row table:style-name="ro1">
          <table:table-cell office:value-type="date" office:date-value="2024-08-03" calcext:value-type="date">
            <text:p>08/03/24</text:p>
          </table:table-cell>
          <table:table-cell office:value-type="float" office:value="0.312583" calcext:value-type="float">
            <text:p>0.312583</text:p>
          </table:table-cell>
        </table:table-row>
        <table:table-row table:style-name="ro1">
          <table:table-cell office:value-type="date" office:date-value="2024-08-04" calcext:value-type="date">
            <text:p>08/04/24</text:p>
          </table:table-cell>
          <table:table-cell office:value-type="float" office:value="0.312583" calcext:value-type="float">
            <text:p>0.312583</text:p>
          </table:table-cell>
        </table:table-row>
        <table:table-row table:style-name="ro1">
          <table:table-cell office:value-type="date" office:date-value="2024-08-05" calcext:value-type="date">
            <text:p>08/05/24</text:p>
          </table:table-cell>
          <table:table-cell office:value-type="float" office:value="0.306754" calcext:value-type="float">
            <text:p>0.306754</text:p>
          </table:table-cell>
        </table:table-row>
        <table:table-row table:style-name="ro1">
          <table:table-cell office:value-type="date" office:date-value="2024-08-06" calcext:value-type="date">
            <text:p>08/06/24</text:p>
          </table:table-cell>
          <table:table-cell office:value-type="float" office:value="0.315314" calcext:value-type="float">
            <text:p>0.315314</text:p>
          </table:table-cell>
        </table:table-row>
        <table:table-row table:style-name="ro1">
          <table:table-cell office:value-type="date" office:date-value="2024-08-07" calcext:value-type="date">
            <text:p>08/07/24</text:p>
          </table:table-cell>
          <table:table-cell office:value-type="float" office:value="0.318747" calcext:value-type="float">
            <text:p>0.318747</text:p>
          </table:table-cell>
        </table:table-row>
        <table:table-row table:style-name="ro1">
          <table:table-cell office:value-type="date" office:date-value="2024-08-08" calcext:value-type="date">
            <text:p>08/08/24</text:p>
          </table:table-cell>
          <table:table-cell office:value-type="float" office:value="0.317794" calcext:value-type="float">
            <text:p>0.317794</text:p>
          </table:table-cell>
        </table:table-row>
        <table:table-row table:style-name="ro1">
          <table:table-cell office:value-type="date" office:date-value="2024-08-09" calcext:value-type="date">
            <text:p>08/09/24</text:p>
          </table:table-cell>
          <table:table-cell office:value-type="float" office:value="0.323401" calcext:value-type="float">
            <text:p>0.323401</text:p>
          </table:table-cell>
        </table:table-row>
        <table:table-row table:style-name="ro1">
          <table:table-cell office:value-type="date" office:date-value="2024-08-10" calcext:value-type="date">
            <text:p>08/10/24</text:p>
          </table:table-cell>
          <table:table-cell office:value-type="float" office:value="0.323401" calcext:value-type="float">
            <text:p>0.323401</text:p>
          </table:table-cell>
        </table:table-row>
        <table:table-row table:style-name="ro1">
          <table:table-cell office:value-type="date" office:date-value="2024-08-11" calcext:value-type="date">
            <text:p>08/11/24</text:p>
          </table:table-cell>
          <table:table-cell office:value-type="float" office:value="0.323401" calcext:value-type="float">
            <text:p>0.323401</text:p>
          </table:table-cell>
        </table:table-row>
        <table:table-row table:style-name="ro1">
          <table:table-cell office:value-type="date" office:date-value="2024-08-12" calcext:value-type="date">
            <text:p>08/12/24</text:p>
          </table:table-cell>
          <table:table-cell office:value-type="float" office:value="0.325983" calcext:value-type="float">
            <text:p>0.325983</text:p>
          </table:table-cell>
        </table:table-row>
        <table:table-row table:style-name="ro1">
          <table:table-cell office:value-type="date" office:date-value="2024-08-13" calcext:value-type="date">
            <text:p>08/13/24</text:p>
          </table:table-cell>
          <table:table-cell office:value-type="float" office:value="0.325641" calcext:value-type="float">
            <text:p>0.325641</text:p>
          </table:table-cell>
        </table:table-row>
        <table:table-row table:style-name="ro1">
          <table:table-cell office:value-type="date" office:date-value="2024-08-14" calcext:value-type="date">
            <text:p>08/14/24</text:p>
          </table:table-cell>
          <table:table-cell office:value-type="float" office:value="0.325841" calcext:value-type="float">
            <text:p>0.325841</text:p>
          </table:table-cell>
        </table:table-row>
        <table:table-row table:style-name="ro1">
          <table:table-cell office:value-type="date" office:date-value="2024-08-15" calcext:value-type="date">
            <text:p>08/15/24</text:p>
          </table:table-cell>
          <table:table-cell office:value-type="float" office:value="0.324554" calcext:value-type="float">
            <text:p>0.324554</text:p>
          </table:table-cell>
        </table:table-row>
        <table:table-row table:style-name="ro1">
          <table:table-cell office:value-type="date" office:date-value="2024-08-16" calcext:value-type="date">
            <text:p>08/16/24</text:p>
          </table:table-cell>
          <table:table-cell office:value-type="float" office:value="0.325364" calcext:value-type="float">
            <text:p>0.325364</text:p>
          </table:table-cell>
        </table:table-row>
        <table:table-row table:style-name="ro1">
          <table:table-cell office:value-type="date" office:date-value="2024-08-17" calcext:value-type="date">
            <text:p>08/17/24</text:p>
          </table:table-cell>
          <table:table-cell office:value-type="float" office:value="0.325364" calcext:value-type="float">
            <text:p>0.325364</text:p>
          </table:table-cell>
        </table:table-row>
        <table:table-row table:style-name="ro1">
          <table:table-cell office:value-type="date" office:date-value="2024-08-18" calcext:value-type="date">
            <text:p>08/18/24</text:p>
          </table:table-cell>
          <table:table-cell office:value-type="float" office:value="0.325364" calcext:value-type="float">
            <text:p>0.325364</text:p>
          </table:table-cell>
        </table:table-row>
        <table:table-row table:style-name="ro1">
          <table:table-cell office:value-type="date" office:date-value="2024-08-19" calcext:value-type="date">
            <text:p>08/19/24</text:p>
          </table:table-cell>
          <table:table-cell office:value-type="float" office:value="0.324808" calcext:value-type="float">
            <text:p>0.324808</text:p>
          </table:table-cell>
        </table:table-row>
        <table:table-row table:style-name="ro1">
          <table:table-cell office:value-type="date" office:date-value="2024-08-20" calcext:value-type="date">
            <text:p>08/20/24</text:p>
          </table:table-cell>
          <table:table-cell office:value-type="float" office:value="0.323942" calcext:value-type="float">
            <text:p>0.323942</text:p>
          </table:table-cell>
        </table:table-row>
        <table:table-row table:style-name="ro1">
          <table:table-cell office:value-type="date" office:date-value="2024-08-21" calcext:value-type="date">
            <text:p>08/21/24</text:p>
          </table:table-cell>
          <table:table-cell office:value-type="float" office:value="0.32145" calcext:value-type="float">
            <text:p>0.32145</text:p>
          </table:table-cell>
        </table:table-row>
        <table:table-row table:style-name="ro1">
          <table:table-cell office:value-type="date" office:date-value="2024-08-22" calcext:value-type="date">
            <text:p>08/22/24</text:p>
          </table:table-cell>
          <table:table-cell office:value-type="float" office:value="0.317825" calcext:value-type="float">
            <text:p>0.317825</text:p>
          </table:table-cell>
        </table:table-row>
        <table:table-row table:style-name="ro1">
          <table:table-cell office:value-type="date" office:date-value="2024-08-23" calcext:value-type="date">
            <text:p>08/23/24</text:p>
          </table:table-cell>
          <table:table-cell office:value-type="float" office:value="0.315956" calcext:value-type="float">
            <text:p>0.315956</text:p>
          </table:table-cell>
        </table:table-row>
        <table:table-row table:style-name="ro1">
          <table:table-cell office:value-type="date" office:date-value="2024-08-24" calcext:value-type="date">
            <text:p>08/24/24</text:p>
          </table:table-cell>
          <table:table-cell office:value-type="float" office:value="0.315956" calcext:value-type="float">
            <text:p>0.315956</text:p>
          </table:table-cell>
        </table:table-row>
        <table:table-row table:style-name="ro1">
          <table:table-cell office:value-type="date" office:date-value="2024-08-25" calcext:value-type="date">
            <text:p>08/25/24</text:p>
          </table:table-cell>
          <table:table-cell office:value-type="float" office:value="0.315956" calcext:value-type="float">
            <text:p>0.315956</text:p>
          </table:table-cell>
        </table:table-row>
        <table:table-row table:style-name="ro1">
          <table:table-cell office:value-type="date" office:date-value="2024-08-26" calcext:value-type="date">
            <text:p>08/26/24</text:p>
          </table:table-cell>
          <table:table-cell office:value-type="float" office:value="0.318892" calcext:value-type="float">
            <text:p>0.318892</text:p>
          </table:table-cell>
        </table:table-row>
        <table:table-row table:style-name="ro1">
          <table:table-cell office:value-type="date" office:date-value="2024-08-27" calcext:value-type="date">
            <text:p>08/27/24</text:p>
          </table:table-cell>
          <table:table-cell office:value-type="float" office:value="0.319653" calcext:value-type="float">
            <text:p>0.319653</text:p>
          </table:table-cell>
        </table:table-row>
        <table:table-row table:style-name="ro1">
          <table:table-cell office:value-type="date" office:date-value="2024-08-28" calcext:value-type="date">
            <text:p>08/28/24</text:p>
          </table:table-cell>
          <table:table-cell office:value-type="float" office:value="0.318031" calcext:value-type="float">
            <text:p>0.318031</text:p>
          </table:table-cell>
        </table:table-row>
        <table:table-row table:style-name="ro1">
          <table:table-cell office:value-type="date" office:date-value="2024-08-29" calcext:value-type="date">
            <text:p>08/29/24</text:p>
          </table:table-cell>
          <table:table-cell office:value-type="float" office:value="0.316007" calcext:value-type="float">
            <text:p>0.316007</text:p>
          </table:table-cell>
        </table:table-row>
        <table:table-row table:style-name="ro1">
          <table:table-cell office:value-type="date" office:date-value="2024-08-30" calcext:value-type="date">
            <text:p>08/30/24</text:p>
          </table:table-cell>
          <table:table-cell office:value-type="float" office:value="0.31467" calcext:value-type="float">
            <text:p>0.31467</text:p>
          </table:table-cell>
        </table:table-row>
        <table:table-row table:style-name="ro1">
          <table:table-cell office:value-type="date" office:date-value="2024-08-31" calcext:value-type="date">
            <text:p>08/31/24</text:p>
          </table:table-cell>
          <table:table-cell office:value-type="float" office:value="0.31467" calcext:value-type="float">
            <text:p>0.31467</text:p>
          </table:table-cell>
        </table:table-row>
        <table:table-row table:style-name="ro1">
          <table:table-cell office:value-type="date" office:date-value="2024-09-01" calcext:value-type="date">
            <text:p>09/01/24</text:p>
          </table:table-cell>
          <table:table-cell office:value-type="float" office:value="0.31467" calcext:value-type="float">
            <text:p>0.31467</text:p>
          </table:table-cell>
        </table:table-row>
        <table:table-row table:style-name="ro1">
          <table:table-cell office:value-type="date" office:date-value="2024-09-02" calcext:value-type="date">
            <text:p>09/02/24</text:p>
          </table:table-cell>
          <table:table-cell office:value-type="float" office:value="0.314518" calcext:value-type="float">
            <text:p>0.314518</text:p>
          </table:table-cell>
        </table:table-row>
        <table:table-row table:style-name="ro1">
          <table:table-cell office:value-type="date" office:date-value="2024-09-03" calcext:value-type="date">
            <text:p>09/03/24</text:p>
          </table:table-cell>
          <table:table-cell office:value-type="float" office:value="0.315172" calcext:value-type="float">
            <text:p>0.315172</text:p>
          </table:table-cell>
        </table:table-row>
        <table:table-row table:style-name="ro1">
          <table:table-cell office:value-type="date" office:date-value="2024-09-04" calcext:value-type="date">
            <text:p>09/04/24</text:p>
          </table:table-cell>
          <table:table-cell office:value-type="float" office:value="0.312818" calcext:value-type="float">
            <text:p>0.312818</text:p>
          </table:table-cell>
        </table:table-row>
        <table:table-row table:style-name="ro1">
          <table:table-cell office:value-type="date" office:date-value="2024-09-05" calcext:value-type="date">
            <text:p>09/05/24</text:p>
          </table:table-cell>
          <table:table-cell office:value-type="float" office:value="0.313028" calcext:value-type="float">
            <text:p>0.313028</text:p>
          </table:table-cell>
        </table:table-row>
        <table:table-row table:style-name="ro1">
          <table:table-cell office:value-type="date" office:date-value="2024-09-06" calcext:value-type="date">
            <text:p>09/06/24</text:p>
          </table:table-cell>
          <table:table-cell office:value-type="float" office:value="0.313028" calcext:value-type="float">
            <text:p>0.313028</text:p>
          </table:table-cell>
        </table:table-row>
        <table:table-row table:style-name="ro1">
          <table:table-cell office:value-type="date" office:date-value="2024-09-07" calcext:value-type="date">
            <text:p>09/07/24</text:p>
          </table:table-cell>
          <table:table-cell office:value-type="float" office:value="0.313028" calcext:value-type="float">
            <text:p>0.313028</text:p>
          </table:table-cell>
        </table:table-row>
        <table:table-row table:style-name="ro1">
          <table:table-cell office:value-type="date" office:date-value="2024-09-08" calcext:value-type="date">
            <text:p>09/08/24</text:p>
          </table:table-cell>
          <table:table-cell office:value-type="float" office:value="0.313028" calcext:value-type="float">
            <text:p>0.313028</text:p>
          </table:table-cell>
        </table:table-row>
        <table:table-row table:style-name="ro1">
          <table:table-cell office:value-type="date" office:date-value="2024-09-09" calcext:value-type="date">
            <text:p>09/09/24</text:p>
          </table:table-cell>
          <table:table-cell office:value-type="float" office:value="0.315456" calcext:value-type="float">
            <text:p>0.315456</text:p>
          </table:table-cell>
        </table:table-row>
        <table:table-row table:style-name="ro1">
          <table:table-cell office:value-type="date" office:date-value="2024-09-10" calcext:value-type="date">
            <text:p>09/10/24</text:p>
          </table:table-cell>
          <table:table-cell office:value-type="float" office:value="0.317866" calcext:value-type="float">
            <text:p>0.317866</text:p>
          </table:table-cell>
        </table:table-row>
        <table:table-row table:style-name="ro1">
          <table:table-cell office:value-type="date" office:date-value="2024-09-11" calcext:value-type="date">
            <text:p>09/11/24</text:p>
          </table:table-cell>
          <table:table-cell office:value-type="float" office:value="0.314215" calcext:value-type="float">
            <text:p>0.314215</text:p>
          </table:table-cell>
        </table:table-row>
        <table:table-row table:style-name="ro1">
          <table:table-cell office:value-type="date" office:date-value="2024-09-12" calcext:value-type="date">
            <text:p>09/12/24</text:p>
          </table:table-cell>
          <table:table-cell office:value-type="float" office:value="0.313892" calcext:value-type="float">
            <text:p>0.313892</text:p>
          </table:table-cell>
        </table:table-row>
        <table:table-row table:style-name="ro1">
          <table:table-cell office:value-type="date" office:date-value="2024-09-13" calcext:value-type="date">
            <text:p>09/13/24</text:p>
          </table:table-cell>
          <table:table-cell office:value-type="float" office:value="0.31471" calcext:value-type="float">
            <text:p>0.31471</text:p>
          </table:table-cell>
        </table:table-row>
        <table:table-row table:style-name="ro1">
          <table:table-cell office:value-type="date" office:date-value="2024-09-14" calcext:value-type="date">
            <text:p>09/14/24</text:p>
          </table:table-cell>
          <table:table-cell office:value-type="float" office:value="0.31471" calcext:value-type="float">
            <text:p>0.31471</text:p>
          </table:table-cell>
        </table:table-row>
        <table:table-row table:style-name="ro1">
          <table:table-cell office:value-type="date" office:date-value="2024-09-15" calcext:value-type="date">
            <text:p>09/15/24</text:p>
          </table:table-cell>
          <table:table-cell office:value-type="float" office:value="0.31471" calcext:value-type="float">
            <text:p>0.31471</text:p>
          </table:table-cell>
        </table:table-row>
        <table:table-row table:style-name="ro1">
          <table:table-cell office:value-type="date" office:date-value="2024-09-16" calcext:value-type="date">
            <text:p>09/16/24</text:p>
          </table:table-cell>
          <table:table-cell office:value-type="float" office:value="0.316621" calcext:value-type="float">
            <text:p>0.316621</text:p>
          </table:table-cell>
        </table:table-row>
        <table:table-row table:style-name="ro1">
          <table:table-cell office:value-type="date" office:date-value="2024-09-17" calcext:value-type="date">
            <text:p>09/17/24</text:p>
          </table:table-cell>
          <table:table-cell office:value-type="float" office:value="0.319392" calcext:value-type="float">
            <text:p>0.319392</text:p>
          </table:table-cell>
        </table:table-row>
        <table:table-row table:style-name="ro1">
          <table:table-cell office:value-type="date" office:date-value="2024-09-18" calcext:value-type="date">
            <text:p>09/18/24</text:p>
          </table:table-cell>
          <table:table-cell office:value-type="float" office:value="0.320933" calcext:value-type="float">
            <text:p>0.320933</text:p>
          </table:table-cell>
        </table:table-row>
        <table:table-row table:style-name="ro1">
          <table:table-cell office:value-type="date" office:date-value="2024-09-19" calcext:value-type="date">
            <text:p>09/19/24</text:p>
          </table:table-cell>
          <table:table-cell office:value-type="float" office:value="0.324673" calcext:value-type="float">
            <text:p>0.324673</text:p>
          </table:table-cell>
        </table:table-row>
        <table:table-row table:style-name="ro1">
          <table:table-cell office:value-type="date" office:date-value="2024-09-20" calcext:value-type="date">
            <text:p>09/20/24</text:p>
          </table:table-cell>
          <table:table-cell office:value-type="float" office:value="0.322904" calcext:value-type="float">
            <text:p>0.322904</text:p>
          </table:table-cell>
        </table:table-row>
        <table:table-row table:style-name="ro1">
          <table:table-cell office:value-type="date" office:date-value="2024-09-21" calcext:value-type="date">
            <text:p>09/21/24</text:p>
          </table:table-cell>
          <table:table-cell office:value-type="float" office:value="0.322904" calcext:value-type="float">
            <text:p>0.322904</text:p>
          </table:table-cell>
        </table:table-row>
        <table:table-row table:style-name="ro1">
          <table:table-cell office:value-type="date" office:date-value="2024-09-22" calcext:value-type="date">
            <text:p>09/22/24</text:p>
          </table:table-cell>
          <table:table-cell office:value-type="float" office:value="0.322904" calcext:value-type="float">
            <text:p>0.322904</text:p>
          </table:table-cell>
        </table:table-row>
        <table:table-row table:style-name="ro1">
          <table:table-cell office:value-type="date" office:date-value="2024-09-23" calcext:value-type="date">
            <text:p>09/23/24</text:p>
          </table:table-cell>
          <table:table-cell office:value-type="float" office:value="0.322904" calcext:value-type="float">
            <text:p>0.322904</text:p>
          </table:table-cell>
        </table:table-row>
        <table:table-row table:style-name="ro1">
          <table:table-cell office:value-type="date" office:date-value="2024-09-24" calcext:value-type="date">
            <text:p>09/24/24</text:p>
          </table:table-cell>
          <table:table-cell office:value-type="float" office:value="0.318695" calcext:value-type="float">
            <text:p>0.318695</text:p>
          </table:table-cell>
        </table:table-row>
        <table:table-row table:style-name="ro1">
          <table:table-cell office:value-type="date" office:date-value="2024-09-25" calcext:value-type="date">
            <text:p>09/25/24</text:p>
          </table:table-cell>
          <table:table-cell office:value-type="float" office:value="0.320082" calcext:value-type="float">
            <text:p>0.320082</text:p>
          </table:table-cell>
        </table:table-row>
        <table:table-row table:style-name="ro1">
          <table:table-cell office:value-type="date" office:date-value="2024-09-26" calcext:value-type="date">
            <text:p>09/26/24</text:p>
          </table:table-cell>
          <table:table-cell office:value-type="float" office:value="0.323963" calcext:value-type="float">
            <text:p>0.323963</text:p>
          </table:table-cell>
        </table:table-row>
        <table:table-row table:style-name="ro1">
          <table:table-cell office:value-type="date" office:date-value="2024-09-27" calcext:value-type="date">
            <text:p>09/27/24</text:p>
          </table:table-cell>
          <table:table-cell office:value-type="float" office:value="0.322382" calcext:value-type="float">
            <text:p>0.322382</text:p>
          </table:table-cell>
        </table:table-row>
        <table:table-row table:style-name="ro1">
          <table:table-cell office:value-type="date" office:date-value="2024-09-28" calcext:value-type="date">
            <text:p>09/28/24</text:p>
          </table:table-cell>
          <table:table-cell office:value-type="float" office:value="0.322382" calcext:value-type="float">
            <text:p>0.322382</text:p>
          </table:table-cell>
        </table:table-row>
        <table:table-row table:style-name="ro1">
          <table:table-cell office:value-type="date" office:date-value="2024-09-29" calcext:value-type="date">
            <text:p>09/29/24</text:p>
          </table:table-cell>
          <table:table-cell office:value-type="float" office:value="0.322382" calcext:value-type="float">
            <text:p>0.322382</text:p>
          </table:table-cell>
        </table:table-row>
        <table:table-row table:style-name="ro1">
          <table:table-cell office:value-type="date" office:date-value="2024-09-30" calcext:value-type="date">
            <text:p>09/30/24</text:p>
          </table:table-cell>
          <table:table-cell office:value-type="float" office:value="0.323256" calcext:value-type="float">
            <text:p>0.323256</text:p>
          </table:table-cell>
        </table:table-row>
        <table:table-row table:style-name="ro1">
          <table:table-cell office:value-type="date" office:date-value="2024-10-01" calcext:value-type="date">
            <text:p>10/01/24</text:p>
          </table:table-cell>
          <table:table-cell office:value-type="float" office:value="0.323936" calcext:value-type="float">
            <text:p>0.323936</text:p>
          </table:table-cell>
        </table:table-row>
        <table:table-row table:style-name="ro1">
          <table:table-cell office:value-type="date" office:date-value="2024-10-02" calcext:value-type="date">
            <text:p>10/02/24</text:p>
          </table:table-cell>
          <table:table-cell office:value-type="float" office:value="0.326184" calcext:value-type="float">
            <text:p>0.326184</text:p>
          </table:table-cell>
        </table:table-row>
        <table:table-row table:style-name="ro1">
          <table:table-cell office:value-type="date" office:date-value="2024-10-03" calcext:value-type="date">
            <text:p>10/03/24</text:p>
          </table:table-cell>
          <table:table-cell office:value-type="float" office:value="0.324328" calcext:value-type="float">
            <text:p>0.324328</text:p>
          </table:table-cell>
        </table:table-row>
        <table:table-row table:style-name="ro1">
          <table:table-cell office:value-type="date" office:date-value="2024-10-04" calcext:value-type="date">
            <text:p>10/04/24</text:p>
          </table:table-cell>
          <table:table-cell office:value-type="float" office:value="0.322904" calcext:value-type="float">
            <text:p>0.322904</text:p>
          </table:table-cell>
        </table:table-row>
        <table:table-row table:style-name="ro1">
          <table:table-cell office:value-type="date" office:date-value="2024-10-05" calcext:value-type="date">
            <text:p>10/05/24</text:p>
          </table:table-cell>
          <table:table-cell office:value-type="float" office:value="0.322904" calcext:value-type="float">
            <text:p>0.322904</text:p>
          </table:table-cell>
        </table:table-row>
        <table:table-row table:style-name="ro1">
          <table:table-cell office:value-type="date" office:date-value="2024-10-06" calcext:value-type="date">
            <text:p>10/06/24</text:p>
          </table:table-cell>
          <table:table-cell office:value-type="float" office:value="0.322904" calcext:value-type="float">
            <text:p>0.322904</text:p>
          </table:table-cell>
        </table:table-row>
        <table:table-row table:style-name="ro1">
          <table:table-cell office:value-type="date" office:date-value="2024-10-07" calcext:value-type="date">
            <text:p>10/07/24</text:p>
          </table:table-cell>
          <table:table-cell office:value-type="float" office:value="0.3275" calcext:value-type="float">
            <text:p>0.3275</text:p>
          </table:table-cell>
        </table:table-row>
        <table:table-row table:style-name="ro1">
          <table:table-cell office:value-type="date" office:date-value="2024-10-08" calcext:value-type="date">
            <text:p>10/08/24</text:p>
          </table:table-cell>
          <table:table-cell office:value-type="float" office:value="0.323128" calcext:value-type="float">
            <text:p>0.323128</text:p>
          </table:table-cell>
        </table:table-row>
        <table:table-row table:style-name="ro1">
          <table:table-cell office:value-type="date" office:date-value="2024-10-09" calcext:value-type="date">
            <text:p>10/09/24</text:p>
          </table:table-cell>
          <table:table-cell office:value-type="float" office:value="0.321984" calcext:value-type="float">
            <text:p>0.321984</text:p>
          </table:table-cell>
        </table:table-row>
        <table:table-row table:style-name="ro1">
          <table:table-cell office:value-type="date" office:date-value="2024-10-10" calcext:value-type="date">
            <text:p>10/10/24</text:p>
          </table:table-cell>
          <table:table-cell office:value-type="float" office:value="0.320308" calcext:value-type="float">
            <text:p>0.320308</text:p>
          </table:table-cell>
        </table:table-row>
        <table:table-row table:style-name="ro1">
          <table:table-cell office:value-type="date" office:date-value="2024-10-11" calcext:value-type="date">
            <text:p>10/11/24</text:p>
          </table:table-cell>
          <table:table-cell office:value-type="float" office:value="0.321228" calcext:value-type="float">
            <text:p>0.321228</text:p>
          </table:table-cell>
        </table:table-row>
        <table:table-row table:style-name="ro1">
          <table:table-cell office:value-type="date" office:date-value="2024-10-12" calcext:value-type="date">
            <text:p>10/12/24</text:p>
          </table:table-cell>
          <table:table-cell office:value-type="float" office:value="0.321228" calcext:value-type="float">
            <text:p>0.321228</text:p>
          </table:table-cell>
        </table:table-row>
        <table:table-row table:style-name="ro1">
          <table:table-cell office:value-type="date" office:date-value="2024-10-13" calcext:value-type="date">
            <text:p>10/13/24</text:p>
          </table:table-cell>
          <table:table-cell office:value-type="float" office:value="0.321228" calcext:value-type="float">
            <text:p>0.321228</text:p>
          </table:table-cell>
        </table:table-row>
        <table:table-row table:style-name="ro1">
          <table:table-cell office:value-type="date" office:date-value="2024-10-14" calcext:value-type="date">
            <text:p>10/14/24</text:p>
          </table:table-cell>
          <table:table-cell office:value-type="float" office:value="0.318316" calcext:value-type="float">
            <text:p>0.318316</text:p>
          </table:table-cell>
        </table:table-row>
        <table:table-row table:style-name="ro1">
          <table:table-cell office:value-type="date" office:date-value="2024-10-15" calcext:value-type="date">
            <text:p>10/15/24</text:p>
          </table:table-cell>
          <table:table-cell office:value-type="float" office:value="0.320896" calcext:value-type="float">
            <text:p>0.320896</text:p>
          </table:table-cell>
        </table:table-row>
        <table:table-row table:style-name="ro1">
          <table:table-cell office:value-type="date" office:date-value="2024-10-16" calcext:value-type="date">
            <text:p>10/16/24</text:p>
          </table:table-cell>
          <table:table-cell office:value-type="float" office:value="0.318373" calcext:value-type="float">
            <text:p>0.318373</text:p>
          </table:table-cell>
        </table:table-row>
        <table:table-row table:style-name="ro1">
          <table:table-cell office:value-type="date" office:date-value="2024-10-17" calcext:value-type="date">
            <text:p>10/17/24</text:p>
          </table:table-cell>
          <table:table-cell office:value-type="float" office:value="0.316739" calcext:value-type="float">
            <text:p>0.316739</text:p>
          </table:table-cell>
        </table:table-row>
        <table:table-row table:style-name="ro1">
          <table:table-cell office:value-type="date" office:date-value="2024-10-18" calcext:value-type="date">
            <text:p>10/18/24</text:p>
          </table:table-cell>
          <table:table-cell office:value-type="float" office:value="0.318913" calcext:value-type="float">
            <text:p>0.318913</text:p>
          </table:table-cell>
        </table:table-row>
        <table:table-row table:style-name="ro1">
          <table:table-cell office:value-type="date" office:date-value="2024-10-19" calcext:value-type="date">
            <text:p>10/19/24</text:p>
          </table:table-cell>
          <table:table-cell office:value-type="float" office:value="0.318913" calcext:value-type="float">
            <text:p>0.318913</text:p>
          </table:table-cell>
        </table:table-row>
        <table:table-row table:style-name="ro1">
          <table:table-cell office:value-type="date" office:date-value="2024-10-20" calcext:value-type="date">
            <text:p>10/20/24</text:p>
          </table:table-cell>
          <table:table-cell office:value-type="float" office:value="0.318913" calcext:value-type="float">
            <text:p>0.318913</text:p>
          </table:table-cell>
        </table:table-row>
        <table:table-row table:style-name="ro1">
          <table:table-cell office:value-type="date" office:date-value="2024-10-21" calcext:value-type="date">
            <text:p>10/21/24</text:p>
          </table:table-cell>
          <table:table-cell office:value-type="float" office:value="0.315696" calcext:value-type="float">
            <text:p>0.315696</text:p>
          </table:table-cell>
        </table:table-row>
        <table:table-row table:style-name="ro1">
          <table:table-cell office:value-type="date" office:date-value="2024-10-22" calcext:value-type="date">
            <text:p>10/22/24</text:p>
          </table:table-cell>
          <table:table-cell office:value-type="float" office:value="0.317319" calcext:value-type="float">
            <text:p>0.317319</text:p>
          </table:table-cell>
        </table:table-row>
        <table:table-row table:style-name="ro1">
          <table:table-cell office:value-type="date" office:date-value="2024-10-23" calcext:value-type="date">
            <text:p>10/23/24</text:p>
          </table:table-cell>
          <table:table-cell office:value-type="float" office:value="0.317593" calcext:value-type="float">
            <text:p>0.317593</text:p>
          </table:table-cell>
        </table:table-row>
        <table:table-row table:style-name="ro1">
          <table:table-cell office:value-type="date" office:date-value="2024-10-24" calcext:value-type="date">
            <text:p>10/24/24</text:p>
          </table:table-cell>
          <table:table-cell office:value-type="float" office:value="0.318088" calcext:value-type="float">
            <text:p>0.318088</text:p>
          </table:table-cell>
        </table:table-row>
        <table:table-row table:style-name="ro1">
          <table:table-cell office:value-type="date" office:date-value="2024-10-25" calcext:value-type="date">
            <text:p>10/25/24</text:p>
          </table:table-cell>
          <table:table-cell office:value-type="float" office:value="0.318435" calcext:value-type="float">
            <text:p>0.318435</text:p>
          </table:table-cell>
        </table:table-row>
        <table:table-row table:style-name="ro1">
          <table:table-cell office:value-type="date" office:date-value="2024-10-26" calcext:value-type="date">
            <text:p>10/26/24</text:p>
          </table:table-cell>
          <table:table-cell office:value-type="float" office:value="0.318435" calcext:value-type="float">
            <text:p>0.318435</text:p>
          </table:table-cell>
        </table:table-row>
        <table:table-row table:style-name="ro1">
          <table:table-cell office:value-type="date" office:date-value="2024-10-27" calcext:value-type="date">
            <text:p>10/27/24</text:p>
          </table:table-cell>
          <table:table-cell office:value-type="float" office:value="0.318435" calcext:value-type="float">
            <text:p>0.318435</text:p>
          </table:table-cell>
        </table:table-row>
        <table:table-row table:style-name="ro1">
          <table:table-cell office:value-type="date" office:date-value="2024-10-28" calcext:value-type="date">
            <text:p>10/28/24</text:p>
          </table:table-cell>
          <table:table-cell office:value-type="float" office:value="0.317763" calcext:value-type="float">
            <text:p>0.317763</text:p>
          </table:table-cell>
        </table:table-row>
        <table:table-row table:style-name="ro1">
          <table:table-cell office:value-type="date" office:date-value="2024-10-29" calcext:value-type="date">
            <text:p>10/29/24</text:p>
          </table:table-cell>
          <table:table-cell office:value-type="float" office:value="0.317438" calcext:value-type="float">
            <text:p>0.317438</text:p>
          </table:table-cell>
        </table:table-row>
        <table:table-row table:style-name="ro1">
          <table:table-cell office:value-type="date" office:date-value="2024-10-30" calcext:value-type="date">
            <text:p>10/30/24</text:p>
          </table:table-cell>
          <table:table-cell office:value-type="float" office:value="0.312613" calcext:value-type="float">
            <text:p>0.312613</text:p>
          </table:table-cell>
        </table:table-row>
        <table:table-row table:style-name="ro1">
          <table:table-cell office:value-type="date" office:date-value="2024-10-31" calcext:value-type="date">
            <text:p>10/31/24</text:p>
          </table:table-cell>
          <table:table-cell office:value-type="float" office:value="0.312258" calcext:value-type="float">
            <text:p>0.312258</text:p>
          </table:table-cell>
        </table:table-row>
        <table:table-row table:style-name="ro1">
          <table:table-cell office:value-type="date" office:date-value="2024-11-01" calcext:value-type="date">
            <text:p>11/01/24</text:p>
          </table:table-cell>
          <table:table-cell office:value-type="float" office:value="0.311373" calcext:value-type="float">
            <text:p>0.311373</text:p>
          </table:table-cell>
        </table:table-row>
        <table:table-row table:style-name="ro1">
          <table:table-cell office:value-type="date" office:date-value="2024-11-02" calcext:value-type="date">
            <text:p>11/02/24</text:p>
          </table:table-cell>
          <table:table-cell office:value-type="float" office:value="0.311373" calcext:value-type="float">
            <text:p>0.311373</text:p>
          </table:table-cell>
        </table:table-row>
        <table:table-row table:style-name="ro1">
          <table:table-cell office:value-type="date" office:date-value="2024-11-03" calcext:value-type="date">
            <text:p>11/03/24</text:p>
          </table:table-cell>
          <table:table-cell office:value-type="float" office:value="0.311373" calcext:value-type="float">
            <text:p>0.311373</text:p>
          </table:table-cell>
        </table:table-row>
        <table:table-row table:style-name="ro1">
          <table:table-cell office:value-type="date" office:date-value="2024-11-04" calcext:value-type="date">
            <text:p>11/04/24</text:p>
          </table:table-cell>
          <table:table-cell office:value-type="float" office:value="0.308763" calcext:value-type="float">
            <text:p>0.308763</text:p>
          </table:table-cell>
        </table:table-row>
        <table:table-row table:style-name="ro1">
          <table:table-cell office:value-type="date" office:date-value="2024-11-05" calcext:value-type="date">
            <text:p>11/05/24</text:p>
          </table:table-cell>
          <table:table-cell office:value-type="float" office:value="0.310257" calcext:value-type="float">
            <text:p>0.310257</text:p>
          </table:table-cell>
        </table:table-row>
        <table:table-row table:style-name="ro1">
          <table:table-cell office:value-type="date" office:date-value="2024-11-06" calcext:value-type="date">
            <text:p>11/06/24</text:p>
          </table:table-cell>
          <table:table-cell office:value-type="float" office:value="0.314812" calcext:value-type="float">
            <text:p>0.314812</text:p>
          </table:table-cell>
        </table:table-row>
        <table:table-row table:style-name="ro1">
          <table:table-cell office:value-type="date" office:date-value="2024-11-07" calcext:value-type="date">
            <text:p>11/07/24</text:p>
          </table:table-cell>
          <table:table-cell office:value-type="float" office:value="0.320691" calcext:value-type="float">
            <text:p>0.320691</text:p>
          </table:table-cell>
        </table:table-row>
        <table:table-row table:style-name="ro1">
          <table:table-cell office:value-type="date" office:date-value="2024-11-08" calcext:value-type="date">
            <text:p>11/08/24</text:p>
          </table:table-cell>
          <table:table-cell office:value-type="float" office:value="0.315284" calcext:value-type="float">
            <text:p>0.315284</text:p>
          </table:table-cell>
        </table:table-row>
        <table:table-row table:style-name="ro1">
          <table:table-cell office:value-type="date" office:date-value="2024-11-09" calcext:value-type="date">
            <text:p>11/09/24</text:p>
          </table:table-cell>
          <table:table-cell office:value-type="float" office:value="0.315284" calcext:value-type="float">
            <text:p>0.315284</text:p>
          </table:table-cell>
        </table:table-row>
        <table:table-row table:style-name="ro1">
          <table:table-cell office:value-type="date" office:date-value="2024-11-10" calcext:value-type="date">
            <text:p>11/10/24</text:p>
          </table:table-cell>
          <table:table-cell office:value-type="float" office:value="0.315284" calcext:value-type="float">
            <text:p>0.315284</text:p>
          </table:table-cell>
        </table:table-row>
        <table:table-row table:style-name="ro1">
          <table:table-cell office:value-type="date" office:date-value="2024-11-11" calcext:value-type="date">
            <text:p>11/11/24</text:p>
          </table:table-cell>
          <table:table-cell office:value-type="float" office:value="0.316084" calcext:value-type="float">
            <text:p>0.316084</text:p>
          </table:table-cell>
        </table:table-row>
        <table:table-row table:style-name="ro1">
          <table:table-cell office:value-type="date" office:date-value="2024-11-12" calcext:value-type="date">
            <text:p>11/12/24</text:p>
          </table:table-cell>
          <table:table-cell office:value-type="float" office:value="0.319941" calcext:value-type="float">
            <text:p>0.319941</text:p>
          </table:table-cell>
        </table:table-row>
        <table:table-row table:style-name="ro1">
          <table:table-cell office:value-type="date" office:date-value="2024-11-13" calcext:value-type="date">
            <text:p>11/13/24</text:p>
          </table:table-cell>
          <table:table-cell office:value-type="float" office:value="0.320465" calcext:value-type="float">
            <text:p>0.320465</text:p>
          </table:table-cell>
        </table:table-row>
        <table:table-row table:style-name="ro1">
          <table:table-cell office:value-type="date" office:date-value="2024-11-14" calcext:value-type="date">
            <text:p>11/14/24</text:p>
          </table:table-cell>
          <table:table-cell office:value-type="float" office:value="0.319988" calcext:value-type="float">
            <text:p>0.319988</text:p>
          </table:table-cell>
        </table:table-row>
        <table:table-row table:style-name="ro1">
          <table:table-cell office:value-type="date" office:date-value="2024-11-15" calcext:value-type="date">
            <text:p>11/15/24</text:p>
          </table:table-cell>
          <table:table-cell office:value-type="float" office:value="0.318877" calcext:value-type="float">
            <text:p>0.318877</text:p>
          </table:table-cell>
        </table:table-row>
        <table:table-row table:style-name="ro1">
          <table:table-cell office:value-type="date" office:date-value="2024-11-16" calcext:value-type="date">
            <text:p>11/16/24</text:p>
          </table:table-cell>
          <table:table-cell office:value-type="float" office:value="0.318877" calcext:value-type="float">
            <text:p>0.318877</text:p>
          </table:table-cell>
        </table:table-row>
        <table:table-row table:style-name="ro1">
          <table:table-cell office:value-type="date" office:date-value="2024-11-17" calcext:value-type="date">
            <text:p>11/17/24</text:p>
          </table:table-cell>
          <table:table-cell office:value-type="float" office:value="0.318877" calcext:value-type="float">
            <text:p>0.318877</text:p>
          </table:table-cell>
        </table:table-row>
        <table:table-row table:style-name="ro1">
          <table:table-cell office:value-type="date" office:date-value="2024-11-18" calcext:value-type="date">
            <text:p>11/18/24</text:p>
          </table:table-cell>
          <table:table-cell office:value-type="float" office:value="0.32047" calcext:value-type="float">
            <text:p>0.32047</text:p>
          </table:table-cell>
        </table:table-row>
        <table:table-row table:style-name="ro1">
          <table:table-cell office:value-type="date" office:date-value="2024-11-19" calcext:value-type="date">
            <text:p>11/19/24</text:p>
          </table:table-cell>
          <table:table-cell office:value-type="float" office:value="0.319517" calcext:value-type="float">
            <text:p>0.319517</text:p>
          </table:table-cell>
        </table:table-row>
        <table:table-row table:style-name="ro1">
          <table:table-cell office:value-type="date" office:date-value="2024-11-20" calcext:value-type="date">
            <text:p>11/20/24</text:p>
          </table:table-cell>
          <table:table-cell office:value-type="float" office:value="0.320759" calcext:value-type="float">
            <text:p>0.320759</text:p>
          </table:table-cell>
        </table:table-row>
        <table:table-row table:style-name="ro1">
          <table:table-cell office:value-type="date" office:date-value="2024-11-21" calcext:value-type="date">
            <text:p>11/21/24</text:p>
          </table:table-cell>
          <table:table-cell office:value-type="float" office:value="0.319178" calcext:value-type="float">
            <text:p>0.319178</text:p>
          </table:table-cell>
        </table:table-row>
        <table:table-row table:style-name="ro1">
          <table:table-cell office:value-type="date" office:date-value="2024-11-22" calcext:value-type="date">
            <text:p>11/22/24</text:p>
          </table:table-cell>
          <table:table-cell office:value-type="float" office:value="0.323369" calcext:value-type="float">
            <text:p>0.323369</text:p>
          </table:table-cell>
        </table:table-row>
        <table:table-row table:style-name="ro1">
          <table:table-cell office:value-type="date" office:date-value="2024-11-23" calcext:value-type="date">
            <text:p>11/23/24</text:p>
          </table:table-cell>
          <table:table-cell office:value-type="float" office:value="0.323369" calcext:value-type="float">
            <text:p>0.323369</text:p>
          </table:table-cell>
        </table:table-row>
        <table:table-row table:style-name="ro1">
          <table:table-cell office:value-type="date" office:date-value="2024-11-24" calcext:value-type="date">
            <text:p>11/24/24</text:p>
          </table:table-cell>
          <table:table-cell office:value-type="float" office:value="0.323369" calcext:value-type="float">
            <text:p>0.323369</text:p>
          </table:table-cell>
        </table:table-row>
        <table:table-row table:style-name="ro1">
          <table:table-cell office:value-type="date" office:date-value="2024-11-25" calcext:value-type="date">
            <text:p>11/25/24</text:p>
          </table:table-cell>
          <table:table-cell office:value-type="float" office:value="0.320938" calcext:value-type="float">
            <text:p>0.320938</text:p>
          </table:table-cell>
        </table:table-row>
        <table:table-row table:style-name="ro1">
          <table:table-cell office:value-type="date" office:date-value="2024-11-26" calcext:value-type="date">
            <text:p>11/26/24</text:p>
          </table:table-cell>
          <table:table-cell office:value-type="float" office:value="0.320602" calcext:value-type="float">
            <text:p>0.320602</text:p>
          </table:table-cell>
        </table:table-row>
        <table:table-row table:style-name="ro1">
          <table:table-cell office:value-type="date" office:date-value="2024-11-27" calcext:value-type="date">
            <text:p>11/27/24</text:p>
          </table:table-cell>
          <table:table-cell office:value-type="float" office:value="0.319095" calcext:value-type="float">
            <text:p>0.319095</text:p>
          </table:table-cell>
        </table:table-row>
        <table:table-row table:style-name="ro1">
          <table:table-cell office:value-type="date" office:date-value="2024-11-28" calcext:value-type="date">
            <text:p>11/28/24</text:p>
          </table:table-cell>
          <table:table-cell office:value-type="float" office:value="0.310987" calcext:value-type="float">
            <text:p>0.310987</text:p>
          </table:table-cell>
        </table:table-row>
        <table:table-row table:style-name="ro1">
          <table:table-cell office:value-type="date" office:date-value="2024-11-29" calcext:value-type="date">
            <text:p>11/29/24</text:p>
          </table:table-cell>
          <table:table-cell office:value-type="float" office:value="0.303884" calcext:value-type="float">
            <text:p>0.303884</text:p>
          </table:table-cell>
        </table:table-row>
        <table:table-row table:style-name="ro1">
          <table:table-cell office:value-type="date" office:date-value="2024-11-30" calcext:value-type="date">
            <text:p>11/30/24</text:p>
          </table:table-cell>
          <table:table-cell office:value-type="float" office:value="0.303884" calcext:value-type="float">
            <text:p>0.303884</text:p>
          </table:table-cell>
        </table:table-row>
        <table:table-row table:style-name="ro1">
          <table:table-cell office:value-type="date" office:date-value="2024-12-01" calcext:value-type="date">
            <text:p>12/01/24</text:p>
          </table:table-cell>
          <table:table-cell office:value-type="float" office:value="0.303884" calcext:value-type="float">
            <text:p>0.303884</text:p>
          </table:table-cell>
        </table:table-row>
        <table:table-row table:style-name="ro1">
          <table:table-cell office:value-type="date" office:date-value="2024-12-02" calcext:value-type="date">
            <text:p>12/02/24</text:p>
          </table:table-cell>
          <table:table-cell office:value-type="float" office:value="0.308866" calcext:value-type="float">
            <text:p>0.308866</text:p>
          </table:table-cell>
        </table:table-row>
        <table:table-row table:style-name="ro1">
          <table:table-cell office:value-type="date" office:date-value="2024-12-03" calcext:value-type="date">
            <text:p>12/03/24</text:p>
          </table:table-cell>
          <table:table-cell office:value-type="float" office:value="0.30646" calcext:value-type="float">
            <text:p>0.30646</text:p>
          </table:table-cell>
        </table:table-row>
        <table:table-row table:style-name="ro1">
          <table:table-cell office:value-type="date" office:date-value="2024-12-04" calcext:value-type="date">
            <text:p>12/04/24</text:p>
          </table:table-cell>
          <table:table-cell office:value-type="float" office:value="0.308141" calcext:value-type="float">
            <text:p>0.308141</text:p>
          </table:table-cell>
        </table:table-row>
        <table:table-row table:style-name="ro1">
          <table:table-cell office:value-type="date" office:date-value="2024-12-05" calcext:value-type="date">
            <text:p>12/05/24</text:p>
          </table:table-cell>
          <table:table-cell office:value-type="float" office:value="0.309374" calcext:value-type="float">
            <text:p>0.309374</text:p>
          </table:table-cell>
        </table:table-row>
        <table:table-row table:style-name="ro1">
          <table:table-cell office:value-type="date" office:date-value="2024-12-06" calcext:value-type="date">
            <text:p>12/06/24</text:p>
          </table:table-cell>
          <table:table-cell office:value-type="float" office:value="0.307782" calcext:value-type="float">
            <text:p>0.307782</text:p>
          </table:table-cell>
        </table:table-row>
        <table:table-row table:style-name="ro1">
          <table:table-cell office:value-type="date" office:date-value="2024-12-07" calcext:value-type="date">
            <text:p>12/07/24</text:p>
          </table:table-cell>
          <table:table-cell office:value-type="float" office:value="0.307782" calcext:value-type="float">
            <text:p>0.307782</text:p>
          </table:table-cell>
        </table:table-row>
        <table:table-row table:style-name="ro1">
          <table:table-cell office:value-type="date" office:date-value="2024-12-08" calcext:value-type="date">
            <text:p>12/08/24</text:p>
          </table:table-cell>
          <table:table-cell office:value-type="float" office:value="0.307782" calcext:value-type="float">
            <text:p>0.307782</text:p>
          </table:table-cell>
        </table:table-row>
        <table:table-row table:style-name="ro1">
          <table:table-cell office:value-type="date" office:date-value="2024-12-09" calcext:value-type="date">
            <text:p>12/09/24</text:p>
          </table:table-cell>
          <table:table-cell office:value-type="float" office:value="0.306307" calcext:value-type="float">
            <text:p>0.306307</text:p>
          </table:table-cell>
        </table:table-row>
        <table:table-row table:style-name="ro1">
          <table:table-cell office:value-type="date" office:date-value="2024-12-10" calcext:value-type="date">
            <text:p>12/10/24</text:p>
          </table:table-cell>
          <table:table-cell office:value-type="float" office:value="0.306504" calcext:value-type="float">
            <text:p>0.306504</text:p>
          </table:table-cell>
        </table:table-row>
        <table:table-row table:style-name="ro1">
          <table:table-cell office:value-type="date" office:date-value="2024-12-11" calcext:value-type="date">
            <text:p>12/11/24</text:p>
          </table:table-cell>
          <table:table-cell office:value-type="float" office:value="0.30834" calcext:value-type="float">
            <text:p>0.30834</text:p>
          </table:table-cell>
        </table:table-row>
        <table:table-row table:style-name="ro1">
          <table:table-cell office:value-type="date" office:date-value="2024-12-12" calcext:value-type="date">
            <text:p>12/12/24</text:p>
          </table:table-cell>
          <table:table-cell office:value-type="float" office:value="0.315584" calcext:value-type="float">
            <text:p>0.315584</text:p>
          </table:table-cell>
        </table:table-row>
        <table:table-row table:style-name="ro1">
          <table:table-cell office:value-type="date" office:date-value="2024-12-13" calcext:value-type="date">
            <text:p>12/13/24</text:p>
          </table:table-cell>
          <table:table-cell office:value-type="float" office:value="0.308097" calcext:value-type="float">
            <text:p>0.308097</text:p>
          </table:table-cell>
        </table:table-row>
        <table:table-row table:style-name="ro1">
          <table:table-cell office:value-type="date" office:date-value="2024-12-14" calcext:value-type="date">
            <text:p>12/14/24</text:p>
          </table:table-cell>
          <table:table-cell office:value-type="float" office:value="0.308097" calcext:value-type="float">
            <text:p>0.308097</text:p>
          </table:table-cell>
        </table:table-row>
        <table:table-row table:style-name="ro1">
          <table:table-cell office:value-type="date" office:date-value="2024-12-15" calcext:value-type="date">
            <text:p>12/15/24</text:p>
          </table:table-cell>
          <table:table-cell office:value-type="float" office:value="0.308097" calcext:value-type="float">
            <text:p>0.308097</text:p>
          </table:table-cell>
        </table:table-row>
        <table:table-row table:style-name="ro1">
          <table:table-cell office:value-type="date" office:date-value="2024-12-16" calcext:value-type="date">
            <text:p>12/16/24</text:p>
          </table:table-cell>
          <table:table-cell office:value-type="float" office:value="0.308505" calcext:value-type="float">
            <text:p>0.308505</text:p>
          </table:table-cell>
        </table:table-row>
        <table:table-row table:style-name="ro1">
          <table:table-cell office:value-type="date" office:date-value="2024-12-17" calcext:value-type="date">
            <text:p>12/17/24</text:p>
          </table:table-cell>
          <table:table-cell office:value-type="float" office:value="0.302835" calcext:value-type="float">
            <text:p>0.302835</text:p>
          </table:table-cell>
        </table:table-row>
        <table:table-row table:style-name="ro1">
          <table:table-cell office:value-type="date" office:date-value="2024-12-18" calcext:value-type="date">
            <text:p>12/18/24</text:p>
          </table:table-cell>
          <table:table-cell office:value-type="float" office:value="0.303023" calcext:value-type="float">
            <text:p>0.303023</text:p>
          </table:table-cell>
        </table:table-row>
        <table:table-row table:style-name="ro1">
          <table:table-cell office:value-type="date" office:date-value="2024-12-19" calcext:value-type="date">
            <text:p>12/19/24</text:p>
          </table:table-cell>
          <table:table-cell office:value-type="float" office:value="0.299354" calcext:value-type="float">
            <text:p>0.299354</text:p>
          </table:table-cell>
        </table:table-row>
        <table:table-row table:style-name="ro1">
          <table:table-cell office:value-type="date" office:date-value="2024-12-20" calcext:value-type="date">
            <text:p>12/20/24</text:p>
          </table:table-cell>
          <table:table-cell office:value-type="float" office:value="0.309599" calcext:value-type="float">
            <text:p>0.309599</text:p>
          </table:table-cell>
        </table:table-row>
        <table:table-row table:style-name="ro1">
          <table:table-cell office:value-type="date" office:date-value="2024-12-21" calcext:value-type="date">
            <text:p>12/21/24</text:p>
          </table:table-cell>
          <table:table-cell office:value-type="float" office:value="0.309599" calcext:value-type="float">
            <text:p>0.309599</text:p>
          </table:table-cell>
        </table:table-row>
        <table:table-row table:style-name="ro1">
          <table:table-cell office:value-type="date" office:date-value="2024-12-22" calcext:value-type="date">
            <text:p>12/22/24</text:p>
          </table:table-cell>
          <table:table-cell office:value-type="float" office:value="0.309599" calcext:value-type="float">
            <text:p>0.309599</text:p>
          </table:table-cell>
        </table:table-row>
        <table:table-row table:style-name="ro1">
          <table:table-cell office:value-type="date" office:date-value="2024-12-23" calcext:value-type="date">
            <text:p>12/23/24</text:p>
          </table:table-cell>
          <table:table-cell office:value-type="float" office:value="0.306" calcext:value-type="float">
            <text:p>0.306</text:p>
          </table:table-cell>
        </table:table-row>
        <table:table-row table:style-name="ro1">
          <table:table-cell office:value-type="date" office:date-value="2024-12-24" calcext:value-type="date">
            <text:p>12/24/24</text:p>
          </table:table-cell>
          <table:table-cell office:value-type="float" office:value="0.306" calcext:value-type="float">
            <text:p>0.306</text:p>
          </table:table-cell>
        </table:table-row>
        <table:table-row table:style-name="ro1">
          <table:table-cell office:value-type="date" office:date-value="2024-12-25" calcext:value-type="date">
            <text:p>12/25/24</text:p>
          </table:table-cell>
          <table:table-cell office:value-type="float" office:value="0.306" calcext:value-type="float">
            <text:p>0.306</text:p>
          </table:table-cell>
        </table:table-row>
        <table:table-row table:style-name="ro1">
          <table:table-cell office:value-type="date" office:date-value="2024-12-26" calcext:value-type="date">
            <text:p>12/26/24</text:p>
          </table:table-cell>
          <table:table-cell office:value-type="float" office:value="0.306" calcext:value-type="float">
            <text:p>0.306</text:p>
          </table:table-cell>
        </table:table-row>
        <table:table-row table:style-name="ro1">
          <table:table-cell office:value-type="date" office:date-value="2024-12-27" calcext:value-type="date">
            <text:p>12/27/24</text:p>
          </table:table-cell>
          <table:table-cell office:value-type="float" office:value="0.302826" calcext:value-type="float">
            <text:p>0.302826</text:p>
          </table:table-cell>
        </table:table-row>
        <table:table-row table:style-name="ro1">
          <table:table-cell office:value-type="date" office:date-value="2024-12-28" calcext:value-type="date">
            <text:p>12/28/24</text:p>
          </table:table-cell>
          <table:table-cell office:value-type="float" office:value="0.302826" calcext:value-type="float">
            <text:p>0.302826</text:p>
          </table:table-cell>
        </table:table-row>
        <table:table-row table:style-name="ro1">
          <table:table-cell office:value-type="date" office:date-value="2024-12-29" calcext:value-type="date">
            <text:p>12/29/24</text:p>
          </table:table-cell>
          <table:table-cell office:value-type="float" office:value="0.302826" calcext:value-type="float">
            <text:p>0.302826</text:p>
          </table:table-cell>
        </table:table-row>
        <table:table-row table:style-name="ro1">
          <table:table-cell office:value-type="date" office:date-value="2024-12-30" calcext:value-type="date">
            <text:p>12/30/24</text:p>
          </table:table-cell>
          <table:table-cell office:value-type="float" office:value="0.302012" calcext:value-type="float">
            <text:p>0.302012</text:p>
          </table:table-cell>
        </table:table-row>
        <table:table-row table:style-name="ro1">
          <table:table-cell office:value-type="date" office:date-value="2024-12-31" calcext:value-type="date">
            <text:p>12/31/24</text:p>
          </table:table-cell>
          <table:table-cell office:value-type="float" office:value="0.304395" calcext:value-type="float">
            <text:p>0.304395</text:p>
          </table:table-cell>
        </table:table-row>
      </table:table>
      <table:table table:name="Инструкции за употреба" table:style-name="ta1" table:protected="true">
        <loext:table-protection loext:select-protected-cells="true" loext:select-unprotected-cells="true"/>
        <table:table-column table:style-name="co12" table:default-cell-style-name="Default"/>
        <table:table-row table:style-name="ro1">
          <table:table-cell>
            <draw:frame draw:z-index="0" draw:name="Text Frame 1" draw:style-name="gr1" draw:text-style-name="P1" svg:width="8.0976in" svg:height="5.1689in" svg:x="0.1193in" svg:y="0.0106in">
              <draw:text-box>
                <text:p><text:span text:style-name="T1">Преди да пуснете макроса изключете защитата на</text:span><text:span text:style-name="T2"> </text:span><text:span text:style-name="T3">dividends_calculator</text:span><text:span text:style-name="T1"> от Tools -&gt; Protect sheet.</text:span></text:p>
                <text:p><text:span text:style-name="T1"/></text:p>
                <text:p><text:span text:style-name="T1">Обърнете внимание, че преди да изберете Tools -&gt; Protect sheet трябва да сте избрали dividends_calculator, а не този sheet (Инструкции за употреба).</text:span></text:p>
                <text:p><text:span text:style-name="T1"/></text:p>
                <text:p><text:span text:style-name="T1">Желателно е да изключвате защитата само след като сте приключили с въвеждането на данните (за да не се объркате да въведете данни там, където те ще се изгубят при пускане на макроса) и да я пускате след като макросът приключи.</text:span></text:p>
                <text:p><text:span text:style-name="T1"/></text:p>
                <text:p><text:span text:style-name="T1">Макросът се пуска от Tools -&gt; Macros -&gt; Run macro -&gt; RUN_ME -&gt; Run.</text:span></text:p>
                <text:p><text:span text:style-name="T1"/></text:p>
                <text:p><text:span text:style-name="T1">Ако не виждате RUN_ME (след като изберете Run macro от Library) отворете падащото меню от настоящия файл, отворете Standard и от него изберете Module 1.</text:span></text:p>
                <text:p><text:span text:style-name="T1"/></text:p>
                <text:p><text:span text:style-name="T1">След като приключи изпълнението на макроса ще излезе съобщение.</text:span></text:p>
                <text:p><text:span text:style-name="T1"/></text:p>
                <text:p><text:span text:style-name="T1">RUN_ME_with_cleaning прави същото като RUN_ME с тази разлика, че изчиства редовете на колони F, G, H, I, J, K, L, M, N до 100 реда надолу от последната дата в колона E (с цел оптимизация е ограничена проверката за въведени данни). Ако има празнина от повече от 100 реда в колона E следващите редове се игнорират.</text:span></text:p>
                <text:p><text:span text:style-name="T1"/></text:p>
                <text:p><text:span text:style-name="T1">След изпълнение на макроса можете да запазите </text:span><text:span text:style-name="T3">dividends_export_csv</text:span><text:span text:style-name="T1"> <text:s/>във формат CSV с цел да захраните </text:span><text:span text:style-name="T3">nap-autopilot</text:span><text:span text:style-name="T1"> (автоматично въвеждане на данни в данъчната декларация).</text:span></text:p>
              </draw:text-box>
            </draw:frame>
          </table:table-cell>
        </table:table-row>
      </table:table>
      <table:table table:name="dividends_export_csv" table:style-name="ta1">
        <office:forms form:automatic-focus="false" form:apply-design-mode="false"/>
        <table:table-column table:style-name="co12" table:number-columns-repeated="2" table:default-cell-style-name="Default"/>
        <table:table-column table:style-name="co12" table:number-columns-repeated="2" table:default-cell-style-name="ce52"/>
        <table:table-row table:style-name="ro1">
          <table:table-cell office:value-type="string" calcext:value-type="string">
            <text:p>name</text:p>
          </table:table-cell>
          <table:table-cell office:value-type="string" calcext:value-type="string">
            <text:p>country</text:p>
          </table:table-cell>
          <table:table-cell table:style-name="Default" office:value-type="string" calcext:value-type="string">
            <text:p>sum</text:p>
          </table:table-cell>
          <table:table-cell table:style-name="Default" office:value-type="string" calcext:value-type="string">
            <text:p>paidtax</text:p>
          </table:table-cell>
        </table:table-row>
        <table:table-row table:style-name="ro1">
          <table:table-cell office:value-type="string" calcext:value-type="string">
            <text:p>Test 123 LLC</text:p>
          </table:table-cell>
          <table:table-cell office:value-type="string" calcext:value-type="string">
            <text:p>Канада</text:p>
          </table:table-cell>
          <table:table-cell office:value-type="string" calcext:value-type="string">
            <text:p><text:s text:c="3"/>772.20</text:p>
          </table:table-cell>
          <table:table-cell office:value-type="string" calcext:value-type="string">
            <text:p><text:s text:c="3"/>115.83</text:p>
          </table:table-cell>
        </table:table-row>
        <table:table-row table:style-name="ro1">
          <table:table-cell office:value-type="string" calcext:value-type="string">
            <text:p>Test 456 Corporation</text:p>
          </table:table-cell>
          <table:table-cell office:value-type="string" calcext:value-type="string">
            <text:p>Великобритания</text:p>
          </table:table-cell>
          <table:table-cell office:value-type="string" calcext:value-type="string">
            <text:p><text:s text:c="3"/>887.34</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96.73</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317.4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965.26</text:p>
          </table:table-cell>
          <table:table-cell office:value-type="string" calcext:value-type="string">
            <text:p><text:s text:c="3"/>0.00</text:p>
          </table:table-cell>
        </table:table-row>
        <table:table-row table:style-name="ro1">
          <table:table-cell/>
          <table:table-cell office:value-type="string" calcext:value-type="string">
            <text:p>UK</text:p>
          </table:table-cell>
          <table:table-cell office:value-type="string" calcext:value-type="string">
            <text:p><text:s text:c="3"/>954.41</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 514.52</text:p>
          </table:table-cell>
          <table:table-cell office:value-type="string" calcext:value-type="string">
            <text:p><text:s text:c="3"/>151.42</text:p>
          </table:table-cell>
        </table:table-row>
        <table:table-row table:style-name="ro1">
          <table:table-cell table:number-columns-repeated="2"/>
          <table:table-cell office:value-type="string" calcext:value-type="string">
            <text:p><text:s text:c="3"/>842.29</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6 656.58</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89.90</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22 520.65</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2 843.35</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7.3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00.24</text:p>
          </table:table-cell>
          <table:table-cell office:value-type="string" calcext:value-type="string">
            <text:p><text:s text:c="3"/>0.00</text:p>
          </table:table-cell>
        </table:table-row>
        <table:table-row table:style-name="ro1">
          <table:table-cell/>
          <table:table-cell office:value-type="string" calcext:value-type="string">
            <text:p>Маршалски острови</text:p>
          </table:table-cell>
          <table:table-cell table:style-name="Default" office:value-type="string" calcext:value-type="string">
            <text:p><text:s text:c="2"/>5 503.3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14.56</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46.6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7.34</text:p>
          </table:table-cell>
          <table:table-cell office:value-type="string" calcext:value-type="string">
            <text:p><text:s text:c="3"/>0.00</text:p>
          </table:table-cell>
        </table:table-row>
        <table:table-row table:style-name="ro1">
          <table:table-cell/>
          <table:table-cell office:value-type="string" calcext:value-type="string">
            <text:p>САЩ</text:p>
          </table:table-cell>
          <table:table-cell table:style-name="Default" office:value-type="string" calcext:value-type="string">
            <text:p><text:s text:c="2"/>9 011.23</text:p>
          </table:table-cell>
          <table:table-cell office:value-type="string" calcext:value-type="string">
            <text:p><text:s text:c="3"/>90.10</text:p>
          </table:table-cell>
        </table:table-row>
        <table:table-row table:style-name="ro1">
          <table:table-cell table:number-columns-repeated="2"/>
          <table:table-cell office:value-type="string" calcext:value-type="string">
            <text:p><text:s text:c="3"/>861.90</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4.98</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54</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41.89</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64.13</text:p>
          </table:table-cell>
          <table:table-cell office:value-type="string" calcext:value-type="string">
            <text:p><text:s text:c="3"/>6.41</text:p>
          </table:table-cell>
        </table:table-row>
        <table:table-row table:style-name="ro1">
          <table:table-cell table:number-columns-repeated="2"/>
          <table:table-cell office:value-type="string" calcext:value-type="string">
            <text:p><text:s text:c="3"/>703.4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128.1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86.26</text:p>
          </table:table-cell>
          <table:table-cell office:value-type="string" calcext:value-type="string">
            <text:p><text:s text:c="3"/>0.00</text:p>
          </table:table-cell>
        </table:table-row>
        <table:table-row table:style-name="ro1">
          <table:table-cell table:number-columns-repeated="2"/>
          <table:table-cell table:style-name="Default" office:value-type="string" calcext:value-type="string">
            <text:p><text:s text:c="2"/>18 888.31</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06.55</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48.19</text:p>
          </table:table-cell>
          <table:table-cell office:value-type="string" calcext:value-type="string">
            <text:p><text:s text:c="3"/>0.00</text:p>
          </table:table-cell>
        </table:table-row>
        <table:table-row table:style-name="ro1">
          <table:table-cell office:value-type="string" calcext:value-type="string">
            <text:p>Brazilian Company LTD</text:p>
          </table:table-cell>
          <table:table-cell/>
          <table:table-cell office:value-type="string" calcext:value-type="string">
            <text:p><text:s text:c="3"/>15.71</text:p>
          </table:table-cell>
          <table:table-cell office:value-type="string" calcext:value-type="string">
            <text:p><text:s text:c="3"/>0.00</text:p>
          </table:table-cell>
        </table:table-row>
        <table:table-row table:style-name="ro1">
          <table:table-cell office:value-type="string" calcext:value-type="string">
            <text:p>Japan Company LTD</text:p>
          </table:table-cell>
          <table:table-cell office:value-type="string" calcext:value-type="string">
            <text:p>Япония</text:p>
          </table:table-cell>
          <table:table-cell office:value-type="string" calcext:value-type="string">
            <text:p><text:s text:c="3"/>0.94</text:p>
          </table:table-cell>
          <table:table-cell office:value-type="string" calcext:value-type="string">
            <text:p><text:s text:c="3"/>0.00</text:p>
          </table:table-cell>
        </table:table-row>
        <table:table-row table:style-name="ro1">
          <table:table-cell/>
          <table:table-cell office:value-type="string" calcext:value-type="string">
            <text:p>Бразилия</text:p>
          </table:table-cell>
          <table:table-cell office:value-type="string" calcext:value-type="string">
            <text:p><text:s text:c="3"/>179.0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6.27</text:p>
          </table:table-cell>
          <table:table-cell office:value-type="string" calcext:value-type="string">
            <text:p><text:s text:c="3"/>0.00</text:p>
          </table:table-cell>
        </table:table-row>
        <table:table-row table:style-name="ro1">
          <table:table-cell table:number-columns-repeated="2"/>
          <table:table-cell office:value-type="string" calcext:value-type="string">
            <text:p><text:s text:c="3"/>25.24</text:p>
          </table:table-cell>
          <table:table-cell office:value-type="string" calcext:value-type="string">
            <text:p><text:s text:c="3"/>0.00</text:p>
          </table:table-cell>
        </table:table-row>
        <table:table-row table:style-name="ro1">
          <table:table-cell/>
          <table:table-cell office:value-type="string" calcext:value-type="string">
            <text:p>Великобритания</text:p>
          </table:table-cell>
          <table:table-cell office:value-type="string" calcext:value-type="string">
            <text:p><text:s text:c="2"/>5 474.44</text:p>
          </table:table-cell>
          <table:table-cell office:value-type="string" calcext:value-type="string">
            <text:p><text:s text:c="3"/>0.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bg" fo:country="BG"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bg" fo:country="BG"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style="long"/>
      <number:text>.</number:text>
      <number:month number:style="long"/>
      <number:text>.</number:text>
      <number:year number:style="long"/>
    </number:date-style>
    <number:date-style style:name="N130">
      <number:day number:style="long"/>
      <number:text>.</number:text>
      <number:month number:style="long"/>
      <number:text>.</number:text>
      <number:year/>
      <number:text>Y</number:text>
    </number:date-style>
    <number:number-style style:name="N131">
      <number:number number:decimal-places="5" number:min-decimal-places="5" number:min-integer-digits="1"/>
    </number:number-style>
    <number:date-style style:name="N132">
      <number:day number:style="long"/>
      <number:text>.</number:text>
      <number:month number:style="long"/>
      <number:text>.</number:text>
      <number:year/>
    </number:date-style>
    <number:number-style style:name="N133">
      <number:number number:decimal-places="10" number:min-decimal-places="10" number:min-integer-digits="1"/>
    </number:number-style>
    <number:number-style style:name="N134">
      <number:number number:decimal-places="6" number:min-decimal-places="6" number:min-integer-digits="1"/>
    </number:number-style>
    <number:currency-style style:name="N136P0" style:volatile="true">
      <number:number number:decimal-places="5" number:min-decimal-places="5" number:min-integer-digits="1" number:grouping="true"/>
      <number:text> </number:text>
      <number:currency-symbol number:language="bg" number:country="BG">лв.</number:currency-symbol>
    </number:currency-style>
    <number:currency-style style:name="N136">
      <number:text>-</number:text>
      <number:number number:decimal-places="5" number:min-decimal-places="5" number:min-integer-digits="1" number:grouping="true"/>
      <number:text> </number:text>
      <number:currency-symbol number:language="bg" number:country="BG">лв.</number:currency-symbol>
      <style:map style:condition="value()&gt;=0" style:apply-style-name="N136P0"/>
    </number:currency-style>
    <number:number-style style:name="N137">
      <number:number number:decimal-places="2" number:min-decimal-places="2" number:min-integer-digits="1">
        <number:embedded-text number:position="3"> </number:embedded-text>
      </number:number>
    </number:number-style>
    <number:number-style style:name="N138">
      <number:number number:decimal-places="2" number:min-decimal-places="2" number:min-integer-digits="1">
        <number:embedded-text number:position="9"> </number:embedded-text>
        <number:embedded-text number:position="6"> </number:embedded-text>
        <number:embedded-text number:position="3"> </number:embedded-text>
      </number:number>
    </number:number-style>
    <number:number-style style:name="N139">
      <number:number number:decimal-places="3" number:min-decimal-places="3" number:min-integer-digits="1"/>
    </number:number-style>
    <number:number-style style:name="N140">
      <number:number number:decimal-places="4" number:min-decimal-places="4" number:min-integer-digits="1"/>
    </number:number-style>
    <number:number-style style:name="N141">
      <number:number number:decimal-places="2" number:min-decimal-places="2" number:min-integer-digits="1">
        <number:embedded-text number:position="10"> </number:embedded-text>
        <number:embedded-text number:position="7"> </number:embedded-text>
        <number:embedded-text number:position="3"> </number:embedded-text>
      </number:number>
    </number:number-style>
    <number:number-style style:name="N142">
      <number:number number:decimal-places="7" number:min-decimal-places="7" number:min-integer-digits="1">
        <number:embedded-text number:position="10"> </number:embedded-text>
        <number:embedded-text number:position="7"> </number:embedded-text>
        <number:embedded-text number:position="3"> </number:embedded-text>
      </number:number>
    </number:number-style>
    <number:date-style style:name="N10114" number:language="bg" number:country="BG">
      <number:day number:style="long"/>
      <number:text>.</number:text>
      <number:month number:style="long"/>
      <number:text>.</number:text>
      <number:year number:style="long"/>
    </number:date-style>
    <number:number-style style:name="N10115" number:language="bg" number:country="BG">
      <number:number number:decimal-places="0" number:min-decimal-places="0" number:min-integer-digits="3">
        <number:embedded-text number:position="2">.</number:embedded-text>
      </number:number>
      <number:text> лв</number:text>
    </number:number-style>
    <number:date-style style:name="N10116" number:language="bg" number:country="BG">
      <number:day/>
      <number:text>.</number:text>
      <number:month number:style="long"/>
      <number:text>.</number:text>
      <number:year number:style="long"/>
    </number:date-style>
    <number:number-style style:name="N10117" number:language="bg" number:country="BG">
      <number:number number:decimal-places="7" number:min-decimal-places="7" number:min-integer-digits="1" number:grouping="true"/>
    </number:number-style>
    <number:currency-style style:name="N20130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0"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0P0"/>
    </number:currency-style>
    <number:currency-style style:name="N20132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2" number:language="en" number:country="US">
      <style:text-properties fo:color="#ff0000"/>
      <number:text>-</number:text>
      <number:number number:decimal-places="2" number:min-decimal-places="2" number:min-integer-digits="1" number:grouping="true"/>
      <number:text> </number:text>
      <number:currency-symbol number:language="bg" number:country="BG">лв.</number:currency-symbol>
      <style:map style:condition="value()&gt;=0" style:apply-style-name="N20132P0"/>
    </number:currency-style>
    <number:currency-style style:name="N20134P0" style:volatile="true" number:language="en" number:country="US">
      <number:number number:decimal-places="5" number:min-decimal-places="5" number:min-integer-digits="1" number:grouping="true"/>
      <number:text> </number:text>
      <number:currency-symbol number:language="bg" number:country="BG">лв.</number:currency-symbol>
    </number:currency-style>
    <number:currency-style style:name="N20134" number:language="en" number:country="US">
      <number:text>-</number:text>
      <number:number number:decimal-places="5" number:min-decimal-places="5" number:min-integer-digits="1" number:grouping="true"/>
      <number:text> </number:text>
      <number:currency-symbol number:language="bg" number:country="BG">лв.</number:currency-symbol>
      <style:map style:condition="value()&gt;=0" style:apply-style-name="N20134P0"/>
    </number:currency-style>
    <number:currency-style style:name="N20135P0" style:volatile="true" number:language="en" number:country="US">
      <number:number number:decimal-places="2" number:min-decimal-places="2" number:min-integer-digits="1" number:grouping="true"/>
      <number:text> </number:text>
      <number:currency-symbol number:language="bg" number:country="BG">лв.</number:currency-symbol>
    </number:currency-style>
    <number:currency-style style:name="N20135" number:language="en" number:country="US">
      <number:text>-</number:text>
      <number:number number:decimal-places="2" number:min-decimal-places="2" number:min-integer-digits="1" number:grouping="true"/>
      <number:text> </number:text>
      <number:currency-symbol number:language="bg" number:country="BG">лв.</number:currency-symbol>
      <style:map style:condition="value()&gt;=0" style:apply-style-name="N20135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11.6929in" fo:page-height="8.2681in" style:num-format="1" style:print-orientation="landscape" style:scale-to="49%"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31">00/00/0000</text:date>, <text:time style:data-style-name="N2" text:time-value="03:16:04.62588921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6:56:43.228548077</meta:creation-date>
    <meta:generator>LibreOffice/24.8.3.2$Linux_X86_64 LibreOffice_project/e14c9fdd1f585efcbb2c5363087a99d20928d522</meta:generator>
    <dc:date>2025-01-31T03:20:11.200677696</dc:date>
    <meta:editing-duration>PT11H6M47S</meta:editing-duration>
    <meta:editing-cycles>171</meta:editing-cycles>
    <meta:document-statistic meta:table-count="10" meta:cell-count="5717" meta:object-count="1"/>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RUN_ME(Optional bCleanData)
    Dim bCleanDataActual As Boolean

    ' Check if bCleanData was provided; if not, set default value to False
    If IsMissing(bCleanData) Then
        bCleanDataActual = False
    Else
        bCleanDataActual = bCleanData
    End If

    Dim oSheet As Object
    Dim oExportSheet As Object
    Dim oCellE As Object
    Dim oCellB As Object
    Dim oCellF As Object
    Dim oCellG As Object
    Dim oCellH As Object
    Dim oCellI As Object
    Dim oCellJ As Object
    Dim oCellK As Object
    Dim oCellL As Object
    Dim oCellM As Object
    Dim oCellN As Object
    Dim nLastRow As Integer
    Dim nRow As Integer
    Dim nExportRow As Integer
    Dim oDateValue As Date
    Dim sCurrencyCode As String
    Dim sFormulaF As String
    Dim sFormulaG As String
    Dim sFormulaH As String
    Dim sFormulaI As String
    Dim sFormulaJ As String
    Dim sFormulaK As String
    Dim sFormulaL As String
    Dim sFormulaM As String
    Dim sFormulaN As String
    
    ' Get the sheet named "dividends_calculator"
    oSheet = ThisComponent.getSheets().getByName("dividends_calculator")
    
    ' Find the last row with data in column E
    nLastRow = FindLastRow(oSheet, "E", 3)

    ' If bCleanDataActual is True, clear the contents of columns F, G, H, I, J, K, L from row 4 onwards
    If bCleanDataActual Then
        ClearColumns oSheet, nLastRow
    End If

	' Create or clear the export sheet
	If ThisComponent.getSheets().hasByName("dividends_export_csv") Then
	    oExportSheet = ThisComponent.getSheets().getByName("dividends_export_csv")
	    oExportSheet.getCellRangeByPosition(0, 0, 3, oExportSheet.Rows.getCount() - 1).clearContents(7) ' Clear existing data
	Else
	    ' Create the sheet and explicitly re-reference it
	    ThisComponent.getSheets().insertNewByName("dividends_export_csv", ThisComponent.getSheets().getCount())
	    oExportSheet = ThisComponent.getSheets().getByName("dividends_export_csv")
	End If

    ' Add headers to the export sheet
    oExportSheet.getCellByPosition(0, 0).setString("name")
    oExportSheet.getCellByPosition(1, 0).setString("country")
    oExportSheet.getCellByPosition(2, 0).setString("sum")
    oExportSheet.getCellByPosition(3, 0).setString("paidtax")
    
    ' Initialize the export row counter
    nExportRow = 1

    ' Loop through each row starting from row 3
    For nRow = 3 To nLastRow
        ' Get the cell reference for column E
        oCellE = oSheet.getCellByPosition(4, nRow)
        
        ' Check if the cell in column E is not empty
        If oCellE.getString() &lt;&gt; "" Then
            ' Get the value (date) from the cell in column E
            oDateValue = oCellE.getValue()
            
            ' Check if the value is a valid date and not before 2000
            If IsDate(oDateValue) And oDateValue &gt;= DateValue("2000-01-01") Then
                ' Get the cell references for other columns in the same row
                oCellB = oSheet.getCellByPosition(1, nRow)
                oCellF = oSheet.getCellByPosition(5, nRow)
                oCellG = oSheet.getCellByPosition(6, nRow)
                oCellH = oSheet.getCellByPosition(7, nRow)
                oCellI = oSheet.getCellByPosition(8, nRow)
                oCellJ = oSheet.getCellByPosition(9, nRow)
                oCellK = oSheet.getCellByPosition(10, nRow)
                oCellL = oSheet.getCellByPosition(11, nRow)
                oCellM = oSheet.getCellByPosition(12, nRow)  ' Column M
                oCellN = oSheet.getCellByPosition(13, nRow)  ' Column N
                
                ' Create formula to link F and G to E
                oCellF.FormulaLocal = "=E" &amp; (nRow + 1)
                oCellG.FormulaLocal = "=E" &amp; (nRow + 1)
                
                ' Get the currency code from column B
                sCurrencyCode = oCellB.getString()
                
                ' Check if the currency code is not empty
                If sCurrencyCode &lt;&gt; "" Then
                    If sCurrencyCode = "EUR" Then
                        ' Fixed rate for EUR
                        oCellH.setValue(1.95583)
                    ElseIf sCurrencyCode = "BGN" Then 
                        ' Fixed rate for BGN
                        oCellH.setValue(1)
                    Else
                        ' Dynamically construct the formula for other currencies
                        sFormulaH = "=INDEX(" &amp; sCurrencyCode &amp; ".B:B, MATCH(E" &amp; (nRow + 1) &amp; ", " &amp; sCurrencyCode &amp; ".A:A, 0))"
                        oCellH.FormulaLocal = sFormulaH
                    End If
                End If
                
                ' Add formula for column I
                sFormulaI = "=ROUND(C" &amp; (nRow + 1) &amp; "*H" &amp; (nRow + 1) &amp; ",2)"
                oCellI.FormulaLocal = sFormulaI
                
                ' Add formula for column J
                sFormulaJ = "=ROUND(D" &amp; (nRow + 1) &amp; "*H" &amp; (nRow + 1) &amp; ",2)"
                oCellJ.FormulaLocal = sFormulaJ
                
                ' Add formula for column K
                sFormulaK = "=ROUND(I" &amp; (nRow + 1) &amp; "*0.05,2)"
                oCellK.FormulaLocal = sFormulaK
                
                ' Add formula for column L
                sFormulaL = "=IF(OR(D" &amp; (nRow + 1) &amp; " = 0, ISBLANK(D" &amp; (nRow + 1) &amp; ")), 3, " &amp; _
                           "IF(D" &amp; (nRow + 1) &amp; "&gt;0, 1, ""Грешка""))"
                oCellL.FormulaLocal = sFormulaL
                
                ' Add formula for column M
                sFormulaM = "=IF(J" &amp; (nRow + 1) &amp; "&lt;K" &amp; (nRow + 1) &amp; ", J" &amp; (nRow + 1) &amp; ", K" &amp; (nRow + 1) &amp; ")"
                oCellM.FormulaLocal = sFormulaM
                
                ' Add formula for column N
                sFormulaN = "=K" &amp; (nRow + 1) &amp; "-M" &amp; (nRow + 1)
                oCellN.FormulaLocal = sFormulaN

                ' Copy data to the export sheet
                oExportSheet.getCellByPosition(0, nExportRow).setString(oSheet.getCellByPosition(0, nRow).getString()) ' name (column A)
                oExportSheet.getCellByPosition(1, nExportRow).setString(oSheet.getCellByPosition(14, nRow).getString()) ' country (column O)
                oExportSheet.getCellByPosition(2, nExportRow).setString(oSheet.getCellByPosition(8, nRow).getString()) ' sum (column I)
                oExportSheet.getCellByPosition(3, nExportRow).setString(oSheet.getCellByPosition(9, nRow).getString()) ' paidtax (column J)
                
                ' Increment the export row counter
                nExportRow = nExportRow + 1
            End If
        End If
    Next nRow
    
    ' Force recalculation of all formulas in the document
    ThisComponent.calculateAll()
    MsgBox "Макросът приключи работа. Данните са обработени и са готови за експортиране от 'dividends_export_csv'.", 64, "Done"
End Sub



Sub RUN_ME_with_cleaning()
    ' Run the main function with cleaning enabled
    RUN_ME True
End Sub


' ---------------------------------------------------------------------

Sub ClearColumns(oSheet As Object, nLastRow As Integer)
    Dim nRow As Integer
    Dim oCellF As Object
    Dim oCellG As Object
    Dim oCellH As Object
    Dim oCellI As Object
    Dim oCellJ As Object
    Dim oCellK As Object
    Dim oCellL As Object
    Dim oCellM As Object
    Dim oCellN As Object
    
    ' Loop from row 4 to the last row with data
    For nRow = 3 To nLastRow
        ' Get the cell references for columns F, G, H, I, J, K, L
        oCellF = oSheet.getCellByPosition(5, nRow)
        oCellG = oSheet.getCellByPosition(6, nRow)
        oCellH = oSheet.getCellByPosition(7, nRow)
        oCellI = oSheet.getCellByPosition(8, nRow)
        oCellJ = oSheet.getCellByPosition(9, nRow)
        oCellK = oSheet.getCellByPosition(10, nRow)
        oCellL = oSheet.getCellByPosition(11, nRow)
        oCellM = oSheet.getCellByPosition(12, nRow)
        oCellN = oSheet.getCellByPosition(13, nRow)
        
        ' Clear the contents of the cells in these columns
        oCellF.setString("")
        oCellG.setString("")
        oCellH.setString("")
        oCellI.setString("")
        oCellJ.setString("")
        oCellK.setString("")
        oCellL.setString("")
        oCellM.setString("")
        oCellN.setString("")
    Next nRow
End Sub

Function FindLastRow(oSheet As Object, sColumn As String, nStartRow As Integer) As Integer
    Dim nRow As Integer
    Dim oCell As Object
    Dim nLastRowWithData As Integer
    
    ' Set the block size for search
    Const nBlockSize As Integer = 100
       
    ' Initialize the last row with data found
    nLastRowWithData = 0
    
    ' Iterate through the current block of 100 rows
    For nRow = nStartRow To nStartRow + nBlockSize - 1
        ' Check each row within the current block
        Set oCell = oSheet.getCellByPosition(ColumnToIndex(sColumn), nRow - 1)
        If oCell.getString() &lt;&gt; "" Then
            ' Data found in the current block
            nLastRowWithData = nRow
        End If
    Next nRow
    
    ' If data is found in the current block, recursively search the next block
    If nLastRowWithData &gt; 0 Then
        ' Recursively search the next block
        nLastRowWithData = FindLastRow(oSheet, sColumn, nStartRow + nBlockSize)
    End If
    
    ' Return the last remembered row with data, or the initial row if no data is found
    FindLastRow = IIf(nLastRowWithData &gt; 0, nLastRowWithData, nStartRow)
End Function



Function ColumnToIndex(sColumn As String) As Integer
    Dim nIndex As Integer
    Dim nChar As Integer
    Dim nMultiplier As Integer
    
    nIndex = 0
    For i = Len(sColumn) To 1 Step -1
        nChar = Asc(Mid(sColumn, i, 1))
        nIndex = nIndex + (nChar - 65 + 1) * (26 ^ (Len(sColumn) - i))
    Next i
    
    ColumnToIndex = nIndex - 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